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1205in" svg:y="0.0394in">
            <draw:object draw:notify-on-update-of-ranges="Sheet1.A1:Sheet1.A1 Sheet1.A2:Sheet1.A802 Sheet1.C1:Sheet1.C1 Sheet1.C2:Sheet1.C802 Sheet1.E1:Sheet1.E1 Sheet1.E2:Sheet1.E802 Sheet1.G1:Sheet1.G1 Sheet1.G2:Sheet1.G802 Sheet1.I1:Sheet1.I1 Sheet1.I2:Sheet1.I8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otPri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4358720" calcext:value-type="float">
            <text:p>4358720</text:p>
          </table:table-cell>
          <table:table-cell office:value-type="float" office:value="0.221289584128" calcext:value-type="float">
            <text:p>0.2212895841</text:p>
          </table:table-cell>
          <table:table-cell office:value-type="float" office:value="7469552" calcext:value-type="float">
            <text:p>7469552</text:p>
          </table:table-cell>
          <table:table-cell office:value-type="float" office:value="0.315957247328" calcext:value-type="float">
            <text:p>0.3159572473</text:p>
          </table:table-cell>
          <table:table-cell office:value-type="float" office:value="7484480" calcext:value-type="float">
            <text:p>7484480</text:p>
          </table:table-cell>
          <table:table-cell office:value-type="float" office:value="0.324514991182" calcext:value-type="float">
            <text:p>0.3245149912</text:p>
          </table:table-cell>
          <table:table-cell office:value-type="float" office:value="2035496" calcext:value-type="float">
            <text:p>2035496</text:p>
          </table:table-cell>
          <table:table-cell office:value-type="float" office:value="100" calcext:value-type="float">
            <text:p>100</text:p>
          </table:table-cell>
          <table:table-cell office:value-type="float" office:value="6232256" calcext:value-type="float">
            <text:p>6232256</text:p>
          </table:table-cell>
          <table:table-cell office:value-type="float" office:value="0.158686551544" calcext:value-type="float">
            <text:p>0.1586865515</text:p>
          </table:table-cell>
        </table:table-row>
        <table:table-row table:style-name="ro1">
          <table:table-cell office:value-type="float" office:value="24061024" calcext:value-type="float">
            <text:p>24061024</text:p>
          </table:table-cell>
          <table:table-cell office:value-type="float" office:value="0.136978293909" calcext:value-type="float">
            <text:p>0.1369782939</text:p>
          </table:table-cell>
          <table:table-cell office:value-type="float" office:value="21461392" calcext:value-type="float">
            <text:p>21461392</text:p>
          </table:table-cell>
          <table:table-cell office:value-type="float" office:value="0.161445320008" calcext:value-type="float">
            <text:p>0.16144532</text:p>
          </table:table-cell>
          <table:table-cell office:value-type="float" office:value="21323296" calcext:value-type="float">
            <text:p>21323296</text:p>
          </table:table-cell>
          <table:table-cell office:value-type="float" office:value="0.179455494878" calcext:value-type="float">
            <text:p>0.1794554949</text:p>
          </table:table-cell>
          <table:table-cell office:value-type="float" office:value="15709664" calcext:value-type="float">
            <text:p>15709664</text:p>
          </table:table-cell>
          <table:table-cell office:value-type="float" office:value="0.242754013576" calcext:value-type="float">
            <text:p>0.2427540136</text:p>
          </table:table-cell>
          <table:table-cell office:value-type="float" office:value="21137632" calcext:value-type="float">
            <text:p>21137632</text:p>
          </table:table-cell>
          <table:table-cell office:value-type="float" office:value="0.161041114058" calcext:value-type="float">
            <text:p>0.1610411141</text:p>
          </table:table-cell>
        </table:table-row>
        <table:table-row table:style-name="ro1">
          <table:table-cell office:value-type="float" office:value="37540768" calcext:value-type="float">
            <text:p>37540768</text:p>
          </table:table-cell>
          <table:table-cell office:value-type="float" office:value="0.0199231946409" calcext:value-type="float">
            <text:p>0.0199231946</text:p>
          </table:table-cell>
          <table:table-cell office:value-type="float" office:value="47984112" calcext:value-type="float">
            <text:p>47984112</text:p>
          </table:table-cell>
          <table:table-cell office:value-type="float" office:value="0.0182099522578" calcext:value-type="float">
            <text:p>0.0182099523</text:p>
          </table:table-cell>
          <table:table-cell office:value-type="float" office:value="35413632" calcext:value-type="float">
            <text:p>35413632</text:p>
          </table:table-cell>
          <table:table-cell office:value-type="float" office:value="0.0139941357907" calcext:value-type="float">
            <text:p>0.0139941358</text:p>
          </table:table-cell>
          <table:table-cell office:value-type="float" office:value="30156320" calcext:value-type="float">
            <text:p>30156320</text:p>
          </table:table-cell>
          <table:table-cell office:value-type="float" office:value="0.221593268495" calcext:value-type="float">
            <text:p>0.2215932685</text:p>
          </table:table-cell>
          <table:table-cell office:value-type="float" office:value="48302688" calcext:value-type="float">
            <text:p>48302688</text:p>
          </table:table-cell>
          <table:table-cell office:value-type="float" office:value="0.0116242381972" calcext:value-type="float">
            <text:p>0.0116242382</text:p>
          </table:table-cell>
        </table:table-row>
        <table:table-row table:style-name="ro1">
          <table:table-cell office:value-type="float" office:value="51688496" calcext:value-type="float">
            <text:p>51688496</text:p>
          </table:table-cell>
          <table:table-cell office:value-type="float" office:value="0.234207698125" calcext:value-type="float">
            <text:p>0.2342076981</text:p>
          </table:table-cell>
          <table:table-cell office:value-type="float" office:value="49762496" calcext:value-type="float">
            <text:p>49762496</text:p>
          </table:table-cell>
          <table:table-cell office:value-type="float" office:value="0.209749014727" calcext:value-type="float">
            <text:p>0.2097490147</text:p>
          </table:table-cell>
          <table:table-cell office:value-type="float" office:value="49948256" calcext:value-type="float">
            <text:p>49948256</text:p>
          </table:table-cell>
          <table:table-cell office:value-type="float" office:value="0.0166054119932" calcext:value-type="float">
            <text:p>0.016605412</text:p>
          </table:table-cell>
          <table:table-cell office:value-type="float" office:value="44602976" calcext:value-type="float">
            <text:p>44602976</text:p>
          </table:table-cell>
          <table:table-cell office:value-type="float" office:value="0.245397815913" calcext:value-type="float">
            <text:p>0.2453978159</text:p>
          </table:table-cell>
          <table:table-cell office:value-type="float" office:value="45634880" calcext:value-type="float">
            <text:p>45634880</text:p>
          </table:table-cell>
          <table:table-cell office:value-type="float" office:value="0.207390899998" calcext:value-type="float">
            <text:p>0.2073909</text:p>
          </table:table-cell>
        </table:table-row>
        <table:table-row table:style-name="ro1">
          <table:table-cell office:value-type="float" office:value="76592000" calcext:value-type="float">
            <text:p>76592000</text:p>
          </table:table-cell>
          <table:table-cell office:value-type="float" office:value="0.238315962699" calcext:value-type="float">
            <text:p>0.2383159627</text:p>
          </table:table-cell>
          <table:table-cell office:value-type="float" office:value="72088032" calcext:value-type="float">
            <text:p>72088032</text:p>
          </table:table-cell>
          <table:table-cell office:value-type="float" office:value="0.0145580028577" calcext:value-type="float">
            <text:p>0.0145580029</text:p>
          </table:table-cell>
          <table:table-cell office:value-type="float" office:value="67336528" calcext:value-type="float">
            <text:p>67336528</text:p>
          </table:table-cell>
          <table:table-cell office:value-type="float" office:value="0.0148462745822" calcext:value-type="float">
            <text:p>0.0148462746</text:p>
          </table:table-cell>
          <table:table-cell office:value-type="float" office:value="60081536" calcext:value-type="float">
            <text:p>60081536</text:p>
          </table:table-cell>
          <table:table-cell office:value-type="float" office:value="0.224205255421" calcext:value-type="float">
            <text:p>0.2242052554</text:p>
          </table:table-cell>
          <table:table-cell office:value-type="float" office:value="59049632" calcext:value-type="float">
            <text:p>59049632</text:p>
          </table:table-cell>
          <table:table-cell office:value-type="float" office:value="0.226274969656" calcext:value-type="float">
            <text:p>0.2262749697</text:p>
          </table:table-cell>
        </table:table-row>
        <table:table-row table:style-name="ro1">
          <table:table-cell office:value-type="float" office:value="99293888" calcext:value-type="float">
            <text:p>99293888</text:p>
          </table:table-cell>
          <table:table-cell office:value-type="float" office:value="0.206222654351" calcext:value-type="float">
            <text:p>0.2062226544</text:p>
          </table:table-cell>
          <table:table-cell office:value-type="float" office:value="84327056" calcext:value-type="float">
            <text:p>84327056</text:p>
          </table:table-cell>
          <table:table-cell office:value-type="float" office:value="0.235066784189" calcext:value-type="float">
            <text:p>0.2350667842</text:p>
          </table:table-cell>
          <table:table-cell office:value-type="float" office:value="96924304" calcext:value-type="float">
            <text:p>96924304</text:p>
          </table:table-cell>
          <table:table-cell office:value-type="float" office:value="0.0137062162536" calcext:value-type="float">
            <text:p>0.0137062163</text:p>
          </table:table-cell>
          <table:table-cell office:value-type="float" office:value="74528192" calcext:value-type="float">
            <text:p>74528192</text:p>
          </table:table-cell>
          <table:table-cell office:value-type="float" office:value="0.220147467203" calcext:value-type="float">
            <text:p>0.2201474672</text:p>
          </table:table-cell>
          <table:table-cell office:value-type="float" office:value="70400576" calcext:value-type="float">
            <text:p>70400576</text:p>
          </table:table-cell>
          <table:table-cell office:value-type="float" office:value="0.218994361556" calcext:value-type="float">
            <text:p>0.2189943616</text:p>
          </table:table-cell>
        </table:table-row>
        <table:table-row table:style-name="ro1">
          <table:table-cell office:value-type="float" office:value="117974352" calcext:value-type="float">
            <text:p>117974352</text:p>
          </table:table-cell>
          <table:table-cell office:value-type="float" office:value="0.0147787731345" calcext:value-type="float">
            <text:p>0.0147787731</text:p>
          </table:table-cell>
          <table:table-cell office:value-type="float" office:value="109612928" calcext:value-type="float">
            <text:p>109612928</text:p>
          </table:table-cell>
          <table:table-cell office:value-type="float" office:value="0.191024357691" calcext:value-type="float">
            <text:p>0.1910243577</text:p>
          </table:table-cell>
          <table:table-cell office:value-type="float" office:value="101427312" calcext:value-type="float">
            <text:p>101427312</text:p>
          </table:table-cell>
          <table:table-cell office:value-type="float" office:value="0.0164511671052" calcext:value-type="float">
            <text:p>0.0164511671</text:p>
          </table:table-cell>
          <table:table-cell office:value-type="float" office:value="92070560" calcext:value-type="float">
            <text:p>92070560</text:p>
          </table:table-cell>
          <table:table-cell office:value-type="float" office:value="0.236622721985" calcext:value-type="float">
            <text:p>0.236622722</text:p>
          </table:table-cell>
          <table:table-cell office:value-type="float" office:value="99324320" calcext:value-type="float">
            <text:p>99324320</text:p>
          </table:table-cell>
          <table:table-cell office:value-type="float" office:value="0.0113084154594" calcext:value-type="float">
            <text:p>0.0113084155</text:p>
          </table:table-cell>
        </table:table-row>
        <table:table-row table:style-name="ro1">
          <table:table-cell office:value-type="float" office:value="134041504" calcext:value-type="float">
            <text:p>134041504</text:p>
          </table:table-cell>
          <table:table-cell office:value-type="float" office:value="0.0122801724903" calcext:value-type="float">
            <text:p>0.0122801725</text:p>
          </table:table-cell>
          <table:table-cell office:value-type="float" office:value="127155296" calcext:value-type="float">
            <text:p>127155296</text:p>
          </table:table-cell>
          <table:table-cell office:value-type="float" office:value="0.236862989626" calcext:value-type="float">
            <text:p>0.2368629896</text:p>
          </table:table-cell>
          <table:table-cell office:value-type="float" office:value="119975104" calcext:value-type="float">
            <text:p>119975104</text:p>
          </table:table-cell>
          <table:table-cell office:value-type="float" office:value="0.0131956285847" calcext:value-type="float">
            <text:p>0.0131956286</text:p>
          </table:table-cell>
          <table:table-cell office:value-type="float" office:value="109612928" calcext:value-type="float">
            <text:p>109612928</text:p>
          </table:table-cell>
          <table:table-cell office:value-type="float" office:value="0.247509474824" calcext:value-type="float">
            <text:p>0.2475094748</text:p>
          </table:table-cell>
          <table:table-cell office:value-type="float" office:value="102389600" calcext:value-type="float">
            <text:p>102389600</text:p>
          </table:table-cell>
          <table:table-cell office:value-type="float" office:value="0.267454170613" calcext:value-type="float">
            <text:p>0.2674541706</text:p>
          </table:table-cell>
        </table:table-row>
        <table:table-row table:style-name="ro1">
          <table:table-cell office:value-type="float" office:value="151707840" calcext:value-type="float">
            <text:p>151707840</text:p>
          </table:table-cell>
          <table:table-cell office:value-type="float" office:value="0.0144054676585" calcext:value-type="float">
            <text:p>0.0144054677</text:p>
          </table:table-cell>
          <table:table-cell office:value-type="float" office:value="144697664" calcext:value-type="float">
            <text:p>144697664</text:p>
          </table:table-cell>
          <table:table-cell office:value-type="float" office:value="0.238597082877" calcext:value-type="float">
            <text:p>0.2385970829</text:p>
          </table:table-cell>
          <table:table-cell office:value-type="float" office:value="136902352" calcext:value-type="float">
            <text:p>136902352</text:p>
          </table:table-cell>
          <table:table-cell office:value-type="float" office:value="0.0118990018458" calcext:value-type="float">
            <text:p>0.0118990018</text:p>
          </table:table-cell>
          <table:table-cell office:value-type="float" office:value="127155296" calcext:value-type="float">
            <text:p>127155296</text:p>
          </table:table-cell>
          <table:table-cell office:value-type="float" office:value="0.242239949451" calcext:value-type="float">
            <text:p>0.2422399495</text:p>
          </table:table-cell>
          <table:table-cell office:value-type="float" office:value="119931968" calcext:value-type="float">
            <text:p>119931968</text:p>
          </table:table-cell>
          <table:table-cell office:value-type="float" office:value="0.244513276679" calcext:value-type="float">
            <text:p>0.2445132767</text:p>
          </table:table-cell>
        </table:table-row>
        <table:table-row table:style-name="ro1">
          <table:table-cell office:value-type="float" office:value="171421776" calcext:value-type="float">
            <text:p>171421776</text:p>
          </table:table-cell>
          <table:table-cell office:value-type="float" office:value="0.0126140223656" calcext:value-type="float">
            <text:p>0.0126140224</text:p>
          </table:table-cell>
          <table:table-cell office:value-type="float" office:value="163271936" calcext:value-type="float">
            <text:p>163271936</text:p>
          </table:table-cell>
          <table:table-cell office:value-type="float" office:value="0.242482277613" calcext:value-type="float">
            <text:p>0.2424822776</text:p>
          </table:table-cell>
          <table:table-cell office:value-type="float" office:value="156979888" calcext:value-type="float">
            <text:p>156979888</text:p>
          </table:table-cell>
          <table:table-cell office:value-type="float" office:value="0.0133822786777" calcext:value-type="float">
            <text:p>0.0133822787</text:p>
          </table:table-cell>
          <table:table-cell office:value-type="float" office:value="143665760" calcext:value-type="float">
            <text:p>143665760</text:p>
          </table:table-cell>
          <table:table-cell office:value-type="float" office:value="0.243692553617" calcext:value-type="float">
            <text:p>0.2436925536</text:p>
          </table:table-cell>
          <table:table-cell office:value-type="float" office:value="138506240" calcext:value-type="float">
            <text:p>138506240</text:p>
          </table:table-cell>
          <table:table-cell office:value-type="float" office:value="0.255641354471" calcext:value-type="float">
            <text:p>0.2556413545</text:p>
          </table:table-cell>
        </table:table-row>
        <table:table-row table:style-name="ro1">
          <table:table-cell office:value-type="float" office:value="188460896" calcext:value-type="float">
            <text:p>188460896</text:p>
          </table:table-cell>
          <table:table-cell office:value-type="float" office:value="0.0120170152428" calcext:value-type="float">
            <text:p>0.0120170152</text:p>
          </table:table-cell>
          <table:table-cell office:value-type="float" office:value="182025008" calcext:value-type="float">
            <text:p>182025008</text:p>
          </table:table-cell>
          <table:table-cell office:value-type="float" office:value="0.0164880461665" calcext:value-type="float">
            <text:p>0.0164880462</text:p>
          </table:table-cell>
          <table:table-cell office:value-type="float" office:value="175923088" calcext:value-type="float">
            <text:p>175923088</text:p>
          </table:table-cell>
          <table:table-cell office:value-type="float" office:value="0.0140602970431" calcext:value-type="float">
            <text:p>0.014060297</text:p>
          </table:table-cell>
          <table:table-cell office:value-type="float" office:value="163271936" calcext:value-type="float">
            <text:p>163271936</text:p>
          </table:table-cell>
          <table:table-cell office:value-type="float" office:value="0.254800771383" calcext:value-type="float">
            <text:p>0.2548007714</text:p>
          </table:table-cell>
          <table:table-cell office:value-type="float" office:value="155016704" calcext:value-type="float">
            <text:p>155016704</text:p>
          </table:table-cell>
          <table:table-cell office:value-type="float" office:value="0.254461715602" calcext:value-type="float">
            <text:p>0.2544617156</text:p>
          </table:table-cell>
        </table:table-row>
        <table:table-row table:style-name="ro1">
          <table:table-cell office:value-type="float" office:value="202619544" calcext:value-type="float">
            <text:p>202619544</text:p>
          </table:table-cell>
          <table:table-cell office:value-type="float" office:value="0.0101814874857" calcext:value-type="float">
            <text:p>0.0101814875</text:p>
          </table:table-cell>
          <table:table-cell office:value-type="float" office:value="202619544" calcext:value-type="float">
            <text:p>202619544</text:p>
          </table:table-cell>
          <table:table-cell office:value-type="float" office:value="0.0169276966557" calcext:value-type="float">
            <text:p>0.0169276967</text:p>
          </table:table-cell>
          <table:table-cell office:value-type="float" office:value="189178672" calcext:value-type="float">
            <text:p>189178672</text:p>
          </table:table-cell>
          <table:table-cell office:value-type="float" office:value="0.0129607718212" calcext:value-type="float">
            <text:p>0.0129607718</text:p>
          </table:table-cell>
          <table:table-cell office:value-type="float" office:value="178750496" calcext:value-type="float">
            <text:p>178750496</text:p>
          </table:table-cell>
          <table:table-cell office:value-type="float" office:value="0.274707439993" calcext:value-type="float">
            <text:p>0.27470744</text:p>
          </table:table-cell>
          <table:table-cell office:value-type="float" office:value="168431456" calcext:value-type="float">
            <text:p>168431456</text:p>
          </table:table-cell>
          <table:table-cell office:value-type="float" office:value="0.219663571657" calcext:value-type="float">
            <text:p>0.2196635717</text:p>
          </table:table-cell>
        </table:table-row>
        <table:table-row table:style-name="ro1">
          <table:table-cell office:value-type="float" office:value="204766168" calcext:value-type="float">
            <text:p>204766168</text:p>
          </table:table-cell>
          <table:table-cell office:value-type="float" office:value="2.8015279077" calcext:value-type="float">
            <text:p>2.8015279077</text:p>
          </table:table-cell>
          <table:table-cell office:value-type="float" office:value="211904440" calcext:value-type="float">
            <text:p>211904440</text:p>
          </table:table-cell>
          <table:table-cell office:value-type="float" office:value="3.02670237486" calcext:value-type="float">
            <text:p>3.0267023749</text:p>
          </table:table-cell>
          <table:table-cell office:value-type="float" office:value="202619544" calcext:value-type="float">
            <text:p>202619544</text:p>
          </table:table-cell>
          <table:table-cell office:value-type="float" office:value="0.0134194922255" calcext:value-type="float">
            <text:p>0.0134194922</text:p>
          </table:table-cell>
          <table:table-cell office:value-type="float" office:value="197324768" calcext:value-type="float">
            <text:p>197324768</text:p>
          </table:table-cell>
          <table:table-cell office:value-type="float" office:value="0.24670140239" calcext:value-type="float">
            <text:p>0.2467014024</text:p>
          </table:table-cell>
          <table:table-cell office:value-type="float" office:value="197355200" calcext:value-type="float">
            <text:p>197355200</text:p>
          </table:table-cell>
          <table:table-cell office:value-type="float" office:value="0.0135012822447" calcext:value-type="float">
            <text:p>0.0135012822</text:p>
          </table:table-cell>
        </table:table-row>
        <table:table-row table:style-name="ro1">
          <table:table-cell office:value-type="float" office:value="211971096" calcext:value-type="float">
            <text:p>211971096</text:p>
          </table:table-cell>
          <table:table-cell office:value-type="float" office:value="0.0366638078902" calcext:value-type="float">
            <text:p>0.0366638079</text:p>
          </table:table-cell>
          <table:table-cell office:value-type="float" office:value="218680680" calcext:value-type="float">
            <text:p>218680680</text:p>
          </table:table-cell>
          <table:table-cell office:value-type="float" office:value="0.133116949395" calcext:value-type="float">
            <text:p>0.1331169494</text:p>
          </table:table-cell>
          <table:table-cell office:value-type="float" office:value="205831544" calcext:value-type="float">
            <text:p>205831544</text:p>
          </table:table-cell>
          <table:table-cell office:value-type="float" office:value="3.85803893003" calcext:value-type="float">
            <text:p>3.85803893</text:p>
          </table:table-cell>
          <table:table-cell office:value-type="float" office:value="214769696" calcext:value-type="float">
            <text:p>214769696</text:p>
          </table:table-cell>
          <table:table-cell office:value-type="float" office:value="0.0156984651253" calcext:value-type="float">
            <text:p>0.0156984651</text:p>
          </table:table-cell>
          <table:table-cell office:value-type="float" office:value="202619544" calcext:value-type="float">
            <text:p>202619544</text:p>
          </table:table-cell>
          <table:table-cell office:value-type="float" office:value="0.0162490378859" calcext:value-type="float">
            <text:p>0.0162490379</text:p>
          </table:table-cell>
        </table:table-row>
        <table:table-row table:style-name="ro1">
          <table:table-cell office:value-type="float" office:value="214371800" calcext:value-type="float">
            <text:p>214371800</text:p>
          </table:table-cell>
          <table:table-cell office:value-type="float" office:value="0.0411046238507" calcext:value-type="float">
            <text:p>0.0411046239</text:p>
          </table:table-cell>
          <table:table-cell office:value-type="float" office:value="223346376" calcext:value-type="float">
            <text:p>223346376</text:p>
          </table:table-cell>
          <table:table-cell office:value-type="float" office:value="0.107756928633" calcext:value-type="float">
            <text:p>0.1077569286</text:p>
          </table:table-cell>
          <table:table-cell office:value-type="float" office:value="214244088" calcext:value-type="float">
            <text:p>214244088</text:p>
          </table:table-cell>
          <table:table-cell office:value-type="float" office:value="0.0368873168267" calcext:value-type="float">
            <text:p>0.0368873168</text:p>
          </table:table-cell>
          <table:table-cell office:value-type="float" office:value="214601192" calcext:value-type="float">
            <text:p>214601192</text:p>
          </table:table-cell>
          <table:table-cell office:value-type="float" office:value="0.051669893514" calcext:value-type="float">
            <text:p>0.0516698935</text:p>
          </table:table-cell>
          <table:table-cell office:value-type="float" office:value="208289120" calcext:value-type="float">
            <text:p>208289120</text:p>
          </table:table-cell>
          <table:table-cell office:value-type="float" office:value="0.0162490378859" calcext:value-type="float">
            <text:p>0.0162490379</text:p>
          </table:table-cell>
        </table:table-row>
        <table:table-row table:style-name="ro1">
          <table:table-cell office:value-type="float" office:value="222900120" calcext:value-type="float">
            <text:p>222900120</text:p>
          </table:table-cell>
          <table:table-cell office:value-type="float" office:value="0.0553896920176" calcext:value-type="float">
            <text:p>0.055389692</text:p>
          </table:table-cell>
          <table:table-cell office:value-type="float" office:value="236508440" calcext:value-type="float">
            <text:p>236508440</text:p>
          </table:table-cell>
          <table:table-cell office:value-type="float" office:value="0.00157397046346" calcext:value-type="float">
            <text:p>0.0015739705</text:p>
          </table:table-cell>
          <table:table-cell office:value-type="float" office:value="232972824" calcext:value-type="float">
            <text:p>232972824</text:p>
          </table:table-cell>
          <table:table-cell office:value-type="float" office:value="0.0584529372497" calcext:value-type="float">
            <text:p>0.0584529372</text:p>
          </table:table-cell>
          <table:table-cell office:value-type="float" office:value="223373864" calcext:value-type="float">
            <text:p>223373864</text:p>
          </table:table-cell>
          <table:table-cell office:value-type="float" office:value="0.133088732258" calcext:value-type="float">
            <text:p>0.1330887323</text:p>
          </table:table-cell>
          <table:table-cell office:value-type="float" office:value="219915048" calcext:value-type="float">
            <text:p>219915048</text:p>
          </table:table-cell>
          <table:table-cell office:value-type="float" office:value="0.0519475824672" calcext:value-type="float">
            <text:p>0.0519475825</text:p>
          </table:table-cell>
        </table:table-row>
        <table:table-row table:style-name="ro1">
          <table:table-cell office:value-type="float" office:value="23911448" calcext:value-type="float">
            <text:p>23911448</text:p>
          </table:table-cell>
          <table:table-cell office:value-type="float" office:value="0.00153764649636" calcext:value-type="float">
            <text:p>0.0015376465</text:p>
          </table:table-cell>
          <table:table-cell office:value-type="float" office:value="39363192" calcext:value-type="float">
            <text:p>39363192</text:p>
          </table:table-cell>
          <table:table-cell office:value-type="float" office:value="0.000654878847413" calcext:value-type="float">
            <text:p>0.0006548788</text:p>
          </table:table-cell>
          <table:table-cell office:value-type="float" office:value="224560952" calcext:value-type="float">
            <text:p>224560952</text:p>
          </table:table-cell>
          <table:table-cell office:value-type="float" office:value="0.0176566112518" calcext:value-type="float">
            <text:p>0.0176566113</text:p>
          </table:table-cell>
          <table:table-cell office:value-type="float" office:value="23911448" calcext:value-type="float">
            <text:p>23911448</text:p>
          </table:table-cell>
          <table:table-cell office:value-type="float" office:value="0.00123247945868" calcext:value-type="float">
            <text:p>0.0012324795</text:p>
          </table:table-cell>
          <table:table-cell office:value-type="float" office:value="225721080" calcext:value-type="float">
            <text:p>225721080</text:p>
          </table:table-cell>
          <table:table-cell office:value-type="float" office:value="0.128653363385" calcext:value-type="float">
            <text:p>0.1286533634</text:p>
          </table:table-cell>
        </table:table-row>
        <table:table-row table:style-name="ro1">
          <table:table-cell office:value-type="float" office:value="37326040" calcext:value-type="float">
            <text:p>37326040</text:p>
          </table:table-cell>
          <table:table-cell office:value-type="float" office:value="0.189956331878" calcext:value-type="float">
            <text:p>0.1899563319</text:p>
          </table:table-cell>
          <table:table-cell office:value-type="float" office:value="46613176" calcext:value-type="float">
            <text:p>46613176</text:p>
          </table:table-cell>
          <table:table-cell office:value-type="float" office:value="0.168626707132" calcext:value-type="float">
            <text:p>0.1686267071</text:p>
          </table:table-cell>
          <table:table-cell office:value-type="float" office:value="236508440" calcext:value-type="float">
            <text:p>236508440</text:p>
          </table:table-cell>
          <table:table-cell office:value-type="float" office:value="0.00150160886664" calcext:value-type="float">
            <text:p>0.0015016089</text:p>
          </table:table-cell>
          <table:table-cell office:value-type="float" office:value="32166520" calcext:value-type="float">
            <text:p>32166520</text:p>
          </table:table-cell>
          <table:table-cell office:value-type="float" office:value="0.290516206483" calcext:value-type="float">
            <text:p>0.2905162065</text:p>
          </table:table-cell>
          <table:table-cell office:value-type="float" office:value="24943352" calcext:value-type="float">
            <text:p>24943352</text:p>
          </table:table-cell>
          <table:table-cell office:value-type="float" office:value="0.00126504338091" calcext:value-type="float">
            <text:p>0.0012650434</text:p>
          </table:table-cell>
        </table:table-row>
        <table:table-row table:style-name="ro1">
          <table:table-cell office:value-type="float" office:value="52536072" calcext:value-type="float">
            <text:p>52536072</text:p>
          </table:table-cell>
          <table:table-cell office:value-type="float" office:value="0.341147269719" calcext:value-type="float">
            <text:p>0.3411472697</text:p>
          </table:table-cell>
          <table:table-cell office:value-type="float" office:value="57281672" calcext:value-type="float">
            <text:p>57281672</text:p>
          </table:table-cell>
          <table:table-cell office:value-type="float" office:value="0.349594026152" calcext:value-type="float">
            <text:p>0.3495940262</text:p>
          </table:table-cell>
          <table:table-cell office:value-type="float" office:value="35262392" calcext:value-type="float">
            <text:p>35262392</text:p>
          </table:table-cell>
          <table:table-cell office:value-type="float" office:value="0.00150160886664" calcext:value-type="float">
            <text:p>0.0015016089</text:p>
          </table:table-cell>
          <table:table-cell office:value-type="float" office:value="43336728" calcext:value-type="float">
            <text:p>43336728</text:p>
          </table:table-cell>
          <table:table-cell office:value-type="float" office:value="0.608775591334" calcext:value-type="float">
            <text:p>0.6087755913</text:p>
          </table:table-cell>
          <table:table-cell office:value-type="float" office:value="37391592" calcext:value-type="float">
            <text:p>37391592</text:p>
          </table:table-cell>
          <table:table-cell office:value-type="float" office:value="0.213435154025" calcext:value-type="float">
            <text:p>0.213435154</text:p>
          </table:table-cell>
        </table:table-row>
        <table:table-row table:style-name="ro1">
          <table:table-cell office:value-type="float" office:value="56561688" calcext:value-type="float">
            <text:p>56561688</text:p>
          </table:table-cell>
          <table:table-cell office:value-type="float" office:value="0.518598251143" calcext:value-type="float">
            <text:p>0.5185982511</text:p>
          </table:table-cell>
          <table:table-cell office:value-type="float" office:value="58540696" calcext:value-type="float">
            <text:p>58540696</text:p>
          </table:table-cell>
          <table:table-cell office:value-type="float" office:value="100" calcext:value-type="float">
            <text:p>100</text:p>
          </table:table-cell>
          <table:table-cell office:value-type="float" office:value="42485560" calcext:value-type="float">
            <text:p>42485560</text:p>
          </table:table-cell>
          <table:table-cell office:value-type="float" office:value="0.372319688109" calcext:value-type="float">
            <text:p>0.3723196881</text:p>
          </table:table-cell>
          <table:table-cell office:value-type="float" office:value="59945480" calcext:value-type="float">
            <text:p>59945480</text:p>
          </table:table-cell>
          <table:table-cell office:value-type="float" office:value="100" calcext:value-type="float">
            <text:p>100</text:p>
          </table:table-cell>
          <table:table-cell office:value-type="float" office:value="56798120" calcext:value-type="float">
            <text:p>56798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050008" calcext:value-type="float">
            <text:p>81050008</text:p>
          </table:table-cell>
          <table:table-cell office:value-type="float" office:value="0.0256584587189" calcext:value-type="float">
            <text:p>0.0256584587</text:p>
          </table:table-cell>
          <table:table-cell office:value-type="float" office:value="71325192" calcext:value-type="float">
            <text:p>71325192</text:p>
          </table:table-cell>
          <table:table-cell office:value-type="float" office:value="0.360521696625" calcext:value-type="float">
            <text:p>0.3605216966</text:p>
          </table:table-cell>
          <table:table-cell office:value-type="float" office:value="53786904" calcext:value-type="float">
            <text:p>53786904</text:p>
          </table:table-cell>
          <table:table-cell office:value-type="float" office:value="0.866191155492" calcext:value-type="float">
            <text:p>0.8661911555</text:p>
          </table:table-cell>
          <table:table-cell office:value-type="float" office:value="54497880" calcext:value-type="float">
            <text:p>54497880</text:p>
          </table:table-cell>
          <table:table-cell office:value-type="float" office:value="0.566768962216" calcext:value-type="float">
            <text:p>0.5667689622</text:p>
          </table:table-cell>
          <table:table-cell office:value-type="float" office:value="59657400" calcext:value-type="float">
            <text:p>59657400</text:p>
          </table:table-cell>
          <table:table-cell office:value-type="float" office:value="0.518683171732" calcext:value-type="float">
            <text:p>0.5186831717</text:p>
          </table:table-cell>
        </table:table-row>
        <table:table-row table:style-name="ro1">
          <table:table-cell office:value-type="float" office:value="106552032" calcext:value-type="float">
            <text:p>106552032</text:p>
          </table:table-cell>
          <table:table-cell office:value-type="float" office:value="0.547060447143" calcext:value-type="float">
            <text:p>0.5470604471</text:p>
          </table:table-cell>
          <table:table-cell office:value-type="float" office:value="87036120" calcext:value-type="float">
            <text:p>87036120</text:p>
          </table:table-cell>
          <table:table-cell office:value-type="float" office:value="0.618907188961" calcext:value-type="float">
            <text:p>0.618907189</text:p>
          </table:table-cell>
          <table:table-cell office:value-type="float" office:value="67510600" calcext:value-type="float">
            <text:p>67510600</text:p>
          </table:table-cell>
          <table:table-cell office:value-type="float" office:value="0.282401962432" calcext:value-type="float">
            <text:p>0.2824019624</text:p>
          </table:table-cell>
          <table:table-cell office:value-type="float" office:value="83488088" calcext:value-type="float">
            <text:p>83488088</text:p>
          </table:table-cell>
          <table:table-cell office:value-type="float" office:value="0.02213356974" calcext:value-type="float">
            <text:p>0.0221335697</text:p>
          </table:table-cell>
          <table:table-cell office:value-type="float" office:value="86364104" calcext:value-type="float">
            <text:p>86364104</text:p>
          </table:table-cell>
          <table:table-cell office:value-type="float" office:value="0.0238188976378" calcext:value-type="float">
            <text:p>0.0238188976</text:p>
          </table:table-cell>
        </table:table-row>
        <table:table-row table:style-name="ro1">
          <table:table-cell office:value-type="float" office:value="113184008" calcext:value-type="float">
            <text:p>113184008</text:p>
          </table:table-cell>
          <table:table-cell office:value-type="float" office:value="58.25" calcext:value-type="float">
            <text:p>58.25</text:p>
          </table:table-cell>
          <table:table-cell office:value-type="float" office:value="101986400" calcext:value-type="float">
            <text:p>101986400</text:p>
          </table:table-cell>
          <table:table-cell office:value-type="float" office:value="0.0354523699243" calcext:value-type="float">
            <text:p>0.0354523699</text:p>
          </table:table-cell>
          <table:table-cell office:value-type="float" office:value="62416200" calcext:value-type="float">
            <text:p>62416200</text:p>
          </table:table-cell>
          <table:table-cell office:value-type="float" office:value="0.462282102316" calcext:value-type="float">
            <text:p>0.4622821023</text:p>
          </table:table-cell>
          <table:table-cell office:value-type="float" office:value="94700880" calcext:value-type="float">
            <text:p>94700880</text:p>
          </table:table-cell>
          <table:table-cell office:value-type="float" office:value="0.0143902538735" calcext:value-type="float">
            <text:p>0.0143902539</text:p>
          </table:table-cell>
          <table:table-cell office:value-type="float" office:value="106717016" calcext:value-type="float">
            <text:p>106717016</text:p>
          </table:table-cell>
          <table:table-cell office:value-type="float" office:value="0.407099206865" calcext:value-type="float">
            <text:p>0.4070992069</text:p>
          </table:table-cell>
        </table:table-row>
        <table:table-row table:style-name="ro1">
          <table:table-cell office:value-type="float" office:value="105831288" calcext:value-type="float">
            <text:p>105831288</text:p>
          </table:table-cell>
          <table:table-cell office:value-type="float" office:value="49.0135135135" calcext:value-type="float">
            <text:p>49.0135135135</text:p>
          </table:table-cell>
          <table:table-cell office:value-type="float" office:value="116594024" calcext:value-type="float">
            <text:p>116594024</text:p>
          </table:table-cell>
          <table:table-cell office:value-type="float" office:value="68.8446601942" calcext:value-type="float">
            <text:p>68.8446601942</text:p>
          </table:table-cell>
          <table:table-cell office:value-type="float" office:value="75295736" calcext:value-type="float">
            <text:p>75295736</text:p>
          </table:table-cell>
          <table:table-cell office:value-type="float" office:value="0.100388284212" calcext:value-type="float">
            <text:p>0.1003882842</text:p>
          </table:table-cell>
          <table:table-cell office:value-type="float" office:value="116555144" calcext:value-type="float">
            <text:p>116555144</text:p>
          </table:table-cell>
          <table:table-cell office:value-type="float" office:value="47.7705627706" calcext:value-type="float">
            <text:p>47.7705627706</text:p>
          </table:table-cell>
          <table:table-cell office:value-type="float" office:value="103232568" calcext:value-type="float">
            <text:p>103232568</text:p>
          </table:table-cell>
          <table:table-cell office:value-type="float" office:value="47.9389671362" calcext:value-type="float">
            <text:p>47.9389671362</text:p>
          </table:table-cell>
        </table:table-row>
        <table:table-row table:style-name="ro1">
          <table:table-cell office:value-type="float" office:value="114756408" calcext:value-type="float">
            <text:p>114756408</text:p>
          </table:table-cell>
          <table:table-cell office:value-type="float" office:value="41.0508474576" calcext:value-type="float">
            <text:p>41.0508474576</text:p>
          </table:table-cell>
          <table:table-cell office:value-type="float" office:value="113455448" calcext:value-type="float">
            <text:p>113455448</text:p>
          </table:table-cell>
          <table:table-cell office:value-type="float" office:value="42.0135135135" calcext:value-type="float">
            <text:p>42.0135135135</text:p>
          </table:table-cell>
          <table:table-cell office:value-type="float" office:value="84603896" calcext:value-type="float">
            <text:p>84603896</text:p>
          </table:table-cell>
          <table:table-cell office:value-type="float" office:value="0.170453879369" calcext:value-type="float">
            <text:p>0.1704538794</text:p>
          </table:table-cell>
          <table:table-cell office:value-type="float" office:value="103311096" calcext:value-type="float">
            <text:p>103311096</text:p>
          </table:table-cell>
          <table:table-cell office:value-type="float" office:value="56.1944444444" calcext:value-type="float">
            <text:p>56.1944444444</text:p>
          </table:table-cell>
          <table:table-cell office:value-type="float" office:value="102705480" calcext:value-type="float">
            <text:p>102705480</text:p>
          </table:table-cell>
          <table:table-cell office:value-type="float" office:value="46.2437275986" calcext:value-type="float">
            <text:p>46.2437275986</text:p>
          </table:table-cell>
        </table:table-row>
        <table:table-row table:style-name="ro1">
          <table:table-cell office:value-type="float" office:value="116637656" calcext:value-type="float">
            <text:p>116637656</text:p>
          </table:table-cell>
          <table:table-cell office:value-type="float" office:value="47.595959596" calcext:value-type="float">
            <text:p>47.595959596</text:p>
          </table:table-cell>
          <table:table-cell office:value-type="float" office:value="118299336" calcext:value-type="float">
            <text:p>118299336</text:p>
          </table:table-cell>
          <table:table-cell office:value-type="float" office:value="47.560137457" calcext:value-type="float">
            <text:p>47.560137457</text:p>
          </table:table-cell>
          <table:table-cell office:value-type="float" office:value="98221272" calcext:value-type="float">
            <text:p>98221272</text:p>
          </table:table-cell>
          <table:table-cell office:value-type="float" office:value="0.294205215857" calcext:value-type="float">
            <text:p>0.2942052159</text:p>
          </table:table-cell>
          <table:table-cell office:value-type="float" office:value="118745112" calcext:value-type="float">
            <text:p>118745112</text:p>
          </table:table-cell>
          <table:table-cell office:value-type="float" office:value="52.5919117647" calcext:value-type="float">
            <text:p>52.5919117647</text:p>
          </table:table-cell>
          <table:table-cell office:value-type="float" office:value="118161336" calcext:value-type="float">
            <text:p>118161336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106573064" calcext:value-type="float">
            <text:p>106573064</text:p>
          </table:table-cell>
          <table:table-cell office:value-type="float" office:value="40.2857142857" calcext:value-type="float">
            <text:p>40.2857142857</text:p>
          </table:table-cell>
          <table:table-cell office:value-type="float" office:value="109775816" calcext:value-type="float">
            <text:p>109775816</text:p>
          </table:table-cell>
          <table:table-cell office:value-type="float" office:value="40.9562682216" calcext:value-type="float">
            <text:p>40.9562682216</text:p>
          </table:table-cell>
          <table:table-cell office:value-type="float" office:value="112642248" calcext:value-type="float">
            <text:p>112642248</text:p>
          </table:table-cell>
          <table:table-cell office:value-type="float" office:value="50.7007042254" calcext:value-type="float">
            <text:p>50.7007042254</text:p>
          </table:table-cell>
          <table:table-cell office:value-type="float" office:value="102754296" calcext:value-type="float">
            <text:p>102754296</text:p>
          </table:table-cell>
          <table:table-cell office:value-type="float" office:value="45.6613924051" calcext:value-type="float">
            <text:p>45.6613924051</text:p>
          </table:table-cell>
          <table:table-cell office:value-type="float" office:value="116463176" calcext:value-type="float">
            <text:p>116463176</text:p>
          </table:table-cell>
          <table:table-cell office:value-type="float" office:value="44.9674418605" calcext:value-type="float">
            <text:p>44.9674418605</text:p>
          </table:table-cell>
        </table:table-row>
        <table:table-row table:style-name="ro1">
          <table:table-cell office:value-type="float" office:value="114609832" calcext:value-type="float">
            <text:p>114609832</text:p>
          </table:table-cell>
          <table:table-cell office:value-type="float" office:value="44.6727272727" calcext:value-type="float">
            <text:p>44.6727272727</text:p>
          </table:table-cell>
          <table:table-cell office:value-type="float" office:value="114955704" calcext:value-type="float">
            <text:p>114955704</text:p>
          </table:table-cell>
          <table:table-cell office:value-type="float" office:value="40.2909090909" calcext:value-type="float">
            <text:p>40.2909090909</text:p>
          </table:table-cell>
          <table:table-cell office:value-type="float" office:value="109852424" calcext:value-type="float">
            <text:p>109852424</text:p>
          </table:table-cell>
          <table:table-cell office:value-type="float" office:value="53.1360294118" calcext:value-type="float">
            <text:p>53.1360294118</text:p>
          </table:table-cell>
          <table:table-cell office:value-type="float" office:value="116605496" calcext:value-type="float">
            <text:p>116605496</text:p>
          </table:table-cell>
          <table:table-cell office:value-type="float" office:value="45" calcext:value-type="float">
            <text:p>45</text:p>
          </table:table-cell>
          <table:table-cell office:value-type="float" office:value="113504744" calcext:value-type="float">
            <text:p>113504744</text:p>
          </table:table-cell>
          <table:table-cell office:value-type="float" office:value="33.5872483221" calcext:value-type="float">
            <text:p>33.5872483221</text:p>
          </table:table-cell>
        </table:table-row>
        <table:table-row table:style-name="ro1">
          <table:table-cell office:value-type="float" office:value="102351480" calcext:value-type="float">
            <text:p>102351480</text:p>
          </table:table-cell>
          <table:table-cell office:value-type="float" office:value="28.7046783626" calcext:value-type="float">
            <text:p>28.7046783626</text:p>
          </table:table-cell>
          <table:table-cell office:value-type="float" office:value="113313608" calcext:value-type="float">
            <text:p>113313608</text:p>
          </table:table-cell>
          <table:table-cell office:value-type="float" office:value="42.9967741935" calcext:value-type="float">
            <text:p>42.9967741935</text:p>
          </table:table-cell>
          <table:table-cell office:value-type="float" office:value="116847688" calcext:value-type="float">
            <text:p>116847688</text:p>
          </table:table-cell>
          <table:table-cell office:value-type="float" office:value="54.4210526316" calcext:value-type="float">
            <text:p>54.4210526316</text:p>
          </table:table-cell>
          <table:table-cell office:value-type="float" office:value="103961096" calcext:value-type="float">
            <text:p>103961096</text:p>
          </table:table-cell>
          <table:table-cell office:value-type="float" office:value="49.698630137" calcext:value-type="float">
            <text:p>49.698630137</text:p>
          </table:table-cell>
          <table:table-cell office:value-type="float" office:value="105222040" calcext:value-type="float">
            <text:p>105222040</text:p>
          </table:table-cell>
          <table:table-cell office:value-type="float" office:value="40.9773584906" calcext:value-type="float">
            <text:p>40.9773584906</text:p>
          </table:table-cell>
        </table:table-row>
        <table:table-row table:style-name="ro1">
          <table:table-cell office:value-type="float" office:value="103121880" calcext:value-type="float">
            <text:p>103121880</text:p>
          </table:table-cell>
          <table:table-cell office:value-type="float" office:value="33.2096774194" calcext:value-type="float">
            <text:p>33.2096774194</text:p>
          </table:table-cell>
          <table:table-cell office:value-type="float" office:value="115284264" calcext:value-type="float">
            <text:p>115284264</text:p>
          </table:table-cell>
          <table:table-cell office:value-type="float" office:value="49.0037313433" calcext:value-type="float">
            <text:p>49.0037313433</text:p>
          </table:table-cell>
          <table:table-cell office:value-type="float" office:value="104325848" calcext:value-type="float">
            <text:p>104325848</text:p>
          </table:table-cell>
          <table:table-cell office:value-type="float" office:value="52.2226277372" calcext:value-type="float">
            <text:p>52.2226277372</text:p>
          </table:table-cell>
          <table:table-cell office:value-type="float" office:value="112748600" calcext:value-type="float">
            <text:p>112748600</text:p>
          </table:table-cell>
          <table:table-cell office:value-type="float" office:value="52.0857142857" calcext:value-type="float">
            <text:p>52.0857142857</text:p>
          </table:table-cell>
          <table:table-cell office:value-type="float" office:value="116321816" calcext:value-type="float">
            <text:p>116321816</text:p>
          </table:table-cell>
          <table:table-cell office:value-type="float" office:value="43.0572687225" calcext:value-type="float">
            <text:p>43.0572687225</text:p>
          </table:table-cell>
        </table:table-row>
        <table:table-row table:style-name="ro1">
          <table:table-cell office:value-type="float" office:value="109206744" calcext:value-type="float">
            <text:p>109206744</text:p>
          </table:table-cell>
          <table:table-cell office:value-type="float" office:value="45.252293578" calcext:value-type="float">
            <text:p>45.252293578</text:p>
          </table:table-cell>
          <table:table-cell office:value-type="float" office:value="114506248" calcext:value-type="float">
            <text:p>114506248</text:p>
          </table:table-cell>
          <table:table-cell office:value-type="float" office:value="48.476534296" calcext:value-type="float">
            <text:p>48.476534296</text:p>
          </table:table-cell>
          <table:table-cell office:value-type="float" office:value="113685416" calcext:value-type="float">
            <text:p>113685416</text:p>
          </table:table-cell>
          <table:table-cell office:value-type="float" office:value="44.7003058104" calcext:value-type="float">
            <text:p>44.7003058104</text:p>
          </table:table-cell>
          <table:table-cell office:value-type="float" office:value="102846408" calcext:value-type="float">
            <text:p>102846408</text:p>
          </table:table-cell>
          <table:table-cell office:value-type="float" office:value="51.1056338028" calcext:value-type="float">
            <text:p>51.1056338028</text:p>
          </table:table-cell>
          <table:table-cell office:value-type="float" office:value="108730584" calcext:value-type="float">
            <text:p>108730584</text:p>
          </table:table-cell>
          <table:table-cell office:value-type="float" office:value="41.25" calcext:value-type="float">
            <text:p>41.25</text:p>
          </table:table-cell>
        </table:table-row>
        <table:table-row table:style-name="ro1">
          <table:table-cell office:value-type="float" office:value="115638072" calcext:value-type="float">
            <text:p>115638072</text:p>
          </table:table-cell>
          <table:table-cell office:value-type="float" office:value="45.7656903766" calcext:value-type="float">
            <text:p>45.7656903766</text:p>
          </table:table-cell>
          <table:table-cell office:value-type="float" office:value="116683352" calcext:value-type="float">
            <text:p>116683352</text:p>
          </table:table-cell>
          <table:table-cell office:value-type="float" office:value="31.6456456456" calcext:value-type="float">
            <text:p>31.6456456456</text:p>
          </table:table-cell>
          <table:table-cell office:value-type="float" office:value="115451640" calcext:value-type="float">
            <text:p>115451640</text:p>
          </table:table-cell>
          <table:table-cell office:value-type="float" office:value="51.9965277778" calcext:value-type="float">
            <text:p>51.9965277778</text:p>
          </table:table-cell>
          <table:table-cell office:value-type="float" office:value="106630520" calcext:value-type="float">
            <text:p>106630520</text:p>
          </table:table-cell>
          <table:table-cell office:value-type="float" office:value="52.5943060498" calcext:value-type="float">
            <text:p>52.5943060498</text:p>
          </table:table-cell>
          <table:table-cell office:value-type="float" office:value="110370248" calcext:value-type="float">
            <text:p>110370248</text:p>
          </table:table-cell>
          <table:table-cell office:value-type="float" office:value="36.2424242424" calcext:value-type="float">
            <text:p>36.2424242424</text:p>
          </table:table-cell>
        </table:table-row>
        <table:table-row table:style-name="ro1">
          <table:table-cell office:value-type="float" office:value="105866088" calcext:value-type="float">
            <text:p>105866088</text:p>
          </table:table-cell>
          <table:table-cell office:value-type="float" office:value="36.2284644195" calcext:value-type="float">
            <text:p>36.2284644195</text:p>
          </table:table-cell>
          <table:table-cell office:value-type="float" office:value="114981000" calcext:value-type="float">
            <text:p>114981000</text:p>
          </table:table-cell>
          <table:table-cell office:value-type="float" office:value="36.8383458647" calcext:value-type="float">
            <text:p>36.8383458647</text:p>
          </table:table-cell>
          <table:table-cell office:value-type="float" office:value="108410248" calcext:value-type="float">
            <text:p>108410248</text:p>
          </table:table-cell>
          <table:table-cell office:value-type="float" office:value="47.2908496732" calcext:value-type="float">
            <text:p>47.2908496732</text:p>
          </table:table-cell>
          <table:table-cell office:value-type="float" office:value="113115224" calcext:value-type="float">
            <text:p>113115224</text:p>
          </table:table-cell>
          <table:table-cell office:value-type="float" office:value="48.1428571429" calcext:value-type="float">
            <text:p>48.1428571429</text:p>
          </table:table-cell>
          <table:table-cell office:value-type="float" office:value="102584952" calcext:value-type="float">
            <text:p>102584952</text:p>
          </table:table-cell>
          <table:table-cell office:value-type="float" office:value="36.332278481" calcext:value-type="float">
            <text:p>36.332278481</text:p>
          </table:table-cell>
        </table:table-row>
        <table:table-row table:style-name="ro1">
          <table:table-cell office:value-type="float" office:value="107458616" calcext:value-type="float">
            <text:p>107458616</text:p>
          </table:table-cell>
          <table:table-cell office:value-type="float" office:value="47.4901315789" calcext:value-type="float">
            <text:p>47.4901315789</text:p>
          </table:table-cell>
          <table:table-cell office:value-type="float" office:value="102460296" calcext:value-type="float">
            <text:p>102460296</text:p>
          </table:table-cell>
          <table:table-cell office:value-type="float" office:value="35.4906367041" calcext:value-type="float">
            <text:p>35.4906367041</text:p>
          </table:table-cell>
          <table:table-cell office:value-type="float" office:value="111345064" calcext:value-type="float">
            <text:p>111345064</text:p>
          </table:table-cell>
          <table:table-cell office:value-type="float" office:value="43.5666666667" calcext:value-type="float">
            <text:p>43.5666666667</text:p>
          </table:table-cell>
          <table:table-cell office:value-type="float" office:value="112324200" calcext:value-type="float">
            <text:p>112324200</text:p>
          </table:table-cell>
          <table:table-cell office:value-type="float" office:value="39.7215189873" calcext:value-type="float">
            <text:p>39.7215189873</text:p>
          </table:table-cell>
          <table:table-cell office:value-type="float" office:value="109158216" calcext:value-type="float">
            <text:p>109158216</text:p>
          </table:table-cell>
          <table:table-cell office:value-type="float" office:value="40.3959183673" calcext:value-type="float">
            <text:p>40.3959183673</text:p>
          </table:table-cell>
        </table:table-row>
        <table:table-row table:style-name="ro1">
          <table:table-cell office:value-type="float" office:value="116026472" calcext:value-type="float">
            <text:p>116026472</text:p>
          </table:table-cell>
          <table:table-cell office:value-type="float" office:value="48.4983277592" calcext:value-type="float">
            <text:p>48.4983277592</text:p>
          </table:table-cell>
          <table:table-cell office:value-type="float" office:value="102388728" calcext:value-type="float">
            <text:p>102388728</text:p>
          </table:table-cell>
          <table:table-cell office:value-type="float" office:value="40.4510638298" calcext:value-type="float">
            <text:p>40.4510638298</text:p>
          </table:table-cell>
          <table:table-cell office:value-type="float" office:value="117639832" calcext:value-type="float">
            <text:p>117639832</text:p>
          </table:table-cell>
          <table:table-cell office:value-type="float" office:value="42.7551622419" calcext:value-type="float">
            <text:p>42.7551622419</text:p>
          </table:table-cell>
          <table:table-cell office:value-type="float" office:value="112470024" calcext:value-type="float">
            <text:p>112470024</text:p>
          </table:table-cell>
          <table:table-cell office:value-type="float" office:value="39.3220338983" calcext:value-type="float">
            <text:p>39.3220338983</text:p>
          </table:table-cell>
          <table:table-cell office:value-type="float" office:value="111146392" calcext:value-type="float">
            <text:p>111146392</text:p>
          </table:table-cell>
          <table:table-cell office:value-type="float" office:value="28.2471590909" calcext:value-type="float">
            <text:p>28.2471590909</text:p>
          </table:table-cell>
        </table:table-row>
        <table:table-row table:style-name="ro1">
          <table:table-cell office:value-type="float" office:value="102351480" calcext:value-type="float">
            <text:p>102351480</text:p>
          </table:table-cell>
          <table:table-cell office:value-type="float" office:value="52.7745454545" calcext:value-type="float">
            <text:p>52.7745454545</text:p>
          </table:table-cell>
          <table:table-cell office:value-type="float" office:value="117421048" calcext:value-type="float">
            <text:p>117421048</text:p>
          </table:table-cell>
          <table:table-cell office:value-type="float" office:value="38.4398340249" calcext:value-type="float">
            <text:p>38.4398340249</text:p>
          </table:table-cell>
          <table:table-cell office:value-type="float" office:value="118795560" calcext:value-type="float">
            <text:p>118795560</text:p>
          </table:table-cell>
          <table:table-cell office:value-type="float" office:value="44.8885448916" calcext:value-type="float">
            <text:p>44.8885448916</text:p>
          </table:table-cell>
          <table:table-cell office:value-type="float" office:value="105308056" calcext:value-type="float">
            <text:p>105308056</text:p>
          </table:table-cell>
          <table:table-cell office:value-type="float" office:value="35.4064748201" calcext:value-type="float">
            <text:p>35.4064748201</text:p>
          </table:table-cell>
          <table:table-cell office:value-type="float" office:value="110798968" calcext:value-type="float">
            <text:p>110798968</text:p>
          </table:table-cell>
          <table:table-cell office:value-type="float" office:value="41.7307692308" calcext:value-type="float">
            <text:p>41.7307692308</text:p>
          </table:table-cell>
        </table:table-row>
        <table:table-row table:style-name="ro1">
          <table:table-cell office:value-type="float" office:value="111876648" calcext:value-type="float">
            <text:p>111876648</text:p>
          </table:table-cell>
          <table:table-cell office:value-type="float" office:value="44.4403669725" calcext:value-type="float">
            <text:p>44.4403669725</text:p>
          </table:table-cell>
          <table:table-cell office:value-type="float" office:value="110706280" calcext:value-type="float">
            <text:p>110706280</text:p>
          </table:table-cell>
          <table:table-cell office:value-type="float" office:value="43.0229357798" calcext:value-type="float">
            <text:p>43.0229357798</text:p>
          </table:table-cell>
          <table:table-cell office:value-type="float" office:value="112308072" calcext:value-type="float">
            <text:p>112308072</text:p>
          </table:table-cell>
          <table:table-cell office:value-type="float" office:value="47.0262295082" calcext:value-type="float">
            <text:p>47.0262295082</text:p>
          </table:table-cell>
          <table:table-cell office:value-type="float" office:value="111734952" calcext:value-type="float">
            <text:p>111734952</text:p>
          </table:table-cell>
          <table:table-cell office:value-type="float" office:value="40.7361702128" calcext:value-type="float">
            <text:p>40.7361702128</text:p>
          </table:table-cell>
          <table:table-cell office:value-type="float" office:value="108823176" calcext:value-type="float">
            <text:p>108823176</text:p>
          </table:table-cell>
          <table:table-cell office:value-type="float" office:value="42.454887218" calcext:value-type="float">
            <text:p>42.454887218</text:p>
          </table:table-cell>
        </table:table-row>
        <table:table-row table:style-name="ro1">
          <table:table-cell office:value-type="float" office:value="114621880" calcext:value-type="float">
            <text:p>114621880</text:p>
          </table:table-cell>
          <table:table-cell office:value-type="float" office:value="39.4380165289" calcext:value-type="float">
            <text:p>39.4380165289</text:p>
          </table:table-cell>
          <table:table-cell office:value-type="float" office:value="106185144" calcext:value-type="float">
            <text:p>106185144</text:p>
          </table:table-cell>
          <table:table-cell office:value-type="float" office:value="38.5975609756" calcext:value-type="float">
            <text:p>38.5975609756</text:p>
          </table:table-cell>
          <table:table-cell office:value-type="float" office:value="109733576" calcext:value-type="float">
            <text:p>109733576</text:p>
          </table:table-cell>
          <table:table-cell office:value-type="float" office:value="48.2026578073" calcext:value-type="float">
            <text:p>48.2026578073</text:p>
          </table:table-cell>
          <table:table-cell office:value-type="float" office:value="112693928" calcext:value-type="float">
            <text:p>112693928</text:p>
          </table:table-cell>
          <table:table-cell office:value-type="float" office:value="46.8317152104" calcext:value-type="float">
            <text:p>46.8317152104</text:p>
          </table:table-cell>
          <table:table-cell office:value-type="float" office:value="110587208" calcext:value-type="float">
            <text:p>110587208</text:p>
          </table:table-cell>
          <table:table-cell office:value-type="float" office:value="41.2415254237" calcext:value-type="float">
            <text:p>41.2415254237</text:p>
          </table:table-cell>
        </table:table-row>
        <table:table-row table:style-name="ro1">
          <table:table-cell office:value-type="float" office:value="105428920" calcext:value-type="float">
            <text:p>105428920</text:p>
          </table:table-cell>
          <table:table-cell office:value-type="float" office:value="38.4581673307" calcext:value-type="float">
            <text:p>38.4581673307</text:p>
          </table:table-cell>
          <table:table-cell office:value-type="float" office:value="105424744" calcext:value-type="float">
            <text:p>105424744</text:p>
          </table:table-cell>
          <table:table-cell office:value-type="float" office:value="57.488" calcext:value-type="float">
            <text:p>57.488</text:p>
          </table:table-cell>
          <table:table-cell office:value-type="float" office:value="104510824" calcext:value-type="float">
            <text:p>104510824</text:p>
          </table:table-cell>
          <table:table-cell office:value-type="float" office:value="37.0296052632" calcext:value-type="float">
            <text:p>37.0296052632</text:p>
          </table:table-cell>
          <table:table-cell office:value-type="float" office:value="102637032" calcext:value-type="float">
            <text:p>102637032</text:p>
          </table:table-cell>
          <table:table-cell office:value-type="float" office:value="51.458781362" calcext:value-type="float">
            <text:p>51.458781362</text:p>
          </table:table-cell>
          <table:table-cell office:value-type="float" office:value="115987784" calcext:value-type="float">
            <text:p>115987784</text:p>
          </table:table-cell>
          <table:table-cell office:value-type="float" office:value="42.6026785714" calcext:value-type="float">
            <text:p>42.6026785714</text:p>
          </table:table-cell>
        </table:table-row>
        <table:table-row table:style-name="ro1">
          <table:table-cell office:value-type="float" office:value="115213992" calcext:value-type="float">
            <text:p>115213992</text:p>
          </table:table-cell>
          <table:table-cell office:value-type="float" office:value="41.5064935065" calcext:value-type="float">
            <text:p>41.5064935065</text:p>
          </table:table-cell>
          <table:table-cell office:value-type="float" office:value="107465576" calcext:value-type="float">
            <text:p>107465576</text:p>
          </table:table-cell>
          <table:table-cell office:value-type="float" office:value="49.6198630137" calcext:value-type="float">
            <text:p>49.6198630137</text:p>
          </table:table-cell>
          <table:table-cell office:value-type="float" office:value="114507064" calcext:value-type="float">
            <text:p>114507064</text:p>
          </table:table-cell>
          <table:table-cell office:value-type="float" office:value="39.0548523207" calcext:value-type="float">
            <text:p>39.0548523207</text:p>
          </table:table-cell>
          <table:table-cell office:value-type="float" office:value="115469928" calcext:value-type="float">
            <text:p>115469928</text:p>
          </table:table-cell>
          <table:table-cell office:value-type="float" office:value="47.0819672131" calcext:value-type="float">
            <text:p>47.0819672131</text:p>
          </table:table-cell>
          <table:table-cell office:value-type="float" office:value="114132664" calcext:value-type="float">
            <text:p>114132664</text:p>
          </table:table-cell>
          <table:table-cell office:value-type="float" office:value="41.099137931" calcext:value-type="float">
            <text:p>41.099137931</text:p>
          </table:table-cell>
        </table:table-row>
        <table:table-row table:style-name="ro1">
          <table:table-cell office:value-type="float" office:value="105218824" calcext:value-type="float">
            <text:p>105218824</text:p>
          </table:table-cell>
          <table:table-cell office:value-type="float" office:value="33.3464285714" calcext:value-type="float">
            <text:p>33.3464285714</text:p>
          </table:table-cell>
          <table:table-cell office:value-type="float" office:value="114387064" calcext:value-type="float">
            <text:p>114387064</text:p>
          </table:table-cell>
          <table:table-cell office:value-type="float" office:value="42.6637426901" calcext:value-type="float">
            <text:p>42.6637426901</text:p>
          </table:table-cell>
          <table:table-cell office:value-type="float" office:value="117532792" calcext:value-type="float">
            <text:p>117532792</text:p>
          </table:table-cell>
          <table:table-cell office:value-type="float" office:value="39.3385826772" calcext:value-type="float">
            <text:p>39.3385826772</text:p>
          </table:table-cell>
          <table:table-cell office:value-type="float" office:value="114952584" calcext:value-type="float">
            <text:p>114952584</text:p>
          </table:table-cell>
          <table:table-cell office:value-type="float" office:value="51.2296819788" calcext:value-type="float">
            <text:p>51.2296819788</text:p>
          </table:table-cell>
          <table:table-cell office:value-type="float" office:value="102617256" calcext:value-type="float">
            <text:p>102617256</text:p>
          </table:table-cell>
          <table:table-cell office:value-type="float" office:value="39.628458498" calcext:value-type="float">
            <text:p>39.628458498</text:p>
          </table:table-cell>
        </table:table-row>
        <table:table-row table:style-name="ro1">
          <table:table-cell office:value-type="float" office:value="102354792" calcext:value-type="float">
            <text:p>102354792</text:p>
          </table:table-cell>
          <table:table-cell office:value-type="float" office:value="35.1764705882" calcext:value-type="float">
            <text:p>35.1764705882</text:p>
          </table:table-cell>
          <table:table-cell office:value-type="float" office:value="107281832" calcext:value-type="float">
            <text:p>107281832</text:p>
          </table:table-cell>
          <table:table-cell office:value-type="float" office:value="49.9479166667" calcext:value-type="float">
            <text:p>49.9479166667</text:p>
          </table:table-cell>
          <table:table-cell office:value-type="float" office:value="106585064" calcext:value-type="float">
            <text:p>106585064</text:p>
          </table:table-cell>
          <table:table-cell office:value-type="float" office:value="40.6202531646" calcext:value-type="float">
            <text:p>40.6202531646</text:p>
          </table:table-cell>
          <table:table-cell office:value-type="float" office:value="115826072" calcext:value-type="float">
            <text:p>115826072</text:p>
          </table:table-cell>
          <table:table-cell office:value-type="float" office:value="51.5647482014" calcext:value-type="float">
            <text:p>51.5647482014</text:p>
          </table:table-cell>
          <table:table-cell office:value-type="float" office:value="112031784" calcext:value-type="float">
            <text:p>112031784</text:p>
          </table:table-cell>
          <table:table-cell office:value-type="float" office:value="48.2517482517" calcext:value-type="float">
            <text:p>48.2517482517</text:p>
          </table:table-cell>
        </table:table-row>
        <table:table-row table:style-name="ro1">
          <table:table-cell office:value-type="float" office:value="113765368" calcext:value-type="float">
            <text:p>113765368</text:p>
          </table:table-cell>
          <table:table-cell office:value-type="float" office:value="32.9385665529" calcext:value-type="float">
            <text:p>32.9385665529</text:p>
          </table:table-cell>
          <table:table-cell office:value-type="float" office:value="103863800" calcext:value-type="float">
            <text:p>103863800</text:p>
          </table:table-cell>
          <table:table-cell office:value-type="float" office:value="58.6240310078" calcext:value-type="float">
            <text:p>58.6240310078</text:p>
          </table:table-cell>
          <table:table-cell office:value-type="float" office:value="112090296" calcext:value-type="float">
            <text:p>112090296</text:p>
          </table:table-cell>
          <table:table-cell office:value-type="float" office:value="25.128" calcext:value-type="float">
            <text:p>25.128</text:p>
          </table:table-cell>
          <table:table-cell office:value-type="float" office:value="108197848" calcext:value-type="float">
            <text:p>108197848</text:p>
          </table:table-cell>
          <table:table-cell office:value-type="float" office:value="53.0915750916" calcext:value-type="float">
            <text:p>53.0915750916</text:p>
          </table:table-cell>
          <table:table-cell office:value-type="float" office:value="108991128" calcext:value-type="float">
            <text:p>108991128</text:p>
          </table:table-cell>
          <table:table-cell office:value-type="float" office:value="32.4298780488" calcext:value-type="float">
            <text:p>32.4298780488</text:p>
          </table:table-cell>
        </table:table-row>
        <table:table-row table:style-name="ro1">
          <table:table-cell office:value-type="float" office:value="113852536" calcext:value-type="float">
            <text:p>113852536</text:p>
          </table:table-cell>
          <table:table-cell office:value-type="float" office:value="31.1180327869" calcext:value-type="float">
            <text:p>31.1180327869</text:p>
          </table:table-cell>
          <table:table-cell office:value-type="float" office:value="102348600" calcext:value-type="float">
            <text:p>102348600</text:p>
          </table:table-cell>
          <table:table-cell office:value-type="float" office:value="48.298013245" calcext:value-type="float">
            <text:p>48.298013245</text:p>
          </table:table-cell>
          <table:table-cell office:value-type="float" office:value="115831736" calcext:value-type="float">
            <text:p>115831736</text:p>
          </table:table-cell>
          <table:table-cell office:value-type="float" office:value="41.4425531915" calcext:value-type="float">
            <text:p>41.4425531915</text:p>
          </table:table-cell>
          <table:table-cell office:value-type="float" office:value="105990504" calcext:value-type="float">
            <text:p>105990504</text:p>
          </table:table-cell>
          <table:table-cell office:value-type="float" office:value="50.6013986014" calcext:value-type="float">
            <text:p>50.6013986014</text:p>
          </table:table-cell>
          <table:table-cell office:value-type="float" office:value="105047800" calcext:value-type="float">
            <text:p>105047800</text:p>
          </table:table-cell>
          <table:table-cell office:value-type="float" office:value="41.9426229508" calcext:value-type="float">
            <text:p>41.9426229508</text:p>
          </table:table-cell>
        </table:table-row>
        <table:table-row table:style-name="ro1">
          <table:table-cell office:value-type="float" office:value="108034456" calcext:value-type="float">
            <text:p>108034456</text:p>
          </table:table-cell>
          <table:table-cell office:value-type="float" office:value="36.7126865672" calcext:value-type="float">
            <text:p>36.7126865672</text:p>
          </table:table-cell>
          <table:table-cell office:value-type="float" office:value="107419064" calcext:value-type="float">
            <text:p>107419064</text:p>
          </table:table-cell>
          <table:table-cell office:value-type="float" office:value="48.1848184818" calcext:value-type="float">
            <text:p>48.1848184818</text:p>
          </table:table-cell>
          <table:table-cell office:value-type="float" office:value="103891832" calcext:value-type="float">
            <text:p>103891832</text:p>
          </table:table-cell>
          <table:table-cell office:value-type="float" office:value="42.9692982456" calcext:value-type="float">
            <text:p>42.9692982456</text:p>
          </table:table-cell>
          <table:table-cell office:value-type="float" office:value="107428520" calcext:value-type="float">
            <text:p>107428520</text:p>
          </table:table-cell>
          <table:table-cell office:value-type="float" office:value="46.6537216828" calcext:value-type="float">
            <text:p>46.6537216828</text:p>
          </table:table-cell>
          <table:table-cell office:value-type="float" office:value="105856056" calcext:value-type="float">
            <text:p>105856056</text:p>
          </table:table-cell>
          <table:table-cell office:value-type="float" office:value="34.8949152542" calcext:value-type="float">
            <text:p>34.8949152542</text:p>
          </table:table-cell>
        </table:table-row>
        <table:table-row table:style-name="ro1">
          <table:table-cell office:value-type="float" office:value="107538088" calcext:value-type="float">
            <text:p>107538088</text:p>
          </table:table-cell>
          <table:table-cell office:value-type="float" office:value="34.1798561151" calcext:value-type="float">
            <text:p>34.1798561151</text:p>
          </table:table-cell>
          <table:table-cell office:value-type="float" office:value="112605240" calcext:value-type="float">
            <text:p>112605240</text:p>
          </table:table-cell>
          <table:table-cell office:value-type="float" office:value="34.4394618834" calcext:value-type="float">
            <text:p>34.4394618834</text:p>
          </table:table-cell>
          <table:table-cell office:value-type="float" office:value="104494552" calcext:value-type="float">
            <text:p>104494552</text:p>
          </table:table-cell>
          <table:table-cell office:value-type="float" office:value="38.5791505792" calcext:value-type="float">
            <text:p>38.5791505792</text:p>
          </table:table-cell>
          <table:table-cell office:value-type="float" office:value="105365272" calcext:value-type="float">
            <text:p>105365272</text:p>
          </table:table-cell>
          <table:table-cell office:value-type="float" office:value="45.9840764331" calcext:value-type="float">
            <text:p>45.9840764331</text:p>
          </table:table-cell>
          <table:table-cell office:value-type="float" office:value="106364568" calcext:value-type="float">
            <text:p>106364568</text:p>
          </table:table-cell>
          <table:table-cell office:value-type="float" office:value="47.4046511628" calcext:value-type="float">
            <text:p>47.4046511628</text:p>
          </table:table-cell>
        </table:table-row>
        <table:table-row table:style-name="ro1">
          <table:table-cell office:value-type="float" office:value="116270888" calcext:value-type="float">
            <text:p>116270888</text:p>
          </table:table-cell>
          <table:table-cell office:value-type="float" office:value="46.7165605096" calcext:value-type="float">
            <text:p>46.7165605096</text:p>
          </table:table-cell>
          <table:table-cell office:value-type="float" office:value="112060680" calcext:value-type="float">
            <text:p>112060680</text:p>
          </table:table-cell>
          <table:table-cell office:value-type="float" office:value="53.8827838828" calcext:value-type="float">
            <text:p>53.8827838828</text:p>
          </table:table-cell>
          <table:table-cell office:value-type="float" office:value="103848248" calcext:value-type="float">
            <text:p>103848248</text:p>
          </table:table-cell>
          <table:table-cell office:value-type="float" office:value="50.6899224806" calcext:value-type="float">
            <text:p>50.6899224806</text:p>
          </table:table-cell>
          <table:table-cell office:value-type="float" office:value="111027160" calcext:value-type="float">
            <text:p>111027160</text:p>
          </table:table-cell>
          <table:table-cell office:value-type="float" office:value="37.7777777778" calcext:value-type="float">
            <text:p>37.7777777778</text:p>
          </table:table-cell>
          <table:table-cell office:value-type="float" office:value="107590072" calcext:value-type="float">
            <text:p>107590072</text:p>
          </table:table-cell>
          <table:table-cell office:value-type="float" office:value="21.0138339921" calcext:value-type="float">
            <text:p>21.0138339921</text:p>
          </table:table-cell>
        </table:table-row>
        <table:table-row table:style-name="ro1">
          <table:table-cell office:value-type="float" office:value="114364264" calcext:value-type="float">
            <text:p>114364264</text:p>
          </table:table-cell>
          <table:table-cell office:value-type="float" office:value="62.6741071429" calcext:value-type="float">
            <text:p>62.6741071429</text:p>
          </table:table-cell>
          <table:table-cell office:value-type="float" office:value="105237160" calcext:value-type="float">
            <text:p>105237160</text:p>
          </table:table-cell>
          <table:table-cell office:value-type="float" office:value="56.2270916335" calcext:value-type="float">
            <text:p>56.2270916335</text:p>
          </table:table-cell>
          <table:table-cell office:value-type="float" office:value="110015384" calcext:value-type="float">
            <text:p>110015384</text:p>
          </table:table-cell>
          <table:table-cell office:value-type="float" office:value="57.2862903226" calcext:value-type="float">
            <text:p>57.2862903226</text:p>
          </table:table-cell>
          <table:table-cell office:value-type="float" office:value="115752696" calcext:value-type="float">
            <text:p>115752696</text:p>
          </table:table-cell>
          <table:table-cell office:value-type="float" office:value="62.2522123894" calcext:value-type="float">
            <text:p>62.2522123894</text:p>
          </table:table-cell>
          <table:table-cell office:value-type="float" office:value="119099528" calcext:value-type="float">
            <text:p>119099528</text:p>
          </table:table-cell>
          <table:table-cell office:value-type="float" office:value="34.3407407407" calcext:value-type="float">
            <text:p>34.3407407407</text:p>
          </table:table-cell>
        </table:table-row>
        <table:table-row table:style-name="ro1">
          <table:table-cell office:value-type="float" office:value="110967208" calcext:value-type="float">
            <text:p>110967208</text:p>
          </table:table-cell>
          <table:table-cell office:value-type="float" office:value="39.9971590909" calcext:value-type="float">
            <text:p>39.9971590909</text:p>
          </table:table-cell>
          <table:table-cell office:value-type="float" office:value="115497864" calcext:value-type="float">
            <text:p>115497864</text:p>
          </table:table-cell>
          <table:table-cell office:value-type="float" office:value="51.6296296296" calcext:value-type="float">
            <text:p>51.6296296296</text:p>
          </table:table-cell>
          <table:table-cell office:value-type="float" office:value="104691208" calcext:value-type="float">
            <text:p>104691208</text:p>
          </table:table-cell>
          <table:table-cell office:value-type="float" office:value="53.1923076923" calcext:value-type="float">
            <text:p>53.1923076923</text:p>
          </table:table-cell>
          <table:table-cell office:value-type="float" office:value="111185080" calcext:value-type="float">
            <text:p>111185080</text:p>
          </table:table-cell>
          <table:table-cell office:value-type="float" office:value="44.679245283" calcext:value-type="float">
            <text:p>44.679245283</text:p>
          </table:table-cell>
          <table:table-cell office:value-type="float" office:value="112432488" calcext:value-type="float">
            <text:p>112432488</text:p>
          </table:table-cell>
          <table:table-cell office:value-type="float" office:value="44.7077625571" calcext:value-type="float">
            <text:p>44.7077625571</text:p>
          </table:table-cell>
        </table:table-row>
        <table:table-row table:style-name="ro1">
          <table:table-cell office:value-type="float" office:value="108577512" calcext:value-type="float">
            <text:p>108577512</text:p>
          </table:table-cell>
          <table:table-cell office:value-type="float" office:value="54.1821561338" calcext:value-type="float">
            <text:p>54.1821561338</text:p>
          </table:table-cell>
          <table:table-cell office:value-type="float" office:value="109381560" calcext:value-type="float">
            <text:p>109381560</text:p>
          </table:table-cell>
          <table:table-cell office:value-type="float" office:value="53.3127272727" calcext:value-type="float">
            <text:p>53.3127272727</text:p>
          </table:table-cell>
          <table:table-cell office:value-type="float" office:value="113028296" calcext:value-type="float">
            <text:p>113028296</text:p>
          </table:table-cell>
          <table:table-cell office:value-type="float" office:value="70.9741697417" calcext:value-type="float">
            <text:p>70.9741697417</text:p>
          </table:table-cell>
          <table:table-cell office:value-type="float" office:value="109644344" calcext:value-type="float">
            <text:p>109644344</text:p>
          </table:table-cell>
          <table:table-cell office:value-type="float" office:value="44.7957317073" calcext:value-type="float">
            <text:p>44.7957317073</text:p>
          </table:table-cell>
          <table:table-cell office:value-type="float" office:value="106279224" calcext:value-type="float">
            <text:p>106279224</text:p>
          </table:table-cell>
          <table:table-cell office:value-type="float" office:value="52.9128205128" calcext:value-type="float">
            <text:p>52.9128205128</text:p>
          </table:table-cell>
        </table:table-row>
        <table:table-row table:style-name="ro1">
          <table:table-cell office:value-type="float" office:value="103373864" calcext:value-type="float">
            <text:p>103373864</text:p>
          </table:table-cell>
          <table:table-cell office:value-type="float" office:value="47.430420712" calcext:value-type="float">
            <text:p>47.430420712</text:p>
          </table:table-cell>
          <table:table-cell office:value-type="float" office:value="103690616" calcext:value-type="float">
            <text:p>103690616</text:p>
          </table:table-cell>
          <table:table-cell office:value-type="float" office:value="47.9052287582" calcext:value-type="float">
            <text:p>47.9052287582</text:p>
          </table:table-cell>
          <table:table-cell office:value-type="float" office:value="119847704" calcext:value-type="float">
            <text:p>119847704</text:p>
          </table:table-cell>
          <table:table-cell office:value-type="float" office:value="40.1276595745" calcext:value-type="float">
            <text:p>40.1276595745</text:p>
          </table:table-cell>
          <table:table-cell office:value-type="float" office:value="117234808" calcext:value-type="float">
            <text:p>117234808</text:p>
          </table:table-cell>
          <table:table-cell office:value-type="float" office:value="40.6470588235" calcext:value-type="float">
            <text:p>40.6470588235</text:p>
          </table:table-cell>
          <table:table-cell office:value-type="float" office:value="112359816" calcext:value-type="float">
            <text:p>112359816</text:p>
          </table:table-cell>
          <table:table-cell office:value-type="float" office:value="35.972027972" calcext:value-type="float">
            <text:p>35.972027972</text:p>
          </table:table-cell>
        </table:table-row>
        <table:table-row table:style-name="ro1">
          <table:table-cell office:value-type="float" office:value="105376984" calcext:value-type="float">
            <text:p>105376984</text:p>
          </table:table-cell>
          <table:table-cell office:value-type="float" office:value="100" calcext:value-type="float">
            <text:p>100</text:p>
          </table:table-cell>
          <table:table-cell office:value-type="float" office:value="110165816" calcext:value-type="float">
            <text:p>110165816</text:p>
          </table:table-cell>
          <table:table-cell office:value-type="float" office:value="94" calcext:value-type="float">
            <text:p>94</text:p>
          </table:table-cell>
          <table:table-cell office:value-type="float" office:value="108341992" calcext:value-type="float">
            <text:p>108341992</text:p>
          </table:table-cell>
          <table:table-cell office:value-type="float" office:value="79.1957831325" calcext:value-type="float">
            <text:p>79.1957831325</text:p>
          </table:table-cell>
          <table:table-cell office:value-type="float" office:value="113390408" calcext:value-type="float">
            <text:p>113390408</text:p>
          </table:table-cell>
          <table:table-cell office:value-type="float" office:value="100" calcext:value-type="float">
            <text:p>100</text:p>
          </table:table-cell>
          <table:table-cell office:value-type="float" office:value="108685848" calcext:value-type="float">
            <text:p>1086858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258024" calcext:value-type="float">
            <text:p>119258024</text:p>
          </table:table-cell>
          <table:table-cell office:value-type="float" office:value="90.0117647059" calcext:value-type="float">
            <text:p>90.0117647059</text:p>
          </table:table-cell>
          <table:table-cell office:value-type="float" office:value="106199448" calcext:value-type="float">
            <text:p>106199448</text:p>
          </table:table-cell>
          <table:table-cell office:value-type="float" office:value="100" calcext:value-type="float">
            <text:p>100</text:p>
          </table:table-cell>
          <table:table-cell office:value-type="float" office:value="104668552" calcext:value-type="float">
            <text:p>104668552</text:p>
          </table:table-cell>
          <table:table-cell office:value-type="float" office:value="100" calcext:value-type="float">
            <text:p>100</text:p>
          </table:table-cell>
          <table:table-cell office:value-type="float" office:value="113076488" calcext:value-type="float">
            <text:p>113076488</text:p>
          </table:table-cell>
          <table:table-cell office:value-type="float" office:value="100" calcext:value-type="float">
            <text:p>100</text:p>
          </table:table-cell>
          <table:table-cell office:value-type="float" office:value="104982568" calcext:value-type="float">
            <text:p>1049825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889112" calcext:value-type="float">
            <text:p>107889112</text:p>
          </table:table-cell>
          <table:table-cell office:value-type="float" office:value="100" calcext:value-type="float">
            <text:p>100</text:p>
          </table:table-cell>
          <table:table-cell office:value-type="float" office:value="111420568" calcext:value-type="float">
            <text:p>111420568</text:p>
          </table:table-cell>
          <table:table-cell office:value-type="float" office:value="86.7364746946" calcext:value-type="float">
            <text:p>86.7364746946</text:p>
          </table:table-cell>
          <table:table-cell office:value-type="float" office:value="115895240" calcext:value-type="float">
            <text:p>115895240</text:p>
          </table:table-cell>
          <table:table-cell office:value-type="float" office:value="92.2786885246" calcext:value-type="float">
            <text:p>92.2786885246</text:p>
          </table:table-cell>
          <table:table-cell office:value-type="float" office:value="113918632" calcext:value-type="float">
            <text:p>113918632</text:p>
          </table:table-cell>
          <table:table-cell office:value-type="float" office:value="100" calcext:value-type="float">
            <text:p>100</text:p>
          </table:table-cell>
          <table:table-cell office:value-type="float" office:value="118983704" calcext:value-type="float">
            <text:p>118983704</text:p>
          </table:table-cell>
          <table:table-cell office:value-type="float" office:value="91.3888888889" calcext:value-type="float">
            <text:p>91.3888888889</text:p>
          </table:table-cell>
        </table:table-row>
        <table:table-row table:style-name="ro1">
          <table:table-cell office:value-type="float" office:value="105855576" calcext:value-type="float">
            <text:p>105855576</text:p>
          </table:table-cell>
          <table:table-cell office:value-type="float" office:value="100" calcext:value-type="float">
            <text:p>100</text:p>
          </table:table-cell>
          <table:table-cell office:value-type="float" office:value="119434664" calcext:value-type="float">
            <text:p>119434664</text:p>
          </table:table-cell>
          <table:table-cell office:value-type="float" office:value="100" calcext:value-type="float">
            <text:p>100</text:p>
          </table:table-cell>
          <table:table-cell office:value-type="float" office:value="115407480" calcext:value-type="float">
            <text:p>115407480</text:p>
          </table:table-cell>
          <table:table-cell office:value-type="float" office:value="95.5826446281" calcext:value-type="float">
            <text:p>95.5826446281</text:p>
          </table:table-cell>
          <table:table-cell office:value-type="float" office:value="110174696" calcext:value-type="float">
            <text:p>110174696</text:p>
          </table:table-cell>
          <table:table-cell office:value-type="float" office:value="100" calcext:value-type="float">
            <text:p>100</text:p>
          </table:table-cell>
          <table:table-cell office:value-type="float" office:value="111215608" calcext:value-type="float">
            <text:p>1112156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642296" calcext:value-type="float">
            <text:p>118642296</text:p>
          </table:table-cell>
          <table:table-cell office:value-type="float" office:value="100" calcext:value-type="float">
            <text:p>100</text:p>
          </table:table-cell>
          <table:table-cell office:value-type="float" office:value="112724792" calcext:value-type="float">
            <text:p>112724792</text:p>
          </table:table-cell>
          <table:table-cell office:value-type="float" office:value="100" calcext:value-type="float">
            <text:p>100</text:p>
          </table:table-cell>
          <table:table-cell office:value-type="float" office:value="117596008" calcext:value-type="float">
            <text:p>117596008</text:p>
          </table:table-cell>
          <table:table-cell office:value-type="float" office:value="74.4221556886" calcext:value-type="float">
            <text:p>74.4221556886</text:p>
          </table:table-cell>
          <table:table-cell office:value-type="float" office:value="107244968" calcext:value-type="float">
            <text:p>107244968</text:p>
          </table:table-cell>
          <table:table-cell office:value-type="float" office:value="100" calcext:value-type="float">
            <text:p>100</text:p>
          </table:table-cell>
          <table:table-cell office:value-type="float" office:value="110299016" calcext:value-type="float">
            <text:p>110299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176520" calcext:value-type="float">
            <text:p>110176520</text:p>
          </table:table-cell>
          <table:table-cell office:value-type="float" office:value="99.7834645669" calcext:value-type="float">
            <text:p>99.7834645669</text:p>
          </table:table-cell>
          <table:table-cell office:value-type="float" office:value="119822792" calcext:value-type="float">
            <text:p>119822792</text:p>
          </table:table-cell>
          <table:table-cell office:value-type="float" office:value="92.2813688213" calcext:value-type="float">
            <text:p>92.2813688213</text:p>
          </table:table-cell>
          <table:table-cell office:value-type="float" office:value="115773272" calcext:value-type="float">
            <text:p>115773272</text:p>
          </table:table-cell>
          <table:table-cell office:value-type="float" office:value="83.9312977099" calcext:value-type="float">
            <text:p>83.9312977099</text:p>
          </table:table-cell>
          <table:table-cell office:value-type="float" office:value="108734904" calcext:value-type="float">
            <text:p>108734904</text:p>
          </table:table-cell>
          <table:table-cell office:value-type="float" office:value="100" calcext:value-type="float">
            <text:p>100</text:p>
          </table:table-cell>
          <table:table-cell office:value-type="float" office:value="111235432" calcext:value-type="float">
            <text:p>1112354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661976" calcext:value-type="float">
            <text:p>115661976</text:p>
          </table:table-cell>
          <table:table-cell office:value-type="float" office:value="69.6336336336" calcext:value-type="float">
            <text:p>69.6336336336</text:p>
          </table:table-cell>
          <table:table-cell office:value-type="float" office:value="119747960" calcext:value-type="float">
            <text:p>119747960</text:p>
          </table:table-cell>
          <table:table-cell office:value-type="float" office:value="83.0644067797" calcext:value-type="float">
            <text:p>83.0644067797</text:p>
          </table:table-cell>
          <table:table-cell office:value-type="float" office:value="106390152" calcext:value-type="float">
            <text:p>106390152</text:p>
          </table:table-cell>
          <table:table-cell office:value-type="float" office:value="75.309148265" calcext:value-type="float">
            <text:p>75.309148265</text:p>
          </table:table-cell>
          <table:table-cell office:value-type="float" office:value="107275256" calcext:value-type="float">
            <text:p>107275256</text:p>
          </table:table-cell>
          <table:table-cell office:value-type="float" office:value="100" calcext:value-type="float">
            <text:p>100</text:p>
          </table:table-cell>
          <table:table-cell office:value-type="float" office:value="107466344" calcext:value-type="float">
            <text:p>1074663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395752" calcext:value-type="float">
            <text:p>103395752</text:p>
          </table:table-cell>
          <table:table-cell office:value-type="float" office:value="77.3798701299" calcext:value-type="float">
            <text:p>77.3798701299</text:p>
          </table:table-cell>
          <table:table-cell office:value-type="float" office:value="111371944" calcext:value-type="float">
            <text:p>111371944</text:p>
          </table:table-cell>
          <table:table-cell office:value-type="float" office:value="82.2967741935" calcext:value-type="float">
            <text:p>82.2967741935</text:p>
          </table:table-cell>
          <table:table-cell office:value-type="float" office:value="114746280" calcext:value-type="float">
            <text:p>114746280</text:p>
          </table:table-cell>
          <table:table-cell office:value-type="float" office:value="94.3384615385" calcext:value-type="float">
            <text:p>94.3384615385</text:p>
          </table:table-cell>
          <table:table-cell office:value-type="float" office:value="103407944" calcext:value-type="float">
            <text:p>103407944</text:p>
          </table:table-cell>
          <table:table-cell office:value-type="float" office:value="100" calcext:value-type="float">
            <text:p>100</text:p>
          </table:table-cell>
          <table:table-cell office:value-type="float" office:value="111312472" calcext:value-type="float">
            <text:p>1113124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673000" calcext:value-type="float">
            <text:p>117673000</text:p>
          </table:table-cell>
          <table:table-cell office:value-type="float" office:value="91.9269230769" calcext:value-type="float">
            <text:p>91.9269230769</text:p>
          </table:table-cell>
          <table:table-cell office:value-type="float" office:value="113243336" calcext:value-type="float">
            <text:p>113243336</text:p>
          </table:table-cell>
          <table:table-cell office:value-type="float" office:value="84.4517241379" calcext:value-type="float">
            <text:p>84.4517241379</text:p>
          </table:table-cell>
          <table:table-cell office:value-type="float" office:value="103869464" calcext:value-type="float">
            <text:p>103869464</text:p>
          </table:table-cell>
          <table:table-cell office:value-type="float" office:value="80.798013245" calcext:value-type="float">
            <text:p>80.798013245</text:p>
          </table:table-cell>
          <table:table-cell office:value-type="float" office:value="106922456" calcext:value-type="float">
            <text:p>106922456</text:p>
          </table:table-cell>
          <table:table-cell office:value-type="float" office:value="92.4187192118" calcext:value-type="float">
            <text:p>92.4187192118</text:p>
          </table:table-cell>
          <table:table-cell office:value-type="float" office:value="107452808" calcext:value-type="float">
            <text:p>107452808</text:p>
          </table:table-cell>
          <table:table-cell office:value-type="float" office:value="90.6385542169" calcext:value-type="float">
            <text:p>90.6385542169</text:p>
          </table:table-cell>
        </table:table-row>
        <table:table-row table:style-name="ro1">
          <table:table-cell office:value-type="float" office:value="119815928" calcext:value-type="float">
            <text:p>119815928</text:p>
          </table:table-cell>
          <table:table-cell office:value-type="float" office:value="80.0896057348" calcext:value-type="float">
            <text:p>80.0896057348</text:p>
          </table:table-cell>
          <table:table-cell office:value-type="float" office:value="115419672" calcext:value-type="float">
            <text:p>115419672</text:p>
          </table:table-cell>
          <table:table-cell office:value-type="float" office:value="91.9809160305" calcext:value-type="float">
            <text:p>91.9809160305</text:p>
          </table:table-cell>
          <table:table-cell office:value-type="float" office:value="106768424" calcext:value-type="float">
            <text:p>106768424</text:p>
          </table:table-cell>
          <table:table-cell office:value-type="float" office:value="91.8687258687" calcext:value-type="float">
            <text:p>91.8687258687</text:p>
          </table:table-cell>
          <table:table-cell office:value-type="float" office:value="103938296" calcext:value-type="float">
            <text:p>103938296</text:p>
          </table:table-cell>
          <table:table-cell office:value-type="float" office:value="100" calcext:value-type="float">
            <text:p>100</text:p>
          </table:table-cell>
          <table:table-cell office:value-type="float" office:value="103744136" calcext:value-type="float">
            <text:p>103744136</text:p>
          </table:table-cell>
          <table:table-cell office:value-type="float" office:value="93.9874686717" calcext:value-type="float">
            <text:p>93.9874686717</text:p>
          </table:table-cell>
        </table:table-row>
        <table:table-row table:style-name="ro1">
          <table:table-cell office:value-type="float" office:value="117532792" calcext:value-type="float">
            <text:p>117532792</text:p>
          </table:table-cell>
          <table:table-cell office:value-type="float" office:value="93.0625" calcext:value-type="float">
            <text:p>93.0625</text:p>
          </table:table-cell>
          <table:table-cell office:value-type="float" office:value="115280520" calcext:value-type="float">
            <text:p>115280520</text:p>
          </table:table-cell>
          <table:table-cell office:value-type="float" office:value="99.7238493724" calcext:value-type="float">
            <text:p>99.7238493724</text:p>
          </table:table-cell>
          <table:table-cell office:value-type="float" office:value="108694248" calcext:value-type="float">
            <text:p>108694248</text:p>
          </table:table-cell>
          <table:table-cell office:value-type="float" office:value="91.5215686275" calcext:value-type="float">
            <text:p>91.5215686275</text:p>
          </table:table-cell>
          <table:table-cell office:value-type="float" office:value="115130904" calcext:value-type="float">
            <text:p>115130904</text:p>
          </table:table-cell>
          <table:table-cell office:value-type="float" office:value="100" calcext:value-type="float">
            <text:p>100</text:p>
          </table:table-cell>
          <table:table-cell office:value-type="float" office:value="114983304" calcext:value-type="float">
            <text:p>1149833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668344" calcext:value-type="float">
            <text:p>112668344</text:p>
          </table:table-cell>
          <table:table-cell office:value-type="float" office:value="84.247148289" calcext:value-type="float">
            <text:p>84.247148289</text:p>
          </table:table-cell>
          <table:table-cell office:value-type="float" office:value="106994744" calcext:value-type="float">
            <text:p>106994744</text:p>
          </table:table-cell>
          <table:table-cell office:value-type="float" office:value="84.8267477204" calcext:value-type="float">
            <text:p>84.8267477204</text:p>
          </table:table-cell>
          <table:table-cell office:value-type="float" office:value="114311512" calcext:value-type="float">
            <text:p>114311512</text:p>
          </table:table-cell>
          <table:table-cell office:value-type="float" office:value="90.4505494505" calcext:value-type="float">
            <text:p>90.4505494505</text:p>
          </table:table-cell>
          <table:table-cell office:value-type="float" office:value="116045336" calcext:value-type="float">
            <text:p>116045336</text:p>
          </table:table-cell>
          <table:table-cell office:value-type="float" office:value="100" calcext:value-type="float">
            <text:p>100</text:p>
          </table:table-cell>
          <table:table-cell office:value-type="float" office:value="117997320" calcext:value-type="float">
            <text:p>1179973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967160" calcext:value-type="float">
            <text:p>104967160</text:p>
          </table:table-cell>
          <table:table-cell office:value-type="float" office:value="76.1301587302" calcext:value-type="float">
            <text:p>76.1301587302</text:p>
          </table:table-cell>
          <table:table-cell office:value-type="float" office:value="111716472" calcext:value-type="float">
            <text:p>111716472</text:p>
          </table:table-cell>
          <table:table-cell office:value-type="float" office:value="91.0992366412" calcext:value-type="float">
            <text:p>91.0992366412</text:p>
          </table:table-cell>
          <table:table-cell office:value-type="float" office:value="114543016" calcext:value-type="float">
            <text:p>114543016</text:p>
          </table:table-cell>
          <table:table-cell office:value-type="float" office:value="100" calcext:value-type="float">
            <text:p>100</text:p>
          </table:table-cell>
          <table:table-cell office:value-type="float" office:value="108739416" calcext:value-type="float">
            <text:p>108739416</text:p>
          </table:table-cell>
          <table:table-cell office:value-type="float" office:value="100" calcext:value-type="float">
            <text:p>100</text:p>
          </table:table-cell>
          <table:table-cell office:value-type="float" office:value="116269160" calcext:value-type="float">
            <text:p>116269160</text:p>
          </table:table-cell>
          <table:table-cell office:value-type="float" office:value="90.3720930233" calcext:value-type="float">
            <text:p>90.3720930233</text:p>
          </table:table-cell>
        </table:table-row>
        <table:table-row table:style-name="ro1">
          <table:table-cell office:value-type="float" office:value="115713000" calcext:value-type="float">
            <text:p>115713000</text:p>
          </table:table-cell>
          <table:table-cell office:value-type="float" office:value="100" calcext:value-type="float">
            <text:p>100</text:p>
          </table:table-cell>
          <table:table-cell office:value-type="float" office:value="103526024" calcext:value-type="float">
            <text:p>103526024</text:p>
          </table:table-cell>
          <table:table-cell office:value-type="float" office:value="84.0559006211" calcext:value-type="float">
            <text:p>84.0559006211</text:p>
          </table:table-cell>
          <table:table-cell office:value-type="float" office:value="111080632" calcext:value-type="float">
            <text:p>111080632</text:p>
          </table:table-cell>
          <table:table-cell office:value-type="float" office:value="92.4022988506" calcext:value-type="float">
            <text:p>92.4022988506</text:p>
          </table:table-cell>
          <table:table-cell office:value-type="float" office:value="118394520" calcext:value-type="float">
            <text:p>118394520</text:p>
          </table:table-cell>
          <table:table-cell office:value-type="float" office:value="100" calcext:value-type="float">
            <text:p>100</text:p>
          </table:table-cell>
          <table:table-cell office:value-type="float" office:value="117459640" calcext:value-type="float">
            <text:p>117459640</text:p>
          </table:table-cell>
          <table:table-cell office:value-type="float" office:value="88.1417624521" calcext:value-type="float">
            <text:p>88.1417624521</text:p>
          </table:table-cell>
        </table:table-row>
        <table:table-row table:style-name="ro1">
          <table:table-cell office:value-type="float" office:value="105991944" calcext:value-type="float">
            <text:p>105991944</text:p>
          </table:table-cell>
          <table:table-cell office:value-type="float" office:value="100" calcext:value-type="float">
            <text:p>100</text:p>
          </table:table-cell>
          <table:table-cell office:value-type="float" office:value="112767848" calcext:value-type="float">
            <text:p>112767848</text:p>
          </table:table-cell>
          <table:table-cell office:value-type="float" office:value="71.868902439" calcext:value-type="float">
            <text:p>71.868902439</text:p>
          </table:table-cell>
          <table:table-cell office:value-type="float" office:value="111931704" calcext:value-type="float">
            <text:p>111931704</text:p>
          </table:table-cell>
          <table:table-cell office:value-type="float" office:value="77.9708737864" calcext:value-type="float">
            <text:p>77.9708737864</text:p>
          </table:table-cell>
          <table:table-cell office:value-type="float" office:value="106940552" calcext:value-type="float">
            <text:p>106940552</text:p>
          </table:table-cell>
          <table:table-cell office:value-type="float" office:value="100" calcext:value-type="float">
            <text:p>100</text:p>
          </table:table-cell>
          <table:table-cell office:value-type="float" office:value="104986840" calcext:value-type="float">
            <text:p>104986840</text:p>
          </table:table-cell>
          <table:table-cell office:value-type="float" office:value="76.6666666667" calcext:value-type="float">
            <text:p>76.6666666667</text:p>
          </table:table-cell>
        </table:table-row>
        <table:table-row table:style-name="ro1">
          <table:table-cell office:value-type="float" office:value="116270888" calcext:value-type="float">
            <text:p>116270888</text:p>
          </table:table-cell>
          <table:table-cell office:value-type="float" office:value="100" calcext:value-type="float">
            <text:p>100</text:p>
          </table:table-cell>
          <table:table-cell office:value-type="float" office:value="114339256" calcext:value-type="float">
            <text:p>114339256</text:p>
          </table:table-cell>
          <table:table-cell office:value-type="float" office:value="96.7389558233" calcext:value-type="float">
            <text:p>96.7389558233</text:p>
          </table:table-cell>
          <table:table-cell office:value-type="float" office:value="113803288" calcext:value-type="float">
            <text:p>113803288</text:p>
          </table:table-cell>
          <table:table-cell office:value-type="float" office:value="86.6981132075" calcext:value-type="float">
            <text:p>86.6981132075</text:p>
          </table:table-cell>
          <table:table-cell office:value-type="float" office:value="119030456" calcext:value-type="float">
            <text:p>119030456</text:p>
          </table:table-cell>
          <table:table-cell office:value-type="float" office:value="100" calcext:value-type="float">
            <text:p>100</text:p>
          </table:table-cell>
          <table:table-cell office:value-type="float" office:value="108908376" calcext:value-type="float">
            <text:p>108908376</text:p>
          </table:table-cell>
          <table:table-cell office:value-type="float" office:value="84.5354609929" calcext:value-type="float">
            <text:p>84.5354609929</text:p>
          </table:table-cell>
        </table:table-row>
        <table:table-row table:style-name="ro1">
          <table:table-cell office:value-type="float" office:value="108804456" calcext:value-type="float">
            <text:p>108804456</text:p>
          </table:table-cell>
          <table:table-cell office:value-type="float" office:value="100" calcext:value-type="float">
            <text:p>100</text:p>
          </table:table-cell>
          <table:table-cell office:value-type="float" office:value="115101096" calcext:value-type="float">
            <text:p>115101096</text:p>
          </table:table-cell>
          <table:table-cell office:value-type="float" office:value="92.5692307692" calcext:value-type="float">
            <text:p>92.5692307692</text:p>
          </table:table-cell>
          <table:table-cell office:value-type="float" office:value="106958168" calcext:value-type="float">
            <text:p>106958168</text:p>
          </table:table-cell>
          <table:table-cell office:value-type="float" office:value="83.013559322" calcext:value-type="float">
            <text:p>83.013559322</text:p>
          </table:table-cell>
          <table:table-cell office:value-type="float" office:value="115227000" calcext:value-type="float">
            <text:p>115227000</text:p>
          </table:table-cell>
          <table:table-cell office:value-type="float" office:value="79.1305732484" calcext:value-type="float">
            <text:p>79.1305732484</text:p>
          </table:table-cell>
          <table:table-cell office:value-type="float" office:value="109482408" calcext:value-type="float">
            <text:p>109482408</text:p>
          </table:table-cell>
          <table:table-cell office:value-type="float" office:value="72.9936708861" calcext:value-type="float">
            <text:p>72.9936708861</text:p>
          </table:table-cell>
        </table:table-row>
        <table:table-row table:style-name="ro1">
          <table:table-cell office:value-type="float" office:value="105271480" calcext:value-type="float">
            <text:p>105271480</text:p>
          </table:table-cell>
          <table:table-cell office:value-type="float" office:value="100" calcext:value-type="float">
            <text:p>100</text:p>
          </table:table-cell>
          <table:table-cell office:value-type="float" office:value="114499144" calcext:value-type="float">
            <text:p>114499144</text:p>
          </table:table-cell>
          <table:table-cell office:value-type="float" office:value="97.8964143426" calcext:value-type="float">
            <text:p>97.8964143426</text:p>
          </table:table-cell>
          <table:table-cell office:value-type="float" office:value="113840776" calcext:value-type="float">
            <text:p>113840776</text:p>
          </table:table-cell>
          <table:table-cell office:value-type="float" office:value="85" calcext:value-type="float">
            <text:p>85</text:p>
          </table:table-cell>
          <table:table-cell office:value-type="float" office:value="119686232" calcext:value-type="float">
            <text:p>119686232</text:p>
          </table:table-cell>
          <table:table-cell office:value-type="float" office:value="96.92578125" calcext:value-type="float">
            <text:p>96.92578125</text:p>
          </table:table-cell>
          <table:table-cell office:value-type="float" office:value="108134536" calcext:value-type="float">
            <text:p>1081345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600824" calcext:value-type="float">
            <text:p>118600824</text:p>
          </table:table-cell>
          <table:table-cell office:value-type="float" office:value="100" calcext:value-type="float">
            <text:p>100</text:p>
          </table:table-cell>
          <table:table-cell office:value-type="float" office:value="107358200" calcext:value-type="float">
            <text:p>107358200</text:p>
          </table:table-cell>
          <table:table-cell office:value-type="float" office:value="84.5034482759" calcext:value-type="float">
            <text:p>84.5034482759</text:p>
          </table:table-cell>
          <table:table-cell office:value-type="float" office:value="111097000" calcext:value-type="float">
            <text:p>111097000</text:p>
          </table:table-cell>
          <table:table-cell office:value-type="float" office:value="100" calcext:value-type="float">
            <text:p>100</text:p>
          </table:table-cell>
          <table:table-cell office:value-type="float" office:value="114795624" calcext:value-type="float">
            <text:p>114795624</text:p>
          </table:table-cell>
          <table:table-cell office:value-type="float" office:value="100" calcext:value-type="float">
            <text:p>100</text:p>
          </table:table-cell>
          <table:table-cell office:value-type="float" office:value="107169272" calcext:value-type="float">
            <text:p>1071692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921832" calcext:value-type="float">
            <text:p>115921832</text:p>
          </table:table-cell>
          <table:table-cell office:value-type="float" office:value="100" calcext:value-type="float">
            <text:p>100</text:p>
          </table:table-cell>
          <table:table-cell office:value-type="float" office:value="106696664" calcext:value-type="float">
            <text:p>106696664</text:p>
          </table:table-cell>
          <table:table-cell office:value-type="float" office:value="89.2580645161" calcext:value-type="float">
            <text:p>89.2580645161</text:p>
          </table:table-cell>
          <table:table-cell office:value-type="float" office:value="107418392" calcext:value-type="float">
            <text:p>107418392</text:p>
          </table:table-cell>
          <table:table-cell office:value-type="float" office:value="75.592920354" calcext:value-type="float">
            <text:p>75.592920354</text:p>
          </table:table-cell>
          <table:table-cell office:value-type="float" office:value="113542040" calcext:value-type="float">
            <text:p>113542040</text:p>
          </table:table-cell>
          <table:table-cell office:value-type="float" office:value="90.2916666667" calcext:value-type="float">
            <text:p>90.2916666667</text:p>
          </table:table-cell>
          <table:table-cell office:value-type="float" office:value="118549704" calcext:value-type="float">
            <text:p>1185497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236104" calcext:value-type="float">
            <text:p>108236104</text:p>
          </table:table-cell>
          <table:table-cell office:value-type="float" office:value="100" calcext:value-type="float">
            <text:p>100</text:p>
          </table:table-cell>
          <table:table-cell office:value-type="float" office:value="117787000" calcext:value-type="float">
            <text:p>117787000</text:p>
          </table:table-cell>
          <table:table-cell office:value-type="float" office:value="95.4186046512" calcext:value-type="float">
            <text:p>95.4186046512</text:p>
          </table:table-cell>
          <table:table-cell office:value-type="float" office:value="111481528" calcext:value-type="float">
            <text:p>111481528</text:p>
          </table:table-cell>
          <table:table-cell office:value-type="float" office:value="74.1568627451" calcext:value-type="float">
            <text:p>74.1568627451</text:p>
          </table:table-cell>
          <table:table-cell office:value-type="float" office:value="116344136" calcext:value-type="float">
            <text:p>116344136</text:p>
          </table:table-cell>
          <table:table-cell office:value-type="float" office:value="87" calcext:value-type="float">
            <text:p>87</text:p>
          </table:table-cell>
          <table:table-cell office:value-type="float" office:value="111609352" calcext:value-type="float">
            <text:p>1116093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152632" calcext:value-type="float">
            <text:p>105152632</text:p>
          </table:table-cell>
          <table:table-cell office:value-type="float" office:value="100" calcext:value-type="float">
            <text:p>100</text:p>
          </table:table-cell>
          <table:table-cell office:value-type="float" office:value="103940552" calcext:value-type="float">
            <text:p>103940552</text:p>
          </table:table-cell>
          <table:table-cell office:value-type="float" office:value="86.7815699659" calcext:value-type="float">
            <text:p>86.7815699659</text:p>
          </table:table-cell>
          <table:table-cell office:value-type="float" office:value="103392440" calcext:value-type="float">
            <text:p>103392440</text:p>
          </table:table-cell>
          <table:table-cell office:value-type="float" office:value="77.0521172638" calcext:value-type="float">
            <text:p>77.0521172638</text:p>
          </table:table-cell>
          <table:table-cell office:value-type="float" office:value="106400472" calcext:value-type="float">
            <text:p>106400472</text:p>
          </table:table-cell>
          <table:table-cell office:value-type="float" office:value="77.2710280374" calcext:value-type="float">
            <text:p>77.2710280374</text:p>
          </table:table-cell>
          <table:table-cell office:value-type="float" office:value="110411960" calcext:value-type="float">
            <text:p>1104119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565800" calcext:value-type="float">
            <text:p>119565800</text:p>
          </table:table-cell>
          <table:table-cell office:value-type="float" office:value="100" calcext:value-type="float">
            <text:p>100</text:p>
          </table:table-cell>
          <table:table-cell office:value-type="float" office:value="107037416" calcext:value-type="float">
            <text:p>107037416</text:p>
          </table:table-cell>
          <table:table-cell office:value-type="float" office:value="84.3421052632" calcext:value-type="float">
            <text:p>84.3421052632</text:p>
          </table:table-cell>
          <table:table-cell office:value-type="float" office:value="113785912" calcext:value-type="float">
            <text:p>113785912</text:p>
          </table:table-cell>
          <table:table-cell office:value-type="float" office:value="76.4433656958" calcext:value-type="float">
            <text:p>76.4433656958</text:p>
          </table:table-cell>
          <table:table-cell office:value-type="float" office:value="110732872" calcext:value-type="float">
            <text:p>110732872</text:p>
          </table:table-cell>
          <table:table-cell office:value-type="float" office:value="86.1753731343" calcext:value-type="float">
            <text:p>86.1753731343</text:p>
          </table:table-cell>
          <table:table-cell office:value-type="float" office:value="106284936" calcext:value-type="float">
            <text:p>1062849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866744" calcext:value-type="float">
            <text:p>116866744</text:p>
          </table:table-cell>
          <table:table-cell office:value-type="float" office:value="100" calcext:value-type="float">
            <text:p>100</text:p>
          </table:table-cell>
          <table:table-cell office:value-type="float" office:value="108944568" calcext:value-type="float">
            <text:p>108944568</text:p>
          </table:table-cell>
          <table:table-cell office:value-type="float" office:value="94.166023166" calcext:value-type="float">
            <text:p>94.166023166</text:p>
          </table:table-cell>
          <table:table-cell office:value-type="float" office:value="116968120" calcext:value-type="float">
            <text:p>116968120</text:p>
          </table:table-cell>
          <table:table-cell office:value-type="float" office:value="89.7109375" calcext:value-type="float">
            <text:p>89.7109375</text:p>
          </table:table-cell>
          <table:table-cell office:value-type="float" office:value="111964008" calcext:value-type="float">
            <text:p>111964008</text:p>
          </table:table-cell>
          <table:table-cell office:value-type="float" office:value="92.5708812261" calcext:value-type="float">
            <text:p>92.5708812261</text:p>
          </table:table-cell>
          <table:table-cell office:value-type="float" office:value="105025672" calcext:value-type="float">
            <text:p>1050256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570152" calcext:value-type="float">
            <text:p>115570152</text:p>
          </table:table-cell>
          <table:table-cell office:value-type="float" office:value="100" calcext:value-type="float">
            <text:p>100</text:p>
          </table:table-cell>
          <table:table-cell office:value-type="float" office:value="103686008" calcext:value-type="float">
            <text:p>103686008</text:p>
          </table:table-cell>
          <table:table-cell office:value-type="float" office:value="90.8492647059" calcext:value-type="float">
            <text:p>90.8492647059</text:p>
          </table:table-cell>
          <table:table-cell office:value-type="float" office:value="107849992" calcext:value-type="float">
            <text:p>107849992</text:p>
          </table:table-cell>
          <table:table-cell office:value-type="float" office:value="86.9379844961" calcext:value-type="float">
            <text:p>86.9379844961</text:p>
          </table:table-cell>
          <table:table-cell office:value-type="float" office:value="116199272" calcext:value-type="float">
            <text:p>116199272</text:p>
          </table:table-cell>
          <table:table-cell office:value-type="float" office:value="93.3409961686" calcext:value-type="float">
            <text:p>93.3409961686</text:p>
          </table:table-cell>
          <table:table-cell office:value-type="float" office:value="119477336" calcext:value-type="float">
            <text:p>119477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612936" calcext:value-type="float">
            <text:p>113612936</text:p>
          </table:table-cell>
          <table:table-cell office:value-type="float" office:value="100" calcext:value-type="float">
            <text:p>100</text:p>
          </table:table-cell>
          <table:table-cell office:value-type="float" office:value="105016168" calcext:value-type="float">
            <text:p>105016168</text:p>
          </table:table-cell>
          <table:table-cell office:value-type="float" office:value="89.5287769784" calcext:value-type="float">
            <text:p>89.5287769784</text:p>
          </table:table-cell>
          <table:table-cell office:value-type="float" office:value="109240008" calcext:value-type="float">
            <text:p>109240008</text:p>
          </table:table-cell>
          <table:table-cell office:value-type="float" office:value="70.7585227273" calcext:value-type="float">
            <text:p>70.7585227273</text:p>
          </table:table-cell>
          <table:table-cell office:value-type="float" office:value="105474552" calcext:value-type="float">
            <text:p>105474552</text:p>
          </table:table-cell>
          <table:table-cell office:value-type="float" office:value="84.4131274131" calcext:value-type="float">
            <text:p>84.4131274131</text:p>
          </table:table-cell>
          <table:table-cell office:value-type="float" office:value="117328984" calcext:value-type="float">
            <text:p>1173289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330296" calcext:value-type="float">
            <text:p>112330296</text:p>
          </table:table-cell>
          <table:table-cell office:value-type="float" office:value="100" calcext:value-type="float">
            <text:p>100</text:p>
          </table:table-cell>
          <table:table-cell office:value-type="float" office:value="113852968" calcext:value-type="float">
            <text:p>113852968</text:p>
          </table:table-cell>
          <table:table-cell office:value-type="float" office:value="97.4048582996" calcext:value-type="float">
            <text:p>97.4048582996</text:p>
          </table:table-cell>
          <table:table-cell office:value-type="float" office:value="115515960" calcext:value-type="float">
            <text:p>115515960</text:p>
          </table:table-cell>
          <table:table-cell office:value-type="float" office:value="100" calcext:value-type="float">
            <text:p>100</text:p>
          </table:table-cell>
          <table:table-cell office:value-type="float" office:value="113264120" calcext:value-type="float">
            <text:p>113264120</text:p>
          </table:table-cell>
          <table:table-cell office:value-type="float" office:value="94.2277992278" calcext:value-type="float">
            <text:p>94.2277992278</text:p>
          </table:table-cell>
          <table:table-cell office:value-type="float" office:value="115120920" calcext:value-type="float">
            <text:p>1151209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775064" calcext:value-type="float">
            <text:p>107775064</text:p>
          </table:table-cell>
          <table:table-cell office:value-type="float" office:value="100" calcext:value-type="float">
            <text:p>100</text:p>
          </table:table-cell>
          <table:table-cell office:value-type="float" office:value="112283976" calcext:value-type="float">
            <text:p>112283976</text:p>
          </table:table-cell>
          <table:table-cell office:value-type="float" office:value="72.3191489362" calcext:value-type="float">
            <text:p>72.3191489362</text:p>
          </table:table-cell>
          <table:table-cell office:value-type="float" office:value="112474536" calcext:value-type="float">
            <text:p>112474536</text:p>
          </table:table-cell>
          <table:table-cell office:value-type="float" office:value="89.3759689922" calcext:value-type="float">
            <text:p>89.3759689922</text:p>
          </table:table-cell>
          <table:table-cell office:value-type="float" office:value="104435512" calcext:value-type="float">
            <text:p>104435512</text:p>
          </table:table-cell>
          <table:table-cell office:value-type="float" office:value="70.8532934132" calcext:value-type="float">
            <text:p>70.8532934132</text:p>
          </table:table-cell>
          <table:table-cell office:value-type="float" office:value="111036952" calcext:value-type="float">
            <text:p>1110369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256632" calcext:value-type="float">
            <text:p>104256632</text:p>
          </table:table-cell>
          <table:table-cell office:value-type="float" office:value="100" calcext:value-type="float">
            <text:p>100</text:p>
          </table:table-cell>
          <table:table-cell office:value-type="float" office:value="117243496" calcext:value-type="float">
            <text:p>117243496</text:p>
          </table:table-cell>
          <table:table-cell office:value-type="float" office:value="93.7203065134" calcext:value-type="float">
            <text:p>93.7203065134</text:p>
          </table:table-cell>
          <table:table-cell office:value-type="float" office:value="114957576" calcext:value-type="float">
            <text:p>114957576</text:p>
          </table:table-cell>
          <table:table-cell office:value-type="float" office:value="94.6494023904" calcext:value-type="float">
            <text:p>94.6494023904</text:p>
          </table:table-cell>
          <table:table-cell office:value-type="float" office:value="108694968" calcext:value-type="float">
            <text:p>108694968</text:p>
          </table:table-cell>
          <table:table-cell office:value-type="float" office:value="81.9230769231" calcext:value-type="float">
            <text:p>81.9230769231</text:p>
          </table:table-cell>
          <table:table-cell office:value-type="float" office:value="109982456" calcext:value-type="float">
            <text:p>1099824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105080" calcext:value-type="float">
            <text:p>118105080</text:p>
          </table:table-cell>
          <table:table-cell office:value-type="float" office:value="100" calcext:value-type="float">
            <text:p>100</text:p>
          </table:table-cell>
          <table:table-cell office:value-type="float" office:value="103623848" calcext:value-type="float">
            <text:p>103623848</text:p>
          </table:table-cell>
          <table:table-cell office:value-type="float" office:value="84.0952380952" calcext:value-type="float">
            <text:p>84.0952380952</text:p>
          </table:table-cell>
          <table:table-cell office:value-type="float" office:value="105854760" calcext:value-type="float">
            <text:p>105854760</text:p>
          </table:table-cell>
          <table:table-cell office:value-type="float" office:value="79.064516129" calcext:value-type="float">
            <text:p>79.064516129</text:p>
          </table:table-cell>
          <table:table-cell office:value-type="float" office:value="108179992" calcext:value-type="float">
            <text:p>108179992</text:p>
          </table:table-cell>
          <table:table-cell office:value-type="float" office:value="90.8965517241" calcext:value-type="float">
            <text:p>90.8965517241</text:p>
          </table:table-cell>
          <table:table-cell office:value-type="float" office:value="111111160" calcext:value-type="float">
            <text:p>111111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393704" calcext:value-type="float">
            <text:p>112393704</text:p>
          </table:table-cell>
          <table:table-cell office:value-type="float" office:value="100" calcext:value-type="float">
            <text:p>100</text:p>
          </table:table-cell>
          <table:table-cell office:value-type="float" office:value="118526712" calcext:value-type="float">
            <text:p>118526712</text:p>
          </table:table-cell>
          <table:table-cell office:value-type="float" office:value="78.93" calcext:value-type="float">
            <text:p>78.93</text:p>
          </table:table-cell>
          <table:table-cell office:value-type="float" office:value="105356488" calcext:value-type="float">
            <text:p>105356488</text:p>
          </table:table-cell>
          <table:table-cell office:value-type="float" office:value="94.5058823529" calcext:value-type="float">
            <text:p>94.5058823529</text:p>
          </table:table-cell>
          <table:table-cell office:value-type="float" office:value="107008424" calcext:value-type="float">
            <text:p>107008424</text:p>
          </table:table-cell>
          <table:table-cell office:value-type="float" office:value="85.321969697" calcext:value-type="float">
            <text:p>85.321969697</text:p>
          </table:table-cell>
          <table:table-cell office:value-type="float" office:value="103934024" calcext:value-type="float">
            <text:p>1039340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860936" calcext:value-type="float">
            <text:p>107860936</text:p>
          </table:table-cell>
          <table:table-cell office:value-type="float" office:value="100" calcext:value-type="float">
            <text:p>100</text:p>
          </table:table-cell>
          <table:table-cell office:value-type="float" office:value="115418712" calcext:value-type="float">
            <text:p>115418712</text:p>
          </table:table-cell>
          <table:table-cell office:value-type="float" office:value="91.4015151515" calcext:value-type="float">
            <text:p>91.4015151515</text:p>
          </table:table-cell>
          <table:table-cell office:value-type="float" office:value="106796744" calcext:value-type="float">
            <text:p>106796744</text:p>
          </table:table-cell>
          <table:table-cell office:value-type="float" office:value="77.5798045603" calcext:value-type="float">
            <text:p>77.5798045603</text:p>
          </table:table-cell>
          <table:table-cell office:value-type="float" office:value="107297240" calcext:value-type="float">
            <text:p>107297240</text:p>
          </table:table-cell>
          <table:table-cell office:value-type="float" office:value="92.8957528958" calcext:value-type="float">
            <text:p>92.8957528958</text:p>
          </table:table-cell>
          <table:table-cell office:value-type="float" office:value="111968760" calcext:value-type="float">
            <text:p>111968760</text:p>
          </table:table-cell>
          <table:table-cell office:value-type="float" office:value="97.3901808786" calcext:value-type="float">
            <text:p>97.3901808786</text:p>
          </table:table-cell>
        </table:table-row>
        <table:table-row table:style-name="ro1">
          <table:table-cell office:value-type="float" office:value="119370488" calcext:value-type="float">
            <text:p>119370488</text:p>
          </table:table-cell>
          <table:table-cell office:value-type="float" office:value="100" calcext:value-type="float">
            <text:p>100</text:p>
          </table:table-cell>
          <table:table-cell office:value-type="float" office:value="110201336" calcext:value-type="float">
            <text:p>110201336</text:p>
          </table:table-cell>
          <table:table-cell office:value-type="float" office:value="94.9514925373" calcext:value-type="float">
            <text:p>94.9514925373</text:p>
          </table:table-cell>
          <table:table-cell office:value-type="float" office:value="114718792" calcext:value-type="float">
            <text:p>114718792</text:p>
          </table:table-cell>
          <table:table-cell office:value-type="float" office:value="83.3369863014" calcext:value-type="float">
            <text:p>83.3369863014</text:p>
          </table:table-cell>
          <table:table-cell office:value-type="float" office:value="119617832" calcext:value-type="float">
            <text:p>119617832</text:p>
          </table:table-cell>
          <table:table-cell office:value-type="float" office:value="87.2073170732" calcext:value-type="float">
            <text:p>87.2073170732</text:p>
          </table:table-cell>
          <table:table-cell office:value-type="float" office:value="105335176" calcext:value-type="float">
            <text:p>1053351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588104" calcext:value-type="float">
            <text:p>115588104</text:p>
          </table:table-cell>
          <table:table-cell office:value-type="float" office:value="100" calcext:value-type="float">
            <text:p>100</text:p>
          </table:table-cell>
          <table:table-cell office:value-type="float" office:value="108165736" calcext:value-type="float">
            <text:p>108165736</text:p>
          </table:table-cell>
          <table:table-cell office:value-type="float" office:value="89.7433962264" calcext:value-type="float">
            <text:p>89.7433962264</text:p>
          </table:table-cell>
          <table:table-cell office:value-type="float" office:value="118467768" calcext:value-type="float">
            <text:p>118467768</text:p>
          </table:table-cell>
          <table:table-cell office:value-type="float" office:value="92.6470588235" calcext:value-type="float">
            <text:p>92.6470588235</text:p>
          </table:table-cell>
          <table:table-cell office:value-type="float" office:value="105463032" calcext:value-type="float">
            <text:p>105463032</text:p>
          </table:table-cell>
          <table:table-cell office:value-type="float" office:value="66.884057971" calcext:value-type="float">
            <text:p>66.884057971</text:p>
          </table:table-cell>
          <table:table-cell office:value-type="float" office:value="117625288" calcext:value-type="float">
            <text:p>117625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615080" calcext:value-type="float">
            <text:p>110615080</text:p>
          </table:table-cell>
          <table:table-cell office:value-type="float" office:value="100" calcext:value-type="float">
            <text:p>100</text:p>
          </table:table-cell>
          <table:table-cell office:value-type="float" office:value="104952520" calcext:value-type="float">
            <text:p>104952520</text:p>
          </table:table-cell>
          <table:table-cell office:value-type="float" office:value="97.7601626016" calcext:value-type="float">
            <text:p>97.7601626016</text:p>
          </table:table-cell>
          <table:table-cell office:value-type="float" office:value="103393736" calcext:value-type="float">
            <text:p>103393736</text:p>
          </table:table-cell>
          <table:table-cell office:value-type="float" office:value="68.2934131737" calcext:value-type="float">
            <text:p>68.2934131737</text:p>
          </table:table-cell>
          <table:table-cell office:value-type="float" office:value="105674760" calcext:value-type="float">
            <text:p>105674760</text:p>
          </table:table-cell>
          <table:table-cell office:value-type="float" office:value="69.2612612613" calcext:value-type="float">
            <text:p>69.2612612613</text:p>
          </table:table-cell>
          <table:table-cell office:value-type="float" office:value="111557224" calcext:value-type="float">
            <text:p>1115572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756328" calcext:value-type="float">
            <text:p>106756328</text:p>
          </table:table-cell>
          <table:table-cell office:value-type="float" office:value="100" calcext:value-type="float">
            <text:p>100</text:p>
          </table:table-cell>
          <table:table-cell office:value-type="float" office:value="104373368" calcext:value-type="float">
            <text:p>104373368</text:p>
          </table:table-cell>
          <table:table-cell office:value-type="float" office:value="80.3417721519" calcext:value-type="float">
            <text:p>80.3417721519</text:p>
          </table:table-cell>
          <table:table-cell office:value-type="float" office:value="108852984" calcext:value-type="float">
            <text:p>108852984</text:p>
          </table:table-cell>
          <table:table-cell office:value-type="float" office:value="80.1365187713" calcext:value-type="float">
            <text:p>80.1365187713</text:p>
          </table:table-cell>
          <table:table-cell office:value-type="float" office:value="108138568" calcext:value-type="float">
            <text:p>108138568</text:p>
          </table:table-cell>
          <table:table-cell office:value-type="float" office:value="88.9534883721" calcext:value-type="float">
            <text:p>88.9534883721</text:p>
          </table:table-cell>
          <table:table-cell office:value-type="float" office:value="109846952" calcext:value-type="float">
            <text:p>1098469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794024" calcext:value-type="float">
            <text:p>104794024</text:p>
          </table:table-cell>
          <table:table-cell office:value-type="float" office:value="100" calcext:value-type="float">
            <text:p>100</text:p>
          </table:table-cell>
          <table:table-cell office:value-type="float" office:value="105194776" calcext:value-type="float">
            <text:p>105194776</text:p>
          </table:table-cell>
          <table:table-cell office:value-type="float" office:value="100" calcext:value-type="float">
            <text:p>100</text:p>
          </table:table-cell>
          <table:table-cell office:value-type="float" office:value="115053912" calcext:value-type="float">
            <text:p>115053912</text:p>
          </table:table-cell>
          <table:table-cell office:value-type="float" office:value="78.359375" calcext:value-type="float">
            <text:p>78.359375</text:p>
          </table:table-cell>
          <table:table-cell office:value-type="float" office:value="111784104" calcext:value-type="float">
            <text:p>111784104</text:p>
          </table:table-cell>
          <table:table-cell office:value-type="float" office:value="80.7216828479" calcext:value-type="float">
            <text:p>80.7216828479</text:p>
          </table:table-cell>
          <table:table-cell office:value-type="float" office:value="107151896" calcext:value-type="float">
            <text:p>1071518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382952" calcext:value-type="float">
            <text:p>118382952</text:p>
          </table:table-cell>
          <table:table-cell office:value-type="float" office:value="100" calcext:value-type="float">
            <text:p>100</text:p>
          </table:table-cell>
          <table:table-cell office:value-type="float" office:value="108826152" calcext:value-type="float">
            <text:p>108826152</text:p>
          </table:table-cell>
          <table:table-cell office:value-type="float" office:value="74.2484848485" calcext:value-type="float">
            <text:p>74.2484848485</text:p>
          </table:table-cell>
          <table:table-cell office:value-type="float" office:value="119524232" calcext:value-type="float">
            <text:p>119524232</text:p>
          </table:table-cell>
          <table:table-cell office:value-type="float" office:value="85.0921985816" calcext:value-type="float">
            <text:p>85.0921985816</text:p>
          </table:table-cell>
          <table:table-cell office:value-type="float" office:value="104035832" calcext:value-type="float">
            <text:p>104035832</text:p>
          </table:table-cell>
          <table:table-cell office:value-type="float" office:value="100" calcext:value-type="float">
            <text:p>100</text:p>
          </table:table-cell>
          <table:table-cell office:value-type="float" office:value="103717016" calcext:value-type="float">
            <text:p>103717016</text:p>
          </table:table-cell>
          <table:table-cell office:value-type="float" office:value="73.0769230769" calcext:value-type="float">
            <text:p>73.0769230769</text:p>
          </table:table-cell>
        </table:table-row>
        <table:table-row table:style-name="ro1">
          <table:table-cell office:value-type="float" office:value="115250856" calcext:value-type="float">
            <text:p>115250856</text:p>
          </table:table-cell>
          <table:table-cell office:value-type="float" office:value="100" calcext:value-type="float">
            <text:p>100</text:p>
          </table:table-cell>
          <table:table-cell office:value-type="float" office:value="114822264" calcext:value-type="float">
            <text:p>114822264</text:p>
          </table:table-cell>
          <table:table-cell office:value-type="float" office:value="88.1841155235" calcext:value-type="float">
            <text:p>88.1841155235</text:p>
          </table:table-cell>
          <table:table-cell office:value-type="float" office:value="109695368" calcext:value-type="float">
            <text:p>109695368</text:p>
          </table:table-cell>
          <table:table-cell office:value-type="float" office:value="91.5852713178" calcext:value-type="float">
            <text:p>91.5852713178</text:p>
          </table:table-cell>
          <table:table-cell office:value-type="float" office:value="119556728" calcext:value-type="float">
            <text:p>119556728</text:p>
          </table:table-cell>
          <table:table-cell office:value-type="float" office:value="100" calcext:value-type="float">
            <text:p>100</text:p>
          </table:table-cell>
          <table:table-cell office:value-type="float" office:value="115860152" calcext:value-type="float">
            <text:p>115860152</text:p>
          </table:table-cell>
          <table:table-cell office:value-type="float" office:value="91.3531746032" calcext:value-type="float">
            <text:p>91.3531746032</text:p>
          </table:table-cell>
        </table:table-row>
        <table:table-row table:style-name="ro1">
          <table:table-cell office:value-type="float" office:value="119101880" calcext:value-type="float">
            <text:p>119101880</text:p>
          </table:table-cell>
          <table:table-cell office:value-type="float" office:value="100" calcext:value-type="float">
            <text:p>100</text:p>
          </table:table-cell>
          <table:table-cell office:value-type="float" office:value="105175000" calcext:value-type="float">
            <text:p>105175000</text:p>
          </table:table-cell>
          <table:table-cell office:value-type="float" office:value="74.7989130435" calcext:value-type="float">
            <text:p>74.7989130435</text:p>
          </table:table-cell>
          <table:table-cell office:value-type="float" office:value="107872600" calcext:value-type="float">
            <text:p>107872600</text:p>
          </table:table-cell>
          <table:table-cell office:value-type="float" office:value="80.1474820144" calcext:value-type="float">
            <text:p>80.1474820144</text:p>
          </table:table-cell>
          <table:table-cell office:value-type="float" office:value="106847720" calcext:value-type="float">
            <text:p>106847720</text:p>
          </table:table-cell>
          <table:table-cell office:value-type="float" office:value="100" calcext:value-type="float">
            <text:p>100</text:p>
          </table:table-cell>
          <table:table-cell office:value-type="float" office:value="105677064" calcext:value-type="float">
            <text:p>105677064</text:p>
          </table:table-cell>
          <table:table-cell office:value-type="float" office:value="74.7596439169" calcext:value-type="float">
            <text:p>74.7596439169</text:p>
          </table:table-cell>
        </table:table-row>
        <table:table-row table:style-name="ro1">
          <table:table-cell office:value-type="float" office:value="117746392" calcext:value-type="float">
            <text:p>117746392</text:p>
          </table:table-cell>
          <table:table-cell office:value-type="float" office:value="100" calcext:value-type="float">
            <text:p>100</text:p>
          </table:table-cell>
          <table:table-cell office:value-type="float" office:value="118967816" calcext:value-type="float">
            <text:p>118967816</text:p>
          </table:table-cell>
          <table:table-cell office:value-type="float" office:value="91.9015151515" calcext:value-type="float">
            <text:p>91.9015151515</text:p>
          </table:table-cell>
          <table:table-cell office:value-type="float" office:value="108773112" calcext:value-type="float">
            <text:p>108773112</text:p>
          </table:table-cell>
          <table:table-cell office:value-type="float" office:value="84.1259541985" calcext:value-type="float">
            <text:p>84.1259541985</text:p>
          </table:table-cell>
          <table:table-cell office:value-type="float" office:value="106042392" calcext:value-type="float">
            <text:p>106042392</text:p>
          </table:table-cell>
          <table:table-cell office:value-type="float" office:value="100" calcext:value-type="float">
            <text:p>100</text:p>
          </table:table-cell>
          <table:table-cell office:value-type="float" office:value="108826824" calcext:value-type="float">
            <text:p>108826824</text:p>
          </table:table-cell>
          <table:table-cell office:value-type="float" office:value="99.3527131783" calcext:value-type="float">
            <text:p>99.3527131783</text:p>
          </table:table-cell>
        </table:table-row>
        <table:table-row table:style-name="ro1">
          <table:table-cell office:value-type="float" office:value="106950296" calcext:value-type="float">
            <text:p>106950296</text:p>
          </table:table-cell>
          <table:table-cell office:value-type="float" office:value="100" calcext:value-type="float">
            <text:p>100</text:p>
          </table:table-cell>
          <table:table-cell office:value-type="float" office:value="103367528" calcext:value-type="float">
            <text:p>103367528</text:p>
          </table:table-cell>
          <table:table-cell office:value-type="float" office:value="97.6538461538" calcext:value-type="float">
            <text:p>97.6538461538</text:p>
          </table:table-cell>
          <table:table-cell office:value-type="float" office:value="113950888" calcext:value-type="float">
            <text:p>113950888</text:p>
          </table:table-cell>
          <table:table-cell office:value-type="float" office:value="91.582278481" calcext:value-type="float">
            <text:p>91.582278481</text:p>
          </table:table-cell>
          <table:table-cell office:value-type="float" office:value="104962456" calcext:value-type="float">
            <text:p>104962456</text:p>
          </table:table-cell>
          <table:table-cell office:value-type="float" office:value="81.0363636364" calcext:value-type="float">
            <text:p>81.0363636364</text:p>
          </table:table-cell>
          <table:table-cell office:value-type="float" office:value="114277960" calcext:value-type="float">
            <text:p>1142779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659848" calcext:value-type="float">
            <text:p>109659848</text:p>
          </table:table-cell>
          <table:table-cell office:value-type="float" office:value="68.0507462687" calcext:value-type="float">
            <text:p>68.0507462687</text:p>
          </table:table-cell>
          <table:table-cell office:value-type="float" office:value="107561944" calcext:value-type="float">
            <text:p>107561944</text:p>
          </table:table-cell>
          <table:table-cell office:value-type="float" office:value="83.8031746032" calcext:value-type="float">
            <text:p>83.8031746032</text:p>
          </table:table-cell>
          <table:table-cell office:value-type="float" office:value="118188168" calcext:value-type="float">
            <text:p>118188168</text:p>
          </table:table-cell>
          <table:table-cell office:value-type="float" office:value="86.1211180124" calcext:value-type="float">
            <text:p>86.1211180124</text:p>
          </table:table-cell>
          <table:table-cell office:value-type="float" office:value="114284008" calcext:value-type="float">
            <text:p>114284008</text:p>
          </table:table-cell>
          <table:table-cell office:value-type="float" office:value="85.3653846154" calcext:value-type="float">
            <text:p>85.3653846154</text:p>
          </table:table-cell>
          <table:table-cell office:value-type="float" office:value="119193464" calcext:value-type="float">
            <text:p>1191934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894200" calcext:value-type="float">
            <text:p>113894200</text:p>
          </table:table-cell>
          <table:table-cell office:value-type="float" office:value="100" calcext:value-type="float">
            <text:p>100</text:p>
          </table:table-cell>
          <table:table-cell office:value-type="float" office:value="118380024" calcext:value-type="float">
            <text:p>118380024</text:p>
          </table:table-cell>
          <table:table-cell office:value-type="float" office:value="90.7606177606" calcext:value-type="float">
            <text:p>90.7606177606</text:p>
          </table:table-cell>
          <table:table-cell office:value-type="float" office:value="105477384" calcext:value-type="float">
            <text:p>105477384</text:p>
          </table:table-cell>
          <table:table-cell office:value-type="float" office:value="100" calcext:value-type="float">
            <text:p>100</text:p>
          </table:table-cell>
          <table:table-cell office:value-type="float" office:value="119114408" calcext:value-type="float">
            <text:p>119114408</text:p>
          </table:table-cell>
          <table:table-cell office:value-type="float" office:value="100" calcext:value-type="float">
            <text:p>100</text:p>
          </table:table-cell>
          <table:table-cell office:value-type="float" office:value="105389848" calcext:value-type="float">
            <text:p>1053898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079800" calcext:value-type="float">
            <text:p>116079800</text:p>
          </table:table-cell>
          <table:table-cell office:value-type="float" office:value="71.5042492918" calcext:value-type="float">
            <text:p>71.5042492918</text:p>
          </table:table-cell>
          <table:table-cell office:value-type="float" office:value="116475992" calcext:value-type="float">
            <text:p>116475992</text:p>
          </table:table-cell>
          <table:table-cell office:value-type="float" office:value="79.0844155844" calcext:value-type="float">
            <text:p>79.0844155844</text:p>
          </table:table-cell>
          <table:table-cell office:value-type="float" office:value="113228072" calcext:value-type="float">
            <text:p>113228072</text:p>
          </table:table-cell>
          <table:table-cell office:value-type="float" office:value="100" calcext:value-type="float">
            <text:p>100</text:p>
          </table:table-cell>
          <table:table-cell office:value-type="float" office:value="111007720" calcext:value-type="float">
            <text:p>111007720</text:p>
          </table:table-cell>
          <table:table-cell office:value-type="float" office:value="84.6833976834" calcext:value-type="float">
            <text:p>84.6833976834</text:p>
          </table:table-cell>
          <table:table-cell office:value-type="float" office:value="105628008" calcext:value-type="float">
            <text:p>1056280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800008" calcext:value-type="float">
            <text:p>115800008</text:p>
          </table:table-cell>
          <table:table-cell office:value-type="float" office:value="91.4208494208" calcext:value-type="float">
            <text:p>91.4208494208</text:p>
          </table:table-cell>
          <table:table-cell office:value-type="float" office:value="118305528" calcext:value-type="float">
            <text:p>118305528</text:p>
          </table:table-cell>
          <table:table-cell office:value-type="float" office:value="91.8939393939" calcext:value-type="float">
            <text:p>91.8939393939</text:p>
          </table:table-cell>
          <table:table-cell office:value-type="float" office:value="110063864" calcext:value-type="float">
            <text:p>110063864</text:p>
          </table:table-cell>
          <table:table-cell office:value-type="float" office:value="100" calcext:value-type="float">
            <text:p>100</text:p>
          </table:table-cell>
          <table:table-cell office:value-type="float" office:value="109842248" calcext:value-type="float">
            <text:p>109842248</text:p>
          </table:table-cell>
          <table:table-cell office:value-type="float" office:value="100" calcext:value-type="float">
            <text:p>100</text:p>
          </table:table-cell>
          <table:table-cell office:value-type="float" office:value="104927272" calcext:value-type="float">
            <text:p>1049272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858232" calcext:value-type="float">
            <text:p>106858232</text:p>
          </table:table-cell>
          <table:table-cell office:value-type="float" office:value="73.527607362" calcext:value-type="float">
            <text:p>73.527607362</text:p>
          </table:table-cell>
          <table:table-cell office:value-type="float" office:value="112884680" calcext:value-type="float">
            <text:p>112884680</text:p>
          </table:table-cell>
          <table:table-cell office:value-type="float" office:value="85.3355481728" calcext:value-type="float">
            <text:p>85.3355481728</text:p>
          </table:table-cell>
          <table:table-cell office:value-type="float" office:value="118000536" calcext:value-type="float">
            <text:p>118000536</text:p>
          </table:table-cell>
          <table:table-cell office:value-type="float" office:value="100" calcext:value-type="float">
            <text:p>100</text:p>
          </table:table-cell>
          <table:table-cell office:value-type="float" office:value="117794248" calcext:value-type="float">
            <text:p>117794248</text:p>
          </table:table-cell>
          <table:table-cell office:value-type="float" office:value="100" calcext:value-type="float">
            <text:p>100</text:p>
          </table:table-cell>
          <table:table-cell office:value-type="float" office:value="116739512" calcext:value-type="float">
            <text:p>1167395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086712" calcext:value-type="float">
            <text:p>113086712</text:p>
          </table:table-cell>
          <table:table-cell office:value-type="float" office:value="84.332046332" calcext:value-type="float">
            <text:p>84.332046332</text:p>
          </table:table-cell>
          <table:table-cell office:value-type="float" office:value="108401128" calcext:value-type="float">
            <text:p>108401128</text:p>
          </table:table-cell>
          <table:table-cell office:value-type="float" office:value="85.1770833333" calcext:value-type="float">
            <text:p>85.1770833333</text:p>
          </table:table-cell>
          <table:table-cell office:value-type="float" office:value="104752792" calcext:value-type="float">
            <text:p>104752792</text:p>
          </table:table-cell>
          <table:table-cell office:value-type="float" office:value="100" calcext:value-type="float">
            <text:p>100</text:p>
          </table:table-cell>
          <table:table-cell office:value-type="float" office:value="116273480" calcext:value-type="float">
            <text:p>116273480</text:p>
          </table:table-cell>
          <table:table-cell office:value-type="float" office:value="97.2316602317" calcext:value-type="float">
            <text:p>97.2316602317</text:p>
          </table:table-cell>
          <table:table-cell office:value-type="float" office:value="119069768" calcext:value-type="float">
            <text:p>1190697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486728" calcext:value-type="float">
            <text:p>109486728</text:p>
          </table:table-cell>
          <table:table-cell office:value-type="float" office:value="89.4947735192" calcext:value-type="float">
            <text:p>89.4947735192</text:p>
          </table:table-cell>
          <table:table-cell office:value-type="float" office:value="106501496" calcext:value-type="float">
            <text:p>106501496</text:p>
          </table:table-cell>
          <table:table-cell office:value-type="float" office:value="88.5690789474" calcext:value-type="float">
            <text:p>88.5690789474</text:p>
          </table:table-cell>
          <table:table-cell office:value-type="float" office:value="111428680" calcext:value-type="float">
            <text:p>111428680</text:p>
          </table:table-cell>
          <table:table-cell office:value-type="float" office:value="100" calcext:value-type="float">
            <text:p>100</text:p>
          </table:table-cell>
          <table:table-cell office:value-type="float" office:value="114983688" calcext:value-type="float">
            <text:p>114983688</text:p>
          </table:table-cell>
          <table:table-cell office:value-type="float" office:value="88.8102766798" calcext:value-type="float">
            <text:p>88.8102766798</text:p>
          </table:table-cell>
          <table:table-cell office:value-type="float" office:value="111073384" calcext:value-type="float">
            <text:p>1110733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920040" calcext:value-type="float">
            <text:p>114920040</text:p>
          </table:table-cell>
          <table:table-cell office:value-type="float" office:value="100" calcext:value-type="float">
            <text:p>100</text:p>
          </table:table-cell>
          <table:table-cell office:value-type="float" office:value="103370648" calcext:value-type="float">
            <text:p>103370648</text:p>
          </table:table-cell>
          <table:table-cell office:value-type="float" office:value="78.4108280255" calcext:value-type="float">
            <text:p>78.4108280255</text:p>
          </table:table-cell>
          <table:table-cell office:value-type="float" office:value="107586280" calcext:value-type="float">
            <text:p>107586280</text:p>
          </table:table-cell>
          <table:table-cell office:value-type="float" office:value="100" calcext:value-type="float">
            <text:p>100</text:p>
          </table:table-cell>
          <table:table-cell office:value-type="float" office:value="108523048" calcext:value-type="float">
            <text:p>108523048</text:p>
          </table:table-cell>
          <table:table-cell office:value-type="float" office:value="76.428125" calcext:value-type="float">
            <text:p>76.428125</text:p>
          </table:table-cell>
          <table:table-cell office:value-type="float" office:value="111537112" calcext:value-type="float">
            <text:p>111537112</text:p>
          </table:table-cell>
          <table:table-cell office:value-type="float" office:value="73.3492063492" calcext:value-type="float">
            <text:p>73.3492063492</text:p>
          </table:table-cell>
        </table:table-row>
        <table:table-row table:style-name="ro1">
          <table:table-cell office:value-type="float" office:value="113403608" calcext:value-type="float">
            <text:p>113403608</text:p>
          </table:table-cell>
          <table:table-cell office:value-type="float" office:value="84.4198473282" calcext:value-type="float">
            <text:p>84.4198473282</text:p>
          </table:table-cell>
          <table:table-cell office:value-type="float" office:value="115435656" calcext:value-type="float">
            <text:p>115435656</text:p>
          </table:table-cell>
          <table:table-cell office:value-type="float" office:value="92.7414448669" calcext:value-type="float">
            <text:p>92.7414448669</text:p>
          </table:table-cell>
          <table:table-cell office:value-type="float" office:value="112614840" calcext:value-type="float">
            <text:p>112614840</text:p>
          </table:table-cell>
          <table:table-cell office:value-type="float" office:value="100" calcext:value-type="float">
            <text:p>100</text:p>
          </table:table-cell>
          <table:table-cell office:value-type="float" office:value="106039848" calcext:value-type="float">
            <text:p>106039848</text:p>
          </table:table-cell>
          <table:table-cell office:value-type="float" office:value="77.9447852761" calcext:value-type="float">
            <text:p>77.9447852761</text:p>
          </table:table-cell>
          <table:table-cell office:value-type="float" office:value="115166520" calcext:value-type="float">
            <text:p>115166520</text:p>
          </table:table-cell>
          <table:table-cell office:value-type="float" office:value="83.1838006231" calcext:value-type="float">
            <text:p>83.1838006231</text:p>
          </table:table-cell>
        </table:table-row>
        <table:table-row table:style-name="ro1">
          <table:table-cell office:value-type="float" office:value="112313928" calcext:value-type="float">
            <text:p>112313928</text:p>
          </table:table-cell>
          <table:table-cell office:value-type="float" office:value="88.9153846154" calcext:value-type="float">
            <text:p>88.9153846154</text:p>
          </table:table-cell>
          <table:table-cell office:value-type="float" office:value="118954616" calcext:value-type="float">
            <text:p>118954616</text:p>
          </table:table-cell>
          <table:table-cell office:value-type="float" office:value="89.2150943396" calcext:value-type="float">
            <text:p>89.2150943396</text:p>
          </table:table-cell>
          <table:table-cell office:value-type="float" office:value="105438696" calcext:value-type="float">
            <text:p>105438696</text:p>
          </table:table-cell>
          <table:table-cell office:value-type="float" office:value="100" calcext:value-type="float">
            <text:p>100</text:p>
          </table:table-cell>
          <table:table-cell office:value-type="float" office:value="107074664" calcext:value-type="float">
            <text:p>107074664</text:p>
          </table:table-cell>
          <table:table-cell office:value-type="float" office:value="77.3032258065" calcext:value-type="float">
            <text:p>77.3032258065</text:p>
          </table:table-cell>
          <table:table-cell office:value-type="float" office:value="111683016" calcext:value-type="float">
            <text:p>111683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114280" calcext:value-type="float">
            <text:p>117114280</text:p>
          </table:table-cell>
          <table:table-cell office:value-type="float" office:value="86.188976378" calcext:value-type="float">
            <text:p>86.188976378</text:p>
          </table:table-cell>
          <table:table-cell office:value-type="float" office:value="118207416" calcext:value-type="float">
            <text:p>118207416</text:p>
          </table:table-cell>
          <table:table-cell office:value-type="float" office:value="75.7147335423" calcext:value-type="float">
            <text:p>75.7147335423</text:p>
          </table:table-cell>
          <table:table-cell office:value-type="float" office:value="106090200" calcext:value-type="float">
            <text:p>106090200</text:p>
          </table:table-cell>
          <table:table-cell office:value-type="float" office:value="75.2857142857" calcext:value-type="float">
            <text:p>75.2857142857</text:p>
          </table:table-cell>
          <table:table-cell office:value-type="float" office:value="103374488" calcext:value-type="float">
            <text:p>103374488</text:p>
          </table:table-cell>
          <table:table-cell office:value-type="float" office:value="100" calcext:value-type="float">
            <text:p>100</text:p>
          </table:table-cell>
          <table:table-cell office:value-type="float" office:value="104573272" calcext:value-type="float">
            <text:p>1045732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596984" calcext:value-type="float">
            <text:p>107596984</text:p>
          </table:table-cell>
          <table:table-cell office:value-type="float" office:value="79.5353535354" calcext:value-type="float">
            <text:p>79.5353535354</text:p>
          </table:table-cell>
          <table:table-cell office:value-type="float" office:value="104544904" calcext:value-type="float">
            <text:p>104544904</text:p>
          </table:table-cell>
          <table:table-cell office:value-type="float" office:value="74.3625377644" calcext:value-type="float">
            <text:p>74.3625377644</text:p>
          </table:table-cell>
          <table:table-cell office:value-type="float" office:value="110615080" calcext:value-type="float">
            <text:p>110615080</text:p>
          </table:table-cell>
          <table:table-cell office:value-type="float" office:value="73.9182389937" calcext:value-type="float">
            <text:p>73.9182389937</text:p>
          </table:table-cell>
          <table:table-cell office:value-type="float" office:value="106044984" calcext:value-type="float">
            <text:p>106044984</text:p>
          </table:table-cell>
          <table:table-cell office:value-type="float" office:value="100" calcext:value-type="float">
            <text:p>100</text:p>
          </table:table-cell>
          <table:table-cell office:value-type="float" office:value="115510632" calcext:value-type="float">
            <text:p>1155106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008264" calcext:value-type="float">
            <text:p>106008264</text:p>
          </table:table-cell>
          <table:table-cell office:value-type="float" office:value="74.9341317365" calcext:value-type="float">
            <text:p>74.9341317365</text:p>
          </table:table-cell>
          <table:table-cell office:value-type="float" office:value="119279048" calcext:value-type="float">
            <text:p>119279048</text:p>
          </table:table-cell>
          <table:table-cell office:value-type="float" office:value="78.9620253165" calcext:value-type="float">
            <text:p>78.9620253165</text:p>
          </table:table-cell>
          <table:table-cell office:value-type="float" office:value="107237960" calcext:value-type="float">
            <text:p>107237960</text:p>
          </table:table-cell>
          <table:table-cell office:value-type="float" office:value="100" calcext:value-type="float">
            <text:p>100</text:p>
          </table:table-cell>
          <table:table-cell office:value-type="float" office:value="111882840" calcext:value-type="float">
            <text:p>111882840</text:p>
          </table:table-cell>
          <table:table-cell office:value-type="float" office:value="74.6506410256" calcext:value-type="float">
            <text:p>74.6506410256</text:p>
          </table:table-cell>
          <table:table-cell office:value-type="float" office:value="110386568" calcext:value-type="float">
            <text:p>1103865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385176" calcext:value-type="float">
            <text:p>113385176</text:p>
          </table:table-cell>
          <table:table-cell office:value-type="float" office:value="83.9007633588" calcext:value-type="float">
            <text:p>83.9007633588</text:p>
          </table:table-cell>
          <table:table-cell office:value-type="float" office:value="109745000" calcext:value-type="float">
            <text:p>109745000</text:p>
          </table:table-cell>
          <table:table-cell office:value-type="float" office:value="95.8712121212" calcext:value-type="float">
            <text:p>95.8712121212</text:p>
          </table:table-cell>
          <table:table-cell office:value-type="float" office:value="106654376" calcext:value-type="float">
            <text:p>106654376</text:p>
          </table:table-cell>
          <table:table-cell office:value-type="float" office:value="100" calcext:value-type="float">
            <text:p>100</text:p>
          </table:table-cell>
          <table:table-cell office:value-type="float" office:value="113796088" calcext:value-type="float">
            <text:p>113796088</text:p>
          </table:table-cell>
          <table:table-cell office:value-type="float" office:value="97.3783783784" calcext:value-type="float">
            <text:p>97.3783783784</text:p>
          </table:table-cell>
          <table:table-cell office:value-type="float" office:value="110116760" calcext:value-type="float">
            <text:p>110116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898776" calcext:value-type="float">
            <text:p>105898776</text:p>
          </table:table-cell>
          <table:table-cell office:value-type="float" office:value="93.523364486" calcext:value-type="float">
            <text:p>93.523364486</text:p>
          </table:table-cell>
          <table:table-cell office:value-type="float" office:value="104614504" calcext:value-type="float">
            <text:p>104614504</text:p>
          </table:table-cell>
          <table:table-cell office:value-type="float" office:value="85.0634441088" calcext:value-type="float">
            <text:p>85.0634441088</text:p>
          </table:table-cell>
          <table:table-cell office:value-type="float" office:value="116768696" calcext:value-type="float">
            <text:p>116768696</text:p>
          </table:table-cell>
          <table:table-cell office:value-type="float" office:value="100" calcext:value-type="float">
            <text:p>100</text:p>
          </table:table-cell>
          <table:table-cell office:value-type="float" office:value="108788568" calcext:value-type="float">
            <text:p>108788568</text:p>
          </table:table-cell>
          <table:table-cell office:value-type="float" office:value="71.2388059701" calcext:value-type="float">
            <text:p>71.2388059701</text:p>
          </table:table-cell>
          <table:table-cell office:value-type="float" office:value="110980504" calcext:value-type="float">
            <text:p>110980504</text:p>
          </table:table-cell>
          <table:table-cell office:value-type="float" office:value="79.1821192053" calcext:value-type="float">
            <text:p>79.1821192053</text:p>
          </table:table-cell>
        </table:table-row>
        <table:table-row table:style-name="ro1">
          <table:table-cell office:value-type="float" office:value="108030088" calcext:value-type="float">
            <text:p>108030088</text:p>
          </table:table-cell>
          <table:table-cell office:value-type="float" office:value="100" calcext:value-type="float">
            <text:p>100</text:p>
          </table:table-cell>
          <table:table-cell office:value-type="float" office:value="112657688" calcext:value-type="float">
            <text:p>112657688</text:p>
          </table:table-cell>
          <table:table-cell office:value-type="float" office:value="92.4923664122" calcext:value-type="float">
            <text:p>92.4923664122</text:p>
          </table:table-cell>
          <table:table-cell office:value-type="float" office:value="114479032" calcext:value-type="float">
            <text:p>114479032</text:p>
          </table:table-cell>
          <table:table-cell office:value-type="float" office:value="100" calcext:value-type="float">
            <text:p>100</text:p>
          </table:table-cell>
          <table:table-cell office:value-type="float" office:value="105246520" calcext:value-type="float">
            <text:p>105246520</text:p>
          </table:table-cell>
          <table:table-cell office:value-type="float" office:value="95.9924528302" calcext:value-type="float">
            <text:p>95.9924528302</text:p>
          </table:table-cell>
          <table:table-cell office:value-type="float" office:value="118027848" calcext:value-type="float">
            <text:p>118027848</text:p>
          </table:table-cell>
          <table:table-cell office:value-type="float" office:value="79.1301369863" calcext:value-type="float">
            <text:p>79.1301369863</text:p>
          </table:table-cell>
        </table:table-row>
        <table:table-row table:style-name="ro1">
          <table:table-cell office:value-type="float" office:value="114206200" calcext:value-type="float">
            <text:p>114206200</text:p>
          </table:table-cell>
          <table:table-cell office:value-type="float" office:value="100" calcext:value-type="float">
            <text:p>100</text:p>
          </table:table-cell>
          <table:table-cell office:value-type="float" office:value="108686136" calcext:value-type="float">
            <text:p>108686136</text:p>
          </table:table-cell>
          <table:table-cell office:value-type="float" office:value="82.5316455696" calcext:value-type="float">
            <text:p>82.5316455696</text:p>
          </table:table-cell>
          <table:table-cell office:value-type="float" office:value="114135640" calcext:value-type="float">
            <text:p>114135640</text:p>
          </table:table-cell>
          <table:table-cell office:value-type="float" office:value="78.9733606557" calcext:value-type="float">
            <text:p>78.9733606557</text:p>
          </table:table-cell>
          <table:table-cell office:value-type="float" office:value="103690232" calcext:value-type="float">
            <text:p>103690232</text:p>
          </table:table-cell>
          <table:table-cell office:value-type="float" office:value="88.553125" calcext:value-type="float">
            <text:p>88.553125</text:p>
          </table:table-cell>
          <table:table-cell office:value-type="float" office:value="112433256" calcext:value-type="float">
            <text:p>112433256</text:p>
          </table:table-cell>
          <table:table-cell office:value-type="float" office:value="80.6166134185" calcext:value-type="float">
            <text:p>80.6166134185</text:p>
          </table:table-cell>
        </table:table-row>
        <table:table-row table:style-name="ro1">
          <table:table-cell office:value-type="float" office:value="116775464" calcext:value-type="float">
            <text:p>116775464</text:p>
          </table:table-cell>
          <table:table-cell office:value-type="float" office:value="90.625" calcext:value-type="float">
            <text:p>90.625</text:p>
          </table:table-cell>
          <table:table-cell office:value-type="float" office:value="111572824" calcext:value-type="float">
            <text:p>111572824</text:p>
          </table:table-cell>
          <table:table-cell office:value-type="float" office:value="81.1616766467" calcext:value-type="float">
            <text:p>81.1616766467</text:p>
          </table:table-cell>
          <table:table-cell office:value-type="float" office:value="111974280" calcext:value-type="float">
            <text:p>111974280</text:p>
          </table:table-cell>
          <table:table-cell office:value-type="float" office:value="100" calcext:value-type="float">
            <text:p>100</text:p>
          </table:table-cell>
          <table:table-cell office:value-type="float" office:value="114016840" calcext:value-type="float">
            <text:p>114016840</text:p>
          </table:table-cell>
          <table:table-cell office:value-type="float" office:value="100" calcext:value-type="float">
            <text:p>100</text:p>
          </table:table-cell>
          <table:table-cell office:value-type="float" office:value="104058440" calcext:value-type="float">
            <text:p>104058440</text:p>
          </table:table-cell>
          <table:table-cell office:value-type="float" office:value="97.3653250774" calcext:value-type="float">
            <text:p>97.3653250774</text:p>
          </table:table-cell>
        </table:table-row>
        <table:table-row table:style-name="ro1">
          <table:table-cell office:value-type="float" office:value="113207384" calcext:value-type="float">
            <text:p>113207384</text:p>
          </table:table-cell>
          <table:table-cell office:value-type="float" office:value="85.0380228137" calcext:value-type="float">
            <text:p>85.0380228137</text:p>
          </table:table-cell>
          <table:table-cell office:value-type="float" office:value="109055160" calcext:value-type="float">
            <text:p>109055160</text:p>
          </table:table-cell>
          <table:table-cell office:value-type="float" office:value="80.0825688073" calcext:value-type="float">
            <text:p>80.0825688073</text:p>
          </table:table-cell>
          <table:table-cell office:value-type="float" office:value="114945096" calcext:value-type="float">
            <text:p>114945096</text:p>
          </table:table-cell>
          <table:table-cell office:value-type="float" office:value="100" calcext:value-type="float">
            <text:p>100</text:p>
          </table:table-cell>
          <table:table-cell office:value-type="float" office:value="114114904" calcext:value-type="float">
            <text:p>114114904</text:p>
          </table:table-cell>
          <table:table-cell office:value-type="float" office:value="100" calcext:value-type="float">
            <text:p>100</text:p>
          </table:table-cell>
          <table:table-cell office:value-type="float" office:value="116921896" calcext:value-type="float">
            <text:p>116921896</text:p>
          </table:table-cell>
          <table:table-cell office:value-type="float" office:value="92.5172413793" calcext:value-type="float">
            <text:p>92.5172413793</text:p>
          </table:table-cell>
        </table:table-row>
        <table:table-row table:style-name="ro1">
          <table:table-cell office:value-type="float" office:value="115464024" calcext:value-type="float">
            <text:p>115464024</text:p>
          </table:table-cell>
          <table:table-cell office:value-type="float" office:value="71.1189710611" calcext:value-type="float">
            <text:p>71.1189710611</text:p>
          </table:table-cell>
          <table:table-cell office:value-type="float" office:value="105427912" calcext:value-type="float">
            <text:p>105427912</text:p>
          </table:table-cell>
          <table:table-cell office:value-type="float" office:value="90.3490566038" calcext:value-type="float">
            <text:p>90.3490566038</text:p>
          </table:table-cell>
          <table:table-cell office:value-type="float" office:value="117094552" calcext:value-type="float">
            <text:p>117094552</text:p>
          </table:table-cell>
          <table:table-cell office:value-type="float" office:value="100" calcext:value-type="float">
            <text:p>100</text:p>
          </table:table-cell>
          <table:table-cell office:value-type="float" office:value="119141624" calcext:value-type="float">
            <text:p>119141624</text:p>
          </table:table-cell>
          <table:table-cell office:value-type="float" office:value="100" calcext:value-type="float">
            <text:p>100</text:p>
          </table:table-cell>
          <table:table-cell office:value-type="float" office:value="117201400" calcext:value-type="float">
            <text:p>117201400</text:p>
          </table:table-cell>
          <table:table-cell office:value-type="float" office:value="89.8923076923" calcext:value-type="float">
            <text:p>89.8923076923</text:p>
          </table:table-cell>
        </table:table-row>
        <table:table-row table:style-name="ro1">
          <table:table-cell office:value-type="float" office:value="105238552" calcext:value-type="float">
            <text:p>105238552</text:p>
          </table:table-cell>
          <table:table-cell office:value-type="float" office:value="99.0684410646" calcext:value-type="float">
            <text:p>99.0684410646</text:p>
          </table:table-cell>
          <table:table-cell office:value-type="float" office:value="108145864" calcext:value-type="float">
            <text:p>108145864</text:p>
          </table:table-cell>
          <table:table-cell office:value-type="float" office:value="88.8844984802" calcext:value-type="float">
            <text:p>88.8844984802</text:p>
          </table:table-cell>
          <table:table-cell office:value-type="float" office:value="109597832" calcext:value-type="float">
            <text:p>109597832</text:p>
          </table:table-cell>
          <table:table-cell office:value-type="float" office:value="100" calcext:value-type="float">
            <text:p>100</text:p>
          </table:table-cell>
          <table:table-cell office:value-type="float" office:value="110926216" calcext:value-type="float">
            <text:p>110926216</text:p>
          </table:table-cell>
          <table:table-cell office:value-type="float" office:value="100" calcext:value-type="float">
            <text:p>100</text:p>
          </table:table-cell>
          <table:table-cell office:value-type="float" office:value="107492024" calcext:value-type="float">
            <text:p>107492024</text:p>
          </table:table-cell>
          <table:table-cell office:value-type="float" office:value="85.131097561" calcext:value-type="float">
            <text:p>85.131097561</text:p>
          </table:table-cell>
        </table:table-row>
        <table:table-row table:style-name="ro1">
          <table:table-cell office:value-type="float" office:value="112054536" calcext:value-type="float">
            <text:p>112054536</text:p>
          </table:table-cell>
          <table:table-cell office:value-type="float" office:value="48.9703389831" calcext:value-type="float">
            <text:p>48.9703389831</text:p>
          </table:table-cell>
          <table:table-cell office:value-type="float" office:value="107461832" calcext:value-type="float">
            <text:p>107461832</text:p>
          </table:table-cell>
          <table:table-cell office:value-type="float" office:value="48.9182692308" calcext:value-type="float">
            <text:p>48.9182692308</text:p>
          </table:table-cell>
          <table:table-cell office:value-type="float" office:value="113236424" calcext:value-type="float">
            <text:p>113236424</text:p>
          </table:table-cell>
          <table:table-cell office:value-type="float" office:value="70.8196078431" calcext:value-type="float">
            <text:p>70.8196078431</text:p>
          </table:table-cell>
          <table:table-cell office:value-type="float" office:value="109957352" calcext:value-type="float">
            <text:p>109957352</text:p>
          </table:table-cell>
          <table:table-cell office:value-type="float" office:value="68.0769230769" calcext:value-type="float">
            <text:p>68.0769230769</text:p>
          </table:table-cell>
          <table:table-cell office:value-type="float" office:value="115586664" calcext:value-type="float">
            <text:p>115586664</text:p>
          </table:table-cell>
          <table:table-cell office:value-type="float" office:value="53.3693693694" calcext:value-type="float">
            <text:p>53.3693693694</text:p>
          </table:table-cell>
        </table:table-row>
        <table:table-row table:style-name="ro1">
          <table:table-cell office:value-type="float" office:value="107982760" calcext:value-type="float">
            <text:p>107982760</text:p>
          </table:table-cell>
          <table:table-cell office:value-type="float" office:value="40.1844262295" calcext:value-type="float">
            <text:p>40.1844262295</text:p>
          </table:table-cell>
          <table:table-cell office:value-type="float" office:value="111686472" calcext:value-type="float">
            <text:p>111686472</text:p>
          </table:table-cell>
          <table:table-cell office:value-type="float" office:value="38.2748091603" calcext:value-type="float">
            <text:p>38.2748091603</text:p>
          </table:table-cell>
          <table:table-cell office:value-type="float" office:value="118268904" calcext:value-type="float">
            <text:p>118268904</text:p>
          </table:table-cell>
          <table:table-cell office:value-type="float" office:value="46.5408805031" calcext:value-type="float">
            <text:p>46.5408805031</text:p>
          </table:table-cell>
          <table:table-cell office:value-type="float" office:value="105403912" calcext:value-type="float">
            <text:p>105403912</text:p>
          </table:table-cell>
          <table:table-cell office:value-type="float" office:value="49.3612040134" calcext:value-type="float">
            <text:p>49.3612040134</text:p>
          </table:table-cell>
          <table:table-cell office:value-type="float" office:value="119404568" calcext:value-type="float">
            <text:p>119404568</text:p>
          </table:table-cell>
          <table:table-cell office:value-type="float" office:value="36.3421052632" calcext:value-type="float">
            <text:p>36.3421052632</text:p>
          </table:table-cell>
        </table:table-row>
        <table:table-row table:style-name="ro1">
          <table:table-cell office:value-type="float" office:value="106976264" calcext:value-type="float">
            <text:p>106976264</text:p>
          </table:table-cell>
          <table:table-cell office:value-type="float" office:value="41.7306122449" calcext:value-type="float">
            <text:p>41.7306122449</text:p>
          </table:table-cell>
          <table:table-cell office:value-type="float" office:value="106604696" calcext:value-type="float">
            <text:p>106604696</text:p>
          </table:table-cell>
          <table:table-cell office:value-type="float" office:value="34.9721254355" calcext:value-type="float">
            <text:p>34.9721254355</text:p>
          </table:table-cell>
          <table:table-cell office:value-type="float" office:value="114086584" calcext:value-type="float">
            <text:p>114086584</text:p>
          </table:table-cell>
          <table:table-cell office:value-type="float" office:value="50.6006825939" calcext:value-type="float">
            <text:p>50.6006825939</text:p>
          </table:table-cell>
          <table:table-cell office:value-type="float" office:value="112986632" calcext:value-type="float">
            <text:p>112986632</text:p>
          </table:table-cell>
          <table:table-cell office:value-type="float" office:value="39.5815899582" calcext:value-type="float">
            <text:p>39.5815899582</text:p>
          </table:table-cell>
          <table:table-cell office:value-type="float" office:value="109184664" calcext:value-type="float">
            <text:p>109184664</text:p>
          </table:table-cell>
          <table:table-cell office:value-type="float" office:value="48.1713286713" calcext:value-type="float">
            <text:p>48.1713286713</text:p>
          </table:table-cell>
        </table:table-row>
        <table:table-row table:style-name="ro1">
          <table:table-cell office:value-type="float" office:value="106393272" calcext:value-type="float">
            <text:p>106393272</text:p>
          </table:table-cell>
          <table:table-cell office:value-type="float" office:value="35.4778156997" calcext:value-type="float">
            <text:p>35.4778156997</text:p>
          </table:table-cell>
          <table:table-cell office:value-type="float" office:value="111437464" calcext:value-type="float">
            <text:p>111437464</text:p>
          </table:table-cell>
          <table:table-cell office:value-type="float" office:value="46.4203539823" calcext:value-type="float">
            <text:p>46.4203539823</text:p>
          </table:table-cell>
          <table:table-cell office:value-type="float" office:value="114503560" calcext:value-type="float">
            <text:p>114503560</text:p>
          </table:table-cell>
          <table:table-cell office:value-type="float" office:value="52.5321428571" calcext:value-type="float">
            <text:p>52.5321428571</text:p>
          </table:table-cell>
          <table:table-cell office:value-type="float" office:value="104279768" calcext:value-type="float">
            <text:p>104279768</text:p>
          </table:table-cell>
          <table:table-cell office:value-type="float" office:value="39.4789272031" calcext:value-type="float">
            <text:p>39.4789272031</text:p>
          </table:table-cell>
          <table:table-cell office:value-type="float" office:value="113052152" calcext:value-type="float">
            <text:p>113052152</text:p>
          </table:table-cell>
          <table:table-cell office:value-type="float" office:value="51.0380622837" calcext:value-type="float">
            <text:p>51.0380622837</text:p>
          </table:table-cell>
        </table:table-row>
        <table:table-row table:style-name="ro1">
          <table:table-cell office:value-type="float" office:value="115733832" calcext:value-type="float">
            <text:p>115733832</text:p>
          </table:table-cell>
          <table:table-cell office:value-type="float" office:value="49.1515151515" calcext:value-type="float">
            <text:p>49.1515151515</text:p>
          </table:table-cell>
          <table:table-cell office:value-type="float" office:value="105010936" calcext:value-type="float">
            <text:p>105010936</text:p>
          </table:table-cell>
          <table:table-cell office:value-type="float" office:value="49.6772727273" calcext:value-type="float">
            <text:p>49.6772727273</text:p>
          </table:table-cell>
          <table:table-cell office:value-type="float" office:value="103367672" calcext:value-type="float">
            <text:p>103367672</text:p>
          </table:table-cell>
          <table:table-cell office:value-type="float" office:value="52.8387096774" calcext:value-type="float">
            <text:p>52.8387096774</text:p>
          </table:table-cell>
          <table:table-cell office:value-type="float" office:value="109773368" calcext:value-type="float">
            <text:p>109773368</text:p>
          </table:table-cell>
          <table:table-cell office:value-type="float" office:value="34.7429577465" calcext:value-type="float">
            <text:p>34.7429577465</text:p>
          </table:table-cell>
          <table:table-cell office:value-type="float" office:value="117548680" calcext:value-type="float">
            <text:p>117548680</text:p>
          </table:table-cell>
          <table:table-cell office:value-type="float" office:value="47.3429487179" calcext:value-type="float">
            <text:p>47.3429487179</text:p>
          </table:table-cell>
        </table:table-row>
        <table:table-row table:style-name="ro1">
          <table:table-cell office:value-type="float" office:value="107338472" calcext:value-type="float">
            <text:p>107338472</text:p>
          </table:table-cell>
          <table:table-cell office:value-type="float" office:value="45.3127962085" calcext:value-type="float">
            <text:p>45.3127962085</text:p>
          </table:table-cell>
          <table:table-cell office:value-type="float" office:value="113890360" calcext:value-type="float">
            <text:p>113890360</text:p>
          </table:table-cell>
          <table:table-cell office:value-type="float" office:value="30.2439759036" calcext:value-type="float">
            <text:p>30.2439759036</text:p>
          </table:table-cell>
          <table:table-cell office:value-type="float" office:value="115624728" calcext:value-type="float">
            <text:p>115624728</text:p>
          </table:table-cell>
          <table:table-cell office:value-type="float" office:value="32.6910299003" calcext:value-type="float">
            <text:p>32.6910299003</text:p>
          </table:table-cell>
          <table:table-cell office:value-type="float" office:value="110336552" calcext:value-type="float">
            <text:p>110336552</text:p>
          </table:table-cell>
          <table:table-cell office:value-type="float" office:value="48.1655629139" calcext:value-type="float">
            <text:p>48.1655629139</text:p>
          </table:table-cell>
          <table:table-cell office:value-type="float" office:value="110970712" calcext:value-type="float">
            <text:p>110970712</text:p>
          </table:table-cell>
          <table:table-cell office:value-type="float" office:value="43.9351351351" calcext:value-type="float">
            <text:p>43.9351351351</text:p>
          </table:table-cell>
        </table:table-row>
        <table:table-row table:style-name="ro1">
          <table:table-cell office:value-type="float" office:value="110877160" calcext:value-type="float">
            <text:p>110877160</text:p>
          </table:table-cell>
          <table:table-cell office:value-type="float" office:value="48.6633986928" calcext:value-type="float">
            <text:p>48.6633986928</text:p>
          </table:table-cell>
          <table:table-cell office:value-type="float" office:value="114033208" calcext:value-type="float">
            <text:p>114033208</text:p>
          </table:table-cell>
          <table:table-cell office:value-type="float" office:value="48.3914893617" calcext:value-type="float">
            <text:p>48.3914893617</text:p>
          </table:table-cell>
          <table:table-cell office:value-type="float" office:value="108175144" calcext:value-type="float">
            <text:p>108175144</text:p>
          </table:table-cell>
          <table:table-cell office:value-type="float" office:value="44.3568281938" calcext:value-type="float">
            <text:p>44.3568281938</text:p>
          </table:table-cell>
          <table:table-cell office:value-type="float" office:value="103374488" calcext:value-type="float">
            <text:p>103374488</text:p>
          </table:table-cell>
          <table:table-cell office:value-type="float" office:value="41.3956521739" calcext:value-type="float">
            <text:p>41.3956521739</text:p>
          </table:table-cell>
          <table:table-cell office:value-type="float" office:value="116273720" calcext:value-type="float">
            <text:p>116273720</text:p>
          </table:table-cell>
          <table:table-cell office:value-type="float" office:value="61.6509803922" calcext:value-type="float">
            <text:p>61.6509803922</text:p>
          </table:table-cell>
        </table:table-row>
        <table:table-row table:style-name="ro1">
          <table:table-cell office:value-type="float" office:value="110955592" calcext:value-type="float">
            <text:p>110955592</text:p>
          </table:table-cell>
          <table:table-cell office:value-type="float" office:value="56.0192307692" calcext:value-type="float">
            <text:p>56.0192307692</text:p>
          </table:table-cell>
          <table:table-cell office:value-type="float" office:value="119213096" calcext:value-type="float">
            <text:p>119213096</text:p>
          </table:table-cell>
          <table:table-cell office:value-type="float" office:value="41.708" calcext:value-type="float">
            <text:p>41.708</text:p>
          </table:table-cell>
          <table:table-cell office:value-type="float" office:value="104618488" calcext:value-type="float">
            <text:p>104618488</text:p>
          </table:table-cell>
          <table:table-cell office:value-type="float" office:value="42.3745173745" calcext:value-type="float">
            <text:p>42.3745173745</text:p>
          </table:table-cell>
          <table:table-cell office:value-type="float" office:value="110214872" calcext:value-type="float">
            <text:p>110214872</text:p>
          </table:table-cell>
          <table:table-cell office:value-type="float" office:value="39.8029739777" calcext:value-type="float">
            <text:p>39.8029739777</text:p>
          </table:table-cell>
          <table:table-cell office:value-type="float" office:value="105562440" calcext:value-type="float">
            <text:p>105562440</text:p>
          </table:table-cell>
          <table:table-cell office:value-type="float" office:value="51.4183673469" calcext:value-type="float">
            <text:p>51.4183673469</text:p>
          </table:table-cell>
        </table:table-row>
        <table:table-row table:style-name="ro1">
          <table:table-cell office:value-type="float" office:value="109405416" calcext:value-type="float">
            <text:p>109405416</text:p>
          </table:table-cell>
          <table:table-cell office:value-type="float" office:value="42.7559322034" calcext:value-type="float">
            <text:p>42.7559322034</text:p>
          </table:table-cell>
          <table:table-cell office:value-type="float" office:value="117485608" calcext:value-type="float">
            <text:p>117485608</text:p>
          </table:table-cell>
          <table:table-cell office:value-type="float" office:value="36.9298245614" calcext:value-type="float">
            <text:p>36.9298245614</text:p>
          </table:table-cell>
          <table:table-cell office:value-type="float" office:value="103452728" calcext:value-type="float">
            <text:p>103452728</text:p>
          </table:table-cell>
          <table:table-cell office:value-type="float" office:value="55.703125" calcext:value-type="float">
            <text:p>55.703125</text:p>
          </table:table-cell>
          <table:table-cell office:value-type="float" office:value="106609160" calcext:value-type="float">
            <text:p>106609160</text:p>
          </table:table-cell>
          <table:table-cell office:value-type="float" office:value="41.330472103" calcext:value-type="float">
            <text:p>41.330472103</text:p>
          </table:table-cell>
          <table:table-cell office:value-type="float" office:value="107010056" calcext:value-type="float">
            <text:p>107010056</text:p>
          </table:table-cell>
          <table:table-cell office:value-type="float" office:value="57.9292929293" calcext:value-type="float">
            <text:p>57.9292929293</text:p>
          </table:table-cell>
        </table:table-row>
        <table:table-row table:style-name="ro1">
          <table:table-cell office:value-type="float" office:value="119015096" calcext:value-type="float">
            <text:p>119015096</text:p>
          </table:table-cell>
          <table:table-cell office:value-type="float" office:value="42.1091703057" calcext:value-type="float">
            <text:p>42.1091703057</text:p>
          </table:table-cell>
          <table:table-cell office:value-type="float" office:value="114237592" calcext:value-type="float">
            <text:p>114237592</text:p>
          </table:table-cell>
          <table:table-cell office:value-type="float" office:value="41.692" calcext:value-type="float">
            <text:p>41.692</text:p>
          </table:table-cell>
          <table:table-cell office:value-type="float" office:value="116086088" calcext:value-type="float">
            <text:p>116086088</text:p>
          </table:table-cell>
          <table:table-cell office:value-type="float" office:value="52.0282685512" calcext:value-type="float">
            <text:p>52.0282685512</text:p>
          </table:table-cell>
          <table:table-cell office:value-type="float" office:value="117524440" calcext:value-type="float">
            <text:p>117524440</text:p>
          </table:table-cell>
          <table:table-cell office:value-type="float" office:value="43.6228070175" calcext:value-type="float">
            <text:p>43.6228070175</text:p>
          </table:table-cell>
          <table:table-cell office:value-type="float" office:value="115641096" calcext:value-type="float">
            <text:p>115641096</text:p>
          </table:table-cell>
          <table:table-cell office:value-type="float" office:value="49.5945945946" calcext:value-type="float">
            <text:p>49.5945945946</text:p>
          </table:table-cell>
        </table:table-row>
        <table:table-row table:style-name="ro1">
          <table:table-cell office:value-type="float" office:value="118085976" calcext:value-type="float">
            <text:p>118085976</text:p>
          </table:table-cell>
          <table:table-cell office:value-type="float" office:value="40.7552742616" calcext:value-type="float">
            <text:p>40.7552742616</text:p>
          </table:table-cell>
          <table:table-cell office:value-type="float" office:value="104447944" calcext:value-type="float">
            <text:p>104447944</text:p>
          </table:table-cell>
          <table:table-cell office:value-type="float" office:value="42.9703389831" calcext:value-type="float">
            <text:p>42.9703389831</text:p>
          </table:table-cell>
          <table:table-cell office:value-type="float" office:value="112631496" calcext:value-type="float">
            <text:p>112631496</text:p>
          </table:table-cell>
          <table:table-cell office:value-type="float" office:value="46.4826498423" calcext:value-type="float">
            <text:p>46.4826498423</text:p>
          </table:table-cell>
          <table:table-cell office:value-type="float" office:value="112786424" calcext:value-type="float">
            <text:p>112786424</text:p>
          </table:table-cell>
          <table:table-cell office:value-type="float" office:value="43.6244541485" calcext:value-type="float">
            <text:p>43.6244541485</text:p>
          </table:table-cell>
          <table:table-cell office:value-type="float" office:value="112046136" calcext:value-type="float">
            <text:p>112046136</text:p>
          </table:table-cell>
          <table:table-cell office:value-type="float" office:value="58.8995983936" calcext:value-type="float">
            <text:p>58.8995983936</text:p>
          </table:table-cell>
        </table:table-row>
        <table:table-row table:style-name="ro1">
          <table:table-cell office:value-type="float" office:value="116439800" calcext:value-type="float">
            <text:p>116439800</text:p>
          </table:table-cell>
          <table:table-cell office:value-type="float" office:value="46.8317307692" calcext:value-type="float">
            <text:p>46.8317307692</text:p>
          </table:table-cell>
          <table:table-cell office:value-type="float" office:value="114543112" calcext:value-type="float">
            <text:p>114543112</text:p>
          </table:table-cell>
          <table:table-cell office:value-type="float" office:value="44.4557522124" calcext:value-type="float">
            <text:p>44.4557522124</text:p>
          </table:table-cell>
          <table:table-cell office:value-type="float" office:value="106458120" calcext:value-type="float">
            <text:p>106458120</text:p>
          </table:table-cell>
          <table:table-cell office:value-type="float" office:value="54.38125" calcext:value-type="float">
            <text:p>54.38125</text:p>
          </table:table-cell>
          <table:table-cell office:value-type="float" office:value="112814936" calcext:value-type="float">
            <text:p>112814936</text:p>
          </table:table-cell>
          <table:table-cell office:value-type="float" office:value="52.2795698925" calcext:value-type="float">
            <text:p>52.2795698925</text:p>
          </table:table-cell>
          <table:table-cell office:value-type="float" office:value="115850264" calcext:value-type="float">
            <text:p>115850264</text:p>
          </table:table-cell>
          <table:table-cell office:value-type="float" office:value="44.1255813953" calcext:value-type="float">
            <text:p>44.1255813953</text:p>
          </table:table-cell>
        </table:table-row>
        <table:table-row table:style-name="ro1">
          <table:table-cell office:value-type="float" office:value="103934936" calcext:value-type="float">
            <text:p>103934936</text:p>
          </table:table-cell>
          <table:table-cell office:value-type="float" office:value="51.8453608247" calcext:value-type="float">
            <text:p>51.8453608247</text:p>
          </table:table-cell>
          <table:table-cell office:value-type="float" office:value="108129064" calcext:value-type="float">
            <text:p>108129064</text:p>
          </table:table-cell>
          <table:table-cell office:value-type="float" office:value="45.8903508772" calcext:value-type="float">
            <text:p>45.8903508772</text:p>
          </table:table-cell>
          <table:table-cell office:value-type="float" office:value="116465864" calcext:value-type="float">
            <text:p>116465864</text:p>
          </table:table-cell>
          <table:table-cell office:value-type="float" office:value="42.1689750693" calcext:value-type="float">
            <text:p>42.1689750693</text:p>
          </table:table-cell>
          <table:table-cell office:value-type="float" office:value="111809256" calcext:value-type="float">
            <text:p>111809256</text:p>
          </table:table-cell>
          <table:table-cell office:value-type="float" office:value="51.5609756098" calcext:value-type="float">
            <text:p>51.5609756098</text:p>
          </table:table-cell>
          <table:table-cell office:value-type="float" office:value="110937304" calcext:value-type="float">
            <text:p>110937304</text:p>
          </table:table-cell>
          <table:table-cell office:value-type="float" office:value="43.3404255319" calcext:value-type="float">
            <text:p>43.3404255319</text:p>
          </table:table-cell>
        </table:table-row>
        <table:table-row table:style-name="ro1">
          <table:table-cell office:value-type="float" office:value="103371560" calcext:value-type="float">
            <text:p>103371560</text:p>
          </table:table-cell>
          <table:table-cell office:value-type="float" office:value="42.3755458515" calcext:value-type="float">
            <text:p>42.3755458515</text:p>
          </table:table-cell>
          <table:table-cell office:value-type="float" office:value="112695848" calcext:value-type="float">
            <text:p>112695848</text:p>
          </table:table-cell>
          <table:table-cell office:value-type="float" office:value="43.1974789916" calcext:value-type="float">
            <text:p>43.1974789916</text:p>
          </table:table-cell>
          <table:table-cell office:value-type="float" office:value="104765656" calcext:value-type="float">
            <text:p>104765656</text:p>
          </table:table-cell>
          <table:table-cell office:value-type="float" office:value="48.5907590759" calcext:value-type="float">
            <text:p>48.5907590759</text:p>
          </table:table-cell>
          <table:table-cell office:value-type="float" office:value="117488056" calcext:value-type="float">
            <text:p>117488056</text:p>
          </table:table-cell>
          <table:table-cell office:value-type="float" office:value="49.5785953177" calcext:value-type="float">
            <text:p>49.5785953177</text:p>
          </table:table-cell>
          <table:table-cell office:value-type="float" office:value="113419544" calcext:value-type="float">
            <text:p>113419544</text:p>
          </table:table-cell>
          <table:table-cell office:value-type="float" office:value="44.0964912281" calcext:value-type="float">
            <text:p>44.0964912281</text:p>
          </table:table-cell>
        </table:table-row>
        <table:table-row table:style-name="ro1">
          <table:table-cell office:value-type="float" office:value="118306728" calcext:value-type="float">
            <text:p>118306728</text:p>
          </table:table-cell>
          <table:table-cell office:value-type="float" office:value="47.5410628019" calcext:value-type="float">
            <text:p>47.5410628019</text:p>
          </table:table-cell>
          <table:table-cell office:value-type="float" office:value="109164792" calcext:value-type="float">
            <text:p>109164792</text:p>
          </table:table-cell>
          <table:table-cell office:value-type="float" office:value="46.1383928571" calcext:value-type="float">
            <text:p>46.1383928571</text:p>
          </table:table-cell>
          <table:table-cell office:value-type="float" office:value="117888552" calcext:value-type="float">
            <text:p>117888552</text:p>
          </table:table-cell>
          <table:table-cell office:value-type="float" office:value="58.5118110236" calcext:value-type="float">
            <text:p>58.5118110236</text:p>
          </table:table-cell>
          <table:table-cell office:value-type="float" office:value="112898360" calcext:value-type="float">
            <text:p>112898360</text:p>
          </table:table-cell>
          <table:table-cell office:value-type="float" office:value="45.2012195122" calcext:value-type="float">
            <text:p>45.2012195122</text:p>
          </table:table-cell>
          <table:table-cell office:value-type="float" office:value="110446760" calcext:value-type="float">
            <text:p>110446760</text:p>
          </table:table-cell>
          <table:table-cell office:value-type="float" office:value="45.0044052863" calcext:value-type="float">
            <text:p>45.0044052863</text:p>
          </table:table-cell>
        </table:table-row>
        <table:table-row table:style-name="ro1">
          <table:table-cell office:value-type="float" office:value="111827112" calcext:value-type="float">
            <text:p>111827112</text:p>
          </table:table-cell>
          <table:table-cell office:value-type="float" office:value="38.2461538462" calcext:value-type="float">
            <text:p>38.2461538462</text:p>
          </table:table-cell>
          <table:table-cell office:value-type="float" office:value="118970744" calcext:value-type="float">
            <text:p>118970744</text:p>
          </table:table-cell>
          <table:table-cell office:value-type="float" office:value="42.9442060086" calcext:value-type="float">
            <text:p>42.9442060086</text:p>
          </table:table-cell>
          <table:table-cell office:value-type="float" office:value="114454504" calcext:value-type="float">
            <text:p>114454504</text:p>
          </table:table-cell>
          <table:table-cell office:value-type="float" office:value="53.7672727273" calcext:value-type="float">
            <text:p>53.7672727273</text:p>
          </table:table-cell>
          <table:table-cell office:value-type="float" office:value="108120760" calcext:value-type="float">
            <text:p>108120760</text:p>
          </table:table-cell>
          <table:table-cell office:value-type="float" office:value="56.0494296578" calcext:value-type="float">
            <text:p>56.0494296578</text:p>
          </table:table-cell>
          <table:table-cell office:value-type="float" office:value="103932392" calcext:value-type="float">
            <text:p>103932392</text:p>
          </table:table-cell>
          <table:table-cell office:value-type="float" office:value="40.8106060606" calcext:value-type="float">
            <text:p>40.8106060606</text:p>
          </table:table-cell>
        </table:table-row>
        <table:table-row table:style-name="ro1">
          <table:table-cell office:value-type="float" office:value="106220856" calcext:value-type="float">
            <text:p>106220856</text:p>
          </table:table-cell>
          <table:table-cell office:value-type="float" office:value="37.5647482014" calcext:value-type="float">
            <text:p>37.5647482014</text:p>
          </table:table-cell>
          <table:table-cell office:value-type="float" office:value="113846008" calcext:value-type="float">
            <text:p>113846008</text:p>
          </table:table-cell>
          <table:table-cell office:value-type="float" office:value="44.0600858369" calcext:value-type="float">
            <text:p>44.0600858369</text:p>
          </table:table-cell>
          <table:table-cell office:value-type="float" office:value="110256296" calcext:value-type="float">
            <text:p>110256296</text:p>
          </table:table-cell>
          <table:table-cell office:value-type="float" office:value="52.75" calcext:value-type="float">
            <text:p>52.75</text:p>
          </table:table-cell>
          <table:table-cell office:value-type="float" office:value="105507288" calcext:value-type="float">
            <text:p>105507288</text:p>
          </table:table-cell>
          <table:table-cell office:value-type="float" office:value="55.1647940075" calcext:value-type="float">
            <text:p>55.1647940075</text:p>
          </table:table-cell>
          <table:table-cell office:value-type="float" office:value="113182904" calcext:value-type="float">
            <text:p>113182904</text:p>
          </table:table-cell>
          <table:table-cell office:value-type="float" office:value="31.1853035144" calcext:value-type="float">
            <text:p>31.1853035144</text:p>
          </table:table-cell>
        </table:table-row>
        <table:table-row table:style-name="ro1">
          <table:table-cell office:value-type="float" office:value="116269688" calcext:value-type="float">
            <text:p>116269688</text:p>
          </table:table-cell>
          <table:table-cell office:value-type="float" office:value="40.3837209302" calcext:value-type="float">
            <text:p>40.3837209302</text:p>
          </table:table-cell>
          <table:table-cell office:value-type="float" office:value="105341416" calcext:value-type="float">
            <text:p>105341416</text:p>
          </table:table-cell>
          <table:table-cell office:value-type="float" office:value="32.7267080745" calcext:value-type="float">
            <text:p>32.7267080745</text:p>
          </table:table-cell>
          <table:table-cell office:value-type="float" office:value="106020504" calcext:value-type="float">
            <text:p>106020504</text:p>
          </table:table-cell>
          <table:table-cell office:value-type="float" office:value="42.0201149425" calcext:value-type="float">
            <text:p>42.0201149425</text:p>
          </table:table-cell>
          <table:table-cell office:value-type="float" office:value="117303016" calcext:value-type="float">
            <text:p>117303016</text:p>
          </table:table-cell>
          <table:table-cell office:value-type="float" office:value="50.4137931034" calcext:value-type="float">
            <text:p>50.4137931034</text:p>
          </table:table-cell>
          <table:table-cell office:value-type="float" office:value="112009032" calcext:value-type="float">
            <text:p>112009032</text:p>
          </table:table-cell>
          <table:table-cell office:value-type="float" office:value="43.0966386555" calcext:value-type="float">
            <text:p>43.0966386555</text:p>
          </table:table-cell>
        </table:table-row>
        <table:table-row table:style-name="ro1">
          <table:table-cell office:value-type="float" office:value="111471448" calcext:value-type="float">
            <text:p>111471448</text:p>
          </table:table-cell>
          <table:table-cell office:value-type="float" office:value="44.4954954955" calcext:value-type="float">
            <text:p>44.4954954955</text:p>
          </table:table-cell>
          <table:table-cell office:value-type="float" office:value="117264328" calcext:value-type="float">
            <text:p>117264328</text:p>
          </table:table-cell>
          <table:table-cell office:value-type="float" office:value="42.9306122449" calcext:value-type="float">
            <text:p>42.9306122449</text:p>
          </table:table-cell>
          <table:table-cell office:value-type="float" office:value="119636216" calcext:value-type="float">
            <text:p>119636216</text:p>
          </table:table-cell>
          <table:table-cell office:value-type="float" office:value="52.8245614035" calcext:value-type="float">
            <text:p>52.8245614035</text:p>
          </table:table-cell>
          <table:table-cell office:value-type="float" office:value="113492024" calcext:value-type="float">
            <text:p>113492024</text:p>
          </table:table-cell>
          <table:table-cell office:value-type="float" office:value="51.0068965517" calcext:value-type="float">
            <text:p>51.0068965517</text:p>
          </table:table-cell>
          <table:table-cell office:value-type="float" office:value="108250600" calcext:value-type="float">
            <text:p>108250600</text:p>
          </table:table-cell>
          <table:table-cell office:value-type="float" office:value="41.764940239" calcext:value-type="float">
            <text:p>41.764940239</text:p>
          </table:table-cell>
        </table:table-row>
        <table:table-row table:style-name="ro1">
          <table:table-cell office:value-type="float" office:value="107194520" calcext:value-type="float">
            <text:p>107194520</text:p>
          </table:table-cell>
          <table:table-cell office:value-type="float" office:value="36.4945054945" calcext:value-type="float">
            <text:p>36.4945054945</text:p>
          </table:table-cell>
          <table:table-cell office:value-type="float" office:value="106665608" calcext:value-type="float">
            <text:p>106665608</text:p>
          </table:table-cell>
          <table:table-cell office:value-type="float" office:value="48.0514018692" calcext:value-type="float">
            <text:p>48.0514018692</text:p>
          </table:table-cell>
          <table:table-cell office:value-type="float" office:value="116239448" calcext:value-type="float">
            <text:p>116239448</text:p>
          </table:table-cell>
          <table:table-cell office:value-type="float" office:value="45.2839879154" calcext:value-type="float">
            <text:p>45.2839879154</text:p>
          </table:table-cell>
          <table:table-cell office:value-type="float" office:value="110839048" calcext:value-type="float">
            <text:p>110839048</text:p>
          </table:table-cell>
          <table:table-cell office:value-type="float" office:value="51.9649122807" calcext:value-type="float">
            <text:p>51.9649122807</text:p>
          </table:table-cell>
          <table:table-cell office:value-type="float" office:value="114267544" calcext:value-type="float">
            <text:p>114267544</text:p>
          </table:table-cell>
          <table:table-cell office:value-type="float" office:value="45.9422222222" calcext:value-type="float">
            <text:p>45.9422222222</text:p>
          </table:table-cell>
        </table:table-row>
        <table:table-row table:style-name="ro1">
          <table:table-cell office:value-type="float" office:value="105917832" calcext:value-type="float">
            <text:p>105917832</text:p>
          </table:table-cell>
          <table:table-cell office:value-type="float" office:value="44.4273127753" calcext:value-type="float">
            <text:p>44.4273127753</text:p>
          </table:table-cell>
          <table:table-cell office:value-type="float" office:value="113148248" calcext:value-type="float">
            <text:p>113148248</text:p>
          </table:table-cell>
          <table:table-cell office:value-type="float" office:value="40.3293650794" calcext:value-type="float">
            <text:p>40.3293650794</text:p>
          </table:table-cell>
          <table:table-cell office:value-type="float" office:value="111783576" calcext:value-type="float">
            <text:p>111783576</text:p>
          </table:table-cell>
          <table:table-cell office:value-type="float" office:value="47.8006535948" calcext:value-type="float">
            <text:p>47.8006535948</text:p>
          </table:table-cell>
          <table:table-cell office:value-type="float" office:value="106810424" calcext:value-type="float">
            <text:p>106810424</text:p>
          </table:table-cell>
          <table:table-cell office:value-type="float" office:value="44.993902439" calcext:value-type="float">
            <text:p>44.993902439</text:p>
          </table:table-cell>
          <table:table-cell office:value-type="float" office:value="112607688" calcext:value-type="float">
            <text:p>112607688</text:p>
          </table:table-cell>
          <table:table-cell office:value-type="float" office:value="37.4044117647" calcext:value-type="float">
            <text:p>37.4044117647</text:p>
          </table:table-cell>
        </table:table-row>
        <table:table-row table:style-name="ro1">
          <table:table-cell office:value-type="float" office:value="109204968" calcext:value-type="float">
            <text:p>109204968</text:p>
          </table:table-cell>
          <table:table-cell office:value-type="float" office:value="38.5375494071" calcext:value-type="float">
            <text:p>38.5375494071</text:p>
          </table:table-cell>
          <table:table-cell office:value-type="float" office:value="110550200" calcext:value-type="float">
            <text:p>110550200</text:p>
          </table:table-cell>
          <table:table-cell office:value-type="float" office:value="51.2288557214" calcext:value-type="float">
            <text:p>51.2288557214</text:p>
          </table:table-cell>
          <table:table-cell office:value-type="float" office:value="103858808" calcext:value-type="float">
            <text:p>103858808</text:p>
          </table:table-cell>
          <table:table-cell office:value-type="float" office:value="53.4801444043" calcext:value-type="float">
            <text:p>53.4801444043</text:p>
          </table:table-cell>
          <table:table-cell office:value-type="float" office:value="104696104" calcext:value-type="float">
            <text:p>104696104</text:p>
          </table:table-cell>
          <table:table-cell office:value-type="float" office:value="48.0357142857" calcext:value-type="float">
            <text:p>48.0357142857</text:p>
          </table:table-cell>
          <table:table-cell office:value-type="float" office:value="104241656" calcext:value-type="float">
            <text:p>104241656</text:p>
          </table:table-cell>
          <table:table-cell office:value-type="float" office:value="53.414507772" calcext:value-type="float">
            <text:p>53.414507772</text:p>
          </table:table-cell>
        </table:table-row>
        <table:table-row table:style-name="ro1">
          <table:table-cell office:value-type="float" office:value="117075016" calcext:value-type="float">
            <text:p>117075016</text:p>
          </table:table-cell>
          <table:table-cell office:value-type="float" office:value="51.0769230769" calcext:value-type="float">
            <text:p>51.0769230769</text:p>
          </table:table-cell>
          <table:table-cell office:value-type="float" office:value="118892456" calcext:value-type="float">
            <text:p>118892456</text:p>
          </table:table-cell>
          <table:table-cell office:value-type="float" office:value="50.9683794466" calcext:value-type="float">
            <text:p>50.9683794466</text:p>
          </table:table-cell>
          <table:table-cell office:value-type="float" office:value="119088968" calcext:value-type="float">
            <text:p>119088968</text:p>
          </table:table-cell>
          <table:table-cell office:value-type="float" office:value="49.6283783784" calcext:value-type="float">
            <text:p>49.6283783784</text:p>
          </table:table-cell>
          <table:table-cell office:value-type="float" office:value="104137832" calcext:value-type="float">
            <text:p>104137832</text:p>
          </table:table-cell>
          <table:table-cell office:value-type="float" office:value="47.8258928571" calcext:value-type="float">
            <text:p>47.8258928571</text:p>
          </table:table-cell>
          <table:table-cell office:value-type="float" office:value="118743720" calcext:value-type="float">
            <text:p>118743720</text:p>
          </table:table-cell>
          <table:table-cell office:value-type="float" office:value="45.9620991254" calcext:value-type="float">
            <text:p>45.9620991254</text:p>
          </table:table-cell>
        </table:table-row>
        <table:table-row table:style-name="ro1">
          <table:table-cell office:value-type="float" office:value="116985064" calcext:value-type="float">
            <text:p>116985064</text:p>
          </table:table-cell>
          <table:table-cell office:value-type="float" office:value="22.6572668113" calcext:value-type="float">
            <text:p>22.6572668113</text:p>
          </table:table-cell>
          <table:table-cell office:value-type="float" office:value="105998952" calcext:value-type="float">
            <text:p>105998952</text:p>
          </table:table-cell>
          <table:table-cell office:value-type="float" office:value="48.6788990826" calcext:value-type="float">
            <text:p>48.6788990826</text:p>
          </table:table-cell>
          <table:table-cell office:value-type="float" office:value="108182200" calcext:value-type="float">
            <text:p>108182200</text:p>
          </table:table-cell>
          <table:table-cell office:value-type="float" office:value="58.8873239437" calcext:value-type="float">
            <text:p>58.8873239437</text:p>
          </table:table-cell>
          <table:table-cell office:value-type="float" office:value="117924696" calcext:value-type="float">
            <text:p>117924696</text:p>
          </table:table-cell>
          <table:table-cell office:value-type="float" office:value="50.0821917808" calcext:value-type="float">
            <text:p>50.0821917808</text:p>
          </table:table-cell>
          <table:table-cell office:value-type="float" office:value="112620408" calcext:value-type="float">
            <text:p>112620408</text:p>
          </table:table-cell>
          <table:table-cell office:value-type="float" office:value="45.4647302905" calcext:value-type="float">
            <text:p>45.4647302905</text:p>
          </table:table-cell>
        </table:table-row>
        <table:table-row table:style-name="ro1">
          <table:table-cell office:value-type="float" office:value="111985656" calcext:value-type="float">
            <text:p>111985656</text:p>
          </table:table-cell>
          <table:table-cell office:value-type="float" office:value="38.3769230769" calcext:value-type="float">
            <text:p>38.3769230769</text:p>
          </table:table-cell>
          <table:table-cell office:value-type="float" office:value="112536360" calcext:value-type="float">
            <text:p>112536360</text:p>
          </table:table-cell>
          <table:table-cell office:value-type="float" office:value="40.5469387755" calcext:value-type="float">
            <text:p>40.5469387755</text:p>
          </table:table-cell>
          <table:table-cell office:value-type="float" office:value="112505592" calcext:value-type="float">
            <text:p>112505592</text:p>
          </table:table-cell>
          <table:table-cell office:value-type="float" office:value="51.2587859425" calcext:value-type="float">
            <text:p>51.2587859425</text:p>
          </table:table-cell>
          <table:table-cell office:value-type="float" office:value="113903896" calcext:value-type="float">
            <text:p>113903896</text:p>
          </table:table-cell>
          <table:table-cell office:value-type="float" office:value="51.4440559441" calcext:value-type="float">
            <text:p>51.4440559441</text:p>
          </table:table-cell>
          <table:table-cell office:value-type="float" office:value="117717160" calcext:value-type="float">
            <text:p>117717160</text:p>
          </table:table-cell>
          <table:table-cell office:value-type="float" office:value="42.3832599119" calcext:value-type="float">
            <text:p>42.3832599119</text:p>
          </table:table-cell>
        </table:table-row>
        <table:table-row table:style-name="ro1">
          <table:table-cell office:value-type="float" office:value="107105192" calcext:value-type="float">
            <text:p>107105192</text:p>
          </table:table-cell>
          <table:table-cell office:value-type="float" office:value="32.6322580645" calcext:value-type="float">
            <text:p>32.6322580645</text:p>
          </table:table-cell>
          <table:table-cell office:value-type="float" office:value="109361304" calcext:value-type="float">
            <text:p>109361304</text:p>
          </table:table-cell>
          <table:table-cell office:value-type="float" office:value="33.5049180328" calcext:value-type="float">
            <text:p>33.5049180328</text:p>
          </table:table-cell>
          <table:table-cell office:value-type="float" office:value="106829384" calcext:value-type="float">
            <text:p>106829384</text:p>
          </table:table-cell>
          <table:table-cell office:value-type="float" office:value="47.2285714286" calcext:value-type="float">
            <text:p>47.2285714286</text:p>
          </table:table-cell>
          <table:table-cell office:value-type="float" office:value="115326648" calcext:value-type="float">
            <text:p>115326648</text:p>
          </table:table-cell>
          <table:table-cell office:value-type="float" office:value="54.2407407407" calcext:value-type="float">
            <text:p>54.2407407407</text:p>
          </table:table-cell>
          <table:table-cell office:value-type="float" office:value="117441976" calcext:value-type="float">
            <text:p>117441976</text:p>
          </table:table-cell>
          <table:table-cell office:value-type="float" office:value="35.3368421053" calcext:value-type="float">
            <text:p>35.3368421053</text:p>
          </table:table-cell>
        </table:table-row>
        <table:table-row table:style-name="ro1">
          <table:table-cell office:value-type="float" office:value="118058232" calcext:value-type="float">
            <text:p>118058232</text:p>
          </table:table-cell>
          <table:table-cell office:value-type="float" office:value="49.077294686" calcext:value-type="float">
            <text:p>49.077294686</text:p>
          </table:table-cell>
          <table:table-cell office:value-type="float" office:value="119424056" calcext:value-type="float">
            <text:p>119424056</text:p>
          </table:table-cell>
          <table:table-cell office:value-type="float" office:value="34.1013513514" calcext:value-type="float">
            <text:p>34.1013513514</text:p>
          </table:table-cell>
          <table:table-cell office:value-type="float" office:value="116632472" calcext:value-type="float">
            <text:p>116632472</text:p>
          </table:table-cell>
          <table:table-cell office:value-type="float" office:value="53.2028469751" calcext:value-type="float">
            <text:p>53.2028469751</text:p>
          </table:table-cell>
          <table:table-cell office:value-type="float" office:value="116046776" calcext:value-type="float">
            <text:p>116046776</text:p>
          </table:table-cell>
          <table:table-cell office:value-type="float" office:value="53.6763636364" calcext:value-type="float">
            <text:p>53.6763636364</text:p>
          </table:table-cell>
          <table:table-cell office:value-type="float" office:value="106402584" calcext:value-type="float">
            <text:p>106402584</text:p>
          </table:table-cell>
          <table:table-cell office:value-type="float" office:value="40.4262295082" calcext:value-type="float">
            <text:p>40.4262295082</text:p>
          </table:table-cell>
        </table:table-row>
        <table:table-row table:style-name="ro1">
          <table:table-cell office:value-type="float" office:value="112826648" calcext:value-type="float">
            <text:p>112826648</text:p>
          </table:table-cell>
          <table:table-cell office:value-type="float" office:value="41.9087136929" calcext:value-type="float">
            <text:p>41.9087136929</text:p>
          </table:table-cell>
          <table:table-cell office:value-type="float" office:value="116096984" calcext:value-type="float">
            <text:p>116096984</text:p>
          </table:table-cell>
          <table:table-cell office:value-type="float" office:value="37.6259259259" calcext:value-type="float">
            <text:p>37.6259259259</text:p>
          </table:table-cell>
          <table:table-cell office:value-type="float" office:value="114125272" calcext:value-type="float">
            <text:p>114125272</text:p>
          </table:table-cell>
          <table:table-cell office:value-type="float" office:value="48.8118811881" calcext:value-type="float">
            <text:p>48.8118811881</text:p>
          </table:table-cell>
          <table:table-cell office:value-type="float" office:value="111086872" calcext:value-type="float">
            <text:p>111086872</text:p>
          </table:table-cell>
          <table:table-cell office:value-type="float" office:value="43.5595238095" calcext:value-type="float">
            <text:p>43.5595238095</text:p>
          </table:table-cell>
          <table:table-cell office:value-type="float" office:value="109056984" calcext:value-type="float">
            <text:p>109056984</text:p>
          </table:table-cell>
          <table:table-cell office:value-type="float" office:value="36.7408759124" calcext:value-type="float">
            <text:p>36.7408759124</text:p>
          </table:table-cell>
        </table:table-row>
        <table:table-row table:style-name="ro1">
          <table:table-cell office:value-type="float" office:value="108408376" calcext:value-type="float">
            <text:p>108408376</text:p>
          </table:table-cell>
          <table:table-cell office:value-type="float" office:value="46.9859813084" calcext:value-type="float">
            <text:p>46.9859813084</text:p>
          </table:table-cell>
          <table:table-cell office:value-type="float" office:value="118111368" calcext:value-type="float">
            <text:p>118111368</text:p>
          </table:table-cell>
          <table:table-cell office:value-type="float" office:value="35.6993243243" calcext:value-type="float">
            <text:p>35.6993243243</text:p>
          </table:table-cell>
          <table:table-cell office:value-type="float" office:value="108673512" calcext:value-type="float">
            <text:p>108673512</text:p>
          </table:table-cell>
          <table:table-cell office:value-type="float" office:value="51.3092783505" calcext:value-type="float">
            <text:p>51.3092783505</text:p>
          </table:table-cell>
          <table:table-cell office:value-type="float" office:value="107399960" calcext:value-type="float">
            <text:p>107399960</text:p>
          </table:table-cell>
          <table:table-cell office:value-type="float" office:value="44.7935779817" calcext:value-type="float">
            <text:p>44.7935779817</text:p>
          </table:table-cell>
          <table:table-cell office:value-type="float" office:value="105084232" calcext:value-type="float">
            <text:p>105084232</text:p>
          </table:table-cell>
          <table:table-cell office:value-type="float" office:value="51.6832740214" calcext:value-type="float">
            <text:p>51.6832740214</text:p>
          </table:table-cell>
        </table:table-row>
        <table:table-row table:style-name="ro1">
          <table:table-cell office:value-type="float" office:value="108486808" calcext:value-type="float">
            <text:p>108486808</text:p>
          </table:table-cell>
          <table:table-cell office:value-type="float" office:value="13.5459317585" calcext:value-type="float">
            <text:p>13.5459317585</text:p>
          </table:table-cell>
          <table:table-cell office:value-type="float" office:value="104114888" calcext:value-type="float">
            <text:p>104114888</text:p>
          </table:table-cell>
          <table:table-cell office:value-type="float" office:value="15.3237518911" calcext:value-type="float">
            <text:p>15.3237518911</text:p>
          </table:table-cell>
          <table:table-cell office:value-type="float" office:value="119678504" calcext:value-type="float">
            <text:p>119678504</text:p>
          </table:table-cell>
          <table:table-cell office:value-type="float" office:value="54.926199262" calcext:value-type="float">
            <text:p>54.926199262</text:p>
          </table:table-cell>
          <table:table-cell office:value-type="float" office:value="111483784" calcext:value-type="float">
            <text:p>111483784</text:p>
          </table:table-cell>
          <table:table-cell office:value-type="float" office:value="44.8465116279" calcext:value-type="float">
            <text:p>44.8465116279</text:p>
          </table:table-cell>
          <table:table-cell office:value-type="float" office:value="119289320" calcext:value-type="float">
            <text:p>119289320</text:p>
          </table:table-cell>
          <table:table-cell office:value-type="float" office:value="59.1557377049" calcext:value-type="float">
            <text:p>59.1557377049</text:p>
          </table:table-cell>
        </table:table-row>
        <table:table-row table:style-name="ro1">
          <table:table-cell office:value-type="float" office:value="115059480" calcext:value-type="float">
            <text:p>115059480</text:p>
          </table:table-cell>
          <table:table-cell office:value-type="float" office:value="16.8835725678" calcext:value-type="float">
            <text:p>16.8835725678</text:p>
          </table:table-cell>
          <table:table-cell office:value-type="float" office:value="109265208" calcext:value-type="float">
            <text:p>109265208</text:p>
          </table:table-cell>
          <table:table-cell office:value-type="float" office:value="14.8723404255" calcext:value-type="float">
            <text:p>14.8723404255</text:p>
          </table:table-cell>
          <table:table-cell office:value-type="float" office:value="117275656" calcext:value-type="float">
            <text:p>117275656</text:p>
          </table:table-cell>
          <table:table-cell office:value-type="float" office:value="56.0256410256" calcext:value-type="float">
            <text:p>56.0256410256</text:p>
          </table:table-cell>
          <table:table-cell office:value-type="float" office:value="113983336" calcext:value-type="float">
            <text:p>113983336</text:p>
          </table:table-cell>
          <table:table-cell office:value-type="float" office:value="37.0884615385" calcext:value-type="float">
            <text:p>37.0884615385</text:p>
          </table:table-cell>
          <table:table-cell office:value-type="float" office:value="103755224" calcext:value-type="float">
            <text:p>103755224</text:p>
          </table:table-cell>
          <table:table-cell office:value-type="float" office:value="55.1140684411" calcext:value-type="float">
            <text:p>55.1140684411</text:p>
          </table:table-cell>
        </table:table-row>
        <table:table-row table:style-name="ro1">
          <table:table-cell office:value-type="float" office:value="109269048" calcext:value-type="float">
            <text:p>109269048</text:p>
          </table:table-cell>
          <table:table-cell office:value-type="float" office:value="14.9850948509" calcext:value-type="float">
            <text:p>14.9850948509</text:p>
          </table:table-cell>
          <table:table-cell office:value-type="float" office:value="108663720" calcext:value-type="float">
            <text:p>108663720</text:p>
          </table:table-cell>
          <table:table-cell office:value-type="float" office:value="14" calcext:value-type="float">
            <text:p>14</text:p>
          </table:table-cell>
          <table:table-cell office:value-type="float" office:value="119282264" calcext:value-type="float">
            <text:p>119282264</text:p>
          </table:table-cell>
          <table:table-cell office:value-type="float" office:value="53.023255814" calcext:value-type="float">
            <text:p>53.023255814</text:p>
          </table:table-cell>
          <table:table-cell office:value-type="float" office:value="109554168" calcext:value-type="float">
            <text:p>109554168</text:p>
          </table:table-cell>
          <table:table-cell office:value-type="float" office:value="51.4203389831" calcext:value-type="float">
            <text:p>51.4203389831</text:p>
          </table:table-cell>
          <table:table-cell office:value-type="float" office:value="109463400" calcext:value-type="float">
            <text:p>109463400</text:p>
          </table:table-cell>
          <table:table-cell office:value-type="float" office:value="49.4735202492" calcext:value-type="float">
            <text:p>49.4735202492</text:p>
          </table:table-cell>
        </table:table-row>
        <table:table-row table:style-name="ro1">
          <table:table-cell office:value-type="float" office:value="112456440" calcext:value-type="float">
            <text:p>112456440</text:p>
          </table:table-cell>
          <table:table-cell office:value-type="float" office:value="16.7245949926" calcext:value-type="float">
            <text:p>16.7245949926</text:p>
          </table:table-cell>
          <table:table-cell office:value-type="float" office:value="113405144" calcext:value-type="float">
            <text:p>113405144</text:p>
          </table:table-cell>
          <table:table-cell office:value-type="float" office:value="16.8580060423" calcext:value-type="float">
            <text:p>16.8580060423</text:p>
          </table:table-cell>
          <table:table-cell office:value-type="float" office:value="118060872" calcext:value-type="float">
            <text:p>118060872</text:p>
          </table:table-cell>
          <table:table-cell office:value-type="float" office:value="45.4836065574" calcext:value-type="float">
            <text:p>45.4836065574</text:p>
          </table:table-cell>
          <table:table-cell office:value-type="float" office:value="111742056" calcext:value-type="float">
            <text:p>111742056</text:p>
          </table:table-cell>
          <table:table-cell office:value-type="float" office:value="58.3576923077" calcext:value-type="float">
            <text:p>58.3576923077</text:p>
          </table:table-cell>
          <table:table-cell office:value-type="float" office:value="112807688" calcext:value-type="float">
            <text:p>112807688</text:p>
          </table:table-cell>
          <table:table-cell office:value-type="float" office:value="35.1019522777" calcext:value-type="float">
            <text:p>35.1019522777</text:p>
          </table:table-cell>
        </table:table-row>
        <table:table-row table:style-name="ro1">
          <table:table-cell office:value-type="float" office:value="103659992" calcext:value-type="float">
            <text:p>103659992</text:p>
          </table:table-cell>
          <table:table-cell office:value-type="float" office:value="12.1719605696" calcext:value-type="float">
            <text:p>12.1719605696</text:p>
          </table:table-cell>
          <table:table-cell office:value-type="float" office:value="103367960" calcext:value-type="float">
            <text:p>103367960</text:p>
          </table:table-cell>
          <table:table-cell office:value-type="float" office:value="15.943977591" calcext:value-type="float">
            <text:p>15.943977591</text:p>
          </table:table-cell>
          <table:table-cell office:value-type="float" office:value="117562744" calcext:value-type="float">
            <text:p>117562744</text:p>
          </table:table-cell>
          <table:table-cell office:value-type="float" office:value="47.3992395437" calcext:value-type="float">
            <text:p>47.3992395437</text:p>
          </table:table-cell>
          <table:table-cell office:value-type="float" office:value="109970360" calcext:value-type="float">
            <text:p>109970360</text:p>
          </table:table-cell>
          <table:table-cell office:value-type="float" office:value="51.775" calcext:value-type="float">
            <text:p>51.775</text:p>
          </table:table-cell>
          <table:table-cell office:value-type="float" office:value="107495912" calcext:value-type="float">
            <text:p>107495912</text:p>
          </table:table-cell>
          <table:table-cell office:value-type="float" office:value="17.6964102564" calcext:value-type="float">
            <text:p>17.6964102564</text:p>
          </table:table-cell>
        </table:table-row>
        <table:table-row table:style-name="ro1">
          <table:table-cell office:value-type="float" office:value="119851640" calcext:value-type="float">
            <text:p>119851640</text:p>
          </table:table-cell>
          <table:table-cell office:value-type="float" office:value="15.7444444444" calcext:value-type="float">
            <text:p>15.7444444444</text:p>
          </table:table-cell>
          <table:table-cell office:value-type="float" office:value="103377032" calcext:value-type="float">
            <text:p>103377032</text:p>
          </table:table-cell>
          <table:table-cell office:value-type="float" office:value="9.27652173913" calcext:value-type="float">
            <text:p>9.2765217391</text:p>
          </table:table-cell>
          <table:table-cell office:value-type="float" office:value="103765544" calcext:value-type="float">
            <text:p>103765544</text:p>
          </table:table-cell>
          <table:table-cell office:value-type="float" office:value="40.881294964" calcext:value-type="float">
            <text:p>40.881294964</text:p>
          </table:table-cell>
          <table:table-cell office:value-type="float" office:value="106868408" calcext:value-type="float">
            <text:p>106868408</text:p>
          </table:table-cell>
          <table:table-cell office:value-type="float" office:value="49.4652173913" calcext:value-type="float">
            <text:p>49.4652173913</text:p>
          </table:table-cell>
          <table:table-cell office:value-type="float" office:value="104362568" calcext:value-type="float">
            <text:p>104362568</text:p>
          </table:table-cell>
          <table:table-cell office:value-type="float" office:value="12.9308270677" calcext:value-type="float">
            <text:p>12.9308270677</text:p>
          </table:table-cell>
        </table:table-row>
        <table:table-row table:style-name="ro1">
          <table:table-cell office:value-type="float" office:value="103371368" calcext:value-type="float">
            <text:p>103371368</text:p>
          </table:table-cell>
          <table:table-cell office:value-type="float" office:value="16.3381642512" calcext:value-type="float">
            <text:p>16.3381642512</text:p>
          </table:table-cell>
          <table:table-cell office:value-type="float" office:value="110051576" calcext:value-type="float">
            <text:p>110051576</text:p>
          </table:table-cell>
          <table:table-cell office:value-type="float" office:value="16.0388802488" calcext:value-type="float">
            <text:p>16.0388802488</text:p>
          </table:table-cell>
          <table:table-cell office:value-type="float" office:value="115842392" calcext:value-type="float">
            <text:p>115842392</text:p>
          </table:table-cell>
          <table:table-cell office:value-type="float" office:value="50.529209622" calcext:value-type="float">
            <text:p>50.529209622</text:p>
          </table:table-cell>
          <table:table-cell office:value-type="float" office:value="108579096" calcext:value-type="float">
            <text:p>108579096</text:p>
          </table:table-cell>
          <table:table-cell office:value-type="float" office:value="39.2384615385" calcext:value-type="float">
            <text:p>39.2384615385</text:p>
          </table:table-cell>
          <table:table-cell office:value-type="float" office:value="112458888" calcext:value-type="float">
            <text:p>112458888</text:p>
          </table:table-cell>
          <table:table-cell office:value-type="float" office:value="15.0851703407" calcext:value-type="float">
            <text:p>15.0851703407</text:p>
          </table:table-cell>
        </table:table-row>
        <table:table-row table:style-name="ro1">
          <table:table-cell office:value-type="float" office:value="106248600" calcext:value-type="float">
            <text:p>106248600</text:p>
          </table:table-cell>
          <table:table-cell office:value-type="float" office:value="10.6102719033" calcext:value-type="float">
            <text:p>10.6102719033</text:p>
          </table:table-cell>
          <table:table-cell office:value-type="float" office:value="110837944" calcext:value-type="float">
            <text:p>110837944</text:p>
          </table:table-cell>
          <table:table-cell office:value-type="float" office:value="16.1509146341" calcext:value-type="float">
            <text:p>16.1509146341</text:p>
          </table:table-cell>
          <table:table-cell office:value-type="float" office:value="113948536" calcext:value-type="float">
            <text:p>113948536</text:p>
          </table:table-cell>
          <table:table-cell office:value-type="float" office:value="52.1519434629" calcext:value-type="float">
            <text:p>52.1519434629</text:p>
          </table:table-cell>
          <table:table-cell office:value-type="float" office:value="103952984" calcext:value-type="float">
            <text:p>103952984</text:p>
          </table:table-cell>
          <table:table-cell office:value-type="float" office:value="46.3590909091" calcext:value-type="float">
            <text:p>46.3590909091</text:p>
          </table:table-cell>
          <table:table-cell office:value-type="float" office:value="103371800" calcext:value-type="float">
            <text:p>103371800</text:p>
          </table:table-cell>
          <table:table-cell office:value-type="float" office:value="15.4841351075" calcext:value-type="float">
            <text:p>15.4841351075</text:p>
          </table:table-cell>
        </table:table-row>
        <table:table-row table:style-name="ro1">
          <table:table-cell office:value-type="float" office:value="111470296" calcext:value-type="float">
            <text:p>111470296</text:p>
          </table:table-cell>
          <table:table-cell office:value-type="float" office:value="14.75" calcext:value-type="float">
            <text:p>14.75</text:p>
          </table:table-cell>
          <table:table-cell office:value-type="float" office:value="103367960" calcext:value-type="float">
            <text:p>103367960</text:p>
          </table:table-cell>
          <table:table-cell office:value-type="float" office:value="15.6326219512" calcext:value-type="float">
            <text:p>15.6326219512</text:p>
          </table:table-cell>
          <table:table-cell office:value-type="float" office:value="104801176" calcext:value-type="float">
            <text:p>104801176</text:p>
          </table:table-cell>
          <table:table-cell office:value-type="float" office:value="55.6007604563" calcext:value-type="float">
            <text:p>55.6007604563</text:p>
          </table:table-cell>
          <table:table-cell office:value-type="float" office:value="111803592" calcext:value-type="float">
            <text:p>111803592</text:p>
          </table:table-cell>
          <table:table-cell office:value-type="float" office:value="51.6130653266" calcext:value-type="float">
            <text:p>51.6130653266</text:p>
          </table:table-cell>
          <table:table-cell office:value-type="float" office:value="109690520" calcext:value-type="float">
            <text:p>109690520</text:p>
          </table:table-cell>
          <table:table-cell office:value-type="float" office:value="15.7731092437" calcext:value-type="float">
            <text:p>15.7731092437</text:p>
          </table:table-cell>
        </table:table-row>
        <table:table-row table:style-name="ro1">
          <table:table-cell office:value-type="float" office:value="109537752" calcext:value-type="float">
            <text:p>109537752</text:p>
          </table:table-cell>
          <table:table-cell office:value-type="float" office:value="13.7154471545" calcext:value-type="float">
            <text:p>13.7154471545</text:p>
          </table:table-cell>
          <table:table-cell office:value-type="float" office:value="107943832" calcext:value-type="float">
            <text:p>107943832</text:p>
          </table:table-cell>
          <table:table-cell office:value-type="float" office:value="16.2390625" calcext:value-type="float">
            <text:p>16.2390625</text:p>
          </table:table-cell>
          <table:table-cell office:value-type="float" office:value="113915224" calcext:value-type="float">
            <text:p>113915224</text:p>
          </table:table-cell>
          <table:table-cell office:value-type="float" office:value="48.7516556291" calcext:value-type="float">
            <text:p>48.7516556291</text:p>
          </table:table-cell>
          <table:table-cell office:value-type="float" office:value="106959992" calcext:value-type="float">
            <text:p>106959992</text:p>
          </table:table-cell>
          <table:table-cell office:value-type="float" office:value="16.5397815913" calcext:value-type="float">
            <text:p>16.5397815913</text:p>
          </table:table-cell>
          <table:table-cell office:value-type="float" office:value="116739464" calcext:value-type="float">
            <text:p>116739464</text:p>
          </table:table-cell>
          <table:table-cell office:value-type="float" office:value="15.2332657201" calcext:value-type="float">
            <text:p>15.2332657201</text:p>
          </table:table-cell>
        </table:table-row>
        <table:table-row table:style-name="ro1">
          <table:table-cell office:value-type="float" office:value="114433336" calcext:value-type="float">
            <text:p>114433336</text:p>
          </table:table-cell>
          <table:table-cell office:value-type="float" office:value="17.7545883587" calcext:value-type="float">
            <text:p>17.7545883587</text:p>
          </table:table-cell>
          <table:table-cell office:value-type="float" office:value="115949288" calcext:value-type="float">
            <text:p>115949288</text:p>
          </table:table-cell>
          <table:table-cell office:value-type="float" office:value="20.1339688911" calcext:value-type="float">
            <text:p>20.1339688911</text:p>
          </table:table-cell>
          <table:table-cell office:value-type="float" office:value="106363320" calcext:value-type="float">
            <text:p>106363320</text:p>
          </table:table-cell>
          <table:table-cell office:value-type="float" office:value="100" calcext:value-type="float">
            <text:p>100</text:p>
          </table:table-cell>
          <table:table-cell office:value-type="float" office:value="115559928" calcext:value-type="float">
            <text:p>115559928</text:p>
          </table:table-cell>
          <table:table-cell office:value-type="float" office:value="20.1688794477" calcext:value-type="float">
            <text:p>20.1688794477</text:p>
          </table:table-cell>
          <table:table-cell office:value-type="float" office:value="114380392" calcext:value-type="float">
            <text:p>114380392</text:p>
          </table:table-cell>
          <table:table-cell office:value-type="float" office:value="19.5577219087" calcext:value-type="float">
            <text:p>19.5577219087</text:p>
          </table:table-cell>
        </table:table-row>
        <table:table-row table:style-name="ro1">
          <table:table-cell office:value-type="float" office:value="105444888" calcext:value-type="float">
            <text:p>105444888</text:p>
          </table:table-cell>
          <table:table-cell office:value-type="float" office:value="14.2933687003" calcext:value-type="float">
            <text:p>14.2933687003</text:p>
          </table:table-cell>
          <table:table-cell office:value-type="float" office:value="104547064" calcext:value-type="float">
            <text:p>104547064</text:p>
          </table:table-cell>
          <table:table-cell office:value-type="float" office:value="20.6392600206" calcext:value-type="float">
            <text:p>20.6392600206</text:p>
          </table:table-cell>
          <table:table-cell office:value-type="float" office:value="119401928" calcext:value-type="float">
            <text:p>119401928</text:p>
          </table:table-cell>
          <table:table-cell office:value-type="float" office:value="100" calcext:value-type="float">
            <text:p>100</text:p>
          </table:table-cell>
          <table:table-cell office:value-type="float" office:value="110755576" calcext:value-type="float">
            <text:p>110755576</text:p>
          </table:table-cell>
          <table:table-cell office:value-type="float" office:value="18.5646323883" calcext:value-type="float">
            <text:p>18.5646323883</text:p>
          </table:table-cell>
          <table:table-cell office:value-type="float" office:value="113758504" calcext:value-type="float">
            <text:p>113758504</text:p>
          </table:table-cell>
          <table:table-cell office:value-type="float" office:value="19.0911367051" calcext:value-type="float">
            <text:p>19.0911367051</text:p>
          </table:table-cell>
        </table:table-row>
        <table:table-row table:style-name="ro1">
          <table:table-cell office:value-type="float" office:value="117227656" calcext:value-type="float">
            <text:p>117227656</text:p>
          </table:table-cell>
          <table:table-cell office:value-type="float" office:value="17.9495313627" calcext:value-type="float">
            <text:p>17.9495313627</text:p>
          </table:table-cell>
          <table:table-cell office:value-type="float" office:value="111202888" calcext:value-type="float">
            <text:p>111202888</text:p>
          </table:table-cell>
          <table:table-cell office:value-type="float" office:value="20.3641386238" calcext:value-type="float">
            <text:p>20.3641386238</text:p>
          </table:table-cell>
          <table:table-cell office:value-type="float" office:value="111208264" calcext:value-type="float">
            <text:p>111208264</text:p>
          </table:table-cell>
          <table:table-cell office:value-type="float" office:value="100" calcext:value-type="float">
            <text:p>100</text:p>
          </table:table-cell>
          <table:table-cell office:value-type="float" office:value="117950664" calcext:value-type="float">
            <text:p>117950664</text:p>
          </table:table-cell>
          <table:table-cell office:value-type="float" office:value="19.1778115502" calcext:value-type="float">
            <text:p>19.1778115502</text:p>
          </table:table-cell>
          <table:table-cell office:value-type="float" office:value="106592120" calcext:value-type="float">
            <text:p>106592120</text:p>
          </table:table-cell>
          <table:table-cell office:value-type="float" office:value="19.459887583" calcext:value-type="float">
            <text:p>19.459887583</text:p>
          </table:table-cell>
        </table:table-row>
        <table:table-row table:style-name="ro1">
          <table:table-cell office:value-type="float" office:value="119550104" calcext:value-type="float">
            <text:p>119550104</text:p>
          </table:table-cell>
          <table:table-cell office:value-type="float" office:value="17.3501915709" calcext:value-type="float">
            <text:p>17.3501915709</text:p>
          </table:table-cell>
          <table:table-cell office:value-type="float" office:value="105606648" calcext:value-type="float">
            <text:p>105606648</text:p>
          </table:table-cell>
          <table:table-cell office:value-type="float" office:value="18.975235265" calcext:value-type="float">
            <text:p>18.975235265</text:p>
          </table:table-cell>
          <table:table-cell office:value-type="float" office:value="107789176" calcext:value-type="float">
            <text:p>107789176</text:p>
          </table:table-cell>
          <table:table-cell office:value-type="float" office:value="100" calcext:value-type="float">
            <text:p>100</text:p>
          </table:table-cell>
          <table:table-cell office:value-type="float" office:value="114380392" calcext:value-type="float">
            <text:p>114380392</text:p>
          </table:table-cell>
          <table:table-cell office:value-type="float" office:value="19.3324860193" calcext:value-type="float">
            <text:p>19.3324860193</text:p>
          </table:table-cell>
          <table:table-cell office:value-type="float" office:value="118120824" calcext:value-type="float">
            <text:p>118120824</text:p>
          </table:table-cell>
          <table:table-cell office:value-type="float" office:value="19.143" calcext:value-type="float">
            <text:p>19.143</text:p>
          </table:table-cell>
        </table:table-row>
        <table:table-row table:style-name="ro1">
          <table:table-cell office:value-type="float" office:value="103552376" calcext:value-type="float">
            <text:p>103552376</text:p>
          </table:table-cell>
          <table:table-cell office:value-type="float" office:value="18.718342287" calcext:value-type="float">
            <text:p>18.718342287</text:p>
          </table:table-cell>
          <table:table-cell office:value-type="float" office:value="103659800" calcext:value-type="float">
            <text:p>103659800</text:p>
          </table:table-cell>
          <table:table-cell office:value-type="float" office:value="19.0975975976" calcext:value-type="float">
            <text:p>19.0975975976</text:p>
          </table:table-cell>
          <table:table-cell office:value-type="float" office:value="106118760" calcext:value-type="float">
            <text:p>106118760</text:p>
          </table:table-cell>
          <table:table-cell office:value-type="float" office:value="100" calcext:value-type="float">
            <text:p>100</text:p>
          </table:table-cell>
          <table:table-cell office:value-type="float" office:value="108875880" calcext:value-type="float">
            <text:p>108875880</text:p>
          </table:table-cell>
          <table:table-cell office:value-type="float" office:value="19.4472361809" calcext:value-type="float">
            <text:p>19.4472361809</text:p>
          </table:table-cell>
          <table:table-cell office:value-type="float" office:value="114380392" calcext:value-type="float">
            <text:p>114380392</text:p>
          </table:table-cell>
          <table:table-cell office:value-type="float" office:value="19.1389864526" calcext:value-type="float">
            <text:p>19.1389864526</text:p>
          </table:table-cell>
        </table:table-row>
        <table:table-row table:style-name="ro1">
          <table:table-cell office:value-type="float" office:value="118705368" calcext:value-type="float">
            <text:p>118705368</text:p>
          </table:table-cell>
          <table:table-cell office:value-type="float" office:value="17.4980694981" calcext:value-type="float">
            <text:p>17.4980694981</text:p>
          </table:table-cell>
          <table:table-cell office:value-type="float" office:value="111345304" calcext:value-type="float">
            <text:p>111345304</text:p>
          </table:table-cell>
          <table:table-cell office:value-type="float" office:value="19.282270216" calcext:value-type="float">
            <text:p>19.282270216</text:p>
          </table:table-cell>
          <table:table-cell office:value-type="float" office:value="118609992" calcext:value-type="float">
            <text:p>118609992</text:p>
          </table:table-cell>
          <table:table-cell office:value-type="float" office:value="100" calcext:value-type="float">
            <text:p>100</text:p>
          </table:table-cell>
          <table:table-cell office:value-type="float" office:value="118704504" calcext:value-type="float">
            <text:p>118704504</text:p>
          </table:table-cell>
          <table:table-cell office:value-type="float" office:value="19.3866733973" calcext:value-type="float">
            <text:p>19.3866733973</text:p>
          </table:table-cell>
          <table:table-cell office:value-type="float" office:value="107789896" calcext:value-type="float">
            <text:p>107789896</text:p>
          </table:table-cell>
          <table:table-cell office:value-type="float" office:value="19.0608782435" calcext:value-type="float">
            <text:p>19.0608782435</text:p>
          </table:table-cell>
        </table:table-row>
        <table:table-row table:style-name="ro1">
          <table:table-cell office:value-type="float" office:value="119745128" calcext:value-type="float">
            <text:p>119745128</text:p>
          </table:table-cell>
          <table:table-cell office:value-type="float" office:value="18.3694798822" calcext:value-type="float">
            <text:p>18.3694798822</text:p>
          </table:table-cell>
          <table:table-cell office:value-type="float" office:value="112017480" calcext:value-type="float">
            <text:p>112017480</text:p>
          </table:table-cell>
          <table:table-cell office:value-type="float" office:value="18.62603608" calcext:value-type="float">
            <text:p>18.62603608</text:p>
          </table:table-cell>
          <table:table-cell office:value-type="float" office:value="105843576" calcext:value-type="float">
            <text:p>105843576</text:p>
          </table:table-cell>
          <table:table-cell office:value-type="float" office:value="100" calcext:value-type="float">
            <text:p>100</text:p>
          </table:table-cell>
          <table:table-cell office:value-type="float" office:value="115559928" calcext:value-type="float">
            <text:p>115559928</text:p>
          </table:table-cell>
          <table:table-cell office:value-type="float" office:value="17.7238169123" calcext:value-type="float">
            <text:p>17.7238169123</text:p>
          </table:table-cell>
          <table:table-cell office:value-type="float" office:value="108482680" calcext:value-type="float">
            <text:p>108482680</text:p>
          </table:table-cell>
          <table:table-cell office:value-type="float" office:value="19.2322775264" calcext:value-type="float">
            <text:p>19.2322775264</text:p>
          </table:table-cell>
        </table:table-row>
        <table:table-row table:style-name="ro1">
          <table:table-cell office:value-type="float" office:value="104157704" calcext:value-type="float">
            <text:p>104157704</text:p>
          </table:table-cell>
          <table:table-cell office:value-type="float" office:value="18.8609077599" calcext:value-type="float">
            <text:p>18.8609077599</text:p>
          </table:table-cell>
          <table:table-cell office:value-type="float" office:value="110837944" calcext:value-type="float">
            <text:p>110837944</text:p>
          </table:table-cell>
          <table:table-cell office:value-type="float" office:value="19.5010080645" calcext:value-type="float">
            <text:p>19.5010080645</text:p>
          </table:table-cell>
          <table:table-cell office:value-type="float" office:value="106460280" calcext:value-type="float">
            <text:p>106460280</text:p>
          </table:table-cell>
          <table:table-cell office:value-type="float" office:value="100" calcext:value-type="float">
            <text:p>100</text:p>
          </table:table-cell>
          <table:table-cell office:value-type="float" office:value="118745736" calcext:value-type="float">
            <text:p>118745736</text:p>
          </table:table-cell>
          <table:table-cell office:value-type="float" office:value="16.7424677188" calcext:value-type="float">
            <text:p>16.7424677188</text:p>
          </table:table-cell>
          <table:table-cell office:value-type="float" office:value="109411320" calcext:value-type="float">
            <text:p>109411320</text:p>
          </table:table-cell>
          <table:table-cell office:value-type="float" office:value="19.1808136615" calcext:value-type="float">
            <text:p>19.1808136615</text:p>
          </table:table-cell>
        </table:table-row>
        <table:table-row table:style-name="ro1">
          <table:table-cell office:value-type="float" office:value="118324440" calcext:value-type="float">
            <text:p>118324440</text:p>
          </table:table-cell>
          <table:table-cell office:value-type="float" office:value="18.8932611904" calcext:value-type="float">
            <text:p>18.8932611904</text:p>
          </table:table-cell>
          <table:table-cell office:value-type="float" office:value="109990376" calcext:value-type="float">
            <text:p>109990376</text:p>
          </table:table-cell>
          <table:table-cell office:value-type="float" office:value="19.6705762366" calcext:value-type="float">
            <text:p>19.6705762366</text:p>
          </table:table-cell>
          <table:table-cell office:value-type="float" office:value="109898888" calcext:value-type="float">
            <text:p>109898888</text:p>
          </table:table-cell>
          <table:table-cell office:value-type="float" office:value="100" calcext:value-type="float">
            <text:p>100</text:p>
          </table:table-cell>
          <table:table-cell office:value-type="float" office:value="108997704" calcext:value-type="float">
            <text:p>108997704</text:p>
          </table:table-cell>
          <table:table-cell office:value-type="float" office:value="17.5412517781" calcext:value-type="float">
            <text:p>17.5412517781</text:p>
          </table:table-cell>
          <table:table-cell office:value-type="float" office:value="115559928" calcext:value-type="float">
            <text:p>115559928</text:p>
          </table:table-cell>
          <table:table-cell office:value-type="float" office:value="28.7682170543" calcext:value-type="float">
            <text:p>28.7682170543</text:p>
          </table:table-cell>
        </table:table-row>
        <table:table-row table:style-name="ro1">
          <table:table-cell office:value-type="float" office:value="104035784" calcext:value-type="float">
            <text:p>104035784</text:p>
          </table:table-cell>
          <table:table-cell office:value-type="float" office:value="18.9224349534" calcext:value-type="float">
            <text:p>18.9224349534</text:p>
          </table:table-cell>
          <table:table-cell office:value-type="float" office:value="110891512" calcext:value-type="float">
            <text:p>110891512</text:p>
          </table:table-cell>
          <table:table-cell office:value-type="float" office:value="18.9237954769" calcext:value-type="float">
            <text:p>18.9237954769</text:p>
          </table:table-cell>
          <table:table-cell office:value-type="float" office:value="110760424" calcext:value-type="float">
            <text:p>110760424</text:p>
          </table:table-cell>
          <table:table-cell office:value-type="float" office:value="100" calcext:value-type="float">
            <text:p>100</text:p>
          </table:table-cell>
          <table:table-cell office:value-type="float" office:value="110949256" calcext:value-type="float">
            <text:p>110949256</text:p>
          </table:table-cell>
          <table:table-cell office:value-type="float" office:value="19.3884964682" calcext:value-type="float">
            <text:p>19.3884964682</text:p>
          </table:table-cell>
          <table:table-cell office:value-type="float" office:value="113280632" calcext:value-type="float">
            <text:p>113280632</text:p>
          </table:table-cell>
          <table:table-cell office:value-type="float" office:value="17.3169984686" calcext:value-type="float">
            <text:p>17.3169984686</text:p>
          </table:table-cell>
        </table:table-row>
        <table:table-row table:style-name="ro1">
          <table:table-cell office:value-type="float" office:value="118458600" calcext:value-type="float">
            <text:p>118458600</text:p>
          </table:table-cell>
          <table:table-cell office:value-type="float" office:value="18.8356164384" calcext:value-type="float">
            <text:p>18.8356164384</text:p>
          </table:table-cell>
          <table:table-cell office:value-type="float" office:value="109658408" calcext:value-type="float">
            <text:p>109658408</text:p>
          </table:table-cell>
          <table:table-cell office:value-type="float" office:value="18.7669806644" calcext:value-type="float">
            <text:p>18.7669806644</text:p>
          </table:table-cell>
          <table:table-cell office:value-type="float" office:value="110826904" calcext:value-type="float">
            <text:p>110826904</text:p>
          </table:table-cell>
          <table:table-cell office:value-type="float" office:value="100" calcext:value-type="float">
            <text:p>100</text:p>
          </table:table-cell>
          <table:table-cell office:value-type="float" office:value="109269048" calcext:value-type="float">
            <text:p>109269048</text:p>
          </table:table-cell>
          <table:table-cell office:value-type="float" office:value="19.1191425723" calcext:value-type="float">
            <text:p>19.1191425723</text:p>
          </table:table-cell>
          <table:table-cell office:value-type="float" office:value="105730440" calcext:value-type="float">
            <text:p>105730440</text:p>
          </table:table-cell>
          <table:table-cell office:value-type="float" office:value="18.5186464088" calcext:value-type="float">
            <text:p>18.5186464088</text:p>
          </table:table-cell>
        </table:table-row>
        <table:table-row table:style-name="ro1">
          <table:table-cell office:value-type="float" office:value="113420744" calcext:value-type="float">
            <text:p>113420744</text:p>
          </table:table-cell>
          <table:table-cell office:value-type="float" office:value="19.0285433071" calcext:value-type="float">
            <text:p>19.0285433071</text:p>
          </table:table-cell>
          <table:table-cell office:value-type="float" office:value="104421064" calcext:value-type="float">
            <text:p>104421064</text:p>
          </table:table-cell>
          <table:table-cell office:value-type="float" office:value="14.0670807453" calcext:value-type="float">
            <text:p>14.0670807453</text:p>
          </table:table-cell>
          <table:table-cell office:value-type="float" office:value="108776472" calcext:value-type="float">
            <text:p>108776472</text:p>
          </table:table-cell>
          <table:table-cell office:value-type="float" office:value="100" calcext:value-type="float">
            <text:p>100</text:p>
          </table:table-cell>
          <table:table-cell office:value-type="float" office:value="105746040" calcext:value-type="float">
            <text:p>105746040</text:p>
          </table:table-cell>
          <table:table-cell office:value-type="float" office:value="19.4136020151" calcext:value-type="float">
            <text:p>19.4136020151</text:p>
          </table:table-cell>
          <table:table-cell office:value-type="float" office:value="105971112" calcext:value-type="float">
            <text:p>105971112</text:p>
          </table:table-cell>
          <table:table-cell office:value-type="float" office:value="19.4597875569" calcext:value-type="float">
            <text:p>19.4597875569</text:p>
          </table:table-cell>
        </table:table-row>
        <table:table-row table:style-name="ro1">
          <table:table-cell office:value-type="float" office:value="117609688" calcext:value-type="float">
            <text:p>117609688</text:p>
          </table:table-cell>
          <table:table-cell office:value-type="float" office:value="23.0756914119" calcext:value-type="float">
            <text:p>23.0756914119</text:p>
          </table:table-cell>
          <table:table-cell office:value-type="float" office:value="104674024" calcext:value-type="float">
            <text:p>104674024</text:p>
          </table:table-cell>
          <table:table-cell office:value-type="float" office:value="17.8846566524" calcext:value-type="float">
            <text:p>17.8846566524</text:p>
          </table:table-cell>
          <table:table-cell office:value-type="float" office:value="107870488" calcext:value-type="float">
            <text:p>107870488</text:p>
          </table:table-cell>
          <table:table-cell office:value-type="float" office:value="21.910373444" calcext:value-type="float">
            <text:p>21.910373444</text:p>
          </table:table-cell>
          <table:table-cell office:value-type="float" office:value="108323032" calcext:value-type="float">
            <text:p>108323032</text:p>
          </table:table-cell>
          <table:table-cell office:value-type="float" office:value="18.3639097744" calcext:value-type="float">
            <text:p>18.3639097744</text:p>
          </table:table-cell>
          <table:table-cell office:value-type="float" office:value="105890040" calcext:value-type="float">
            <text:p>105890040</text:p>
          </table:table-cell>
          <table:table-cell office:value-type="float" office:value="17.2772277228" calcext:value-type="float">
            <text:p>17.2772277228</text:p>
          </table:table-cell>
        </table:table-row>
        <table:table-row table:style-name="ro1">
          <table:table-cell office:value-type="float" office:value="117196360" calcext:value-type="float">
            <text:p>117196360</text:p>
          </table:table-cell>
          <table:table-cell office:value-type="float" office:value="18.9466666667" calcext:value-type="float">
            <text:p>18.9466666667</text:p>
          </table:table-cell>
          <table:table-cell office:value-type="float" office:value="110051576" calcext:value-type="float">
            <text:p>110051576</text:p>
          </table:table-cell>
          <table:table-cell office:value-type="float" office:value="19.060139165" calcext:value-type="float">
            <text:p>19.060139165</text:p>
          </table:table-cell>
          <table:table-cell office:value-type="float" office:value="112017480" calcext:value-type="float">
            <text:p>112017480</text:p>
          </table:table-cell>
          <table:table-cell office:value-type="float" office:value="18.0312717165" calcext:value-type="float">
            <text:p>18.0312717165</text:p>
          </table:table-cell>
          <table:table-cell office:value-type="float" office:value="105795288" calcext:value-type="float">
            <text:p>105795288</text:p>
          </table:table-cell>
          <table:table-cell office:value-type="float" office:value="16.9359886202" calcext:value-type="float">
            <text:p>16.9359886202</text:p>
          </table:table-cell>
          <table:table-cell office:value-type="float" office:value="109891976" calcext:value-type="float">
            <text:p>109891976</text:p>
          </table:table-cell>
          <table:table-cell office:value-type="float" office:value="19.0883685801" calcext:value-type="float">
            <text:p>19.0883685801</text:p>
          </table:table-cell>
        </table:table-row>
        <table:table-row table:style-name="ro1">
          <table:table-cell office:value-type="float" office:value="106005768" calcext:value-type="float">
            <text:p>106005768</text:p>
          </table:table-cell>
          <table:table-cell office:value-type="float" office:value="14.31125" calcext:value-type="float">
            <text:p>14.31125</text:p>
          </table:table-cell>
          <table:table-cell office:value-type="float" office:value="107364392" calcext:value-type="float">
            <text:p>107364392</text:p>
          </table:table-cell>
          <table:table-cell office:value-type="float" office:value="19.6051051051" calcext:value-type="float">
            <text:p>19.6051051051</text:p>
          </table:table-cell>
          <table:table-cell office:value-type="float" office:value="110241704" calcext:value-type="float">
            <text:p>110241704</text:p>
          </table:table-cell>
          <table:table-cell office:value-type="float" office:value="19.1138868479" calcext:value-type="float">
            <text:p>19.1138868479</text:p>
          </table:table-cell>
          <table:table-cell office:value-type="float" office:value="110645656" calcext:value-type="float">
            <text:p>110645656</text:p>
          </table:table-cell>
          <table:table-cell office:value-type="float" office:value="19.7055214724" calcext:value-type="float">
            <text:p>19.7055214724</text:p>
          </table:table-cell>
          <table:table-cell office:value-type="float" office:value="105125800" calcext:value-type="float">
            <text:p>105125800</text:p>
          </table:table-cell>
          <table:table-cell office:value-type="float" office:value="19.1388059701" calcext:value-type="float">
            <text:p>19.1388059701</text:p>
          </table:table-cell>
        </table:table-row>
        <table:table-row table:style-name="ro1">
          <table:table-cell office:value-type="float" office:value="116133848" calcext:value-type="float">
            <text:p>116133848</text:p>
          </table:table-cell>
          <table:table-cell office:value-type="float" office:value="17.3797856049" calcext:value-type="float">
            <text:p>17.3797856049</text:p>
          </table:table-cell>
          <table:table-cell office:value-type="float" office:value="116070200" calcext:value-type="float">
            <text:p>116070200</text:p>
          </table:table-cell>
          <table:table-cell office:value-type="float" office:value="18.411278561" calcext:value-type="float">
            <text:p>18.411278561</text:p>
          </table:table-cell>
          <table:table-cell office:value-type="float" office:value="114970488" calcext:value-type="float">
            <text:p>114970488</text:p>
          </table:table-cell>
          <table:table-cell office:value-type="float" office:value="16.7750952986" calcext:value-type="float">
            <text:p>16.7750952986</text:p>
          </table:table-cell>
          <table:table-cell office:value-type="float" office:value="111234952" calcext:value-type="float">
            <text:p>111234952</text:p>
          </table:table-cell>
          <table:table-cell office:value-type="float" office:value="17.786239145" calcext:value-type="float">
            <text:p>17.786239145</text:p>
          </table:table-cell>
          <table:table-cell office:value-type="float" office:value="116950552" calcext:value-type="float">
            <text:p>116950552</text:p>
          </table:table-cell>
          <table:table-cell office:value-type="float" office:value="18.8124069479" calcext:value-type="float">
            <text:p>18.8124069479</text:p>
          </table:table-cell>
        </table:table-row>
        <table:table-row table:style-name="ro1">
          <table:table-cell office:value-type="float" office:value="119098568" calcext:value-type="float">
            <text:p>119098568</text:p>
          </table:table-cell>
          <table:table-cell office:value-type="float" office:value="17.5599381284" calcext:value-type="float">
            <text:p>17.5599381284</text:p>
          </table:table-cell>
          <table:table-cell office:value-type="float" office:value="112803848" calcext:value-type="float">
            <text:p>112803848</text:p>
          </table:table-cell>
          <table:table-cell office:value-type="float" office:value="17.6835883171" calcext:value-type="float">
            <text:p>17.6835883171</text:p>
          </table:table-cell>
          <table:table-cell office:value-type="float" office:value="112726520" calcext:value-type="float">
            <text:p>112726520</text:p>
          </table:table-cell>
          <table:table-cell office:value-type="float" office:value="19.2285927029" calcext:value-type="float">
            <text:p>19.2285927029</text:p>
          </table:table-cell>
          <table:table-cell office:value-type="float" office:value="109708472" calcext:value-type="float">
            <text:p>109708472</text:p>
          </table:table-cell>
          <table:table-cell office:value-type="float" office:value="18.9495756365" calcext:value-type="float">
            <text:p>18.9495756365</text:p>
          </table:table-cell>
          <table:table-cell office:value-type="float" office:value="107314232" calcext:value-type="float">
            <text:p>107314232</text:p>
          </table:table-cell>
          <table:table-cell office:value-type="float" office:value="20.8452679019" calcext:value-type="float">
            <text:p>20.8452679019</text:p>
          </table:table-cell>
        </table:table-row>
        <table:table-row table:style-name="ro1">
          <table:table-cell office:value-type="float" office:value="119387288" calcext:value-type="float">
            <text:p>119387288</text:p>
          </table:table-cell>
          <table:table-cell office:value-type="float" office:value="18.7051083591" calcext:value-type="float">
            <text:p>18.7051083591</text:p>
          </table:table-cell>
          <table:table-cell office:value-type="float" office:value="113983384" calcext:value-type="float">
            <text:p>113983384</text:p>
          </table:table-cell>
          <table:table-cell office:value-type="float" office:value="18.760488177" calcext:value-type="float">
            <text:p>18.760488177</text:p>
          </table:table-cell>
          <table:table-cell office:value-type="float" office:value="111624312" calcext:value-type="float">
            <text:p>111624312</text:p>
          </table:table-cell>
          <table:table-cell office:value-type="float" office:value="18.8137254902" calcext:value-type="float">
            <text:p>18.8137254902</text:p>
          </table:table-cell>
          <table:table-cell office:value-type="float" office:value="105730440" calcext:value-type="float">
            <text:p>105730440</text:p>
          </table:table-cell>
          <table:table-cell office:value-type="float" office:value="22.5505617978" calcext:value-type="float">
            <text:p>22.5505617978</text:p>
          </table:table-cell>
          <table:table-cell office:value-type="float" office:value="119209064" calcext:value-type="float">
            <text:p>119209064</text:p>
          </table:table-cell>
          <table:table-cell office:value-type="float" office:value="18.0617395223" calcext:value-type="float">
            <text:p>18.0617395223</text:p>
          </table:table-cell>
        </table:table-row>
        <table:table-row table:style-name="ro1">
          <table:table-cell office:value-type="float" office:value="112432968" calcext:value-type="float">
            <text:p>112432968</text:p>
          </table:table-cell>
          <table:table-cell office:value-type="float" office:value="18.8019417476" calcext:value-type="float">
            <text:p>18.8019417476</text:p>
          </table:table-cell>
          <table:table-cell office:value-type="float" office:value="118234536" calcext:value-type="float">
            <text:p>118234536</text:p>
          </table:table-cell>
          <table:table-cell office:value-type="float" office:value="17.4256134969" calcext:value-type="float">
            <text:p>17.4256134969</text:p>
          </table:table-cell>
          <table:table-cell office:value-type="float" office:value="116357240" calcext:value-type="float">
            <text:p>116357240</text:p>
          </table:table-cell>
          <table:table-cell office:value-type="float" office:value="19.6439344262" calcext:value-type="float">
            <text:p>19.6439344262</text:p>
          </table:table-cell>
          <table:table-cell office:value-type="float" office:value="103658888" calcext:value-type="float">
            <text:p>103658888</text:p>
          </table:table-cell>
          <table:table-cell office:value-type="float" office:value="21.0680948738" calcext:value-type="float">
            <text:p>21.0680948738</text:p>
          </table:table-cell>
          <table:table-cell office:value-type="float" office:value="112807688" calcext:value-type="float">
            <text:p>112807688</text:p>
          </table:table-cell>
          <table:table-cell office:value-type="float" office:value="19.3227565692" calcext:value-type="float">
            <text:p>19.3227565692</text:p>
          </table:table-cell>
        </table:table-row>
        <table:table-row table:style-name="ro1">
          <table:table-cell office:value-type="float" office:value="110841784" calcext:value-type="float">
            <text:p>110841784</text:p>
          </table:table-cell>
          <table:table-cell office:value-type="float" office:value="18.897260274" calcext:value-type="float">
            <text:p>18.897260274</text:p>
          </table:table-cell>
          <table:table-cell office:value-type="float" office:value="106749560" calcext:value-type="float">
            <text:p>106749560</text:p>
          </table:table-cell>
          <table:table-cell office:value-type="float" office:value="17.4270386266" calcext:value-type="float">
            <text:p>17.4270386266</text:p>
          </table:table-cell>
          <table:table-cell office:value-type="float" office:value="114163768" calcext:value-type="float">
            <text:p>114163768</text:p>
          </table:table-cell>
          <table:table-cell office:value-type="float" office:value="19.5746606335" calcext:value-type="float">
            <text:p>19.5746606335</text:p>
          </table:table-cell>
          <table:table-cell office:value-type="float" office:value="109269048" calcext:value-type="float">
            <text:p>109269048</text:p>
          </table:table-cell>
          <table:table-cell office:value-type="float" office:value="16.2649517685" calcext:value-type="float">
            <text:p>16.2649517685</text:p>
          </table:table-cell>
          <table:table-cell office:value-type="float" office:value="103658408" calcext:value-type="float">
            <text:p>103658408</text:p>
          </table:table-cell>
          <table:table-cell office:value-type="float" office:value="19.1312284164" calcext:value-type="float">
            <text:p>19.1312284164</text:p>
          </table:table-cell>
        </table:table-row>
        <table:table-row table:style-name="ro1">
          <table:table-cell office:value-type="float" office:value="103764536" calcext:value-type="float">
            <text:p>103764536</text:p>
          </table:table-cell>
          <table:table-cell office:value-type="float" office:value="18.4842002917" calcext:value-type="float">
            <text:p>18.4842002917</text:p>
          </table:table-cell>
          <table:table-cell office:value-type="float" office:value="105333400" calcext:value-type="float">
            <text:p>105333400</text:p>
          </table:table-cell>
          <table:table-cell office:value-type="float" office:value="19.3852520692" calcext:value-type="float">
            <text:p>19.3852520692</text:p>
          </table:table-cell>
          <table:table-cell office:value-type="float" office:value="105823416" calcext:value-type="float">
            <text:p>105823416</text:p>
          </table:table-cell>
          <table:table-cell office:value-type="float" office:value="19.8084687346" calcext:value-type="float">
            <text:p>19.8084687346</text:p>
          </table:table-cell>
          <table:table-cell office:value-type="float" office:value="118705368" calcext:value-type="float">
            <text:p>118705368</text:p>
          </table:table-cell>
          <table:table-cell office:value-type="float" office:value="23.976443769" calcext:value-type="float">
            <text:p>23.976443769</text:p>
          </table:table-cell>
          <table:table-cell office:value-type="float" office:value="110401160" calcext:value-type="float">
            <text:p>110401160</text:p>
          </table:table-cell>
          <table:table-cell office:value-type="float" office:value="16.3357235984" calcext:value-type="float">
            <text:p>16.3357235984</text:p>
          </table:table-cell>
        </table:table-row>
        <table:table-row table:style-name="ro1">
          <table:table-cell office:value-type="float" office:value="106909976" calcext:value-type="float">
            <text:p>106909976</text:p>
          </table:table-cell>
          <table:table-cell office:value-type="float" office:value="11.9544740973" calcext:value-type="float">
            <text:p>11.9544740973</text:p>
          </table:table-cell>
          <table:table-cell office:value-type="float" office:value="113097944" calcext:value-type="float">
            <text:p>113097944</text:p>
          </table:table-cell>
          <table:table-cell office:value-type="float" office:value="17.3822923816" calcext:value-type="float">
            <text:p>17.3822923816</text:p>
          </table:table-cell>
          <table:table-cell office:value-type="float" office:value="116586680" calcext:value-type="float">
            <text:p>116586680</text:p>
          </table:table-cell>
          <table:table-cell office:value-type="float" office:value="18.8203859476" calcext:value-type="float">
            <text:p>18.8203859476</text:p>
          </table:table-cell>
          <table:table-cell office:value-type="float" office:value="107303144" calcext:value-type="float">
            <text:p>107303144</text:p>
          </table:table-cell>
          <table:table-cell office:value-type="float" office:value="12.5924100542" calcext:value-type="float">
            <text:p>12.5924100542</text:p>
          </table:table-cell>
          <table:table-cell office:value-type="float" office:value="103820744" calcext:value-type="float">
            <text:p>103820744</text:p>
          </table:table-cell>
          <table:table-cell office:value-type="float" office:value="15.5715116279" calcext:value-type="float">
            <text:p>15.5715116279</text:p>
          </table:table-cell>
        </table:table-row>
        <table:table-row table:style-name="ro1">
          <table:table-cell office:value-type="float" office:value="117147256" calcext:value-type="float">
            <text:p>117147256</text:p>
          </table:table-cell>
          <table:table-cell office:value-type="float" office:value="17.2249811889" calcext:value-type="float">
            <text:p>17.2249811889</text:p>
          </table:table-cell>
          <table:table-cell office:value-type="float" office:value="108478840" calcext:value-type="float">
            <text:p>108478840</text:p>
          </table:table-cell>
          <table:table-cell office:value-type="float" office:value="17.8311403509" calcext:value-type="float">
            <text:p>17.8311403509</text:p>
          </table:table-cell>
          <table:table-cell office:value-type="float" office:value="119164376" calcext:value-type="float">
            <text:p>119164376</text:p>
          </table:table-cell>
          <table:table-cell office:value-type="float" office:value="17.9415617128" calcext:value-type="float">
            <text:p>17.9415617128</text:p>
          </table:table-cell>
          <table:table-cell office:value-type="float" office:value="103475624" calcext:value-type="float">
            <text:p>103475624</text:p>
          </table:table-cell>
          <table:table-cell office:value-type="float" office:value="20.0603363007" calcext:value-type="float">
            <text:p>20.0603363007</text:p>
          </table:table-cell>
          <table:table-cell office:value-type="float" office:value="113632760" calcext:value-type="float">
            <text:p>113632760</text:p>
          </table:table-cell>
          <table:table-cell office:value-type="float" office:value="16.5377888819" calcext:value-type="float">
            <text:p>16.5377888819</text:p>
          </table:table-cell>
        </table:table-row>
        <table:table-row table:style-name="ro1">
          <table:table-cell office:value-type="float" office:value="114380392" calcext:value-type="float">
            <text:p>114380392</text:p>
          </table:table-cell>
          <table:table-cell office:value-type="float" office:value="15.7485380117" calcext:value-type="float">
            <text:p>15.7485380117</text:p>
          </table:table-cell>
          <table:table-cell office:value-type="float" office:value="109265208" calcext:value-type="float">
            <text:p>109265208</text:p>
          </table:table-cell>
          <table:table-cell office:value-type="float" office:value="17.8543897216" calcext:value-type="float">
            <text:p>17.8543897216</text:p>
          </table:table-cell>
          <table:table-cell office:value-type="float" office:value="112017480" calcext:value-type="float">
            <text:p>112017480</text:p>
          </table:table-cell>
          <table:table-cell office:value-type="float" office:value="19.1538078646" calcext:value-type="float">
            <text:p>19.1538078646</text:p>
          </table:table-cell>
          <table:table-cell office:value-type="float" office:value="111067864" calcext:value-type="float">
            <text:p>111067864</text:p>
          </table:table-cell>
          <table:table-cell office:value-type="float" office:value="19.046039604" calcext:value-type="float">
            <text:p>19.046039604</text:p>
          </table:table-cell>
          <table:table-cell office:value-type="float" office:value="114882792" calcext:value-type="float">
            <text:p>114882792</text:p>
          </table:table-cell>
          <table:table-cell office:value-type="float" office:value="17.2576601671" calcext:value-type="float">
            <text:p>17.2576601671</text:p>
          </table:table-cell>
        </table:table-row>
        <table:table-row table:style-name="ro1">
          <table:table-cell office:value-type="float" office:value="112228968" calcext:value-type="float">
            <text:p>112228968</text:p>
          </table:table-cell>
          <table:table-cell office:value-type="float" office:value="19.7369230769" calcext:value-type="float">
            <text:p>19.7369230769</text:p>
          </table:table-cell>
          <table:table-cell office:value-type="float" office:value="113261672" calcext:value-type="float">
            <text:p>113261672</text:p>
          </table:table-cell>
          <table:table-cell office:value-type="float" office:value="17.1368102797" calcext:value-type="float">
            <text:p>17.1368102797</text:p>
          </table:table-cell>
          <table:table-cell office:value-type="float" office:value="107692504" calcext:value-type="float">
            <text:p>107692504</text:p>
          </table:table-cell>
          <table:table-cell office:value-type="float" office:value="19.2912474849" calcext:value-type="float">
            <text:p>19.2912474849</text:p>
          </table:table-cell>
          <table:table-cell office:value-type="float" office:value="106059432" calcext:value-type="float">
            <text:p>106059432</text:p>
          </table:table-cell>
          <table:table-cell office:value-type="float" office:value="19.2028985507" calcext:value-type="float">
            <text:p>19.2028985507</text:p>
          </table:table-cell>
          <table:table-cell office:value-type="float" office:value="112575720" calcext:value-type="float">
            <text:p>112575720</text:p>
          </table:table-cell>
          <table:table-cell office:value-type="float" office:value="14.8252941176" calcext:value-type="float">
            <text:p>14.8252941176</text:p>
          </table:table-cell>
        </table:table-row>
        <table:table-row table:style-name="ro1">
          <table:table-cell office:value-type="float" office:value="103612136" calcext:value-type="float">
            <text:p>103612136</text:p>
          </table:table-cell>
          <table:table-cell office:value-type="float" office:value="14.6657866948" calcext:value-type="float">
            <text:p>14.6657866948</text:p>
          </table:table-cell>
          <table:table-cell office:value-type="float" office:value="107832760" calcext:value-type="float">
            <text:p>107832760</text:p>
          </table:table-cell>
          <table:table-cell office:value-type="float" office:value="18.7775551102" calcext:value-type="float">
            <text:p>18.7775551102</text:p>
          </table:table-cell>
          <table:table-cell office:value-type="float" office:value="108863160" calcext:value-type="float">
            <text:p>108863160</text:p>
          </table:table-cell>
          <table:table-cell office:value-type="float" office:value="21.2393465909" calcext:value-type="float">
            <text:p>21.2393465909</text:p>
          </table:table-cell>
          <table:table-cell office:value-type="float" office:value="116892904" calcext:value-type="float">
            <text:p>116892904</text:p>
          </table:table-cell>
          <table:table-cell office:value-type="float" office:value="26.1025469169" calcext:value-type="float">
            <text:p>26.1025469169</text:p>
          </table:table-cell>
          <table:table-cell office:value-type="float" office:value="113367512" calcext:value-type="float">
            <text:p>113367512</text:p>
          </table:table-cell>
          <table:table-cell office:value-type="float" office:value="20.6717325228" calcext:value-type="float">
            <text:p>20.6717325228</text:p>
          </table:table-cell>
        </table:table-row>
        <table:table-row table:style-name="ro1">
          <table:table-cell office:value-type="float" office:value="113594024" calcext:value-type="float">
            <text:p>113594024</text:p>
          </table:table-cell>
          <table:table-cell office:value-type="float" office:value="13.9810587664" calcext:value-type="float">
            <text:p>13.9810587664</text:p>
          </table:table-cell>
          <table:table-cell office:value-type="float" office:value="111922824" calcext:value-type="float">
            <text:p>111922824</text:p>
          </table:table-cell>
          <table:table-cell office:value-type="float" office:value="17.3744257274" calcext:value-type="float">
            <text:p>17.3744257274</text:p>
          </table:table-cell>
          <table:table-cell office:value-type="float" office:value="107622904" calcext:value-type="float">
            <text:p>107622904</text:p>
          </table:table-cell>
          <table:table-cell office:value-type="float" office:value="17.8705636743" calcext:value-type="float">
            <text:p>17.8705636743</text:p>
          </table:table-cell>
          <table:table-cell office:value-type="float" office:value="112900040" calcext:value-type="float">
            <text:p>112900040</text:p>
          </table:table-cell>
          <table:table-cell office:value-type="float" office:value="18.1148235294" calcext:value-type="float">
            <text:p>18.1148235294</text:p>
          </table:table-cell>
          <table:table-cell office:value-type="float" office:value="108089512" calcext:value-type="float">
            <text:p>108089512</text:p>
          </table:table-cell>
          <table:table-cell office:value-type="float" office:value="17.5344215756" calcext:value-type="float">
            <text:p>17.5344215756</text:p>
          </table:table-cell>
        </table:table-row>
        <table:table-row table:style-name="ro1">
          <table:table-cell office:value-type="float" office:value="111767448" calcext:value-type="float">
            <text:p>111767448</text:p>
          </table:table-cell>
          <table:table-cell office:value-type="float" office:value="18.4321047527" calcext:value-type="float">
            <text:p>18.4321047527</text:p>
          </table:table-cell>
          <table:table-cell office:value-type="float" office:value="105473208" calcext:value-type="float">
            <text:p>105473208</text:p>
          </table:table-cell>
          <table:table-cell office:value-type="float" office:value="14.6434511435" calcext:value-type="float">
            <text:p>14.6434511435</text:p>
          </table:table-cell>
          <table:table-cell office:value-type="float" office:value="116790040" calcext:value-type="float">
            <text:p>116790040</text:p>
          </table:table-cell>
          <table:table-cell office:value-type="float" office:value="14.6950747095" calcext:value-type="float">
            <text:p>14.6950747095</text:p>
          </table:table-cell>
          <table:table-cell office:value-type="float" office:value="113271656" calcext:value-type="float">
            <text:p>113271656</text:p>
          </table:table-cell>
          <table:table-cell office:value-type="float" office:value="19.1567274519" calcext:value-type="float">
            <text:p>19.1567274519</text:p>
          </table:table-cell>
          <table:table-cell office:value-type="float" office:value="109502808" calcext:value-type="float">
            <text:p>109502808</text:p>
          </table:table-cell>
          <table:table-cell office:value-type="float" office:value="18.2576866764" calcext:value-type="float">
            <text:p>18.2576866764</text:p>
          </table:table-cell>
        </table:table-row>
        <table:table-row table:style-name="ro1">
          <table:table-cell office:value-type="float" office:value="118602744" calcext:value-type="float">
            <text:p>118602744</text:p>
          </table:table-cell>
          <table:table-cell office:value-type="float" office:value="19.1026018655" calcext:value-type="float">
            <text:p>19.1026018655</text:p>
          </table:table-cell>
          <table:table-cell office:value-type="float" office:value="108085672" calcext:value-type="float">
            <text:p>108085672</text:p>
          </table:table-cell>
          <table:table-cell office:value-type="float" office:value="19.1695685087" calcext:value-type="float">
            <text:p>19.1695685087</text:p>
          </table:table-cell>
          <table:table-cell office:value-type="float" office:value="106119768" calcext:value-type="float">
            <text:p>106119768</text:p>
          </table:table-cell>
          <table:table-cell office:value-type="float" office:value="16.9292487236" calcext:value-type="float">
            <text:p>16.9292487236</text:p>
          </table:table-cell>
          <table:table-cell office:value-type="float" office:value="118312200" calcext:value-type="float">
            <text:p>118312200</text:p>
          </table:table-cell>
          <table:table-cell office:value-type="float" office:value="19.488372093" calcext:value-type="float">
            <text:p>19.488372093</text:p>
          </table:table-cell>
          <table:table-cell office:value-type="float" office:value="118459512" calcext:value-type="float">
            <text:p>118459512</text:p>
          </table:table-cell>
          <table:table-cell office:value-type="float" office:value="19.2121428571" calcext:value-type="float">
            <text:p>19.2121428571</text:p>
          </table:table-cell>
        </table:table-row>
        <table:table-row table:style-name="ro1">
          <table:table-cell office:value-type="float" office:value="114129400" calcext:value-type="float">
            <text:p>114129400</text:p>
          </table:table-cell>
          <table:table-cell office:value-type="float" office:value="18.2185686654" calcext:value-type="float">
            <text:p>18.2185686654</text:p>
          </table:table-cell>
          <table:table-cell office:value-type="float" office:value="110680264" calcext:value-type="float">
            <text:p>110680264</text:p>
          </table:table-cell>
          <table:table-cell office:value-type="float" office:value="17.0097289785" calcext:value-type="float">
            <text:p>17.0097289785</text:p>
          </table:table-cell>
          <table:table-cell office:value-type="float" office:value="119349320" calcext:value-type="float">
            <text:p>119349320</text:p>
          </table:table-cell>
          <table:table-cell office:value-type="float" office:value="17.0908445706" calcext:value-type="float">
            <text:p>17.0908445706</text:p>
          </table:table-cell>
          <table:table-cell office:value-type="float" office:value="115559928" calcext:value-type="float">
            <text:p>115559928</text:p>
          </table:table-cell>
          <table:table-cell office:value-type="float" office:value="18.9141588555" calcext:value-type="float">
            <text:p>18.9141588555</text:p>
          </table:table-cell>
          <table:table-cell office:value-type="float" office:value="117253384" calcext:value-type="float">
            <text:p>117253384</text:p>
          </table:table-cell>
          <table:table-cell office:value-type="float" office:value="18.2740899358" calcext:value-type="float">
            <text:p>18.2740899358</text:p>
          </table:table-cell>
        </table:table-row>
        <table:table-row table:style-name="ro1">
          <table:table-cell office:value-type="float" office:value="108089512" calcext:value-type="float">
            <text:p>108089512</text:p>
          </table:table-cell>
          <table:table-cell office:value-type="float" office:value="18.5007242878" calcext:value-type="float">
            <text:p>18.5007242878</text:p>
          </table:table-cell>
          <table:table-cell office:value-type="float" office:value="116478968" calcext:value-type="float">
            <text:p>116478968</text:p>
          </table:table-cell>
          <table:table-cell office:value-type="float" office:value="17.4589665653" calcext:value-type="float">
            <text:p>17.4589665653</text:p>
          </table:table-cell>
          <table:table-cell office:value-type="float" office:value="115115064" calcext:value-type="float">
            <text:p>115115064</text:p>
          </table:table-cell>
          <table:table-cell office:value-type="float" office:value="17.5997277059" calcext:value-type="float">
            <text:p>17.5997277059</text:p>
          </table:table-cell>
          <table:table-cell office:value-type="float" office:value="104873416" calcext:value-type="float">
            <text:p>104873416</text:p>
          </table:table-cell>
          <table:table-cell office:value-type="float" office:value="19.3460585027" calcext:value-type="float">
            <text:p>19.3460585027</text:p>
          </table:table-cell>
          <table:table-cell office:value-type="float" office:value="114286744" calcext:value-type="float">
            <text:p>114286744</text:p>
          </table:table-cell>
          <table:table-cell office:value-type="float" office:value="18.2463157895" calcext:value-type="float">
            <text:p>18.2463157895</text:p>
          </table:table-cell>
        </table:table-row>
        <table:table-row table:style-name="ro1">
          <table:table-cell office:value-type="float" office:value="103536632" calcext:value-type="float">
            <text:p>103536632</text:p>
          </table:table-cell>
          <table:table-cell office:value-type="float" office:value="18.7595734367" calcext:value-type="float">
            <text:p>18.7595734367</text:p>
          </table:table-cell>
          <table:table-cell office:value-type="float" office:value="105927192" calcext:value-type="float">
            <text:p>105927192</text:p>
          </table:table-cell>
          <table:table-cell office:value-type="float" office:value="13.6647459403" calcext:value-type="float">
            <text:p>13.6647459403</text:p>
          </table:table-cell>
          <table:table-cell office:value-type="float" office:value="115949288" calcext:value-type="float">
            <text:p>115949288</text:p>
          </table:table-cell>
          <table:table-cell office:value-type="float" office:value="19.6186830015" calcext:value-type="float">
            <text:p>19.6186830015</text:p>
          </table:table-cell>
          <table:table-cell office:value-type="float" office:value="116314280" calcext:value-type="float">
            <text:p>116314280</text:p>
          </table:table-cell>
          <table:table-cell office:value-type="float" office:value="19.4599009901" calcext:value-type="float">
            <text:p>19.4599009901</text:p>
          </table:table-cell>
          <table:table-cell office:value-type="float" office:value="114380392" calcext:value-type="float">
            <text:p>114380392</text:p>
          </table:table-cell>
          <table:table-cell office:value-type="float" office:value="16.9459459459" calcext:value-type="float">
            <text:p>16.9459459459</text:p>
          </table:table-cell>
        </table:table-row>
        <table:table-row table:style-name="ro1">
          <table:table-cell office:value-type="float" office:value="115166760" calcext:value-type="float">
            <text:p>115166760</text:p>
          </table:table-cell>
          <table:table-cell office:value-type="float" office:value="18.8268585132" calcext:value-type="float">
            <text:p>18.8268585132</text:p>
          </table:table-cell>
          <table:table-cell office:value-type="float" office:value="115556088" calcext:value-type="float">
            <text:p>115556088</text:p>
          </table:table-cell>
          <table:table-cell office:value-type="float" office:value="20.7766692249" calcext:value-type="float">
            <text:p>20.7766692249</text:p>
          </table:table-cell>
          <table:table-cell office:value-type="float" office:value="114769752" calcext:value-type="float">
            <text:p>114769752</text:p>
          </table:table-cell>
          <table:table-cell office:value-type="float" office:value="16.0246761258" calcext:value-type="float">
            <text:p>16.0246761258</text:p>
          </table:table-cell>
          <table:table-cell office:value-type="float" office:value="114420520" calcext:value-type="float">
            <text:p>114420520</text:p>
          </table:table-cell>
          <table:table-cell office:value-type="float" office:value="14.2149625935" calcext:value-type="float">
            <text:p>14.2149625935</text:p>
          </table:table-cell>
          <table:table-cell office:value-type="float" office:value="114773592" calcext:value-type="float">
            <text:p>114773592</text:p>
          </table:table-cell>
          <table:table-cell office:value-type="float" office:value="17.70260747" calcext:value-type="float">
            <text:p>17.70260747</text:p>
          </table:table-cell>
        </table:table-row>
        <table:table-row table:style-name="ro1">
          <table:table-cell office:value-type="float" office:value="104047592" calcext:value-type="float">
            <text:p>104047592</text:p>
          </table:table-cell>
          <table:table-cell office:value-type="float" office:value="18.6345128454" calcext:value-type="float">
            <text:p>18.6345128454</text:p>
          </table:table-cell>
          <table:table-cell office:value-type="float" office:value="112513416" calcext:value-type="float">
            <text:p>112513416</text:p>
          </table:table-cell>
          <table:table-cell office:value-type="float" office:value="17.2210526316" calcext:value-type="float">
            <text:p>17.2210526316</text:p>
          </table:table-cell>
          <table:table-cell office:value-type="float" office:value="108562776" calcext:value-type="float">
            <text:p>108562776</text:p>
          </table:table-cell>
          <table:table-cell office:value-type="float" office:value="18.9895052474" calcext:value-type="float">
            <text:p>18.9895052474</text:p>
          </table:table-cell>
          <table:table-cell office:value-type="float" office:value="105730440" calcext:value-type="float">
            <text:p>105730440</text:p>
          </table:table-cell>
          <table:table-cell office:value-type="float" office:value="18.6507858546" calcext:value-type="float">
            <text:p>18.6507858546</text:p>
          </table:table-cell>
          <table:table-cell office:value-type="float" office:value="107759512" calcext:value-type="float">
            <text:p>107759512</text:p>
          </table:table-cell>
          <table:table-cell office:value-type="float" office:value="16.8468406593" calcext:value-type="float">
            <text:p>16.8468406593</text:p>
          </table:table-cell>
        </table:table-row>
        <table:table-row table:style-name="ro1">
          <table:table-cell office:value-type="float" office:value="107770312" calcext:value-type="float">
            <text:p>107770312</text:p>
          </table:table-cell>
          <table:table-cell office:value-type="float" office:value="11.0023860021" calcext:value-type="float">
            <text:p>11.0023860021</text:p>
          </table:table-cell>
          <table:table-cell office:value-type="float" office:value="103707944" calcext:value-type="float">
            <text:p>103707944</text:p>
          </table:table-cell>
          <table:table-cell office:value-type="float" office:value="9.71848570278" calcext:value-type="float">
            <text:p>9.7184857028</text:p>
          </table:table-cell>
          <table:table-cell office:value-type="float" office:value="104002616" calcext:value-type="float">
            <text:p>104002616</text:p>
          </table:table-cell>
          <table:table-cell office:value-type="float" office:value="16.7609120521" calcext:value-type="float">
            <text:p>16.7609120521</text:p>
          </table:table-cell>
          <table:table-cell office:value-type="float" office:value="117950040" calcext:value-type="float">
            <text:p>117950040</text:p>
          </table:table-cell>
          <table:table-cell office:value-type="float" office:value="19.0533134031" calcext:value-type="float">
            <text:p>19.0533134031</text:p>
          </table:table-cell>
          <table:table-cell office:value-type="float" office:value="119491736" calcext:value-type="float">
            <text:p>119491736</text:p>
          </table:table-cell>
          <table:table-cell office:value-type="float" office:value="17.2491605104" calcext:value-type="float">
            <text:p>17.2491605104</text:p>
          </table:table-cell>
        </table:table-row>
        <table:table-row table:style-name="ro1">
          <table:table-cell office:value-type="float" office:value="114381400" calcext:value-type="float">
            <text:p>114381400</text:p>
          </table:table-cell>
          <table:table-cell office:value-type="float" office:value="11.1879301218" calcext:value-type="float">
            <text:p>11.1879301218</text:p>
          </table:table-cell>
          <table:table-cell office:value-type="float" office:value="112804712" calcext:value-type="float">
            <text:p>112804712</text:p>
          </table:table-cell>
          <table:table-cell office:value-type="float" office:value="10.0152985075" calcext:value-type="float">
            <text:p>10.0152985075</text:p>
          </table:table-cell>
          <table:table-cell office:value-type="float" office:value="110151512" calcext:value-type="float">
            <text:p>110151512</text:p>
          </table:table-cell>
          <table:table-cell office:value-type="float" office:value="16.8163471241" calcext:value-type="float">
            <text:p>16.8163471241</text:p>
          </table:table-cell>
          <table:table-cell office:value-type="float" office:value="116316488" calcext:value-type="float">
            <text:p>116316488</text:p>
          </table:table-cell>
          <table:table-cell office:value-type="float" office:value="20.7926646707" calcext:value-type="float">
            <text:p>20.7926646707</text:p>
          </table:table-cell>
          <table:table-cell office:value-type="float" office:value="118990808" calcext:value-type="float">
            <text:p>118990808</text:p>
          </table:table-cell>
          <table:table-cell office:value-type="float" office:value="19.3627667403" calcext:value-type="float">
            <text:p>19.3627667403</text:p>
          </table:table-cell>
        </table:table-row>
        <table:table-row table:style-name="ro1">
          <table:table-cell office:value-type="float" office:value="111159736" calcext:value-type="float">
            <text:p>111159736</text:p>
          </table:table-cell>
          <table:table-cell office:value-type="float" office:value="10.9301344582" calcext:value-type="float">
            <text:p>10.9301344582</text:p>
          </table:table-cell>
          <table:table-cell office:value-type="float" office:value="110564504" calcext:value-type="float">
            <text:p>110564504</text:p>
          </table:table-cell>
          <table:table-cell office:value-type="float" office:value="10.117268502" calcext:value-type="float">
            <text:p>10.117268502</text:p>
          </table:table-cell>
          <table:table-cell office:value-type="float" office:value="103796984" calcext:value-type="float">
            <text:p>103796984</text:p>
          </table:table-cell>
          <table:table-cell office:value-type="float" office:value="17.3652830189" calcext:value-type="float">
            <text:p>17.3652830189</text:p>
          </table:table-cell>
          <table:table-cell office:value-type="float" office:value="104272568" calcext:value-type="float">
            <text:p>104272568</text:p>
          </table:table-cell>
          <table:table-cell office:value-type="float" office:value="18.8499257058" calcext:value-type="float">
            <text:p>18.8499257058</text:p>
          </table:table-cell>
          <table:table-cell office:value-type="float" office:value="117525832" calcext:value-type="float">
            <text:p>117525832</text:p>
          </table:table-cell>
          <table:table-cell office:value-type="float" office:value="17.9627329193" calcext:value-type="float">
            <text:p>17.9627329193</text:p>
          </table:table-cell>
        </table:table-row>
        <table:table-row table:style-name="ro1">
          <table:table-cell office:value-type="float" office:value="104153672" calcext:value-type="float">
            <text:p>104153672</text:p>
          </table:table-cell>
          <table:table-cell office:value-type="float" office:value="8.28235294118" calcext:value-type="float">
            <text:p>8.2823529412</text:p>
          </table:table-cell>
          <table:table-cell office:value-type="float" office:value="112804712" calcext:value-type="float">
            <text:p>112804712</text:p>
          </table:table-cell>
          <table:table-cell office:value-type="float" office:value="10.3821048772" calcext:value-type="float">
            <text:p>10.3821048772</text:p>
          </table:table-cell>
          <table:table-cell office:value-type="float" office:value="114376552" calcext:value-type="float">
            <text:p>114376552</text:p>
          </table:table-cell>
          <table:table-cell office:value-type="float" office:value="17.7918287938" calcext:value-type="float">
            <text:p>17.7918287938</text:p>
          </table:table-cell>
          <table:table-cell office:value-type="float" office:value="111234952" calcext:value-type="float">
            <text:p>111234952</text:p>
          </table:table-cell>
          <table:table-cell office:value-type="float" office:value="20.8960850652" calcext:value-type="float">
            <text:p>20.8960850652</text:p>
          </table:table-cell>
          <table:table-cell office:value-type="float" office:value="112414488" calcext:value-type="float">
            <text:p>112414488</text:p>
          </table:table-cell>
          <table:table-cell office:value-type="float" office:value="18.1019830028" calcext:value-type="float">
            <text:p>18.1019830028</text:p>
          </table:table-cell>
        </table:table-row>
        <table:table-row table:style-name="ro1">
          <table:table-cell office:value-type="float" office:value="117527128" calcext:value-type="float">
            <text:p>117527128</text:p>
          </table:table-cell>
          <table:table-cell office:value-type="float" office:value="9.98044806517" calcext:value-type="float">
            <text:p>9.9804480652</text:p>
          </table:table-cell>
          <table:table-cell office:value-type="float" office:value="106513256" calcext:value-type="float">
            <text:p>106513256</text:p>
          </table:table-cell>
          <table:table-cell office:value-type="float" office:value="9.82584269663" calcext:value-type="float">
            <text:p>9.8258426966</text:p>
          </table:table-cell>
          <table:table-cell office:value-type="float" office:value="111189064" calcext:value-type="float">
            <text:p>111189064</text:p>
          </table:table-cell>
          <table:table-cell office:value-type="float" office:value="19.0706921944" calcext:value-type="float">
            <text:p>19.0706921944</text:p>
          </table:table-cell>
          <table:table-cell office:value-type="float" office:value="107727256" calcext:value-type="float">
            <text:p>107727256</text:p>
          </table:table-cell>
          <table:table-cell office:value-type="float" office:value="17.3484381874" calcext:value-type="float">
            <text:p>17.3484381874</text:p>
          </table:table-cell>
          <table:table-cell office:value-type="float" office:value="111812376" calcext:value-type="float">
            <text:p>111812376</text:p>
          </table:table-cell>
          <table:table-cell office:value-type="float" office:value="18.995584989" calcext:value-type="float">
            <text:p>18.995584989</text:p>
          </table:table-cell>
        </table:table-row>
        <table:table-row table:style-name="ro1">
          <table:table-cell office:value-type="float" office:value="119100008" calcext:value-type="float">
            <text:p>119100008</text:p>
          </table:table-cell>
          <table:table-cell office:value-type="float" office:value="12.6294017094" calcext:value-type="float">
            <text:p>12.6294017094</text:p>
          </table:table-cell>
          <table:table-cell office:value-type="float" office:value="111906168" calcext:value-type="float">
            <text:p>111906168</text:p>
          </table:table-cell>
          <table:table-cell office:value-type="float" office:value="11.9205734212" calcext:value-type="float">
            <text:p>11.9205734212</text:p>
          </table:table-cell>
          <table:table-cell office:value-type="float" office:value="106512968" calcext:value-type="float">
            <text:p>106512968</text:p>
          </table:table-cell>
          <table:table-cell office:value-type="float" office:value="19.0456329735" calcext:value-type="float">
            <text:p>19.0456329735</text:p>
          </table:table-cell>
          <table:table-cell office:value-type="float" office:value="119389112" calcext:value-type="float">
            <text:p>119389112</text:p>
          </table:table-cell>
          <table:table-cell office:value-type="float" office:value="20.2037845706" calcext:value-type="float">
            <text:p>20.2037845706</text:p>
          </table:table-cell>
          <table:table-cell office:value-type="float" office:value="108969816" calcext:value-type="float">
            <text:p>108969816</text:p>
          </table:table-cell>
          <table:table-cell office:value-type="float" office:value="14.0037115589" calcext:value-type="float">
            <text:p>14.0037115589</text:p>
          </table:table-cell>
        </table:table-row>
        <table:table-row table:style-name="ro1">
          <table:table-cell office:value-type="float" office:value="117527128" calcext:value-type="float">
            <text:p>117527128</text:p>
          </table:table-cell>
          <table:table-cell office:value-type="float" office:value="10.1025430681" calcext:value-type="float">
            <text:p>10.1025430681</text:p>
          </table:table-cell>
          <table:table-cell office:value-type="float" office:value="106513256" calcext:value-type="float">
            <text:p>106513256</text:p>
          </table:table-cell>
          <table:table-cell office:value-type="float" office:value="9.55028784287" calcext:value-type="float">
            <text:p>9.5502878429</text:p>
          </table:table-cell>
          <table:table-cell office:value-type="float" office:value="103778744" calcext:value-type="float">
            <text:p>103778744</text:p>
          </table:table-cell>
          <table:table-cell office:value-type="float" office:value="19.054679803" calcext:value-type="float">
            <text:p>19.054679803</text:p>
          </table:table-cell>
          <table:table-cell office:value-type="float" office:value="115065912" calcext:value-type="float">
            <text:p>115065912</text:p>
          </table:table-cell>
          <table:table-cell office:value-type="float" office:value="19.5818091943" calcext:value-type="float">
            <text:p>19.5818091943</text:p>
          </table:table-cell>
          <table:table-cell office:value-type="float" office:value="107359832" calcext:value-type="float">
            <text:p>107359832</text:p>
          </table:table-cell>
          <table:table-cell office:value-type="float" office:value="17.732776618" calcext:value-type="float">
            <text:p>17.732776618</text:p>
          </table:table-cell>
        </table:table-row>
        <table:table-row table:style-name="ro1">
          <table:table-cell office:value-type="float" office:value="110025128" calcext:value-type="float">
            <text:p>110025128</text:p>
          </table:table-cell>
          <table:table-cell office:value-type="float" office:value="9.94036511156" calcext:value-type="float">
            <text:p>9.9403651116</text:p>
          </table:table-cell>
          <table:table-cell office:value-type="float" office:value="114377560" calcext:value-type="float">
            <text:p>114377560</text:p>
          </table:table-cell>
          <table:table-cell office:value-type="float" office:value="10.4275389882" calcext:value-type="float">
            <text:p>10.4275389882</text:p>
          </table:table-cell>
          <table:table-cell office:value-type="float" office:value="114949944" calcext:value-type="float">
            <text:p>114949944</text:p>
          </table:table-cell>
          <table:table-cell office:value-type="float" office:value="18.8695014663" calcext:value-type="float">
            <text:p>18.8695014663</text:p>
          </table:table-cell>
          <table:table-cell office:value-type="float" office:value="109046712" calcext:value-type="float">
            <text:p>109046712</text:p>
          </table:table-cell>
          <table:table-cell office:value-type="float" office:value="19.4640039448" calcext:value-type="float">
            <text:p>19.4640039448</text:p>
          </table:table-cell>
          <table:table-cell office:value-type="float" office:value="119242520" calcext:value-type="float">
            <text:p>119242520</text:p>
          </table:table-cell>
          <table:table-cell office:value-type="float" office:value="18.2448103078" calcext:value-type="float">
            <text:p>18.2448103078</text:p>
          </table:table-cell>
        </table:table-row>
        <table:table-row table:style-name="ro1">
          <table:table-cell office:value-type="float" office:value="111249592" calcext:value-type="float">
            <text:p>111249592</text:p>
          </table:table-cell>
          <table:table-cell office:value-type="float" office:value="7.81101739589" calcext:value-type="float">
            <text:p>7.8110173959</text:p>
          </table:table-cell>
          <table:table-cell office:value-type="float" office:value="104419912" calcext:value-type="float">
            <text:p>104419912</text:p>
          </table:table-cell>
          <table:table-cell office:value-type="float" office:value="9.98337549693" calcext:value-type="float">
            <text:p>9.9833754969</text:p>
          </table:table-cell>
          <table:table-cell office:value-type="float" office:value="115386744" calcext:value-type="float">
            <text:p>115386744</text:p>
          </table:table-cell>
          <table:table-cell office:value-type="float" office:value="22.4658054711" calcext:value-type="float">
            <text:p>22.4658054711</text:p>
          </table:table-cell>
          <table:table-cell office:value-type="float" office:value="116739464" calcext:value-type="float">
            <text:p>116739464</text:p>
          </table:table-cell>
          <table:table-cell office:value-type="float" office:value="19.1335297005" calcext:value-type="float">
            <text:p>19.1335297005</text:p>
          </table:table-cell>
          <table:table-cell office:value-type="float" office:value="113361512" calcext:value-type="float">
            <text:p>113361512</text:p>
          </table:table-cell>
          <table:table-cell office:value-type="float" office:value="17.4262295082" calcext:value-type="float">
            <text:p>17.4262295082</text:p>
          </table:table-cell>
        </table:table-row>
        <table:table-row table:style-name="ro1">
          <table:table-cell office:value-type="float" office:value="115539432" calcext:value-type="float">
            <text:p>115539432</text:p>
          </table:table-cell>
          <table:table-cell office:value-type="float" office:value="11.1777719252" calcext:value-type="float">
            <text:p>11.1777719252</text:p>
          </table:table-cell>
          <table:table-cell office:value-type="float" office:value="110205464" calcext:value-type="float">
            <text:p>110205464</text:p>
          </table:table-cell>
          <table:table-cell office:value-type="float" office:value="10.0227617602" calcext:value-type="float">
            <text:p>10.0227617602</text:p>
          </table:table-cell>
          <table:table-cell office:value-type="float" office:value="112803848" calcext:value-type="float">
            <text:p>112803848</text:p>
          </table:table-cell>
          <table:table-cell office:value-type="float" office:value="18.8672260612" calcext:value-type="float">
            <text:p>18.8672260612</text:p>
          </table:table-cell>
          <table:table-cell office:value-type="float" office:value="114489976" calcext:value-type="float">
            <text:p>114489976</text:p>
          </table:table-cell>
          <table:table-cell office:value-type="float" office:value="17.5159332322" calcext:value-type="float">
            <text:p>17.5159332322</text:p>
          </table:table-cell>
          <table:table-cell office:value-type="float" office:value="111628152" calcext:value-type="float">
            <text:p>111628152</text:p>
          </table:table-cell>
          <table:table-cell office:value-type="float" office:value="17.1976421637" calcext:value-type="float">
            <text:p>17.1976421637</text:p>
          </table:table-cell>
        </table:table-row>
        <table:table-row table:style-name="ro1">
          <table:table-cell office:value-type="float" office:value="108013192" calcext:value-type="float">
            <text:p>108013192</text:p>
          </table:table-cell>
          <table:table-cell office:value-type="float" office:value="11.2210666667" calcext:value-type="float">
            <text:p>11.2210666667</text:p>
          </table:table-cell>
          <table:table-cell office:value-type="float" office:value="109658984" calcext:value-type="float">
            <text:p>109658984</text:p>
          </table:table-cell>
          <table:table-cell office:value-type="float" office:value="7.23706518562" calcext:value-type="float">
            <text:p>7.2370651856</text:p>
          </table:table-cell>
          <table:table-cell office:value-type="float" office:value="111624312" calcext:value-type="float">
            <text:p>111624312</text:p>
          </table:table-cell>
          <table:table-cell office:value-type="float" office:value="19.4654023578" calcext:value-type="float">
            <text:p>19.4654023578</text:p>
          </table:table-cell>
          <table:table-cell office:value-type="float" office:value="104944072" calcext:value-type="float">
            <text:p>104944072</text:p>
          </table:table-cell>
          <table:table-cell office:value-type="float" office:value="17.4390896921" calcext:value-type="float">
            <text:p>17.4390896921</text:p>
          </table:table-cell>
          <table:table-cell office:value-type="float" office:value="112354776" calcext:value-type="float">
            <text:p>112354776</text:p>
          </table:table-cell>
          <table:table-cell office:value-type="float" office:value="18.1829181495" calcext:value-type="float">
            <text:p>18.1829181495</text:p>
          </table:table-cell>
        </table:table-row>
        <table:table-row table:style-name="ro1">
          <table:table-cell office:value-type="float" office:value="112635768" calcext:value-type="float">
            <text:p>112635768</text:p>
          </table:table-cell>
          <table:table-cell office:value-type="float" office:value="10.5333168194" calcext:value-type="float">
            <text:p>10.5333168194</text:p>
          </table:table-cell>
          <table:table-cell office:value-type="float" office:value="117869256" calcext:value-type="float">
            <text:p>117869256</text:p>
          </table:table-cell>
          <table:table-cell office:value-type="float" office:value="10.6038858049" calcext:value-type="float">
            <text:p>10.6038858049</text:p>
          </table:table-cell>
          <table:table-cell office:value-type="float" office:value="105222136" calcext:value-type="float">
            <text:p>105222136</text:p>
          </table:table-cell>
          <table:table-cell office:value-type="float" office:value="18.9198416625" calcext:value-type="float">
            <text:p>18.9198416625</text:p>
          </table:table-cell>
          <table:table-cell office:value-type="float" office:value="104944072" calcext:value-type="float">
            <text:p>104944072</text:p>
          </table:table-cell>
          <table:table-cell office:value-type="float" office:value="18.4624819625" calcext:value-type="float">
            <text:p>18.4624819625</text:p>
          </table:table-cell>
          <table:table-cell office:value-type="float" office:value="104858488" calcext:value-type="float">
            <text:p>104858488</text:p>
          </table:table-cell>
          <table:table-cell office:value-type="float" office:value="9.92033773862" calcext:value-type="float">
            <text:p>9.9203377386</text:p>
          </table:table-cell>
        </table:table-row>
        <table:table-row table:style-name="ro1">
          <table:table-cell office:value-type="float" office:value="115954280" calcext:value-type="float">
            <text:p>115954280</text:p>
          </table:table-cell>
          <table:table-cell office:value-type="float" office:value="10.2430174266" calcext:value-type="float">
            <text:p>10.2430174266</text:p>
          </table:table-cell>
          <table:table-cell office:value-type="float" office:value="116267048" calcext:value-type="float">
            <text:p>116267048</text:p>
          </table:table-cell>
          <table:table-cell office:value-type="float" office:value="11.4179404666" calcext:value-type="float">
            <text:p>11.4179404666</text:p>
          </table:table-cell>
          <table:table-cell office:value-type="float" office:value="112803848" calcext:value-type="float">
            <text:p>112803848</text:p>
          </table:table-cell>
          <table:table-cell office:value-type="float" office:value="14.3759439051" calcext:value-type="float">
            <text:p>14.3759439051</text:p>
          </table:table-cell>
          <table:table-cell office:value-type="float" office:value="118312200" calcext:value-type="float">
            <text:p>118312200</text:p>
          </table:table-cell>
          <table:table-cell office:value-type="float" office:value="18.4842767296" calcext:value-type="float">
            <text:p>18.4842767296</text:p>
          </table:table-cell>
          <table:table-cell office:value-type="float" office:value="108615912" calcext:value-type="float">
            <text:p>108615912</text:p>
          </table:table-cell>
          <table:table-cell office:value-type="float" office:value="10.3725490196" calcext:value-type="float">
            <text:p>10.3725490196</text:p>
          </table:table-cell>
        </table:table-row>
        <table:table-row table:style-name="ro1">
          <table:table-cell office:value-type="float" office:value="103556744" calcext:value-type="float">
            <text:p>103556744</text:p>
          </table:table-cell>
          <table:table-cell office:value-type="float" office:value="10.6365953109" calcext:value-type="float">
            <text:p>10.6365953109</text:p>
          </table:table-cell>
          <table:table-cell office:value-type="float" office:value="103795208" calcext:value-type="float">
            <text:p>103795208</text:p>
          </table:table-cell>
          <table:table-cell office:value-type="float" office:value="10.2227138643" calcext:value-type="float">
            <text:p>10.2227138643</text:p>
          </table:table-cell>
          <table:table-cell office:value-type="float" office:value="115949288" calcext:value-type="float">
            <text:p>115949288</text:p>
          </table:table-cell>
          <table:table-cell office:value-type="float" office:value="13.4292659212" calcext:value-type="float">
            <text:p>13.4292659212</text:p>
          </table:table-cell>
          <table:table-cell office:value-type="float" office:value="115291128" calcext:value-type="float">
            <text:p>115291128</text:p>
          </table:table-cell>
          <table:table-cell office:value-type="float" office:value="17.9878917379" calcext:value-type="float">
            <text:p>17.9878917379</text:p>
          </table:table-cell>
          <table:table-cell office:value-type="float" office:value="115954280" calcext:value-type="float">
            <text:p>115954280</text:p>
          </table:table-cell>
          <table:table-cell office:value-type="float" office:value="10.4503990878" calcext:value-type="float">
            <text:p>10.4503990878</text:p>
          </table:table-cell>
        </table:table-row>
        <table:table-row table:style-name="ro1">
          <table:table-cell office:value-type="float" office:value="106351320" calcext:value-type="float">
            <text:p>106351320</text:p>
          </table:table-cell>
          <table:table-cell office:value-type="float" office:value="10.9189542484" calcext:value-type="float">
            <text:p>10.9189542484</text:p>
          </table:table-cell>
          <table:table-cell office:value-type="float" office:value="111417448" calcext:value-type="float">
            <text:p>111417448</text:p>
          </table:table-cell>
          <table:table-cell office:value-type="float" office:value="10.1578349735" calcext:value-type="float">
            <text:p>10.1578349735</text:p>
          </table:table-cell>
          <table:table-cell office:value-type="float" office:value="111564904" calcext:value-type="float">
            <text:p>111564904</text:p>
          </table:table-cell>
          <table:table-cell office:value-type="float" office:value="18.9301634473" calcext:value-type="float">
            <text:p>18.9301634473</text:p>
          </table:table-cell>
          <table:table-cell office:value-type="float" office:value="108186808" calcext:value-type="float">
            <text:p>108186808</text:p>
          </table:table-cell>
          <table:table-cell office:value-type="float" office:value="16.4621264767" calcext:value-type="float">
            <text:p>16.4621264767</text:p>
          </table:table-cell>
          <table:table-cell office:value-type="float" office:value="104944216" calcext:value-type="float">
            <text:p>104944216</text:p>
          </table:table-cell>
          <table:table-cell office:value-type="float" office:value="10.1622397703" calcext:value-type="float">
            <text:p>10.1622397703</text:p>
          </table:table-cell>
        </table:table-row>
        <table:table-row table:style-name="ro1">
          <table:table-cell office:value-type="float" office:value="111235672" calcext:value-type="float">
            <text:p>111235672</text:p>
          </table:table-cell>
          <table:table-cell office:value-type="float" office:value="11.1555661275" calcext:value-type="float">
            <text:p>11.1555661275</text:p>
          </table:table-cell>
          <table:table-cell office:value-type="float" office:value="110186408" calcext:value-type="float">
            <text:p>110186408</text:p>
          </table:table-cell>
          <table:table-cell office:value-type="float" office:value="10.967423231" calcext:value-type="float">
            <text:p>10.967423231</text:p>
          </table:table-cell>
          <table:table-cell office:value-type="float" office:value="118308360" calcext:value-type="float">
            <text:p>118308360</text:p>
          </table:table-cell>
          <table:table-cell office:value-type="float" office:value="17.377443609" calcext:value-type="float">
            <text:p>17.377443609</text:p>
          </table:table-cell>
          <table:table-cell office:value-type="float" office:value="117132664" calcext:value-type="float">
            <text:p>117132664</text:p>
          </table:table-cell>
          <table:table-cell office:value-type="float" office:value="17.2931488801" calcext:value-type="float">
            <text:p>17.2931488801</text:p>
          </table:table-cell>
          <table:table-cell office:value-type="float" office:value="104944216" calcext:value-type="float">
            <text:p>104944216</text:p>
          </table:table-cell>
          <table:table-cell office:value-type="float" office:value="8.62129193235" calcext:value-type="float">
            <text:p>8.6212919324</text:p>
          </table:table-cell>
        </table:table-row>
        <table:table-row table:style-name="ro1">
          <table:table-cell office:value-type="float" office:value="119100008" calcext:value-type="float">
            <text:p>119100008</text:p>
          </table:table-cell>
          <table:table-cell office:value-type="float" office:value="9.85450748347" calcext:value-type="float">
            <text:p>9.8545074835</text:p>
          </table:table-cell>
          <table:table-cell office:value-type="float" office:value="104177240" calcext:value-type="float">
            <text:p>104177240</text:p>
          </table:table-cell>
          <table:table-cell office:value-type="float" office:value="11.7415584416" calcext:value-type="float">
            <text:p>11.7415584416</text:p>
          </table:table-cell>
          <table:table-cell office:value-type="float" office:value="109960808" calcext:value-type="float">
            <text:p>109960808</text:p>
          </table:table-cell>
          <table:table-cell office:value-type="float" office:value="20.128435518" calcext:value-type="float">
            <text:p>20.128435518</text:p>
          </table:table-cell>
          <table:table-cell office:value-type="float" office:value="107303144" calcext:value-type="float">
            <text:p>107303144</text:p>
          </table:table-cell>
          <table:table-cell office:value-type="float" office:value="15.0315151515" calcext:value-type="float">
            <text:p>15.0315151515</text:p>
          </table:table-cell>
          <table:table-cell office:value-type="float" office:value="115954280" calcext:value-type="float">
            <text:p>115954280</text:p>
          </table:table-cell>
          <table:table-cell office:value-type="float" office:value="9.33737782272" calcext:value-type="float">
            <text:p>9.3373778227</text:p>
          </table:table-cell>
        </table:table-row>
        <table:table-row table:style-name="ro1">
          <table:table-cell office:value-type="float" office:value="111235672" calcext:value-type="float">
            <text:p>111235672</text:p>
          </table:table-cell>
          <table:table-cell office:value-type="float" office:value="6.95280312907" calcext:value-type="float">
            <text:p>6.9528031291</text:p>
          </table:table-cell>
          <table:table-cell office:value-type="float" office:value="106513256" calcext:value-type="float">
            <text:p>106513256</text:p>
          </table:table-cell>
          <table:table-cell office:value-type="float" office:value="11.6047441365" calcext:value-type="float">
            <text:p>11.6047441365</text:p>
          </table:table-cell>
          <table:table-cell office:value-type="float" office:value="114769752" calcext:value-type="float">
            <text:p>114769752</text:p>
          </table:table-cell>
          <table:table-cell office:value-type="float" office:value="23.1612903226" calcext:value-type="float">
            <text:p>23.1612903226</text:p>
          </table:table-cell>
          <table:table-cell office:value-type="float" office:value="111021784" calcext:value-type="float">
            <text:p>111021784</text:p>
          </table:table-cell>
          <table:table-cell office:value-type="float" office:value="17.657219973" calcext:value-type="float">
            <text:p>17.657219973</text:p>
          </table:table-cell>
          <table:table-cell office:value-type="float" office:value="103446296" calcext:value-type="float">
            <text:p>103446296</text:p>
          </table:table-cell>
          <table:table-cell office:value-type="float" office:value="10.6755041075" calcext:value-type="float">
            <text:p>10.6755041075</text:p>
          </table:table-cell>
        </table:table-row>
        <table:table-row table:style-name="ro1">
          <table:table-cell office:value-type="float" office:value="119100008" calcext:value-type="float">
            <text:p>119100008</text:p>
          </table:table-cell>
          <table:table-cell office:value-type="float" office:value="9.91731843575" calcext:value-type="float">
            <text:p>9.9173184358</text:p>
          </table:table-cell>
          <table:table-cell office:value-type="float" office:value="111191032" calcext:value-type="float">
            <text:p>111191032</text:p>
          </table:table-cell>
          <table:table-cell office:value-type="float" office:value="7.18449062342" calcext:value-type="float">
            <text:p>7.1844906234</text:p>
          </table:table-cell>
          <table:table-cell office:value-type="float" office:value="109265208" calcext:value-type="float">
            <text:p>109265208</text:p>
          </table:table-cell>
          <table:table-cell office:value-type="float" office:value="13.6354166667" calcext:value-type="float">
            <text:p>13.6354166667</text:p>
          </table:table-cell>
          <table:table-cell office:value-type="float" office:value="114983640" calcext:value-type="float">
            <text:p>114983640</text:p>
          </table:table-cell>
          <table:table-cell office:value-type="float" office:value="18.6320431161" calcext:value-type="float">
            <text:p>18.6320431161</text:p>
          </table:table-cell>
          <table:table-cell office:value-type="float" office:value="106517096" calcext:value-type="float">
            <text:p>106517096</text:p>
          </table:table-cell>
          <table:table-cell office:value-type="float" office:value="8.35177055897" calcext:value-type="float">
            <text:p>8.351770559</text:p>
          </table:table-cell>
        </table:table-row>
        <table:table-row table:style-name="ro1">
          <table:table-cell office:value-type="float" office:value="106517096" calcext:value-type="float">
            <text:p>106517096</text:p>
          </table:table-cell>
          <table:table-cell office:value-type="float" office:value="10.9591891171" calcext:value-type="float">
            <text:p>10.9591891171</text:p>
          </table:table-cell>
          <table:table-cell office:value-type="float" office:value="114718792" calcext:value-type="float">
            <text:p>114718792</text:p>
          </table:table-cell>
          <table:table-cell office:value-type="float" office:value="10.8895219222" calcext:value-type="float">
            <text:p>10.8895219222</text:p>
          </table:table-cell>
          <table:table-cell office:value-type="float" office:value="104088056" calcext:value-type="float">
            <text:p>104088056</text:p>
          </table:table-cell>
          <table:table-cell office:value-type="float" office:value="19.6664249456" calcext:value-type="float">
            <text:p>19.6664249456</text:p>
          </table:table-cell>
          <table:table-cell office:value-type="float" office:value="110731864" calcext:value-type="float">
            <text:p>110731864</text:p>
          </table:table-cell>
          <table:table-cell office:value-type="float" office:value="17.4275037369" calcext:value-type="float">
            <text:p>17.4275037369</text:p>
          </table:table-cell>
          <table:table-cell office:value-type="float" office:value="109650584" calcext:value-type="float">
            <text:p>109650584</text:p>
          </table:table-cell>
          <table:table-cell office:value-type="float" office:value="10.3959044369" calcext:value-type="float">
            <text:p>10.3959044369</text:p>
          </table:table-cell>
        </table:table-row>
        <table:table-row table:style-name="ro1">
          <table:table-cell office:value-type="float" office:value="118634616" calcext:value-type="float">
            <text:p>118634616</text:p>
          </table:table-cell>
          <table:table-cell office:value-type="float" office:value="8.40263770365" calcext:value-type="float">
            <text:p>8.4026377037</text:p>
          </table:table-cell>
          <table:table-cell office:value-type="float" office:value="118881704" calcext:value-type="float">
            <text:p>118881704</text:p>
          </table:table-cell>
          <table:table-cell office:value-type="float" office:value="10.1775926332" calcext:value-type="float">
            <text:p>10.1775926332</text:p>
          </table:table-cell>
          <table:table-cell office:value-type="float" office:value="106107000" calcext:value-type="float">
            <text:p>106107000</text:p>
          </table:table-cell>
          <table:table-cell office:value-type="float" office:value="12.6449765747" calcext:value-type="float">
            <text:p>12.6449765747</text:p>
          </table:table-cell>
          <table:table-cell office:value-type="float" office:value="106599992" calcext:value-type="float">
            <text:p>106599992</text:p>
          </table:table-cell>
          <table:table-cell office:value-type="float" office:value="16.556466877" calcext:value-type="float">
            <text:p>16.556466877</text:p>
          </table:table-cell>
          <table:table-cell office:value-type="float" office:value="104587672" calcext:value-type="float">
            <text:p>104587672</text:p>
          </table:table-cell>
          <table:table-cell office:value-type="float" office:value="10.1032644903" calcext:value-type="float">
            <text:p>10.1032644903</text:p>
          </table:table-cell>
        </table:table-row>
        <table:table-row table:style-name="ro1">
          <table:table-cell office:value-type="float" office:value="103401368" calcext:value-type="float">
            <text:p>103401368</text:p>
          </table:table-cell>
          <table:table-cell office:value-type="float" office:value="9.05370219691" calcext:value-type="float">
            <text:p>9.0537021969</text:p>
          </table:table-cell>
          <table:table-cell office:value-type="float" office:value="112445256" calcext:value-type="float">
            <text:p>112445256</text:p>
          </table:table-cell>
          <table:table-cell office:value-type="float" office:value="10.7185204617" calcext:value-type="float">
            <text:p>10.7185204617</text:p>
          </table:table-cell>
          <table:table-cell office:value-type="float" office:value="115613640" calcext:value-type="float">
            <text:p>115613640</text:p>
          </table:table-cell>
          <table:table-cell office:value-type="float" office:value="15.8236500342" calcext:value-type="float">
            <text:p>15.8236500342</text:p>
          </table:table-cell>
          <table:table-cell office:value-type="float" office:value="110055416" calcext:value-type="float">
            <text:p>110055416</text:p>
          </table:table-cell>
          <table:table-cell office:value-type="float" office:value="16.0214723926" calcext:value-type="float">
            <text:p>16.0214723926</text:p>
          </table:table-cell>
          <table:table-cell office:value-type="float" office:value="113131112" calcext:value-type="float">
            <text:p>113131112</text:p>
          </table:table-cell>
          <table:table-cell office:value-type="float" office:value="8.83007475561" calcext:value-type="float">
            <text:p>8.8300747556</text:p>
          </table:table-cell>
        </table:table-row>
        <table:table-row table:style-name="ro1">
          <table:table-cell office:value-type="float" office:value="119100008" calcext:value-type="float">
            <text:p>119100008</text:p>
          </table:table-cell>
          <table:table-cell office:value-type="float" office:value="11.1271118262" calcext:value-type="float">
            <text:p>11.1271118262</text:p>
          </table:table-cell>
          <table:table-cell office:value-type="float" office:value="115388184" calcext:value-type="float">
            <text:p>115388184</text:p>
          </table:table-cell>
          <table:table-cell office:value-type="float" office:value="10.9414724576" calcext:value-type="float">
            <text:p>10.9414724576</text:p>
          </table:table-cell>
          <table:table-cell office:value-type="float" office:value="118956104" calcext:value-type="float">
            <text:p>118956104</text:p>
          </table:table-cell>
          <table:table-cell office:value-type="float" office:value="17.9984567901" calcext:value-type="float">
            <text:p>17.9984567901</text:p>
          </table:table-cell>
          <table:table-cell office:value-type="float" office:value="104226680" calcext:value-type="float">
            <text:p>104226680</text:p>
          </table:table-cell>
          <table:table-cell office:value-type="float" office:value="18.2722580645" calcext:value-type="float">
            <text:p>18.2722580645</text:p>
          </table:table-cell>
          <table:table-cell office:value-type="float" office:value="105723240" calcext:value-type="float">
            <text:p>105723240</text:p>
          </table:table-cell>
          <table:table-cell office:value-type="float" office:value="10.9674255692" calcext:value-type="float">
            <text:p>10.9674255692</text:p>
          </table:table-cell>
        </table:table-row>
        <table:table-row table:style-name="ro1">
          <table:table-cell office:value-type="float" office:value="115303176" calcext:value-type="float">
            <text:p>115303176</text:p>
          </table:table-cell>
          <table:table-cell office:value-type="float" office:value="11.1974248927" calcext:value-type="float">
            <text:p>11.1974248927</text:p>
          </table:table-cell>
          <table:table-cell office:value-type="float" office:value="109658984" calcext:value-type="float">
            <text:p>109658984</text:p>
          </table:table-cell>
          <table:table-cell office:value-type="float" office:value="10.9388024268" calcext:value-type="float">
            <text:p>10.9388024268</text:p>
          </table:table-cell>
          <table:table-cell office:value-type="float" office:value="111267928" calcext:value-type="float">
            <text:p>111267928</text:p>
          </table:table-cell>
          <table:table-cell office:value-type="float" office:value="19.1500493583" calcext:value-type="float">
            <text:p>19.1500493583</text:p>
          </table:table-cell>
          <table:table-cell office:value-type="float" office:value="114231160" calcext:value-type="float">
            <text:p>114231160</text:p>
          </table:table-cell>
          <table:table-cell office:value-type="float" office:value="18.9428989751" calcext:value-type="float">
            <text:p>18.9428989751</text:p>
          </table:table-cell>
          <table:table-cell office:value-type="float" office:value="107796616" calcext:value-type="float">
            <text:p>107796616</text:p>
          </table:table-cell>
          <table:table-cell office:value-type="float" office:value="7.53300193317" calcext:value-type="float">
            <text:p>7.5330019332</text:p>
          </table:table-cell>
        </table:table-row>
        <table:table-row table:style-name="ro1">
          <table:table-cell office:value-type="float" office:value="104944216" calcext:value-type="float">
            <text:p>104944216</text:p>
          </table:table-cell>
          <table:table-cell office:value-type="float" office:value="9.15481321839" calcext:value-type="float">
            <text:p>9.1548132184</text:p>
          </table:table-cell>
          <table:table-cell office:value-type="float" office:value="115031688" calcext:value-type="float">
            <text:p>115031688</text:p>
          </table:table-cell>
          <table:table-cell office:value-type="float" office:value="10.8988563259" calcext:value-type="float">
            <text:p>10.8988563259</text:p>
          </table:table-cell>
          <table:table-cell office:value-type="float" office:value="110837944" calcext:value-type="float">
            <text:p>110837944</text:p>
          </table:table-cell>
          <table:table-cell office:value-type="float" office:value="18.9160908193" calcext:value-type="float">
            <text:p>18.9160908193</text:p>
          </table:table-cell>
          <table:table-cell office:value-type="float" office:value="111235672" calcext:value-type="float">
            <text:p>111235672</text:p>
          </table:table-cell>
          <table:table-cell office:value-type="float" office:value="5.42475535573" calcext:value-type="float">
            <text:p>5.4247553557</text:p>
          </table:table-cell>
          <table:table-cell office:value-type="float" office:value="104944216" calcext:value-type="float">
            <text:p>104944216</text:p>
          </table:table-cell>
          <table:table-cell office:value-type="float" office:value="11.5405910961" calcext:value-type="float">
            <text:p>11.5405910961</text:p>
          </table:table-cell>
        </table:table-row>
        <table:table-row table:style-name="ro1">
          <table:table-cell office:value-type="float" office:value="115954280" calcext:value-type="float">
            <text:p>115954280</text:p>
          </table:table-cell>
          <table:table-cell office:value-type="float" office:value="10.2134955752" calcext:value-type="float">
            <text:p>10.2134955752</text:p>
          </table:table-cell>
          <table:table-cell office:value-type="float" office:value="105388744" calcext:value-type="float">
            <text:p>105388744</text:p>
          </table:table-cell>
          <table:table-cell office:value-type="float" office:value="9.93572710952" calcext:value-type="float">
            <text:p>9.9357271095</text:p>
          </table:table-cell>
          <table:table-cell office:value-type="float" office:value="108612264" calcext:value-type="float">
            <text:p>108612264</text:p>
          </table:table-cell>
          <table:table-cell office:value-type="float" office:value="18.4818928054" calcext:value-type="float">
            <text:p>18.4818928054</text:p>
          </table:table-cell>
          <table:table-cell office:value-type="float" office:value="104458696" calcext:value-type="float">
            <text:p>104458696</text:p>
          </table:table-cell>
          <table:table-cell office:value-type="float" office:value="11.0607255521" calcext:value-type="float">
            <text:p>11.0607255521</text:p>
          </table:table-cell>
          <table:table-cell office:value-type="float" office:value="112808552" calcext:value-type="float">
            <text:p>112808552</text:p>
          </table:table-cell>
          <table:table-cell office:value-type="float" office:value="10.1738971929" calcext:value-type="float">
            <text:p>10.1738971929</text:p>
          </table:table-cell>
        </table:table-row>
        <table:table-row table:style-name="ro1">
          <table:table-cell office:value-type="float" office:value="110998408" calcext:value-type="float">
            <text:p>110998408</text:p>
          </table:table-cell>
          <table:table-cell office:value-type="float" office:value="10.5359223301" calcext:value-type="float">
            <text:p>10.5359223301</text:p>
          </table:table-cell>
          <table:table-cell office:value-type="float" office:value="117523288" calcext:value-type="float">
            <text:p>117523288</text:p>
          </table:table-cell>
          <table:table-cell office:value-type="float" office:value="10.0507324044" calcext:value-type="float">
            <text:p>10.0507324044</text:p>
          </table:table-cell>
          <table:table-cell office:value-type="float" office:value="107459912" calcext:value-type="float">
            <text:p>107459912</text:p>
          </table:table-cell>
          <table:table-cell office:value-type="float" office:value="18.6284179688" calcext:value-type="float">
            <text:p>18.6284179688</text:p>
          </table:table-cell>
          <table:table-cell office:value-type="float" office:value="112364760" calcext:value-type="float">
            <text:p>112364760</text:p>
          </table:table-cell>
          <table:table-cell office:value-type="float" office:value="10.9455019557" calcext:value-type="float">
            <text:p>10.9455019557</text:p>
          </table:table-cell>
          <table:table-cell office:value-type="float" office:value="105633864" calcext:value-type="float">
            <text:p>105633864</text:p>
          </table:table-cell>
          <table:table-cell office:value-type="float" office:value="10.5390483109" calcext:value-type="float">
            <text:p>10.5390483109</text:p>
          </table:table-cell>
        </table:table-row>
        <table:table-row table:style-name="ro1">
          <table:table-cell office:value-type="float" office:value="106517096" calcext:value-type="float">
            <text:p>106517096</text:p>
          </table:table-cell>
          <table:table-cell office:value-type="float" office:value="9.62768096515" calcext:value-type="float">
            <text:p>9.6276809652</text:p>
          </table:table-cell>
          <table:table-cell office:value-type="float" office:value="117522712" calcext:value-type="float">
            <text:p>117522712</text:p>
          </table:table-cell>
          <table:table-cell office:value-type="float" office:value="10.322640118" calcext:value-type="float">
            <text:p>10.322640118</text:p>
          </table:table-cell>
          <table:table-cell office:value-type="float" office:value="110348216" calcext:value-type="float">
            <text:p>110348216</text:p>
          </table:table-cell>
          <table:table-cell office:value-type="float" office:value="18.5187713311" calcext:value-type="float">
            <text:p>18.5187713311</text:p>
          </table:table-cell>
          <table:table-cell office:value-type="float" office:value="106517096" calcext:value-type="float">
            <text:p>106517096</text:p>
          </table:table-cell>
          <table:table-cell office:value-type="float" office:value="11.0607894737" calcext:value-type="float">
            <text:p>11.0607894737</text:p>
          </table:table-cell>
          <table:table-cell office:value-type="float" office:value="105255064" calcext:value-type="float">
            <text:p>105255064</text:p>
          </table:table-cell>
          <table:table-cell office:value-type="float" office:value="9.39670932358" calcext:value-type="float">
            <text:p>9.3967093236</text:p>
          </table:table-cell>
        </table:table-row>
        <table:table-row table:style-name="ro1">
          <table:table-cell office:value-type="float" office:value="119100008" calcext:value-type="float">
            <text:p>119100008</text:p>
          </table:table-cell>
          <table:table-cell office:value-type="float" office:value="11.3996394231" calcext:value-type="float">
            <text:p>11.3996394231</text:p>
          </table:table-cell>
          <table:table-cell office:value-type="float" office:value="119096168" calcext:value-type="float">
            <text:p>119096168</text:p>
          </table:table-cell>
          <table:table-cell office:value-type="float" office:value="9.92482915718" calcext:value-type="float">
            <text:p>9.9248291572</text:p>
          </table:table-cell>
          <table:table-cell office:value-type="float" office:value="103561496" calcext:value-type="float">
            <text:p>103561496</text:p>
          </table:table-cell>
          <table:table-cell office:value-type="float" office:value="15.2198697068" calcext:value-type="float">
            <text:p>15.2198697068</text:p>
          </table:table-cell>
          <table:table-cell office:value-type="float" office:value="111235672" calcext:value-type="float">
            <text:p>111235672</text:p>
          </table:table-cell>
          <table:table-cell office:value-type="float" office:value="11.9814492754" calcext:value-type="float">
            <text:p>11.9814492754</text:p>
          </table:table-cell>
          <table:table-cell office:value-type="float" office:value="119100008" calcext:value-type="float">
            <text:p>119100008</text:p>
          </table:table-cell>
          <table:table-cell office:value-type="float" office:value="10.925154321" calcext:value-type="float">
            <text:p>10.925154321</text:p>
          </table:table-cell>
        </table:table-row>
        <table:table-row table:style-name="ro1">
          <table:table-cell office:value-type="float" office:value="106517096" calcext:value-type="float">
            <text:p>106517096</text:p>
          </table:table-cell>
          <table:table-cell office:value-type="float" office:value="10.6664819945" calcext:value-type="float">
            <text:p>10.6664819945</text:p>
          </table:table-cell>
          <table:table-cell office:value-type="float" office:value="119096168" calcext:value-type="float">
            <text:p>119096168</text:p>
          </table:table-cell>
          <table:table-cell office:value-type="float" office:value="11.8156277436" calcext:value-type="float">
            <text:p>11.8156277436</text:p>
          </table:table-cell>
          <table:table-cell office:value-type="float" office:value="104940232" calcext:value-type="float">
            <text:p>104940232</text:p>
          </table:table-cell>
          <table:table-cell office:value-type="float" office:value="15.5495207668" calcext:value-type="float">
            <text:p>15.5495207668</text:p>
          </table:table-cell>
          <table:table-cell office:value-type="float" office:value="112808552" calcext:value-type="float">
            <text:p>112808552</text:p>
          </table:table-cell>
          <table:table-cell office:value-type="float" office:value="11.0543237251" calcext:value-type="float">
            <text:p>11.0543237251</text:p>
          </table:table-cell>
          <table:table-cell office:value-type="float" office:value="119100008" calcext:value-type="float">
            <text:p>119100008</text:p>
          </table:table-cell>
          <table:table-cell office:value-type="float" office:value="12.0982711556" calcext:value-type="float">
            <text:p>12.0982711556</text:p>
          </table:table-cell>
        </table:table-row>
        <table:table-row table:style-name="ro1">
          <table:table-cell office:value-type="float" office:value="112858376" calcext:value-type="float">
            <text:p>112858376</text:p>
          </table:table-cell>
          <table:table-cell office:value-type="float" office:value="11.5048629531" calcext:value-type="float">
            <text:p>11.5048629531</text:p>
          </table:table-cell>
          <table:table-cell office:value-type="float" office:value="117709384" calcext:value-type="float">
            <text:p>117709384</text:p>
          </table:table-cell>
          <table:table-cell office:value-type="float" office:value="8.71381794368" calcext:value-type="float">
            <text:p>8.7138179437</text:p>
          </table:table-cell>
          <table:table-cell office:value-type="float" office:value="112307016" calcext:value-type="float">
            <text:p>112307016</text:p>
          </table:table-cell>
          <table:table-cell office:value-type="float" office:value="16.8887096774" calcext:value-type="float">
            <text:p>16.8887096774</text:p>
          </table:table-cell>
          <table:table-cell office:value-type="float" office:value="111235672" calcext:value-type="float">
            <text:p>111235672</text:p>
          </table:table-cell>
          <table:table-cell office:value-type="float" office:value="13.6169239565" calcext:value-type="float">
            <text:p>13.6169239565</text:p>
          </table:table-cell>
          <table:table-cell office:value-type="float" office:value="103537640" calcext:value-type="float">
            <text:p>103537640</text:p>
          </table:table-cell>
          <table:table-cell office:value-type="float" office:value="11.5161009574" calcext:value-type="float">
            <text:p>11.5161009574</text:p>
          </table:table-cell>
        </table:table-row>
        <table:table-row table:style-name="ro1">
          <table:table-cell office:value-type="float" office:value="113285288" calcext:value-type="float">
            <text:p>113285288</text:p>
          </table:table-cell>
          <table:table-cell office:value-type="float" office:value="12.030075188" calcext:value-type="float">
            <text:p>12.030075188</text:p>
          </table:table-cell>
          <table:table-cell office:value-type="float" office:value="118600392" calcext:value-type="float">
            <text:p>118600392</text:p>
          </table:table-cell>
          <table:table-cell office:value-type="float" office:value="11.9300783605" calcext:value-type="float">
            <text:p>11.9300783605</text:p>
          </table:table-cell>
          <table:table-cell office:value-type="float" office:value="113608088" calcext:value-type="float">
            <text:p>113608088</text:p>
          </table:table-cell>
          <table:table-cell office:value-type="float" office:value="11.2022900763" calcext:value-type="float">
            <text:p>11.2022900763</text:p>
          </table:table-cell>
          <table:table-cell office:value-type="float" office:value="104083544" calcext:value-type="float">
            <text:p>104083544</text:p>
          </table:table-cell>
          <table:table-cell office:value-type="float" office:value="10.7970770096" calcext:value-type="float">
            <text:p>10.7970770096</text:p>
          </table:table-cell>
          <table:table-cell office:value-type="float" office:value="104709448" calcext:value-type="float">
            <text:p>104709448</text:p>
          </table:table-cell>
          <table:table-cell office:value-type="float" office:value="8.60898725687" calcext:value-type="float">
            <text:p>8.6089872569</text:p>
          </table:table-cell>
        </table:table-row>
        <table:table-row table:style-name="ro1">
          <table:table-cell office:value-type="float" office:value="114118696" calcext:value-type="float">
            <text:p>114118696</text:p>
          </table:table-cell>
          <table:table-cell office:value-type="float" office:value="11.6582756451" calcext:value-type="float">
            <text:p>11.6582756451</text:p>
          </table:table-cell>
          <table:table-cell office:value-type="float" office:value="117523288" calcext:value-type="float">
            <text:p>117523288</text:p>
          </table:table-cell>
          <table:table-cell office:value-type="float" office:value="11.5428571429" calcext:value-type="float">
            <text:p>11.5428571429</text:p>
          </table:table-cell>
          <table:table-cell office:value-type="float" office:value="113367800" calcext:value-type="float">
            <text:p>113367800</text:p>
          </table:table-cell>
          <table:table-cell office:value-type="float" office:value="11.5480049875" calcext:value-type="float">
            <text:p>11.5480049875</text:p>
          </table:table-cell>
          <table:table-cell office:value-type="float" office:value="104081288" calcext:value-type="float">
            <text:p>104081288</text:p>
          </table:table-cell>
          <table:table-cell office:value-type="float" office:value="11.5211442786" calcext:value-type="float">
            <text:p>11.5211442786</text:p>
          </table:table-cell>
          <table:table-cell office:value-type="float" office:value="103371848" calcext:value-type="float">
            <text:p>103371848</text:p>
          </table:table-cell>
          <table:table-cell office:value-type="float" office:value="10.6251189343" calcext:value-type="float">
            <text:p>10.6251189343</text:p>
          </table:table-cell>
        </table:table-row>
        <table:table-row table:style-name="ro1">
          <table:table-cell office:value-type="float" office:value="114381400" calcext:value-type="float">
            <text:p>114381400</text:p>
          </table:table-cell>
          <table:table-cell office:value-type="float" office:value="11.7038895859" calcext:value-type="float">
            <text:p>11.7038895859</text:p>
          </table:table-cell>
          <table:table-cell office:value-type="float" office:value="118204728" calcext:value-type="float">
            <text:p>118204728</text:p>
          </table:table-cell>
          <table:table-cell office:value-type="float" office:value="11.5885286783" calcext:value-type="float">
            <text:p>11.5885286783</text:p>
          </table:table-cell>
          <table:table-cell office:value-type="float" office:value="112804712" calcext:value-type="float">
            <text:p>112804712</text:p>
          </table:table-cell>
          <table:table-cell office:value-type="float" office:value="11.2921212121" calcext:value-type="float">
            <text:p>11.2921212121</text:p>
          </table:table-cell>
          <table:table-cell office:value-type="float" office:value="104308088" calcext:value-type="float">
            <text:p>104308088</text:p>
          </table:table-cell>
          <table:table-cell office:value-type="float" office:value="11.1622596154" calcext:value-type="float">
            <text:p>11.1622596154</text:p>
          </table:table-cell>
          <table:table-cell office:value-type="float" office:value="119311016" calcext:value-type="float">
            <text:p>119311016</text:p>
          </table:table-cell>
          <table:table-cell office:value-type="float" office:value="8.75393081761" calcext:value-type="float">
            <text:p>8.7539308176</text:p>
          </table:table-cell>
        </table:table-row>
        <table:table-row table:style-name="ro1">
          <table:table-cell office:value-type="float" office:value="114381400" calcext:value-type="float">
            <text:p>114381400</text:p>
          </table:table-cell>
          <table:table-cell office:value-type="float" office:value="11.4875156055" calcext:value-type="float">
            <text:p>11.4875156055</text:p>
          </table:table-cell>
          <table:table-cell office:value-type="float" office:value="117523288" calcext:value-type="float">
            <text:p>117523288</text:p>
          </table:table-cell>
          <table:table-cell office:value-type="float" office:value="11.4838509317" calcext:value-type="float">
            <text:p>11.4838509317</text:p>
          </table:table-cell>
          <table:table-cell office:value-type="float" office:value="113563496" calcext:value-type="float">
            <text:p>113563496</text:p>
          </table:table-cell>
          <table:table-cell office:value-type="float" office:value="11.235509457" calcext:value-type="float">
            <text:p>11.235509457</text:p>
          </table:table-cell>
          <table:table-cell office:value-type="float" office:value="104944216" calcext:value-type="float">
            <text:p>104944216</text:p>
          </table:table-cell>
          <table:table-cell office:value-type="float" office:value="11.521875" calcext:value-type="float">
            <text:p>11.521875</text:p>
          </table:table-cell>
          <table:table-cell office:value-type="float" office:value="117527128" calcext:value-type="float">
            <text:p>117527128</text:p>
          </table:table-cell>
          <table:table-cell office:value-type="float" office:value="9.27510204082" calcext:value-type="float">
            <text:p>9.2751020408</text:p>
          </table:table-cell>
        </table:table-row>
        <table:table-row table:style-name="ro1">
          <table:table-cell office:value-type="float" office:value="115954280" calcext:value-type="float">
            <text:p>115954280</text:p>
          </table:table-cell>
          <table:table-cell office:value-type="float" office:value="10.941475827" calcext:value-type="float">
            <text:p>10.941475827</text:p>
          </table:table-cell>
          <table:table-cell office:value-type="float" office:value="111231832" calcext:value-type="float">
            <text:p>111231832</text:p>
          </table:table-cell>
          <table:table-cell office:value-type="float" office:value="11.0812141099" calcext:value-type="float">
            <text:p>11.0812141099</text:p>
          </table:table-cell>
          <table:table-cell office:value-type="float" office:value="115110024" calcext:value-type="float">
            <text:p>115110024</text:p>
          </table:table-cell>
          <table:table-cell office:value-type="float" office:value="12.3805590851" calcext:value-type="float">
            <text:p>12.3805590851</text:p>
          </table:table-cell>
          <table:table-cell office:value-type="float" office:value="103484648" calcext:value-type="float">
            <text:p>103484648</text:p>
          </table:table-cell>
          <table:table-cell office:value-type="float" office:value="10.996056338" calcext:value-type="float">
            <text:p>10.996056338</text:p>
          </table:table-cell>
          <table:table-cell office:value-type="float" office:value="115954280" calcext:value-type="float">
            <text:p>115954280</text:p>
          </table:table-cell>
          <table:table-cell office:value-type="float" office:value="10.8671439936" calcext:value-type="float">
            <text:p>10.8671439936</text:p>
          </table:table-cell>
        </table:table-row>
        <table:table-row table:style-name="ro1">
          <table:table-cell office:value-type="float" office:value="114347656" calcext:value-type="float">
            <text:p>114347656</text:p>
          </table:table-cell>
          <table:table-cell office:value-type="float" office:value="11.5821876868" calcext:value-type="float">
            <text:p>11.5821876868</text:p>
          </table:table-cell>
          <table:table-cell office:value-type="float" office:value="104672584" calcext:value-type="float">
            <text:p>104672584</text:p>
          </table:table-cell>
          <table:table-cell office:value-type="float" office:value="8.74090067859" calcext:value-type="float">
            <text:p>8.7409006786</text:p>
          </table:table-cell>
          <table:table-cell office:value-type="float" office:value="115137720" calcext:value-type="float">
            <text:p>115137720</text:p>
          </table:table-cell>
          <table:table-cell office:value-type="float" office:value="11.3989941324" calcext:value-type="float">
            <text:p>11.3989941324</text:p>
          </table:table-cell>
          <table:table-cell office:value-type="float" office:value="119100008" calcext:value-type="float">
            <text:p>119100008</text:p>
          </table:table-cell>
          <table:table-cell office:value-type="float" office:value="11.8083941606" calcext:value-type="float">
            <text:p>11.8083941606</text:p>
          </table:table-cell>
          <table:table-cell office:value-type="float" office:value="112820936" calcext:value-type="float">
            <text:p>112820936</text:p>
          </table:table-cell>
          <table:table-cell office:value-type="float" office:value="9.85640266469" calcext:value-type="float">
            <text:p>9.8564026647</text:p>
          </table:table-cell>
        </table:table-row>
        <table:table-row table:style-name="ro1">
          <table:table-cell office:value-type="float" office:value="112808552" calcext:value-type="float">
            <text:p>112808552</text:p>
          </table:table-cell>
          <table:table-cell office:value-type="float" office:value="11.8383343539" calcext:value-type="float">
            <text:p>11.8383343539</text:p>
          </table:table-cell>
          <table:table-cell office:value-type="float" office:value="119096168" calcext:value-type="float">
            <text:p>119096168</text:p>
          </table:table-cell>
          <table:table-cell office:value-type="float" office:value="12.4008928571" calcext:value-type="float">
            <text:p>12.4008928571</text:p>
          </table:table-cell>
          <table:table-cell office:value-type="float" office:value="106513256" calcext:value-type="float">
            <text:p>106513256</text:p>
          </table:table-cell>
          <table:table-cell office:value-type="float" office:value="10.2359905288" calcext:value-type="float">
            <text:p>10.2359905288</text:p>
          </table:table-cell>
          <table:table-cell office:value-type="float" office:value="114381400" calcext:value-type="float">
            <text:p>114381400</text:p>
          </table:table-cell>
          <table:table-cell office:value-type="float" office:value="11.9807333748" calcext:value-type="float">
            <text:p>11.9807333748</text:p>
          </table:table-cell>
          <table:table-cell office:value-type="float" office:value="115914392" calcext:value-type="float">
            <text:p>115914392</text:p>
          </table:table-cell>
          <table:table-cell office:value-type="float" office:value="11.4615384615" calcext:value-type="float">
            <text:p>11.4615384615</text:p>
          </table:table-cell>
        </table:table-row>
        <table:table-row table:style-name="ro1">
          <table:table-cell office:value-type="float" office:value="109662824" calcext:value-type="float">
            <text:p>109662824</text:p>
          </table:table-cell>
          <table:table-cell office:value-type="float" office:value="11.0571909167" calcext:value-type="float">
            <text:p>11.0571909167</text:p>
          </table:table-cell>
          <table:table-cell office:value-type="float" office:value="108086104" calcext:value-type="float">
            <text:p>108086104</text:p>
          </table:table-cell>
          <table:table-cell office:value-type="float" office:value="11.3319623972" calcext:value-type="float">
            <text:p>11.3319623972</text:p>
          </table:table-cell>
          <table:table-cell office:value-type="float" office:value="109658984" calcext:value-type="float">
            <text:p>109658984</text:p>
          </table:table-cell>
          <table:table-cell office:value-type="float" office:value="10.6513500711" calcext:value-type="float">
            <text:p>10.6513500711</text:p>
          </table:table-cell>
          <table:table-cell office:value-type="float" office:value="115954280" calcext:value-type="float">
            <text:p>115954280</text:p>
          </table:table-cell>
          <table:table-cell office:value-type="float" office:value="10.7766903915" calcext:value-type="float">
            <text:p>10.7766903915</text:p>
          </table:table-cell>
          <table:table-cell office:value-type="float" office:value="114828408" calcext:value-type="float">
            <text:p>114828408</text:p>
          </table:table-cell>
          <table:table-cell office:value-type="float" office:value="11.9614325069" calcext:value-type="float">
            <text:p>11.9614325069</text:p>
          </table:table-cell>
        </table:table-row>
        <table:table-row table:style-name="ro1">
          <table:table-cell office:value-type="float" office:value="108089944" calcext:value-type="float">
            <text:p>108089944</text:p>
          </table:table-cell>
          <table:table-cell office:value-type="float" office:value="11.0005649718" calcext:value-type="float">
            <text:p>11.0005649718</text:p>
          </table:table-cell>
          <table:table-cell office:value-type="float" office:value="104940376" calcext:value-type="float">
            <text:p>104940376</text:p>
          </table:table-cell>
          <table:table-cell office:value-type="float" office:value="9.42390548992" calcext:value-type="float">
            <text:p>9.4239054899</text:p>
          </table:table-cell>
          <table:table-cell office:value-type="float" office:value="108086104" calcext:value-type="float">
            <text:p>108086104</text:p>
          </table:table-cell>
          <table:table-cell office:value-type="float" office:value="11.5213017751" calcext:value-type="float">
            <text:p>11.5213017751</text:p>
          </table:table-cell>
          <table:table-cell office:value-type="float" office:value="103371848" calcext:value-type="float">
            <text:p>103371848</text:p>
          </table:table-cell>
          <table:table-cell office:value-type="float" office:value="11.7221189591" calcext:value-type="float">
            <text:p>11.7221189591</text:p>
          </table:table-cell>
          <table:table-cell office:value-type="float" office:value="111468568" calcext:value-type="float">
            <text:p>111468568</text:p>
          </table:table-cell>
          <table:table-cell office:value-type="float" office:value="11.7275832622" calcext:value-type="float">
            <text:p>11.7275832622</text:p>
          </table:table-cell>
        </table:table-row>
        <table:table-row table:style-name="ro1">
          <table:table-cell office:value-type="float" office:value="105492072" calcext:value-type="float">
            <text:p>105492072</text:p>
          </table:table-cell>
          <table:table-cell office:value-type="float" office:value="11.2190751445" calcext:value-type="float">
            <text:p>11.2190751445</text:p>
          </table:table-cell>
          <table:table-cell office:value-type="float" office:value="116008808" calcext:value-type="float">
            <text:p>116008808</text:p>
          </table:table-cell>
          <table:table-cell office:value-type="float" office:value="11.3016528926" calcext:value-type="float">
            <text:p>11.3016528926</text:p>
          </table:table-cell>
          <table:table-cell office:value-type="float" office:value="103926728" calcext:value-type="float">
            <text:p>103926728</text:p>
          </table:table-cell>
          <table:table-cell office:value-type="float" office:value="11.3228438228" calcext:value-type="float">
            <text:p>11.3228438228</text:p>
          </table:table-cell>
          <table:table-cell office:value-type="float" office:value="117527128" calcext:value-type="float">
            <text:p>117527128</text:p>
          </table:table-cell>
          <table:table-cell office:value-type="float" office:value="11.733977173" calcext:value-type="float">
            <text:p>11.733977173</text:p>
          </table:table-cell>
          <table:table-cell office:value-type="float" office:value="106517096" calcext:value-type="float">
            <text:p>106517096</text:p>
          </table:table-cell>
          <table:table-cell office:value-type="float" office:value="11.5345268542" calcext:value-type="float">
            <text:p>11.5345268542</text:p>
          </table:table-cell>
        </table:table-row>
        <table:table-row table:style-name="ro1">
          <table:table-cell office:value-type="float" office:value="104944216" calcext:value-type="float">
            <text:p>104944216</text:p>
          </table:table-cell>
          <table:table-cell office:value-type="float" office:value="13.7326633166" calcext:value-type="float">
            <text:p>13.7326633166</text:p>
          </table:table-cell>
          <table:table-cell office:value-type="float" office:value="117523288" calcext:value-type="float">
            <text:p>117523288</text:p>
          </table:table-cell>
          <table:table-cell office:value-type="float" office:value="10.7066346922" calcext:value-type="float">
            <text:p>10.7066346922</text:p>
          </table:table-cell>
          <table:table-cell office:value-type="float" office:value="112804712" calcext:value-type="float">
            <text:p>112804712</text:p>
          </table:table-cell>
          <table:table-cell office:value-type="float" office:value="10.6709141274" calcext:value-type="float">
            <text:p>10.6709141274</text:p>
          </table:table-cell>
          <table:table-cell office:value-type="float" office:value="115954280" calcext:value-type="float">
            <text:p>115954280</text:p>
          </table:table-cell>
          <table:table-cell office:value-type="float" office:value="11.5261860752" calcext:value-type="float">
            <text:p>11.5261860752</text:p>
          </table:table-cell>
          <table:table-cell office:value-type="float" office:value="103416392" calcext:value-type="float">
            <text:p>103416392</text:p>
          </table:table-cell>
          <table:table-cell office:value-type="float" office:value="10.4893617021" calcext:value-type="float">
            <text:p>10.4893617021</text:p>
          </table:table-cell>
        </table:table-row>
        <table:table-row table:style-name="ro1">
          <table:table-cell office:value-type="float" office:value="109989992" calcext:value-type="float">
            <text:p>109989992</text:p>
          </table:table-cell>
          <table:table-cell office:value-type="float" office:value="11.5043402778" calcext:value-type="float">
            <text:p>11.5043402778</text:p>
          </table:table-cell>
          <table:table-cell office:value-type="float" office:value="119490344" calcext:value-type="float">
            <text:p>119490344</text:p>
          </table:table-cell>
          <table:table-cell office:value-type="float" office:value="10.8182546037" calcext:value-type="float">
            <text:p>10.8182546037</text:p>
          </table:table-cell>
          <table:table-cell office:value-type="float" office:value="115923272" calcext:value-type="float">
            <text:p>115923272</text:p>
          </table:table-cell>
          <table:table-cell office:value-type="float" office:value="10.8774482373" calcext:value-type="float">
            <text:p>10.8774482373</text:p>
          </table:table-cell>
          <table:table-cell office:value-type="float" office:value="119100008" calcext:value-type="float">
            <text:p>119100008</text:p>
          </table:table-cell>
          <table:table-cell office:value-type="float" office:value="11.2298387097" calcext:value-type="float">
            <text:p>11.2298387097</text:p>
          </table:table-cell>
          <table:table-cell office:value-type="float" office:value="108089944" calcext:value-type="float">
            <text:p>108089944</text:p>
          </table:table-cell>
          <table:table-cell office:value-type="float" office:value="9.79785714286" calcext:value-type="float">
            <text:p>9.7978571429</text:p>
          </table:table-cell>
        </table:table-row>
        <table:table-row table:style-name="ro1">
          <table:table-cell office:value-type="float" office:value="107883928" calcext:value-type="float">
            <text:p>107883928</text:p>
          </table:table-cell>
          <table:table-cell office:value-type="float" office:value="11.1462857143" calcext:value-type="float">
            <text:p>11.1462857143</text:p>
          </table:table-cell>
          <table:table-cell office:value-type="float" office:value="104940376" calcext:value-type="float">
            <text:p>104940376</text:p>
          </table:table-cell>
          <table:table-cell office:value-type="float" office:value="7.90837104072" calcext:value-type="float">
            <text:p>7.9083710407</text:p>
          </table:table-cell>
          <table:table-cell office:value-type="float" office:value="114377560" calcext:value-type="float">
            <text:p>114377560</text:p>
          </table:table-cell>
          <table:table-cell office:value-type="float" office:value="16.832319722" calcext:value-type="float">
            <text:p>16.832319722</text:p>
          </table:table-cell>
          <table:table-cell office:value-type="float" office:value="108363496" calcext:value-type="float">
            <text:p>108363496</text:p>
          </table:table-cell>
          <table:table-cell office:value-type="float" office:value="8.22033898305" calcext:value-type="float">
            <text:p>8.2203389831</text:p>
          </table:table-cell>
          <table:table-cell office:value-type="float" office:value="111235672" calcext:value-type="float">
            <text:p>111235672</text:p>
          </table:table-cell>
          <table:table-cell office:value-type="float" office:value="10.6791730475" calcext:value-type="float">
            <text:p>10.6791730475</text:p>
          </table:table-cell>
        </table:table-row>
        <table:table-row table:style-name="ro1">
          <table:table-cell office:value-type="float" office:value="119100008" calcext:value-type="float">
            <text:p>119100008</text:p>
          </table:table-cell>
          <table:table-cell office:value-type="float" office:value="11.0505107832" calcext:value-type="float">
            <text:p>11.0505107832</text:p>
          </table:table-cell>
          <table:table-cell office:value-type="float" office:value="109658984" calcext:value-type="float">
            <text:p>109658984</text:p>
          </table:table-cell>
          <table:table-cell office:value-type="float" office:value="10.5018726592" calcext:value-type="float">
            <text:p>10.5018726592</text:p>
          </table:table-cell>
          <table:table-cell office:value-type="float" office:value="117523288" calcext:value-type="float">
            <text:p>117523288</text:p>
          </table:table-cell>
          <table:table-cell office:value-type="float" office:value="10.7145284622" calcext:value-type="float">
            <text:p>10.7145284622</text:p>
          </table:table-cell>
          <table:table-cell office:value-type="float" office:value="103607576" calcext:value-type="float">
            <text:p>103607576</text:p>
          </table:table-cell>
          <table:table-cell office:value-type="float" office:value="11.7402285027" calcext:value-type="float">
            <text:p>11.7402285027</text:p>
          </table:table-cell>
          <table:table-cell office:value-type="float" office:value="114381400" calcext:value-type="float">
            <text:p>114381400</text:p>
          </table:table-cell>
          <table:table-cell office:value-type="float" office:value="9.41395045632" calcext:value-type="float">
            <text:p>9.4139504563</text:p>
          </table:table-cell>
        </table:table-row>
        <table:table-row table:style-name="ro1">
          <table:table-cell office:value-type="float" office:value="115954280" calcext:value-type="float">
            <text:p>115954280</text:p>
          </table:table-cell>
          <table:table-cell office:value-type="float" office:value="9.83257460799" calcext:value-type="float">
            <text:p>9.832574608</text:p>
          </table:table-cell>
          <table:table-cell office:value-type="float" office:value="106404984" calcext:value-type="float">
            <text:p>106404984</text:p>
          </table:table-cell>
          <table:table-cell office:value-type="float" office:value="9.69727047146" calcext:value-type="float">
            <text:p>9.6972704715</text:p>
          </table:table-cell>
          <table:table-cell office:value-type="float" office:value="109486488" calcext:value-type="float">
            <text:p>109486488</text:p>
          </table:table-cell>
          <table:table-cell office:value-type="float" office:value="11.7401574803" calcext:value-type="float">
            <text:p>11.7401574803</text:p>
          </table:table-cell>
          <table:table-cell office:value-type="float" office:value="104944216" calcext:value-type="float">
            <text:p>104944216</text:p>
          </table:table-cell>
          <table:table-cell office:value-type="float" office:value="8.82908011869" calcext:value-type="float">
            <text:p>8.8290801187</text:p>
          </table:table-cell>
          <table:table-cell office:value-type="float" office:value="109266696" calcext:value-type="float">
            <text:p>109266696</text:p>
          </table:table-cell>
          <table:table-cell office:value-type="float" office:value="10.1574654956" calcext:value-type="float">
            <text:p>10.1574654956</text:p>
          </table:table-cell>
        </table:table-row>
        <table:table-row table:style-name="ro1">
          <table:table-cell office:value-type="float" office:value="104944216" calcext:value-type="float">
            <text:p>104944216</text:p>
          </table:table-cell>
          <table:table-cell office:value-type="float" office:value="10.8498367791" calcext:value-type="float">
            <text:p>10.8498367791</text:p>
          </table:table-cell>
          <table:table-cell office:value-type="float" office:value="104535016" calcext:value-type="float">
            <text:p>104535016</text:p>
          </table:table-cell>
          <table:table-cell office:value-type="float" office:value="1.41959161884" calcext:value-type="float">
            <text:p>1.4195916188</text:p>
          </table:table-cell>
          <table:table-cell office:value-type="float" office:value="117523288" calcext:value-type="float">
            <text:p>117523288</text:p>
          </table:table-cell>
          <table:table-cell office:value-type="float" office:value="11.8180744241" calcext:value-type="float">
            <text:p>11.8180744241</text:p>
          </table:table-cell>
          <table:table-cell office:value-type="float" office:value="114381400" calcext:value-type="float">
            <text:p>114381400</text:p>
          </table:table-cell>
          <table:table-cell office:value-type="float" office:value="11.3010471204" calcext:value-type="float">
            <text:p>11.3010471204</text:p>
          </table:table-cell>
          <table:table-cell office:value-type="float" office:value="109662824" calcext:value-type="float">
            <text:p>109662824</text:p>
          </table:table-cell>
          <table:table-cell office:value-type="float" office:value="11.1423047177" calcext:value-type="float">
            <text:p>11.1423047177</text:p>
          </table:table-cell>
        </table:table-row>
        <table:table-row table:style-name="ro1">
          <table:table-cell office:value-type="float" office:value="113158568" calcext:value-type="float">
            <text:p>113158568</text:p>
          </table:table-cell>
          <table:table-cell office:value-type="float" office:value="11.4543889845" calcext:value-type="float">
            <text:p>11.4543889845</text:p>
          </table:table-cell>
          <table:table-cell office:value-type="float" office:value="110649688" calcext:value-type="float">
            <text:p>110649688</text:p>
          </table:table-cell>
          <table:table-cell office:value-type="float" office:value="1.41825043806" calcext:value-type="float">
            <text:p>1.4182504381</text:p>
          </table:table-cell>
          <table:table-cell office:value-type="float" office:value="107164328" calcext:value-type="float">
            <text:p>107164328</text:p>
          </table:table-cell>
          <table:table-cell office:value-type="float" office:value="10.8675424193" calcext:value-type="float">
            <text:p>10.8675424193</text:p>
          </table:table-cell>
          <table:table-cell office:value-type="float" office:value="106517096" calcext:value-type="float">
            <text:p>106517096</text:p>
          </table:table-cell>
          <table:table-cell office:value-type="float" office:value="9.08103241297" calcext:value-type="float">
            <text:p>9.081032413</text:p>
          </table:table-cell>
          <table:table-cell office:value-type="float" office:value="115404024" calcext:value-type="float">
            <text:p>115404024</text:p>
          </table:table-cell>
          <table:table-cell office:value-type="float" office:value="13.081981982" calcext:value-type="float">
            <text:p>13.081981982</text:p>
          </table:table-cell>
        </table:table-row>
        <table:table-row table:style-name="ro1">
          <table:table-cell office:value-type="float" office:value="117527128" calcext:value-type="float">
            <text:p>117527128</text:p>
          </table:table-cell>
          <table:table-cell office:value-type="float" office:value="11.2744774477" calcext:value-type="float">
            <text:p>11.2744774477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55716804557" calcext:value-type="float">
            <text:p>1.5571680456</text:p>
          </table:table-cell>
          <table:table-cell office:value-type="float" office:value="111231832" calcext:value-type="float">
            <text:p>111231832</text:p>
          </table:table-cell>
          <table:table-cell office:value-type="float" office:value="10.8222686879" calcext:value-type="float">
            <text:p>10.8222686879</text:p>
          </table:table-cell>
          <table:table-cell office:value-type="float" office:value="114381400" calcext:value-type="float">
            <text:p>114381400</text:p>
          </table:table-cell>
          <table:table-cell office:value-type="float" office:value="12.0914581536" calcext:value-type="float">
            <text:p>12.0914581536</text:p>
          </table:table-cell>
          <table:table-cell office:value-type="float" office:value="109662968" calcext:value-type="float">
            <text:p>109662968</text:p>
          </table:table-cell>
          <table:table-cell office:value-type="float" office:value="1.53583525268" calcext:value-type="float">
            <text:p>1.5358352527</text:p>
          </table:table-cell>
        </table:table-row>
        <table:table-row table:style-name="ro1">
          <table:table-cell office:value-type="float" office:value="103843400" calcext:value-type="float">
            <text:p>103843400</text:p>
          </table:table-cell>
          <table:table-cell office:value-type="float" office:value="1.93360419117" calcext:value-type="float">
            <text:p>1.9336041912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43710532963" calcext:value-type="float">
            <text:p>1.4371053296</text:p>
          </table:table-cell>
          <table:table-cell office:value-type="float" office:value="112196136" calcext:value-type="float">
            <text:p>112196136</text:p>
          </table:table-cell>
          <table:table-cell office:value-type="float" office:value="10.4623708805" calcext:value-type="float">
            <text:p>10.4623708805</text:p>
          </table:table-cell>
          <table:table-cell office:value-type="float" office:value="114050776" calcext:value-type="float">
            <text:p>114050776</text:p>
          </table:table-cell>
          <table:table-cell office:value-type="float" office:value="12.6655896607" calcext:value-type="float">
            <text:p>12.6655896607</text:p>
          </table:table-cell>
          <table:table-cell office:value-type="float" office:value="104837800" calcext:value-type="float">
            <text:p>104837800</text:p>
          </table:table-cell>
          <table:table-cell office:value-type="float" office:value="1.45010288066" calcext:value-type="float">
            <text:p>1.4501028807</text:p>
          </table:table-cell>
        </table:table-row>
        <table:table-row table:style-name="ro1">
          <table:table-cell office:value-type="float" office:value="109662968" calcext:value-type="float">
            <text:p>109662968</text:p>
          </table:table-cell>
          <table:table-cell office:value-type="float" office:value="1.46398512429" calcext:value-type="float">
            <text:p>1.4639851243</text:p>
          </table:table-cell>
          <table:table-cell office:value-type="float" office:value="110994040" calcext:value-type="float">
            <text:p>110994040</text:p>
          </table:table-cell>
          <table:table-cell office:value-type="float" office:value="1.31442920137" calcext:value-type="float">
            <text:p>1.3144292014</text:p>
          </table:table-cell>
          <table:table-cell office:value-type="float" office:value="106750664" calcext:value-type="float">
            <text:p>106750664</text:p>
          </table:table-cell>
          <table:table-cell office:value-type="float" office:value="9.09886264217" calcext:value-type="float">
            <text:p>9.0988626422</text:p>
          </table:table-cell>
          <table:table-cell office:value-type="float" office:value="116656376" calcext:value-type="float">
            <text:p>116656376</text:p>
          </table:table-cell>
          <table:table-cell office:value-type="float" office:value="13.2647793505" calcext:value-type="float">
            <text:p>13.2647793505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64550795243" calcext:value-type="float">
            <text:p>1.6455079524</text:p>
          </table:table-cell>
        </table:table-row>
        <table:table-row table:style-name="ro1">
          <table:table-cell office:value-type="float" office:value="112799816" calcext:value-type="float">
            <text:p>112799816</text:p>
          </table:table-cell>
          <table:table-cell office:value-type="float" office:value="1.44270062185" calcext:value-type="float">
            <text:p>1.4427006219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27706045614" calcext:value-type="float">
            <text:p>1.2770604561</text:p>
          </table:table-cell>
          <table:table-cell office:value-type="float" office:value="115870712" calcext:value-type="float">
            <text:p>115870712</text:p>
          </table:table-cell>
          <table:table-cell office:value-type="float" office:value="11.8055404671" calcext:value-type="float">
            <text:p>11.8055404671</text:p>
          </table:table-cell>
          <table:table-cell office:value-type="float" office:value="103421384" calcext:value-type="float">
            <text:p>103421384</text:p>
          </table:table-cell>
          <table:table-cell office:value-type="float" office:value="12.1137254902" calcext:value-type="float">
            <text:p>12.1137254902</text:p>
          </table:table-cell>
          <table:table-cell office:value-type="float" office:value="104701192" calcext:value-type="float">
            <text:p>104701192</text:p>
          </table:table-cell>
          <table:table-cell office:value-type="float" office:value="1.64132717346" calcext:value-type="float">
            <text:p>1.6413271735</text:p>
          </table:table-cell>
        </table:table-row>
        <table:table-row table:style-name="ro1">
          <table:table-cell office:value-type="float" office:value="106954808" calcext:value-type="float">
            <text:p>106954808</text:p>
          </table:table-cell>
          <table:table-cell office:value-type="float" office:value="1.5237899918" calcext:value-type="float">
            <text:p>1.5237899918</text:p>
          </table:table-cell>
          <table:table-cell office:value-type="float" office:value="103456328" calcext:value-type="float">
            <text:p>103456328</text:p>
          </table:table-cell>
          <table:table-cell office:value-type="float" office:value="1.56011691245" calcext:value-type="float">
            <text:p>1.5601169125</text:p>
          </table:table-cell>
          <table:table-cell office:value-type="float" office:value="119430776" calcext:value-type="float">
            <text:p>119430776</text:p>
          </table:table-cell>
          <table:table-cell office:value-type="float" office:value="13.2323856613" calcext:value-type="float">
            <text:p>13.2323856613</text:p>
          </table:table-cell>
          <table:table-cell office:value-type="float" office:value="104153672" calcext:value-type="float">
            <text:p>104153672</text:p>
          </table:table-cell>
          <table:table-cell office:value-type="float" office:value="10.0941176471" calcext:value-type="float">
            <text:p>10.0941176471</text:p>
          </table:table-cell>
          <table:table-cell office:value-type="float" office:value="117128008" calcext:value-type="float">
            <text:p>117128008</text:p>
          </table:table-cell>
          <table:table-cell office:value-type="float" office:value="1.37571225071" calcext:value-type="float">
            <text:p>1.3757122507</text:p>
          </table:table-cell>
        </table:table-row>
        <table:table-row table:style-name="ro1">
          <table:table-cell office:value-type="float" office:value="104668744" calcext:value-type="float">
            <text:p>104668744</text:p>
          </table:table-cell>
          <table:table-cell office:value-type="float" office:value="1.51096017289" calcext:value-type="float">
            <text:p>1.5109601729</text:p>
          </table:table-cell>
          <table:table-cell office:value-type="float" office:value="104051960" calcext:value-type="float">
            <text:p>104051960</text:p>
          </table:table-cell>
          <table:table-cell office:value-type="float" office:value="1.52303101077" calcext:value-type="float">
            <text:p>1.5230310108</text:p>
          </table:table-cell>
          <table:table-cell office:value-type="float" office:value="104775112" calcext:value-type="float">
            <text:p>104775112</text:p>
          </table:table-cell>
          <table:table-cell office:value-type="float" office:value="8.53469715203" calcext:value-type="float">
            <text:p>8.534697152</text:p>
          </table:table-cell>
          <table:table-cell office:value-type="float" office:value="104944216" calcext:value-type="float">
            <text:p>104944216</text:p>
          </table:table-cell>
          <table:table-cell office:value-type="float" office:value="11.3255982596" calcext:value-type="float">
            <text:p>11.3255982596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63871780515" calcext:value-type="float">
            <text:p>1.6387178052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517889815" calcext:value-type="float">
            <text:p>1.517889815</text:p>
          </table:table-cell>
          <table:table-cell office:value-type="float" office:value="103949048" calcext:value-type="float">
            <text:p>103949048</text:p>
          </table:table-cell>
          <table:table-cell office:value-type="float" office:value="1.39315068493" calcext:value-type="float">
            <text:p>1.3931506849</text:p>
          </table:table-cell>
          <table:table-cell office:value-type="float" office:value="109658984" calcext:value-type="float">
            <text:p>109658984</text:p>
          </table:table-cell>
          <table:table-cell office:value-type="float" office:value="12.0396375991" calcext:value-type="float">
            <text:p>12.0396375991</text:p>
          </table:table-cell>
          <table:table-cell office:value-type="float" office:value="118761048" calcext:value-type="float">
            <text:p>118761048</text:p>
          </table:table-cell>
          <table:table-cell office:value-type="float" office:value="13.2981849611" calcext:value-type="float">
            <text:p>13.2981849611</text:p>
          </table:table-cell>
          <table:table-cell office:value-type="float" office:value="107838760" calcext:value-type="float">
            <text:p>107838760</text:p>
          </table:table-cell>
          <table:table-cell office:value-type="float" office:value="1.55728206479" calcext:value-type="float">
            <text:p>1.5572820648</text:p>
          </table:table-cell>
        </table:table-row>
        <table:table-row table:style-name="ro1">
          <table:table-cell office:value-type="float" office:value="109662968" calcext:value-type="float">
            <text:p>109662968</text:p>
          </table:table-cell>
          <table:table-cell office:value-type="float" office:value="1.23514338011" calcext:value-type="float">
            <text:p>1.2351433801</text:p>
          </table:table-cell>
          <table:table-cell office:value-type="float" office:value="109769048" calcext:value-type="float">
            <text:p>109769048</text:p>
          </table:table-cell>
          <table:table-cell office:value-type="float" office:value="1.50978809284" calcext:value-type="float">
            <text:p>1.5097880928</text:p>
          </table:table-cell>
          <table:table-cell office:value-type="float" office:value="112719848" calcext:value-type="float">
            <text:p>112719848</text:p>
          </table:table-cell>
          <table:table-cell office:value-type="float" office:value="12.7658450704" calcext:value-type="float">
            <text:p>12.7658450704</text:p>
          </table:table-cell>
          <table:table-cell office:value-type="float" office:value="106517096" calcext:value-type="float">
            <text:p>106517096</text:p>
          </table:table-cell>
          <table:table-cell office:value-type="float" office:value="10.1719457014" calcext:value-type="float">
            <text:p>10.1719457014</text:p>
          </table:table-cell>
          <table:table-cell office:value-type="float" office:value="104537896" calcext:value-type="float">
            <text:p>104537896</text:p>
          </table:table-cell>
          <table:table-cell office:value-type="float" office:value="1.65687639198" calcext:value-type="float">
            <text:p>1.656876392</text:p>
          </table:table-cell>
        </table:table-row>
        <table:table-row table:style-name="ro1">
          <table:table-cell office:value-type="float" office:value="117320344" calcext:value-type="float">
            <text:p>117320344</text:p>
          </table:table-cell>
          <table:table-cell office:value-type="float" office:value="1.60618448637" calcext:value-type="float">
            <text:p>1.6061844864</text:p>
          </table:table-cell>
          <table:table-cell office:value-type="float" office:value="112471272" calcext:value-type="float">
            <text:p>112471272</text:p>
          </table:table-cell>
          <table:table-cell office:value-type="float" office:value="1.39296339413" calcext:value-type="float">
            <text:p>1.3929633941</text:p>
          </table:table-cell>
          <table:table-cell office:value-type="float" office:value="108086104" calcext:value-type="float">
            <text:p>108086104</text:p>
          </table:table-cell>
          <table:table-cell office:value-type="float" office:value="10.1899521531" calcext:value-type="float">
            <text:p>10.1899521531</text:p>
          </table:table-cell>
          <table:table-cell office:value-type="float" office:value="117527128" calcext:value-type="float">
            <text:p>117527128</text:p>
          </table:table-cell>
          <table:table-cell office:value-type="float" office:value="11.9984836998" calcext:value-type="float">
            <text:p>11.9984836998</text:p>
          </table:table-cell>
          <table:table-cell office:value-type="float" office:value="117115528" calcext:value-type="float">
            <text:p>117115528</text:p>
          </table:table-cell>
          <table:table-cell office:value-type="float" office:value="1.43459119497" calcext:value-type="float">
            <text:p>1.434591195</text:p>
          </table:table-cell>
        </table:table-row>
        <table:table-row table:style-name="ro1">
          <table:table-cell office:value-type="float" office:value="116286680" calcext:value-type="float">
            <text:p>116286680</text:p>
          </table:table-cell>
          <table:table-cell office:value-type="float" office:value="1.48865063267" calcext:value-type="float">
            <text:p>1.4886506327</text:p>
          </table:table-cell>
          <table:table-cell office:value-type="float" office:value="103517768" calcext:value-type="float">
            <text:p>103517768</text:p>
          </table:table-cell>
          <table:table-cell office:value-type="float" office:value="1.20542911332" calcext:value-type="float">
            <text:p>1.2054291133</text:p>
          </table:table-cell>
          <table:table-cell office:value-type="float" office:value="108086104" calcext:value-type="float">
            <text:p>108086104</text:p>
          </table:table-cell>
          <table:table-cell office:value-type="float" office:value="12.4673913043" calcext:value-type="float">
            <text:p>12.4673913043</text:p>
          </table:table-cell>
          <table:table-cell office:value-type="float" office:value="111235672" calcext:value-type="float">
            <text:p>111235672</text:p>
          </table:table-cell>
          <table:table-cell office:value-type="float" office:value="12.3333333333" calcext:value-type="float">
            <text:p>12.3333333333</text:p>
          </table:table-cell>
          <table:table-cell office:value-type="float" office:value="104567176" calcext:value-type="float">
            <text:p>104567176</text:p>
          </table:table-cell>
          <table:table-cell office:value-type="float" office:value="1.3611954805" calcext:value-type="float">
            <text:p>1.3611954805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5884502924" calcext:value-type="float">
            <text:p>1.5884502924</text:p>
          </table:table-cell>
          <table:table-cell office:value-type="float" office:value="113970904" calcext:value-type="float">
            <text:p>113970904</text:p>
          </table:table-cell>
          <table:table-cell office:value-type="float" office:value="1.50141185962" calcext:value-type="float">
            <text:p>1.5014118596</text:p>
          </table:table-cell>
          <table:table-cell office:value-type="float" office:value="103470344" calcext:value-type="float">
            <text:p>103470344</text:p>
          </table:table-cell>
          <table:table-cell office:value-type="float" office:value="9.81347150259" calcext:value-type="float">
            <text:p>9.8134715026</text:p>
          </table:table-cell>
          <table:table-cell office:value-type="float" office:value="115954280" calcext:value-type="float">
            <text:p>115954280</text:p>
          </table:table-cell>
          <table:table-cell office:value-type="float" office:value="11.1743589744" calcext:value-type="float">
            <text:p>11.1743589744</text:p>
          </table:table-cell>
          <table:table-cell office:value-type="float" office:value="106209624" calcext:value-type="float">
            <text:p>106209624</text:p>
          </table:table-cell>
          <table:table-cell office:value-type="float" office:value="1.47860855658" calcext:value-type="float">
            <text:p>1.4786085566</text:p>
          </table:table-cell>
        </table:table-row>
        <table:table-row table:style-name="ro1">
          <table:table-cell office:value-type="float" office:value="117481000" calcext:value-type="float">
            <text:p>117481000</text:p>
          </table:table-cell>
          <table:table-cell office:value-type="float" office:value="1.74994788409" calcext:value-type="float">
            <text:p>1.7499478841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63841489212" calcext:value-type="float">
            <text:p>1.6384148921</text:p>
          </table:table-cell>
          <table:table-cell office:value-type="float" office:value="114289144" calcext:value-type="float">
            <text:p>114289144</text:p>
          </table:table-cell>
          <table:table-cell office:value-type="float" office:value="10.4667673716" calcext:value-type="float">
            <text:p>10.4667673716</text:p>
          </table:table-cell>
          <table:table-cell office:value-type="float" office:value="104027000" calcext:value-type="float">
            <text:p>104027000</text:p>
          </table:table-cell>
          <table:table-cell office:value-type="float" office:value="10.8775948461" calcext:value-type="float">
            <text:p>10.8775948461</text:p>
          </table:table-cell>
          <table:table-cell office:value-type="float" office:value="108385720" calcext:value-type="float">
            <text:p>108385720</text:p>
          </table:table-cell>
          <table:table-cell office:value-type="float" office:value="1.47344332092" calcext:value-type="float">
            <text:p>1.4734433209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65797039719" calcext:value-type="float">
            <text:p>1.6579703972</text:p>
          </table:table-cell>
          <table:table-cell office:value-type="float" office:value="114427240" calcext:value-type="float">
            <text:p>114427240</text:p>
          </table:table-cell>
          <table:table-cell office:value-type="float" office:value="1.53994743758" calcext:value-type="float">
            <text:p>1.5399474376</text:p>
          </table:table-cell>
          <table:table-cell office:value-type="float" office:value="109081032" calcext:value-type="float">
            <text:p>109081032</text:p>
          </table:table-cell>
          <table:table-cell office:value-type="float" office:value="10.9444161142" calcext:value-type="float">
            <text:p>10.9444161142</text:p>
          </table:table-cell>
          <table:table-cell office:value-type="float" office:value="108089944" calcext:value-type="float">
            <text:p>108089944</text:p>
          </table:table-cell>
          <table:table-cell office:value-type="float" office:value="10.6289655172" calcext:value-type="float">
            <text:p>10.6289655172</text:p>
          </table:table-cell>
          <table:table-cell office:value-type="float" office:value="106801448" calcext:value-type="float">
            <text:p>106801448</text:p>
          </table:table-cell>
          <table:table-cell office:value-type="float" office:value="1.49847742619" calcext:value-type="float">
            <text:p>1.4984774262</text:p>
          </table:table-cell>
        </table:table-row>
        <table:table-row table:style-name="ro1">
          <table:table-cell office:value-type="float" office:value="103608008" calcext:value-type="float">
            <text:p>103608008</text:p>
          </table:table-cell>
          <table:table-cell office:value-type="float" office:value="2.19677066229" calcext:value-type="float">
            <text:p>2.1967706623</text:p>
          </table:table-cell>
          <table:table-cell office:value-type="float" office:value="103437128" calcext:value-type="float">
            <text:p>103437128</text:p>
          </table:table-cell>
          <table:table-cell office:value-type="float" office:value="1.50978424486" calcext:value-type="float">
            <text:p>1.5097842449</text:p>
          </table:table-cell>
          <table:table-cell office:value-type="float" office:value="119096168" calcext:value-type="float">
            <text:p>119096168</text:p>
          </table:table-cell>
          <table:table-cell office:value-type="float" office:value="9.1307120085" calcext:value-type="float">
            <text:p>9.1307120085</text:p>
          </table:table-cell>
          <table:table-cell office:value-type="float" office:value="104068376" calcext:value-type="float">
            <text:p>104068376</text:p>
          </table:table-cell>
          <table:table-cell office:value-type="float" office:value="1.59208432776" calcext:value-type="float">
            <text:p>1.5920843278</text:p>
          </table:table-cell>
          <table:table-cell office:value-type="float" office:value="109662968" calcext:value-type="float">
            <text:p>109662968</text:p>
          </table:table-cell>
          <table:table-cell office:value-type="float" office:value="1.5713919179" calcext:value-type="float">
            <text:p>1.5713919179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3551865163" calcext:value-type="float">
            <text:p>1.3551865163</text:p>
          </table:table-cell>
          <table:table-cell office:value-type="float" office:value="106140264" calcext:value-type="float">
            <text:p>106140264</text:p>
          </table:table-cell>
          <table:table-cell office:value-type="float" office:value="1.7918996318" calcext:value-type="float">
            <text:p>1.7918996318</text:p>
          </table:table-cell>
          <table:table-cell office:value-type="float" office:value="112804712" calcext:value-type="float">
            <text:p>112804712</text:p>
          </table:table-cell>
          <table:table-cell office:value-type="float" office:value="11.5621364357" calcext:value-type="float">
            <text:p>11.5621364357</text:p>
          </table:table-cell>
          <table:table-cell office:value-type="float" office:value="109662968" calcext:value-type="float">
            <text:p>109662968</text:p>
          </table:table-cell>
          <table:table-cell office:value-type="float" office:value="1.43272069327" calcext:value-type="float">
            <text:p>1.4327206933</text:p>
          </table:table-cell>
          <table:table-cell office:value-type="float" office:value="117795160" calcext:value-type="float">
            <text:p>117795160</text:p>
          </table:table-cell>
          <table:table-cell office:value-type="float" office:value="1.54092573222" calcext:value-type="float">
            <text:p>1.5409257322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41513094083" calcext:value-type="float">
            <text:p>1.4151309408</text:p>
          </table:table-cell>
          <table:table-cell office:value-type="float" office:value="107653720" calcext:value-type="float">
            <text:p>107653720</text:p>
          </table:table-cell>
          <table:table-cell office:value-type="float" office:value="1.31734275296" calcext:value-type="float">
            <text:p>1.317342753</text:p>
          </table:table-cell>
          <table:table-cell office:value-type="float" office:value="112738616" calcext:value-type="float">
            <text:p>112738616</text:p>
          </table:table-cell>
          <table:table-cell office:value-type="float" office:value="9.74293405114" calcext:value-type="float">
            <text:p>9.7429340511</text:p>
          </table:table-cell>
          <table:table-cell office:value-type="float" office:value="109068792" calcext:value-type="float">
            <text:p>109068792</text:p>
          </table:table-cell>
          <table:table-cell office:value-type="float" office:value="1.50908560878" calcext:value-type="float">
            <text:p>1.5090856088</text:p>
          </table:table-cell>
          <table:table-cell office:value-type="float" office:value="118188696" calcext:value-type="float">
            <text:p>118188696</text:p>
          </table:table-cell>
          <table:table-cell office:value-type="float" office:value="1.52553989396" calcext:value-type="float">
            <text:p>1.525539894</text:p>
          </table:table-cell>
        </table:table-row>
        <table:table-row table:style-name="ro1">
          <table:table-cell office:value-type="float" office:value="103636952" calcext:value-type="float">
            <text:p>103636952</text:p>
          </table:table-cell>
          <table:table-cell office:value-type="float" office:value="1.53430113052" calcext:value-type="float">
            <text:p>1.5343011305</text:p>
          </table:table-cell>
          <table:table-cell office:value-type="float" office:value="109659128" calcext:value-type="float">
            <text:p>109659128</text:p>
          </table:table-cell>
          <table:table-cell office:value-type="float" office:value="1.35124538745" calcext:value-type="float">
            <text:p>1.3512453875</text:p>
          </table:table-cell>
          <table:table-cell office:value-type="float" office:value="119096168" calcext:value-type="float">
            <text:p>119096168</text:p>
          </table:table-cell>
          <table:table-cell office:value-type="float" office:value="10.758305248" calcext:value-type="float">
            <text:p>10.758305248</text:p>
          </table:table-cell>
          <table:table-cell office:value-type="float" office:value="109662968" calcext:value-type="float">
            <text:p>109662968</text:p>
          </table:table-cell>
          <table:table-cell office:value-type="float" office:value="1.50451237263" calcext:value-type="float">
            <text:p>1.5045123726</text:p>
          </table:table-cell>
          <table:table-cell office:value-type="float" office:value="104311112" calcext:value-type="float">
            <text:p>104311112</text:p>
          </table:table-cell>
          <table:table-cell office:value-type="float" office:value="1.53714507974" calcext:value-type="float">
            <text:p>1.5371450797</text:p>
          </table:table-cell>
        </table:table-row>
        <table:table-row table:style-name="ro1">
          <table:table-cell office:value-type="float" office:value="105401512" calcext:value-type="float">
            <text:p>105401512</text:p>
          </table:table-cell>
          <table:table-cell office:value-type="float" office:value="1.67485568533" calcext:value-type="float">
            <text:p>1.6748556853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35072463768" calcext:value-type="float">
            <text:p>1.3507246377</text:p>
          </table:table-cell>
          <table:table-cell office:value-type="float" office:value="111231832" calcext:value-type="float">
            <text:p>111231832</text:p>
          </table:table-cell>
          <table:table-cell office:value-type="float" office:value="12.6361014994" calcext:value-type="float">
            <text:p>12.6361014994</text:p>
          </table:table-cell>
          <table:table-cell office:value-type="float" office:value="114666088" calcext:value-type="float">
            <text:p>114666088</text:p>
          </table:table-cell>
          <table:table-cell office:value-type="float" office:value="1.46096761758" calcext:value-type="float">
            <text:p>1.4609676176</text:p>
          </table:table-cell>
          <table:table-cell office:value-type="float" office:value="104402840" calcext:value-type="float">
            <text:p>104402840</text:p>
          </table:table-cell>
          <table:table-cell office:value-type="float" office:value="1.40158997832" calcext:value-type="float">
            <text:p>1.4015899783</text:p>
          </table:table-cell>
        </table:table-row>
        <table:table-row table:style-name="ro1">
          <table:table-cell office:value-type="float" office:value="106554104" calcext:value-type="float">
            <text:p>106554104</text:p>
          </table:table-cell>
          <table:table-cell office:value-type="float" office:value="1.74605136657" calcext:value-type="float">
            <text:p>1.7460513666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26264293292" calcext:value-type="float">
            <text:p>1.2626429329</text:p>
          </table:table-cell>
          <table:table-cell office:value-type="float" office:value="114285304" calcext:value-type="float">
            <text:p>114285304</text:p>
          </table:table-cell>
          <table:table-cell office:value-type="float" office:value="10.8113772455" calcext:value-type="float">
            <text:p>10.8113772455</text:p>
          </table:table-cell>
          <table:table-cell office:value-type="float" office:value="114633208" calcext:value-type="float">
            <text:p>114633208</text:p>
          </table:table-cell>
          <table:table-cell office:value-type="float" office:value="1.38753135743" calcext:value-type="float">
            <text:p>1.3875313574</text:p>
          </table:table-cell>
          <table:table-cell office:value-type="float" office:value="103655144" calcext:value-type="float">
            <text:p>103655144</text:p>
          </table:table-cell>
          <table:table-cell office:value-type="float" office:value="1.40623875225" calcext:value-type="float">
            <text:p>1.4062387523</text:p>
          </table:table-cell>
        </table:table-row>
        <table:table-row table:style-name="ro1">
          <table:table-cell office:value-type="float" office:value="109662968" calcext:value-type="float">
            <text:p>109662968</text:p>
          </table:table-cell>
          <table:table-cell office:value-type="float" office:value="1.62532467532" calcext:value-type="float">
            <text:p>1.6253246753</text:p>
          </table:table-cell>
          <table:table-cell office:value-type="float" office:value="104502808" calcext:value-type="float">
            <text:p>104502808</text:p>
          </table:table-cell>
          <table:table-cell office:value-type="float" office:value="1.24562433925" calcext:value-type="float">
            <text:p>1.2456243393</text:p>
          </table:table-cell>
          <table:table-cell office:value-type="float" office:value="106513256" calcext:value-type="float">
            <text:p>106513256</text:p>
          </table:table-cell>
          <table:table-cell office:value-type="float" office:value="13.8375384615" calcext:value-type="float">
            <text:p>13.8375384615</text:p>
          </table:table-cell>
          <table:table-cell office:value-type="float" office:value="118426824" calcext:value-type="float">
            <text:p>118426824</text:p>
          </table:table-cell>
          <table:table-cell office:value-type="float" office:value="1.41975426231" calcext:value-type="float">
            <text:p>1.4197542623</text:p>
          </table:table-cell>
          <table:table-cell office:value-type="float" office:value="103459496" calcext:value-type="float">
            <text:p>103459496</text:p>
          </table:table-cell>
          <table:table-cell office:value-type="float" office:value="1.38564535585" calcext:value-type="float">
            <text:p>1.3856453559</text:p>
          </table:table-cell>
        </table:table-row>
        <table:table-row table:style-name="ro1">
          <table:table-cell office:value-type="float" office:value="107617384" calcext:value-type="float">
            <text:p>107617384</text:p>
          </table:table-cell>
          <table:table-cell office:value-type="float" office:value="1.51074622881" calcext:value-type="float">
            <text:p>1.5107462288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04717269485" calcext:value-type="float">
            <text:p>1.0471726949</text:p>
          </table:table-cell>
          <table:table-cell office:value-type="float" office:value="115950440" calcext:value-type="float">
            <text:p>115950440</text:p>
          </table:table-cell>
          <table:table-cell office:value-type="float" office:value="10.7708479327" calcext:value-type="float">
            <text:p>10.7708479327</text:p>
          </table:table-cell>
          <table:table-cell office:value-type="float" office:value="105727800" calcext:value-type="float">
            <text:p>105727800</text:p>
          </table:table-cell>
          <table:table-cell office:value-type="float" office:value="1.14603290676" calcext:value-type="float">
            <text:p>1.1460329068</text:p>
          </table:table-cell>
          <table:table-cell office:value-type="float" office:value="116855032" calcext:value-type="float">
            <text:p>116855032</text:p>
          </table:table-cell>
          <table:table-cell office:value-type="float" office:value="1.68200523756" calcext:value-type="float">
            <text:p>1.6820052376</text:p>
          </table:table-cell>
        </table:table-row>
        <table:table-row table:style-name="ro1">
          <table:table-cell office:value-type="float" office:value="107299112" calcext:value-type="float">
            <text:p>107299112</text:p>
          </table:table-cell>
          <table:table-cell office:value-type="float" office:value="1.45247543462" calcext:value-type="float">
            <text:p>1.4524754346</text:p>
          </table:table-cell>
          <table:table-cell office:value-type="float" office:value="119185544" calcext:value-type="float">
            <text:p>119185544</text:p>
          </table:table-cell>
          <table:table-cell office:value-type="float" office:value="1.42253349574" calcext:value-type="float">
            <text:p>1.4225334957</text:p>
          </table:table-cell>
          <table:table-cell office:value-type="float" office:value="109658984" calcext:value-type="float">
            <text:p>109658984</text:p>
          </table:table-cell>
          <table:table-cell office:value-type="float" office:value="12.9991836735" calcext:value-type="float">
            <text:p>12.9991836735</text:p>
          </table:table-cell>
          <table:table-cell office:value-type="float" office:value="104622904" calcext:value-type="float">
            <text:p>104622904</text:p>
          </table:table-cell>
          <table:table-cell office:value-type="float" office:value="1.51956947162" calcext:value-type="float">
            <text:p>1.5195694716</text:p>
          </table:table-cell>
          <table:table-cell office:value-type="float" office:value="104211704" calcext:value-type="float">
            <text:p>104211704</text:p>
          </table:table-cell>
          <table:table-cell office:value-type="float" office:value="1.54996817314" calcext:value-type="float">
            <text:p>1.5499681731</text:p>
          </table:table-cell>
        </table:table-row>
        <table:table-row table:style-name="ro1">
          <table:table-cell office:value-type="float" office:value="109662968" calcext:value-type="float">
            <text:p>109662968</text:p>
          </table:table-cell>
          <table:table-cell office:value-type="float" office:value="1.82881072027" calcext:value-type="float">
            <text:p>1.8288107203</text:p>
          </table:table-cell>
          <table:table-cell office:value-type="float" office:value="104608888" calcext:value-type="float">
            <text:p>104608888</text:p>
          </table:table-cell>
          <table:table-cell office:value-type="float" office:value="1.25036504549" calcext:value-type="float">
            <text:p>1.2503650455</text:p>
          </table:table-cell>
          <table:table-cell office:value-type="float" office:value="109659128" calcext:value-type="float">
            <text:p>109659128</text:p>
          </table:table-cell>
          <table:table-cell office:value-type="float" office:value="3.40169984344" calcext:value-type="float">
            <text:p>3.4016998434</text:p>
          </table:table-cell>
          <table:table-cell office:value-type="float" office:value="104676568" calcext:value-type="float">
            <text:p>104676568</text:p>
          </table:table-cell>
          <table:table-cell office:value-type="float" office:value="1.63004846527" calcext:value-type="float">
            <text:p>1.6300484653</text:p>
          </table:table-cell>
          <table:table-cell office:value-type="float" office:value="107374232" calcext:value-type="float">
            <text:p>107374232</text:p>
          </table:table-cell>
          <table:table-cell office:value-type="float" office:value="1.3064665127" calcext:value-type="float">
            <text:p>1.3064665127</text:p>
          </table:table-cell>
        </table:table-row>
        <table:table-row table:style-name="ro1">
          <table:table-cell office:value-type="float" office:value="106786424" calcext:value-type="float">
            <text:p>106786424</text:p>
          </table:table-cell>
          <table:table-cell office:value-type="float" office:value="1.58908155488" calcext:value-type="float">
            <text:p>1.5890815549</text:p>
          </table:table-cell>
          <table:table-cell office:value-type="float" office:value="116345240" calcext:value-type="float">
            <text:p>116345240</text:p>
          </table:table-cell>
          <table:table-cell office:value-type="float" office:value="1.38269474169" calcext:value-type="float">
            <text:p>1.3826947417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55999616638" calcext:value-type="float">
            <text:p>1.5599961664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31960945771" calcext:value-type="float">
            <text:p>1.3196094577</text:p>
          </table:table-cell>
          <table:table-cell office:value-type="float" office:value="104237672" calcext:value-type="float">
            <text:p>104237672</text:p>
          </table:table-cell>
          <table:table-cell office:value-type="float" office:value="1.52933300876" calcext:value-type="float">
            <text:p>1.5293330088</text:p>
          </table:table-cell>
        </table:table-row>
        <table:table-row table:style-name="ro1">
          <table:table-cell office:value-type="float" office:value="119094728" calcext:value-type="float">
            <text:p>119094728</text:p>
          </table:table-cell>
          <table:table-cell office:value-type="float" office:value="1.60621561625" calcext:value-type="float">
            <text:p>1.6062156163</text:p>
          </table:table-cell>
          <table:table-cell office:value-type="float" office:value="109659128" calcext:value-type="float">
            <text:p>109659128</text:p>
          </table:table-cell>
          <table:table-cell office:value-type="float" office:value="1.20862933556" calcext:value-type="float">
            <text:p>1.2086293356</text:p>
          </table:table-cell>
          <table:table-cell office:value-type="float" office:value="112174968" calcext:value-type="float">
            <text:p>112174968</text:p>
          </table:table-cell>
          <table:table-cell office:value-type="float" office:value="1.21273757919" calcext:value-type="float">
            <text:p>1.2127375792</text:p>
          </table:table-cell>
          <table:table-cell office:value-type="float" office:value="111205528" calcext:value-type="float">
            <text:p>111205528</text:p>
          </table:table-cell>
          <table:table-cell office:value-type="float" office:value="1.54326923077" calcext:value-type="float">
            <text:p>1.5432692308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61559105431" calcext:value-type="float">
            <text:p>1.6155910543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88264642082" calcext:value-type="float">
            <text:p>1.8826464208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22011482469" calcext:value-type="float">
            <text:p>1.2201148247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28398307991" calcext:value-type="float">
            <text:p>1.2839830799</text:p>
          </table:table-cell>
          <table:table-cell office:value-type="float" office:value="109662968" calcext:value-type="float">
            <text:p>109662968</text:p>
          </table:table-cell>
          <table:table-cell office:value-type="float" office:value="1.34738021372" calcext:value-type="float">
            <text:p>1.3473802137</text:p>
          </table:table-cell>
          <table:table-cell office:value-type="float" office:value="104733064" calcext:value-type="float">
            <text:p>104733064</text:p>
          </table:table-cell>
          <table:table-cell office:value-type="float" office:value="1.29552513517" calcext:value-type="float">
            <text:p>1.2955251352</text:p>
          </table:table-cell>
        </table:table-row>
        <table:table-row table:style-name="ro1">
          <table:table-cell office:value-type="float" office:value="109662968" calcext:value-type="float">
            <text:p>109662968</text:p>
          </table:table-cell>
          <table:table-cell office:value-type="float" office:value="1.39828229375" calcext:value-type="float">
            <text:p>1.3982822938</text:p>
          </table:table-cell>
          <table:table-cell office:value-type="float" office:value="105070360" calcext:value-type="float">
            <text:p>105070360</text:p>
          </table:table-cell>
          <table:table-cell office:value-type="float" office:value="1.52033898305" calcext:value-type="float">
            <text:p>1.5203389831</text:p>
          </table:table-cell>
          <table:table-cell office:value-type="float" office:value="104379944" calcext:value-type="float">
            <text:p>104379944</text:p>
          </table:table-cell>
          <table:table-cell office:value-type="float" office:value="1.45889050708" calcext:value-type="float">
            <text:p>1.4588905071</text:p>
          </table:table-cell>
          <table:table-cell office:value-type="float" office:value="106907432" calcext:value-type="float">
            <text:p>106907432</text:p>
          </table:table-cell>
          <table:table-cell office:value-type="float" office:value="1.02352275483" calcext:value-type="float">
            <text:p>1.0235227548</text:p>
          </table:table-cell>
          <table:table-cell office:value-type="float" office:value="104706328" calcext:value-type="float">
            <text:p>104706328</text:p>
          </table:table-cell>
          <table:table-cell office:value-type="float" office:value="1.32622717831" calcext:value-type="float">
            <text:p>1.3262271783</text:p>
          </table:table-cell>
        </table:table-row>
        <table:table-row table:style-name="ro1">
          <table:table-cell office:value-type="float" office:value="116460872" calcext:value-type="float">
            <text:p>116460872</text:p>
          </table:table-cell>
          <table:table-cell office:value-type="float" office:value="1.65684354807" calcext:value-type="float">
            <text:p>1.6568435481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24651841869" calcext:value-type="float">
            <text:p>1.2465184187</text:p>
          </table:table-cell>
          <table:table-cell office:value-type="float" office:value="112750520" calcext:value-type="float">
            <text:p>112750520</text:p>
          </table:table-cell>
          <table:table-cell office:value-type="float" office:value="1.59475589473" calcext:value-type="float">
            <text:p>1.5947558947</text:p>
          </table:table-cell>
          <table:table-cell office:value-type="float" office:value="103637096" calcext:value-type="float">
            <text:p>103637096</text:p>
          </table:table-cell>
          <table:table-cell office:value-type="float" office:value="1.43251278392" calcext:value-type="float">
            <text:p>1.4325127839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52630936394" calcext:value-type="float">
            <text:p>1.5263093639</text:p>
          </table:table-cell>
        </table:table-row>
        <table:table-row table:style-name="ro1">
          <table:table-cell office:value-type="float" office:value="106446984" calcext:value-type="float">
            <text:p>106446984</text:p>
          </table:table-cell>
          <table:table-cell office:value-type="float" office:value="1.62824092541" calcext:value-type="float">
            <text:p>1.6282409254</text:p>
          </table:table-cell>
          <table:table-cell office:value-type="float" office:value="109659128" calcext:value-type="float">
            <text:p>109659128</text:p>
          </table:table-cell>
          <table:table-cell office:value-type="float" office:value="1.14518503976" calcext:value-type="float">
            <text:p>1.1451850398</text:p>
          </table:table-cell>
          <table:table-cell office:value-type="float" office:value="116391464" calcext:value-type="float">
            <text:p>116391464</text:p>
          </table:table-cell>
          <table:table-cell office:value-type="float" office:value="1.65225875695" calcext:value-type="float">
            <text:p>1.652258757</text:p>
          </table:table-cell>
          <table:table-cell office:value-type="float" office:value="112692008" calcext:value-type="float">
            <text:p>112692008</text:p>
          </table:table-cell>
          <table:table-cell office:value-type="float" office:value="1.568790049" calcext:value-type="float">
            <text:p>1.568790049</text:p>
          </table:table-cell>
          <table:table-cell office:value-type="float" office:value="106648040" calcext:value-type="float">
            <text:p>106648040</text:p>
          </table:table-cell>
          <table:table-cell office:value-type="float" office:value="1.4995835812" calcext:value-type="float">
            <text:p>1.4995835812</text:p>
          </table:table-cell>
        </table:table-row>
        <table:table-row table:style-name="ro1">
          <table:table-cell office:value-type="float" office:value="107845048" calcext:value-type="float">
            <text:p>107845048</text:p>
          </table:table-cell>
          <table:table-cell office:value-type="float" office:value="1.25336391437" calcext:value-type="float">
            <text:p>1.2533639144</text:p>
          </table:table-cell>
          <table:table-cell office:value-type="float" office:value="106573928" calcext:value-type="float">
            <text:p>106573928</text:p>
          </table:table-cell>
          <table:table-cell office:value-type="float" office:value="1.53835800808" calcext:value-type="float">
            <text:p>1.5383580081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56231612731" calcext:value-type="float">
            <text:p>1.5623161273</text:p>
          </table:table-cell>
          <table:table-cell office:value-type="float" office:value="104325128" calcext:value-type="float">
            <text:p>104325128</text:p>
          </table:table-cell>
          <table:table-cell office:value-type="float" office:value="1.52268667381" calcext:value-type="float">
            <text:p>1.5226866738</text:p>
          </table:table-cell>
          <table:table-cell office:value-type="float" office:value="109269432" calcext:value-type="float">
            <text:p>109269432</text:p>
          </table:table-cell>
          <table:table-cell office:value-type="float" office:value="1.28586735241" calcext:value-type="float">
            <text:p>1.2858673524</text:p>
          </table:table-cell>
        </table:table-row>
        <table:table-row table:style-name="ro1">
          <table:table-cell office:value-type="float" office:value="104509672" calcext:value-type="float">
            <text:p>104509672</text:p>
          </table:table-cell>
          <table:table-cell office:value-type="float" office:value="1.59447774393" calcext:value-type="float">
            <text:p>1.5944777439</text:p>
          </table:table-cell>
          <table:table-cell office:value-type="float" office:value="103857032" calcext:value-type="float">
            <text:p>103857032</text:p>
          </table:table-cell>
          <table:table-cell office:value-type="float" office:value="1.48723545601" calcext:value-type="float">
            <text:p>1.487235456</text:p>
          </table:table-cell>
          <table:table-cell office:value-type="float" office:value="109659128" calcext:value-type="float">
            <text:p>109659128</text:p>
          </table:table-cell>
          <table:table-cell office:value-type="float" office:value="1.55858241897" calcext:value-type="float">
            <text:p>1.558582419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56127540465" calcext:value-type="float">
            <text:p>1.5612754047</text:p>
          </table:table-cell>
          <table:table-cell office:value-type="float" office:value="104442616" calcext:value-type="float">
            <text:p>104442616</text:p>
          </table:table-cell>
          <table:table-cell office:value-type="float" office:value="1.48741391593" calcext:value-type="float">
            <text:p>1.4874139159</text:p>
          </table:table-cell>
        </table:table-row>
        <table:table-row table:style-name="ro1">
          <table:table-cell office:value-type="float" office:value="103504856" calcext:value-type="float">
            <text:p>103504856</text:p>
          </table:table-cell>
          <table:table-cell office:value-type="float" office:value="1.63956286344" calcext:value-type="float">
            <text:p>1.6395628634</text:p>
          </table:table-cell>
          <table:table-cell office:value-type="float" office:value="109659128" calcext:value-type="float">
            <text:p>109659128</text:p>
          </table:table-cell>
          <table:table-cell office:value-type="float" office:value="1.50652667423" calcext:value-type="float">
            <text:p>1.5065266742</text:p>
          </table:table-cell>
          <table:table-cell office:value-type="float" office:value="113408552" calcext:value-type="float">
            <text:p>113408552</text:p>
          </table:table-cell>
          <table:table-cell office:value-type="float" office:value="1.35435740929" calcext:value-type="float">
            <text:p>1.3543574093</text:p>
          </table:table-cell>
          <table:table-cell office:value-type="float" office:value="103396520" calcext:value-type="float">
            <text:p>103396520</text:p>
          </table:table-cell>
          <table:table-cell office:value-type="float" office:value="1.41531181752" calcext:value-type="float">
            <text:p>1.4153118175</text:p>
          </table:table-cell>
          <table:table-cell office:value-type="float" office:value="104546536" calcext:value-type="float">
            <text:p>104546536</text:p>
          </table:table-cell>
          <table:table-cell office:value-type="float" office:value="1.55249230769" calcext:value-type="float">
            <text:p>1.5524923077</text:p>
          </table:table-cell>
        </table:table-row>
        <table:table-row table:style-name="ro1">
          <table:table-cell office:value-type="float" office:value="108218200" calcext:value-type="float">
            <text:p>108218200</text:p>
          </table:table-cell>
          <table:table-cell office:value-type="float" office:value="1.08256234916" calcext:value-type="float">
            <text:p>1.0825623492</text:p>
          </table:table-cell>
          <table:table-cell office:value-type="float" office:value="107295272" calcext:value-type="float">
            <text:p>107295272</text:p>
          </table:table-cell>
          <table:table-cell office:value-type="float" office:value="1.42666087712" calcext:value-type="float">
            <text:p>1.4266608771</text:p>
          </table:table-cell>
          <table:table-cell office:value-type="float" office:value="111568600" calcext:value-type="float">
            <text:p>111568600</text:p>
          </table:table-cell>
          <table:table-cell office:value-type="float" office:value="1.45763730321" calcext:value-type="float">
            <text:p>1.4576373032</text:p>
          </table:table-cell>
          <table:table-cell office:value-type="float" office:value="110533928" calcext:value-type="float">
            <text:p>110533928</text:p>
          </table:table-cell>
          <table:table-cell office:value-type="float" office:value="1.67088995606" calcext:value-type="float">
            <text:p>1.6708899561</text:p>
          </table:table-cell>
          <table:table-cell office:value-type="float" office:value="104933800" calcext:value-type="float">
            <text:p>104933800</text:p>
          </table:table-cell>
          <table:table-cell office:value-type="float" office:value="1.43691914498" calcext:value-type="float">
            <text:p>1.436919145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50459759219" calcext:value-type="float">
            <text:p>1.5045975922</text:p>
          </table:table-cell>
          <table:table-cell office:value-type="float" office:value="104849848" calcext:value-type="float">
            <text:p>104849848</text:p>
          </table:table-cell>
          <table:table-cell office:value-type="float" office:value="1.70063694268" calcext:value-type="float">
            <text:p>1.7006369427</text:p>
          </table:table-cell>
          <table:table-cell office:value-type="float" office:value="112296168" calcext:value-type="float">
            <text:p>112296168</text:p>
          </table:table-cell>
          <table:table-cell office:value-type="float" office:value="1.82848392037" calcext:value-type="float">
            <text:p>1.8284839204</text:p>
          </table:table-cell>
          <table:table-cell office:value-type="float" office:value="107812456" calcext:value-type="float">
            <text:p>107812456</text:p>
          </table:table-cell>
          <table:table-cell office:value-type="float" office:value="1.44865001262" calcext:value-type="float">
            <text:p>1.4486500126</text:p>
          </table:table-cell>
          <table:table-cell office:value-type="float" office:value="104814904" calcext:value-type="float">
            <text:p>104814904</text:p>
          </table:table-cell>
          <table:table-cell office:value-type="float" office:value="1.22307360242" calcext:value-type="float">
            <text:p>1.2230736024</text:p>
          </table:table-cell>
        </table:table-row>
        <table:table-row table:style-name="ro1">
          <table:table-cell office:value-type="float" office:value="109662968" calcext:value-type="float">
            <text:p>109662968</text:p>
          </table:table-cell>
          <table:table-cell office:value-type="float" office:value="1.45653779857" calcext:value-type="float">
            <text:p>1.4565377986</text:p>
          </table:table-cell>
          <table:table-cell office:value-type="float" office:value="107295272" calcext:value-type="float">
            <text:p>107295272</text:p>
          </table:table-cell>
          <table:table-cell office:value-type="float" office:value="1.36141694591" calcext:value-type="float">
            <text:p>1.3614169459</text:p>
          </table:table-cell>
          <table:table-cell office:value-type="float" office:value="109659128" calcext:value-type="float">
            <text:p>109659128</text:p>
          </table:table-cell>
          <table:table-cell office:value-type="float" office:value="1.40451267737" calcext:value-type="float">
            <text:p>1.4045126774</text:p>
          </table:table-cell>
          <table:table-cell office:value-type="float" office:value="105307480" calcext:value-type="float">
            <text:p>105307480</text:p>
          </table:table-cell>
          <table:table-cell office:value-type="float" office:value="1.7456205542" calcext:value-type="float">
            <text:p>1.7456205542</text:p>
          </table:table-cell>
          <table:table-cell office:value-type="float" office:value="104425000" calcext:value-type="float">
            <text:p>104425000</text:p>
          </table:table-cell>
          <table:table-cell office:value-type="float" office:value="1.48786777635" calcext:value-type="float">
            <text:p>1.4878677764</text:p>
          </table:table-cell>
        </table:table-row>
        <table:table-row table:style-name="ro1">
          <table:table-cell office:value-type="float" office:value="107153384" calcext:value-type="float">
            <text:p>107153384</text:p>
          </table:table-cell>
          <table:table-cell office:value-type="float" office:value="1.80059738387" calcext:value-type="float">
            <text:p>1.8005973839</text:p>
          </table:table-cell>
          <table:table-cell office:value-type="float" office:value="113518712" calcext:value-type="float">
            <text:p>113518712</text:p>
          </table:table-cell>
          <table:table-cell office:value-type="float" office:value="1.63878579003" calcext:value-type="float">
            <text:p>1.63878579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47006631176" calcext:value-type="float">
            <text:p>1.4700663118</text:p>
          </table:table-cell>
          <table:table-cell office:value-type="float" office:value="105954168" calcext:value-type="float">
            <text:p>105954168</text:p>
          </table:table-cell>
          <table:table-cell office:value-type="float" office:value="1.42890967207" calcext:value-type="float">
            <text:p>1.4289096721</text:p>
          </table:table-cell>
          <table:table-cell office:value-type="float" office:value="104461480" calcext:value-type="float">
            <text:p>104461480</text:p>
          </table:table-cell>
          <table:table-cell office:value-type="float" office:value="1.33174740484" calcext:value-type="float">
            <text:p>1.3317474048</text:p>
          </table:table-cell>
        </table:table-row>
        <table:table-row table:style-name="ro1">
          <table:table-cell office:value-type="float" office:value="104057048" calcext:value-type="float">
            <text:p>104057048</text:p>
          </table:table-cell>
          <table:table-cell office:value-type="float" office:value="1.66717034351" calcext:value-type="float">
            <text:p>1.6671703435</text:p>
          </table:table-cell>
          <table:table-cell office:value-type="float" office:value="109659128" calcext:value-type="float">
            <text:p>109659128</text:p>
          </table:table-cell>
          <table:table-cell office:value-type="float" office:value="1.41786776481" calcext:value-type="float">
            <text:p>1.4178677648</text:p>
          </table:table-cell>
          <table:table-cell office:value-type="float" office:value="104641576" calcext:value-type="float">
            <text:p>104641576</text:p>
          </table:table-cell>
          <table:table-cell office:value-type="float" office:value="1.67543767691" calcext:value-type="float">
            <text:p>1.6754376769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52369077307" calcext:value-type="float">
            <text:p>1.5236907731</text:p>
          </table:table-cell>
          <table:table-cell office:value-type="float" office:value="119296904" calcext:value-type="float">
            <text:p>119296904</text:p>
          </table:table-cell>
          <table:table-cell office:value-type="float" office:value="1.38178752108" calcext:value-type="float">
            <text:p>1.3817875211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52522505626" calcext:value-type="float">
            <text:p>1.5252250563</text:p>
          </table:table-cell>
          <table:table-cell office:value-type="float" office:value="105896184" calcext:value-type="float">
            <text:p>105896184</text:p>
          </table:table-cell>
          <table:table-cell office:value-type="float" office:value="1.50989403804" calcext:value-type="float">
            <text:p>1.509894038</text:p>
          </table:table-cell>
          <table:table-cell office:value-type="float" office:value="103368104" calcext:value-type="float">
            <text:p>103368104</text:p>
          </table:table-cell>
          <table:table-cell office:value-type="float" office:value="1.21370695476" calcext:value-type="float">
            <text:p>1.2137069548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43679941675" calcext:value-type="float">
            <text:p>1.4367994168</text:p>
          </table:table-cell>
          <table:table-cell office:value-type="float" office:value="114479128" calcext:value-type="float">
            <text:p>114479128</text:p>
          </table:table-cell>
          <table:table-cell office:value-type="float" office:value="1.62448584563" calcext:value-type="float">
            <text:p>1.6244858456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46352665706" calcext:value-type="float">
            <text:p>1.4635266571</text:p>
          </table:table-cell>
          <table:table-cell office:value-type="float" office:value="104395112" calcext:value-type="float">
            <text:p>104395112</text:p>
          </table:table-cell>
          <table:table-cell office:value-type="float" office:value="1.28699965394" calcext:value-type="float">
            <text:p>1.2869996539</text:p>
          </table:table-cell>
          <table:table-cell office:value-type="float" office:value="104339000" calcext:value-type="float">
            <text:p>104339000</text:p>
          </table:table-cell>
          <table:table-cell office:value-type="float" office:value="1.25797902984" calcext:value-type="float">
            <text:p>1.2579790298</text:p>
          </table:table-cell>
          <table:table-cell office:value-type="float" office:value="109662968" calcext:value-type="float">
            <text:p>109662968</text:p>
          </table:table-cell>
          <table:table-cell office:value-type="float" office:value="1.53379532941" calcext:value-type="float">
            <text:p>1.5337953294</text:p>
          </table:table-cell>
          <table:table-cell office:value-type="float" office:value="106321080" calcext:value-type="float">
            <text:p>106321080</text:p>
          </table:table-cell>
          <table:table-cell office:value-type="float" office:value="1.82945223604" calcext:value-type="float">
            <text:p>1.829452236</text:p>
          </table:table-cell>
        </table:table-row>
        <table:table-row table:style-name="ro1">
          <table:table-cell office:value-type="float" office:value="111115048" calcext:value-type="float">
            <text:p>111115048</text:p>
          </table:table-cell>
          <table:table-cell office:value-type="float" office:value="1.43392954919" calcext:value-type="float">
            <text:p>1.4339295492</text:p>
          </table:table-cell>
          <table:table-cell office:value-type="float" office:value="119191880" calcext:value-type="float">
            <text:p>119191880</text:p>
          </table:table-cell>
          <table:table-cell office:value-type="float" office:value="1.31198514909" calcext:value-type="float">
            <text:p>1.3119851491</text:p>
          </table:table-cell>
          <table:table-cell office:value-type="float" office:value="104138456" calcext:value-type="float">
            <text:p>104138456</text:p>
          </table:table-cell>
          <table:table-cell office:value-type="float" office:value="1.72462778309" calcext:value-type="float">
            <text:p>1.7246277831</text:p>
          </table:table-cell>
          <table:table-cell office:value-type="float" office:value="107299112" calcext:value-type="float">
            <text:p>107299112</text:p>
          </table:table-cell>
          <table:table-cell office:value-type="float" office:value="1.26984800883" calcext:value-type="float">
            <text:p>1.2698480088</text:p>
          </table:table-cell>
          <table:table-cell office:value-type="float" office:value="119882312" calcext:value-type="float">
            <text:p>119882312</text:p>
          </table:table-cell>
          <table:table-cell office:value-type="float" office:value="1.35817994741" calcext:value-type="float">
            <text:p>1.3581799474</text:p>
          </table:table-cell>
        </table:table-row>
        <table:table-row table:style-name="ro1">
          <table:table-cell office:value-type="float" office:value="106390200" calcext:value-type="float">
            <text:p>106390200</text:p>
          </table:table-cell>
          <table:table-cell office:value-type="float" office:value="1.37978810106" calcext:value-type="float">
            <text:p>1.3797881011</text:p>
          </table:table-cell>
          <table:table-cell office:value-type="float" office:value="116331512" calcext:value-type="float">
            <text:p>116331512</text:p>
          </table:table-cell>
          <table:table-cell office:value-type="float" office:value="1.84192580469" calcext:value-type="float">
            <text:p>1.8419258047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31274681878" calcext:value-type="float">
            <text:p>1.3127468188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65132605304" calcext:value-type="float">
            <text:p>1.651326053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43668221641" calcext:value-type="float">
            <text:p>1.4366822164</text:p>
          </table:table-cell>
        </table:table-row>
        <table:table-row table:style-name="ro1">
          <table:table-cell office:value-type="float" office:value="104538808" calcext:value-type="float">
            <text:p>104538808</text:p>
          </table:table-cell>
          <table:table-cell office:value-type="float" office:value="1.34446505875" calcext:value-type="float">
            <text:p>1.3444650588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58167799268" calcext:value-type="float">
            <text:p>1.5816779927</text:p>
          </table:table-cell>
          <table:table-cell office:value-type="float" office:value="113803144" calcext:value-type="float">
            <text:p>113803144</text:p>
          </table:table-cell>
          <table:table-cell office:value-type="float" office:value="1.29046932209" calcext:value-type="float">
            <text:p>1.2904693221</text:p>
          </table:table-cell>
          <table:table-cell office:value-type="float" office:value="114584680" calcext:value-type="float">
            <text:p>114584680</text:p>
          </table:table-cell>
          <table:table-cell office:value-type="float" office:value="1.58888888889" calcext:value-type="float">
            <text:p>1.5888888889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46556574924" calcext:value-type="float">
            <text:p>1.4655657492</text:p>
          </table:table-cell>
        </table:table-row>
        <table:table-row table:style-name="ro1">
          <table:table-cell office:value-type="float" office:value="119848376" calcext:value-type="float">
            <text:p>119848376</text:p>
          </table:table-cell>
          <table:table-cell office:value-type="float" office:value="1.43590447433" calcext:value-type="float">
            <text:p>1.4359044743</text:p>
          </table:table-cell>
          <table:table-cell office:value-type="float" office:value="103813784" calcext:value-type="float">
            <text:p>103813784</text:p>
          </table:table-cell>
          <table:table-cell office:value-type="float" office:value="1.41394968668" calcext:value-type="float">
            <text:p>1.4139496867</text:p>
          </table:table-cell>
          <table:table-cell office:value-type="float" office:value="104995096" calcext:value-type="float">
            <text:p>104995096</text:p>
          </table:table-cell>
          <table:table-cell office:value-type="float" office:value="1.23528126707" calcext:value-type="float">
            <text:p>1.2352812671</text:p>
          </table:table-cell>
          <table:table-cell office:value-type="float" office:value="103626392" calcext:value-type="float">
            <text:p>103626392</text:p>
          </table:table-cell>
          <table:table-cell office:value-type="float" office:value="1.23828809107" calcext:value-type="float">
            <text:p>1.2382880911</text:p>
          </table:table-cell>
          <table:table-cell office:value-type="float" office:value="109662968" calcext:value-type="float">
            <text:p>109662968</text:p>
          </table:table-cell>
          <table:table-cell office:value-type="float" office:value="1.98537214972" calcext:value-type="float">
            <text:p>1.9853721497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3615272665" calcext:value-type="float">
            <text:p>1.3615272665</text:p>
          </table:table-cell>
          <table:table-cell office:value-type="float" office:value="106743992" calcext:value-type="float">
            <text:p>106743992</text:p>
          </table:table-cell>
          <table:table-cell office:value-type="float" office:value="1.14699724518" calcext:value-type="float">
            <text:p>1.1469972452</text:p>
          </table:table-cell>
          <table:table-cell office:value-type="float" office:value="104890792" calcext:value-type="float">
            <text:p>104890792</text:p>
          </table:table-cell>
          <table:table-cell office:value-type="float" office:value="1.17545659758" calcext:value-type="float">
            <text:p>1.1754565976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34144908068" calcext:value-type="float">
            <text:p>1.3414490807</text:p>
          </table:table-cell>
          <table:table-cell office:value-type="float" office:value="111208408" calcext:value-type="float">
            <text:p>111208408</text:p>
          </table:table-cell>
          <table:table-cell office:value-type="float" office:value="1.72644492222" calcext:value-type="float">
            <text:p>1.7264449222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21514165542" calcext:value-type="float">
            <text:p>1.2151416554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465861474" calcext:value-type="float">
            <text:p>1.465861474</text:p>
          </table:table-cell>
          <table:table-cell office:value-type="float" office:value="118533624" calcext:value-type="float">
            <text:p>118533624</text:p>
          </table:table-cell>
          <table:table-cell office:value-type="float" office:value="0.925134618725" calcext:value-type="float">
            <text:p>0.9251346187</text:p>
          </table:table-cell>
          <table:table-cell office:value-type="float" office:value="105461064" calcext:value-type="float">
            <text:p>105461064</text:p>
          </table:table-cell>
          <table:table-cell office:value-type="float" office:value="1.64556106354" calcext:value-type="float">
            <text:p>1.6455610635</text:p>
          </table:table-cell>
          <table:table-cell office:value-type="float" office:value="104563000" calcext:value-type="float">
            <text:p>104563000</text:p>
          </table:table-cell>
          <table:table-cell office:value-type="float" office:value="1.70880447211" calcext:value-type="float">
            <text:p>1.7088044721</text:p>
          </table:table-cell>
        </table:table-row>
        <table:table-row table:style-name="ro1">
          <table:table-cell office:value-type="float" office:value="107403944" calcext:value-type="float">
            <text:p>107403944</text:p>
          </table:table-cell>
          <table:table-cell office:value-type="float" office:value="1.24526420738" calcext:value-type="float">
            <text:p>1.2452642074</text:p>
          </table:table-cell>
          <table:table-cell office:value-type="float" office:value="109659128" calcext:value-type="float">
            <text:p>109659128</text:p>
          </table:table-cell>
          <table:table-cell office:value-type="float" office:value="1.46195326543" calcext:value-type="float">
            <text:p>1.4619532654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19080860966" calcext:value-type="float">
            <text:p>1.1908086097</text:p>
          </table:table-cell>
          <table:table-cell office:value-type="float" office:value="110236328" calcext:value-type="float">
            <text:p>110236328</text:p>
          </table:table-cell>
          <table:table-cell office:value-type="float" office:value="1.65799145724" calcext:value-type="float">
            <text:p>1.6579914572</text:p>
          </table:table-cell>
          <table:table-cell office:value-type="float" office:value="103747544" calcext:value-type="float">
            <text:p>103747544</text:p>
          </table:table-cell>
          <table:table-cell office:value-type="float" office:value="1.33125887106" calcext:value-type="float">
            <text:p>1.3312588711</text:p>
          </table:table-cell>
        </table:table-row>
        <table:table-row table:style-name="ro1">
          <table:table-cell office:value-type="float" office:value="108104200" calcext:value-type="float">
            <text:p>108104200</text:p>
          </table:table-cell>
          <table:table-cell office:value-type="float" office:value="1.3236937233" calcext:value-type="float">
            <text:p>1.3236937233</text:p>
          </table:table-cell>
          <table:table-cell office:value-type="float" office:value="109659128" calcext:value-type="float">
            <text:p>109659128</text:p>
          </table:table-cell>
          <table:table-cell office:value-type="float" office:value="1.36344206974" calcext:value-type="float">
            <text:p>1.3634420697</text:p>
          </table:table-cell>
          <table:table-cell office:value-type="float" office:value="115517880" calcext:value-type="float">
            <text:p>115517880</text:p>
          </table:table-cell>
          <table:table-cell office:value-type="float" office:value="1.71174304419" calcext:value-type="float">
            <text:p>1.7117430442</text:p>
          </table:table-cell>
          <table:table-cell office:value-type="float" office:value="106588904" calcext:value-type="float">
            <text:p>106588904</text:p>
          </table:table-cell>
          <table:table-cell office:value-type="float" office:value="1.59020745256" calcext:value-type="float">
            <text:p>1.5902074526</text:p>
          </table:table-cell>
          <table:table-cell office:value-type="float" office:value="103371896" calcext:value-type="float">
            <text:p>103371896</text:p>
          </table:table-cell>
          <table:table-cell office:value-type="float" office:value="1.70385475595" calcext:value-type="float">
            <text:p>1.703854756</text:p>
          </table:table-cell>
        </table:table-row>
        <table:table-row table:style-name="ro1">
          <table:table-cell office:value-type="float" office:value="107121080" calcext:value-type="float">
            <text:p>107121080</text:p>
          </table:table-cell>
          <table:table-cell office:value-type="float" office:value="1.29226579521" calcext:value-type="float">
            <text:p>1.2922657952</text:p>
          </table:table-cell>
          <table:table-cell office:value-type="float" office:value="115793240" calcext:value-type="float">
            <text:p>115793240</text:p>
          </table:table-cell>
          <table:table-cell office:value-type="float" office:value="1.34405144695" calcext:value-type="float">
            <text:p>1.344051447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74172116682" calcext:value-type="float">
            <text:p>1.7417211668</text:p>
          </table:table-cell>
          <table:table-cell office:value-type="float" office:value="106479560" calcext:value-type="float">
            <text:p>106479560</text:p>
          </table:table-cell>
          <table:table-cell office:value-type="float" office:value="1.53996969123" calcext:value-type="float">
            <text:p>1.5399696912</text:p>
          </table:table-cell>
          <table:table-cell office:value-type="float" office:value="105211240" calcext:value-type="float">
            <text:p>105211240</text:p>
          </table:table-cell>
          <table:table-cell office:value-type="float" office:value="1.72685806279" calcext:value-type="float">
            <text:p>1.7268580628</text:p>
          </table:table-cell>
        </table:table-row>
        <table:table-row table:style-name="ro1">
          <table:table-cell office:value-type="float" office:value="114967224" calcext:value-type="float">
            <text:p>114967224</text:p>
          </table:table-cell>
          <table:table-cell office:value-type="float" office:value="1.35358063432" calcext:value-type="float">
            <text:p>1.3535806343</text:p>
          </table:table-cell>
          <table:table-cell office:value-type="float" office:value="103599896" calcext:value-type="float">
            <text:p>103599896</text:p>
          </table:table-cell>
          <table:table-cell office:value-type="float" office:value="0.350342759212" calcext:value-type="float">
            <text:p>0.3503427592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69034090909" calcext:value-type="float">
            <text:p>1.6903409091</text:p>
          </table:table-cell>
          <table:table-cell office:value-type="float" office:value="113212376" calcext:value-type="float">
            <text:p>113212376</text:p>
          </table:table-cell>
          <table:table-cell office:value-type="float" office:value="1.43868846632" calcext:value-type="float">
            <text:p>1.4386884663</text:p>
          </table:table-cell>
          <table:table-cell office:value-type="float" office:value="104720968" calcext:value-type="float">
            <text:p>104720968</text:p>
          </table:table-cell>
          <table:table-cell office:value-type="float" office:value="1.55344827586" calcext:value-type="float">
            <text:p>1.5534482759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1835982735" calcext:value-type="float">
            <text:p>1.1835982735</text:p>
          </table:table-cell>
          <table:table-cell office:value-type="float" office:value="117314144" calcext:value-type="float">
            <text:p>117314144</text:p>
          </table:table-cell>
          <table:table-cell office:value-type="float" office:value="0.183434892905" calcext:value-type="float">
            <text:p>0.1834348929</text:p>
          </table:table-cell>
          <table:table-cell office:value-type="float" office:value="103450232" calcext:value-type="float">
            <text:p>103450232</text:p>
          </table:table-cell>
          <table:table-cell office:value-type="float" office:value="1.61946050096" calcext:value-type="float">
            <text:p>1.619460501</text:p>
          </table:table-cell>
          <table:table-cell office:value-type="float" office:value="109662968" calcext:value-type="float">
            <text:p>109662968</text:p>
          </table:table-cell>
          <table:table-cell office:value-type="float" office:value="1.37638971399" calcext:value-type="float">
            <text:p>1.376389714</text:p>
          </table:table-cell>
          <table:table-cell office:value-type="float" office:value="107974024" calcext:value-type="float">
            <text:p>107974024</text:p>
          </table:table-cell>
          <table:table-cell office:value-type="float" office:value="1.71290740087" calcext:value-type="float">
            <text:p>1.7129074009</text:p>
          </table:table-cell>
        </table:table-row>
        <table:table-row table:style-name="ro1">
          <table:table-cell office:value-type="float" office:value="116481272" calcext:value-type="float">
            <text:p>116481272</text:p>
          </table:table-cell>
          <table:table-cell office:value-type="float" office:value="1.4279346211" calcext:value-type="float">
            <text:p>1.4279346211</text:p>
          </table:table-cell>
          <table:table-cell office:value-type="float" office:value="140284512" calcext:value-type="float">
            <text:p>140284512</text:p>
          </table:table-cell>
          <table:table-cell office:value-type="float" office:value="2.67928223921" calcext:value-type="float">
            <text:p>2.6792822392</text:p>
          </table:table-cell>
          <table:table-cell office:value-type="float" office:value="109659128" calcext:value-type="float">
            <text:p>109659128</text:p>
          </table:table-cell>
          <table:table-cell office:value-type="float" office:value="1.92551892552" calcext:value-type="float">
            <text:p>1.9255189255</text:p>
          </table:table-cell>
          <table:table-cell office:value-type="float" office:value="103371944" calcext:value-type="float">
            <text:p>103371944</text:p>
          </table:table-cell>
          <table:table-cell office:value-type="float" office:value="1.57968085106" calcext:value-type="float">
            <text:p>1.5796808511</text:p>
          </table:table-cell>
          <table:table-cell office:value-type="float" office:value="128537392" calcext:value-type="float">
            <text:p>128537392</text:p>
          </table:table-cell>
          <table:table-cell office:value-type="float" office:value="0.0484361132776" calcext:value-type="float">
            <text:p>0.0484361133</text:p>
          </table:table-cell>
        </table:table-row>
        <table:table-row table:style-name="ro1">
          <table:table-cell office:value-type="float" office:value="106555016" calcext:value-type="float">
            <text:p>106555016</text:p>
          </table:table-cell>
          <table:table-cell office:value-type="float" office:value="1.62478406081" calcext:value-type="float">
            <text:p>1.6247840608</text:p>
          </table:table-cell>
          <table:table-cell office:value-type="float" office:value="149945280" calcext:value-type="float">
            <text:p>149945280</text:p>
          </table:table-cell>
          <table:table-cell office:value-type="float" office:value="0.805897802325" calcext:value-type="float">
            <text:p>0.8058978023</text:p>
          </table:table-cell>
          <table:table-cell office:value-type="float" office:value="106419816" calcext:value-type="float">
            <text:p>106419816</text:p>
          </table:table-cell>
          <table:table-cell office:value-type="float" office:value="1.21041692138" calcext:value-type="float">
            <text:p>1.2104169214</text:p>
          </table:table-cell>
          <table:table-cell office:value-type="float" office:value="104541208" calcext:value-type="float">
            <text:p>104541208</text:p>
          </table:table-cell>
          <table:table-cell office:value-type="float" office:value="1.38180404355" calcext:value-type="float">
            <text:p>1.3818040436</text:p>
          </table:table-cell>
          <table:table-cell office:value-type="float" office:value="134089104" calcext:value-type="float">
            <text:p>134089104</text:p>
          </table:table-cell>
          <table:table-cell office:value-type="float" office:value="2.05584686335" calcext:value-type="float">
            <text:p>2.0558468634</text:p>
          </table:table-cell>
        </table:table-row>
        <table:table-row table:style-name="ro1">
          <table:table-cell office:value-type="float" office:value="114319768" calcext:value-type="float">
            <text:p>114319768</text:p>
          </table:table-cell>
          <table:table-cell office:value-type="float" office:value="1.58409163901" calcext:value-type="float">
            <text:p>1.584091639</text:p>
          </table:table-cell>
          <table:table-cell office:value-type="float" office:value="157214656" calcext:value-type="float">
            <text:p>157214656</text:p>
          </table:table-cell>
          <table:table-cell office:value-type="float" office:value="0.983054361758" calcext:value-type="float">
            <text:p>0.9830543618</text:p>
          </table:table-cell>
          <table:table-cell office:value-type="float" office:value="118042152" calcext:value-type="float">
            <text:p>118042152</text:p>
          </table:table-cell>
          <table:table-cell office:value-type="float" office:value="1.55092172862" calcext:value-type="float">
            <text:p>1.5509217286</text:p>
          </table:table-cell>
          <table:table-cell office:value-type="float" office:value="107229176" calcext:value-type="float">
            <text:p>107229176</text:p>
          </table:table-cell>
          <table:table-cell office:value-type="float" office:value="1.49505364358" calcext:value-type="float">
            <text:p>1.4950536436</text:p>
          </table:table-cell>
          <table:table-cell office:value-type="float" office:value="147230656" calcext:value-type="float">
            <text:p>147230656</text:p>
          </table:table-cell>
          <table:table-cell office:value-type="float" office:value="0.947350516813" calcext:value-type="float">
            <text:p>0.9473505168</text:p>
          </table:table-cell>
        </table:table-row>
        <table:table-row table:style-name="ro1">
          <table:table-cell office:value-type="float" office:value="115954568" calcext:value-type="float">
            <text:p>115954568</text:p>
          </table:table-cell>
          <table:table-cell office:value-type="float" office:value="1.39006514658" calcext:value-type="float">
            <text:p>1.3900651466</text:p>
          </table:table-cell>
          <table:table-cell office:value-type="float" office:value="161111088" calcext:value-type="float">
            <text:p>161111088</text:p>
          </table:table-cell>
          <table:table-cell office:value-type="float" office:value="3.02722110105" calcext:value-type="float">
            <text:p>3.0272211011</text:p>
          </table:table-cell>
          <table:table-cell office:value-type="float" office:value="104143448" calcext:value-type="float">
            <text:p>104143448</text:p>
          </table:table-cell>
          <table:table-cell office:value-type="float" office:value="1.5377738042" calcext:value-type="float">
            <text:p>1.5377738042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55425484016" calcext:value-type="float">
            <text:p>1.5542548402</text:p>
          </table:table-cell>
          <table:table-cell office:value-type="float" office:value="146075680" calcext:value-type="float">
            <text:p>146075680</text:p>
          </table:table-cell>
          <table:table-cell office:value-type="float" office:value="2.78388832829" calcext:value-type="float">
            <text:p>2.7838883283</text:p>
          </table:table-cell>
        </table:table-row>
        <table:table-row table:style-name="ro1">
          <table:table-cell office:value-type="float" office:value="107175800" calcext:value-type="float">
            <text:p>107175800</text:p>
          </table:table-cell>
          <table:table-cell office:value-type="float" office:value="1.44745808914" calcext:value-type="float">
            <text:p>1.4474580891</text:p>
          </table:table-cell>
          <table:table-cell office:value-type="float" office:value="167530512" calcext:value-type="float">
            <text:p>167530512</text:p>
          </table:table-cell>
          <table:table-cell office:value-type="float" office:value="16.3868613139" calcext:value-type="float">
            <text:p>16.3868613139</text:p>
          </table:table-cell>
          <table:table-cell office:value-type="float" office:value="111942456" calcext:value-type="float">
            <text:p>111942456</text:p>
          </table:table-cell>
          <table:table-cell office:value-type="float" office:value="1.7627178521" calcext:value-type="float">
            <text:p>1.7627178521</text:p>
          </table:table-cell>
          <table:table-cell office:value-type="float" office:value="107299112" calcext:value-type="float">
            <text:p>107299112</text:p>
          </table:table-cell>
          <table:table-cell office:value-type="float" office:value="1.43941233609" calcext:value-type="float">
            <text:p>1.4394123361</text:p>
          </table:table-cell>
          <table:table-cell office:value-type="float" office:value="136918872" calcext:value-type="float">
            <text:p>136918872</text:p>
          </table:table-cell>
          <table:table-cell office:value-type="float" office:value="4.54464285714" calcext:value-type="float">
            <text:p>4.5446428571</text:p>
          </table:table-cell>
        </table:table-row>
        <table:table-row table:style-name="ro1">
          <table:table-cell office:value-type="float" office:value="104473048" calcext:value-type="float">
            <text:p>104473048</text:p>
          </table:table-cell>
          <table:table-cell office:value-type="float" office:value="1.41496683769" calcext:value-type="float">
            <text:p>1.4149668377</text:p>
          </table:table-cell>
          <table:table-cell office:value-type="float" office:value="136469768" calcext:value-type="float">
            <text:p>136469768</text:p>
          </table:table-cell>
          <table:table-cell office:value-type="float" office:value="0.40757527445" calcext:value-type="float">
            <text:p>0.4075752745</text:p>
          </table:table-cell>
          <table:table-cell office:value-type="float" office:value="107295272" calcext:value-type="float">
            <text:p>107295272</text:p>
          </table:table-cell>
          <table:table-cell office:value-type="float" office:value="1.60846613546" calcext:value-type="float">
            <text:p>1.6084661355</text:p>
          </table:table-cell>
          <table:table-cell office:value-type="float" office:value="107279768" calcext:value-type="float">
            <text:p>107279768</text:p>
          </table:table-cell>
          <table:table-cell office:value-type="float" office:value="1.57232704403" calcext:value-type="float">
            <text:p>1.572327044</text:p>
          </table:table-cell>
          <table:table-cell office:value-type="float" office:value="146090248" calcext:value-type="float">
            <text:p>146090248</text:p>
          </table:table-cell>
          <table:table-cell office:value-type="float" office:value="0.109879171621" calcext:value-type="float">
            <text:p>0.1098791716</text:p>
          </table:table-cell>
        </table:table-row>
        <table:table-row table:style-name="ro1">
          <table:table-cell office:value-type="float" office:value="104542456" calcext:value-type="float">
            <text:p>104542456</text:p>
          </table:table-cell>
          <table:table-cell office:value-type="float" office:value="1.45952292671" calcext:value-type="float">
            <text:p>1.4595229267</text:p>
          </table:table-cell>
          <table:table-cell office:value-type="float" office:value="152483496" calcext:value-type="float">
            <text:p>152483496</text:p>
          </table:table-cell>
          <table:table-cell office:value-type="float" office:value="0.108315848935" calcext:value-type="float">
            <text:p>0.1083158489</text:p>
          </table:table-cell>
          <table:table-cell office:value-type="float" office:value="105221320" calcext:value-type="float">
            <text:p>105221320</text:p>
          </table:table-cell>
          <table:table-cell office:value-type="float" office:value="1.51913898899" calcext:value-type="float">
            <text:p>1.519138989</text:p>
          </table:table-cell>
          <table:table-cell office:value-type="float" office:value="104486152" calcext:value-type="float">
            <text:p>104486152</text:p>
          </table:table-cell>
          <table:table-cell office:value-type="float" office:value="1.34612002638" calcext:value-type="float">
            <text:p>1.3461200264</text:p>
          </table:table-cell>
          <table:table-cell office:value-type="float" office:value="156860872" calcext:value-type="float">
            <text:p>156860872</text:p>
          </table:table-cell>
          <table:table-cell office:value-type="float" office:value="0.0967388105621" calcext:value-type="float">
            <text:p>0.0967388106</text:p>
          </table:table-cell>
        </table:table-row>
        <table:table-row table:style-name="ro1">
          <table:table-cell office:value-type="float" office:value="107299112" calcext:value-type="float">
            <text:p>107299112</text:p>
          </table:table-cell>
          <table:table-cell office:value-type="float" office:value="1.17384937238" calcext:value-type="float">
            <text:p>1.1738493724</text:p>
          </table:table-cell>
          <table:table-cell office:value-type="float" office:value="163624472" calcext:value-type="float">
            <text:p>163624472</text:p>
          </table:table-cell>
          <table:table-cell office:value-type="float" office:value="0.713574345185" calcext:value-type="float">
            <text:p>0.7135743452</text:p>
          </table:table-cell>
          <table:table-cell office:value-type="float" office:value="103819544" calcext:value-type="float">
            <text:p>103819544</text:p>
          </table:table-cell>
          <table:table-cell office:value-type="float" office:value="1.36168240054" calcext:value-type="float">
            <text:p>1.3616824005</text:p>
          </table:table-cell>
          <table:table-cell office:value-type="float" office:value="105137752" calcext:value-type="float">
            <text:p>105137752</text:p>
          </table:table-cell>
          <table:table-cell office:value-type="float" office:value="1.20493020493" calcext:value-type="float">
            <text:p>1.2049302049</text:p>
          </table:table-cell>
          <table:table-cell office:value-type="float" office:value="175983560" calcext:value-type="float">
            <text:p>175983560</text:p>
          </table:table-cell>
          <table:table-cell office:value-type="float" office:value="1.52290568248" calcext:value-type="float">
            <text:p>1.5229056825</text:p>
          </table:table-cell>
        </table:table-row>
        <table:table-row table:style-name="ro1">
          <table:table-cell office:value-type="float" office:value="118650048" calcext:value-type="float">
            <text:p>118650048</text:p>
          </table:table-cell>
          <table:table-cell office:value-type="float" office:value="0.118825733324" calcext:value-type="float">
            <text:p>0.1188257333</text:p>
          </table:table-cell>
          <table:table-cell office:value-type="float" office:value="176295704" calcext:value-type="float">
            <text:p>176295704</text:p>
          </table:table-cell>
          <table:table-cell office:value-type="float" office:value="1.41706319952" calcext:value-type="float">
            <text:p>1.4170631995</text:p>
          </table:table-cell>
          <table:table-cell office:value-type="float" office:value="104080808" calcext:value-type="float">
            <text:p>104080808</text:p>
          </table:table-cell>
          <table:table-cell office:value-type="float" office:value="1.30621940685" calcext:value-type="float">
            <text:p>1.3062194069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47422037422" calcext:value-type="float">
            <text:p>1.4742203742</text:p>
          </table:table-cell>
          <table:table-cell office:value-type="float" office:value="188004792" calcext:value-type="float">
            <text:p>188004792</text:p>
          </table:table-cell>
          <table:table-cell office:value-type="float" office:value="1.01298037115" calcext:value-type="float">
            <text:p>1.0129803712</text:p>
          </table:table-cell>
        </table:table-row>
        <table:table-row table:style-name="ro1">
          <table:table-cell office:value-type="float" office:value="131152928" calcext:value-type="float">
            <text:p>131152928</text:p>
          </table:table-cell>
          <table:table-cell office:value-type="float" office:value="2.43957098504" calcext:value-type="float">
            <text:p>2.439570985</text:p>
          </table:table-cell>
          <table:table-cell office:value-type="float" office:value="190309720" calcext:value-type="float">
            <text:p>190309720</text:p>
          </table:table-cell>
          <table:table-cell office:value-type="float" office:value="1.25258174286" calcext:value-type="float">
            <text:p>1.2525817429</text:p>
          </table:table-cell>
          <table:table-cell office:value-type="float" office:value="109632824" calcext:value-type="float">
            <text:p>109632824</text:p>
          </table:table-cell>
          <table:table-cell office:value-type="float" office:value="1.4126465786" calcext:value-type="float">
            <text:p>1.4126465786</text:p>
          </table:table-cell>
          <table:table-cell office:value-type="float" office:value="103578536" calcext:value-type="float">
            <text:p>103578536</text:p>
          </table:table-cell>
          <table:table-cell office:value-type="float" office:value="1.65700199554" calcext:value-type="float">
            <text:p>1.6570019955</text:p>
          </table:table-cell>
          <table:table-cell office:value-type="float" office:value="188520152" calcext:value-type="float">
            <text:p>188520152</text:p>
          </table:table-cell>
          <table:table-cell office:value-type="float" office:value="3.65873256519" calcext:value-type="float">
            <text:p>3.6587325652</text:p>
          </table:table-cell>
        </table:table-row>
        <table:table-row table:style-name="ro1">
          <table:table-cell office:value-type="float" office:value="136842880" calcext:value-type="float">
            <text:p>136842880</text:p>
          </table:table-cell>
          <table:table-cell office:value-type="float" office:value="1.2710291673" calcext:value-type="float">
            <text:p>1.2710291673</text:p>
          </table:table-cell>
          <table:table-cell office:value-type="float" office:value="197644712" calcext:value-type="float">
            <text:p>197644712</text:p>
          </table:table-cell>
          <table:table-cell office:value-type="float" office:value="0.718353296988" calcext:value-type="float">
            <text:p>0.718353297</text:p>
          </table:table-cell>
          <table:table-cell office:value-type="float" office:value="115610952" calcext:value-type="float">
            <text:p>115610952</text:p>
          </table:table-cell>
          <table:table-cell office:value-type="float" office:value="1.26607629428" calcext:value-type="float">
            <text:p>1.2660762943</text:p>
          </table:table-cell>
          <table:table-cell office:value-type="float" office:value="109662968" calcext:value-type="float">
            <text:p>109662968</text:p>
          </table:table-cell>
          <table:table-cell office:value-type="float" office:value="1.37668442495" calcext:value-type="float">
            <text:p>1.376684425</text:p>
          </table:table-cell>
          <table:table-cell office:value-type="float" office:value="202884520" calcext:value-type="float">
            <text:p>202884520</text:p>
          </table:table-cell>
          <table:table-cell office:value-type="float" office:value="57.3716814159" calcext:value-type="float">
            <text:p>57.3716814159</text:p>
          </table:table-cell>
        </table:table-row>
        <table:table-row table:style-name="ro1">
          <table:table-cell office:value-type="float" office:value="145328816" calcext:value-type="float">
            <text:p>145328816</text:p>
          </table:table-cell>
          <table:table-cell office:value-type="float" office:value="3.24671532847" calcext:value-type="float">
            <text:p>3.2467153285</text:p>
          </table:table-cell>
          <table:table-cell office:value-type="float" office:value="187991336" calcext:value-type="float">
            <text:p>187991336</text:p>
          </table:table-cell>
          <table:table-cell office:value-type="float" office:value="2.79053621997" calcext:value-type="float">
            <text:p>2.79053622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37877944723" calcext:value-type="float">
            <text:p>1.3787794472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2719669035" calcext:value-type="float">
            <text:p>1.2719669035</text:p>
          </table:table-cell>
          <table:table-cell office:value-type="float" office:value="145788296" calcext:value-type="float">
            <text:p>145788296</text:p>
          </table:table-cell>
          <table:table-cell office:value-type="float" office:value="0.68491470621" calcext:value-type="float">
            <text:p>0.6849147062</text:p>
          </table:table-cell>
        </table:table-row>
        <table:table-row table:style-name="ro1">
          <table:table-cell office:value-type="float" office:value="156986896" calcext:value-type="float">
            <text:p>156986896</text:p>
          </table:table-cell>
          <table:table-cell office:value-type="float" office:value="4.1724137931" calcext:value-type="float">
            <text:p>4.1724137931</text:p>
          </table:table-cell>
          <table:table-cell office:value-type="float" office:value="122217320" calcext:value-type="float">
            <text:p>122217320</text:p>
          </table:table-cell>
          <table:table-cell office:value-type="float" office:value="56.385620915" calcext:value-type="float">
            <text:p>56.385620915</text:p>
          </table:table-cell>
          <table:table-cell office:value-type="float" office:value="103394936" calcext:value-type="float">
            <text:p>103394936</text:p>
          </table:table-cell>
          <table:table-cell office:value-type="float" office:value="1.51633671334" calcext:value-type="float">
            <text:p>1.5163367133</text:p>
          </table:table-cell>
          <table:table-cell office:value-type="float" office:value="106080984" calcext:value-type="float">
            <text:p>106080984</text:p>
          </table:table-cell>
          <table:table-cell office:value-type="float" office:value="1.47520107239" calcext:value-type="float">
            <text:p>1.4752010724</text:p>
          </table:table-cell>
          <table:table-cell office:value-type="float" office:value="147905656" calcext:value-type="float">
            <text:p>147905656</text:p>
          </table:table-cell>
          <table:table-cell office:value-type="float" office:value="0.715817889975" calcext:value-type="float">
            <text:p>0.71581789</text:p>
          </table:table-cell>
        </table:table-row>
        <table:table-row table:style-name="ro1">
          <table:table-cell office:value-type="float" office:value="139071672" calcext:value-type="float">
            <text:p>139071672</text:p>
          </table:table-cell>
          <table:table-cell office:value-type="float" office:value="0.732645403377" calcext:value-type="float">
            <text:p>0.7326454034</text:p>
          </table:table-cell>
          <table:table-cell office:value-type="float" office:value="139918568" calcext:value-type="float">
            <text:p>139918568</text:p>
          </table:table-cell>
          <table:table-cell office:value-type="float" office:value="0.340534457471" calcext:value-type="float">
            <text:p>0.3405344575</text:p>
          </table:table-cell>
          <table:table-cell office:value-type="float" office:value="104542696" calcext:value-type="float">
            <text:p>104542696</text:p>
          </table:table-cell>
          <table:table-cell office:value-type="float" office:value="1.64698742" calcext:value-type="float">
            <text:p>1.64698742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49172304592" calcext:value-type="float">
            <text:p>1.4917230459</text:p>
          </table:table-cell>
          <table:table-cell office:value-type="float" office:value="180442408" calcext:value-type="float">
            <text:p>180442408</text:p>
          </table:table-cell>
          <table:table-cell office:value-type="float" office:value="0.0933371625503" calcext:value-type="float">
            <text:p>0.0933371626</text:p>
          </table:table-cell>
        </table:table-row>
        <table:table-row table:style-name="ro1">
          <table:table-cell office:value-type="float" office:value="153518328" calcext:value-type="float">
            <text:p>153518328</text:p>
          </table:table-cell>
          <table:table-cell office:value-type="float" office:value="0.10372254522" calcext:value-type="float">
            <text:p>0.1037225452</text:p>
          </table:table-cell>
          <table:table-cell office:value-type="float" office:value="147141896" calcext:value-type="float">
            <text:p>147141896</text:p>
          </table:table-cell>
          <table:table-cell office:value-type="float" office:value="1.11562487241" calcext:value-type="float">
            <text:p>1.1156248724</text:p>
          </table:table-cell>
          <table:table-cell office:value-type="float" office:value="104387432" calcext:value-type="float">
            <text:p>104387432</text:p>
          </table:table-cell>
          <table:table-cell office:value-type="float" office:value="2.05218680504" calcext:value-type="float">
            <text:p>2.052186805</text:p>
          </table:table-cell>
          <table:table-cell office:value-type="float" office:value="115376808" calcext:value-type="float">
            <text:p>115376808</text:p>
          </table:table-cell>
          <table:table-cell office:value-type="float" office:value="1.64121560327" calcext:value-type="float">
            <text:p>1.6412156033</text:p>
          </table:table-cell>
          <table:table-cell office:value-type="float" office:value="178663912" calcext:value-type="float">
            <text:p>178663912</text:p>
          </table:table-cell>
          <table:table-cell office:value-type="float" office:value="1.40976688103" calcext:value-type="float">
            <text:p>1.409766881</text:p>
          </table:table-cell>
        </table:table-row>
        <table:table-row table:style-name="ro1">
          <table:table-cell office:value-type="float" office:value="172399992" calcext:value-type="float">
            <text:p>172399992</text:p>
          </table:table-cell>
          <table:table-cell office:value-type="float" office:value="0.0886203684537" calcext:value-type="float">
            <text:p>0.0886203685</text:p>
          </table:table-cell>
          <table:table-cell office:value-type="float" office:value="163624520" calcext:value-type="float">
            <text:p>163624520</text:p>
          </table:table-cell>
          <table:table-cell office:value-type="float" office:value="0.687031082529" calcext:value-type="float">
            <text:p>0.6870310825</text:p>
          </table:table-cell>
          <table:table-cell office:value-type="float" office:value="115133592" calcext:value-type="float">
            <text:p>115133592</text:p>
          </table:table-cell>
          <table:table-cell office:value-type="float" office:value="1.6831017481" calcext:value-type="float">
            <text:p>1.6831017481</text:p>
          </table:table-cell>
          <table:table-cell office:value-type="float" office:value="109662968" calcext:value-type="float">
            <text:p>109662968</text:p>
          </table:table-cell>
          <table:table-cell office:value-type="float" office:value="2.06804678797" calcext:value-type="float">
            <text:p>2.068046788</text:p>
          </table:table-cell>
          <table:table-cell office:value-type="float" office:value="189175960" calcext:value-type="float">
            <text:p>189175960</text:p>
          </table:table-cell>
          <table:table-cell office:value-type="float" office:value="0.912735958443" calcext:value-type="float">
            <text:p>0.9127359584</text:p>
          </table:table-cell>
        </table:table-row>
        <table:table-row table:style-name="ro1">
          <table:table-cell office:value-type="float" office:value="170251928" calcext:value-type="float">
            <text:p>170251928</text:p>
          </table:table-cell>
          <table:table-cell office:value-type="float" office:value="1.59874816886" calcext:value-type="float">
            <text:p>1.5987481689</text:p>
          </table:table-cell>
          <table:table-cell office:value-type="float" office:value="173488040" calcext:value-type="float">
            <text:p>173488040</text:p>
          </table:table-cell>
          <table:table-cell office:value-type="float" office:value="1.75192286256" calcext:value-type="float">
            <text:p>1.7519228626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24905761982" calcext:value-type="float">
            <text:p>1.2490576198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52777463514" calcext:value-type="float">
            <text:p>1.5277746351</text:p>
          </table:table-cell>
          <table:table-cell office:value-type="float" office:value="181754792" calcext:value-type="float">
            <text:p>181754792</text:p>
          </table:table-cell>
          <table:table-cell office:value-type="float" office:value="3.28648521821" calcext:value-type="float">
            <text:p>3.2864852182</text:p>
          </table:table-cell>
        </table:table-row>
        <table:table-row table:style-name="ro1">
          <table:table-cell office:value-type="float" office:value="181024280" calcext:value-type="float">
            <text:p>181024280</text:p>
          </table:table-cell>
          <table:table-cell office:value-type="float" office:value="0.797723724217" calcext:value-type="float">
            <text:p>0.7977237242</text:p>
          </table:table-cell>
          <table:table-cell office:value-type="float" office:value="180722680" calcext:value-type="float">
            <text:p>180722680</text:p>
          </table:table-cell>
          <table:table-cell office:value-type="float" office:value="1.08162490509" calcext:value-type="float">
            <text:p>1.0816249051</text:p>
          </table:table-cell>
          <table:table-cell office:value-type="float" office:value="106617704" calcext:value-type="float">
            <text:p>106617704</text:p>
          </table:table-cell>
          <table:table-cell office:value-type="float" office:value="1.03610333022" calcext:value-type="float">
            <text:p>1.0361033302</text:p>
          </table:table-cell>
          <table:table-cell office:value-type="float" office:value="116007176" calcext:value-type="float">
            <text:p>116007176</text:p>
          </table:table-cell>
          <table:table-cell office:value-type="float" office:value="2.08790333289" calcext:value-type="float">
            <text:p>2.0879033329</text:p>
          </table:table-cell>
          <table:table-cell office:value-type="float" office:value="131239000" calcext:value-type="float">
            <text:p>131239000</text:p>
          </table:table-cell>
          <table:table-cell office:value-type="float" office:value="75.3333333333" calcext:value-type="float">
            <text:p>75.3333333333</text:p>
          </table:table-cell>
        </table:table-row>
        <table:table-row table:style-name="ro1">
          <table:table-cell office:value-type="float" office:value="196520040" calcext:value-type="float">
            <text:p>196520040</text:p>
          </table:table-cell>
          <table:table-cell office:value-type="float" office:value="1.28024799451" calcext:value-type="float">
            <text:p>1.2802479945</text:p>
          </table:table-cell>
          <table:table-cell office:value-type="float" office:value="187979816" calcext:value-type="float">
            <text:p>187979816</text:p>
          </table:table-cell>
          <table:table-cell office:value-type="float" office:value="1.08162490509" calcext:value-type="float">
            <text:p>1.0816249051</text:p>
          </table:table-cell>
          <table:table-cell office:value-type="float" office:value="107575864" calcext:value-type="float">
            <text:p>107575864</text:p>
          </table:table-cell>
          <table:table-cell office:value-type="float" office:value="1.3405730734" calcext:value-type="float">
            <text:p>1.3405730734</text:p>
          </table:table-cell>
          <table:table-cell office:value-type="float" office:value="115954568" calcext:value-type="float">
            <text:p>115954568</text:p>
          </table:table-cell>
          <table:table-cell office:value-type="float" office:value="1.53655528145" calcext:value-type="float">
            <text:p>1.5365552815</text:p>
          </table:table-cell>
          <table:table-cell office:value-type="float" office:value="148353480" calcext:value-type="float">
            <text:p>148353480</text:p>
          </table:table-cell>
          <table:table-cell office:value-type="float" office:value="0.0960837120575" calcext:value-type="float">
            <text:p>0.0960837121</text:p>
          </table:table-cell>
        </table:table-row>
        <table:table-row table:style-name="ro1">
          <table:table-cell office:value-type="float" office:value="183136024" calcext:value-type="float">
            <text:p>183136024</text:p>
          </table:table-cell>
          <table:table-cell office:value-type="float" office:value="4.26207785512" calcext:value-type="float">
            <text:p>4.2620778551</text:p>
          </table:table-cell>
          <table:table-cell office:value-type="float" office:value="189893304" calcext:value-type="float">
            <text:p>189893304</text:p>
          </table:table-cell>
          <table:table-cell office:value-type="float" office:value="3.57280851284" calcext:value-type="float">
            <text:p>3.5728085128</text:p>
          </table:table-cell>
          <table:table-cell office:value-type="float" office:value="115999304" calcext:value-type="float">
            <text:p>115999304</text:p>
          </table:table-cell>
          <table:table-cell office:value-type="float" office:value="1.54508791741" calcext:value-type="float">
            <text:p>1.5450879174</text:p>
          </table:table-cell>
          <table:table-cell office:value-type="float" office:value="106864136" calcext:value-type="float">
            <text:p>106864136</text:p>
          </table:table-cell>
          <table:table-cell office:value-type="float" office:value="1.58455796594" calcext:value-type="float">
            <text:p>1.5845579659</text:p>
          </table:table-cell>
          <table:table-cell office:value-type="float" office:value="158139320" calcext:value-type="float">
            <text:p>158139320</text:p>
          </table:table-cell>
          <table:table-cell office:value-type="float" office:value="0.0736854217006" calcext:value-type="float">
            <text:p>0.0736854217</text:p>
          </table:table-cell>
        </table:table-row>
        <table:table-row table:style-name="ro1">
          <table:table-cell office:value-type="float" office:value="205047320" calcext:value-type="float">
            <text:p>205047320</text:p>
          </table:table-cell>
          <table:table-cell office:value-type="float" office:value="74.1300813008" calcext:value-type="float">
            <text:p>74.1300813008</text:p>
          </table:table-cell>
          <table:table-cell office:value-type="float" office:value="197700648" calcext:value-type="float">
            <text:p>197700648</text:p>
          </table:table-cell>
          <table:table-cell office:value-type="float" office:value="1.09928742963" calcext:value-type="float">
            <text:p>1.0992874296</text:p>
          </table:table-cell>
          <table:table-cell office:value-type="float" office:value="107859448" calcext:value-type="float">
            <text:p>107859448</text:p>
          </table:table-cell>
          <table:table-cell office:value-type="float" office:value="1.72080316897" calcext:value-type="float">
            <text:p>1.720803169</text:p>
          </table:table-cell>
          <table:table-cell office:value-type="float" office:value="120148704" calcext:value-type="float">
            <text:p>120148704</text:p>
          </table:table-cell>
          <table:table-cell office:value-type="float" office:value="0.0474671078547" calcext:value-type="float">
            <text:p>0.0474671079</text:p>
          </table:table-cell>
          <table:table-cell office:value-type="float" office:value="175065576" calcext:value-type="float">
            <text:p>175065576</text:p>
          </table:table-cell>
          <table:table-cell office:value-type="float" office:value="2.17713128337" calcext:value-type="float">
            <text:p>2.1771312834</text:p>
          </table:table-cell>
        </table:table-row>
        <table:table-row table:style-name="ro1">
          <table:table-cell office:value-type="float" office:value="136215096" calcext:value-type="float">
            <text:p>136215096</text:p>
          </table:table-cell>
          <table:table-cell office:value-type="float" office:value="0.787470817121" calcext:value-type="float">
            <text:p>0.7874708171</text:p>
          </table:table-cell>
          <table:table-cell office:value-type="float" office:value="138618456" calcext:value-type="float">
            <text:p>138618456</text:p>
          </table:table-cell>
          <table:table-cell office:value-type="float" office:value="98.9154929577" calcext:value-type="float">
            <text:p>98.9154929577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33769356545" calcext:value-type="float">
            <text:p>1.3376935655</text:p>
          </table:table-cell>
          <table:table-cell office:value-type="float" office:value="138318016" calcext:value-type="float">
            <text:p>138318016</text:p>
          </table:table-cell>
          <table:table-cell office:value-type="float" office:value="0.0850816753116" calcext:value-type="float">
            <text:p>0.0850816753</text:p>
          </table:table-cell>
          <table:table-cell office:value-type="float" office:value="174808360" calcext:value-type="float">
            <text:p>174808360</text:p>
          </table:table-cell>
          <table:table-cell office:value-type="float" office:value="1.29723430261" calcext:value-type="float">
            <text:p>1.2972343026</text:p>
          </table:table-cell>
        </table:table-row>
        <table:table-row table:style-name="ro1">
          <table:table-cell office:value-type="float" office:value="148132552" calcext:value-type="float">
            <text:p>148132552</text:p>
          </table:table-cell>
          <table:table-cell office:value-type="float" office:value="0.120767221893" calcext:value-type="float">
            <text:p>0.1207672219</text:p>
          </table:table-cell>
          <table:table-cell office:value-type="float" office:value="143043544" calcext:value-type="float">
            <text:p>143043544</text:p>
          </table:table-cell>
          <table:table-cell office:value-type="float" office:value="0.118953913509" calcext:value-type="float">
            <text:p>0.1189539135</text:p>
          </table:table-cell>
          <table:table-cell office:value-type="float" office:value="105796488" calcext:value-type="float">
            <text:p>105796488</text:p>
          </table:table-cell>
          <table:table-cell office:value-type="float" office:value="1.75751044052" calcext:value-type="float">
            <text:p>1.7575104405</text:p>
          </table:table-cell>
          <table:table-cell office:value-type="float" office:value="144734688" calcext:value-type="float">
            <text:p>144734688</text:p>
          </table:table-cell>
          <table:table-cell office:value-type="float" office:value="3.46943653956" calcext:value-type="float">
            <text:p>3.4694365396</text:p>
          </table:table-cell>
          <table:table-cell office:value-type="float" office:value="188899528" calcext:value-type="float">
            <text:p>188899528</text:p>
          </table:table-cell>
          <table:table-cell office:value-type="float" office:value="2.98610048457" calcext:value-type="float">
            <text:p>2.9861004846</text:p>
          </table:table-cell>
        </table:table-row>
        <table:table-row table:style-name="ro1">
          <table:table-cell office:value-type="float" office:value="165923880" calcext:value-type="float">
            <text:p>165923880</text:p>
          </table:table-cell>
          <table:table-cell office:value-type="float" office:value="0.113980064323" calcext:value-type="float">
            <text:p>0.1139800643</text:p>
          </table:table-cell>
          <table:table-cell office:value-type="float" office:value="160528808" calcext:value-type="float">
            <text:p>160528808</text:p>
          </table:table-cell>
          <table:table-cell office:value-type="float" office:value="0.710763466991" calcext:value-type="float">
            <text:p>0.710763467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49925341297" calcext:value-type="float">
            <text:p>1.499253413</text:p>
          </table:table-cell>
          <table:table-cell office:value-type="float" office:value="153656720" calcext:value-type="float">
            <text:p>153656720</text:p>
          </table:table-cell>
          <table:table-cell office:value-type="float" office:value="0.98231287397" calcext:value-type="float">
            <text:p>0.982312874</text:p>
          </table:table-cell>
          <table:table-cell office:value-type="float" office:value="201966536" calcext:value-type="float">
            <text:p>201966536</text:p>
          </table:table-cell>
          <table:table-cell office:value-type="float" office:value="79.6893203883" calcext:value-type="float">
            <text:p>79.6893203883</text:p>
          </table:table-cell>
        </table:table-row>
        <table:table-row table:style-name="ro1">
          <table:table-cell office:value-type="float" office:value="175524312" calcext:value-type="float">
            <text:p>175524312</text:p>
          </table:table-cell>
          <table:table-cell office:value-type="float" office:value="1.63860584706" calcext:value-type="float">
            <text:p>1.6386058471</text:p>
          </table:table-cell>
          <table:table-cell office:value-type="float" office:value="168544392" calcext:value-type="float">
            <text:p>168544392</text:p>
          </table:table-cell>
          <table:table-cell office:value-type="float" office:value="0.371550635462" calcext:value-type="float">
            <text:p>0.3715506355</text:p>
          </table:table-cell>
          <table:table-cell office:value-type="float" office:value="115950728" calcext:value-type="float">
            <text:p>115950728</text:p>
          </table:table-cell>
          <table:table-cell office:value-type="float" office:value="1.31544691929" calcext:value-type="float">
            <text:p>1.3154469193</text:p>
          </table:table-cell>
          <table:table-cell office:value-type="float" office:value="160795008" calcext:value-type="float">
            <text:p>160795008</text:p>
          </table:table-cell>
          <table:table-cell office:value-type="float" office:value="0.934427445526" calcext:value-type="float">
            <text:p>0.9344274455</text:p>
          </table:table-cell>
          <table:table-cell office:value-type="float" office:value="132052456" calcext:value-type="float">
            <text:p>132052456</text:p>
          </table:table-cell>
          <table:table-cell office:value-type="float" office:value="0.947900053163" calcext:value-type="float">
            <text:p>0.9479000532</text:p>
          </table:table-cell>
        </table:table-row>
        <table:table-row table:style-name="ro1">
          <table:table-cell office:value-type="float" office:value="188135688" calcext:value-type="float">
            <text:p>188135688</text:p>
          </table:table-cell>
          <table:table-cell office:value-type="float" office:value="1.62429154387" calcext:value-type="float">
            <text:p>1.6242915439</text:p>
          </table:table-cell>
          <table:table-cell office:value-type="float" office:value="183541960" calcext:value-type="float">
            <text:p>183541960</text:p>
          </table:table-cell>
          <table:table-cell office:value-type="float" office:value="1.14716326475" calcext:value-type="float">
            <text:p>1.1471632648</text:p>
          </table:table-cell>
          <table:table-cell office:value-type="float" office:value="110441048" calcext:value-type="float">
            <text:p>110441048</text:p>
          </table:table-cell>
          <table:table-cell office:value-type="float" office:value="1.13423924233" calcext:value-type="float">
            <text:p>1.1342392423</text:p>
          </table:table-cell>
          <table:table-cell office:value-type="float" office:value="163155184" calcext:value-type="float">
            <text:p>163155184</text:p>
          </table:table-cell>
          <table:table-cell office:value-type="float" office:value="100" calcext:value-type="float">
            <text:p>100</text:p>
          </table:table-cell>
          <table:table-cell office:value-type="float" office:value="153158072" calcext:value-type="float">
            <text:p>153158072</text:p>
          </table:table-cell>
          <table:table-cell office:value-type="float" office:value="0.802357476462" calcext:value-type="float">
            <text:p>0.8023574765</text:p>
          </table:table-cell>
        </table:table-row>
        <table:table-row table:style-name="ro1">
          <table:table-cell office:value-type="float" office:value="190618152" calcext:value-type="float">
            <text:p>190618152</text:p>
          </table:table-cell>
          <table:table-cell office:value-type="float" office:value="2.81513964048" calcext:value-type="float">
            <text:p>2.8151396405</text:p>
          </table:table-cell>
          <table:table-cell office:value-type="float" office:value="192253912" calcext:value-type="float">
            <text:p>192253912</text:p>
          </table:table-cell>
          <table:table-cell office:value-type="float" office:value="0.801860028182" calcext:value-type="float">
            <text:p>0.8018600282</text:p>
          </table:table-cell>
          <table:table-cell office:value-type="float" office:value="124376384" calcext:value-type="float">
            <text:p>124376384</text:p>
          </table:table-cell>
          <table:table-cell office:value-type="float" office:value="5.1771808029" calcext:value-type="float">
            <text:p>5.1771808029</text:p>
          </table:table-cell>
          <table:table-cell office:value-type="float" office:value="135639496" calcext:value-type="float">
            <text:p>135639496</text:p>
          </table:table-cell>
          <table:table-cell office:value-type="float" office:value="0.115821256039" calcext:value-type="float">
            <text:p>0.115821256</text:p>
          </table:table-cell>
          <table:table-cell office:value-type="float" office:value="176048888" calcext:value-type="float">
            <text:p>176048888</text:p>
          </table:table-cell>
          <table:table-cell office:value-type="float" office:value="1.4616302978" calcext:value-type="float">
            <text:p>1.4616302978</text:p>
          </table:table-cell>
        </table:table-row>
        <table:table-row table:style-name="ro1">
          <table:table-cell office:value-type="float" office:value="203343256" calcext:value-type="float">
            <text:p>203343256</text:p>
          </table:table-cell>
          <table:table-cell office:value-type="float" office:value="100" calcext:value-type="float">
            <text:p>100</text:p>
          </table:table-cell>
          <table:table-cell office:value-type="float" office:value="191171176" calcext:value-type="float">
            <text:p>191171176</text:p>
          </table:table-cell>
          <table:table-cell office:value-type="float" office:value="3.7898818967" calcext:value-type="float">
            <text:p>3.7898818967</text:p>
          </table:table-cell>
          <table:table-cell office:value-type="float" office:value="138852592" calcext:value-type="float">
            <text:p>138852592</text:p>
          </table:table-cell>
          <table:table-cell office:value-type="float" office:value="0.0187225867256" calcext:value-type="float">
            <text:p>0.0187225867</text:p>
          </table:table-cell>
          <table:table-cell office:value-type="float" office:value="164345224" calcext:value-type="float">
            <text:p>164345224</text:p>
          </table:table-cell>
          <table:table-cell office:value-type="float" office:value="0.0504598985644" calcext:value-type="float">
            <text:p>0.0504598986</text:p>
          </table:table-cell>
          <table:table-cell office:value-type="float" office:value="176102216" calcext:value-type="float">
            <text:p>176102216</text:p>
          </table:table-cell>
          <table:table-cell office:value-type="float" office:value="1.12491467577" calcext:value-type="float">
            <text:p>1.1249146758</text:p>
          </table:table-cell>
        </table:table-row>
        <table:table-row table:style-name="ro1">
          <table:table-cell office:value-type="float" office:value="146511464" calcext:value-type="float">
            <text:p>146511464</text:p>
          </table:table-cell>
          <table:table-cell office:value-type="float" office:value="0.737702165762" calcext:value-type="float">
            <text:p>0.7377021658</text:p>
          </table:table-cell>
          <table:table-cell office:value-type="float" office:value="133053528" calcext:value-type="float">
            <text:p>133053528</text:p>
          </table:table-cell>
          <table:table-cell office:value-type="float" office:value="77.7857142857" calcext:value-type="float">
            <text:p>77.7857142857</text:p>
          </table:table-cell>
          <table:table-cell office:value-type="float" office:value="146120256" calcext:value-type="float">
            <text:p>146120256</text:p>
          </table:table-cell>
          <table:table-cell office:value-type="float" office:value="2.91606034667" calcext:value-type="float">
            <text:p>2.9160603467</text:p>
          </table:table-cell>
          <table:table-cell office:value-type="float" office:value="168839192" calcext:value-type="float">
            <text:p>168839192</text:p>
          </table:table-cell>
          <table:table-cell office:value-type="float" office:value="0.152062477385" calcext:value-type="float">
            <text:p>0.1520624774</text:p>
          </table:table-cell>
          <table:table-cell office:value-type="float" office:value="188585480" calcext:value-type="float">
            <text:p>188585480</text:p>
          </table:table-cell>
          <table:table-cell office:value-type="float" office:value="3.41346542661" calcext:value-type="float">
            <text:p>3.4134654266</text:p>
          </table:table-cell>
        </table:table-row>
        <table:table-row table:style-name="ro1">
          <table:table-cell office:value-type="float" office:value="154544904" calcext:value-type="float">
            <text:p>154544904</text:p>
          </table:table-cell>
          <table:table-cell office:value-type="float" office:value="0.113071423887" calcext:value-type="float">
            <text:p>0.1130714239</text:p>
          </table:table-cell>
          <table:table-cell office:value-type="float" office:value="143822712" calcext:value-type="float">
            <text:p>143822712</text:p>
          </table:table-cell>
          <table:table-cell office:value-type="float" office:value="0.112299942044" calcext:value-type="float">
            <text:p>0.112299942</text:p>
          </table:table-cell>
          <table:table-cell office:value-type="float" office:value="149400704" calcext:value-type="float">
            <text:p>149400704</text:p>
          </table:table-cell>
          <table:table-cell office:value-type="float" office:value="1.30417543471" calcext:value-type="float">
            <text:p>1.3041754347</text:p>
          </table:table-cell>
          <table:table-cell office:value-type="float" office:value="179601064" calcext:value-type="float">
            <text:p>179601064</text:p>
          </table:table-cell>
          <table:table-cell office:value-type="float" office:value="2.72359491336" calcext:value-type="float">
            <text:p>2.7235949134</text:p>
          </table:table-cell>
          <table:table-cell office:value-type="float" office:value="202425272" calcext:value-type="float">
            <text:p>202425272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170051496" calcext:value-type="float">
            <text:p>170051496</text:p>
          </table:table-cell>
          <table:table-cell office:value-type="float" office:value="0.163918794217" calcext:value-type="float">
            <text:p>0.1639187942</text:p>
          </table:table-cell>
          <table:table-cell office:value-type="float" office:value="161560712" calcext:value-type="float">
            <text:p>161560712</text:p>
          </table:table-cell>
          <table:table-cell office:value-type="float" office:value="0.874839754403" calcext:value-type="float">
            <text:p>0.8748397544</text:p>
          </table:table-cell>
          <table:table-cell office:value-type="float" office:value="160689552" calcext:value-type="float">
            <text:p>160689552</text:p>
          </table:table-cell>
          <table:table-cell office:value-type="float" office:value="3.3686986713" calcext:value-type="float">
            <text:p>3.3686986713</text:p>
          </table:table-cell>
          <table:table-cell office:value-type="float" office:value="187998568" calcext:value-type="float">
            <text:p>187998568</text:p>
          </table:table-cell>
          <table:table-cell office:value-type="float" office:value="0.800027065169" calcext:value-type="float">
            <text:p>0.8000270652</text:p>
          </table:table-cell>
          <table:table-cell office:value-type="float" office:value="132984552" calcext:value-type="float">
            <text:p>132984552</text:p>
          </table:table-cell>
          <table:table-cell office:value-type="float" office:value="0.977642115278" calcext:value-type="float">
            <text:p>0.9776421153</text:p>
          </table:table-cell>
        </table:table-row>
        <table:table-row table:style-name="ro1">
          <table:table-cell office:value-type="float" office:value="175044376" calcext:value-type="float">
            <text:p>175044376</text:p>
          </table:table-cell>
          <table:table-cell office:value-type="float" office:value="1.43547190177" calcext:value-type="float">
            <text:p>1.4354719018</text:p>
          </table:table-cell>
          <table:table-cell office:value-type="float" office:value="179192648" calcext:value-type="float">
            <text:p>179192648</text:p>
          </table:table-cell>
          <table:table-cell office:value-type="float" office:value="1.69082498072" calcext:value-type="float">
            <text:p>1.6908249807</text:p>
          </table:table-cell>
          <table:table-cell office:value-type="float" office:value="167530512" calcext:value-type="float">
            <text:p>167530512</text:p>
          </table:table-cell>
          <table:table-cell office:value-type="float" office:value="16.5671641791" calcext:value-type="float">
            <text:p>16.5671641791</text:p>
          </table:table-cell>
          <table:table-cell office:value-type="float" office:value="191923880" calcext:value-type="float">
            <text:p>191923880</text:p>
          </table:table-cell>
          <table:table-cell office:value-type="float" office:value="0.831770493369" calcext:value-type="float">
            <text:p>0.8317704934</text:p>
          </table:table-cell>
          <table:table-cell office:value-type="float" office:value="154427128" calcext:value-type="float">
            <text:p>154427128</text:p>
          </table:table-cell>
          <table:table-cell office:value-type="float" office:value="0.730233655889" calcext:value-type="float">
            <text:p>0.7302336559</text:p>
          </table:table-cell>
        </table:table-row>
        <table:table-row table:style-name="ro1">
          <table:table-cell office:value-type="float" office:value="181024280" calcext:value-type="float">
            <text:p>181024280</text:p>
          </table:table-cell>
          <table:table-cell office:value-type="float" office:value="0.744035365246" calcext:value-type="float">
            <text:p>0.7440353652</text:p>
          </table:table-cell>
          <table:table-cell office:value-type="float" office:value="180185480" calcext:value-type="float">
            <text:p>180185480</text:p>
          </table:table-cell>
          <table:table-cell office:value-type="float" office:value="1.22564148843" calcext:value-type="float">
            <text:p>1.2256414884</text:p>
          </table:table-cell>
          <table:table-cell office:value-type="float" office:value="144040040" calcext:value-type="float">
            <text:p>144040040</text:p>
          </table:table-cell>
          <table:table-cell office:value-type="float" office:value="0.943274189319" calcext:value-type="float">
            <text:p>0.9432741893</text:p>
          </table:table-cell>
          <table:table-cell office:value-type="float" office:value="117507848" calcext:value-type="float">
            <text:p>117507848</text:p>
          </table:table-cell>
          <table:table-cell office:value-type="float" office:value="100" calcext:value-type="float">
            <text:p>100</text:p>
          </table:table-cell>
          <table:table-cell office:value-type="float" office:value="172770632" calcext:value-type="float">
            <text:p>172770632</text:p>
          </table:table-cell>
          <table:table-cell office:value-type="float" office:value="1.0802852306" calcext:value-type="float">
            <text:p>1.0802852306</text:p>
          </table:table-cell>
        </table:table-row>
        <table:table-row table:style-name="ro1">
          <table:table-cell office:value-type="float" office:value="195995496" calcext:value-type="float">
            <text:p>195995496</text:p>
          </table:table-cell>
          <table:table-cell office:value-type="float" office:value="0.798947668706" calcext:value-type="float">
            <text:p>0.7989476687</text:p>
          </table:table-cell>
          <table:table-cell office:value-type="float" office:value="182146904" calcext:value-type="float">
            <text:p>182146904</text:p>
          </table:table-cell>
          <table:table-cell office:value-type="float" office:value="0.785181662956" calcext:value-type="float">
            <text:p>0.785181663</text:p>
          </table:table-cell>
          <table:table-cell office:value-type="float" office:value="160528760" calcext:value-type="float">
            <text:p>160528760</text:p>
          </table:table-cell>
          <table:table-cell office:value-type="float" office:value="0.792269013199" calcext:value-type="float">
            <text:p>0.7922690132</text:p>
          </table:table-cell>
          <table:table-cell office:value-type="float" office:value="134933720" calcext:value-type="float">
            <text:p>134933720</text:p>
          </table:table-cell>
          <table:table-cell office:value-type="float" office:value="0.106216582874" calcext:value-type="float">
            <text:p>0.1062165829</text:p>
          </table:table-cell>
          <table:table-cell office:value-type="float" office:value="186496696" calcext:value-type="float">
            <text:p>186496696</text:p>
          </table:table-cell>
          <table:table-cell office:value-type="float" office:value="1.15405577782" calcext:value-type="float">
            <text:p>1.1540557778</text:p>
          </table:table-cell>
        </table:table-row>
        <table:table-row table:style-name="ro1">
          <table:table-cell office:value-type="float" office:value="184912952" calcext:value-type="float">
            <text:p>184912952</text:p>
          </table:table-cell>
          <table:table-cell office:value-type="float" office:value="3.05078288537" calcext:value-type="float">
            <text:p>3.0507828854</text:p>
          </table:table-cell>
          <table:table-cell office:value-type="float" office:value="201700392" calcext:value-type="float">
            <text:p>201700392</text:p>
          </table:table-cell>
          <table:table-cell office:value-type="float" office:value="56.68" calcext:value-type="float">
            <text:p>56.68</text:p>
          </table:table-cell>
          <table:table-cell office:value-type="float" office:value="175731272" calcext:value-type="float">
            <text:p>175731272</text:p>
          </table:table-cell>
          <table:table-cell office:value-type="float" office:value="1.30436518499" calcext:value-type="float">
            <text:p>1.304365185</text:p>
          </table:table-cell>
          <table:table-cell office:value-type="float" office:value="157436888" calcext:value-type="float">
            <text:p>157436888</text:p>
          </table:table-cell>
          <table:table-cell office:value-type="float" office:value="0.0439457179694" calcext:value-type="float">
            <text:p>0.043945718</text:p>
          </table:table-cell>
          <table:table-cell office:value-type="float" office:value="188389016" calcext:value-type="float">
            <text:p>188389016</text:p>
          </table:table-cell>
          <table:table-cell office:value-type="float" office:value="2.70375185736" calcext:value-type="float">
            <text:p>2.7037518574</text:p>
          </table:table-cell>
        </table:table-row>
        <table:table-row table:style-name="ro1">
          <table:table-cell office:value-type="float" office:value="126986440" calcext:value-type="float">
            <text:p>126986440</text:p>
          </table:table-cell>
          <table:table-cell office:value-type="float" office:value="61.1468531469" calcext:value-type="float">
            <text:p>61.1468531469</text:p>
          </table:table-cell>
          <table:table-cell office:value-type="float" office:value="139918280" calcext:value-type="float">
            <text:p>139918280</text:p>
          </table:table-cell>
          <table:table-cell office:value-type="float" office:value="0.365031626686" calcext:value-type="float">
            <text:p>0.3650316267</text:p>
          </table:table-cell>
          <table:table-cell office:value-type="float" office:value="188017848" calcext:value-type="float">
            <text:p>188017848</text:p>
          </table:table-cell>
          <table:table-cell office:value-type="float" office:value="1.46017433123" calcext:value-type="float">
            <text:p>1.4601743312</text:p>
          </table:table-cell>
          <table:table-cell office:value-type="float" office:value="170640104" calcext:value-type="float">
            <text:p>170640104</text:p>
          </table:table-cell>
          <table:table-cell office:value-type="float" office:value="0.164665082525" calcext:value-type="float">
            <text:p>0.1646650825</text:p>
          </table:table-cell>
          <table:table-cell office:value-type="float" office:value="204270056" calcext:value-type="float">
            <text:p>204270056</text:p>
          </table:table-cell>
          <table:table-cell office:value-type="float" office:value="75.1325301205" calcext:value-type="float">
            <text:p>75.1325301205</text:p>
          </table:table-cell>
        </table:table-row>
        <table:table-row table:style-name="ro1">
          <table:table-cell office:value-type="float" office:value="139494808" calcext:value-type="float">
            <text:p>139494808</text:p>
          </table:table-cell>
          <table:table-cell office:value-type="float" office:value="0.129063158567" calcext:value-type="float">
            <text:p>0.1290631586</text:p>
          </table:table-cell>
          <table:table-cell office:value-type="float" office:value="155084056" calcext:value-type="float">
            <text:p>155084056</text:p>
          </table:table-cell>
          <table:table-cell office:value-type="float" office:value="0.111941222603" calcext:value-type="float">
            <text:p>0.1119412226</text:p>
          </table:table-cell>
          <table:table-cell office:value-type="float" office:value="193710504" calcext:value-type="float">
            <text:p>193710504</text:p>
          </table:table-cell>
          <table:table-cell office:value-type="float" office:value="0.885009738709" calcext:value-type="float">
            <text:p>0.8850097387</text:p>
          </table:table-cell>
          <table:table-cell office:value-type="float" office:value="179600680" calcext:value-type="float">
            <text:p>179600680</text:p>
          </table:table-cell>
          <table:table-cell office:value-type="float" office:value="2.51959410215" calcext:value-type="float">
            <text:p>2.5195941022</text:p>
          </table:table-cell>
          <table:table-cell office:value-type="float" office:value="132563016" calcext:value-type="float">
            <text:p>132563016</text:p>
          </table:table-cell>
          <table:table-cell office:value-type="float" office:value="0.927751737514" calcext:value-type="float">
            <text:p>0.9277517375</text:p>
          </table:table-cell>
        </table:table-row>
        <table:table-row table:style-name="ro1">
          <table:table-cell office:value-type="float" office:value="160307016" calcext:value-type="float">
            <text:p>160307016</text:p>
          </table:table-cell>
          <table:table-cell office:value-type="float" office:value="0.111857670105" calcext:value-type="float">
            <text:p>0.1118576701</text:p>
          </table:table-cell>
          <table:table-cell office:value-type="float" office:value="162592616" calcext:value-type="float">
            <text:p>162592616</text:p>
          </table:table-cell>
          <table:table-cell office:value-type="float" office:value="0.865990990991" calcext:value-type="float">
            <text:p>0.865990991</text:p>
          </table:table-cell>
          <table:table-cell office:value-type="float" office:value="196355208" calcext:value-type="float">
            <text:p>196355208</text:p>
          </table:table-cell>
          <table:table-cell office:value-type="float" office:value="2.79342825849" calcext:value-type="float">
            <text:p>2.7934282585</text:p>
          </table:table-cell>
          <table:table-cell office:value-type="float" office:value="173593752" calcext:value-type="float">
            <text:p>173593752</text:p>
          </table:table-cell>
          <table:table-cell office:value-type="float" office:value="1.10915169244" calcext:value-type="float">
            <text:p>1.1091516924</text:p>
          </table:table-cell>
          <table:table-cell office:value-type="float" office:value="150300344" calcext:value-type="float">
            <text:p>150300344</text:p>
          </table:table-cell>
          <table:table-cell office:value-type="float" office:value="0.775197260682" calcext:value-type="float">
            <text:p>0.7751972607</text:p>
          </table:table-cell>
        </table:table-row>
        <table:table-row table:style-name="ro1">
          <table:table-cell office:value-type="float" office:value="172915496" calcext:value-type="float">
            <text:p>172915496</text:p>
          </table:table-cell>
          <table:table-cell office:value-type="float" office:value="1.42366520323" calcext:value-type="float">
            <text:p>1.4236652032</text:p>
          </table:table-cell>
          <table:table-cell office:value-type="float" office:value="178536696" calcext:value-type="float">
            <text:p>178536696</text:p>
          </table:table-cell>
          <table:table-cell office:value-type="float" office:value="1.7619245817" calcext:value-type="float">
            <text:p>1.7619245817</text:p>
          </table:table-cell>
          <table:table-cell office:value-type="float" office:value="204205896" calcext:value-type="float">
            <text:p>204205896</text:p>
          </table:table-cell>
          <table:table-cell office:value-type="float" office:value="83.2330097087" calcext:value-type="float">
            <text:p>83.2330097087</text:p>
          </table:table-cell>
          <table:table-cell office:value-type="float" office:value="196316680" calcext:value-type="float">
            <text:p>196316680</text:p>
          </table:table-cell>
          <table:table-cell office:value-type="float" office:value="0.993977609545" calcext:value-type="float">
            <text:p>0.9939776095</text:p>
          </table:table-cell>
          <table:table-cell office:value-type="float" office:value="174212920" calcext:value-type="float">
            <text:p>174212920</text:p>
          </table:table-cell>
          <table:table-cell office:value-type="float" office:value="1.75300631543" calcext:value-type="float">
            <text:p>1.7530063154</text:p>
          </table:table-cell>
        </table:table-row>
        <table:table-row table:style-name="ro1">
          <table:table-cell office:value-type="float" office:value="189111688" calcext:value-type="float">
            <text:p>189111688</text:p>
          </table:table-cell>
          <table:table-cell office:value-type="float" office:value="0.767438619312" calcext:value-type="float">
            <text:p>0.7674386193</text:p>
          </table:table-cell>
          <table:table-cell office:value-type="float" office:value="180430328" calcext:value-type="float">
            <text:p>180430328</text:p>
          </table:table-cell>
          <table:table-cell office:value-type="float" office:value="0.978587346187" calcext:value-type="float">
            <text:p>0.9785873462</text:p>
          </table:table-cell>
          <table:table-cell office:value-type="float" office:value="138618456" calcext:value-type="float">
            <text:p>138618456</text:p>
          </table:table-cell>
          <table:table-cell office:value-type="float" office:value="83.2330097087" calcext:value-type="float">
            <text:p>83.2330097087</text:p>
          </table:table-cell>
          <table:table-cell office:value-type="float" office:value="122983720" calcext:value-type="float">
            <text:p>122983720</text:p>
          </table:table-cell>
          <table:table-cell office:value-type="float" office:value="99.7894736842" calcext:value-type="float">
            <text:p>99.7894736842</text:p>
          </table:table-cell>
          <table:table-cell office:value-type="float" office:value="188070120" calcext:value-type="float">
            <text:p>188070120</text:p>
          </table:table-cell>
          <table:table-cell office:value-type="float" office:value="1.17063572441" calcext:value-type="float">
            <text:p>1.1706357244</text:p>
          </table:table-cell>
        </table:table-row>
        <table:table-row table:style-name="ro1">
          <table:table-cell office:value-type="float" office:value="190519336" calcext:value-type="float">
            <text:p>190519336</text:p>
          </table:table-cell>
          <table:table-cell office:value-type="float" office:value="3.0679217958" calcext:value-type="float">
            <text:p>3.0679217958</text:p>
          </table:table-cell>
          <table:table-cell office:value-type="float" office:value="190089768" calcext:value-type="float">
            <text:p>190089768</text:p>
          </table:table-cell>
          <table:table-cell office:value-type="float" office:value="2.87362695958" calcext:value-type="float">
            <text:p>2.8736269596</text:p>
          </table:table-cell>
          <table:table-cell office:value-type="float" office:value="143367640" calcext:value-type="float">
            <text:p>143367640</text:p>
          </table:table-cell>
          <table:table-cell office:value-type="float" office:value="0.0988944566849" calcext:value-type="float">
            <text:p>0.0988944567</text:p>
          </table:table-cell>
          <table:table-cell office:value-type="float" office:value="136468440" calcext:value-type="float">
            <text:p>136468440</text:p>
          </table:table-cell>
          <table:table-cell office:value-type="float" office:value="0.810729422262" calcext:value-type="float">
            <text:p>0.8107294223</text:p>
          </table:table-cell>
          <table:table-cell office:value-type="float" office:value="189110056" calcext:value-type="float">
            <text:p>189110056</text:p>
          </table:table-cell>
          <table:table-cell office:value-type="float" office:value="2.62096191271" calcext:value-type="float">
            <text:p>2.6209619127</text:p>
          </table:table-cell>
        </table:table-row>
        <table:table-row table:style-name="ro1">
          <table:table-cell office:value-type="float" office:value="131570776" calcext:value-type="float">
            <text:p>131570776</text:p>
          </table:table-cell>
          <table:table-cell office:value-type="float" office:value="87.078125" calcext:value-type="float">
            <text:p>87.078125</text:p>
          </table:table-cell>
          <table:table-cell office:value-type="float" office:value="200257624" calcext:value-type="float">
            <text:p>200257624</text:p>
          </table:table-cell>
          <table:table-cell office:value-type="float" office:value="87.109375" calcext:value-type="float">
            <text:p>87.109375</text:p>
          </table:table-cell>
          <table:table-cell office:value-type="float" office:value="163856232" calcext:value-type="float">
            <text:p>163856232</text:p>
          </table:table-cell>
          <table:table-cell office:value-type="float" office:value="0.110878051623" calcext:value-type="float">
            <text:p>0.1108780516</text:p>
          </table:table-cell>
          <table:table-cell office:value-type="float" office:value="157436888" calcext:value-type="float">
            <text:p>157436888</text:p>
          </table:table-cell>
          <table:table-cell office:value-type="float" office:value="0.0586610029321" calcext:value-type="float">
            <text:p>0.0586610029</text:p>
          </table:table-cell>
          <table:table-cell office:value-type="float" office:value="203015416" calcext:value-type="float">
            <text:p>203015416</text:p>
          </table:table-cell>
          <table:table-cell office:value-type="float" office:value="62.0729166667" calcext:value-type="float">
            <text:p>62.0729166667</text:p>
          </table:table-cell>
        </table:table-row>
        <table:table-row table:style-name="ro1">
          <table:table-cell office:value-type="float" office:value="140367544" calcext:value-type="float">
            <text:p>140367544</text:p>
          </table:table-cell>
          <table:table-cell office:value-type="float" office:value="0.149652118912" calcext:value-type="float">
            <text:p>0.1496521189</text:p>
          </table:table-cell>
          <table:table-cell office:value-type="float" office:value="138618456" calcext:value-type="float">
            <text:p>138618456</text:p>
          </table:table-cell>
          <table:table-cell office:value-type="float" office:value="87.109375" calcext:value-type="float">
            <text:p>87.109375</text:p>
          </table:table-cell>
          <table:table-cell office:value-type="float" office:value="176701000" calcext:value-type="float">
            <text:p>176701000</text:p>
          </table:table-cell>
          <table:table-cell office:value-type="float" office:value="1.71017843679" calcext:value-type="float">
            <text:p>1.7101784368</text:p>
          </table:table-cell>
          <table:table-cell office:value-type="float" office:value="157436888" calcext:value-type="float">
            <text:p>157436888</text:p>
          </table:table-cell>
          <table:table-cell office:value-type="float" office:value="1.91450598871" calcext:value-type="float">
            <text:p>1.9145059887</text:p>
          </table:table-cell>
          <table:table-cell office:value-type="float" office:value="146266520" calcext:value-type="float">
            <text:p>146266520</text:p>
          </table:table-cell>
          <table:table-cell office:value-type="float" office:value="0.742485838054" calcext:value-type="float">
            <text:p>0.7424858381</text:p>
          </table:table-cell>
        </table:table-row>
        <table:table-row table:style-name="ro1">
          <table:table-cell office:value-type="float" office:value="158247032" calcext:value-type="float">
            <text:p>158247032</text:p>
          </table:table-cell>
          <table:table-cell office:value-type="float" office:value="0.117216901753" calcext:value-type="float">
            <text:p>0.1172169018</text:p>
          </table:table-cell>
          <table:table-cell office:value-type="float" office:value="152477256" calcext:value-type="float">
            <text:p>152477256</text:p>
          </table:table-cell>
          <table:table-cell office:value-type="float" office:value="0.0922527158376" calcext:value-type="float">
            <text:p>0.0922527158</text:p>
          </table:table-cell>
          <table:table-cell office:value-type="float" office:value="182952056" calcext:value-type="float">
            <text:p>182952056</text:p>
          </table:table-cell>
          <table:table-cell office:value-type="float" office:value="0.917384353566" calcext:value-type="float">
            <text:p>0.9173843536</text:p>
          </table:table-cell>
          <table:table-cell office:value-type="float" office:value="170441720" calcext:value-type="float">
            <text:p>170441720</text:p>
          </table:table-cell>
          <table:table-cell office:value-type="float" office:value="0.948551243985" calcext:value-type="float">
            <text:p>0.948551244</text:p>
          </table:table-cell>
          <table:table-cell office:value-type="float" office:value="150345512" calcext:value-type="float">
            <text:p>150345512</text:p>
          </table:table-cell>
          <table:table-cell office:value-type="float" office:value="0.133920704846" calcext:value-type="float">
            <text:p>0.1339207048</text:p>
          </table:table-cell>
        </table:table-row>
        <table:table-row table:style-name="ro1">
          <table:table-cell office:value-type="float" office:value="177360520" calcext:value-type="float">
            <text:p>177360520</text:p>
          </table:table-cell>
          <table:table-cell office:value-type="float" office:value="1.75275698532" calcext:value-type="float">
            <text:p>1.7527569853</text:p>
          </table:table-cell>
          <table:table-cell office:value-type="float" office:value="172911656" calcext:value-type="float">
            <text:p>172911656</text:p>
          </table:table-cell>
          <table:table-cell office:value-type="float" office:value="0.0935449230402" calcext:value-type="float">
            <text:p>0.093544923</text:p>
          </table:table-cell>
          <table:table-cell office:value-type="float" office:value="189172360" calcext:value-type="float">
            <text:p>189172360</text:p>
          </table:table-cell>
          <table:table-cell office:value-type="float" office:value="1.0539872244" calcext:value-type="float">
            <text:p>1.0539872244</text:p>
          </table:table-cell>
          <table:table-cell office:value-type="float" office:value="173328280" calcext:value-type="float">
            <text:p>173328280</text:p>
          </table:table-cell>
          <table:table-cell office:value-type="float" office:value="3.22329380505" calcext:value-type="float">
            <text:p>3.2232938051</text:p>
          </table:table-cell>
          <table:table-cell office:value-type="float" office:value="164351416" calcext:value-type="float">
            <text:p>164351416</text:p>
          </table:table-cell>
          <table:table-cell office:value-type="float" office:value="0.108270854242" calcext:value-type="float">
            <text:p>0.1082708542</text:p>
          </table:table-cell>
        </table:table-row>
        <table:table-row table:style-name="ro1">
          <table:table-cell office:value-type="float" office:value="183922568" calcext:value-type="float">
            <text:p>183922568</text:p>
          </table:table-cell>
          <table:table-cell office:value-type="float" office:value="1.16949810698" calcext:value-type="float">
            <text:p>1.169498107</text:p>
          </table:table-cell>
          <table:table-cell office:value-type="float" office:value="180629416" calcext:value-type="float">
            <text:p>180629416</text:p>
          </table:table-cell>
          <table:table-cell office:value-type="float" office:value="1.10132047525" calcext:value-type="float">
            <text:p>1.1013204753</text:p>
          </table:table-cell>
          <table:table-cell office:value-type="float" office:value="196647000" calcext:value-type="float">
            <text:p>196647000</text:p>
          </table:table-cell>
          <table:table-cell office:value-type="float" office:value="2.96417967023" calcext:value-type="float">
            <text:p>2.9641796702</text:p>
          </table:table-cell>
          <table:table-cell office:value-type="float" office:value="181165160" calcext:value-type="float">
            <text:p>181165160</text:p>
          </table:table-cell>
          <table:table-cell office:value-type="float" office:value="1.23064915603" calcext:value-type="float">
            <text:p>1.230649156</text:p>
          </table:table-cell>
          <table:table-cell office:value-type="float" office:value="182562488" calcext:value-type="float">
            <text:p>182562488</text:p>
          </table:table-cell>
          <table:table-cell office:value-type="float" office:value="1.29513866853" calcext:value-type="float">
            <text:p>1.2951386685</text:p>
          </table:table-cell>
        </table:table-row>
        <table:table-row table:style-name="ro1">
          <table:table-cell office:value-type="float" office:value="194946040" calcext:value-type="float">
            <text:p>194946040</text:p>
          </table:table-cell>
          <table:table-cell office:value-type="float" office:value="3.97299207035" calcext:value-type="float">
            <text:p>3.9729920704</text:p>
          </table:table-cell>
          <table:table-cell office:value-type="float" office:value="194990728" calcext:value-type="float">
            <text:p>194990728</text:p>
          </table:table-cell>
          <table:table-cell office:value-type="float" office:value="0.824483970716" calcext:value-type="float">
            <text:p>0.8244839707</text:p>
          </table:table-cell>
          <table:table-cell office:value-type="float" office:value="203470792" calcext:value-type="float">
            <text:p>203470792</text:p>
          </table:table-cell>
          <table:table-cell office:value-type="float" office:value="70.8296296296" calcext:value-type="float">
            <text:p>70.8296296296</text:p>
          </table:table-cell>
          <table:table-cell office:value-type="float" office:value="139069656" calcext:value-type="float">
            <text:p>139069656</text:p>
          </table:table-cell>
          <table:table-cell office:value-type="float" office:value="0.450073298818" calcext:value-type="float">
            <text:p>0.4500732988</text:p>
          </table:table-cell>
          <table:table-cell office:value-type="float" office:value="190290888" calcext:value-type="float">
            <text:p>190290888</text:p>
          </table:table-cell>
          <table:table-cell office:value-type="float" office:value="0.838869204388" calcext:value-type="float">
            <text:p>0.8388692044</text:p>
          </table:table-cell>
        </table:table-row>
        <table:table-row table:style-name="ro1">
          <table:table-cell office:value-type="float" office:value="203605768" calcext:value-type="float">
            <text:p>203605768</text:p>
          </table:table-cell>
          <table:table-cell office:value-type="float" office:value="58.9139072848" calcext:value-type="float">
            <text:p>58.9139072848</text:p>
          </table:table-cell>
          <table:table-cell office:value-type="float" office:value="193807192" calcext:value-type="float">
            <text:p>193807192</text:p>
          </table:table-cell>
          <table:table-cell office:value-type="float" office:value="2.4523141655" calcext:value-type="float">
            <text:p>2.4523141655</text:p>
          </table:table-cell>
          <table:table-cell office:value-type="float" office:value="133488296" calcext:value-type="float">
            <text:p>133488296</text:p>
          </table:table-cell>
          <table:table-cell office:value-type="float" office:value="0.895579268293" calcext:value-type="float">
            <text:p>0.8955792683</text:p>
          </table:table-cell>
          <table:table-cell office:value-type="float" office:value="149798856" calcext:value-type="float">
            <text:p>149798856</text:p>
          </table:table-cell>
          <table:table-cell office:value-type="float" office:value="0.179320445226" calcext:value-type="float">
            <text:p>0.1793204452</text:p>
          </table:table-cell>
          <table:table-cell office:value-type="float" office:value="185566136" calcext:value-type="float">
            <text:p>185566136</text:p>
          </table:table-cell>
          <table:table-cell office:value-type="float" office:value="4.79498822738" calcext:value-type="float">
            <text:p>4.7949882274</text:p>
          </table:table-cell>
        </table:table-row>
        <table:table-row table:style-name="ro1">
          <table:table-cell office:value-type="float" office:value="139922120" calcext:value-type="float">
            <text:p>139922120</text:p>
          </table:table-cell>
          <table:table-cell office:value-type="float" office:value="0.490318726896" calcext:value-type="float">
            <text:p>0.4903187269</text:p>
          </table:table-cell>
          <table:table-cell office:value-type="float" office:value="129804824" calcext:value-type="float">
            <text:p>129804824</text:p>
          </table:table-cell>
          <table:table-cell office:value-type="float" office:value="61.6883116883" calcext:value-type="float">
            <text:p>61.6883116883</text:p>
          </table:table-cell>
          <table:table-cell office:value-type="float" office:value="152236008" calcext:value-type="float">
            <text:p>152236008</text:p>
          </table:table-cell>
          <table:table-cell office:value-type="float" office:value="0.0740935365213" calcext:value-type="float">
            <text:p>0.0740935365</text:p>
          </table:table-cell>
          <table:table-cell office:value-type="float" office:value="172915448" calcext:value-type="float">
            <text:p>172915448</text:p>
          </table:table-cell>
          <table:table-cell office:value-type="float" office:value="0.104876507452" calcext:value-type="float">
            <text:p>0.1048765075</text:p>
          </table:table-cell>
          <table:table-cell office:value-type="float" office:value="124310312" calcext:value-type="float">
            <text:p>124310312</text:p>
          </table:table-cell>
          <table:table-cell office:value-type="float" office:value="71.5839416058" calcext:value-type="float">
            <text:p>71.5839416058</text:p>
          </table:table-cell>
        </table:table-row>
        <table:table-row table:style-name="ro1">
          <table:table-cell office:value-type="float" office:value="147145448" calcext:value-type="float">
            <text:p>147145448</text:p>
          </table:table-cell>
          <table:table-cell office:value-type="float" office:value="0.871169798544" calcext:value-type="float">
            <text:p>0.8711697985</text:p>
          </table:table-cell>
          <table:table-cell office:value-type="float" office:value="140732088" calcext:value-type="float">
            <text:p>140732088</text:p>
          </table:table-cell>
          <table:table-cell office:value-type="float" office:value="0.115550724212" calcext:value-type="float">
            <text:p>0.1155507242</text:p>
          </table:table-cell>
          <table:table-cell office:value-type="float" office:value="176701096" calcext:value-type="float">
            <text:p>176701096</text:p>
          </table:table-cell>
          <table:table-cell office:value-type="float" office:value="0.0982677439981" calcext:value-type="float">
            <text:p>0.098267744</text:p>
          </table:table-cell>
          <table:table-cell office:value-type="float" office:value="165047848" calcext:value-type="float">
            <text:p>165047848</text:p>
          </table:table-cell>
          <table:table-cell office:value-type="float" office:value="1.61088410104" calcext:value-type="float">
            <text:p>1.610884101</text:p>
          </table:table-cell>
          <table:table-cell office:value-type="float" office:value="143017832" calcext:value-type="float">
            <text:p>143017832</text:p>
          </table:table-cell>
          <table:table-cell office:value-type="float" office:value="0.86107282334" calcext:value-type="float">
            <text:p>0.8610728233</text:p>
          </table:table-cell>
        </table:table-row>
        <table:table-row table:style-name="ro1">
          <table:table-cell office:value-type="float" office:value="149743272" calcext:value-type="float">
            <text:p>149743272</text:p>
          </table:table-cell>
          <table:table-cell office:value-type="float" office:value="0.623876821077" calcext:value-type="float">
            <text:p>0.6238768211</text:p>
          </table:table-cell>
          <table:table-cell office:value-type="float" office:value="157433096" calcext:value-type="float">
            <text:p>157433096</text:p>
          </table:table-cell>
          <table:table-cell office:value-type="float" office:value="0.671057484588" calcext:value-type="float">
            <text:p>0.6710574846</text:p>
          </table:table-cell>
          <table:table-cell office:value-type="float" office:value="181705992" calcext:value-type="float">
            <text:p>181705992</text:p>
          </table:table-cell>
          <table:table-cell office:value-type="float" office:value="0.892013796763" calcext:value-type="float">
            <text:p>0.8920137968</text:p>
          </table:table-cell>
          <table:table-cell office:value-type="float" office:value="185723576" calcext:value-type="float">
            <text:p>185723576</text:p>
          </table:table-cell>
          <table:table-cell office:value-type="float" office:value="1.30130645559" calcext:value-type="float">
            <text:p>1.3013064556</text:p>
          </table:table-cell>
          <table:table-cell office:value-type="float" office:value="157436936" calcext:value-type="float">
            <text:p>157436936</text:p>
          </table:table-cell>
          <table:table-cell office:value-type="float" office:value="0.513349580287" calcext:value-type="float">
            <text:p>0.5133495803</text:p>
          </table:table-cell>
        </table:table-row>
        <table:table-row table:style-name="ro1">
          <table:table-cell office:value-type="float" office:value="172915496" calcext:value-type="float">
            <text:p>172915496</text:p>
          </table:table-cell>
          <table:table-cell office:value-type="float" office:value="0.120525732506" calcext:value-type="float">
            <text:p>0.1205257325</text:p>
          </table:table-cell>
          <table:table-cell office:value-type="float" office:value="174995928" calcext:value-type="float">
            <text:p>174995928</text:p>
          </table:table-cell>
          <table:table-cell office:value-type="float" office:value="1.67556120288" calcext:value-type="float">
            <text:p>1.6755612029</text:p>
          </table:table-cell>
          <table:table-cell office:value-type="float" office:value="196122552" calcext:value-type="float">
            <text:p>196122552</text:p>
          </table:table-cell>
          <table:table-cell office:value-type="float" office:value="1.09480150645" calcext:value-type="float">
            <text:p>1.0948015065</text:p>
          </table:table-cell>
          <table:table-cell office:value-type="float" office:value="193372296" calcext:value-type="float">
            <text:p>193372296</text:p>
          </table:table-cell>
          <table:table-cell office:value-type="float" office:value="2.88701818969" calcext:value-type="float">
            <text:p>2.8870181897</text:p>
          </table:table-cell>
          <table:table-cell office:value-type="float" office:value="176507864" calcext:value-type="float">
            <text:p>176507864</text:p>
          </table:table-cell>
          <table:table-cell office:value-type="float" office:value="1.76390337854" calcext:value-type="float">
            <text:p>1.7639033785</text:p>
          </table:table-cell>
        </table:table-row>
        <table:table-row table:style-name="ro1">
          <table:table-cell office:value-type="float" office:value="167564008" calcext:value-type="float">
            <text:p>167564008</text:p>
          </table:table-cell>
          <table:table-cell office:value-type="float" office:value="1.5920672581" calcext:value-type="float">
            <text:p>1.5920672581</text:p>
          </table:table-cell>
          <table:table-cell office:value-type="float" office:value="172768344" calcext:value-type="float">
            <text:p>172768344</text:p>
          </table:table-cell>
          <table:table-cell office:value-type="float" office:value="1.56708909126" calcext:value-type="float">
            <text:p>1.5670890913</text:p>
          </table:table-cell>
          <table:table-cell office:value-type="float" office:value="197831544" calcext:value-type="float">
            <text:p>197831544</text:p>
          </table:table-cell>
          <table:table-cell office:value-type="float" office:value="0.772302710781" calcext:value-type="float">
            <text:p>0.7723027108</text:p>
          </table:table-cell>
          <table:table-cell office:value-type="float" office:value="123923336" calcext:value-type="float">
            <text:p>123923336</text:p>
          </table:table-cell>
          <table:table-cell office:value-type="float" office:value="98.1692307692" calcext:value-type="float">
            <text:p>98.1692307692</text:p>
          </table:table-cell>
          <table:table-cell office:value-type="float" office:value="183087608" calcext:value-type="float">
            <text:p>183087608</text:p>
          </table:table-cell>
          <table:table-cell office:value-type="float" office:value="1.11459488624" calcext:value-type="float">
            <text:p>1.1145948862</text:p>
          </table:table-cell>
        </table:table-row>
        <table:table-row table:style-name="ro1">
          <table:table-cell office:value-type="float" office:value="179730344" calcext:value-type="float">
            <text:p>179730344</text:p>
          </table:table-cell>
          <table:table-cell office:value-type="float" office:value="1.00743211053" calcext:value-type="float">
            <text:p>1.0074321105</text:p>
          </table:table-cell>
          <table:table-cell office:value-type="float" office:value="192450280" calcext:value-type="float">
            <text:p>192450280</text:p>
          </table:table-cell>
          <table:table-cell office:value-type="float" office:value="3.95940594059" calcext:value-type="float">
            <text:p>3.9594059406</text:p>
          </table:table-cell>
          <table:table-cell office:value-type="float" office:value="138331992" calcext:value-type="float">
            <text:p>138331992</text:p>
          </table:table-cell>
          <table:table-cell office:value-type="float" office:value="61.0340136054" calcext:value-type="float">
            <text:p>61.0340136054</text:p>
          </table:table-cell>
          <table:table-cell office:value-type="float" office:value="141680936" calcext:value-type="float">
            <text:p>141680936</text:p>
          </table:table-cell>
          <table:table-cell office:value-type="float" office:value="0.112126673532" calcext:value-type="float">
            <text:p>0.1121266735</text:p>
          </table:table-cell>
          <table:table-cell office:value-type="float" office:value="195470344" calcext:value-type="float">
            <text:p>195470344</text:p>
          </table:table-cell>
          <table:table-cell office:value-type="float" office:value="3.43670659112" calcext:value-type="float">
            <text:p>3.4367065911</text:p>
          </table:table-cell>
        </table:table-row>
        <table:table-row table:style-name="ro1">
          <table:table-cell office:value-type="float" office:value="190290312" calcext:value-type="float">
            <text:p>190290312</text:p>
          </table:table-cell>
          <table:table-cell office:value-type="float" office:value="2.83202837449" calcext:value-type="float">
            <text:p>2.8320283745</text:p>
          </table:table-cell>
          <table:table-cell office:value-type="float" office:value="122217320" calcext:value-type="float">
            <text:p>122217320</text:p>
          </table:table-cell>
          <table:table-cell office:value-type="float" office:value="83.552238806" calcext:value-type="float">
            <text:p>83.552238806</text:p>
          </table:table-cell>
          <table:table-cell office:value-type="float" office:value="146110184" calcext:value-type="float">
            <text:p>146110184</text:p>
          </table:table-cell>
          <table:table-cell office:value-type="float" office:value="0.780956616266" calcext:value-type="float">
            <text:p>0.7809566163</text:p>
          </table:table-cell>
          <table:table-cell office:value-type="float" office:value="168983800" calcext:value-type="float">
            <text:p>168983800</text:p>
          </table:table-cell>
          <table:table-cell office:value-type="float" office:value="0.110380417409" calcext:value-type="float">
            <text:p>0.1103804174</text:p>
          </table:table-cell>
          <table:table-cell office:value-type="float" office:value="124482568" calcext:value-type="float">
            <text:p>124482568</text:p>
          </table:table-cell>
          <table:table-cell office:value-type="float" office:value="71.4505494505" calcext:value-type="float">
            <text:p>71.4505494505</text:p>
          </table:table-cell>
        </table:table-row>
        <table:table-row table:style-name="ro1">
          <table:table-cell office:value-type="float" office:value="202425272" calcext:value-type="float">
            <text:p>202425272</text:p>
          </table:table-cell>
          <table:table-cell office:value-type="float" office:value="76.5619834711" calcext:value-type="float">
            <text:p>76.5619834711</text:p>
          </table:table-cell>
          <table:table-cell office:value-type="float" office:value="141982568" calcext:value-type="float">
            <text:p>141982568</text:p>
          </table:table-cell>
          <table:table-cell office:value-type="float" office:value="0.75969463586" calcext:value-type="float">
            <text:p>0.7596946359</text:p>
          </table:table-cell>
          <table:table-cell office:value-type="float" office:value="158861304" calcext:value-type="float">
            <text:p>158861304</text:p>
          </table:table-cell>
          <table:table-cell office:value-type="float" office:value="0.690929281712" calcext:value-type="float">
            <text:p>0.6909292817</text:p>
          </table:table-cell>
          <table:table-cell office:value-type="float" office:value="174409624" calcext:value-type="float">
            <text:p>174409624</text:p>
          </table:table-cell>
          <table:table-cell office:value-type="float" office:value="1.53328910867" calcext:value-type="float">
            <text:p>1.5332891087</text:p>
          </table:table-cell>
          <table:table-cell office:value-type="float" office:value="146114024" calcext:value-type="float">
            <text:p>146114024</text:p>
          </table:table-cell>
          <table:table-cell office:value-type="float" office:value="0.80802465001" calcext:value-type="float">
            <text:p>0.80802465</text:p>
          </table:table-cell>
        </table:table-row>
        <table:table-row table:style-name="ro1">
          <table:table-cell office:value-type="float" office:value="138622296" calcext:value-type="float">
            <text:p>138622296</text:p>
          </table:table-cell>
          <table:table-cell office:value-type="float" office:value="76.5619834711" calcext:value-type="float">
            <text:p>76.5619834711</text:p>
          </table:table-cell>
          <table:table-cell office:value-type="float" office:value="157433096" calcext:value-type="float">
            <text:p>157433096</text:p>
          </table:table-cell>
          <table:table-cell office:value-type="float" office:value="0.648867205774" calcext:value-type="float">
            <text:p>0.6488672058</text:p>
          </table:table-cell>
          <table:table-cell office:value-type="float" office:value="172599304" calcext:value-type="float">
            <text:p>172599304</text:p>
          </table:table-cell>
          <table:table-cell office:value-type="float" office:value="0.385985909746" calcext:value-type="float">
            <text:p>0.3859859097</text:p>
          </table:table-cell>
          <table:table-cell office:value-type="float" office:value="183808072" calcext:value-type="float">
            <text:p>183808072</text:p>
          </table:table-cell>
          <table:table-cell office:value-type="float" office:value="0.800361059364" calcext:value-type="float">
            <text:p>0.8003610594</text:p>
          </table:table-cell>
          <table:table-cell office:value-type="float" office:value="159500744" calcext:value-type="float">
            <text:p>159500744</text:p>
          </table:table-cell>
          <table:table-cell office:value-type="float" office:value="0.667536767047" calcext:value-type="float">
            <text:p>0.667536767</text:p>
          </table:table-cell>
        </table:table-row>
        <table:table-row table:style-name="ro1">
          <table:table-cell office:value-type="float" office:value="148873048" calcext:value-type="float">
            <text:p>148873048</text:p>
          </table:table-cell>
          <table:table-cell office:value-type="float" office:value="0.119779229556" calcext:value-type="float">
            <text:p>0.1197792296</text:p>
          </table:table-cell>
          <table:table-cell office:value-type="float" office:value="174012616" calcext:value-type="float">
            <text:p>174012616</text:p>
          </table:table-cell>
          <table:table-cell office:value-type="float" office:value="1.74023101499" calcext:value-type="float">
            <text:p>1.740231015</text:p>
          </table:table-cell>
          <table:table-cell office:value-type="float" office:value="178631032" calcext:value-type="float">
            <text:p>178631032</text:p>
          </table:table-cell>
          <table:table-cell office:value-type="float" office:value="2.50738633398" calcext:value-type="float">
            <text:p>2.507386334</text:p>
          </table:table-cell>
          <table:table-cell office:value-type="float" office:value="181385784" calcext:value-type="float">
            <text:p>181385784</text:p>
          </table:table-cell>
          <table:table-cell office:value-type="float" office:value="1.17440517441" calcext:value-type="float">
            <text:p>1.1744051744</text:p>
          </table:table-cell>
          <table:table-cell office:value-type="float" office:value="176448200" calcext:value-type="float">
            <text:p>176448200</text:p>
          </table:table-cell>
          <table:table-cell office:value-type="float" office:value="1.75929487179" calcext:value-type="float">
            <text:p>1.7592948718</text:p>
          </table:table-cell>
        </table:table-row>
        <table:table-row table:style-name="ro1">
          <table:table-cell office:value-type="float" office:value="164891976" calcext:value-type="float">
            <text:p>164891976</text:p>
          </table:table-cell>
          <table:table-cell office:value-type="float" office:value="0.108331202747" calcext:value-type="float">
            <text:p>0.1083312027</text:p>
          </table:table-cell>
          <table:table-cell office:value-type="float" office:value="174317032" calcext:value-type="float">
            <text:p>174317032</text:p>
          </table:table-cell>
          <table:table-cell office:value-type="float" office:value="1.14381744207" calcext:value-type="float">
            <text:p>1.1438174421</text:p>
          </table:table-cell>
          <table:table-cell office:value-type="float" office:value="186700648" calcext:value-type="float">
            <text:p>186700648</text:p>
          </table:table-cell>
          <table:table-cell office:value-type="float" office:value="1.04364820847" calcext:value-type="float">
            <text:p>1.0436482085</text:p>
          </table:table-cell>
          <table:table-cell office:value-type="float" office:value="194842696" calcext:value-type="float">
            <text:p>194842696</text:p>
          </table:table-cell>
          <table:table-cell office:value-type="float" office:value="2.8891787099" calcext:value-type="float">
            <text:p>2.8891787099</text:p>
          </table:table-cell>
          <table:table-cell office:value-type="float" office:value="180958712" calcext:value-type="float">
            <text:p>180958712</text:p>
          </table:table-cell>
          <table:table-cell office:value-type="float" office:value="1.20246712511" calcext:value-type="float">
            <text:p>1.2024671251</text:p>
          </table:table-cell>
        </table:table-row>
        <table:table-row table:style-name="ro1">
          <table:table-cell office:value-type="float" office:value="173374456" calcext:value-type="float">
            <text:p>173374456</text:p>
          </table:table-cell>
          <table:table-cell office:value-type="float" office:value="1.77835138795" calcext:value-type="float">
            <text:p>1.778351388</text:p>
          </table:table-cell>
          <table:table-cell office:value-type="float" office:value="196188360" calcext:value-type="float">
            <text:p>196188360</text:p>
          </table:table-cell>
          <table:table-cell office:value-type="float" office:value="0.654629683472" calcext:value-type="float">
            <text:p>0.6546296835</text:p>
          </table:table-cell>
          <table:table-cell office:value-type="float" office:value="185065112" calcext:value-type="float">
            <text:p>185065112</text:p>
          </table:table-cell>
          <table:table-cell office:value-type="float" office:value="1.71461525787" calcext:value-type="float">
            <text:p>1.7146152579</text:p>
          </table:table-cell>
          <table:table-cell office:value-type="float" office:value="139922600" calcext:value-type="float">
            <text:p>139922600</text:p>
          </table:table-cell>
          <table:table-cell office:value-type="float" office:value="0.558618447785" calcext:value-type="float">
            <text:p>0.5586184478</text:p>
          </table:table-cell>
          <table:table-cell office:value-type="float" office:value="195863992" calcext:value-type="float">
            <text:p>195863992</text:p>
          </table:table-cell>
          <table:table-cell office:value-type="float" office:value="3.30710172745" calcext:value-type="float">
            <text:p>3.3071017275</text:p>
          </table:table-cell>
        </table:table-row>
        <table:table-row table:style-name="ro1">
          <table:table-cell office:value-type="float" office:value="191208872" calcext:value-type="float">
            <text:p>191208872</text:p>
          </table:table-cell>
          <table:table-cell office:value-type="float" office:value="0.884549250798" calcext:value-type="float">
            <text:p>0.8845492508</text:p>
          </table:table-cell>
          <table:table-cell office:value-type="float" office:value="202028264" calcext:value-type="float">
            <text:p>202028264</text:p>
          </table:table-cell>
          <table:table-cell office:value-type="float" office:value="64.7578947368" calcext:value-type="float">
            <text:p>64.7578947368</text:p>
          </table:table-cell>
          <table:table-cell office:value-type="float" office:value="132353320" calcext:value-type="float">
            <text:p>132353320</text:p>
          </table:table-cell>
          <table:table-cell office:value-type="float" office:value="100" calcext:value-type="float">
            <text:p>100</text:p>
          </table:table-cell>
          <table:table-cell office:value-type="float" office:value="152481096" calcext:value-type="float">
            <text:p>152481096</text:p>
          </table:table-cell>
          <table:table-cell office:value-type="float" office:value="0.114371725887" calcext:value-type="float">
            <text:p>0.1143717259</text:p>
          </table:table-cell>
          <table:table-cell office:value-type="float" office:value="125292864" calcext:value-type="float">
            <text:p>125292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393768" calcext:value-type="float">
            <text:p>185393768</text:p>
          </table:table-cell>
          <table:table-cell office:value-type="float" office:value="2.62398513157" calcext:value-type="float">
            <text:p>2.6239851316</text:p>
          </table:table-cell>
          <table:table-cell office:value-type="float" office:value="138618456" calcext:value-type="float">
            <text:p>138618456</text:p>
          </table:table-cell>
          <table:table-cell office:value-type="float" office:value="64.7578947368" calcext:value-type="float">
            <text:p>64.7578947368</text:p>
          </table:table-cell>
          <table:table-cell office:value-type="float" office:value="138610264" calcext:value-type="float">
            <text:p>138610264</text:p>
          </table:table-cell>
          <table:table-cell office:value-type="float" office:value="1.02328382176" calcext:value-type="float">
            <text:p>1.0232838218</text:p>
          </table:table-cell>
          <table:table-cell office:value-type="float" office:value="163860072" calcext:value-type="float">
            <text:p>163860072</text:p>
          </table:table-cell>
          <table:table-cell office:value-type="float" office:value="0.181760968593" calcext:value-type="float">
            <text:p>0.1817609686</text:p>
          </table:table-cell>
          <table:table-cell office:value-type="float" office:value="139789048" calcext:value-type="float">
            <text:p>139789048</text:p>
          </table:table-cell>
          <table:table-cell office:value-type="float" office:value="0.109787439906" calcext:value-type="float">
            <text:p>0.1097874399</text:p>
          </table:table-cell>
        </table:table-row>
        <table:table-row table:style-name="ro1">
          <table:table-cell office:value-type="float" office:value="127963240" calcext:value-type="float">
            <text:p>127963240</text:p>
          </table:table-cell>
          <table:table-cell office:value-type="float" office:value="81.9875" calcext:value-type="float">
            <text:p>81.9875</text:p>
          </table:table-cell>
          <table:table-cell office:value-type="float" office:value="147184200" calcext:value-type="float">
            <text:p>147184200</text:p>
          </table:table-cell>
          <table:table-cell office:value-type="float" office:value="0.109459402873" calcext:value-type="float">
            <text:p>0.1094594029</text:p>
          </table:table-cell>
          <table:table-cell office:value-type="float" office:value="157327352" calcext:value-type="float">
            <text:p>157327352</text:p>
          </table:table-cell>
          <table:table-cell office:value-type="float" office:value="0.940434366017" calcext:value-type="float">
            <text:p>0.940434366</text:p>
          </table:table-cell>
          <table:table-cell office:value-type="float" office:value="165991896" calcext:value-type="float">
            <text:p>165991896</text:p>
          </table:table-cell>
          <table:table-cell office:value-type="float" office:value="1.36174878366" calcext:value-type="float">
            <text:p>1.3617487837</text:p>
          </table:table-cell>
          <table:table-cell office:value-type="float" office:value="156527608" calcext:value-type="float">
            <text:p>156527608</text:p>
          </table:table-cell>
          <table:table-cell office:value-type="float" office:value="0.0893244370309" calcext:value-type="float">
            <text:p>0.089324437</text:p>
          </table:table-cell>
        </table:table-row>
        <table:table-row table:style-name="ro1">
          <table:table-cell office:value-type="float" office:value="144049736" calcext:value-type="float">
            <text:p>144049736</text:p>
          </table:table-cell>
          <table:table-cell office:value-type="float" office:value="0.851439342015" calcext:value-type="float">
            <text:p>0.851439342</text:p>
          </table:table-cell>
          <table:table-cell office:value-type="float" office:value="162592616" calcext:value-type="float">
            <text:p>162592616</text:p>
          </table:table-cell>
          <table:table-cell office:value-type="float" office:value="0.819199311235" calcext:value-type="float">
            <text:p>0.8191993112</text:p>
          </table:table-cell>
          <table:table-cell office:value-type="float" office:value="168114056" calcext:value-type="float">
            <text:p>168114056</text:p>
          </table:table-cell>
          <table:table-cell office:value-type="float" office:value="0.121216180016" calcext:value-type="float">
            <text:p>0.12121618</text:p>
          </table:table-cell>
          <table:table-cell office:value-type="float" office:value="174369928" calcext:value-type="float">
            <text:p>174369928</text:p>
          </table:table-cell>
          <table:table-cell office:value-type="float" office:value="0.896985433586" calcext:value-type="float">
            <text:p>0.8969854336</text:p>
          </table:table-cell>
          <table:table-cell office:value-type="float" office:value="180573208" calcext:value-type="float">
            <text:p>180573208</text:p>
          </table:table-cell>
          <table:table-cell office:value-type="float" office:value="1.49666409158" calcext:value-type="float">
            <text:p>1.4966640916</text:p>
          </table:table-cell>
        </table:table-row>
        <table:table-row table:style-name="ro1">
          <table:table-cell office:value-type="float" office:value="150938536" calcext:value-type="float">
            <text:p>150938536</text:p>
          </table:table-cell>
          <table:table-cell office:value-type="float" office:value="0.822645542563" calcext:value-type="float">
            <text:p>0.8226455426</text:p>
          </table:table-cell>
          <table:table-cell office:value-type="float" office:value="172111464" calcext:value-type="float">
            <text:p>172111464</text:p>
          </table:table-cell>
          <table:table-cell office:value-type="float" office:value="0.108554479473" calcext:value-type="float">
            <text:p>0.1085544795</text:p>
          </table:table-cell>
          <table:table-cell office:value-type="float" office:value="173367784" calcext:value-type="float">
            <text:p>173367784</text:p>
          </table:table-cell>
          <table:table-cell office:value-type="float" office:value="3.31329358507" calcext:value-type="float">
            <text:p>3.3132935851</text:p>
          </table:table-cell>
          <table:table-cell office:value-type="float" office:value="196651176" calcext:value-type="float">
            <text:p>196651176</text:p>
          </table:table-cell>
          <table:table-cell office:value-type="float" office:value="0.953265958088" calcext:value-type="float">
            <text:p>0.9532659581</text:p>
          </table:table-cell>
          <table:table-cell office:value-type="float" office:value="189111688" calcext:value-type="float">
            <text:p>189111688</text:p>
          </table:table-cell>
          <table:table-cell office:value-type="float" office:value="0.970065656409" calcext:value-type="float">
            <text:p>0.9700656564</text:p>
          </table:table-cell>
        </table:table-row>
        <table:table-row table:style-name="ro1">
          <table:table-cell office:value-type="float" office:value="177737112" calcext:value-type="float">
            <text:p>177737112</text:p>
          </table:table-cell>
          <table:table-cell office:value-type="float" office:value="0.100343800138" calcext:value-type="float">
            <text:p>0.1003438001</text:p>
          </table:table-cell>
          <table:table-cell office:value-type="float" office:value="180984712" calcext:value-type="float">
            <text:p>180984712</text:p>
          </table:table-cell>
          <table:table-cell office:value-type="float" office:value="1.11010360037" calcext:value-type="float">
            <text:p>1.1101036004</text:p>
          </table:table-cell>
          <table:table-cell office:value-type="float" office:value="182945544" calcext:value-type="float">
            <text:p>182945544</text:p>
          </table:table-cell>
          <table:table-cell office:value-type="float" office:value="1.03330505736" calcext:value-type="float">
            <text:p>1.0333050574</text:p>
          </table:table-cell>
          <table:table-cell office:value-type="float" office:value="192910504" calcext:value-type="float">
            <text:p>192910504</text:p>
          </table:table-cell>
          <table:table-cell office:value-type="float" office:value="3.5362827848" calcext:value-type="float">
            <text:p>3.5362827848</text:p>
          </table:table-cell>
          <table:table-cell office:value-type="float" office:value="192468952" calcext:value-type="float">
            <text:p>192468952</text:p>
          </table:table-cell>
          <table:table-cell office:value-type="float" office:value="3.5441417788" calcext:value-type="float">
            <text:p>3.5441417788</text:p>
          </table:table-cell>
        </table:table-row>
        <table:table-row table:style-name="ro1">
          <table:table-cell office:value-type="float" office:value="175896760" calcext:value-type="float">
            <text:p>175896760</text:p>
          </table:table-cell>
          <table:table-cell office:value-type="float" office:value="1.86463662701" calcext:value-type="float">
            <text:p>1.864636627</text:p>
          </table:table-cell>
          <table:table-cell office:value-type="float" office:value="190680216" calcext:value-type="float">
            <text:p>190680216</text:p>
          </table:table-cell>
          <table:table-cell office:value-type="float" office:value="1.0011315171" calcext:value-type="float">
            <text:p>1.0011315171</text:p>
          </table:table-cell>
          <table:table-cell office:value-type="float" office:value="191395176" calcext:value-type="float">
            <text:p>191395176</text:p>
          </table:table-cell>
          <table:table-cell office:value-type="float" office:value="0.962184371136" calcext:value-type="float">
            <text:p>0.9621843711</text:p>
          </table:table-cell>
          <table:table-cell office:value-type="float" office:value="135805016" calcext:value-type="float">
            <text:p>135805016</text:p>
          </table:table-cell>
          <table:table-cell office:value-type="float" office:value="100" calcext:value-type="float">
            <text:p>100</text:p>
          </table:table-cell>
          <table:table-cell office:value-type="float" office:value="141216712" calcext:value-type="float">
            <text:p>141216712</text:p>
          </table:table-cell>
          <table:table-cell office:value-type="float" office:value="0.379475400357" calcext:value-type="float">
            <text:p>0.3794754004</text:p>
          </table:table-cell>
        </table:table-row>
        <table:table-row table:style-name="ro1">
          <table:table-cell office:value-type="float" office:value="195732952" calcext:value-type="float">
            <text:p>195732952</text:p>
          </table:table-cell>
          <table:table-cell office:value-type="float" office:value="0.877169143666" calcext:value-type="float">
            <text:p>0.8771691437</text:p>
          </table:table-cell>
          <table:table-cell office:value-type="float" office:value="193610488" calcext:value-type="float">
            <text:p>193610488</text:p>
          </table:table-cell>
          <table:table-cell office:value-type="float" office:value="3.58553267929" calcext:value-type="float">
            <text:p>3.5855326793</text:p>
          </table:table-cell>
          <table:table-cell office:value-type="float" office:value="117507848" calcext:value-type="float">
            <text:p>117507848</text:p>
          </table:table-cell>
          <table:table-cell office:value-type="float" office:value="100" calcext:value-type="float">
            <text:p>100</text:p>
          </table:table-cell>
          <table:table-cell office:value-type="float" office:value="143924040" calcext:value-type="float">
            <text:p>143924040</text:p>
          </table:table-cell>
          <table:table-cell office:value-type="float" office:value="0.131662797578" calcext:value-type="float">
            <text:p>0.1316627976</text:p>
          </table:table-cell>
          <table:table-cell office:value-type="float" office:value="147817864" calcext:value-type="float">
            <text:p>147817864</text:p>
          </table:table-cell>
          <table:table-cell office:value-type="float" office:value="0.57010872981" calcext:value-type="float">
            <text:p>0.5701087298</text:p>
          </table:table-cell>
        </table:table-row>
        <table:table-row table:style-name="ro1">
          <table:table-cell office:value-type="float" office:value="195808792" calcext:value-type="float">
            <text:p>195808792</text:p>
          </table:table-cell>
          <table:table-cell office:value-type="float" office:value="3.250322756" calcext:value-type="float">
            <text:p>3.250322756</text:p>
          </table:table-cell>
          <table:table-cell office:value-type="float" office:value="135113304" calcext:value-type="float">
            <text:p>135113304</text:p>
          </table:table-cell>
          <table:table-cell office:value-type="float" office:value="57.7280701754" calcext:value-type="float">
            <text:p>57.7280701754</text:p>
          </table:table-cell>
          <table:table-cell office:value-type="float" office:value="135560968" calcext:value-type="float">
            <text:p>135560968</text:p>
          </table:table-cell>
          <table:table-cell office:value-type="float" office:value="0.232034819465" calcext:value-type="float">
            <text:p>0.2320348195</text:p>
          </table:table-cell>
          <table:table-cell office:value-type="float" office:value="160532648" calcext:value-type="float">
            <text:p>160532648</text:p>
          </table:table-cell>
          <table:table-cell office:value-type="float" office:value="0.833439368876" calcext:value-type="float">
            <text:p>0.8334393689</text:p>
          </table:table-cell>
          <table:table-cell office:value-type="float" office:value="165724200" calcext:value-type="float">
            <text:p>165724200</text:p>
          </table:table-cell>
          <table:table-cell office:value-type="float" office:value="0.0770880299115" calcext:value-type="float">
            <text:p>0.0770880299</text:p>
          </table:table-cell>
        </table:table-row>
        <table:table-row table:style-name="ro1">
          <table:table-cell office:value-type="float" office:value="138622296" calcext:value-type="float">
            <text:p>138622296</text:p>
          </table:table-cell>
          <table:table-cell office:value-type="float" office:value="68.4390243902" calcext:value-type="float">
            <text:p>68.4390243902</text:p>
          </table:table-cell>
          <table:table-cell office:value-type="float" office:value="143408536" calcext:value-type="float">
            <text:p>143408536</text:p>
          </table:table-cell>
          <table:table-cell office:value-type="float" office:value="0.0729284714352" calcext:value-type="float">
            <text:p>0.0729284714</text:p>
          </table:table-cell>
          <table:table-cell office:value-type="float" office:value="141162328" calcext:value-type="float">
            <text:p>141162328</text:p>
          </table:table-cell>
          <table:table-cell office:value-type="float" office:value="0.209920486839" calcext:value-type="float">
            <text:p>0.2099204868</text:p>
          </table:table-cell>
          <table:table-cell office:value-type="float" office:value="180180136" calcext:value-type="float">
            <text:p>180180136</text:p>
          </table:table-cell>
          <table:table-cell office:value-type="float" office:value="0.0910543769228" calcext:value-type="float">
            <text:p>0.0910543769</text:p>
          </table:table-cell>
          <table:table-cell office:value-type="float" office:value="183624040" calcext:value-type="float">
            <text:p>183624040</text:p>
          </table:table-cell>
          <table:table-cell office:value-type="float" office:value="1.02854743913" calcext:value-type="float">
            <text:p>1.0285474391</text:p>
          </table:table-cell>
        </table:table-row>
        <table:table-row table:style-name="ro1">
          <table:table-cell office:value-type="float" office:value="156405032" calcext:value-type="float">
            <text:p>156405032</text:p>
          </table:table-cell>
          <table:table-cell office:value-type="float" office:value="0.0985575541636" calcext:value-type="float">
            <text:p>0.0985575542</text:p>
          </table:table-cell>
          <table:table-cell office:value-type="float" office:value="160528808" calcext:value-type="float">
            <text:p>160528808</text:p>
          </table:table-cell>
          <table:table-cell office:value-type="float" office:value="0.940081762158" calcext:value-type="float">
            <text:p>0.9400817622</text:p>
          </table:table-cell>
          <table:table-cell office:value-type="float" office:value="165902152" calcext:value-type="float">
            <text:p>165902152</text:p>
          </table:table-cell>
          <table:table-cell office:value-type="float" office:value="0.105376678822" calcext:value-type="float">
            <text:p>0.1053766788</text:p>
          </table:table-cell>
          <table:table-cell office:value-type="float" office:value="181316424" calcext:value-type="float">
            <text:p>181316424</text:p>
          </table:table-cell>
          <table:table-cell office:value-type="float" office:value="1.30325508334" calcext:value-type="float">
            <text:p>1.3032550833</text:p>
          </table:table-cell>
          <table:table-cell office:value-type="float" office:value="195667624" calcext:value-type="float">
            <text:p>195667624</text:p>
          </table:table-cell>
          <table:table-cell office:value-type="float" office:value="1.05013935263" calcext:value-type="float">
            <text:p>1.0501393526</text:p>
          </table:table-cell>
        </table:table-row>
        <table:table-row table:style-name="ro1">
          <table:table-cell office:value-type="float" office:value="172915496" calcext:value-type="float">
            <text:p>172915496</text:p>
          </table:table-cell>
          <table:table-cell office:value-type="float" office:value="0.0977869596519" calcext:value-type="float">
            <text:p>0.0977869597</text:p>
          </table:table-cell>
          <table:table-cell office:value-type="float" office:value="165422088" calcext:value-type="float">
            <text:p>165422088</text:p>
          </table:table-cell>
          <table:table-cell office:value-type="float" office:value="0.104348942178" calcext:value-type="float">
            <text:p>0.1043489422</text:p>
          </table:table-cell>
          <table:table-cell office:value-type="float" office:value="176122216" calcext:value-type="float">
            <text:p>176122216</text:p>
          </table:table-cell>
          <table:table-cell office:value-type="float" office:value="0.351798601191" calcext:value-type="float">
            <text:p>0.3517986012</text:p>
          </table:table-cell>
          <table:table-cell office:value-type="float" office:value="195208408" calcext:value-type="float">
            <text:p>195208408</text:p>
          </table:table-cell>
          <table:table-cell office:value-type="float" office:value="1.00775473399" calcext:value-type="float">
            <text:p>1.007754734</text:p>
          </table:table-cell>
          <table:table-cell office:value-type="float" office:value="198622440" calcext:value-type="float">
            <text:p>198622440</text:p>
          </table:table-cell>
          <table:table-cell office:value-type="float" office:value="85.0571428571" calcext:value-type="float">
            <text:p>85.0571428571</text:p>
          </table:table-cell>
        </table:table-row>
        <table:table-row table:style-name="ro1">
          <table:table-cell office:value-type="float" office:value="181169048" calcext:value-type="float">
            <text:p>181169048</text:p>
          </table:table-cell>
          <table:table-cell office:value-type="float" office:value="1.68579492004" calcext:value-type="float">
            <text:p>1.68579492</text:p>
          </table:table-cell>
          <table:table-cell office:value-type="float" office:value="175302808" calcext:value-type="float">
            <text:p>175302808</text:p>
          </table:table-cell>
          <table:table-cell office:value-type="float" office:value="1.81041105314" calcext:value-type="float">
            <text:p>1.8104110531</text:p>
          </table:table-cell>
          <table:table-cell office:value-type="float" office:value="180974040" calcext:value-type="float">
            <text:p>180974040</text:p>
          </table:table-cell>
          <table:table-cell office:value-type="float" office:value="3.44247296923" calcext:value-type="float">
            <text:p>3.4424729692</text:p>
          </table:table-cell>
          <table:table-cell office:value-type="float" office:value="198687800" calcext:value-type="float">
            <text:p>198687800</text:p>
          </table:table-cell>
          <table:table-cell office:value-type="float" office:value="65.8659793814" calcext:value-type="float">
            <text:p>65.8659793814</text:p>
          </table:table-cell>
          <table:table-cell office:value-type="float" office:value="134118104" calcext:value-type="float">
            <text:p>134118104</text:p>
          </table:table-cell>
          <table:table-cell office:value-type="float" office:value="0.46186284063" calcext:value-type="float">
            <text:p>0.4618628406</text:p>
          </table:table-cell>
        </table:table-row>
        <table:table-row table:style-name="ro1">
          <table:table-cell office:value-type="float" office:value="190749864" calcext:value-type="float">
            <text:p>190749864</text:p>
          </table:table-cell>
          <table:table-cell office:value-type="float" office:value="1.38172529558" calcext:value-type="float">
            <text:p>1.3817252956</text:p>
          </table:table-cell>
          <table:table-cell office:value-type="float" office:value="187013720" calcext:value-type="float">
            <text:p>187013720</text:p>
          </table:table-cell>
          <table:table-cell office:value-type="float" office:value="1.11842105263" calcext:value-type="float">
            <text:p>1.1184210526</text:p>
          </table:table-cell>
          <table:table-cell office:value-type="float" office:value="188191288" calcext:value-type="float">
            <text:p>188191288</text:p>
          </table:table-cell>
          <table:table-cell office:value-type="float" office:value="0.958481634396" calcext:value-type="float">
            <text:p>0.9584816344</text:p>
          </table:table-cell>
          <table:table-cell office:value-type="float" office:value="133051416" calcext:value-type="float">
            <text:p>133051416</text:p>
          </table:table-cell>
          <table:table-cell office:value-type="float" office:value="0.469948916681" calcext:value-type="float">
            <text:p>0.4699489167</text:p>
          </table:table-cell>
          <table:table-cell office:value-type="float" office:value="160288264" calcext:value-type="float">
            <text:p>160288264</text:p>
          </table:table-cell>
          <table:table-cell office:value-type="float" office:value="0.727420730289" calcext:value-type="float">
            <text:p>0.7274207303</text:p>
          </table:table-cell>
        </table:table-row>
        <table:table-row table:style-name="ro1">
          <table:table-cell office:value-type="float" office:value="194335576" calcext:value-type="float">
            <text:p>194335576</text:p>
          </table:table-cell>
          <table:table-cell office:value-type="float" office:value="3.88504245591" calcext:value-type="float">
            <text:p>3.8850424559</text:p>
          </table:table-cell>
          <table:table-cell office:value-type="float" office:value="191401400" calcext:value-type="float">
            <text:p>191401400</text:p>
          </table:table-cell>
          <table:table-cell office:value-type="float" office:value="3.60009050286" calcext:value-type="float">
            <text:p>3.6000905029</text:p>
          </table:table-cell>
          <table:table-cell office:value-type="float" office:value="195198392" calcext:value-type="float">
            <text:p>195198392</text:p>
          </table:table-cell>
          <table:table-cell office:value-type="float" office:value="0.919596656495" calcext:value-type="float">
            <text:p>0.9195966565</text:p>
          </table:table-cell>
          <table:table-cell office:value-type="float" office:value="160991800" calcext:value-type="float">
            <text:p>160991800</text:p>
          </table:table-cell>
          <table:table-cell office:value-type="float" office:value="0.748648648649" calcext:value-type="float">
            <text:p>0.7486486486</text:p>
          </table:table-cell>
          <table:table-cell office:value-type="float" office:value="172770392" calcext:value-type="float">
            <text:p>172770392</text:p>
          </table:table-cell>
          <table:table-cell office:value-type="float" office:value="1.54852379298" calcext:value-type="float">
            <text:p>1.548523793</text:p>
          </table:table-cell>
        </table:table-row>
        <table:table-row table:style-name="ro1">
          <table:table-cell office:value-type="float" office:value="132234328" calcext:value-type="float">
            <text:p>132234328</text:p>
          </table:table-cell>
          <table:table-cell office:value-type="float" office:value="66.4130434783" calcext:value-type="float">
            <text:p>66.4130434783</text:p>
          </table:table-cell>
          <table:table-cell office:value-type="float" office:value="122217320" calcext:value-type="float">
            <text:p>122217320</text:p>
          </table:table-cell>
          <table:table-cell office:value-type="float" office:value="73.9012345679" calcext:value-type="float">
            <text:p>73.9012345679</text:p>
          </table:table-cell>
          <table:table-cell office:value-type="float" office:value="132353224" calcext:value-type="float">
            <text:p>132353224</text:p>
          </table:table-cell>
          <table:table-cell office:value-type="float" office:value="100" calcext:value-type="float">
            <text:p>100</text:p>
          </table:table-cell>
          <table:table-cell office:value-type="float" office:value="173819752" calcext:value-type="float">
            <text:p>173819752</text:p>
          </table:table-cell>
          <table:table-cell office:value-type="float" office:value="1.94620965724" calcext:value-type="float">
            <text:p>1.9462096572</text:p>
          </table:table-cell>
          <table:table-cell office:value-type="float" office:value="186930472" calcext:value-type="float">
            <text:p>186930472</text:p>
          </table:table-cell>
          <table:table-cell office:value-type="float" office:value="0.825609417987" calcext:value-type="float">
            <text:p>0.825609418</text:p>
          </table:table-cell>
        </table:table-row>
        <table:table-row table:style-name="ro1">
          <table:table-cell office:value-type="float" office:value="143994120" calcext:value-type="float">
            <text:p>143994120</text:p>
          </table:table-cell>
          <table:table-cell office:value-type="float" office:value="0.0767572229409" calcext:value-type="float">
            <text:p>0.0767572229</text:p>
          </table:table-cell>
          <table:table-cell office:value-type="float" office:value="145077800" calcext:value-type="float">
            <text:p>145077800</text:p>
          </table:table-cell>
          <table:table-cell office:value-type="float" office:value="1.02839340642" calcext:value-type="float">
            <text:p>1.0283934064</text:p>
          </table:table-cell>
          <table:table-cell office:value-type="float" office:value="132267592" calcext:value-type="float">
            <text:p>132267592</text:p>
          </table:table-cell>
          <table:table-cell office:value-type="float" office:value="0.980814739689" calcext:value-type="float">
            <text:p>0.9808147397</text:p>
          </table:table-cell>
          <table:table-cell office:value-type="float" office:value="185578712" calcext:value-type="float">
            <text:p>185578712</text:p>
          </table:table-cell>
          <table:table-cell office:value-type="float" office:value="1.31493998053" calcext:value-type="float">
            <text:p>1.3149399805</text:p>
          </table:table-cell>
          <table:table-cell office:value-type="float" office:value="196913208" calcext:value-type="float">
            <text:p>196913208</text:p>
          </table:table-cell>
          <table:table-cell office:value-type="float" office:value="0.744131455399" calcext:value-type="float">
            <text:p>0.7441314554</text:p>
          </table:table-cell>
        </table:table-row>
        <table:table-row table:style-name="ro1">
          <table:table-cell office:value-type="float" office:value="160532648" calcext:value-type="float">
            <text:p>160532648</text:p>
          </table:table-cell>
          <table:table-cell office:value-type="float" office:value="0.75227166822" calcext:value-type="float">
            <text:p>0.7522716682</text:p>
          </table:table-cell>
          <table:table-cell office:value-type="float" office:value="152152200" calcext:value-type="float">
            <text:p>152152200</text:p>
          </table:table-cell>
          <table:table-cell office:value-type="float" office:value="0.839973989123" calcext:value-type="float">
            <text:p>0.8399739891</text:p>
          </table:table-cell>
          <table:table-cell office:value-type="float" office:value="157433048" calcext:value-type="float">
            <text:p>157433048</text:p>
          </table:table-cell>
          <table:table-cell office:value-type="float" office:value="0.0688342618977" calcext:value-type="float">
            <text:p>0.0688342619</text:p>
          </table:table-cell>
          <table:table-cell office:value-type="float" office:value="192061288" calcext:value-type="float">
            <text:p>192061288</text:p>
          </table:table-cell>
          <table:table-cell office:value-type="float" office:value="0.881373844122" calcext:value-type="float">
            <text:p>0.8813738441</text:p>
          </table:table-cell>
          <table:table-cell office:value-type="float" office:value="199802488" calcext:value-type="float">
            <text:p>199802488</text:p>
          </table:table-cell>
          <table:table-cell office:value-type="float" office:value="72.7037037037" calcext:value-type="float">
            <text:p>72.7037037037</text:p>
          </table:table-cell>
        </table:table-row>
        <table:table-row table:style-name="ro1">
          <table:table-cell office:value-type="float" office:value="169408392" calcext:value-type="float">
            <text:p>169408392</text:p>
          </table:table-cell>
          <table:table-cell office:value-type="float" office:value="0.0943117932494" calcext:value-type="float">
            <text:p>0.0943117932</text:p>
          </table:table-cell>
          <table:table-cell office:value-type="float" office:value="175979816" calcext:value-type="float">
            <text:p>175979816</text:p>
          </table:table-cell>
          <table:table-cell office:value-type="float" office:value="0.105697462266" calcext:value-type="float">
            <text:p>0.1056974623</text:p>
          </table:table-cell>
          <table:table-cell office:value-type="float" office:value="160502568" calcext:value-type="float">
            <text:p>160502568</text:p>
          </table:table-cell>
          <table:table-cell office:value-type="float" office:value="0.102869314622" calcext:value-type="float">
            <text:p>0.1028693146</text:p>
          </table:table-cell>
          <table:table-cell office:value-type="float" office:value="180642648" calcext:value-type="float">
            <text:p>180642648</text:p>
          </table:table-cell>
          <table:table-cell office:value-type="float" office:value="2.88090349076" calcext:value-type="float">
            <text:p>2.8809034908</text:p>
          </table:table-cell>
          <table:table-cell office:value-type="float" office:value="135459912" calcext:value-type="float">
            <text:p>135459912</text:p>
          </table:table-cell>
          <table:table-cell office:value-type="float" office:value="0.414555822329" calcext:value-type="float">
            <text:p>0.4145558223</text:p>
          </table:table-cell>
        </table:table-row>
        <table:table-row table:style-name="ro1">
          <table:table-cell office:value-type="float" office:value="180955480" calcext:value-type="float">
            <text:p>180955480</text:p>
          </table:table-cell>
          <table:table-cell office:value-type="float" office:value="1.10475070652" calcext:value-type="float">
            <text:p>1.1047507065</text:p>
          </table:table-cell>
          <table:table-cell office:value-type="float" office:value="176006648" calcext:value-type="float">
            <text:p>176006648</text:p>
          </table:table-cell>
          <table:table-cell office:value-type="float" office:value="1.72061273851" calcext:value-type="float">
            <text:p>1.7206127385</text:p>
          </table:table-cell>
          <table:table-cell office:value-type="float" office:value="167209384" calcext:value-type="float">
            <text:p>167209384</text:p>
          </table:table-cell>
          <table:table-cell office:value-type="float" office:value="0.362379864429" calcext:value-type="float">
            <text:p>0.3623798644</text:p>
          </table:table-cell>
          <table:table-cell office:value-type="float" office:value="122217320" calcext:value-type="float">
            <text:p>122217320</text:p>
          </table:table-cell>
          <table:table-cell office:value-type="float" office:value="92.6421052632" calcext:value-type="float">
            <text:p>92.6421052632</text:p>
          </table:table-cell>
          <table:table-cell office:value-type="float" office:value="158468840" calcext:value-type="float">
            <text:p>158468840</text:p>
          </table:table-cell>
          <table:table-cell office:value-type="float" office:value="0.75248128156" calcext:value-type="float">
            <text:p>0.7524812816</text:p>
          </table:table-cell>
        </table:table-row>
        <table:table-row table:style-name="ro1">
          <table:table-cell office:value-type="float" office:value="181849832" calcext:value-type="float">
            <text:p>181849832</text:p>
          </table:table-cell>
          <table:table-cell office:value-type="float" office:value="1.07009882786" calcext:value-type="float">
            <text:p>1.0700988279</text:p>
          </table:table-cell>
          <table:table-cell office:value-type="float" office:value="187407128" calcext:value-type="float">
            <text:p>187407128</text:p>
          </table:table-cell>
          <table:table-cell office:value-type="float" office:value="1.05606889564" calcext:value-type="float">
            <text:p>1.0560688956</text:p>
          </table:table-cell>
          <table:table-cell office:value-type="float" office:value="182010952" calcext:value-type="float">
            <text:p>182010952</text:p>
          </table:table-cell>
          <table:table-cell office:value-type="float" office:value="1.5673481418" calcext:value-type="float">
            <text:p>1.5673481418</text:p>
          </table:table-cell>
          <table:table-cell office:value-type="float" office:value="136046280" calcext:value-type="float">
            <text:p>136046280</text:p>
          </table:table-cell>
          <table:table-cell office:value-type="float" office:value="0.960115131579" calcext:value-type="float">
            <text:p>0.9601151316</text:p>
          </table:table-cell>
          <table:table-cell office:value-type="float" office:value="170401880" calcext:value-type="float">
            <text:p>170401880</text:p>
          </table:table-cell>
          <table:table-cell office:value-type="float" office:value="0.100087112008" calcext:value-type="float">
            <text:p>0.100087112</text:p>
          </table:table-cell>
        </table:table-row>
        <table:table-row table:style-name="ro1">
          <table:table-cell office:value-type="float" office:value="192206680" calcext:value-type="float">
            <text:p>192206680</text:p>
          </table:table-cell>
          <table:table-cell office:value-type="float" office:value="2.23308153165" calcext:value-type="float">
            <text:p>2.2330815317</text:p>
          </table:table-cell>
          <table:table-cell office:value-type="float" office:value="182727496" calcext:value-type="float">
            <text:p>182727496</text:p>
          </table:table-cell>
          <table:table-cell office:value-type="float" office:value="2.37643453704" calcext:value-type="float">
            <text:p>2.376434537</text:p>
          </table:table-cell>
          <table:table-cell office:value-type="float" office:value="190149256" calcext:value-type="float">
            <text:p>190149256</text:p>
          </table:table-cell>
          <table:table-cell office:value-type="float" office:value="0.76838344116" calcext:value-type="float">
            <text:p>0.7683834412</text:p>
          </table:table-cell>
          <table:table-cell office:value-type="float" office:value="156405032" calcext:value-type="float">
            <text:p>156405032</text:p>
          </table:table-cell>
          <table:table-cell office:value-type="float" office:value="0.106129723537" calcext:value-type="float">
            <text:p>0.1061297235</text:p>
          </table:table-cell>
          <table:table-cell office:value-type="float" office:value="186299992" calcext:value-type="float">
            <text:p>186299992</text:p>
          </table:table-cell>
          <table:table-cell office:value-type="float" office:value="1.03852054336" calcext:value-type="float">
            <text:p>1.0385205434</text:p>
          </table:table-cell>
        </table:table-row>
        <table:table-row table:style-name="ro1">
          <table:table-cell office:value-type="float" office:value="126078712" calcext:value-type="float">
            <text:p>126078712</text:p>
          </table:table-cell>
          <table:table-cell office:value-type="float" office:value="88.2549019608" calcext:value-type="float">
            <text:p>88.2549019608</text:p>
          </table:table-cell>
          <table:table-cell office:value-type="float" office:value="127607416" calcext:value-type="float">
            <text:p>127607416</text:p>
          </table:table-cell>
          <table:table-cell office:value-type="float" office:value="87.0882352941" calcext:value-type="float">
            <text:p>87.0882352941</text:p>
          </table:table-cell>
          <table:table-cell office:value-type="float" office:value="119485816" calcext:value-type="float">
            <text:p>119485816</text:p>
          </table:table-cell>
          <table:table-cell office:value-type="float" office:value="100" calcext:value-type="float">
            <text:p>100</text:p>
          </table:table-cell>
          <table:table-cell office:value-type="float" office:value="167987688" calcext:value-type="float">
            <text:p>167987688</text:p>
          </table:table-cell>
          <table:table-cell office:value-type="float" office:value="0.108230820845" calcext:value-type="float">
            <text:p>0.1082308208</text:p>
          </table:table-cell>
          <table:table-cell office:value-type="float" office:value="184193064" calcext:value-type="float">
            <text:p>184193064</text:p>
          </table:table-cell>
          <table:table-cell office:value-type="float" office:value="0.970953982939" calcext:value-type="float">
            <text:p>0.9709539829</text:p>
          </table:table-cell>
        </table:table-row>
        <table:table-row table:style-name="ro1">
          <table:table-cell office:value-type="float" office:value="134839864" calcext:value-type="float">
            <text:p>134839864</text:p>
          </table:table-cell>
          <table:table-cell office:value-type="float" office:value="1.23628604143" calcext:value-type="float">
            <text:p>1.2362860414</text:p>
          </table:table-cell>
          <table:table-cell office:value-type="float" office:value="147142088" calcext:value-type="float">
            <text:p>147142088</text:p>
          </table:table-cell>
          <table:table-cell office:value-type="float" office:value="0.6643944291" calcext:value-type="float">
            <text:p>0.6643944291</text:p>
          </table:table-cell>
          <table:table-cell office:value-type="float" office:value="133600104" calcext:value-type="float">
            <text:p>133600104</text:p>
          </table:table-cell>
          <table:table-cell office:value-type="float" office:value="0.941573556797" calcext:value-type="float">
            <text:p>0.9415735568</text:p>
          </table:table-cell>
          <table:table-cell office:value-type="float" office:value="180044536" calcext:value-type="float">
            <text:p>180044536</text:p>
          </table:table-cell>
          <table:table-cell office:value-type="float" office:value="1.85614118486" calcext:value-type="float">
            <text:p>1.8561411849</text:p>
          </table:table-cell>
          <table:table-cell office:value-type="float" office:value="202359944" calcext:value-type="float">
            <text:p>202359944</text:p>
          </table:table-cell>
          <table:table-cell office:value-type="float" office:value="65.5714285714" calcext:value-type="float">
            <text:p>65.5714285714</text:p>
          </table:table-cell>
        </table:table-row>
        <table:table-row table:style-name="ro1">
          <table:table-cell office:value-type="float" office:value="149153640" calcext:value-type="float">
            <text:p>149153640</text:p>
          </table:table-cell>
          <table:table-cell office:value-type="float" office:value="0.099388479032" calcext:value-type="float">
            <text:p>0.099388479</text:p>
          </table:table-cell>
          <table:table-cell office:value-type="float" office:value="158465000" calcext:value-type="float">
            <text:p>158465000</text:p>
          </table:table-cell>
          <table:table-cell office:value-type="float" office:value="0.869022619548" calcext:value-type="float">
            <text:p>0.8690226195</text:p>
          </table:table-cell>
          <table:table-cell office:value-type="float" office:value="159450408" calcext:value-type="float">
            <text:p>159450408</text:p>
          </table:table-cell>
          <table:table-cell office:value-type="float" office:value="0.0760201909627" calcext:value-type="float">
            <text:p>0.076020191</text:p>
          </table:table-cell>
          <table:table-cell office:value-type="float" office:value="176215160" calcext:value-type="float">
            <text:p>176215160</text:p>
          </table:table-cell>
          <table:table-cell office:value-type="float" office:value="0.714776562436" calcext:value-type="float">
            <text:p>0.7147765624</text:p>
          </table:table-cell>
          <table:table-cell office:value-type="float" office:value="138942264" calcext:value-type="float">
            <text:p>138942264</text:p>
          </table:table-cell>
          <table:table-cell office:value-type="float" office:value="0.879865771812" calcext:value-type="float">
            <text:p>0.8798657718</text:p>
          </table:table-cell>
        </table:table-row>
        <table:table-row table:style-name="ro1">
          <table:table-cell office:value-type="float" office:value="171083400" calcext:value-type="float">
            <text:p>171083400</text:p>
          </table:table-cell>
          <table:table-cell office:value-type="float" office:value="0.108940823328" calcext:value-type="float">
            <text:p>0.1089408233</text:p>
          </table:table-cell>
          <table:table-cell office:value-type="float" office:value="167068664" calcext:value-type="float">
            <text:p>167068664</text:p>
          </table:table-cell>
          <table:table-cell office:value-type="float" office:value="0.102498331665" calcext:value-type="float">
            <text:p>0.1024983317</text:p>
          </table:table-cell>
          <table:table-cell office:value-type="float" office:value="164642984" calcext:value-type="float">
            <text:p>164642984</text:p>
          </table:table-cell>
          <table:table-cell office:value-type="float" office:value="0.115653956189" calcext:value-type="float">
            <text:p>0.1156539562</text:p>
          </table:table-cell>
          <table:table-cell office:value-type="float" office:value="183327640" calcext:value-type="float">
            <text:p>183327640</text:p>
          </table:table-cell>
          <table:table-cell office:value-type="float" office:value="0.852556566406" calcext:value-type="float">
            <text:p>0.8525565664</text:p>
          </table:table-cell>
          <table:table-cell office:value-type="float" office:value="163628360" calcext:value-type="float">
            <text:p>163628360</text:p>
          </table:table-cell>
          <table:table-cell office:value-type="float" office:value="0.652130892643" calcext:value-type="float">
            <text:p>0.6521308926</text:p>
          </table:table-cell>
        </table:table-row>
        <table:table-row table:style-name="ro1">
          <table:table-cell office:value-type="float" office:value="168454968" calcext:value-type="float">
            <text:p>168454968</text:p>
          </table:table-cell>
          <table:table-cell office:value-type="float" office:value="1.86840712648" calcext:value-type="float">
            <text:p>1.8684071265</text:p>
          </table:table-cell>
          <table:table-cell office:value-type="float" office:value="180919384" calcext:value-type="float">
            <text:p>180919384</text:p>
          </table:table-cell>
          <table:table-cell office:value-type="float" office:value="1.05698138433" calcext:value-type="float">
            <text:p>1.0569813843</text:p>
          </table:table-cell>
          <table:table-cell office:value-type="float" office:value="173499064" calcext:value-type="float">
            <text:p>173499064</text:p>
          </table:table-cell>
          <table:table-cell office:value-type="float" office:value="3.70970505446" calcext:value-type="float">
            <text:p>3.7097050545</text:p>
          </table:table-cell>
          <table:table-cell office:value-type="float" office:value="197769816" calcext:value-type="float">
            <text:p>197769816</text:p>
          </table:table-cell>
          <table:table-cell office:value-type="float" office:value="1.09211866697" calcext:value-type="float">
            <text:p>1.092118667</text:p>
          </table:table-cell>
          <table:table-cell office:value-type="float" office:value="169369944" calcext:value-type="float">
            <text:p>169369944</text:p>
          </table:table-cell>
          <table:table-cell office:value-type="float" office:value="1.66647147398" calcext:value-type="float">
            <text:p>1.666471474</text:p>
          </table:table-cell>
        </table:table-row>
        <table:table-row table:style-name="ro1">
          <table:table-cell office:value-type="float" office:value="181220984" calcext:value-type="float">
            <text:p>181220984</text:p>
          </table:table-cell>
          <table:table-cell office:value-type="float" office:value="1.08846433392" calcext:value-type="float">
            <text:p>1.0884643339</text:p>
          </table:table-cell>
          <table:table-cell office:value-type="float" office:value="189107848" calcext:value-type="float">
            <text:p>189107848</text:p>
          </table:table-cell>
          <table:table-cell office:value-type="float" office:value="0.899478196049" calcext:value-type="float">
            <text:p>0.899478196</text:p>
          </table:table-cell>
          <table:table-cell office:value-type="float" office:value="183076824" calcext:value-type="float">
            <text:p>183076824</text:p>
          </table:table-cell>
          <table:table-cell office:value-type="float" office:value="1.00696442961" calcext:value-type="float">
            <text:p>1.0069644296</text:p>
          </table:table-cell>
          <table:table-cell office:value-type="float" office:value="138622296" calcext:value-type="float">
            <text:p>138622296</text:p>
          </table:table-cell>
          <table:table-cell office:value-type="float" office:value="52.8466257669" calcext:value-type="float">
            <text:p>52.8466257669</text:p>
          </table:table-cell>
          <table:table-cell office:value-type="float" office:value="191602040" calcext:value-type="float">
            <text:p>191602040</text:p>
          </table:table-cell>
          <table:table-cell office:value-type="float" office:value="0.918337534372" calcext:value-type="float">
            <text:p>0.9183375344</text:p>
          </table:table-cell>
        </table:table-row>
        <table:table-row table:style-name="ro1">
          <table:table-cell office:value-type="float" office:value="188913592" calcext:value-type="float">
            <text:p>188913592</text:p>
          </table:table-cell>
          <table:table-cell office:value-type="float" office:value="3.54417715827" calcext:value-type="float">
            <text:p>3.5441771583</text:p>
          </table:table-cell>
          <table:table-cell office:value-type="float" office:value="195007768" calcext:value-type="float">
            <text:p>195007768</text:p>
          </table:table-cell>
          <table:table-cell office:value-type="float" office:value="3.67330654086" calcext:value-type="float">
            <text:p>3.6733065409</text:p>
          </table:table-cell>
          <table:table-cell office:value-type="float" office:value="191526488" calcext:value-type="float">
            <text:p>191526488</text:p>
          </table:table-cell>
          <table:table-cell office:value-type="float" office:value="1.00244753105" calcext:value-type="float">
            <text:p>1.0024475311</text:p>
          </table:table-cell>
          <table:table-cell office:value-type="float" office:value="148353480" calcext:value-type="float">
            <text:p>148353480</text:p>
          </table:table-cell>
          <table:table-cell office:value-type="float" office:value="0.117351913062" calcext:value-type="float">
            <text:p>0.1173519131</text:p>
          </table:table-cell>
          <table:table-cell office:value-type="float" office:value="198565080" calcext:value-type="float">
            <text:p>198565080</text:p>
          </table:table-cell>
          <table:table-cell office:value-type="float" office:value="93.9344262295" calcext:value-type="float">
            <text:p>93.9344262295</text:p>
          </table:table-cell>
        </table:table-row>
        <table:table-row table:style-name="ro1">
          <table:table-cell office:value-type="float" office:value="199343720" calcext:value-type="float">
            <text:p>199343720</text:p>
          </table:table-cell>
          <table:table-cell office:value-type="float" office:value="54.3421052632" calcext:value-type="float">
            <text:p>54.3421052632</text:p>
          </table:table-cell>
          <table:table-cell office:value-type="float" office:value="123813592" calcext:value-type="float">
            <text:p>123813592</text:p>
          </table:table-cell>
          <table:table-cell office:value-type="float" office:value="74.4615384615" calcext:value-type="float">
            <text:p>74.4615384615</text:p>
          </table:table-cell>
          <table:table-cell office:value-type="float" office:value="121947976" calcext:value-type="float">
            <text:p>121947976</text:p>
          </table:table-cell>
          <table:table-cell office:value-type="float" office:value="100" calcext:value-type="float">
            <text:p>100</text:p>
          </table:table-cell>
          <table:table-cell office:value-type="float" office:value="157241544" calcext:value-type="float">
            <text:p>157241544</text:p>
          </table:table-cell>
          <table:table-cell office:value-type="float" office:value="0.107056430025" calcext:value-type="float">
            <text:p>0.10705643</text:p>
          </table:table-cell>
          <table:table-cell office:value-type="float" office:value="137192984" calcext:value-type="float">
            <text:p>137192984</text:p>
          </table:table-cell>
          <table:table-cell office:value-type="float" office:value="0.401966522299" calcext:value-type="float">
            <text:p>0.4019665223</text:p>
          </table:table-cell>
        </table:table-row>
        <table:table-row table:style-name="ro1">
          <table:table-cell office:value-type="float" office:value="133524776" calcext:value-type="float">
            <text:p>133524776</text:p>
          </table:table-cell>
          <table:table-cell office:value-type="float" office:value="0.450262805654" calcext:value-type="float">
            <text:p>0.4502628057</text:p>
          </table:table-cell>
          <table:table-cell office:value-type="float" office:value="140950184" calcext:value-type="float">
            <text:p>140950184</text:p>
          </table:table-cell>
          <table:table-cell office:value-type="float" office:value="0.975258442453" calcext:value-type="float">
            <text:p>0.9752584425</text:p>
          </table:table-cell>
          <table:table-cell office:value-type="float" office:value="132415960" calcext:value-type="float">
            <text:p>132415960</text:p>
          </table:table-cell>
          <table:table-cell office:value-type="float" office:value="0.129174007249" calcext:value-type="float">
            <text:p>0.1291740072</text:p>
          </table:table-cell>
          <table:table-cell office:value-type="float" office:value="168045544" calcext:value-type="float">
            <text:p>168045544</text:p>
          </table:table-cell>
          <table:table-cell office:value-type="float" office:value="0.102938072118" calcext:value-type="float">
            <text:p>0.1029380721</text:p>
          </table:table-cell>
          <table:table-cell office:value-type="float" office:value="156405032" calcext:value-type="float">
            <text:p>156405032</text:p>
          </table:table-cell>
          <table:table-cell office:value-type="float" office:value="0.102738340816" calcext:value-type="float">
            <text:p>0.1027383408</text:p>
          </table:table-cell>
        </table:table-row>
        <table:table-row table:style-name="ro1">
          <table:table-cell office:value-type="float" office:value="155577288" calcext:value-type="float">
            <text:p>155577288</text:p>
          </table:table-cell>
          <table:table-cell office:value-type="float" office:value="0.110344056569" calcext:value-type="float">
            <text:p>0.1103440566</text:p>
          </table:table-cell>
          <table:table-cell office:value-type="float" office:value="150291320" calcext:value-type="float">
            <text:p>150291320</text:p>
          </table:table-cell>
          <table:table-cell office:value-type="float" office:value="0.105905269633" calcext:value-type="float">
            <text:p>0.1059052696</text:p>
          </table:table-cell>
          <table:table-cell office:value-type="float" office:value="150198600" calcext:value-type="float">
            <text:p>150198600</text:p>
          </table:table-cell>
          <table:table-cell office:value-type="float" office:value="0.0606871932173" calcext:value-type="float">
            <text:p>0.0606871932</text:p>
          </table:table-cell>
          <table:table-cell office:value-type="float" office:value="180792088" calcext:value-type="float">
            <text:p>180792088</text:p>
          </table:table-cell>
          <table:table-cell office:value-type="float" office:value="1.54704834167" calcext:value-type="float">
            <text:p>1.5470483417</text:p>
          </table:table-cell>
          <table:table-cell office:value-type="float" office:value="172770968" calcext:value-type="float">
            <text:p>172770968</text:p>
          </table:table-cell>
          <table:table-cell office:value-type="float" office:value="0.0944455879326" calcext:value-type="float">
            <text:p>0.0944455879</text:p>
          </table:table-cell>
        </table:table-row>
        <table:table-row table:style-name="ro1">
          <table:table-cell office:value-type="float" office:value="173670424" calcext:value-type="float">
            <text:p>173670424</text:p>
          </table:table-cell>
          <table:table-cell office:value-type="float" office:value="0.0884135472371" calcext:value-type="float">
            <text:p>0.0884135472</text:p>
          </table:table-cell>
          <table:table-cell office:value-type="float" office:value="166951944" calcext:value-type="float">
            <text:p>166951944</text:p>
          </table:table-cell>
          <table:table-cell office:value-type="float" office:value="0.126591576885" calcext:value-type="float">
            <text:p>0.1265915769</text:p>
          </table:table-cell>
          <table:table-cell office:value-type="float" office:value="172909048" calcext:value-type="float">
            <text:p>172909048</text:p>
          </table:table-cell>
          <table:table-cell office:value-type="float" office:value="0.517094505746" calcext:value-type="float">
            <text:p>0.5170945057</text:p>
          </table:table-cell>
          <table:table-cell office:value-type="float" office:value="193813464" calcext:value-type="float">
            <text:p>193813464</text:p>
          </table:table-cell>
          <table:table-cell office:value-type="float" office:value="0.960388538651" calcext:value-type="float">
            <text:p>0.9603885387</text:p>
          </table:table-cell>
          <table:table-cell office:value-type="float" office:value="170523016" calcext:value-type="float">
            <text:p>170523016</text:p>
          </table:table-cell>
          <table:table-cell office:value-type="float" office:value="1.54214675561" calcext:value-type="float">
            <text:p>1.5421467556</text:p>
          </table:table-cell>
        </table:table-row>
        <table:table-row table:style-name="ro1">
          <table:table-cell office:value-type="float" office:value="180023416" calcext:value-type="float">
            <text:p>180023416</text:p>
          </table:table-cell>
          <table:table-cell office:value-type="float" office:value="1.67915394355" calcext:value-type="float">
            <text:p>1.6791539436</text:p>
          </table:table-cell>
          <table:table-cell office:value-type="float" office:value="177487576" calcext:value-type="float">
            <text:p>177487576</text:p>
          </table:table-cell>
          <table:table-cell office:value-type="float" office:value="1.73957050287" calcext:value-type="float">
            <text:p>1.7395705029</text:p>
          </table:table-cell>
          <table:table-cell office:value-type="float" office:value="178199128" calcext:value-type="float">
            <text:p>178199128</text:p>
          </table:table-cell>
          <table:table-cell office:value-type="float" office:value="3.90949730864" calcext:value-type="float">
            <text:p>3.9094973086</text:p>
          </table:table-cell>
          <table:table-cell office:value-type="float" office:value="201507528" calcext:value-type="float">
            <text:p>201507528</text:p>
          </table:table-cell>
          <table:table-cell office:value-type="float" office:value="72.4597701149" calcext:value-type="float">
            <text:p>72.4597701149</text:p>
          </table:table-cell>
          <table:table-cell office:value-type="float" office:value="188323784" calcext:value-type="float">
            <text:p>188323784</text:p>
          </table:table-cell>
          <table:table-cell office:value-type="float" office:value="1.26079702846" calcext:value-type="float">
            <text:p>1.2607970285</text:p>
          </table:table-cell>
        </table:table-row>
        <table:table-row table:style-name="ro1">
          <table:table-cell office:value-type="float" office:value="187786952" calcext:value-type="float">
            <text:p>187786952</text:p>
          </table:table-cell>
          <table:table-cell office:value-type="float" office:value="0.712503972037" calcext:value-type="float">
            <text:p>0.712503972</text:p>
          </table:table-cell>
          <table:table-cell office:value-type="float" office:value="186558184" calcext:value-type="float">
            <text:p>186558184</text:p>
          </table:table-cell>
          <table:table-cell office:value-type="float" office:value="1.03607492179" calcext:value-type="float">
            <text:p>1.0360749218</text:p>
          </table:table-cell>
          <table:table-cell office:value-type="float" office:value="191067240" calcext:value-type="float">
            <text:p>191067240</text:p>
          </table:table-cell>
          <table:table-cell office:value-type="float" office:value="1.25264645736" calcext:value-type="float">
            <text:p>1.2526464574</text:p>
          </table:table-cell>
          <table:table-cell office:value-type="float" office:value="136355832" calcext:value-type="float">
            <text:p>136355832</text:p>
          </table:table-cell>
          <table:table-cell office:value-type="float" office:value="0.905085044505" calcext:value-type="float">
            <text:p>0.9050850445</text:p>
          </table:table-cell>
          <table:table-cell office:value-type="float" office:value="185537048" calcext:value-type="float">
            <text:p>185537048</text:p>
          </table:table-cell>
          <table:table-cell office:value-type="float" office:value="3.45708518369" calcext:value-type="float">
            <text:p>3.4570851837</text:p>
          </table:table-cell>
        </table:table-row>
        <table:table-row table:style-name="ro1">
          <table:table-cell office:value-type="float" office:value="189831336" calcext:value-type="float">
            <text:p>189831336</text:p>
          </table:table-cell>
          <table:table-cell office:value-type="float" office:value="2.86314173477" calcext:value-type="float">
            <text:p>2.8631417348</text:p>
          </table:table-cell>
          <table:table-cell office:value-type="float" office:value="192319480" calcext:value-type="float">
            <text:p>192319480</text:p>
          </table:table-cell>
          <table:table-cell office:value-type="float" office:value="0.936527403595" calcext:value-type="float">
            <text:p>0.9365274036</text:p>
          </table:table-cell>
          <table:table-cell office:value-type="float" office:value="118541896" calcext:value-type="float">
            <text:p>118541896</text:p>
          </table:table-cell>
          <table:table-cell office:value-type="float" office:value="100" calcext:value-type="float">
            <text:p>100</text:p>
          </table:table-cell>
          <table:table-cell office:value-type="float" office:value="152718936" calcext:value-type="float">
            <text:p>152718936</text:p>
          </table:table-cell>
          <table:table-cell office:value-type="float" office:value="0.537635065014" calcext:value-type="float">
            <text:p>0.537635065</text:p>
          </table:table-cell>
          <table:table-cell office:value-type="float" office:value="129043544" calcext:value-type="float">
            <text:p>129043544</text:p>
          </table:table-cell>
          <table:table-cell office:value-type="float" office:value="88.7246376812" calcext:value-type="float">
            <text:p>88.7246376812</text:p>
          </table:table-cell>
        </table:table-row>
        <table:table-row table:style-name="ro1">
          <table:table-cell office:value-type="float" office:value="203408824" calcext:value-type="float">
            <text:p>203408824</text:p>
          </table:table-cell>
          <table:table-cell office:value-type="float" office:value="66.6627906977" calcext:value-type="float">
            <text:p>66.6627906977</text:p>
          </table:table-cell>
          <table:table-cell office:value-type="float" office:value="194745224" calcext:value-type="float">
            <text:p>194745224</text:p>
          </table:table-cell>
          <table:table-cell office:value-type="float" office:value="2.7183890224" calcext:value-type="float">
            <text:p>2.7183890224</text:p>
          </table:table-cell>
          <table:table-cell office:value-type="float" office:value="143324232" calcext:value-type="float">
            <text:p>143324232</text:p>
          </table:table-cell>
          <table:table-cell office:value-type="float" office:value="0.109749951541" calcext:value-type="float">
            <text:p>0.1097499515</text:p>
          </table:table-cell>
          <table:table-cell office:value-type="float" office:value="165776760" calcext:value-type="float">
            <text:p>165776760</text:p>
          </table:table-cell>
          <table:table-cell office:value-type="float" office:value="0.122706797192" calcext:value-type="float">
            <text:p>0.1227067972</text:p>
          </table:table-cell>
          <table:table-cell office:value-type="float" office:value="147322056" calcext:value-type="float">
            <text:p>147322056</text:p>
          </table:table-cell>
          <table:table-cell office:value-type="float" office:value="0.133505965648" calcext:value-type="float">
            <text:p>0.1335059656</text:p>
          </table:table-cell>
        </table:table-row>
        <table:table-row table:style-name="ro1">
          <table:table-cell office:value-type="float" office:value="134145512" calcext:value-type="float">
            <text:p>134145512</text:p>
          </table:table-cell>
          <table:table-cell office:value-type="float" office:value="0.335694704209" calcext:value-type="float">
            <text:p>0.3356947042</text:p>
          </table:table-cell>
          <table:table-cell office:value-type="float" office:value="203536120" calcext:value-type="float">
            <text:p>203536120</text:p>
          </table:table-cell>
          <table:table-cell office:value-type="float" office:value="70.8442622951" calcext:value-type="float">
            <text:p>70.8442622951</text:p>
          </table:table-cell>
          <table:table-cell office:value-type="float" office:value="157433048" calcext:value-type="float">
            <text:p>157433048</text:p>
          </table:table-cell>
          <table:table-cell office:value-type="float" office:value="0.0688041750397" calcext:value-type="float">
            <text:p>0.068804175</text:p>
          </table:table-cell>
          <table:table-cell office:value-type="float" office:value="182103240" calcext:value-type="float">
            <text:p>182103240</text:p>
          </table:table-cell>
          <table:table-cell office:value-type="float" office:value="1.33620859206" calcext:value-type="float">
            <text:p>1.3362085921</text:p>
          </table:table-cell>
          <table:table-cell office:value-type="float" office:value="156005368" calcext:value-type="float">
            <text:p>156005368</text:p>
          </table:table-cell>
          <table:table-cell office:value-type="float" office:value="0.0778738880425" calcext:value-type="float">
            <text:p>0.077873888</text:p>
          </table:table-cell>
        </table:table-row>
        <table:table-row table:style-name="ro1">
          <table:table-cell office:value-type="float" office:value="152481064" calcext:value-type="float">
            <text:p>152481064</text:p>
          </table:table-cell>
          <table:table-cell office:value-type="float" office:value="0.104948133001" calcext:value-type="float">
            <text:p>0.104948133</text:p>
          </table:table-cell>
          <table:table-cell office:value-type="float" office:value="132311064" calcext:value-type="float">
            <text:p>132311064</text:p>
          </table:table-cell>
          <table:table-cell office:value-type="float" office:value="0.872319859402" calcext:value-type="float">
            <text:p>0.8723198594</text:p>
          </table:table-cell>
          <table:table-cell office:value-type="float" office:value="157100520" calcext:value-type="float">
            <text:p>157100520</text:p>
          </table:table-cell>
          <table:table-cell office:value-type="float" office:value="0.0922576203292" calcext:value-type="float">
            <text:p>0.0922576203</text:p>
          </table:table-cell>
          <table:table-cell office:value-type="float" office:value="194355992" calcext:value-type="float">
            <text:p>194355992</text:p>
          </table:table-cell>
          <table:table-cell office:value-type="float" office:value="1.01000759384" calcext:value-type="float">
            <text:p>1.0100075938</text:p>
          </table:table-cell>
          <table:table-cell office:value-type="float" office:value="178737272" calcext:value-type="float">
            <text:p>178737272</text:p>
          </table:table-cell>
          <table:table-cell office:value-type="float" office:value="1.50196105415" calcext:value-type="float">
            <text:p>1.5019610542</text:p>
          </table:table-cell>
        </table:table-row>
        <table:table-row table:style-name="ro1">
          <table:table-cell office:value-type="float" office:value="172915496" calcext:value-type="float">
            <text:p>172915496</text:p>
          </table:table-cell>
          <table:table-cell office:value-type="float" office:value="0.0964048469473" calcext:value-type="float">
            <text:p>0.0964048469</text:p>
          </table:table-cell>
          <table:table-cell office:value-type="float" office:value="151476136" calcext:value-type="float">
            <text:p>151476136</text:p>
          </table:table-cell>
          <table:table-cell office:value-type="float" office:value="0.102719901014" calcext:value-type="float">
            <text:p>0.102719901</text:p>
          </table:table-cell>
          <table:table-cell office:value-type="float" office:value="181105512" calcext:value-type="float">
            <text:p>181105512</text:p>
          </table:table-cell>
          <table:table-cell office:value-type="float" office:value="0.383460240964" calcext:value-type="float">
            <text:p>0.383460241</text:p>
          </table:table-cell>
          <table:table-cell office:value-type="float" office:value="198359976" calcext:value-type="float">
            <text:p>198359976</text:p>
          </table:table-cell>
          <table:table-cell office:value-type="float" office:value="56.1512605042" calcext:value-type="float">
            <text:p>56.1512605042</text:p>
          </table:table-cell>
          <table:table-cell office:value-type="float" office:value="184495272" calcext:value-type="float">
            <text:p>184495272</text:p>
          </table:table-cell>
          <table:table-cell office:value-type="float" office:value="1.14920051256" calcext:value-type="float">
            <text:p>1.1492005126</text:p>
          </table:table-cell>
        </table:table-row>
        <table:table-row table:style-name="ro1">
          <table:table-cell office:value-type="float" office:value="176010488" calcext:value-type="float">
            <text:p>176010488</text:p>
          </table:table-cell>
          <table:table-cell office:value-type="float" office:value="1.41822329959" calcext:value-type="float">
            <text:p>1.4182232996</text:p>
          </table:table-cell>
          <table:table-cell office:value-type="float" office:value="170047656" calcext:value-type="float">
            <text:p>170047656</text:p>
          </table:table-cell>
          <table:table-cell office:value-type="float" office:value="0.107154384077" calcext:value-type="float">
            <text:p>0.1071543841</text:p>
          </table:table-cell>
          <table:table-cell office:value-type="float" office:value="183207960" calcext:value-type="float">
            <text:p>183207960</text:p>
          </table:table-cell>
          <table:table-cell office:value-type="float" office:value="1.29893249135" calcext:value-type="float">
            <text:p>1.2989324914</text:p>
          </table:table-cell>
          <table:table-cell office:value-type="float" office:value="139922600" calcext:value-type="float">
            <text:p>139922600</text:p>
          </table:table-cell>
          <table:table-cell office:value-type="float" office:value="0.437420102863" calcext:value-type="float">
            <text:p>0.4374201029</text:p>
          </table:table-cell>
          <table:table-cell office:value-type="float" office:value="195863752" calcext:value-type="float">
            <text:p>195863752</text:p>
          </table:table-cell>
          <table:table-cell office:value-type="float" office:value="3.2680502777" calcext:value-type="float">
            <text:p>3.2680502777</text:p>
          </table:table-cell>
        </table:table-row>
        <table:table-row table:style-name="ro1">
          <table:table-cell office:value-type="float" office:value="193569384" calcext:value-type="float">
            <text:p>193569384</text:p>
          </table:table-cell>
          <table:table-cell office:value-type="float" office:value="0.987488908607" calcext:value-type="float">
            <text:p>0.9874889086</text:p>
          </table:table-cell>
          <table:table-cell office:value-type="float" office:value="179258216" calcext:value-type="float">
            <text:p>179258216</text:p>
          </table:table-cell>
          <table:table-cell office:value-type="float" office:value="1.83054270983" calcext:value-type="float">
            <text:p>1.8305427098</text:p>
          </table:table-cell>
          <table:table-cell office:value-type="float" office:value="193755864" calcext:value-type="float">
            <text:p>193755864</text:p>
          </table:table-cell>
          <table:table-cell office:value-type="float" office:value="0.84732643738" calcext:value-type="float">
            <text:p>0.8473264374</text:p>
          </table:table-cell>
          <table:table-cell office:value-type="float" office:value="149809512" calcext:value-type="float">
            <text:p>149809512</text:p>
          </table:table-cell>
          <table:table-cell office:value-type="float" office:value="0.0961081794195" calcext:value-type="float">
            <text:p>0.0961081794</text:p>
          </table:table-cell>
          <table:table-cell office:value-type="float" office:value="127194216" calcext:value-type="float">
            <text:p>127194216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193811032" calcext:value-type="float">
            <text:p>193811032</text:p>
          </table:table-cell>
          <table:table-cell office:value-type="float" office:value="2.66239868437" calcext:value-type="float">
            <text:p>2.6623986844</text:p>
          </table:table-cell>
          <table:table-cell office:value-type="float" office:value="186886264" calcext:value-type="float">
            <text:p>186886264</text:p>
          </table:table-cell>
          <table:table-cell office:value-type="float" office:value="1.01650558439" calcext:value-type="float">
            <text:p>1.0165055844</text:p>
          </table:table-cell>
          <table:table-cell office:value-type="float" office:value="122979880" calcext:value-type="float">
            <text:p>122979880</text:p>
          </table:table-cell>
          <table:table-cell office:value-type="float" office:value="100" calcext:value-type="float">
            <text:p>100</text:p>
          </table:table-cell>
          <table:table-cell office:value-type="float" office:value="167360968" calcext:value-type="float">
            <text:p>167360968</text:p>
          </table:table-cell>
          <table:table-cell office:value-type="float" office:value="0.0980379003857" calcext:value-type="float">
            <text:p>0.0980379004</text:p>
          </table:table-cell>
          <table:table-cell office:value-type="float" office:value="148353480" calcext:value-type="float">
            <text:p>148353480</text:p>
          </table:table-cell>
          <table:table-cell office:value-type="float" office:value="0.104407984513" calcext:value-type="float">
            <text:p>0.1044079845</text:p>
          </table:table-cell>
        </table:table-row>
        <table:table-row table:style-name="ro1">
          <table:table-cell office:value-type="float" office:value="137758296" calcext:value-type="float">
            <text:p>137758296</text:p>
          </table:table-cell>
          <table:table-cell office:value-type="float" office:value="58.3125" calcext:value-type="float">
            <text:p>58.3125</text:p>
          </table:table-cell>
          <table:table-cell office:value-type="float" office:value="193631112" calcext:value-type="float">
            <text:p>193631112</text:p>
          </table:table-cell>
          <table:table-cell office:value-type="float" office:value="0.98479370877" calcext:value-type="float">
            <text:p>0.9847937088</text:p>
          </table:table-cell>
          <table:table-cell office:value-type="float" office:value="148145608" calcext:value-type="float">
            <text:p>148145608</text:p>
          </table:table-cell>
          <table:table-cell office:value-type="float" office:value="0.960981231478" calcext:value-type="float">
            <text:p>0.9609812315</text:p>
          </table:table-cell>
          <table:table-cell office:value-type="float" office:value="185185272" calcext:value-type="float">
            <text:p>185185272</text:p>
          </table:table-cell>
          <table:table-cell office:value-type="float" office:value="1.00667632603" calcext:value-type="float">
            <text:p>1.006676326</text:p>
          </table:table-cell>
          <table:table-cell office:value-type="float" office:value="165923880" calcext:value-type="float">
            <text:p>165923880</text:p>
          </table:table-cell>
          <table:table-cell office:value-type="float" office:value="0.0856812933025" calcext:value-type="float">
            <text:p>0.0856812933</text:p>
          </table:table-cell>
        </table:table-row>
        <table:table-row table:style-name="ro1">
          <table:table-cell office:value-type="float" office:value="155577288" calcext:value-type="float">
            <text:p>155577288</text:p>
          </table:table-cell>
          <table:table-cell office:value-type="float" office:value="0.113696640566" calcext:value-type="float">
            <text:p>0.1136966406</text:p>
          </table:table-cell>
          <table:table-cell office:value-type="float" office:value="196198360" calcext:value-type="float">
            <text:p>196198360</text:p>
          </table:table-cell>
          <table:table-cell office:value-type="float" office:value="3.81823464466" calcext:value-type="float">
            <text:p>3.8182346447</text:p>
          </table:table-cell>
          <table:table-cell office:value-type="float" office:value="157433048" calcext:value-type="float">
            <text:p>157433048</text:p>
          </table:table-cell>
          <table:table-cell office:value-type="float" office:value="0.0702612039518" calcext:value-type="float">
            <text:p>0.070261204</text:p>
          </table:table-cell>
          <table:table-cell office:value-type="float" office:value="195339784" calcext:value-type="float">
            <text:p>195339784</text:p>
          </table:table-cell>
          <table:table-cell office:value-type="float" office:value="0.81103065854" calcext:value-type="float">
            <text:p>0.8110306585</text:p>
          </table:table-cell>
          <table:table-cell office:value-type="float" office:value="172915496" calcext:value-type="float">
            <text:p>172915496</text:p>
          </table:table-cell>
          <table:table-cell office:value-type="float" office:value="1.7485075139" calcext:value-type="float">
            <text:p>1.7485075139</text:p>
          </table:table-cell>
        </table:table-row>
        <table:table-row table:style-name="ro1">
          <table:table-cell office:value-type="float" office:value="172311720" calcext:value-type="float">
            <text:p>172311720</text:p>
          </table:table-cell>
          <table:table-cell office:value-type="float" office:value="0.113545546901" calcext:value-type="float">
            <text:p>0.1135455469</text:p>
          </table:table-cell>
          <table:table-cell office:value-type="float" office:value="138618456" calcext:value-type="float">
            <text:p>138618456</text:p>
          </table:table-cell>
          <table:table-cell office:value-type="float" office:value="82.3617021277" calcext:value-type="float">
            <text:p>82.3617021277</text:p>
          </table:table-cell>
          <table:table-cell office:value-type="float" office:value="156599464" calcext:value-type="float">
            <text:p>156599464</text:p>
          </table:table-cell>
          <table:table-cell office:value-type="float" office:value="0.117112725984" calcext:value-type="float">
            <text:p>0.117112726</text:p>
          </table:table-cell>
          <table:table-cell office:value-type="float" office:value="185496536" calcext:value-type="float">
            <text:p>185496536</text:p>
          </table:table-cell>
          <table:table-cell office:value-type="float" office:value="3.28983566019" calcext:value-type="float">
            <text:p>3.2898356602</text:p>
          </table:table-cell>
          <table:table-cell office:value-type="float" office:value="189111688" calcext:value-type="float">
            <text:p>189111688</text:p>
          </table:table-cell>
          <table:table-cell office:value-type="float" office:value="1.01453802365" calcext:value-type="float">
            <text:p>1.0145380237</text:p>
          </table:table-cell>
        </table:table-row>
        <table:table-row table:style-name="ro1">
          <table:table-cell office:value-type="float" office:value="169396488" calcext:value-type="float">
            <text:p>169396488</text:p>
          </table:table-cell>
          <table:table-cell office:value-type="float" office:value="1.64122962849" calcext:value-type="float">
            <text:p>1.6412296285</text:p>
          </table:table-cell>
          <table:table-cell office:value-type="float" office:value="150413928" calcext:value-type="float">
            <text:p>150413928</text:p>
          </table:table-cell>
          <table:table-cell office:value-type="float" office:value="0.106533793681" calcext:value-type="float">
            <text:p>0.1065337937</text:p>
          </table:table-cell>
          <table:table-cell office:value-type="float" office:value="170711512" calcext:value-type="float">
            <text:p>170711512</text:p>
          </table:table-cell>
          <table:table-cell office:value-type="float" office:value="0.400231601645" calcext:value-type="float">
            <text:p>0.4002316016</text:p>
          </table:table-cell>
          <table:table-cell office:value-type="float" office:value="123450632" calcext:value-type="float">
            <text:p>123450632</text:p>
          </table:table-cell>
          <table:table-cell office:value-type="float" office:value="61.2721518987" calcext:value-type="float">
            <text:p>61.2721518987</text:p>
          </table:table-cell>
          <table:table-cell office:value-type="float" office:value="183187384" calcext:value-type="float">
            <text:p>183187384</text:p>
          </table:table-cell>
          <table:table-cell office:value-type="float" office:value="3.64975402012" calcext:value-type="float">
            <text:p>3.6497540201</text:p>
          </table:table-cell>
        </table:table-row>
        <table:table-row table:style-name="ro1">
          <table:table-cell office:value-type="float" office:value="177623512" calcext:value-type="float">
            <text:p>177623512</text:p>
          </table:table-cell>
          <table:table-cell office:value-type="float" office:value="0.921010353445" calcext:value-type="float">
            <text:p>0.9210103534</text:p>
          </table:table-cell>
          <table:table-cell office:value-type="float" office:value="167292840" calcext:value-type="float">
            <text:p>167292840</text:p>
          </table:table-cell>
          <table:table-cell office:value-type="float" office:value="0.13055019305" calcext:value-type="float">
            <text:p>0.1305501931</text:p>
          </table:table-cell>
          <table:table-cell office:value-type="float" office:value="184322408" calcext:value-type="float">
            <text:p>184322408</text:p>
          </table:table-cell>
          <table:table-cell office:value-type="float" office:value="0.969135802469" calcext:value-type="float">
            <text:p>0.9691358025</text:p>
          </table:table-cell>
          <table:table-cell office:value-type="float" office:value="140149336" calcext:value-type="float">
            <text:p>140149336</text:p>
          </table:table-cell>
          <table:table-cell office:value-type="float" office:value="0.092866795934" calcext:value-type="float">
            <text:p>0.0928667959</text:p>
          </table:table-cell>
          <table:table-cell office:value-type="float" office:value="128267448" calcext:value-type="float">
            <text:p>128267448</text:p>
          </table:table-cell>
          <table:table-cell office:value-type="float" office:value="61.2912621359" calcext:value-type="float">
            <text:p>61.2912621359</text:p>
          </table:table-cell>
        </table:table-row>
        <table:table-row table:style-name="ro1">
          <table:table-cell office:value-type="float" office:value="189110056" calcext:value-type="float">
            <text:p>189110056</text:p>
          </table:table-cell>
          <table:table-cell office:value-type="float" office:value="3.25677966102" calcext:value-type="float">
            <text:p>3.256779661</text:p>
          </table:table-cell>
          <table:table-cell office:value-type="float" office:value="166935704" calcext:value-type="float">
            <text:p>166935704</text:p>
          </table:table-cell>
          <table:table-cell office:value-type="float" office:value="0.10018071163" calcext:value-type="float">
            <text:p>0.1001807116</text:p>
          </table:table-cell>
          <table:table-cell office:value-type="float" office:value="192509800" calcext:value-type="float">
            <text:p>192509800</text:p>
          </table:table-cell>
          <table:table-cell office:value-type="float" office:value="1.02852126044" calcext:value-type="float">
            <text:p>1.0285212604</text:p>
          </table:table-cell>
          <table:table-cell office:value-type="float" office:value="160083400" calcext:value-type="float">
            <text:p>160083400</text:p>
          </table:table-cell>
          <table:table-cell office:value-type="float" office:value="0.106792577866" calcext:value-type="float">
            <text:p>0.1067925779</text:p>
          </table:table-cell>
          <table:table-cell office:value-type="float" office:value="144687080" calcext:value-type="float">
            <text:p>144687080</text:p>
          </table:table-cell>
          <table:table-cell office:value-type="float" office:value="0.112323783538" calcext:value-type="float">
            <text:p>0.1123237835</text:p>
          </table:table-cell>
        </table:table-row>
        <table:table-row table:style-name="ro1">
          <table:table-cell office:value-type="float" office:value="204269576" calcext:value-type="float">
            <text:p>204269576</text:p>
          </table:table-cell>
          <table:table-cell office:value-type="float" office:value="88.5555555556" calcext:value-type="float">
            <text:p>88.5555555556</text:p>
          </table:table-cell>
          <table:table-cell office:value-type="float" office:value="174140008" calcext:value-type="float">
            <text:p>174140008</text:p>
          </table:table-cell>
          <table:table-cell office:value-type="float" office:value="1.29708426085" calcext:value-type="float">
            <text:p>1.2970842609</text:p>
          </table:table-cell>
          <table:table-cell office:value-type="float" office:value="117507848" calcext:value-type="float">
            <text:p>117507848</text:p>
          </table:table-cell>
          <table:table-cell office:value-type="float" office:value="100" calcext:value-type="float">
            <text:p>100</text:p>
          </table:table-cell>
          <table:table-cell office:value-type="float" office:value="165297192" calcext:value-type="float">
            <text:p>165297192</text:p>
          </table:table-cell>
          <table:table-cell office:value-type="float" office:value="1.22511833774" calcext:value-type="float">
            <text:p>1.2251183377</text:p>
          </table:table-cell>
          <table:table-cell office:value-type="float" office:value="164891944" calcext:value-type="float">
            <text:p>164891944</text:p>
          </table:table-cell>
          <table:table-cell office:value-type="float" office:value="0.130400238355" calcext:value-type="float">
            <text:p>0.1304002384</text:p>
          </table:table-cell>
        </table:table-row>
        <table:table-row table:style-name="ro1">
          <table:table-cell office:value-type="float" office:value="139922600" calcext:value-type="float">
            <text:p>139922600</text:p>
          </table:table-cell>
          <table:table-cell office:value-type="float" office:value="0.239345095846" calcext:value-type="float">
            <text:p>0.2393450958</text:p>
          </table:table-cell>
          <table:table-cell office:value-type="float" office:value="191117288" calcext:value-type="float">
            <text:p>191117288</text:p>
          </table:table-cell>
          <table:table-cell office:value-type="float" office:value="1.0437468161" calcext:value-type="float">
            <text:p>1.0437468161</text:p>
          </table:table-cell>
          <table:table-cell office:value-type="float" office:value="143283240" calcext:value-type="float">
            <text:p>143283240</text:p>
          </table:table-cell>
          <table:table-cell office:value-type="float" office:value="0.695984527537" calcext:value-type="float">
            <text:p>0.6959845275</text:p>
          </table:table-cell>
          <table:table-cell office:value-type="float" office:value="175674600" calcext:value-type="float">
            <text:p>175674600</text:p>
          </table:table-cell>
          <table:table-cell office:value-type="float" office:value="0.725329302526" calcext:value-type="float">
            <text:p>0.7253293025</text:p>
          </table:table-cell>
          <table:table-cell office:value-type="float" office:value="168956184" calcext:value-type="float">
            <text:p>168956184</text:p>
          </table:table-cell>
          <table:table-cell office:value-type="float" office:value="1.57988076372" calcext:value-type="float">
            <text:p>1.5798807637</text:p>
          </table:table-cell>
        </table:table-row>
        <table:table-row table:style-name="ro1">
          <table:table-cell office:value-type="float" office:value="144144888" calcext:value-type="float">
            <text:p>144144888</text:p>
          </table:table-cell>
          <table:table-cell office:value-type="float" office:value="0.149682033177" calcext:value-type="float">
            <text:p>0.1496820332</text:p>
          </table:table-cell>
          <table:table-cell office:value-type="float" office:value="182651464" calcext:value-type="float">
            <text:p>182651464</text:p>
          </table:table-cell>
          <table:table-cell office:value-type="float" office:value="3.39833829754" calcext:value-type="float">
            <text:p>3.3983382975</text:p>
          </table:table-cell>
          <table:table-cell office:value-type="float" office:value="153531576" calcext:value-type="float">
            <text:p>153531576</text:p>
          </table:table-cell>
          <table:table-cell office:value-type="float" office:value="0.86722027972" calcext:value-type="float">
            <text:p>0.8672202797</text:p>
          </table:table-cell>
          <table:table-cell office:value-type="float" office:value="186682920" calcext:value-type="float">
            <text:p>186682920</text:p>
          </table:table-cell>
          <table:table-cell office:value-type="float" office:value="0.911976439791" calcext:value-type="float">
            <text:p>0.9119764398</text:p>
          </table:table-cell>
          <table:table-cell office:value-type="float" office:value="189111688" calcext:value-type="float">
            <text:p>189111688</text:p>
          </table:table-cell>
          <table:table-cell office:value-type="float" office:value="1.03727930711" calcext:value-type="float">
            <text:p>1.0372793071</text:p>
          </table:table-cell>
        </table:table-row>
        <table:table-row table:style-name="ro1">
          <table:table-cell office:value-type="float" office:value="158468840" calcext:value-type="float">
            <text:p>158468840</text:p>
          </table:table-cell>
          <table:table-cell office:value-type="float" office:value="0.756087936866" calcext:value-type="float">
            <text:p>0.7560879369</text:p>
          </table:table-cell>
          <table:table-cell office:value-type="float" office:value="131235160" calcext:value-type="float">
            <text:p>131235160</text:p>
          </table:table-cell>
          <table:table-cell office:value-type="float" office:value="83.4461538462" calcext:value-type="float">
            <text:p>83.4461538462</text:p>
          </table:table-cell>
          <table:table-cell office:value-type="float" office:value="169407896" calcext:value-type="float">
            <text:p>169407896</text:p>
          </table:table-cell>
          <table:table-cell office:value-type="float" office:value="0.0709135396141" calcext:value-type="float">
            <text:p>0.0709135396</text:p>
          </table:table-cell>
          <table:table-cell office:value-type="float" office:value="201521160" calcext:value-type="float">
            <text:p>201521160</text:p>
          </table:table-cell>
          <table:table-cell office:value-type="float" office:value="59.4" calcext:value-type="float">
            <text:p>59.4</text:p>
          </table:table-cell>
          <table:table-cell office:value-type="float" office:value="196257192" calcext:value-type="float">
            <text:p>196257192</text:p>
          </table:table-cell>
          <table:table-cell office:value-type="float" office:value="3.1961561723" calcext:value-type="float">
            <text:p>3.1961561723</text:p>
          </table:table-cell>
        </table:table-row>
        <table:table-row table:style-name="ro1">
          <table:table-cell office:value-type="float" office:value="178868984" calcext:value-type="float">
            <text:p>178868984</text:p>
          </table:table-cell>
          <table:table-cell office:value-type="float" office:value="0.100433647693" calcext:value-type="float">
            <text:p>0.1004336477</text:p>
          </table:table-cell>
          <table:table-cell office:value-type="float" office:value="140970312" calcext:value-type="float">
            <text:p>140970312</text:p>
          </table:table-cell>
          <table:table-cell office:value-type="float" office:value="0.115763773724" calcext:value-type="float">
            <text:p>0.1157637737</text:p>
          </table:table-cell>
          <table:table-cell office:value-type="float" office:value="173433496" calcext:value-type="float">
            <text:p>173433496</text:p>
          </table:table-cell>
          <table:table-cell office:value-type="float" office:value="2.72578788952" calcext:value-type="float">
            <text:p>2.7257878895</text:p>
          </table:table-cell>
          <table:table-cell office:value-type="float" office:value="139922600" calcext:value-type="float">
            <text:p>139922600</text:p>
          </table:table-cell>
          <table:table-cell office:value-type="float" office:value="0.322868690666" calcext:value-type="float">
            <text:p>0.3228686907</text:p>
          </table:table-cell>
          <table:table-cell office:value-type="float" office:value="126973736" calcext:value-type="float">
            <text:p>126973736</text:p>
          </table:table-cell>
          <table:table-cell office:value-type="float" office:value="90.7432432432" calcext:value-type="float">
            <text:p>90.7432432432</text:p>
          </table:table-cell>
        </table:table-row>
        <table:table-row table:style-name="ro1">
          <table:table-cell office:value-type="float" office:value="186365560" calcext:value-type="float">
            <text:p>186365560</text:p>
          </table:table-cell>
          <table:table-cell office:value-type="float" office:value="1.04654768782" calcext:value-type="float">
            <text:p>1.0465476878</text:p>
          </table:table-cell>
          <table:table-cell office:value-type="float" office:value="159496904" calcext:value-type="float">
            <text:p>159496904</text:p>
          </table:table-cell>
          <table:table-cell office:value-type="float" office:value="0.781567727124" calcext:value-type="float">
            <text:p>0.7815677271</text:p>
          </table:table-cell>
          <table:table-cell office:value-type="float" office:value="180590296" calcext:value-type="float">
            <text:p>180590296</text:p>
          </table:table-cell>
          <table:table-cell office:value-type="float" office:value="2.72578788952" calcext:value-type="float">
            <text:p>2.7257878895</text:p>
          </table:table-cell>
          <table:table-cell office:value-type="float" office:value="150417288" calcext:value-type="float">
            <text:p>150417288</text:p>
          </table:table-cell>
          <table:table-cell office:value-type="float" office:value="0.115343372651" calcext:value-type="float">
            <text:p>0.1153433727</text:p>
          </table:table-cell>
          <table:table-cell office:value-type="float" office:value="141986408" calcext:value-type="float">
            <text:p>141986408</text:p>
          </table:table-cell>
          <table:table-cell office:value-type="float" office:value="0.962745528366" calcext:value-type="float">
            <text:p>0.9627455284</text:p>
          </table:table-cell>
        </table:table-row>
        <table:table-row table:style-name="ro1">
          <table:table-cell office:value-type="float" office:value="193110408" calcext:value-type="float">
            <text:p>193110408</text:p>
          </table:table-cell>
          <table:table-cell office:value-type="float" office:value="0.78320655354" calcext:value-type="float">
            <text:p>0.7832065535</text:p>
          </table:table-cell>
          <table:table-cell office:value-type="float" office:value="165996312" calcext:value-type="float">
            <text:p>165996312</text:p>
          </table:table-cell>
          <table:table-cell office:value-type="float" office:value="0.105115245523" calcext:value-type="float">
            <text:p>0.1051152455</text:p>
          </table:table-cell>
          <table:table-cell office:value-type="float" office:value="188681672" calcext:value-type="float">
            <text:p>188681672</text:p>
          </table:table-cell>
          <table:table-cell office:value-type="float" office:value="1.05763668676" calcext:value-type="float">
            <text:p>1.0576366868</text:p>
          </table:table-cell>
          <table:table-cell office:value-type="float" office:value="171239096" calcext:value-type="float">
            <text:p>171239096</text:p>
          </table:table-cell>
          <table:table-cell office:value-type="float" office:value="0.112205119066" calcext:value-type="float">
            <text:p>0.1122051191</text:p>
          </table:table-cell>
          <table:table-cell office:value-type="float" office:value="163628360" calcext:value-type="float">
            <text:p>163628360</text:p>
          </table:table-cell>
          <table:table-cell office:value-type="float" office:value="0.618991874397" calcext:value-type="float">
            <text:p>0.6189918744</text:p>
          </table:table-cell>
        </table:table-row>
        <table:table-row table:style-name="ro1">
          <table:table-cell office:value-type="float" office:value="182492792" calcext:value-type="float">
            <text:p>182492792</text:p>
          </table:table-cell>
          <table:table-cell office:value-type="float" office:value="3.90312687913" calcext:value-type="float">
            <text:p>3.9031268791</text:p>
          </table:table-cell>
          <table:table-cell office:value-type="float" office:value="177956248" calcext:value-type="float">
            <text:p>177956248</text:p>
          </table:table-cell>
          <table:table-cell office:value-type="float" office:value="1.7081720792" calcext:value-type="float">
            <text:p>1.7081720792</text:p>
          </table:table-cell>
          <table:table-cell office:value-type="float" office:value="192771976" calcext:value-type="float">
            <text:p>192771976</text:p>
          </table:table-cell>
          <table:table-cell office:value-type="float" office:value="100" calcext:value-type="float">
            <text:p>100</text:p>
          </table:table-cell>
          <table:table-cell office:value-type="float" office:value="173950888" calcext:value-type="float">
            <text:p>173950888</text:p>
          </table:table-cell>
          <table:table-cell office:value-type="float" office:value="1.70987724483" calcext:value-type="float">
            <text:p>1.7098772448</text:p>
          </table:table-cell>
          <table:table-cell office:value-type="float" office:value="164259928" calcext:value-type="float">
            <text:p>164259928</text:p>
          </table:table-cell>
          <table:table-cell office:value-type="float" office:value="1.73023994354" calcext:value-type="float">
            <text:p>1.7302399435</text:p>
          </table:table-cell>
        </table:table-row>
        <table:table-row table:style-name="ro1">
          <table:table-cell office:value-type="float" office:value="122217320" calcext:value-type="float">
            <text:p>122217320</text:p>
          </table:table-cell>
          <table:table-cell office:value-type="float" office:value="79.214953271" calcext:value-type="float">
            <text:p>79.214953271</text:p>
          </table:table-cell>
          <table:table-cell office:value-type="float" office:value="187914248" calcext:value-type="float">
            <text:p>187914248</text:p>
          </table:table-cell>
          <table:table-cell office:value-type="float" office:value="1.05001928503" calcext:value-type="float">
            <text:p>1.050019285</text:p>
          </table:table-cell>
          <table:table-cell office:value-type="float" office:value="136308872" calcext:value-type="float">
            <text:p>136308872</text:p>
          </table:table-cell>
          <table:table-cell office:value-type="float" office:value="0.299354138089" calcext:value-type="float">
            <text:p>0.2993541381</text:p>
          </table:table-cell>
          <table:table-cell office:value-type="float" office:value="183546040" calcext:value-type="float">
            <text:p>183546040</text:p>
          </table:table-cell>
          <table:table-cell office:value-type="float" office:value="1.08399054453" calcext:value-type="float">
            <text:p>1.0839905445</text:p>
          </table:table-cell>
          <table:table-cell office:value-type="float" office:value="189111688" calcext:value-type="float">
            <text:p>189111688</text:p>
          </table:table-cell>
          <table:table-cell office:value-type="float" office:value="0.957516339869" calcext:value-type="float">
            <text:p>0.9575163399</text:p>
          </table:table-cell>
        </table:table-row>
        <table:table-row table:style-name="ro1">
          <table:table-cell office:value-type="float" office:value="133012776" calcext:value-type="float">
            <text:p>133012776</text:p>
          </table:table-cell>
          <table:table-cell office:value-type="float" office:value="0.938591281625" calcext:value-type="float">
            <text:p>0.9385912816</text:p>
          </table:table-cell>
          <table:table-cell office:value-type="float" office:value="191598104" calcext:value-type="float">
            <text:p>191598104</text:p>
          </table:table-cell>
          <table:table-cell office:value-type="float" office:value="3.44494555054" calcext:value-type="float">
            <text:p>3.4449455505</text:p>
          </table:table-cell>
          <table:table-cell office:value-type="float" office:value="139275240" calcext:value-type="float">
            <text:p>139275240</text:p>
          </table:table-cell>
          <table:table-cell office:value-type="float" office:value="0.160095701087" calcext:value-type="float">
            <text:p>0.1600957011</text:p>
          </table:table-cell>
          <table:table-cell office:value-type="float" office:value="190848104" calcext:value-type="float">
            <text:p>190848104</text:p>
          </table:table-cell>
          <table:table-cell office:value-type="float" office:value="0.922716443184" calcext:value-type="float">
            <text:p>0.9227164432</text:p>
          </table:table-cell>
          <table:table-cell office:value-type="float" office:value="191437288" calcext:value-type="float">
            <text:p>191437288</text:p>
          </table:table-cell>
          <table:table-cell office:value-type="float" office:value="3.05625859697" calcext:value-type="float">
            <text:p>3.056258597</text:p>
          </table:table-cell>
        </table:table-row>
        <table:table-row table:style-name="ro1">
          <table:table-cell office:value-type="float" office:value="149224104" calcext:value-type="float">
            <text:p>149224104</text:p>
          </table:table-cell>
          <table:table-cell office:value-type="float" office:value="0.66632016632" calcext:value-type="float">
            <text:p>0.6663201663</text:p>
          </table:table-cell>
          <table:table-cell office:value-type="float" office:value="200494792" calcext:value-type="float">
            <text:p>200494792</text:p>
          </table:table-cell>
          <table:table-cell office:value-type="float" office:value="73.2380952381" calcext:value-type="float">
            <text:p>73.2380952381</text:p>
          </table:table-cell>
          <table:table-cell office:value-type="float" office:value="162592568" calcext:value-type="float">
            <text:p>162592568</text:p>
          </table:table-cell>
          <table:table-cell office:value-type="float" office:value="0.79690663667" calcext:value-type="float">
            <text:p>0.7969066367</text:p>
          </table:table-cell>
          <table:table-cell office:value-type="float" office:value="196126296" calcext:value-type="float">
            <text:p>196126296</text:p>
          </table:table-cell>
          <table:table-cell office:value-type="float" office:value="3.00037975885" calcext:value-type="float">
            <text:p>3.0003797589</text:p>
          </table:table-cell>
          <table:table-cell office:value-type="float" office:value="137651800" calcext:value-type="float">
            <text:p>137651800</text:p>
          </table:table-cell>
          <table:table-cell office:value-type="float" office:value="96.3666666667" calcext:value-type="float">
            <text:p>96.3666666667</text:p>
          </table:table-cell>
        </table:table-row>
        <table:table-row table:style-name="ro1">
          <table:table-cell office:value-type="float" office:value="166969160" calcext:value-type="float">
            <text:p>166969160</text:p>
          </table:table-cell>
          <table:table-cell office:value-type="float" office:value="0.083235459327" calcext:value-type="float">
            <text:p>0.0832354593</text:p>
          </table:table-cell>
          <table:table-cell office:value-type="float" office:value="139918280" calcext:value-type="float">
            <text:p>139918280</text:p>
          </table:table-cell>
          <table:table-cell office:value-type="float" office:value="0.569247111937" calcext:value-type="float">
            <text:p>0.5692471119</text:p>
          </table:table-cell>
          <table:table-cell office:value-type="float" office:value="174599896" calcext:value-type="float">
            <text:p>174599896</text:p>
          </table:table-cell>
          <table:table-cell office:value-type="float" office:value="1.13221189317" calcext:value-type="float">
            <text:p>1.1322118932</text:p>
          </table:table-cell>
          <table:table-cell office:value-type="float" office:value="202425512" calcext:value-type="float">
            <text:p>202425512</text:p>
          </table:table-cell>
          <table:table-cell office:value-type="float" office:value="76.4344262295" calcext:value-type="float">
            <text:p>76.4344262295</text:p>
          </table:table-cell>
          <table:table-cell office:value-type="float" office:value="150417768" calcext:value-type="float">
            <text:p>150417768</text:p>
          </table:table-cell>
          <table:table-cell office:value-type="float" office:value="0.108270509361" calcext:value-type="float">
            <text:p>0.1082705094</text:p>
          </table:table-cell>
        </table:table-row>
        <table:table-row table:style-name="ro1">
          <table:table-cell office:value-type="float" office:value="176469448" calcext:value-type="float">
            <text:p>176469448</text:p>
          </table:table-cell>
          <table:table-cell office:value-type="float" office:value="1.28937332802" calcext:value-type="float">
            <text:p>1.289373328</text:p>
          </table:table-cell>
          <table:table-cell office:value-type="float" office:value="148433320" calcext:value-type="float">
            <text:p>148433320</text:p>
          </table:table-cell>
          <table:table-cell office:value-type="float" office:value="0.0886888834833" calcext:value-type="float">
            <text:p>0.0886888835</text:p>
          </table:table-cell>
          <table:table-cell office:value-type="float" office:value="181819912" calcext:value-type="float">
            <text:p>181819912</text:p>
          </table:table-cell>
          <table:table-cell office:value-type="float" office:value="1.01192927643" calcext:value-type="float">
            <text:p>1.0119292764</text:p>
          </table:table-cell>
          <table:table-cell office:value-type="float" office:value="136168776" calcext:value-type="float">
            <text:p>136168776</text:p>
          </table:table-cell>
          <table:table-cell office:value-type="float" office:value="0.540152442171" calcext:value-type="float">
            <text:p>0.5401524422</text:p>
          </table:table-cell>
          <table:table-cell office:value-type="float" office:value="170051496" calcext:value-type="float">
            <text:p>170051496</text:p>
          </table:table-cell>
          <table:table-cell office:value-type="float" office:value="0.107953314139" calcext:value-type="float">
            <text:p>0.1079533141</text:p>
          </table:table-cell>
        </table:table-row>
        <table:table-row table:style-name="ro1">
          <table:table-cell office:value-type="float" office:value="188897992" calcext:value-type="float">
            <text:p>188897992</text:p>
          </table:table-cell>
          <table:table-cell office:value-type="float" office:value="1.23080694186" calcext:value-type="float">
            <text:p>1.2308069419</text:p>
          </table:table-cell>
          <table:table-cell office:value-type="float" office:value="180241864" calcext:value-type="float">
            <text:p>180241864</text:p>
          </table:table-cell>
          <table:table-cell office:value-type="float" office:value="0.0959048182476" calcext:value-type="float">
            <text:p>0.0959048182</text:p>
          </table:table-cell>
          <table:table-cell office:value-type="float" office:value="189548296" calcext:value-type="float">
            <text:p>189548296</text:p>
          </table:table-cell>
          <table:table-cell office:value-type="float" office:value="0.919777556503" calcext:value-type="float">
            <text:p>0.9197775565</text:p>
          </table:table-cell>
          <table:table-cell office:value-type="float" office:value="150146264" calcext:value-type="float">
            <text:p>150146264</text:p>
          </table:table-cell>
          <table:table-cell office:value-type="float" office:value="0.698954238671" calcext:value-type="float">
            <text:p>0.6989542387</text:p>
          </table:table-cell>
          <table:table-cell office:value-type="float" office:value="175372216" calcext:value-type="float">
            <text:p>175372216</text:p>
          </table:table-cell>
          <table:table-cell office:value-type="float" office:value="1.77582470503" calcext:value-type="float">
            <text:p>1.775824705</text:p>
          </table:table-cell>
        </table:table-row>
        <table:table-row table:style-name="ro1">
          <table:table-cell office:value-type="float" office:value="189111688" calcext:value-type="float">
            <text:p>189111688</text:p>
          </table:table-cell>
          <table:table-cell office:value-type="float" office:value="3.5152716841" calcext:value-type="float">
            <text:p>3.5152716841</text:p>
          </table:table-cell>
          <table:table-cell office:value-type="float" office:value="174598984" calcext:value-type="float">
            <text:p>174598984</text:p>
          </table:table-cell>
          <table:table-cell office:value-type="float" office:value="1.37445785651" calcext:value-type="float">
            <text:p>1.3744578565</text:p>
          </table:table-cell>
          <table:table-cell office:value-type="float" office:value="193023160" calcext:value-type="float">
            <text:p>193023160</text:p>
          </table:table-cell>
          <table:table-cell office:value-type="float" office:value="3.53116853678" calcext:value-type="float">
            <text:p>3.5311685368</text:p>
          </table:table-cell>
          <table:table-cell office:value-type="float" office:value="173032664" calcext:value-type="float">
            <text:p>173032664</text:p>
          </table:table-cell>
          <table:table-cell office:value-type="float" office:value="1.52241861735" calcext:value-type="float">
            <text:p>1.5224186174</text:p>
          </table:table-cell>
          <table:table-cell office:value-type="float" office:value="190684056" calcext:value-type="float">
            <text:p>190684056</text:p>
          </table:table-cell>
          <table:table-cell office:value-type="float" office:value="1.02513306668" calcext:value-type="float">
            <text:p>1.0251330667</text:p>
          </table:table-cell>
        </table:table-row>
        <table:table-row table:style-name="ro1">
          <table:table-cell office:value-type="float" office:value="123817432" calcext:value-type="float">
            <text:p>123817432</text:p>
          </table:table-cell>
          <table:table-cell office:value-type="float" office:value="59.3225806452" calcext:value-type="float">
            <text:p>59.3225806452</text:p>
          </table:table-cell>
          <table:table-cell office:value-type="float" office:value="192057208" calcext:value-type="float">
            <text:p>192057208</text:p>
          </table:table-cell>
          <table:table-cell office:value-type="float" office:value="1.01616505016" calcext:value-type="float">
            <text:p>1.0161650502</text:p>
          </table:table-cell>
          <table:table-cell office:value-type="float" office:value="201814072" calcext:value-type="float">
            <text:p>201814072</text:p>
          </table:table-cell>
          <table:table-cell office:value-type="float" office:value="59.2708333333" calcext:value-type="float">
            <text:p>59.2708333333</text:p>
          </table:table-cell>
          <table:table-cell office:value-type="float" office:value="188201256" calcext:value-type="float">
            <text:p>188201256</text:p>
          </table:table-cell>
          <table:table-cell office:value-type="float" office:value="1.15484278242" calcext:value-type="float">
            <text:p>1.1548427824</text:p>
          </table:table-cell>
          <table:table-cell office:value-type="float" office:value="193500616" calcext:value-type="float">
            <text:p>193500616</text:p>
          </table:table-cell>
          <table:table-cell office:value-type="float" office:value="3.67271589487" calcext:value-type="float">
            <text:p>3.6727158949</text:p>
          </table:table-cell>
        </table:table-row>
        <table:table-row table:style-name="ro1">
          <table:table-cell office:value-type="float" office:value="145082120" calcext:value-type="float">
            <text:p>145082120</text:p>
          </table:table-cell>
          <table:table-cell office:value-type="float" office:value="0.646454131425" calcext:value-type="float">
            <text:p>0.6464541314</text:p>
          </table:table-cell>
          <table:table-cell office:value-type="float" office:value="184791848" calcext:value-type="float">
            <text:p>184791848</text:p>
          </table:table-cell>
          <table:table-cell office:value-type="float" office:value="3.85015566115" calcext:value-type="float">
            <text:p>3.8501556612</text:p>
          </table:table-cell>
          <table:table-cell office:value-type="float" office:value="138618408" calcext:value-type="float">
            <text:p>138618408</text:p>
          </table:table-cell>
          <table:table-cell office:value-type="float" office:value="59.2708333333" calcext:value-type="float">
            <text:p>59.2708333333</text:p>
          </table:table-cell>
          <table:table-cell office:value-type="float" office:value="188323208" calcext:value-type="float">
            <text:p>188323208</text:p>
          </table:table-cell>
          <table:table-cell office:value-type="float" office:value="2.81390764084" calcext:value-type="float">
            <text:p>2.8139076408</text:p>
          </table:table-cell>
          <table:table-cell office:value-type="float" office:value="138622296" calcext:value-type="float">
            <text:p>138622296</text:p>
          </table:table-cell>
          <table:table-cell office:value-type="float" office:value="98.3870967742" calcext:value-type="float">
            <text:p>98.3870967742</text:p>
          </table:table-cell>
        </table:table-row>
        <table:table-row table:style-name="ro1">
          <table:table-cell office:value-type="float" office:value="163628360" calcext:value-type="float">
            <text:p>163628360</text:p>
          </table:table-cell>
          <table:table-cell office:value-type="float" office:value="0.59367081148" calcext:value-type="float">
            <text:p>0.5936708115</text:p>
          </table:table-cell>
          <table:table-cell office:value-type="float" office:value="122217320" calcext:value-type="float">
            <text:p>122217320</text:p>
          </table:table-cell>
          <table:table-cell office:value-type="float" office:value="49.4677419355" calcext:value-type="float">
            <text:p>49.4677419355</text:p>
          </table:table-cell>
          <table:table-cell office:value-type="float" office:value="141970376" calcext:value-type="float">
            <text:p>141970376</text:p>
          </table:table-cell>
          <table:table-cell office:value-type="float" office:value="0.103233411923" calcext:value-type="float">
            <text:p>0.1032334119</text:p>
          </table:table-cell>
          <table:table-cell office:value-type="float" office:value="201443016" calcext:value-type="float">
            <text:p>201443016</text:p>
          </table:table-cell>
          <table:table-cell office:value-type="float" office:value="75.9036144578" calcext:value-type="float">
            <text:p>75.9036144578</text:p>
          </table:table-cell>
          <table:table-cell office:value-type="float" office:value="152481096" calcext:value-type="float">
            <text:p>152481096</text:p>
          </table:table-cell>
          <table:table-cell office:value-type="float" office:value="0.0937363501354" calcext:value-type="float">
            <text:p>0.0937363501</text:p>
          </table:table-cell>
        </table:table-row>
        <table:table-row table:style-name="ro1">
          <table:table-cell office:value-type="float" office:value="172442760" calcext:value-type="float">
            <text:p>172442760</text:p>
          </table:table-cell>
          <table:table-cell office:value-type="float" office:value="1.62606340003" calcext:value-type="float">
            <text:p>1.6260634</text:p>
          </table:table-cell>
          <table:table-cell office:value-type="float" office:value="139062504" calcext:value-type="float">
            <text:p>139062504</text:p>
          </table:table-cell>
          <table:table-cell office:value-type="float" office:value="0.43689747868" calcext:value-type="float">
            <text:p>0.4368974787</text:p>
          </table:table-cell>
          <table:table-cell office:value-type="float" office:value="157462200" calcext:value-type="float">
            <text:p>157462200</text:p>
          </table:table-cell>
          <table:table-cell office:value-type="float" office:value="0.102106582324" calcext:value-type="float">
            <text:p>0.1021065823</text:p>
          </table:table-cell>
          <table:table-cell office:value-type="float" office:value="132119992" calcext:value-type="float">
            <text:p>132119992</text:p>
          </table:table-cell>
          <table:table-cell office:value-type="float" office:value="0.500547776627" calcext:value-type="float">
            <text:p>0.5005477766</text:p>
          </table:table-cell>
          <table:table-cell office:value-type="float" office:value="167987688" calcext:value-type="float">
            <text:p>167987688</text:p>
          </table:table-cell>
          <table:table-cell office:value-type="float" office:value="0.103541946884" calcext:value-type="float">
            <text:p>0.1035419469</text:p>
          </table:table-cell>
        </table:table-row>
        <table:table-row table:style-name="ro1">
          <table:table-cell office:value-type="float" office:value="180635128" calcext:value-type="float">
            <text:p>180635128</text:p>
          </table:table-cell>
          <table:table-cell office:value-type="float" office:value="1.23533264918" calcext:value-type="float">
            <text:p>1.2353326492</text:p>
          </table:table-cell>
          <table:table-cell office:value-type="float" office:value="152477256" calcext:value-type="float">
            <text:p>152477256</text:p>
          </table:table-cell>
          <table:table-cell office:value-type="float" office:value="0.113949379484" calcext:value-type="float">
            <text:p>0.1139493795</text:p>
          </table:table-cell>
          <table:table-cell office:value-type="float" office:value="178563960" calcext:value-type="float">
            <text:p>178563960</text:p>
          </table:table-cell>
          <table:table-cell office:value-type="float" office:value="1.23492217899" calcext:value-type="float">
            <text:p>1.234922179</text:p>
          </table:table-cell>
          <table:table-cell office:value-type="float" office:value="149431032" calcext:value-type="float">
            <text:p>149431032</text:p>
          </table:table-cell>
          <table:table-cell office:value-type="float" office:value="0.0871639078959" calcext:value-type="float">
            <text:p>0.0871639079</text:p>
          </table:table-cell>
          <table:table-cell office:value-type="float" office:value="166475528" calcext:value-type="float">
            <text:p>166475528</text:p>
          </table:table-cell>
          <table:table-cell office:value-type="float" office:value="1.80096501809" calcext:value-type="float">
            <text:p>1.8009650181</text:p>
          </table:table-cell>
        </table:table-row>
        <table:table-row table:style-name="ro1">
          <table:table-cell office:value-type="float" office:value="194225096" calcext:value-type="float">
            <text:p>194225096</text:p>
          </table:table-cell>
          <table:table-cell office:value-type="float" office:value="1.10701697225" calcext:value-type="float">
            <text:p>1.1070169723</text:p>
          </table:table-cell>
          <table:table-cell office:value-type="float" office:value="158267288" calcext:value-type="float">
            <text:p>158267288</text:p>
          </table:table-cell>
          <table:table-cell office:value-type="float" office:value="0.114869233685" calcext:value-type="float">
            <text:p>0.1148692337</text:p>
          </table:table-cell>
          <table:table-cell office:value-type="float" office:value="187607496" calcext:value-type="float">
            <text:p>187607496</text:p>
          </table:table-cell>
          <table:table-cell office:value-type="float" office:value="0.743573604061" calcext:value-type="float">
            <text:p>0.7435736041</text:p>
          </table:table-cell>
          <table:table-cell office:value-type="float" office:value="165041032" calcext:value-type="float">
            <text:p>165041032</text:p>
          </table:table-cell>
          <table:table-cell office:value-type="float" office:value="0.101766245816" calcext:value-type="float">
            <text:p>0.1017662458</text:p>
          </table:table-cell>
          <table:table-cell office:value-type="float" office:value="189111688" calcext:value-type="float">
            <text:p>189111688</text:p>
          </table:table-cell>
          <table:table-cell office:value-type="float" office:value="1.08107438273" calcext:value-type="float">
            <text:p>1.0810743827</text:p>
          </table:table-cell>
        </table:table-row>
        <table:table-row table:style-name="ro1">
          <table:table-cell office:value-type="float" office:value="197966760" calcext:value-type="float">
            <text:p>197966760</text:p>
          </table:table-cell>
          <table:table-cell office:value-type="float" office:value="1.20930158325" calcext:value-type="float">
            <text:p>1.2093015833</text:p>
          </table:table-cell>
          <table:table-cell office:value-type="float" office:value="174471592" calcext:value-type="float">
            <text:p>174471592</text:p>
          </table:table-cell>
          <table:table-cell office:value-type="float" office:value="1.65019476906" calcext:value-type="float">
            <text:p>1.6501947691</text:p>
          </table:table-cell>
          <table:table-cell office:value-type="float" office:value="194155640" calcext:value-type="float">
            <text:p>194155640</text:p>
          </table:table-cell>
          <table:table-cell office:value-type="float" office:value="0.881629238054" calcext:value-type="float">
            <text:p>0.8816292381</text:p>
          </table:table-cell>
          <table:table-cell office:value-type="float" office:value="185840984" calcext:value-type="float">
            <text:p>185840984</text:p>
          </table:table-cell>
          <table:table-cell office:value-type="float" office:value="1.15131929638" calcext:value-type="float">
            <text:p>1.1513192964</text:p>
          </table:table-cell>
          <table:table-cell office:value-type="float" office:value="186698376" calcext:value-type="float">
            <text:p>186698376</text:p>
          </table:table-cell>
          <table:table-cell office:value-type="float" office:value="3.81209055477" calcext:value-type="float">
            <text:p>3.8120905548</text:p>
          </table:table-cell>
        </table:table-row>
        <table:table-row table:style-name="ro1">
          <table:table-cell office:value-type="float" office:value="139922120" calcext:value-type="float">
            <text:p>139922120</text:p>
          </table:table-cell>
          <table:table-cell office:value-type="float" office:value="0.456667390428" calcext:value-type="float">
            <text:p>0.4566673904</text:p>
          </table:table-cell>
          <table:table-cell office:value-type="float" office:value="186164984" calcext:value-type="float">
            <text:p>186164984</text:p>
          </table:table-cell>
          <table:table-cell office:value-type="float" office:value="1.38879368382" calcext:value-type="float">
            <text:p>1.3887936838</text:p>
          </table:table-cell>
          <table:table-cell office:value-type="float" office:value="182450792" calcext:value-type="float">
            <text:p>182450792</text:p>
          </table:table-cell>
          <table:table-cell office:value-type="float" office:value="3.21091040836" calcext:value-type="float">
            <text:p>3.2109104084</text:p>
          </table:table-cell>
          <table:table-cell office:value-type="float" office:value="186855000" calcext:value-type="float">
            <text:p>186855000</text:p>
          </table:table-cell>
          <table:table-cell office:value-type="float" office:value="1.10748000524" calcext:value-type="float">
            <text:p>1.1074800052</text:p>
          </table:table-cell>
          <table:table-cell office:value-type="float" office:value="132140120" calcext:value-type="float">
            <text:p>132140120</text:p>
          </table:table-cell>
          <table:table-cell office:value-type="float" office:value="92.8235294118" calcext:value-type="float">
            <text:p>92.8235294118</text:p>
          </table:table-cell>
        </table:table-row>
        <table:table-row table:style-name="ro1">
          <table:table-cell office:value-type="float" office:value="156405032" calcext:value-type="float">
            <text:p>156405032</text:p>
          </table:table-cell>
          <table:table-cell office:value-type="float" office:value="0.0925483738164" calcext:value-type="float">
            <text:p>0.0925483738</text:p>
          </table:table-cell>
          <table:table-cell office:value-type="float" office:value="191926312" calcext:value-type="float">
            <text:p>191926312</text:p>
          </table:table-cell>
          <table:table-cell office:value-type="float" office:value="0.890677506775" calcext:value-type="float">
            <text:p>0.8906775068</text:p>
          </table:table-cell>
          <table:table-cell office:value-type="float" office:value="124498376" calcext:value-type="float">
            <text:p>124498376</text:p>
          </table:table-cell>
          <table:table-cell office:value-type="float" office:value="68.9759036145" calcext:value-type="float">
            <text:p>68.9759036145</text:p>
          </table:table-cell>
          <table:table-cell office:value-type="float" office:value="198884744" calcext:value-type="float">
            <text:p>198884744</text:p>
          </table:table-cell>
          <table:table-cell office:value-type="float" office:value="69.5227272727" calcext:value-type="float">
            <text:p>69.5227272727</text:p>
          </table:table-cell>
          <table:table-cell office:value-type="float" office:value="148353960" calcext:value-type="float">
            <text:p>148353960</text:p>
          </table:table-cell>
          <table:table-cell office:value-type="float" office:value="0.108390037232" calcext:value-type="float">
            <text:p>0.1083900372</text:p>
          </table:table-cell>
        </table:table-row>
        <table:table-row table:style-name="ro1">
          <table:table-cell office:value-type="float" office:value="163167736" calcext:value-type="float">
            <text:p>163167736</text:p>
          </table:table-cell>
          <table:table-cell office:value-type="float" office:value="0.0962212017435" calcext:value-type="float">
            <text:p>0.0962212017</text:p>
          </table:table-cell>
          <table:table-cell office:value-type="float" office:value="195925720" calcext:value-type="float">
            <text:p>195925720</text:p>
          </table:table-cell>
          <table:table-cell office:value-type="float" office:value="2.59792608134" calcext:value-type="float">
            <text:p>2.5979260813</text:p>
          </table:table-cell>
          <table:table-cell office:value-type="float" office:value="145077800" calcext:value-type="float">
            <text:p>145077800</text:p>
          </table:table-cell>
          <table:table-cell office:value-type="float" office:value="1.69405023652" calcext:value-type="float">
            <text:p>1.6940502365</text:p>
          </table:table-cell>
          <table:table-cell office:value-type="float" office:value="139922120" calcext:value-type="float">
            <text:p>139922120</text:p>
          </table:table-cell>
          <table:table-cell office:value-type="float" office:value="0.437072718297" calcext:value-type="float">
            <text:p>0.4370727183</text:p>
          </table:table-cell>
          <table:table-cell office:value-type="float" office:value="164891976" calcext:value-type="float">
            <text:p>164891976</text:p>
          </table:table-cell>
          <table:table-cell office:value-type="float" office:value="0.130413804848" calcext:value-type="float">
            <text:p>0.1304138048</text:p>
          </table:table-cell>
        </table:table-row>
        <table:table-row table:style-name="ro1">
          <table:table-cell office:value-type="float" office:value="174868632" calcext:value-type="float">
            <text:p>174868632</text:p>
          </table:table-cell>
          <table:table-cell office:value-type="float" office:value="1.58536950234" calcext:value-type="float">
            <text:p>1.5853695023</text:p>
          </table:table-cell>
          <table:table-cell office:value-type="float" office:value="202159400" calcext:value-type="float">
            <text:p>202159400</text:p>
          </table:table-cell>
          <table:table-cell office:value-type="float" office:value="62.3129251701" calcext:value-type="float">
            <text:p>62.3129251701</text:p>
          </table:table-cell>
          <table:table-cell office:value-type="float" office:value="162592616" calcext:value-type="float">
            <text:p>162592616</text:p>
          </table:table-cell>
          <table:table-cell office:value-type="float" office:value="0.710489407249" calcext:value-type="float">
            <text:p>0.7104894072</text:p>
          </table:table-cell>
          <table:table-cell office:value-type="float" office:value="156405032" calcext:value-type="float">
            <text:p>156405032</text:p>
          </table:table-cell>
          <table:table-cell office:value-type="float" office:value="0.102190485381" calcext:value-type="float">
            <text:p>0.1021904854</text:p>
          </table:table-cell>
          <table:table-cell office:value-type="float" office:value="164778952" calcext:value-type="float">
            <text:p>164778952</text:p>
          </table:table-cell>
          <table:table-cell office:value-type="float" office:value="1.69139026112" calcext:value-type="float">
            <text:p>1.6913902611</text:p>
          </table:table-cell>
        </table:table-row>
        <table:table-row table:style-name="ro1">
          <table:table-cell office:value-type="float" office:value="182365544" calcext:value-type="float">
            <text:p>182365544</text:p>
          </table:table-cell>
          <table:table-cell office:value-type="float" office:value="1.10832284456" calcext:value-type="float">
            <text:p>1.1083228446</text:p>
          </table:table-cell>
          <table:table-cell office:value-type="float" office:value="139918280" calcext:value-type="float">
            <text:p>139918280</text:p>
          </table:table-cell>
          <table:table-cell office:value-type="float" office:value="0.445666273936" calcext:value-type="float">
            <text:p>0.4456662739</text:p>
          </table:table-cell>
          <table:table-cell office:value-type="float" office:value="171120376" calcext:value-type="float">
            <text:p>171120376</text:p>
          </table:table-cell>
          <table:table-cell office:value-type="float" office:value="0.102999011315" calcext:value-type="float">
            <text:p>0.1029990113</text:p>
          </table:table-cell>
          <table:table-cell office:value-type="float" office:value="164891976" calcext:value-type="float">
            <text:p>164891976</text:p>
          </table:table-cell>
          <table:table-cell office:value-type="float" office:value="0.122604316219" calcext:value-type="float">
            <text:p>0.1226043162</text:p>
          </table:table-cell>
          <table:table-cell office:value-type="float" office:value="188651384" calcext:value-type="float">
            <text:p>188651384</text:p>
          </table:table-cell>
          <table:table-cell office:value-type="float" office:value="1.08392336526" calcext:value-type="float">
            <text:p>1.0839233653</text:p>
          </table:table-cell>
        </table:table-row>
        <table:table-row table:style-name="ro1">
          <table:table-cell office:value-type="float" office:value="190487352" calcext:value-type="float">
            <text:p>190487352</text:p>
          </table:table-cell>
          <table:table-cell office:value-type="float" office:value="0.936503518747" calcext:value-type="float">
            <text:p>0.9365035187</text:p>
          </table:table-cell>
          <table:table-cell office:value-type="float" office:value="152477736" calcext:value-type="float">
            <text:p>152477736</text:p>
          </table:table-cell>
          <table:table-cell office:value-type="float" office:value="0.115260542984" calcext:value-type="float">
            <text:p>0.115260543</text:p>
          </table:table-cell>
          <table:table-cell office:value-type="float" office:value="180919144" calcext:value-type="float">
            <text:p>180919144</text:p>
          </table:table-cell>
          <table:table-cell office:value-type="float" office:value="1.07359912483" calcext:value-type="float">
            <text:p>1.0735991248</text:p>
          </table:table-cell>
          <table:table-cell office:value-type="float" office:value="178212696" calcext:value-type="float">
            <text:p>178212696</text:p>
          </table:table-cell>
          <table:table-cell office:value-type="float" office:value="1.69957782156" calcext:value-type="float">
            <text:p>1.6995778216</text:p>
          </table:table-cell>
          <table:table-cell office:value-type="float" office:value="189422120" calcext:value-type="float">
            <text:p>189422120</text:p>
          </table:table-cell>
          <table:table-cell office:value-type="float" office:value="3.21439891329" calcext:value-type="float">
            <text:p>3.2143989133</text:p>
          </table:table-cell>
        </table:table-row>
        <table:table-row table:style-name="ro1">
          <table:table-cell office:value-type="float" office:value="181952360" calcext:value-type="float">
            <text:p>181952360</text:p>
          </table:table-cell>
          <table:table-cell office:value-type="float" office:value="3.58967889908" calcext:value-type="float">
            <text:p>3.5896788991</text:p>
          </table:table-cell>
          <table:table-cell office:value-type="float" office:value="165920040" calcext:value-type="float">
            <text:p>165920040</text:p>
          </table:table-cell>
          <table:table-cell office:value-type="float" office:value="0.123483524224" calcext:value-type="float">
            <text:p>0.1234835242</text:p>
          </table:table-cell>
          <table:table-cell office:value-type="float" office:value="189040984" calcext:value-type="float">
            <text:p>189040984</text:p>
          </table:table-cell>
          <table:table-cell office:value-type="float" office:value="0.883794963686" calcext:value-type="float">
            <text:p>0.8837949637</text:p>
          </table:table-cell>
          <table:table-cell office:value-type="float" office:value="187480008" calcext:value-type="float">
            <text:p>187480008</text:p>
          </table:table-cell>
          <table:table-cell office:value-type="float" office:value="1.04399183657" calcext:value-type="float">
            <text:p>1.0439918366</text:p>
          </table:table-cell>
          <table:table-cell office:value-type="float" office:value="139922600" calcext:value-type="float">
            <text:p>139922600</text:p>
          </table:table-cell>
          <table:table-cell office:value-type="float" office:value="0.419604184714" calcext:value-type="float">
            <text:p>0.4196041847</text:p>
          </table:table-cell>
        </table:table-row>
        <table:table-row table:style-name="ro1">
          <table:table-cell office:value-type="float" office:value="136492888" calcext:value-type="float">
            <text:p>136492888</text:p>
          </table:table-cell>
          <table:table-cell office:value-type="float" office:value="78.4583333333" calcext:value-type="float">
            <text:p>78.4583333333</text:p>
          </table:table-cell>
          <table:table-cell office:value-type="float" office:value="180569368" calcext:value-type="float">
            <text:p>180569368</text:p>
          </table:table-cell>
          <table:table-cell office:value-type="float" office:value="1.36816639437" calcext:value-type="float">
            <text:p>1.3681663944</text:p>
          </table:table-cell>
          <table:table-cell office:value-type="float" office:value="185273336" calcext:value-type="float">
            <text:p>185273336</text:p>
          </table:table-cell>
          <table:table-cell office:value-type="float" office:value="5.21645997745" calcext:value-type="float">
            <text:p>5.2164599775</text:p>
          </table:table-cell>
          <table:table-cell office:value-type="float" office:value="192388888" calcext:value-type="float">
            <text:p>192388888</text:p>
          </table:table-cell>
          <table:table-cell office:value-type="float" office:value="0.863991143094" calcext:value-type="float">
            <text:p>0.8639911431</text:p>
          </table:table-cell>
          <table:table-cell office:value-type="float" office:value="148286536" calcext:value-type="float">
            <text:p>148286536</text:p>
          </table:table-cell>
          <table:table-cell office:value-type="float" office:value="0.104627226349" calcext:value-type="float">
            <text:p>0.1046272263</text:p>
          </table:table-cell>
        </table:table-row>
        <table:table-row table:style-name="ro1">
          <table:table-cell office:value-type="float" office:value="143720424" calcext:value-type="float">
            <text:p>143720424</text:p>
          </table:table-cell>
          <table:table-cell office:value-type="float" office:value="0.148155865805" calcext:value-type="float">
            <text:p>0.1481558658</text:p>
          </table:table-cell>
          <table:table-cell office:value-type="float" office:value="179317496" calcext:value-type="float">
            <text:p>179317496</text:p>
          </table:table-cell>
          <table:table-cell office:value-type="float" office:value="1.42646268771" calcext:value-type="float">
            <text:p>1.4264626877</text:p>
          </table:table-cell>
          <table:table-cell office:value-type="float" office:value="129433112" calcext:value-type="float">
            <text:p>129433112</text:p>
          </table:table-cell>
          <table:table-cell office:value-type="float" office:value="50.8717948718" calcext:value-type="float">
            <text:p>50.8717948718</text:p>
          </table:table-cell>
          <table:table-cell office:value-type="float" office:value="197179672" calcext:value-type="float">
            <text:p>197179672</text:p>
          </table:table-cell>
          <table:table-cell office:value-type="float" office:value="1.07534035606" calcext:value-type="float">
            <text:p>1.0753403561</text:p>
          </table:table-cell>
          <table:table-cell office:value-type="float" office:value="179590232" calcext:value-type="float">
            <text:p>179590232</text:p>
          </table:table-cell>
          <table:table-cell office:value-type="float" office:value="0.0807870831791" calcext:value-type="float">
            <text:p>0.0807870832</text:p>
          </table:table-cell>
        </table:table-row>
        <table:table-row table:style-name="ro1">
          <table:table-cell office:value-type="float" office:value="166955784" calcext:value-type="float">
            <text:p>166955784</text:p>
          </table:table-cell>
          <table:table-cell office:value-type="float" office:value="0.111691745892" calcext:value-type="float">
            <text:p>0.1116917459</text:p>
          </table:table-cell>
          <table:table-cell office:value-type="float" office:value="182721160" calcext:value-type="float">
            <text:p>182721160</text:p>
          </table:table-cell>
          <table:table-cell office:value-type="float" office:value="0.940321683952" calcext:value-type="float">
            <text:p>0.940321684</text:p>
          </table:table-cell>
          <table:table-cell office:value-type="float" office:value="152106520" calcext:value-type="float">
            <text:p>152106520</text:p>
          </table:table-cell>
          <table:table-cell office:value-type="float" office:value="0.116525558597" calcext:value-type="float">
            <text:p>0.1165255586</text:p>
          </table:table-cell>
          <table:table-cell office:value-type="float" office:value="138622296" calcext:value-type="float">
            <text:p>138622296</text:p>
          </table:table-cell>
          <table:table-cell office:value-type="float" office:value="57.6" calcext:value-type="float">
            <text:p>57.6</text:p>
          </table:table-cell>
          <table:table-cell office:value-type="float" office:value="181775640" calcext:value-type="float">
            <text:p>181775640</text:p>
          </table:table-cell>
          <table:table-cell office:value-type="float" office:value="1.32498436345" calcext:value-type="float">
            <text:p>1.3249843635</text:p>
          </table:table-cell>
        </table:table-row>
        <table:table-row table:style-name="ro1">
          <table:table-cell office:value-type="float" office:value="178999784" calcext:value-type="float">
            <text:p>178999784</text:p>
          </table:table-cell>
          <table:table-cell office:value-type="float" office:value="1.01078883982" calcext:value-type="float">
            <text:p>1.0107888398</text:p>
          </table:table-cell>
          <table:table-cell office:value-type="float" office:value="199142936" calcext:value-type="float">
            <text:p>199142936</text:p>
          </table:table-cell>
          <table:table-cell office:value-type="float" office:value="85.2307692308" calcext:value-type="float">
            <text:p>85.2307692308</text:p>
          </table:table-cell>
          <table:table-cell office:value-type="float" office:value="156550696" calcext:value-type="float">
            <text:p>156550696</text:p>
          </table:table-cell>
          <table:table-cell office:value-type="float" office:value="0.120541046583" calcext:value-type="float">
            <text:p>0.1205410466</text:p>
          </table:table-cell>
          <table:table-cell office:value-type="float" office:value="140128456" calcext:value-type="float">
            <text:p>140128456</text:p>
          </table:table-cell>
          <table:table-cell office:value-type="float" office:value="0.10928704437" calcext:value-type="float">
            <text:p>0.1092870444</text:p>
          </table:table-cell>
          <table:table-cell office:value-type="float" office:value="194749640" calcext:value-type="float">
            <text:p>194749640</text:p>
          </table:table-cell>
          <table:table-cell office:value-type="float" office:value="0.959663727477" calcext:value-type="float">
            <text:p>0.9596637275</text:p>
          </table:table-cell>
        </table:table-row>
        <table:table-row table:style-name="ro1">
          <table:table-cell office:value-type="float" office:value="177189496" calcext:value-type="float">
            <text:p>177189496</text:p>
          </table:table-cell>
          <table:table-cell office:value-type="float" office:value="1.2481475848" calcext:value-type="float">
            <text:p>1.2481475848</text:p>
          </table:table-cell>
          <table:table-cell office:value-type="float" office:value="139918760" calcext:value-type="float">
            <text:p>139918760</text:p>
          </table:table-cell>
          <table:table-cell office:value-type="float" office:value="0.271061388411" calcext:value-type="float">
            <text:p>0.2710613884</text:p>
          </table:table-cell>
          <table:table-cell office:value-type="float" office:value="179258216" calcext:value-type="float">
            <text:p>179258216</text:p>
          </table:table-cell>
          <table:table-cell office:value-type="float" office:value="2.0837205576" calcext:value-type="float">
            <text:p>2.0837205576</text:p>
          </table:table-cell>
          <table:table-cell office:value-type="float" office:value="161564520" calcext:value-type="float">
            <text:p>161564520</text:p>
          </table:table-cell>
          <table:table-cell office:value-type="float" office:value="0.666104026007" calcext:value-type="float">
            <text:p>0.666104026</text:p>
          </table:table-cell>
          <table:table-cell office:value-type="float" office:value="197245480" calcext:value-type="float">
            <text:p>197245480</text:p>
          </table:table-cell>
          <table:table-cell office:value-type="float" office:value="1.24876015456" calcext:value-type="float">
            <text:p>1.2487601546</text:p>
          </table:table-cell>
        </table:table-row>
        <table:table-row table:style-name="ro1">
          <table:table-cell office:value-type="float" office:value="192519928" calcext:value-type="float">
            <text:p>192519928</text:p>
          </table:table-cell>
          <table:table-cell office:value-type="float" office:value="2.28910235537" calcext:value-type="float">
            <text:p>2.2891023554</text:p>
          </table:table-cell>
          <table:table-cell office:value-type="float" office:value="147317736" calcext:value-type="float">
            <text:p>147317736</text:p>
          </table:table-cell>
          <table:table-cell office:value-type="float" office:value="0.111654423363" calcext:value-type="float">
            <text:p>0.1116544234</text:p>
          </table:table-cell>
          <table:table-cell office:value-type="float" office:value="184491432" calcext:value-type="float">
            <text:p>184491432</text:p>
          </table:table-cell>
          <table:table-cell office:value-type="float" office:value="1.23310667233" calcext:value-type="float">
            <text:p>1.2331066723</text:p>
          </table:table-cell>
          <table:table-cell office:value-type="float" office:value="176704840" calcext:value-type="float">
            <text:p>176704840</text:p>
          </table:table-cell>
          <table:table-cell office:value-type="float" office:value="1.75595570074" calcext:value-type="float">
            <text:p>1.7559557007</text:p>
          </table:table-cell>
          <table:table-cell office:value-type="float" office:value="139922120" calcext:value-type="float">
            <text:p>139922120</text:p>
          </table:table-cell>
          <table:table-cell office:value-type="float" office:value="0.462824367606" calcext:value-type="float">
            <text:p>0.4628243676</text:p>
          </table:table-cell>
        </table:table-row>
        <table:table-row table:style-name="ro1">
          <table:table-cell office:value-type="float" office:value="199868296" calcext:value-type="float">
            <text:p>199868296</text:p>
          </table:table-cell>
          <table:table-cell office:value-type="float" office:value="85.4018691589" calcext:value-type="float">
            <text:p>85.4018691589</text:p>
          </table:table-cell>
          <table:table-cell office:value-type="float" office:value="169015752" calcext:value-type="float">
            <text:p>169015752</text:p>
          </table:table-cell>
          <table:table-cell office:value-type="float" office:value="0.119654201323" calcext:value-type="float">
            <text:p>0.1196542013</text:p>
          </table:table-cell>
          <table:table-cell office:value-type="float" office:value="194942200" calcext:value-type="float">
            <text:p>194942200</text:p>
          </table:table-cell>
          <table:table-cell office:value-type="float" office:value="3.2531913393" calcext:value-type="float">
            <text:p>3.2531913393</text:p>
          </table:table-cell>
          <table:table-cell office:value-type="float" office:value="184005016" calcext:value-type="float">
            <text:p>184005016</text:p>
          </table:table-cell>
          <table:table-cell office:value-type="float" office:value="0.836565457487" calcext:value-type="float">
            <text:p>0.8365654575</text:p>
          </table:table-cell>
          <table:table-cell office:value-type="float" office:value="148201912" calcext:value-type="float">
            <text:p>148201912</text:p>
          </table:table-cell>
          <table:table-cell office:value-type="float" office:value="0.110036010647" calcext:value-type="float">
            <text:p>0.1100360106</text:p>
          </table:table-cell>
        </table:table-row>
        <table:table-row table:style-name="ro1">
          <table:table-cell office:value-type="float" office:value="138622296" calcext:value-type="float">
            <text:p>138622296</text:p>
          </table:table-cell>
          <table:table-cell office:value-type="float" office:value="85.4018691589" calcext:value-type="float">
            <text:p>85.4018691589</text:p>
          </table:table-cell>
          <table:table-cell office:value-type="float" office:value="175958488" calcext:value-type="float">
            <text:p>175958488</text:p>
          </table:table-cell>
          <table:table-cell office:value-type="float" office:value="1.55299238303" calcext:value-type="float">
            <text:p>1.552992383</text:p>
          </table:table-cell>
          <table:table-cell office:value-type="float" office:value="123251368" calcext:value-type="float">
            <text:p>123251368</text:p>
          </table:table-cell>
          <table:table-cell office:value-type="float" office:value="49.7112676056" calcext:value-type="float">
            <text:p>49.7112676056</text:p>
          </table:table-cell>
          <table:table-cell office:value-type="float" office:value="190094184" calcext:value-type="float">
            <text:p>190094184</text:p>
          </table:table-cell>
          <table:table-cell office:value-type="float" office:value="0.933620490731" calcext:value-type="float">
            <text:p>0.9336204907</text:p>
          </table:table-cell>
          <table:table-cell office:value-type="float" office:value="177360616" calcext:value-type="float">
            <text:p>177360616</text:p>
          </table:table-cell>
          <table:table-cell office:value-type="float" office:value="0.107522722878" calcext:value-type="float">
            <text:p>0.1075227229</text:p>
          </table:table-cell>
        </table:table-row>
        <table:table-row table:style-name="ro1">
          <table:table-cell office:value-type="float" office:value="156574088" calcext:value-type="float">
            <text:p>156574088</text:p>
          </table:table-cell>
          <table:table-cell office:value-type="float" office:value="0.0973835836403" calcext:value-type="float">
            <text:p>0.0973835836</text:p>
          </table:table-cell>
          <table:table-cell office:value-type="float" office:value="181724264" calcext:value-type="float">
            <text:p>181724264</text:p>
          </table:table-cell>
          <table:table-cell office:value-type="float" office:value="0.804041847815" calcext:value-type="float">
            <text:p>0.8040418478</text:p>
          </table:table-cell>
          <table:table-cell office:value-type="float" office:value="147141608" calcext:value-type="float">
            <text:p>147141608</text:p>
          </table:table-cell>
          <table:table-cell office:value-type="float" office:value="0.866516364767" calcext:value-type="float">
            <text:p>0.8665163648</text:p>
          </table:table-cell>
          <table:table-cell office:value-type="float" office:value="194224760" calcext:value-type="float">
            <text:p>194224760</text:p>
          </table:table-cell>
          <table:table-cell office:value-type="float" office:value="3.84669164942" calcext:value-type="float">
            <text:p>3.8466916494</text:p>
          </table:table-cell>
          <table:table-cell office:value-type="float" office:value="181972104" calcext:value-type="float">
            <text:p>181972104</text:p>
          </table:table-cell>
          <table:table-cell office:value-type="float" office:value="1.08671979128" calcext:value-type="float">
            <text:p>1.0867197913</text:p>
          </table:table-cell>
        </table:table-row>
        <table:table-row table:style-name="ro1">
          <table:table-cell office:value-type="float" office:value="166955784" calcext:value-type="float">
            <text:p>166955784</text:p>
          </table:table-cell>
          <table:table-cell office:value-type="float" office:value="0.104357946463" calcext:value-type="float">
            <text:p>0.1043579465</text:p>
          </table:table-cell>
          <table:table-cell office:value-type="float" office:value="195729016" calcext:value-type="float">
            <text:p>195729016</text:p>
          </table:table-cell>
          <table:table-cell office:value-type="float" office:value="3.06561854148" calcext:value-type="float">
            <text:p>3.0656185415</text:p>
          </table:table-cell>
          <table:table-cell office:value-type="float" office:value="156001528" calcext:value-type="float">
            <text:p>156001528</text:p>
          </table:table-cell>
          <table:table-cell office:value-type="float" office:value="0.0973165708665" calcext:value-type="float">
            <text:p>0.0973165709</text:p>
          </table:table-cell>
          <table:table-cell office:value-type="float" office:value="202163240" calcext:value-type="float">
            <text:p>202163240</text:p>
          </table:table-cell>
          <table:table-cell office:value-type="float" office:value="43.7028301887" calcext:value-type="float">
            <text:p>43.7028301887</text:p>
          </table:table-cell>
          <table:table-cell office:value-type="float" office:value="195732952" calcext:value-type="float">
            <text:p>195732952</text:p>
          </table:table-cell>
          <table:table-cell office:value-type="float" office:value="1.01709798012" calcext:value-type="float">
            <text:p>1.0170979801</text:p>
          </table:table-cell>
        </table:table-row>
        <table:table-row table:style-name="ro1">
          <table:table-cell office:value-type="float" office:value="177884856" calcext:value-type="float">
            <text:p>177884856</text:p>
          </table:table-cell>
          <table:table-cell office:value-type="float" office:value="1.79485736792" calcext:value-type="float">
            <text:p>1.7948573679</text:p>
          </table:table-cell>
          <table:table-cell office:value-type="float" office:value="125289496" calcext:value-type="float">
            <text:p>125289496</text:p>
          </table:table-cell>
          <table:table-cell office:value-type="float" office:value="88.9508196721" calcext:value-type="float">
            <text:p>88.9508196721</text:p>
          </table:table-cell>
          <table:table-cell office:value-type="float" office:value="176176184" calcext:value-type="float">
            <text:p>176176184</text:p>
          </table:table-cell>
          <table:table-cell office:value-type="float" office:value="1.20375051437" calcext:value-type="float">
            <text:p>1.2037505144</text:p>
          </table:table-cell>
          <table:table-cell office:value-type="float" office:value="133470536" calcext:value-type="float">
            <text:p>133470536</text:p>
          </table:table-cell>
          <table:table-cell office:value-type="float" office:value="0.365237936848" calcext:value-type="float">
            <text:p>0.3652379368</text:p>
          </table:table-cell>
          <table:table-cell office:value-type="float" office:value="197179672" calcext:value-type="float">
            <text:p>197179672</text:p>
          </table:table-cell>
          <table:table-cell office:value-type="float" office:value="0.967580356918" calcext:value-type="float">
            <text:p>0.9675803569</text:p>
          </table:table-cell>
        </table:table-row>
        <table:table-row table:style-name="ro1">
          <table:table-cell office:value-type="float" office:value="174327592" calcext:value-type="float">
            <text:p>174327592</text:p>
          </table:table-cell>
          <table:table-cell office:value-type="float" office:value="1.09808259587" calcext:value-type="float">
            <text:p>1.0980825959</text:p>
          </table:table-cell>
          <table:table-cell office:value-type="float" office:value="140950184" calcext:value-type="float">
            <text:p>140950184</text:p>
          </table:table-cell>
          <table:table-cell office:value-type="float" office:value="0.835044716794" calcext:value-type="float">
            <text:p>0.8350447168</text:p>
          </table:table-cell>
          <table:table-cell office:value-type="float" office:value="181050280" calcext:value-type="float">
            <text:p>181050280</text:p>
          </table:table-cell>
          <table:table-cell office:value-type="float" office:value="0.98774593638" calcext:value-type="float">
            <text:p>0.9877459364</text:p>
          </table:table-cell>
          <table:table-cell office:value-type="float" office:value="149236104" calcext:value-type="float">
            <text:p>149236104</text:p>
          </table:table-cell>
          <table:table-cell office:value-type="float" office:value="0.618686034995" calcext:value-type="float">
            <text:p>0.618686035</text:p>
          </table:table-cell>
          <table:table-cell office:value-type="float" office:value="138622296" calcext:value-type="float">
            <text:p>138622296</text:p>
          </table:table-cell>
          <table:table-cell office:value-type="float" office:value="98.3076923077" calcext:value-type="float">
            <text:p>98.3076923077</text:p>
          </table:table-cell>
        </table:table-row>
        <table:table-row table:style-name="ro1">
          <table:table-cell office:value-type="float" office:value="192650824" calcext:value-type="float">
            <text:p>192650824</text:p>
          </table:table-cell>
          <table:table-cell office:value-type="float" office:value="2.78004243554" calcext:value-type="float">
            <text:p>2.7800424355</text:p>
          </table:table-cell>
          <table:table-cell office:value-type="float" office:value="158465000" calcext:value-type="float">
            <text:p>158465000</text:p>
          </table:table-cell>
          <table:table-cell office:value-type="float" office:value="0.67654155496" calcext:value-type="float">
            <text:p>0.676541555</text:p>
          </table:table-cell>
          <table:table-cell office:value-type="float" office:value="189106552" calcext:value-type="float">
            <text:p>189106552</text:p>
          </table:table-cell>
          <table:table-cell office:value-type="float" office:value="0.913853079599" calcext:value-type="float">
            <text:p>0.9138530796</text:p>
          </table:table-cell>
          <table:table-cell office:value-type="float" office:value="172915496" calcext:value-type="float">
            <text:p>172915496</text:p>
          </table:table-cell>
          <table:table-cell office:value-type="float" office:value="0.0931377641119" calcext:value-type="float">
            <text:p>0.0931377641</text:p>
          </table:table-cell>
          <table:table-cell office:value-type="float" office:value="154544904" calcext:value-type="float">
            <text:p>154544904</text:p>
          </table:table-cell>
          <table:table-cell office:value-type="float" office:value="0.119141381536" calcext:value-type="float">
            <text:p>0.1191413815</text:p>
          </table:table-cell>
        </table:table-row>
        <table:table-row table:style-name="ro1">
          <table:table-cell office:value-type="float" office:value="123251368" calcext:value-type="float">
            <text:p>123251368</text:p>
          </table:table-cell>
          <table:table-cell office:value-type="float" office:value="97.3157894737" calcext:value-type="float">
            <text:p>97.3157894737</text:p>
          </table:table-cell>
          <table:table-cell office:value-type="float" office:value="175258200" calcext:value-type="float">
            <text:p>175258200</text:p>
          </table:table-cell>
          <table:table-cell office:value-type="float" office:value="1.6877027904" calcext:value-type="float">
            <text:p>1.6877027904</text:p>
          </table:table-cell>
          <table:table-cell office:value-type="float" office:value="192319144" calcext:value-type="float">
            <text:p>192319144</text:p>
          </table:table-cell>
          <table:table-cell office:value-type="float" office:value="3.66233838921" calcext:value-type="float">
            <text:p>3.6623383892</text:p>
          </table:table-cell>
          <table:table-cell office:value-type="float" office:value="165842808" calcext:value-type="float">
            <text:p>165842808</text:p>
          </table:table-cell>
          <table:table-cell office:value-type="float" office:value="1.49590203922" calcext:value-type="float">
            <text:p>1.4959020392</text:p>
          </table:table-cell>
          <table:table-cell office:value-type="float" office:value="172915496" calcext:value-type="float">
            <text:p>172915496</text:p>
          </table:table-cell>
          <table:table-cell office:value-type="float" office:value="0.0942162402387" calcext:value-type="float">
            <text:p>0.0942162402</text:p>
          </table:table-cell>
        </table:table-row>
        <table:table-row table:style-name="ro1">
          <table:table-cell office:value-type="float" office:value="144092440" calcext:value-type="float">
            <text:p>144092440</text:p>
          </table:table-cell>
          <table:table-cell office:value-type="float" office:value="0.948648216285" calcext:value-type="float">
            <text:p>0.9486482163</text:p>
          </table:table-cell>
          <table:table-cell office:value-type="float" office:value="186099176" calcext:value-type="float">
            <text:p>186099176</text:p>
          </table:table-cell>
          <table:table-cell office:value-type="float" office:value="1.03055527613" calcext:value-type="float">
            <text:p>1.0305552761</text:p>
          </table:table-cell>
          <table:table-cell office:value-type="float" office:value="204269576" calcext:value-type="float">
            <text:p>204269576</text:p>
          </table:table-cell>
          <table:table-cell office:value-type="float" office:value="60.8387096774" calcext:value-type="float">
            <text:p>60.8387096774</text:p>
          </table:table-cell>
          <table:table-cell office:value-type="float" office:value="189175960" calcext:value-type="float">
            <text:p>189175960</text:p>
          </table:table-cell>
          <table:table-cell office:value-type="float" office:value="0.999802975076" calcext:value-type="float">
            <text:p>0.9998029751</text:p>
          </table:table-cell>
          <table:table-cell office:value-type="float" office:value="179957848" calcext:value-type="float">
            <text:p>179957848</text:p>
          </table:table-cell>
          <table:table-cell office:value-type="float" office:value="2.05698824723" calcext:value-type="float">
            <text:p>2.0569882472</text:p>
          </table:table-cell>
        </table:table-row>
        <table:table-row table:style-name="ro1">
          <table:table-cell office:value-type="float" office:value="156405032" calcext:value-type="float">
            <text:p>156405032</text:p>
          </table:table-cell>
          <table:table-cell office:value-type="float" office:value="0.834842448388" calcext:value-type="float">
            <text:p>0.8348424484</text:p>
          </table:table-cell>
          <table:table-cell office:value-type="float" office:value="181012680" calcext:value-type="float">
            <text:p>181012680</text:p>
          </table:table-cell>
          <table:table-cell office:value-type="float" office:value="1.23044544868" calcext:value-type="float">
            <text:p>1.2304454487</text:p>
          </table:table-cell>
          <table:table-cell office:value-type="float" office:value="143972280" calcext:value-type="float">
            <text:p>143972280</text:p>
          </table:table-cell>
          <table:table-cell office:value-type="float" office:value="0.104306722689" calcext:value-type="float">
            <text:p>0.1043067227</text:p>
          </table:table-cell>
          <table:table-cell office:value-type="float" office:value="195273640" calcext:value-type="float">
            <text:p>195273640</text:p>
          </table:table-cell>
          <table:table-cell office:value-type="float" office:value="2.13267892344" calcext:value-type="float">
            <text:p>2.1326789234</text:p>
          </table:table-cell>
          <table:table-cell office:value-type="float" office:value="196192200" calcext:value-type="float">
            <text:p>196192200</text:p>
          </table:table-cell>
          <table:table-cell office:value-type="float" office:value="1.05360478147" calcext:value-type="float">
            <text:p>1.0536047815</text:p>
          </table:table-cell>
        </table:table-row>
        <table:table-row table:style-name="ro1">
          <table:table-cell office:value-type="float" office:value="177360520" calcext:value-type="float">
            <text:p>177360520</text:p>
          </table:table-cell>
          <table:table-cell office:value-type="float" office:value="1.33395989975" calcext:value-type="float">
            <text:p>1.3339598998</text:p>
          </table:table-cell>
          <table:table-cell office:value-type="float" office:value="195232264" calcext:value-type="float">
            <text:p>195232264</text:p>
          </table:table-cell>
          <table:table-cell office:value-type="float" office:value="3.80224520268" calcext:value-type="float">
            <text:p>3.8022452027</text:p>
          </table:table-cell>
          <table:table-cell office:value-type="float" office:value="172111464" calcext:value-type="float">
            <text:p>172111464</text:p>
          </table:table-cell>
          <table:table-cell office:value-type="float" office:value="0.105123768495" calcext:value-type="float">
            <text:p>0.1051237685</text:p>
          </table:table-cell>
          <table:table-cell office:value-type="float" office:value="122217320" calcext:value-type="float">
            <text:p>122217320</text:p>
          </table:table-cell>
          <table:table-cell office:value-type="float" office:value="51.9833333333" calcext:value-type="float">
            <text:p>51.9833333333</text:p>
          </table:table-cell>
          <table:table-cell office:value-type="float" office:value="200655112" calcext:value-type="float">
            <text:p>200655112</text:p>
          </table:table-cell>
          <table:table-cell office:value-type="float" office:value="98.4516129032" calcext:value-type="float">
            <text:p>98.4516129032</text:p>
          </table:table-cell>
        </table:table-row>
        <table:table-row table:style-name="ro1">
          <table:table-cell office:value-type="float" office:value="186693400" calcext:value-type="float">
            <text:p>186693400</text:p>
          </table:table-cell>
          <table:table-cell office:value-type="float" office:value="1.00652281013" calcext:value-type="float">
            <text:p>1.0065228101</text:p>
          </table:table-cell>
          <table:table-cell office:value-type="float" office:value="131235160" calcext:value-type="float">
            <text:p>131235160</text:p>
          </table:table-cell>
          <table:table-cell office:value-type="float" office:value="85.854368932" calcext:value-type="float">
            <text:p>85.854368932</text:p>
          </table:table-cell>
          <table:table-cell office:value-type="float" office:value="176465608" calcext:value-type="float">
            <text:p>176465608</text:p>
          </table:table-cell>
          <table:table-cell office:value-type="float" office:value="1.62754158965" calcext:value-type="float">
            <text:p>1.6275415897</text:p>
          </table:table-cell>
          <table:table-cell office:value-type="float" office:value="139519000" calcext:value-type="float">
            <text:p>139519000</text:p>
          </table:table-cell>
          <table:table-cell office:value-type="float" office:value="0.107698220304" calcext:value-type="float">
            <text:p>0.1076982203</text:p>
          </table:table-cell>
          <table:table-cell office:value-type="float" office:value="133779464" calcext:value-type="float">
            <text:p>133779464</text:p>
          </table:table-cell>
          <table:table-cell office:value-type="float" office:value="0.472510255242" calcext:value-type="float">
            <text:p>0.4725102552</text:p>
          </table:table-cell>
        </table:table-row>
        <table:table-row table:style-name="ro1">
          <table:table-cell office:value-type="float" office:value="193044840" calcext:value-type="float">
            <text:p>193044840</text:p>
          </table:table-cell>
          <table:table-cell office:value-type="float" office:value="0.926966718531" calcext:value-type="float">
            <text:p>0.9269667185</text:p>
          </table:table-cell>
          <table:table-cell office:value-type="float" office:value="146110184" calcext:value-type="float">
            <text:p>146110184</text:p>
          </table:table-cell>
          <table:table-cell office:value-type="float" office:value="0.726239768897" calcext:value-type="float">
            <text:p>0.7262397689</text:p>
          </table:table-cell>
          <table:table-cell office:value-type="float" office:value="189107848" calcext:value-type="float">
            <text:p>189107848</text:p>
          </table:table-cell>
          <table:table-cell office:value-type="float" office:value="0.817409180936" calcext:value-type="float">
            <text:p>0.8174091809</text:p>
          </table:table-cell>
          <table:table-cell office:value-type="float" office:value="167401400" calcext:value-type="float">
            <text:p>167401400</text:p>
          </table:table-cell>
          <table:table-cell office:value-type="float" office:value="0.109965938454" calcext:value-type="float">
            <text:p>0.1099659385</text:p>
          </table:table-cell>
          <table:table-cell office:value-type="float" office:value="156405032" calcext:value-type="float">
            <text:p>156405032</text:p>
          </table:table-cell>
          <table:table-cell office:value-type="float" office:value="0.102762403013" calcext:value-type="float">
            <text:p>0.102762403</text:p>
          </table:table-cell>
        </table:table-row>
        <table:table-row table:style-name="ro1">
          <table:table-cell office:value-type="float" office:value="185222936" calcext:value-type="float">
            <text:p>185222936</text:p>
          </table:table-cell>
          <table:table-cell office:value-type="float" office:value="3.59408376963" calcext:value-type="float">
            <text:p>3.5940837696</text:p>
          </table:table-cell>
          <table:table-cell office:value-type="float" office:value="160528808" calcext:value-type="float">
            <text:p>160528808</text:p>
          </table:table-cell>
          <table:table-cell office:value-type="float" office:value="0.694265283231" calcext:value-type="float">
            <text:p>0.6942652832</text:p>
          </table:table-cell>
          <table:table-cell office:value-type="float" office:value="193237368" calcext:value-type="float">
            <text:p>193237368</text:p>
          </table:table-cell>
          <table:table-cell office:value-type="float" office:value="3.27408884118" calcext:value-type="float">
            <text:p>3.2740888412</text:p>
          </table:table-cell>
          <table:table-cell office:value-type="float" office:value="177491656" calcext:value-type="float">
            <text:p>177491656</text:p>
          </table:table-cell>
          <table:table-cell office:value-type="float" office:value="1.33620478983" calcext:value-type="float">
            <text:p>1.3362047898</text:p>
          </table:table-cell>
          <table:table-cell office:value-type="float" office:value="172442856" calcext:value-type="float">
            <text:p>172442856</text:p>
          </table:table-cell>
          <table:table-cell office:value-type="float" office:value="0.115633491134" calcext:value-type="float">
            <text:p>0.1156334911</text:p>
          </table:table-cell>
        </table:table-row>
        <table:table-row table:style-name="ro1">
          <table:table-cell office:value-type="float" office:value="138622296" calcext:value-type="float">
            <text:p>138622296</text:p>
          </table:table-cell>
          <table:table-cell office:value-type="float" office:value="56.7387387387" calcext:value-type="float">
            <text:p>56.7387387387</text:p>
          </table:table-cell>
          <table:table-cell office:value-type="float" office:value="168185992" calcext:value-type="float">
            <text:p>168185992</text:p>
          </table:table-cell>
          <table:table-cell office:value-type="float" office:value="0.0982378663896" calcext:value-type="float">
            <text:p>0.0982378664</text:p>
          </table:table-cell>
          <table:table-cell office:value-type="float" office:value="202159400" calcext:value-type="float">
            <text:p>202159400</text:p>
          </table:table-cell>
          <table:table-cell office:value-type="float" office:value="93.5384615385" calcext:value-type="float">
            <text:p>93.5384615385</text:p>
          </table:table-cell>
          <table:table-cell office:value-type="float" office:value="172781016" calcext:value-type="float">
            <text:p>172781016</text:p>
          </table:table-cell>
          <table:table-cell office:value-type="float" office:value="0.925124954285" calcext:value-type="float">
            <text:p>0.9251249543</text:p>
          </table:table-cell>
          <table:table-cell office:value-type="float" office:value="168920760" calcext:value-type="float">
            <text:p>168920760</text:p>
          </table:table-cell>
          <table:table-cell office:value-type="float" office:value="1.13739397847" calcext:value-type="float">
            <text:p>1.1373939785</text:p>
          </table:table-cell>
        </table:table-row>
        <table:table-row table:style-name="ro1">
          <table:table-cell office:value-type="float" office:value="147262824" calcext:value-type="float">
            <text:p>147262824</text:p>
          </table:table-cell>
          <table:table-cell office:value-type="float" office:value="0.116911542133" calcext:value-type="float">
            <text:p>0.1169115421</text:p>
          </table:table-cell>
          <table:table-cell office:value-type="float" office:value="179429464" calcext:value-type="float">
            <text:p>179429464</text:p>
          </table:table-cell>
          <table:table-cell office:value-type="float" office:value="1.5424547911" calcext:value-type="float">
            <text:p>1.5424547911</text:p>
          </table:table-cell>
          <table:table-cell office:value-type="float" office:value="132652488" calcext:value-type="float">
            <text:p>132652488</text:p>
          </table:table-cell>
          <table:table-cell office:value-type="float" office:value="0.78397019185" calcext:value-type="float">
            <text:p>0.7839701919</text:p>
          </table:table-cell>
          <table:table-cell office:value-type="float" office:value="195274216" calcext:value-type="float">
            <text:p>195274216</text:p>
          </table:table-cell>
          <table:table-cell office:value-type="float" office:value="0.879512967875" calcext:value-type="float">
            <text:p>0.8795129679</text:p>
          </table:table-cell>
          <table:table-cell office:value-type="float" office:value="180254888" calcext:value-type="float">
            <text:p>180254888</text:p>
          </table:table-cell>
          <table:table-cell office:value-type="float" office:value="1.01332607046" calcext:value-type="float">
            <text:p>1.0133260705</text:p>
          </table:table-cell>
        </table:table-row>
        <table:table-row table:style-name="ro1">
          <table:table-cell office:value-type="float" office:value="156192088" calcext:value-type="float">
            <text:p>156192088</text:p>
          </table:table-cell>
          <table:table-cell office:value-type="float" office:value="0.107537131456" calcext:value-type="float">
            <text:p>0.1075371315</text:p>
          </table:table-cell>
          <table:table-cell office:value-type="float" office:value="189107848" calcext:value-type="float">
            <text:p>189107848</text:p>
          </table:table-cell>
          <table:table-cell office:value-type="float" office:value="0.892217436217" calcext:value-type="float">
            <text:p>0.8922174362</text:p>
          </table:table-cell>
          <table:table-cell office:value-type="float" office:value="156524344" calcext:value-type="float">
            <text:p>156524344</text:p>
          </table:table-cell>
          <table:table-cell office:value-type="float" office:value="0.10941118675" calcext:value-type="float">
            <text:p>0.1094111868</text:p>
          </table:table-cell>
          <table:table-cell office:value-type="float" office:value="190912744" calcext:value-type="float">
            <text:p>190912744</text:p>
          </table:table-cell>
          <table:table-cell office:value-type="float" office:value="3.82402717359" calcext:value-type="float">
            <text:p>3.8240271736</text:p>
          </table:table-cell>
          <table:table-cell office:value-type="float" office:value="188323208" calcext:value-type="float">
            <text:p>188323208</text:p>
          </table:table-cell>
          <table:table-cell office:value-type="float" office:value="3.55509065551" calcext:value-type="float">
            <text:p>3.5550906555</text:p>
          </table:table-cell>
        </table:table-row>
        <table:table-row table:style-name="ro1">
          <table:table-cell office:value-type="float" office:value="174016216" calcext:value-type="float">
            <text:p>174016216</text:p>
          </table:table-cell>
          <table:table-cell office:value-type="float" office:value="1.6723172877" calcext:value-type="float">
            <text:p>1.6723172877</text:p>
          </table:table-cell>
          <table:table-cell office:value-type="float" office:value="194155352" calcext:value-type="float">
            <text:p>194155352</text:p>
          </table:table-cell>
          <table:table-cell office:value-type="float" office:value="3.4636900034" calcext:value-type="float">
            <text:p>3.4636900034</text:p>
          </table:table-cell>
          <table:table-cell office:value-type="float" office:value="166928648" calcext:value-type="float">
            <text:p>166928648</text:p>
          </table:table-cell>
          <table:table-cell office:value-type="float" office:value="1.58803810868" calcext:value-type="float">
            <text:p>1.5880381087</text:p>
          </table:table-cell>
          <table:table-cell office:value-type="float" office:value="130207096" calcext:value-type="float">
            <text:p>130207096</text:p>
          </table:table-cell>
          <table:table-cell office:value-type="float" office:value="88.8453608247" calcext:value-type="float">
            <text:p>88.8453608247</text:p>
          </table:table-cell>
          <table:table-cell office:value-type="float" office:value="197376376" calcext:value-type="float">
            <text:p>197376376</text:p>
          </table:table-cell>
          <table:table-cell office:value-type="float" office:value="1.05393240525" calcext:value-type="float">
            <text:p>1.0539324053</text:p>
          </table:table-cell>
        </table:table-row>
        <table:table-row table:style-name="ro1">
          <table:table-cell office:value-type="float" office:value="182234408" calcext:value-type="float">
            <text:p>182234408</text:p>
          </table:table-cell>
          <table:table-cell office:value-type="float" office:value="1.09888417853" calcext:value-type="float">
            <text:p>1.0988841785</text:p>
          </table:table-cell>
          <table:table-cell office:value-type="float" office:value="203733064" calcext:value-type="float">
            <text:p>203733064</text:p>
          </table:table-cell>
          <table:table-cell office:value-type="float" office:value="100" calcext:value-type="float">
            <text:p>100</text:p>
          </table:table-cell>
          <table:table-cell office:value-type="float" office:value="180692600" calcext:value-type="float">
            <text:p>180692600</text:p>
          </table:table-cell>
          <table:table-cell office:value-type="float" office:value="0.882563375069" calcext:value-type="float">
            <text:p>0.8825633751</text:p>
          </table:table-cell>
          <table:table-cell office:value-type="float" office:value="150417768" calcext:value-type="float">
            <text:p>150417768</text:p>
          </table:table-cell>
          <table:table-cell office:value-type="float" office:value="0.0870478896584" calcext:value-type="float">
            <text:p>0.0870478897</text:p>
          </table:table-cell>
          <table:table-cell office:value-type="float" office:value="138622296" calcext:value-type="float">
            <text:p>138622296</text:p>
          </table:table-cell>
          <table:table-cell office:value-type="float" office:value="70.8016528926" calcext:value-type="float">
            <text:p>70.8016528926</text:p>
          </table:table-cell>
        </table:table-row>
        <table:table-row table:style-name="ro1">
          <table:table-cell office:value-type="float" office:value="189175960" calcext:value-type="float">
            <text:p>189175960</text:p>
          </table:table-cell>
          <table:table-cell office:value-type="float" office:value="0.929397612658" calcext:value-type="float">
            <text:p>0.9293976127</text:p>
          </table:table-cell>
          <table:table-cell office:value-type="float" office:value="141864456" calcext:value-type="float">
            <text:p>141864456</text:p>
          </table:table-cell>
          <table:table-cell office:value-type="float" office:value="0.432900689934" calcext:value-type="float">
            <text:p>0.4329006899</text:p>
          </table:table-cell>
          <table:table-cell office:value-type="float" office:value="196520760" calcext:value-type="float">
            <text:p>196520760</text:p>
          </table:table-cell>
          <table:table-cell office:value-type="float" office:value="3.11111923921" calcext:value-type="float">
            <text:p>3.1111192392</text:p>
          </table:table-cell>
          <table:table-cell office:value-type="float" office:value="161264216" calcext:value-type="float">
            <text:p>161264216</text:p>
          </table:table-cell>
          <table:table-cell office:value-type="float" office:value="0.107138153562" calcext:value-type="float">
            <text:p>0.1071381536</text:p>
          </table:table-cell>
          <table:table-cell office:value-type="float" office:value="150417288" calcext:value-type="float">
            <text:p>150417288</text:p>
          </table:table-cell>
          <table:table-cell office:value-type="float" office:value="0.134489138975" calcext:value-type="float">
            <text:p>0.134489139</text:p>
          </table:table-cell>
        </table:table-row>
        <table:table-row table:style-name="ro1">
          <table:table-cell office:value-type="float" office:value="192781960" calcext:value-type="float">
            <text:p>192781960</text:p>
          </table:table-cell>
          <table:table-cell office:value-type="float" office:value="3.61708739981" calcext:value-type="float">
            <text:p>3.6170873998</text:p>
          </table:table-cell>
          <table:table-cell office:value-type="float" office:value="151445832" calcext:value-type="float">
            <text:p>151445832</text:p>
          </table:table-cell>
          <table:table-cell office:value-type="float" office:value="0.112869628221" calcext:value-type="float">
            <text:p>0.1128696282</text:p>
          </table:table-cell>
          <table:table-cell office:value-type="float" office:value="122781696" calcext:value-type="float">
            <text:p>122781696</text:p>
          </table:table-cell>
          <table:table-cell office:value-type="float" office:value="64.3152173913" calcext:value-type="float">
            <text:p>64.3152173913</text:p>
          </table:table-cell>
          <table:table-cell office:value-type="float" office:value="166210248" calcext:value-type="float">
            <text:p>166210248</text:p>
          </table:table-cell>
          <table:table-cell office:value-type="float" office:value="1.603543116" calcext:value-type="float">
            <text:p>1.603543116</text:p>
          </table:table-cell>
          <table:table-cell office:value-type="float" office:value="170430360" calcext:value-type="float">
            <text:p>170430360</text:p>
          </table:table-cell>
          <table:table-cell office:value-type="float" office:value="0.113904235727" calcext:value-type="float">
            <text:p>0.1139042357</text:p>
          </table:table-cell>
        </table:table-row>
        <table:table-row table:style-name="ro1">
          <table:table-cell office:value-type="float" office:value="202490840" calcext:value-type="float">
            <text:p>202490840</text:p>
          </table:table-cell>
          <table:table-cell office:value-type="float" office:value="81.3577981651" calcext:value-type="float">
            <text:p>81.3577981651</text:p>
          </table:table-cell>
          <table:table-cell office:value-type="float" office:value="159877528" calcext:value-type="float">
            <text:p>159877528</text:p>
          </table:table-cell>
          <table:table-cell office:value-type="float" office:value="0.113537906137" calcext:value-type="float">
            <text:p>0.1135379061</text:p>
          </table:table-cell>
          <table:table-cell office:value-type="float" office:value="139918760" calcext:value-type="float">
            <text:p>139918760</text:p>
          </table:table-cell>
          <table:table-cell office:value-type="float" office:value="1.06102893891" calcext:value-type="float">
            <text:p>1.0610289389</text:p>
          </table:table-cell>
          <table:table-cell office:value-type="float" office:value="191143064" calcext:value-type="float">
            <text:p>191143064</text:p>
          </table:table-cell>
          <table:table-cell office:value-type="float" office:value="0.978747132297" calcext:value-type="float">
            <text:p>0.9787471323</text:p>
          </table:table-cell>
          <table:table-cell office:value-type="float" office:value="178897480" calcext:value-type="float">
            <text:p>178897480</text:p>
          </table:table-cell>
          <table:table-cell office:value-type="float" office:value="0.405012267788" calcext:value-type="float">
            <text:p>0.4050122678</text:p>
          </table:table-cell>
        </table:table-row>
        <table:table-row table:style-name="ro1">
          <table:table-cell office:value-type="float" office:value="139922568" calcext:value-type="float">
            <text:p>139922568</text:p>
          </table:table-cell>
          <table:table-cell office:value-type="float" office:value="0.774927395934" calcext:value-type="float">
            <text:p>0.7749273959</text:p>
          </table:table-cell>
          <table:table-cell office:value-type="float" office:value="165531384" calcext:value-type="float">
            <text:p>165531384</text:p>
          </table:table-cell>
          <table:table-cell office:value-type="float" office:value="1.67730795148" calcext:value-type="float">
            <text:p>1.6773079515</text:p>
          </table:table-cell>
          <table:table-cell office:value-type="float" office:value="155601000" calcext:value-type="float">
            <text:p>155601000</text:p>
          </table:table-cell>
          <table:table-cell office:value-type="float" office:value="0.665519080638" calcext:value-type="float">
            <text:p>0.6655190806</text:p>
          </table:table-cell>
          <table:table-cell office:value-type="float" office:value="189422088" calcext:value-type="float">
            <text:p>189422088</text:p>
          </table:table-cell>
          <table:table-cell office:value-type="float" office:value="2.06697304802" calcext:value-type="float">
            <text:p>2.066973048</text:p>
          </table:table-cell>
          <table:table-cell office:value-type="float" office:value="175042456" calcext:value-type="float">
            <text:p>175042456</text:p>
          </table:table-cell>
          <table:table-cell office:value-type="float" office:value="3.43886861314" calcext:value-type="float">
            <text:p>3.4388686131</text:p>
          </table:table-cell>
        </table:table-row>
        <table:table-row table:style-name="ro1">
          <table:table-cell office:value-type="float" office:value="163552504" calcext:value-type="float">
            <text:p>163552504</text:p>
          </table:table-cell>
          <table:table-cell office:value-type="float" office:value="0.878290917069" calcext:value-type="float">
            <text:p>0.8782909171</text:p>
          </table:table-cell>
          <table:table-cell office:value-type="float" office:value="186554728" calcext:value-type="float">
            <text:p>186554728</text:p>
          </table:table-cell>
          <table:table-cell office:value-type="float" office:value="1.04117796682" calcext:value-type="float">
            <text:p>1.0411779668</text:p>
          </table:table-cell>
          <table:table-cell office:value-type="float" office:value="172111464" calcext:value-type="float">
            <text:p>172111464</text:p>
          </table:table-cell>
          <table:table-cell office:value-type="float" office:value="0.118356991017" calcext:value-type="float">
            <text:p>0.118356991</text:p>
          </table:table-cell>
          <table:table-cell office:value-type="float" office:value="128815096" calcext:value-type="float">
            <text:p>128815096</text:p>
          </table:table-cell>
          <table:table-cell office:value-type="float" office:value="96.375" calcext:value-type="float">
            <text:p>96.375</text:p>
          </table:table-cell>
          <table:table-cell office:value-type="float" office:value="190039704" calcext:value-type="float">
            <text:p>190039704</text:p>
          </table:table-cell>
          <table:table-cell office:value-type="float" office:value="0.845315013222" calcext:value-type="float">
            <text:p>0.8453150132</text:p>
          </table:table-cell>
        </table:table-row>
        <table:table-row table:style-name="ro1">
          <table:table-cell office:value-type="float" office:value="166804808" calcext:value-type="float">
            <text:p>166804808</text:p>
          </table:table-cell>
          <table:table-cell office:value-type="float" office:value="0.0918031832863" calcext:value-type="float">
            <text:p>0.0918031833</text:p>
          </table:table-cell>
          <table:table-cell office:value-type="float" office:value="189893064" calcext:value-type="float">
            <text:p>189893064</text:p>
          </table:table-cell>
          <table:table-cell office:value-type="float" office:value="3.41311031213" calcext:value-type="float">
            <text:p>3.4131103121</text:p>
          </table:table-cell>
          <table:table-cell office:value-type="float" office:value="179913928" calcext:value-type="float">
            <text:p>179913928</text:p>
          </table:table-cell>
          <table:table-cell office:value-type="float" office:value="1.39502698713" calcext:value-type="float">
            <text:p>1.3950269871</text:p>
          </table:table-cell>
          <table:table-cell office:value-type="float" office:value="143942136" calcext:value-type="float">
            <text:p>143942136</text:p>
          </table:table-cell>
          <table:table-cell office:value-type="float" office:value="0.0910631696877" calcext:value-type="float">
            <text:p>0.0910631697</text:p>
          </table:table-cell>
          <table:table-cell office:value-type="float" office:value="124015720" calcext:value-type="float">
            <text:p>1240157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119704" calcext:value-type="float">
            <text:p>185119704</text:p>
          </table:table-cell>
          <table:table-cell office:value-type="float" office:value="1.07482443429" calcext:value-type="float">
            <text:p>1.0748244343</text:p>
          </table:table-cell>
          <table:table-cell office:value-type="float" office:value="203208280" calcext:value-type="float">
            <text:p>203208280</text:p>
          </table:table-cell>
          <table:table-cell office:value-type="float" office:value="86.765625" calcext:value-type="float">
            <text:p>86.765625</text:p>
          </table:table-cell>
          <table:table-cell office:value-type="float" office:value="187607544" calcext:value-type="float">
            <text:p>187607544</text:p>
          </table:table-cell>
          <table:table-cell office:value-type="float" office:value="1.09597883807" calcext:value-type="float">
            <text:p>1.0959788381</text:p>
          </table:table-cell>
          <table:table-cell office:value-type="float" office:value="163860072" calcext:value-type="float">
            <text:p>163860072</text:p>
          </table:table-cell>
          <table:table-cell office:value-type="float" office:value="0.122939411747" calcext:value-type="float">
            <text:p>0.1229394117</text:p>
          </table:table-cell>
          <table:table-cell office:value-type="float" office:value="135369064" calcext:value-type="float">
            <text:p>135369064</text:p>
          </table:table-cell>
          <table:table-cell office:value-type="float" office:value="1.13266443701" calcext:value-type="float">
            <text:p>1.132664437</text:p>
          </table:table-cell>
        </table:table-row>
        <table:table-row table:style-name="ro1">
          <table:table-cell office:value-type="float" office:value="190553160" calcext:value-type="float">
            <text:p>190553160</text:p>
          </table:table-cell>
          <table:table-cell office:value-type="float" office:value="0.747582828413" calcext:value-type="float">
            <text:p>0.7475828284</text:p>
          </table:table-cell>
          <table:table-cell office:value-type="float" office:value="135924264" calcext:value-type="float">
            <text:p>135924264</text:p>
          </table:table-cell>
          <table:table-cell office:value-type="float" office:value="0.293902285065" calcext:value-type="float">
            <text:p>0.2939022851</text:p>
          </table:table-cell>
          <table:table-cell office:value-type="float" office:value="190942424" calcext:value-type="float">
            <text:p>190942424</text:p>
          </table:table-cell>
          <table:table-cell office:value-type="float" office:value="2.78409331919" calcext:value-type="float">
            <text:p>2.7840933192</text:p>
          </table:table-cell>
          <table:table-cell office:value-type="float" office:value="164977960" calcext:value-type="float">
            <text:p>164977960</text:p>
          </table:table-cell>
          <table:table-cell office:value-type="float" office:value="1.94939050021" calcext:value-type="float">
            <text:p>1.9493905002</text:p>
          </table:table-cell>
          <table:table-cell office:value-type="float" office:value="164099528" calcext:value-type="float">
            <text:p>164099528</text:p>
          </table:table-cell>
          <table:table-cell office:value-type="float" office:value="0.680345572354" calcext:value-type="float">
            <text:p>0.6803455724</text:p>
          </table:table-cell>
        </table:table-row>
        <table:table-row table:style-name="ro1">
          <table:table-cell office:value-type="float" office:value="196585272" calcext:value-type="float">
            <text:p>196585272</text:p>
          </table:table-cell>
          <table:table-cell office:value-type="float" office:value="5.746960312" calcext:value-type="float">
            <text:p>5.746960312</text:p>
          </table:table-cell>
          <table:table-cell office:value-type="float" office:value="150162824" calcext:value-type="float">
            <text:p>150162824</text:p>
          </table:table-cell>
          <table:table-cell office:value-type="float" office:value="0.720835305253" calcext:value-type="float">
            <text:p>0.7208353053</text:p>
          </table:table-cell>
          <table:table-cell office:value-type="float" office:value="204060936" calcext:value-type="float">
            <text:p>204060936</text:p>
          </table:table-cell>
          <table:table-cell office:value-type="float" office:value="64.5367647059" calcext:value-type="float">
            <text:p>64.5367647059</text:p>
          </table:table-cell>
          <table:table-cell office:value-type="float" office:value="186558824" calcext:value-type="float">
            <text:p>186558824</text:p>
          </table:table-cell>
          <table:table-cell office:value-type="float" office:value="1.0491464867" calcext:value-type="float">
            <text:p>1.0491464867</text:p>
          </table:table-cell>
          <table:table-cell office:value-type="float" office:value="173307016" calcext:value-type="float">
            <text:p>173307016</text:p>
          </table:table-cell>
          <table:table-cell office:value-type="float" office:value="0.576648441935" calcext:value-type="float">
            <text:p>0.5766484419</text:p>
          </table:table-cell>
        </table:table-row>
        <table:table-row table:style-name="ro1">
          <table:table-cell office:value-type="float" office:value="130207080" calcext:value-type="float">
            <text:p>130207080</text:p>
          </table:table-cell>
          <table:table-cell office:value-type="float" office:value="80.0714285714" calcext:value-type="float">
            <text:p>80.0714285714</text:p>
          </table:table-cell>
          <table:table-cell office:value-type="float" office:value="174537496" calcext:value-type="float">
            <text:p>174537496</text:p>
          </table:table-cell>
          <table:table-cell office:value-type="float" office:value="0.104700469145" calcext:value-type="float">
            <text:p>0.1047004691</text:p>
          </table:table-cell>
          <table:table-cell office:value-type="float" office:value="136304280" calcext:value-type="float">
            <text:p>136304280</text:p>
          </table:table-cell>
          <table:table-cell office:value-type="float" office:value="0.44676161203" calcext:value-type="float">
            <text:p>0.446761612</text:p>
          </table:table-cell>
          <table:table-cell office:value-type="float" office:value="193569048" calcext:value-type="float">
            <text:p>193569048</text:p>
          </table:table-cell>
          <table:table-cell office:value-type="float" office:value="3.80955942344" calcext:value-type="float">
            <text:p>3.8095594234</text:p>
          </table:table-cell>
          <table:table-cell office:value-type="float" office:value="176729848" calcext:value-type="float">
            <text:p>176729848</text:p>
          </table:table-cell>
          <table:table-cell office:value-type="float" office:value="3.65513116295" calcext:value-type="float">
            <text:p>3.655131163</text:p>
          </table:table-cell>
        </table:table-row>
        <table:table-row table:style-name="ro1">
          <table:table-cell office:value-type="float" office:value="145081640" calcext:value-type="float">
            <text:p>145081640</text:p>
          </table:table-cell>
          <table:table-cell office:value-type="float" office:value="0.96259983118" calcext:value-type="float">
            <text:p>0.9625998312</text:p>
          </table:table-cell>
          <table:table-cell office:value-type="float" office:value="170238728" calcext:value-type="float">
            <text:p>170238728</text:p>
          </table:table-cell>
          <table:table-cell office:value-type="float" office:value="1.57677432842" calcext:value-type="float">
            <text:p>1.5767743284</text:p>
          </table:table-cell>
          <table:table-cell office:value-type="float" office:value="155573448" calcext:value-type="float">
            <text:p>155573448</text:p>
          </table:table-cell>
          <table:table-cell office:value-type="float" office:value="0.113572571853" calcext:value-type="float">
            <text:p>0.1135725719</text:p>
          </table:table-cell>
          <table:table-cell office:value-type="float" office:value="122219432" calcext:value-type="float">
            <text:p>122219432</text:p>
          </table:table-cell>
          <table:table-cell office:value-type="float" office:value="53.9166666667" calcext:value-type="float">
            <text:p>53.9166666667</text:p>
          </table:table-cell>
          <table:table-cell office:value-type="float" office:value="188375192" calcext:value-type="float">
            <text:p>188375192</text:p>
          </table:table-cell>
          <table:table-cell office:value-type="float" office:value="1.42463743957" calcext:value-type="float">
            <text:p>1.4246374396</text:p>
          </table:table-cell>
        </table:table-row>
        <table:table-row table:style-name="ro1">
          <table:table-cell office:value-type="float" office:value="148902552" calcext:value-type="float">
            <text:p>148902552</text:p>
          </table:table-cell>
          <table:table-cell office:value-type="float" office:value="0.628668116993" calcext:value-type="float">
            <text:p>0.628668117</text:p>
          </table:table-cell>
          <table:table-cell office:value-type="float" office:value="185343800" calcext:value-type="float">
            <text:p>185343800</text:p>
          </table:table-cell>
          <table:table-cell office:value-type="float" office:value="1.03318597112" calcext:value-type="float">
            <text:p>1.0331859711</text:p>
          </table:table-cell>
          <table:table-cell office:value-type="float" office:value="162641992" calcext:value-type="float">
            <text:p>162641992</text:p>
          </table:table-cell>
          <table:table-cell office:value-type="float" office:value="0.114740907628" calcext:value-type="float">
            <text:p>0.1147409076</text:p>
          </table:table-cell>
          <table:table-cell office:value-type="float" office:value="144049736" calcext:value-type="float">
            <text:p>144049736</text:p>
          </table:table-cell>
          <table:table-cell office:value-type="float" office:value="0.705910619894" calcext:value-type="float">
            <text:p>0.7059106199</text:p>
          </table:table-cell>
          <table:table-cell office:value-type="float" office:value="191857688" calcext:value-type="float">
            <text:p>1918576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114568" calcext:value-type="float">
            <text:p>180114568</text:p>
          </table:table-cell>
          <table:table-cell office:value-type="float" office:value="0.100235920392" calcext:value-type="float">
            <text:p>0.1002359204</text:p>
          </table:table-cell>
          <table:table-cell office:value-type="float" office:value="191335832" calcext:value-type="float">
            <text:p>191335832</text:p>
          </table:table-cell>
          <table:table-cell office:value-type="float" office:value="3.13678343079" calcext:value-type="float">
            <text:p>3.1367834308</text:p>
          </table:table-cell>
          <table:table-cell office:value-type="float" office:value="167946088" calcext:value-type="float">
            <text:p>167946088</text:p>
          </table:table-cell>
          <table:table-cell office:value-type="float" office:value="1.60588280707" calcext:value-type="float">
            <text:p>1.6058828071</text:p>
          </table:table-cell>
          <table:table-cell office:value-type="float" office:value="147992920" calcext:value-type="float">
            <text:p>147992920</text:p>
          </table:table-cell>
          <table:table-cell office:value-type="float" office:value="0.765641510483" calcext:value-type="float">
            <text:p>0.7656415105</text:p>
          </table:table-cell>
          <table:table-cell office:value-type="float" office:value="137344648" calcext:value-type="float">
            <text:p>137344648</text:p>
          </table:table-cell>
          <table:table-cell office:value-type="float" office:value="0.369803217517" calcext:value-type="float">
            <text:p>0.3698032175</text:p>
          </table:table-cell>
        </table:table-row>
        <table:table-row table:style-name="ro1">
          <table:table-cell office:value-type="float" office:value="181054120" calcext:value-type="float">
            <text:p>181054120</text:p>
          </table:table-cell>
          <table:table-cell office:value-type="float" office:value="1.07857450706" calcext:value-type="float">
            <text:p>1.0785745071</text:p>
          </table:table-cell>
          <table:table-cell office:value-type="float" office:value="199339880" calcext:value-type="float">
            <text:p>199339880</text:p>
          </table:table-cell>
          <table:table-cell office:value-type="float" office:value="79.4807692308" calcext:value-type="float">
            <text:p>79.4807692308</text:p>
          </table:table-cell>
          <table:table-cell office:value-type="float" office:value="189107848" calcext:value-type="float">
            <text:p>189107848</text:p>
          </table:table-cell>
          <table:table-cell office:value-type="float" office:value="0.953659433615" calcext:value-type="float">
            <text:p>0.9536594336</text:p>
          </table:table-cell>
          <table:table-cell office:value-type="float" office:value="172915496" calcext:value-type="float">
            <text:p>172915496</text:p>
          </table:table-cell>
          <table:table-cell office:value-type="float" office:value="0.101957585644" calcext:value-type="float">
            <text:p>0.1019575856</text:p>
          </table:table-cell>
          <table:table-cell office:value-type="float" office:value="157436888" calcext:value-type="float">
            <text:p>157436888</text:p>
          </table:table-cell>
          <table:table-cell office:value-type="float" office:value="0.0685195791758" calcext:value-type="float">
            <text:p>0.0685195792</text:p>
          </table:table-cell>
        </table:table-row>
        <table:table-row table:style-name="ro1">
          <table:table-cell office:value-type="float" office:value="189111688" calcext:value-type="float">
            <text:p>189111688</text:p>
          </table:table-cell>
          <table:table-cell office:value-type="float" office:value="0.674531374394" calcext:value-type="float">
            <text:p>0.6745313744</text:p>
          </table:table-cell>
          <table:table-cell office:value-type="float" office:value="136304984" calcext:value-type="float">
            <text:p>136304984</text:p>
          </table:table-cell>
          <table:table-cell office:value-type="float" office:value="79.4807692308" calcext:value-type="float">
            <text:p>79.4807692308</text:p>
          </table:table-cell>
          <table:table-cell office:value-type="float" office:value="182094152" calcext:value-type="float">
            <text:p>182094152</text:p>
          </table:table-cell>
          <table:table-cell office:value-type="float" office:value="3.27841381516" calcext:value-type="float">
            <text:p>3.2784138152</text:p>
          </table:table-cell>
          <table:table-cell office:value-type="float" office:value="165559944" calcext:value-type="float">
            <text:p>165559944</text:p>
          </table:table-cell>
          <table:table-cell office:value-type="float" office:value="1.66124121132" calcext:value-type="float">
            <text:p>1.6612412113</text:p>
          </table:table-cell>
          <table:table-cell office:value-type="float" office:value="164646824" calcext:value-type="float">
            <text:p>164646824</text:p>
          </table:table-cell>
          <table:table-cell office:value-type="float" office:value="0.110279047769" calcext:value-type="float">
            <text:p>0.1102790478</text:p>
          </table:table-cell>
        </table:table-row>
        <table:table-row table:style-name="ro1">
          <table:table-cell office:value-type="float" office:value="194814632" calcext:value-type="float">
            <text:p>194814632</text:p>
          </table:table-cell>
          <table:table-cell office:value-type="float" office:value="3.55564520777" calcext:value-type="float">
            <text:p>3.5556452078</text:p>
          </table:table-cell>
          <table:table-cell office:value-type="float" office:value="140916216" calcext:value-type="float">
            <text:p>140916216</text:p>
          </table:table-cell>
          <table:table-cell office:value-type="float" office:value="0.111272208414" calcext:value-type="float">
            <text:p>0.1112722084</text:p>
          </table:table-cell>
          <table:table-cell office:value-type="float" office:value="124497352" calcext:value-type="float">
            <text:p>124497352</text:p>
          </table:table-cell>
          <table:table-cell office:value-type="float" office:value="87.8787878788" calcext:value-type="float">
            <text:p>87.8787878788</text:p>
          </table:table-cell>
          <table:table-cell office:value-type="float" office:value="176327192" calcext:value-type="float">
            <text:p>176327192</text:p>
          </table:table-cell>
          <table:table-cell office:value-type="float" office:value="1.0459150033" calcext:value-type="float">
            <text:p>1.0459150033</text:p>
          </table:table-cell>
          <table:table-cell office:value-type="float" office:value="179010776" calcext:value-type="float">
            <text:p>179010776</text:p>
          </table:table-cell>
          <table:table-cell office:value-type="float" office:value="3.08638930873" calcext:value-type="float">
            <text:p>3.0863893087</text:p>
          </table:table-cell>
        </table:table-row>
        <table:table-row table:style-name="ro1">
          <table:table-cell office:value-type="float" office:value="123583976" calcext:value-type="float">
            <text:p>123583976</text:p>
          </table:table-cell>
          <table:table-cell office:value-type="float" office:value="82.8088235294" calcext:value-type="float">
            <text:p>82.8088235294</text:p>
          </table:table-cell>
          <table:table-cell office:value-type="float" office:value="161560712" calcext:value-type="float">
            <text:p>161560712</text:p>
          </table:table-cell>
          <table:table-cell office:value-type="float" office:value="0.978595317726" calcext:value-type="float">
            <text:p>0.9785953177</text:p>
          </table:table-cell>
          <table:table-cell office:value-type="float" office:value="134477944" calcext:value-type="float">
            <text:p>134477944</text:p>
          </table:table-cell>
          <table:table-cell office:value-type="float" office:value="0.878040120717" calcext:value-type="float">
            <text:p>0.8780401207</text:p>
          </table:table-cell>
          <table:table-cell office:value-type="float" office:value="196716504" calcext:value-type="float">
            <text:p>196716504</text:p>
          </table:table-cell>
          <table:table-cell office:value-type="float" office:value="0.870653208913" calcext:value-type="float">
            <text:p>0.8706532089</text:p>
          </table:table-cell>
          <table:table-cell office:value-type="float" office:value="188195128" calcext:value-type="float">
            <text:p>188195128</text:p>
          </table:table-cell>
          <table:table-cell office:value-type="float" office:value="0.846295416766" calcext:value-type="float">
            <text:p>0.8462954168</text:p>
          </table:table-cell>
        </table:table-row>
        <table:table-row table:style-name="ro1">
          <table:table-cell office:value-type="float" office:value="143018312" calcext:value-type="float">
            <text:p>143018312</text:p>
          </table:table-cell>
          <table:table-cell office:value-type="float" office:value="0.874448551329" calcext:value-type="float">
            <text:p>0.8744485513</text:p>
          </table:table-cell>
          <table:table-cell office:value-type="float" office:value="176700760" calcext:value-type="float">
            <text:p>176700760</text:p>
          </table:table-cell>
          <table:table-cell office:value-type="float" office:value="1.32268609957" calcext:value-type="float">
            <text:p>1.3226860996</text:p>
          </table:table-cell>
          <table:table-cell office:value-type="float" office:value="150095816" calcext:value-type="float">
            <text:p>150095816</text:p>
          </table:table-cell>
          <table:table-cell office:value-type="float" office:value="0.107428880818" calcext:value-type="float">
            <text:p>0.1074288808</text:p>
          </table:table-cell>
          <table:table-cell office:value-type="float" office:value="195563944" calcext:value-type="float">
            <text:p>195563944</text:p>
          </table:table-cell>
          <table:table-cell office:value-type="float" office:value="3.13769226965" calcext:value-type="float">
            <text:p>3.1376922697</text:p>
          </table:table-cell>
          <table:table-cell office:value-type="float" office:value="190953480" calcext:value-type="float">
            <text:p>190953480</text:p>
          </table:table-cell>
          <table:table-cell office:value-type="float" office:value="2.53862526606" calcext:value-type="float">
            <text:p>2.5386252661</text:p>
          </table:table-cell>
        </table:table-row>
        <table:table-row table:style-name="ro1">
          <table:table-cell office:value-type="float" office:value="159500744" calcext:value-type="float">
            <text:p>159500744</text:p>
          </table:table-cell>
          <table:table-cell office:value-type="float" office:value="0.570908862824" calcext:value-type="float">
            <text:p>0.5709088628</text:p>
          </table:table-cell>
          <table:table-cell office:value-type="float" office:value="174099400" calcext:value-type="float">
            <text:p>174099400</text:p>
          </table:table-cell>
          <table:table-cell office:value-type="float" office:value="0.930297373334" calcext:value-type="float">
            <text:p>0.9302973733</text:p>
          </table:table-cell>
          <table:table-cell office:value-type="float" office:value="170047656" calcext:value-type="float">
            <text:p>170047656</text:p>
          </table:table-cell>
          <table:table-cell office:value-type="float" office:value="0.114854591529" calcext:value-type="float">
            <text:p>0.1148545915</text:p>
          </table:table-cell>
          <table:table-cell office:value-type="float" office:value="132471640" calcext:value-type="float">
            <text:p>132471640</text:p>
          </table:table-cell>
          <table:table-cell office:value-type="float" office:value="87.5638297872" calcext:value-type="float">
            <text:p>87.5638297872</text:p>
          </table:table-cell>
          <table:table-cell office:value-type="float" office:value="127557096" calcext:value-type="float">
            <text:p>127557096</text:p>
          </table:table-cell>
          <table:table-cell office:value-type="float" office:value="0.313035463351" calcext:value-type="float">
            <text:p>0.3130354634</text:p>
          </table:table-cell>
        </table:table-row>
        <table:table-row table:style-name="ro1">
          <table:table-cell office:value-type="float" office:value="176049128" calcext:value-type="float">
            <text:p>176049128</text:p>
          </table:table-cell>
          <table:table-cell office:value-type="float" office:value="1.58688374924" calcext:value-type="float">
            <text:p>1.5868837492</text:p>
          </table:table-cell>
          <table:table-cell office:value-type="float" office:value="195925816" calcext:value-type="float">
            <text:p>195925816</text:p>
          </table:table-cell>
          <table:table-cell office:value-type="float" office:value="0.925509832873" calcext:value-type="float">
            <text:p>0.9255098329</text:p>
          </table:table-cell>
          <table:table-cell office:value-type="float" office:value="176662312" calcext:value-type="float">
            <text:p>176662312</text:p>
          </table:table-cell>
          <table:table-cell office:value-type="float" office:value="1.6869339214" calcext:value-type="float">
            <text:p>1.6869339214</text:p>
          </table:table-cell>
          <table:table-cell office:value-type="float" office:value="142877992" calcext:value-type="float">
            <text:p>142877992</text:p>
          </table:table-cell>
          <table:table-cell office:value-type="float" office:value="0.115358819584" calcext:value-type="float">
            <text:p>0.1153588196</text:p>
          </table:table-cell>
          <table:table-cell office:value-type="float" office:value="145391400" calcext:value-type="float">
            <text:p>145391400</text:p>
          </table:table-cell>
          <table:table-cell office:value-type="float" office:value="1.06849198226" calcext:value-type="float">
            <text:p>1.0684919823</text:p>
          </table:table-cell>
        </table:table-row>
        <table:table-row table:style-name="ro1">
          <table:table-cell office:value-type="float" office:value="183527848" calcext:value-type="float">
            <text:p>183527848</text:p>
          </table:table-cell>
          <table:table-cell office:value-type="float" office:value="1.01913074316" calcext:value-type="float">
            <text:p>1.0191307432</text:p>
          </table:table-cell>
          <table:table-cell office:value-type="float" office:value="191743864" calcext:value-type="float">
            <text:p>191743864</text:p>
          </table:table-cell>
          <table:table-cell office:value-type="float" office:value="3.56364617044" calcext:value-type="float">
            <text:p>3.5636461704</text:p>
          </table:table-cell>
          <table:table-cell office:value-type="float" office:value="193106568" calcext:value-type="float">
            <text:p>193106568</text:p>
          </table:table-cell>
          <table:table-cell office:value-type="float" office:value="0.94957734823" calcext:value-type="float">
            <text:p>0.9495773482</text:p>
          </table:table-cell>
          <table:table-cell office:value-type="float" office:value="162069272" calcext:value-type="float">
            <text:p>162069272</text:p>
          </table:table-cell>
          <table:table-cell office:value-type="float" office:value="0.115756897346" calcext:value-type="float">
            <text:p>0.1157568973</text:p>
          </table:table-cell>
          <table:table-cell office:value-type="float" office:value="163283576" calcext:value-type="float">
            <text:p>163283576</text:p>
          </table:table-cell>
          <table:table-cell office:value-type="float" office:value="2.14783766844" calcext:value-type="float">
            <text:p>2.1478376684</text:p>
          </table:table-cell>
        </table:table-row>
        <table:table-row table:style-name="ro1">
          <table:table-cell office:value-type="float" office:value="192454696" calcext:value-type="float">
            <text:p>192454696</text:p>
          </table:table-cell>
          <table:table-cell office:value-type="float" office:value="0.950906253751" calcext:value-type="float">
            <text:p>0.9509062538</text:p>
          </table:table-cell>
          <table:table-cell office:value-type="float" office:value="127823000" calcext:value-type="float">
            <text:p>127823000</text:p>
          </table:table-cell>
          <table:table-cell office:value-type="float" office:value="95.6082474227" calcext:value-type="float">
            <text:p>95.6082474227</text:p>
          </table:table-cell>
          <table:table-cell office:value-type="float" office:value="199864456" calcext:value-type="float">
            <text:p>199864456</text:p>
          </table:table-cell>
          <table:table-cell office:value-type="float" office:value="66.3253012048" calcext:value-type="float">
            <text:p>66.3253012048</text:p>
          </table:table-cell>
          <table:table-cell office:value-type="float" office:value="170890024" calcext:value-type="float">
            <text:p>170890024</text:p>
          </table:table-cell>
          <table:table-cell office:value-type="float" office:value="1.94262859109" calcext:value-type="float">
            <text:p>1.9426285911</text:p>
          </table:table-cell>
          <table:table-cell office:value-type="float" office:value="172935448" calcext:value-type="float">
            <text:p>172935448</text:p>
          </table:table-cell>
          <table:table-cell office:value-type="float" office:value="0.938260438246" calcext:value-type="float">
            <text:p>0.9382604382</text:p>
          </table:table-cell>
        </table:table-row>
        <table:table-row table:style-name="ro1">
          <table:table-cell office:value-type="float" office:value="196781976" calcext:value-type="float">
            <text:p>196781976</text:p>
          </table:table-cell>
          <table:table-cell office:value-type="float" office:value="3.24912659268" calcext:value-type="float">
            <text:p>3.2491265927</text:p>
          </table:table-cell>
          <table:table-cell office:value-type="float" office:value="144046376" calcext:value-type="float">
            <text:p>144046376</text:p>
          </table:table-cell>
          <table:table-cell office:value-type="float" office:value="0.856554799611" calcext:value-type="float">
            <text:p>0.8565547996</text:p>
          </table:table-cell>
          <table:table-cell office:value-type="float" office:value="132226120" calcext:value-type="float">
            <text:p>132226120</text:p>
          </table:table-cell>
          <table:table-cell office:value-type="float" office:value="0.862561208399" calcext:value-type="float">
            <text:p>0.8625612084</text:p>
          </table:table-cell>
          <table:table-cell office:value-type="float" office:value="188651624" calcext:value-type="float">
            <text:p>188651624</text:p>
          </table:table-cell>
          <table:table-cell office:value-type="float" office:value="1.11866268589" calcext:value-type="float">
            <text:p>1.1186626859</text:p>
          </table:table-cell>
          <table:table-cell office:value-type="float" office:value="167400808" calcext:value-type="float">
            <text:p>167400808</text:p>
          </table:table-cell>
          <table:table-cell office:value-type="float" office:value="3.9996862499" calcext:value-type="float">
            <text:p>3.9996862499</text:p>
          </table:table-cell>
        </table:table-row>
        <table:table-row table:style-name="ro1">
          <table:table-cell office:value-type="float" office:value="205064584" calcext:value-type="float">
            <text:p>205064584</text:p>
          </table:table-cell>
          <table:table-cell office:value-type="float" office:value="100" calcext:value-type="float">
            <text:p>100</text:p>
          </table:table-cell>
          <table:table-cell office:value-type="float" office:value="150476888" calcext:value-type="float">
            <text:p>150476888</text:p>
          </table:table-cell>
          <table:table-cell office:value-type="float" office:value="0.793323785392" calcext:value-type="float">
            <text:p>0.7933237854</text:p>
          </table:table-cell>
          <table:table-cell office:value-type="float" office:value="159496904" calcext:value-type="float">
            <text:p>159496904</text:p>
          </table:table-cell>
          <table:table-cell office:value-type="float" office:value="0.734934769103" calcext:value-type="float">
            <text:p>0.7349347691</text:p>
          </table:table-cell>
          <table:table-cell office:value-type="float" office:value="180902616" calcext:value-type="float">
            <text:p>180902616</text:p>
          </table:table-cell>
          <table:table-cell office:value-type="float" office:value="4.46011288013" calcext:value-type="float">
            <text:p>4.4601128801</text:p>
          </table:table-cell>
          <table:table-cell office:value-type="float" office:value="135469096" calcext:value-type="float">
            <text:p>135469096</text:p>
          </table:table-cell>
          <table:table-cell office:value-type="float" office:value="35.6710526316" calcext:value-type="float">
            <text:p>35.6710526316</text:p>
          </table:table-cell>
        </table:table-row>
        <table:table-row table:style-name="ro1">
          <table:table-cell office:value-type="float" office:value="132685368" calcext:value-type="float">
            <text:p>132685368</text:p>
          </table:table-cell>
          <table:table-cell office:value-type="float" office:value="0.417601532483" calcext:value-type="float">
            <text:p>0.4176015325</text:p>
          </table:table-cell>
          <table:table-cell office:value-type="float" office:value="172176984" calcext:value-type="float">
            <text:p>172176984</text:p>
          </table:table-cell>
          <table:table-cell office:value-type="float" office:value="0.0956624109444" calcext:value-type="float">
            <text:p>0.0956624109</text:p>
          </table:table-cell>
          <table:table-cell office:value-type="float" office:value="172569848" calcext:value-type="float">
            <text:p>172569848</text:p>
          </table:table-cell>
          <table:table-cell office:value-type="float" office:value="1.36799477466" calcext:value-type="float">
            <text:p>1.3679947747</text:p>
          </table:table-cell>
          <table:table-cell office:value-type="float" office:value="123817432" calcext:value-type="float">
            <text:p>123817432</text:p>
          </table:table-cell>
          <table:table-cell office:value-type="float" office:value="73.9666666667" calcext:value-type="float">
            <text:p>73.9666666667</text:p>
          </table:table-cell>
          <table:table-cell office:value-type="float" office:value="150420840" calcext:value-type="float">
            <text:p>150420840</text:p>
          </table:table-cell>
          <table:table-cell office:value-type="float" office:value="0.104937227167" calcext:value-type="float">
            <text:p>0.1049372272</text:p>
          </table:table-cell>
        </table:table-row>
        <table:table-row table:style-name="ro1">
          <table:table-cell office:value-type="float" office:value="154293928" calcext:value-type="float">
            <text:p>154293928</text:p>
          </table:table-cell>
          <table:table-cell office:value-type="float" office:value="0.10456089277" calcext:value-type="float">
            <text:p>0.1045608928</text:p>
          </table:table-cell>
          <table:table-cell office:value-type="float" office:value="167960680" calcext:value-type="float">
            <text:p>167960680</text:p>
          </table:table-cell>
          <table:table-cell office:value-type="float" office:value="1.57977755308" calcext:value-type="float">
            <text:p>1.5797775531</text:p>
          </table:table-cell>
          <table:table-cell office:value-type="float" office:value="186361480" calcext:value-type="float">
            <text:p>186361480</text:p>
          </table:table-cell>
          <table:table-cell office:value-type="float" office:value="1.18229586661" calcext:value-type="float">
            <text:p>1.1822958666</text:p>
          </table:table-cell>
          <table:table-cell office:value-type="float" office:value="145081640" calcext:value-type="float">
            <text:p>145081640</text:p>
          </table:table-cell>
          <table:table-cell office:value-type="float" office:value="0.957663661309" calcext:value-type="float">
            <text:p>0.9576636613</text:p>
          </table:table-cell>
          <table:table-cell office:value-type="float" office:value="156249736" calcext:value-type="float">
            <text:p>156249736</text:p>
          </table:table-cell>
          <table:table-cell office:value-type="float" office:value="0.119891891892" calcext:value-type="float">
            <text:p>0.1198918919</text:p>
          </table:table-cell>
        </table:table-row>
        <table:table-row table:style-name="ro1">
          <table:table-cell office:value-type="float" office:value="177688488" calcext:value-type="float">
            <text:p>177688488</text:p>
          </table:table-cell>
          <table:table-cell office:value-type="float" office:value="0.12521141649" calcext:value-type="float">
            <text:p>0.1252114165</text:p>
          </table:table-cell>
          <table:table-cell office:value-type="float" office:value="189107848" calcext:value-type="float">
            <text:p>189107848</text:p>
          </table:table-cell>
          <table:table-cell office:value-type="float" office:value="0.718056923149" calcext:value-type="float">
            <text:p>0.7180569231</text:p>
          </table:table-cell>
          <table:table-cell office:value-type="float" office:value="188843944" calcext:value-type="float">
            <text:p>188843944</text:p>
          </table:table-cell>
          <table:table-cell office:value-type="float" office:value="3.17148125384" calcext:value-type="float">
            <text:p>3.1714812538</text:p>
          </table:table-cell>
          <table:table-cell office:value-type="float" office:value="157672296" calcext:value-type="float">
            <text:p>157672296</text:p>
          </table:table-cell>
          <table:table-cell office:value-type="float" office:value="0.120549133844" calcext:value-type="float">
            <text:p>0.1205491338</text:p>
          </table:table-cell>
          <table:table-cell office:value-type="float" office:value="174147544" calcext:value-type="float">
            <text:p>174147544</text:p>
          </table:table-cell>
          <table:table-cell office:value-type="float" office:value="1.80547112462" calcext:value-type="float">
            <text:p>1.8054711246</text:p>
          </table:table-cell>
        </table:table-row>
        <table:table-row table:style-name="ro1">
          <table:table-cell office:value-type="float" office:value="186693160" calcext:value-type="float">
            <text:p>186693160</text:p>
          </table:table-cell>
          <table:table-cell office:value-type="float" office:value="0.992777186268" calcext:value-type="float">
            <text:p>0.9927771863</text:p>
          </table:table-cell>
          <table:table-cell office:value-type="float" office:value="193368504" calcext:value-type="float">
            <text:p>193368504</text:p>
          </table:table-cell>
          <table:table-cell office:value-type="float" office:value="3.06203544883" calcext:value-type="float">
            <text:p>3.0620354488</text:p>
          </table:table-cell>
          <table:table-cell office:value-type="float" office:value="122217320" calcext:value-type="float">
            <text:p>122217320</text:p>
          </table:table-cell>
          <table:table-cell office:value-type="float" office:value="67.476744186" calcext:value-type="float">
            <text:p>67.476744186</text:p>
          </table:table-cell>
          <table:table-cell office:value-type="float" office:value="168422280" calcext:value-type="float">
            <text:p>168422280</text:p>
          </table:table-cell>
          <table:table-cell office:value-type="float" office:value="1.29427583557" calcext:value-type="float">
            <text:p>1.2942758356</text:p>
          </table:table-cell>
          <table:table-cell office:value-type="float" office:value="182693576" calcext:value-type="float">
            <text:p>182693576</text:p>
          </table:table-cell>
          <table:table-cell office:value-type="float" office:value="1.04611820589" calcext:value-type="float">
            <text:p>1.0461182059</text:p>
          </table:table-cell>
        </table:table-row>
        <table:table-row table:style-name="ro1">
          <table:table-cell office:value-type="float" office:value="193110168" calcext:value-type="float">
            <text:p>193110168</text:p>
          </table:table-cell>
          <table:table-cell office:value-type="float" office:value="0.681970421104" calcext:value-type="float">
            <text:p>0.6819704211</text:p>
          </table:table-cell>
          <table:table-cell office:value-type="float" office:value="199405448" calcext:value-type="float">
            <text:p>199405448</text:p>
          </table:table-cell>
          <table:table-cell office:value-type="float" office:value="100" calcext:value-type="float">
            <text:p>100</text:p>
          </table:table-cell>
          <table:table-cell office:value-type="float" office:value="148173992" calcext:value-type="float">
            <text:p>148173992</text:p>
          </table:table-cell>
          <table:table-cell office:value-type="float" office:value="0.110701948771" calcext:value-type="float">
            <text:p>0.1107019488</text:p>
          </table:table-cell>
          <table:table-cell office:value-type="float" office:value="188848120" calcext:value-type="float">
            <text:p>188848120</text:p>
          </table:table-cell>
          <table:table-cell office:value-type="float" office:value="1.03964579234" calcext:value-type="float">
            <text:p>1.0396457923</text:p>
          </table:table-cell>
          <table:table-cell office:value-type="float" office:value="196716696" calcext:value-type="float">
            <text:p>196716696</text:p>
          </table:table-cell>
          <table:table-cell office:value-type="float" office:value="0.893623565598" calcext:value-type="float">
            <text:p>0.8936235656</text:p>
          </table:table-cell>
        </table:table-row>
        <table:table-row table:style-name="ro1">
          <table:table-cell office:value-type="float" office:value="191878840" calcext:value-type="float">
            <text:p>191878840</text:p>
          </table:table-cell>
          <table:table-cell office:value-type="float" office:value="5.56330074174" calcext:value-type="float">
            <text:p>5.5633007417</text:p>
          </table:table-cell>
          <table:table-cell office:value-type="float" office:value="137889624" calcext:value-type="float">
            <text:p>137889624</text:p>
          </table:table-cell>
          <table:table-cell office:value-type="float" office:value="100" calcext:value-type="float">
            <text:p>100</text:p>
          </table:table-cell>
          <table:table-cell office:value-type="float" office:value="163856232" calcext:value-type="float">
            <text:p>163856232</text:p>
          </table:table-cell>
          <table:table-cell office:value-type="float" office:value="0.130532327147" calcext:value-type="float">
            <text:p>0.1305323271</text:p>
          </table:table-cell>
          <table:table-cell office:value-type="float" office:value="182191160" calcext:value-type="float">
            <text:p>182191160</text:p>
          </table:table-cell>
          <table:table-cell office:value-type="float" office:value="2.64641378539" calcext:value-type="float">
            <text:p>2.6464137854</text:p>
          </table:table-cell>
          <table:table-cell office:value-type="float" office:value="194711512" calcext:value-type="float">
            <text:p>194711512</text:p>
          </table:table-cell>
          <table:table-cell office:value-type="float" office:value="3.25926222293" calcext:value-type="float">
            <text:p>3.2592622229</text:p>
          </table:table-cell>
        </table:table-row>
        <table:table-row table:style-name="ro1">
          <table:table-cell office:value-type="float" office:value="137774680" calcext:value-type="float">
            <text:p>137774680</text:p>
          </table:table-cell>
          <table:table-cell office:value-type="float" office:value="100" calcext:value-type="float">
            <text:p>100</text:p>
          </table:table-cell>
          <table:table-cell office:value-type="float" office:value="139811032" calcext:value-type="float">
            <text:p>139811032</text:p>
          </table:table-cell>
          <table:table-cell office:value-type="float" office:value="0.101065338032" calcext:value-type="float">
            <text:p>0.101065338</text:p>
          </table:table-cell>
          <table:table-cell office:value-type="float" office:value="170189384" calcext:value-type="float">
            <text:p>170189384</text:p>
          </table:table-cell>
          <table:table-cell office:value-type="float" office:value="1.54470657376" calcext:value-type="float">
            <text:p>1.5447065738</text:p>
          </table:table-cell>
          <table:table-cell office:value-type="float" office:value="124624136" calcext:value-type="float">
            <text:p>124624136</text:p>
          </table:table-cell>
          <table:table-cell office:value-type="float" office:value="91.6666666667" calcext:value-type="float">
            <text:p>91.6666666667</text:p>
          </table:table-cell>
          <table:table-cell office:value-type="float" office:value="131239000" calcext:value-type="float">
            <text:p>131239000</text:p>
          </table:table-cell>
          <table:table-cell office:value-type="float" office:value="87.431372549" calcext:value-type="float">
            <text:p>87.431372549</text:p>
          </table:table-cell>
        </table:table-row>
        <table:table-row table:style-name="ro1">
          <table:table-cell office:value-type="float" office:value="146377528" calcext:value-type="float">
            <text:p>146377528</text:p>
          </table:table-cell>
          <table:table-cell office:value-type="float" office:value="0.0970107789754" calcext:value-type="float">
            <text:p>0.097010779</text:p>
          </table:table-cell>
          <table:table-cell office:value-type="float" office:value="155041032" calcext:value-type="float">
            <text:p>155041032</text:p>
          </table:table-cell>
          <table:table-cell office:value-type="float" office:value="0.841395348837" calcext:value-type="float">
            <text:p>0.8413953488</text:p>
          </table:table-cell>
          <table:table-cell office:value-type="float" office:value="183787592" calcext:value-type="float">
            <text:p>183787592</text:p>
          </table:table-cell>
          <table:table-cell office:value-type="float" office:value="1.0935709739" calcext:value-type="float">
            <text:p>1.0935709739</text:p>
          </table:table-cell>
          <table:table-cell office:value-type="float" office:value="143018312" calcext:value-type="float">
            <text:p>143018312</text:p>
          </table:table-cell>
          <table:table-cell office:value-type="float" office:value="0.714852409287" calcext:value-type="float">
            <text:p>0.7148524093</text:p>
          </table:table-cell>
          <table:table-cell office:value-type="float" office:value="141985928" calcext:value-type="float">
            <text:p>141985928</text:p>
          </table:table-cell>
          <table:table-cell office:value-type="float" office:value="0.894975222465" calcext:value-type="float">
            <text:p>0.8949752225</text:p>
          </table:table-cell>
        </table:table-row>
        <table:table-row table:style-name="ro1">
          <table:table-cell office:value-type="float" office:value="163860072" calcext:value-type="float">
            <text:p>163860072</text:p>
          </table:table-cell>
          <table:table-cell office:value-type="float" office:value="0.10971562439" calcext:value-type="float">
            <text:p>0.1097156244</text:p>
          </table:table-cell>
          <table:table-cell office:value-type="float" office:value="174012376" calcext:value-type="float">
            <text:p>174012376</text:p>
          </table:table-cell>
          <table:table-cell office:value-type="float" office:value="1.41211765473" calcext:value-type="float">
            <text:p>1.4121176547</text:p>
          </table:table-cell>
          <table:table-cell office:value-type="float" office:value="192384952" calcext:value-type="float">
            <text:p>192384952</text:p>
          </table:table-cell>
          <table:table-cell office:value-type="float" office:value="2.44675952573" calcext:value-type="float">
            <text:p>2.4467595257</text:p>
          </table:table-cell>
          <table:table-cell office:value-type="float" office:value="150588200" calcext:value-type="float">
            <text:p>150588200</text:p>
          </table:table-cell>
          <table:table-cell office:value-type="float" office:value="0.650359913341" calcext:value-type="float">
            <text:p>0.6503599133</text:p>
          </table:table-cell>
          <table:table-cell office:value-type="float" office:value="149780040" calcext:value-type="float">
            <text:p>149780040</text:p>
          </table:table-cell>
          <table:table-cell office:value-type="float" office:value="0.117706711093" calcext:value-type="float">
            <text:p>0.1177067111</text:p>
          </table:table-cell>
        </table:table-row>
        <table:table-row table:style-name="ro1">
          <table:table-cell office:value-type="float" office:value="172075800" calcext:value-type="float">
            <text:p>172075800</text:p>
          </table:table-cell>
          <table:table-cell office:value-type="float" office:value="1.5350373159" calcext:value-type="float">
            <text:p>1.5350373159</text:p>
          </table:table-cell>
          <table:table-cell office:value-type="float" office:value="175278312" calcext:value-type="float">
            <text:p>175278312</text:p>
          </table:table-cell>
          <table:table-cell office:value-type="float" office:value="1.0445460659" calcext:value-type="float">
            <text:p>1.0445460659</text:p>
          </table:table-cell>
          <table:table-cell office:value-type="float" office:value="201634824" calcext:value-type="float">
            <text:p>201634824</text:p>
          </table:table-cell>
          <table:table-cell office:value-type="float" office:value="79.679245283" calcext:value-type="float">
            <text:p>79.679245283</text:p>
          </table:table-cell>
          <table:table-cell office:value-type="float" office:value="174664008" calcext:value-type="float">
            <text:p>174664008</text:p>
          </table:table-cell>
          <table:table-cell office:value-type="float" office:value="1.63314097279" calcext:value-type="float">
            <text:p>1.6331409728</text:p>
          </table:table-cell>
          <table:table-cell office:value-type="float" office:value="170051496" calcext:value-type="float">
            <text:p>170051496</text:p>
          </table:table-cell>
          <table:table-cell office:value-type="float" office:value="0.1051595457" calcext:value-type="float">
            <text:p>0.1051595457</text:p>
          </table:table-cell>
        </table:table-row>
        <table:table-row table:style-name="ro1">
          <table:table-cell office:value-type="float" office:value="187083128" calcext:value-type="float">
            <text:p>187083128</text:p>
          </table:table-cell>
          <table:table-cell office:value-type="float" office:value="1.020577545" calcext:value-type="float">
            <text:p>1.020577545</text:p>
          </table:table-cell>
          <table:table-cell office:value-type="float" office:value="191608136" calcext:value-type="float">
            <text:p>191608136</text:p>
          </table:table-cell>
          <table:table-cell office:value-type="float" office:value="4.20469445569" calcext:value-type="float">
            <text:p>4.2046944557</text:p>
          </table:table-cell>
          <table:table-cell office:value-type="float" office:value="139918280" calcext:value-type="float">
            <text:p>139918280</text:p>
          </table:table-cell>
          <table:table-cell office:value-type="float" office:value="0.412185378012" calcext:value-type="float">
            <text:p>0.412185378</text:p>
          </table:table-cell>
          <table:table-cell office:value-type="float" office:value="177537544" calcext:value-type="float">
            <text:p>177537544</text:p>
          </table:table-cell>
          <table:table-cell office:value-type="float" office:value="1.01107678606" calcext:value-type="float">
            <text:p>1.0110767861</text:p>
          </table:table-cell>
          <table:table-cell office:value-type="float" office:value="174340552" calcext:value-type="float">
            <text:p>174340552</text:p>
          </table:table-cell>
          <table:table-cell office:value-type="float" office:value="2.48889942324" calcext:value-type="float">
            <text:p>2.4888994232</text:p>
          </table:table-cell>
        </table:table-row>
        <table:table-row table:style-name="ro1">
          <table:table-cell office:value-type="float" office:value="185556824" calcext:value-type="float">
            <text:p>185556824</text:p>
          </table:table-cell>
          <table:table-cell office:value-type="float" office:value="3.32872273158" calcext:value-type="float">
            <text:p>3.3287227316</text:p>
          </table:table-cell>
          <table:table-cell office:value-type="float" office:value="122217320" calcext:value-type="float">
            <text:p>122217320</text:p>
          </table:table-cell>
          <table:table-cell office:value-type="float" office:value="80.1621621622" calcext:value-type="float">
            <text:p>80.1621621622</text:p>
          </table:table-cell>
          <table:table-cell office:value-type="float" office:value="150413928" calcext:value-type="float">
            <text:p>150413928</text:p>
          </table:table-cell>
          <table:table-cell office:value-type="float" office:value="0.120440163782" calcext:value-type="float">
            <text:p>0.1204401638</text:p>
          </table:table-cell>
          <table:table-cell office:value-type="float" office:value="192060952" calcext:value-type="float">
            <text:p>192060952</text:p>
          </table:table-cell>
          <table:table-cell office:value-type="float" office:value="3.74711506759" calcext:value-type="float">
            <text:p>3.7471150676</text:p>
          </table:table-cell>
          <table:table-cell office:value-type="float" office:value="186755288" calcext:value-type="float">
            <text:p>186755288</text:p>
          </table:table-cell>
          <table:table-cell office:value-type="float" office:value="0.966159003555" calcext:value-type="float">
            <text:p>0.9661590036</text:p>
          </table:table-cell>
        </table:table-row>
        <table:table-row table:style-name="ro1">
          <table:table-cell office:value-type="float" office:value="130207096" calcext:value-type="float">
            <text:p>130207096</text:p>
          </table:table-cell>
          <table:table-cell office:value-type="float" office:value="69.9651162791" calcext:value-type="float">
            <text:p>69.9651162791</text:p>
          </table:table-cell>
          <table:table-cell office:value-type="float" office:value="134769256" calcext:value-type="float">
            <text:p>134769256</text:p>
          </table:table-cell>
          <table:table-cell office:value-type="float" office:value="0.811713665944" calcext:value-type="float">
            <text:p>0.8117136659</text:p>
          </table:table-cell>
          <table:table-cell office:value-type="float" office:value="170047656" calcext:value-type="float">
            <text:p>170047656</text:p>
          </table:table-cell>
          <table:table-cell office:value-type="float" office:value="0.0948886559293" calcext:value-type="float">
            <text:p>0.0948886559</text:p>
          </table:table-cell>
          <table:table-cell office:value-type="float" office:value="204270056" calcext:value-type="float">
            <text:p>204270056</text:p>
          </table:table-cell>
          <table:table-cell office:value-type="float" office:value="94.7121212121" calcext:value-type="float">
            <text:p>94.7121212121</text:p>
          </table:table-cell>
          <table:table-cell office:value-type="float" office:value="193107208" calcext:value-type="float">
            <text:p>193107208</text:p>
          </table:table-cell>
          <table:table-cell office:value-type="float" office:value="0.645432389276" calcext:value-type="float">
            <text:p>0.6454323893</text:p>
          </table:table-cell>
        </table:table-row>
        <table:table-row table:style-name="ro1">
          <table:table-cell office:value-type="float" office:value="146768424" calcext:value-type="float">
            <text:p>146768424</text:p>
          </table:table-cell>
          <table:table-cell office:value-type="float" office:value="0.111569344206" calcext:value-type="float">
            <text:p>0.1115693442</text:p>
          </table:table-cell>
          <table:table-cell office:value-type="float" office:value="152544360" calcext:value-type="float">
            <text:p>152544360</text:p>
          </table:table-cell>
          <table:table-cell office:value-type="float" office:value="0.667090862815" calcext:value-type="float">
            <text:p>0.6670908628</text:p>
          </table:table-cell>
          <table:table-cell office:value-type="float" office:value="178536696" calcext:value-type="float">
            <text:p>178536696</text:p>
          </table:table-cell>
          <table:table-cell office:value-type="float" office:value="1.4501953125" calcext:value-type="float">
            <text:p>1.4501953125</text:p>
          </table:table-cell>
          <table:table-cell office:value-type="float" office:value="141985928" calcext:value-type="float">
            <text:p>141985928</text:p>
          </table:table-cell>
          <table:table-cell office:value-type="float" office:value="0.821246648794" calcext:value-type="float">
            <text:p>0.8212466488</text:p>
          </table:table-cell>
          <table:table-cell office:value-type="float" office:value="200691464" calcext:value-type="float">
            <text:p>200691464</text:p>
          </table:table-cell>
          <table:table-cell office:value-type="float" office:value="1.03182090183" calcext:value-type="float">
            <text:p>1.0318209018</text:p>
          </table:table-cell>
        </table:table-row>
        <table:table-row table:style-name="ro1">
          <table:table-cell office:value-type="float" office:value="161201192" calcext:value-type="float">
            <text:p>161201192</text:p>
          </table:table-cell>
          <table:table-cell office:value-type="float" office:value="0.146328406151" calcext:value-type="float">
            <text:p>0.1463284062</text:p>
          </table:table-cell>
          <table:table-cell office:value-type="float" office:value="164262856" calcext:value-type="float">
            <text:p>164262856</text:p>
          </table:table-cell>
          <table:table-cell office:value-type="float" office:value="0.112806328813" calcext:value-type="float">
            <text:p>0.1128063288</text:p>
          </table:table-cell>
          <table:table-cell office:value-type="float" office:value="180185480" calcext:value-type="float">
            <text:p>180185480</text:p>
          </table:table-cell>
          <table:table-cell office:value-type="float" office:value="1.42380201195" calcext:value-type="float">
            <text:p>1.423802012</text:p>
          </table:table-cell>
          <table:table-cell office:value-type="float" office:value="159500744" calcext:value-type="float">
            <text:p>159500744</text:p>
          </table:table-cell>
          <table:table-cell office:value-type="float" office:value="0.728659729286" calcext:value-type="float">
            <text:p>0.7286597293</text:p>
          </table:table-cell>
          <table:table-cell office:value-type="float" office:value="205591336" calcext:value-type="float">
            <text:p>205591336</text:p>
          </table:table-cell>
          <table:table-cell office:value-type="float" office:value="90.5308641975" calcext:value-type="float">
            <text:p>90.5308641975</text:p>
          </table:table-cell>
        </table:table-row>
        <table:table-row table:style-name="ro1">
          <table:table-cell office:value-type="float" office:value="174803064" calcext:value-type="float">
            <text:p>174803064</text:p>
          </table:table-cell>
          <table:table-cell office:value-type="float" office:value="1.59773092265" calcext:value-type="float">
            <text:p>1.5977309227</text:p>
          </table:table-cell>
          <table:table-cell office:value-type="float" office:value="184525752" calcext:value-type="float">
            <text:p>184525752</text:p>
          </table:table-cell>
          <table:table-cell office:value-type="float" office:value="1.12340640916" calcext:value-type="float">
            <text:p>1.1234064092</text:p>
          </table:table-cell>
          <table:table-cell office:value-type="float" office:value="194286248" calcext:value-type="float">
            <text:p>194286248</text:p>
          </table:table-cell>
          <table:table-cell office:value-type="float" office:value="3.09225284112" calcext:value-type="float">
            <text:p>3.0922528411</text:p>
          </table:table-cell>
          <table:table-cell office:value-type="float" office:value="176052968" calcext:value-type="float">
            <text:p>176052968</text:p>
          </table:table-cell>
          <table:table-cell office:value-type="float" office:value="1.41112187024" calcext:value-type="float">
            <text:p>1.4111218702</text:p>
          </table:table-cell>
          <table:table-cell office:value-type="float" office:value="155238248" calcext:value-type="float">
            <text:p>155238248</text:p>
          </table:table-cell>
          <table:table-cell office:value-type="float" office:value="0.731389846959" calcext:value-type="float">
            <text:p>0.731389847</text:p>
          </table:table-cell>
        </table:table-row>
        <table:table-row table:style-name="ro1">
          <table:table-cell office:value-type="float" office:value="187545576" calcext:value-type="float">
            <text:p>187545576</text:p>
          </table:table-cell>
          <table:table-cell office:value-type="float" office:value="1.5376448786" calcext:value-type="float">
            <text:p>1.5376448786</text:p>
          </table:table-cell>
          <table:table-cell office:value-type="float" office:value="193696680" calcext:value-type="float">
            <text:p>193696680</text:p>
          </table:table-cell>
          <table:table-cell office:value-type="float" office:value="0.857310737259" calcext:value-type="float">
            <text:p>0.8573107373</text:p>
          </table:table-cell>
          <table:table-cell office:value-type="float" office:value="128420536" calcext:value-type="float">
            <text:p>128420536</text:p>
          </table:table-cell>
          <table:table-cell office:value-type="float" office:value="73.1084337349" calcext:value-type="float">
            <text:p>73.1084337349</text:p>
          </table:table-cell>
          <table:table-cell office:value-type="float" office:value="171812136" calcext:value-type="float">
            <text:p>171812136</text:p>
          </table:table-cell>
          <table:table-cell office:value-type="float" office:value="1.21316277124" calcext:value-type="float">
            <text:p>1.2131627712</text:p>
          </table:table-cell>
          <table:table-cell office:value-type="float" office:value="169924968" calcext:value-type="float">
            <text:p>169924968</text:p>
          </table:table-cell>
          <table:table-cell office:value-type="float" office:value="0.202671218032" calcext:value-type="float">
            <text:p>0.202671218</text:p>
          </table:table-cell>
        </table:table-row>
        <table:table-row table:style-name="ro1">
          <table:table-cell office:value-type="float" office:value="196789608" calcext:value-type="float">
            <text:p>196789608</text:p>
          </table:table-cell>
          <table:table-cell office:value-type="float" office:value="0.948949631958" calcext:value-type="float">
            <text:p>0.948949632</text:p>
          </table:table-cell>
          <table:table-cell office:value-type="float" office:value="194462872" calcext:value-type="float">
            <text:p>194462872</text:p>
          </table:table-cell>
          <table:table-cell office:value-type="float" office:value="3.63860657461" calcext:value-type="float">
            <text:p>3.6386065746</text:p>
          </table:table-cell>
          <table:table-cell office:value-type="float" office:value="151445352" calcext:value-type="float">
            <text:p>151445352</text:p>
          </table:table-cell>
          <table:table-cell office:value-type="float" office:value="0.102801887726" calcext:value-type="float">
            <text:p>0.1028018877</text:p>
          </table:table-cell>
          <table:table-cell office:value-type="float" office:value="195405160" calcext:value-type="float">
            <text:p>195405160</text:p>
          </table:table-cell>
          <table:table-cell office:value-type="float" office:value="0.781468123665" calcext:value-type="float">
            <text:p>0.7814681237</text:p>
          </table:table-cell>
          <table:table-cell office:value-type="float" office:value="185354472" calcext:value-type="float">
            <text:p>185354472</text:p>
          </table:table-cell>
          <table:table-cell office:value-type="float" office:value="0.68488372093" calcext:value-type="float">
            <text:p>0.6848837209</text:p>
          </table:table-cell>
        </table:table-row>
        <table:table-row table:style-name="ro1">
          <table:table-cell office:value-type="float" office:value="192337816" calcext:value-type="float">
            <text:p>192337816</text:p>
          </table:table-cell>
          <table:table-cell office:value-type="float" office:value="3.13639264373" calcext:value-type="float">
            <text:p>3.1363926437</text:p>
          </table:table-cell>
          <table:table-cell office:value-type="float" office:value="134118232" calcext:value-type="float">
            <text:p>134118232</text:p>
          </table:table-cell>
          <table:table-cell office:value-type="float" office:value="74.3488372093" calcext:value-type="float">
            <text:p>74.3488372093</text:p>
          </table:table-cell>
          <table:table-cell office:value-type="float" office:value="171079560" calcext:value-type="float">
            <text:p>171079560</text:p>
          </table:table-cell>
          <table:table-cell office:value-type="float" office:value="0.09822054978" calcext:value-type="float">
            <text:p>0.0982205498</text:p>
          </table:table-cell>
          <table:table-cell office:value-type="float" office:value="187194648" calcext:value-type="float">
            <text:p>187194648</text:p>
          </table:table-cell>
          <table:table-cell office:value-type="float" office:value="3.51580849142" calcext:value-type="float">
            <text:p>3.5158084914</text:p>
          </table:table-cell>
          <table:table-cell office:value-type="float" office:value="198720968" calcext:value-type="float">
            <text:p>198720968</text:p>
          </table:table-cell>
          <table:table-cell office:value-type="float" office:value="0.46915484269" calcext:value-type="float">
            <text:p>0.4691548427</text:p>
          </table:table-cell>
        </table:table-row>
        <table:table-row table:style-name="ro1">
          <table:table-cell office:value-type="float" office:value="122900936" calcext:value-type="float">
            <text:p>122900936</text:p>
          </table:table-cell>
          <table:table-cell office:value-type="float" office:value="81.6363636364" calcext:value-type="float">
            <text:p>81.6363636364</text:p>
          </table:table-cell>
          <table:table-cell office:value-type="float" office:value="153509640" calcext:value-type="float">
            <text:p>153509640</text:p>
          </table:table-cell>
          <table:table-cell office:value-type="float" office:value="0.101886434133" calcext:value-type="float">
            <text:p>0.1018864341</text:p>
          </table:table-cell>
          <table:table-cell office:value-type="float" office:value="180569608" calcext:value-type="float">
            <text:p>180569608</text:p>
          </table:table-cell>
          <table:table-cell office:value-type="float" office:value="1.65831007086" calcext:value-type="float">
            <text:p>1.6583100709</text:p>
          </table:table-cell>
          <table:table-cell office:value-type="float" office:value="128372520" calcext:value-type="float">
            <text:p>128372520</text:p>
          </table:table-cell>
          <table:table-cell office:value-type="float" office:value="74.1585365854" calcext:value-type="float">
            <text:p>74.1585365854</text:p>
          </table:table-cell>
          <table:table-cell office:value-type="float" office:value="207731112" calcext:value-type="float">
            <text:p>207731112</text:p>
          </table:table-cell>
          <table:table-cell office:value-type="float" office:value="9.34084626834" calcext:value-type="float">
            <text:p>9.3408462683</text:p>
          </table:table-cell>
        </table:table-row>
        <table:table-row table:style-name="ro1">
          <table:table-cell office:value-type="float" office:value="141986408" calcext:value-type="float">
            <text:p>141986408</text:p>
          </table:table-cell>
          <table:table-cell office:value-type="float" office:value="0.927037717192" calcext:value-type="float">
            <text:p>0.9270377172</text:p>
          </table:table-cell>
          <table:table-cell office:value-type="float" office:value="166951944" calcext:value-type="float">
            <text:p>166951944</text:p>
          </table:table-cell>
          <table:table-cell office:value-type="float" office:value="0.088318085855" calcext:value-type="float">
            <text:p>0.0883180859</text:p>
          </table:table-cell>
          <table:table-cell office:value-type="float" office:value="173459432" calcext:value-type="float">
            <text:p>173459432</text:p>
          </table:table-cell>
          <table:table-cell office:value-type="float" office:value="0.935048355899" calcext:value-type="float">
            <text:p>0.9350483559</text:p>
          </table:table-cell>
          <table:table-cell office:value-type="float" office:value="148353480" calcext:value-type="float">
            <text:p>148353480</text:p>
          </table:table-cell>
          <table:table-cell office:value-type="float" office:value="0.103183770176" calcext:value-type="float">
            <text:p>0.1031837702</text:p>
          </table:table-cell>
          <table:table-cell office:value-type="float" office:value="209109208" calcext:value-type="float">
            <text:p>209109208</text:p>
          </table:table-cell>
          <table:table-cell office:value-type="float" office:value="2.24396806889" calcext:value-type="float">
            <text:p>2.2439680689</text:p>
          </table:table-cell>
        </table:table-row>
        <table:table-row table:style-name="ro1">
          <table:table-cell office:value-type="float" office:value="152481096" calcext:value-type="float">
            <text:p>152481096</text:p>
          </table:table-cell>
          <table:table-cell office:value-type="float" office:value="0.074216220106" calcext:value-type="float">
            <text:p>0.0742162201</text:p>
          </table:table-cell>
          <table:table-cell office:value-type="float" office:value="170325176" calcext:value-type="float">
            <text:p>170325176</text:p>
          </table:table-cell>
          <table:table-cell office:value-type="float" office:value="0.105636671598" calcext:value-type="float">
            <text:p>0.1056366716</text:p>
          </table:table-cell>
          <table:table-cell office:value-type="float" office:value="192319720" calcext:value-type="float">
            <text:p>192319720</text:p>
          </table:table-cell>
          <table:table-cell office:value-type="float" office:value="1.35707796719" calcext:value-type="float">
            <text:p>1.3570779672</text:p>
          </table:table-cell>
          <table:table-cell office:value-type="float" office:value="157436936" calcext:value-type="float">
            <text:p>157436936</text:p>
          </table:table-cell>
          <table:table-cell office:value-type="float" office:value="0.35697242842" calcext:value-type="float">
            <text:p>0.3569724284</text:p>
          </table:table-cell>
          <table:table-cell office:value-type="float" office:value="220828488" calcext:value-type="float">
            <text:p>220828488</text:p>
          </table:table-cell>
          <table:table-cell office:value-type="float" office:value="0.144893936201" calcext:value-type="float">
            <text:p>0.1448939362</text:p>
          </table:table-cell>
        </table:table-row>
        <table:table-row table:style-name="ro1">
          <table:table-cell office:value-type="float" office:value="149073624" calcext:value-type="float">
            <text:p>149073624</text:p>
          </table:table-cell>
          <table:table-cell office:value-type="float" office:value="0.900870393397" calcext:value-type="float">
            <text:p>0.9008703934</text:p>
          </table:table-cell>
          <table:table-cell office:value-type="float" office:value="178930136" calcext:value-type="float">
            <text:p>178930136</text:p>
          </table:table-cell>
          <table:table-cell office:value-type="float" office:value="1.48995029701" calcext:value-type="float">
            <text:p>1.489950297</text:p>
          </table:table-cell>
          <table:table-cell office:value-type="float" office:value="190024440" calcext:value-type="float">
            <text:p>190024440</text:p>
          </table:table-cell>
          <table:table-cell office:value-type="float" office:value="4.76778300581" calcext:value-type="float">
            <text:p>4.7677830058</text:p>
          </table:table-cell>
          <table:table-cell office:value-type="float" office:value="163860072" calcext:value-type="float">
            <text:p>163860072</text:p>
          </table:table-cell>
          <table:table-cell office:value-type="float" office:value="0.115276641149" calcext:value-type="float">
            <text:p>0.1152766411</text:p>
          </table:table-cell>
          <table:table-cell office:value-type="float" office:value="224303720" calcext:value-type="float">
            <text:p>224303720</text:p>
          </table:table-cell>
          <table:table-cell office:value-type="float" office:value="0.144893936201" calcext:value-type="float">
            <text:p>0.1448939362</text:p>
          </table:table-cell>
        </table:table-row>
        <table:table-row table:style-name="ro1">
          <table:table-cell office:value-type="float" office:value="162608872" calcext:value-type="float">
            <text:p>162608872</text:p>
          </table:table-cell>
          <table:table-cell office:value-type="float" office:value="0.122857462937" calcext:value-type="float">
            <text:p>0.1228574629</text:p>
          </table:table-cell>
          <table:table-cell office:value-type="float" office:value="178201096" calcext:value-type="float">
            <text:p>178201096</text:p>
          </table:table-cell>
          <table:table-cell office:value-type="float" office:value="1.48995029701" calcext:value-type="float">
            <text:p>1.489950297</text:p>
          </table:table-cell>
          <table:table-cell office:value-type="float" office:value="186096808" calcext:value-type="float">
            <text:p>186096808</text:p>
          </table:table-cell>
          <table:table-cell office:value-type="float" office:value="4.76778300581" calcext:value-type="float">
            <text:p>4.7677830058</text:p>
          </table:table-cell>
          <table:table-cell office:value-type="float" office:value="172687544" calcext:value-type="float">
            <text:p>172687544</text:p>
          </table:table-cell>
          <table:table-cell office:value-type="float" office:value="1.88617949822" calcext:value-type="float">
            <text:p>1.8861794982</text:p>
          </table:table-cell>
          <table:table-cell office:value-type="float" office:value="213471016" calcext:value-type="float">
            <text:p>213471016</text:p>
          </table:table-cell>
          <table:table-cell office:value-type="float" office:value="0.144893936201" calcext:value-type="float">
            <text:p>0.1448939362</text:p>
          </table:table-cell>
        </table:table-row>
        <table:table-row table:style-name="ro1">
          <table:table-cell office:value-type="float" office:value="173033240" calcext:value-type="float">
            <text:p>173033240</text:p>
          </table:table-cell>
          <table:table-cell office:value-type="float" office:value="0.114570542382" calcext:value-type="float">
            <text:p>0.1145705424</text:p>
          </table:table-cell>
          <table:table-cell office:value-type="float" office:value="186558184" calcext:value-type="float">
            <text:p>186558184</text:p>
          </table:table-cell>
          <table:table-cell office:value-type="float" office:value="1.08078076173" calcext:value-type="float">
            <text:p>1.0807807617</text:p>
          </table:table-cell>
          <table:table-cell office:value-type="float" office:value="200585704" calcext:value-type="float">
            <text:p>200585704</text:p>
          </table:table-cell>
          <table:table-cell office:value-type="float" office:value="100" calcext:value-type="float">
            <text:p>100</text:p>
          </table:table-cell>
          <table:table-cell office:value-type="float" office:value="180704584" calcext:value-type="float">
            <text:p>180704584</text:p>
          </table:table-cell>
          <table:table-cell office:value-type="float" office:value="1.88617949822" calcext:value-type="float">
            <text:p>1.8861794982</text:p>
          </table:table-cell>
          <table:table-cell office:value-type="float" office:value="208873016" calcext:value-type="float">
            <text:p>208873016</text:p>
          </table:table-cell>
          <table:table-cell office:value-type="float" office:value="0.860672118705" calcext:value-type="float">
            <text:p>0.8606721187</text:p>
          </table:table-cell>
        </table:table-row>
        <table:table-row table:style-name="ro1">
          <table:table-cell office:value-type="float" office:value="174934440" calcext:value-type="float">
            <text:p>174934440</text:p>
          </table:table-cell>
          <table:table-cell office:value-type="float" office:value="3.07130434783" calcext:value-type="float">
            <text:p>3.0713043478</text:p>
          </table:table-cell>
          <table:table-cell office:value-type="float" office:value="183280472" calcext:value-type="float">
            <text:p>183280472</text:p>
          </table:table-cell>
          <table:table-cell office:value-type="float" office:value="1.08078076173" calcext:value-type="float">
            <text:p>1.0807807617</text:p>
          </table:table-cell>
          <table:table-cell office:value-type="float" office:value="125171328" calcext:value-type="float">
            <text:p>125171328</text:p>
          </table:table-cell>
          <table:table-cell office:value-type="float" office:value="100" calcext:value-type="float">
            <text:p>100</text:p>
          </table:table-cell>
          <table:table-cell office:value-type="float" office:value="182759192" calcext:value-type="float">
            <text:p>182759192</text:p>
          </table:table-cell>
          <table:table-cell office:value-type="float" office:value="1.55432016232" calcext:value-type="float">
            <text:p>1.5543201623</text:p>
          </table:table-cell>
          <table:table-cell office:value-type="float" office:value="218560952" calcext:value-type="float">
            <text:p>218560952</text:p>
          </table:table-cell>
          <table:table-cell office:value-type="float" office:value="0.860672118705" calcext:value-type="float">
            <text:p>0.8606721187</text:p>
          </table:table-cell>
        </table:table-row>
        <table:table-row table:style-name="ro1">
          <table:table-cell office:value-type="float" office:value="167131160" calcext:value-type="float">
            <text:p>167131160</text:p>
          </table:table-cell>
          <table:table-cell office:value-type="float" office:value="3.07130434783" calcext:value-type="float">
            <text:p>3.0713043478</text:p>
          </table:table-cell>
          <table:table-cell office:value-type="float" office:value="191794904" calcext:value-type="float">
            <text:p>191794904</text:p>
          </table:table-cell>
          <table:table-cell office:value-type="float" office:value="0.847108744371" calcext:value-type="float">
            <text:p>0.8471087444</text:p>
          </table:table-cell>
          <table:table-cell office:value-type="float" office:value="139918280" calcext:value-type="float">
            <text:p>139918280</text:p>
          </table:table-cell>
          <table:table-cell office:value-type="float" office:value="0.409572327189" calcext:value-type="float">
            <text:p>0.4095723272</text:p>
          </table:table-cell>
          <table:table-cell office:value-type="float" office:value="181155416" calcext:value-type="float">
            <text:p>181155416</text:p>
          </table:table-cell>
          <table:table-cell office:value-type="float" office:value="1.55432016232" calcext:value-type="float">
            <text:p>1.5543201623</text:p>
          </table:table-cell>
          <table:table-cell office:value-type="float" office:value="225128648" calcext:value-type="float">
            <text:p>225128648</text:p>
          </table:table-cell>
          <table:table-cell office:value-type="float" office:value="0.0017107181489" calcext:value-type="float">
            <text:p>0.0017107181</text:p>
          </table:table-cell>
        </table:table-row>
        <table:table-row table:style-name="ro1">
          <table:table-cell office:value-type="float" office:value="182890328" calcext:value-type="float">
            <text:p>182890328</text:p>
          </table:table-cell>
          <table:table-cell office:value-type="float" office:value="1.20859978164" calcext:value-type="float">
            <text:p>1.2085997816</text:p>
          </table:table-cell>
          <table:table-cell office:value-type="float" office:value="190614312" calcext:value-type="float">
            <text:p>190614312</text:p>
          </table:table-cell>
          <table:table-cell office:value-type="float" office:value="4.38150882318" calcext:value-type="float">
            <text:p>4.3815088232</text:p>
          </table:table-cell>
          <table:table-cell office:value-type="float" office:value="139918280" calcext:value-type="float">
            <text:p>139918280</text:p>
          </table:table-cell>
          <table:table-cell office:value-type="float" office:value="0.966803353619" calcext:value-type="float">
            <text:p>0.9668033536</text:p>
          </table:table-cell>
          <table:table-cell office:value-type="float" office:value="190422024" calcext:value-type="float">
            <text:p>190422024</text:p>
          </table:table-cell>
          <table:table-cell office:value-type="float" office:value="1.03361715269" calcext:value-type="float">
            <text:p>1.0336171527</text:p>
          </table:table-cell>
          <table:table-cell office:value-type="float" office:value="225128648" calcext:value-type="float">
            <text:p>225128648</text:p>
          </table:table-cell>
          <table:table-cell office:value-type="float" office:value="0.0017107181489" calcext:value-type="float">
            <text:p>0.0017107181</text:p>
          </table:table-cell>
        </table:table-row>
        <table:table-row table:style-name="ro1">
          <table:table-cell office:value-type="float" office:value="184954232" calcext:value-type="float">
            <text:p>184954232</text:p>
          </table:table-cell>
          <table:table-cell office:value-type="float" office:value="1.20859978164" calcext:value-type="float">
            <text:p>1.2085997816</text:p>
          </table:table-cell>
          <table:table-cell office:value-type="float" office:value="182976568" calcext:value-type="float">
            <text:p>182976568</text:p>
          </table:table-cell>
          <table:table-cell office:value-type="float" office:value="4.38150882318" calcext:value-type="float">
            <text:p>4.3815088232</text:p>
          </table:table-cell>
          <table:table-cell office:value-type="float" office:value="153509640" calcext:value-type="float">
            <text:p>153509640</text:p>
          </table:table-cell>
          <table:table-cell office:value-type="float" office:value="0.247168546024" calcext:value-type="float">
            <text:p>0.247168546</text:p>
          </table:table-cell>
          <table:table-cell office:value-type="float" office:value="184185864" calcext:value-type="float">
            <text:p>184185864</text:p>
          </table:table-cell>
          <table:table-cell office:value-type="float" office:value="1.03361715269" calcext:value-type="float">
            <text:p>1.0336171527</text:p>
          </table:table-cell>
          <table:table-cell office:value-type="float" office:value="225128648" calcext:value-type="float">
            <text:p>225128648</text:p>
          </table:table-cell>
          <table:table-cell office:value-type="float" office:value="0.0017107181489" calcext:value-type="float">
            <text:p>0.0017107181</text:p>
          </table:table-cell>
        </table:table-row>
        <table:table-row table:style-name="ro1">
          <table:table-cell office:value-type="float" office:value="194646104" calcext:value-type="float">
            <text:p>194646104</text:p>
          </table:table-cell>
          <table:table-cell office:value-type="float" office:value="1.02821290808" calcext:value-type="float">
            <text:p>1.0282129081</text:p>
          </table:table-cell>
          <table:table-cell office:value-type="float" office:value="196902184" calcext:value-type="float">
            <text:p>196902184</text:p>
          </table:table-cell>
          <table:table-cell office:value-type="float" office:value="4.38150882318" calcext:value-type="float">
            <text:p>4.3815088232</text:p>
          </table:table-cell>
          <table:table-cell office:value-type="float" office:value="158465000" calcext:value-type="float">
            <text:p>158465000</text:p>
          </table:table-cell>
          <table:table-cell office:value-type="float" office:value="0.954413228202" calcext:value-type="float">
            <text:p>0.9544132282</text:p>
          </table:table-cell>
          <table:table-cell office:value-type="float" office:value="194552600" calcext:value-type="float">
            <text:p>194552600</text:p>
          </table:table-cell>
          <table:table-cell office:value-type="float" office:value="3.97897794407" calcext:value-type="float">
            <text:p>3.9789779441</text:p>
          </table:table-cell>
          <table:table-cell office:value-type="float" office:value="109524440" calcext:value-type="float">
            <text:p>109524440</text:p>
          </table:table-cell>
          <table:table-cell office:value-type="float" office:value="0.0017107181489" calcext:value-type="float">
            <text:p>0.0017107181</text:p>
          </table:table-cell>
        </table:table-row>
        <table:table-row table:style-name="ro1">
          <table:table-cell office:value-type="float" office:value="190093848" calcext:value-type="float">
            <text:p>190093848</text:p>
          </table:table-cell>
          <table:table-cell office:value-type="float" office:value="3.42660651408" calcext:value-type="float">
            <text:p>3.4266065141</text:p>
          </table:table-cell>
          <table:table-cell office:value-type="float" office:value="203273848" calcext:value-type="float">
            <text:p>203273848</text:p>
          </table:table-cell>
          <table:table-cell office:value-type="float" office:value="100" calcext:value-type="float">
            <text:p>100</text:p>
          </table:table-cell>
          <table:table-cell office:value-type="float" office:value="167983848" calcext:value-type="float">
            <text:p>167983848</text:p>
          </table:table-cell>
          <table:table-cell office:value-type="float" office:value="0.0881713017815" calcext:value-type="float">
            <text:p>0.0881713018</text:p>
          </table:table-cell>
          <table:table-cell office:value-type="float" office:value="195612072" calcext:value-type="float">
            <text:p>195612072</text:p>
          </table:table-cell>
          <table:table-cell office:value-type="float" office:value="3.97897794407" calcext:value-type="float">
            <text:p>3.9789779441</text:p>
          </table:table-cell>
          <table:table-cell office:value-type="float" office:value="121951864" calcext:value-type="float">
            <text:p>121951864</text:p>
          </table:table-cell>
          <table:table-cell office:value-type="float" office:value="0.0017107181489" calcext:value-type="float">
            <text:p>0.0017107181</text:p>
          </table:table-cell>
        </table:table-row>
        <table:table-row table:style-name="ro1">
          <table:table-cell office:value-type="float" office:value="196191864" calcext:value-type="float">
            <text:p>196191864</text:p>
          </table:table-cell>
          <table:table-cell office:value-type="float" office:value="3.42660651408" calcext:value-type="float">
            <text:p>3.4266065141</text:p>
          </table:table-cell>
          <table:table-cell office:value-type="float" office:value="128420536" calcext:value-type="float">
            <text:p>128420536</text:p>
          </table:table-cell>
          <table:table-cell office:value-type="float" office:value="100" calcext:value-type="float">
            <text:p>100</text:p>
          </table:table-cell>
          <table:table-cell office:value-type="float" office:value="165138280" calcext:value-type="float">
            <text:p>165138280</text:p>
          </table:table-cell>
          <table:table-cell office:value-type="float" office:value="0.0980612496913" calcext:value-type="float">
            <text:p>0.0980612497</text:p>
          </table:table-cell>
          <table:table-cell office:value-type="float" office:value="204327048" calcext:value-type="float">
            <text:p>204327048</text:p>
          </table:table-cell>
          <table:table-cell office:value-type="float" office:value="100" calcext:value-type="float">
            <text:p>100</text:p>
          </table:table-cell>
          <table:table-cell office:value-type="float" office:value="126034472" calcext:value-type="float">
            <text:p>126034472</text:p>
          </table:table-cell>
          <table:table-cell office:value-type="float" office:value="0.000467780111812" calcext:value-type="float">
            <text:p>0.0004677801</text:p>
          </table:table-cell>
        </table:table-row>
        <table:table-row table:style-name="ro1">
          <table:table-cell office:value-type="float" office:value="197376616" calcext:value-type="float">
            <text:p>197376616</text:p>
          </table:table-cell>
          <table:table-cell office:value-type="float" office:value="1.90631179045" calcext:value-type="float">
            <text:p>1.9063117905</text:p>
          </table:table-cell>
          <table:table-cell office:value-type="float" office:value="139918760" calcext:value-type="float">
            <text:p>139918760</text:p>
          </table:table-cell>
          <table:table-cell office:value-type="float" office:value="0.520337045216" calcext:value-type="float">
            <text:p>0.5203370452</text:p>
          </table:table-cell>
          <table:table-cell office:value-type="float" office:value="177749880" calcext:value-type="float">
            <text:p>177749880</text:p>
          </table:table-cell>
          <table:table-cell office:value-type="float" office:value="1.90521289083" calcext:value-type="float">
            <text:p>1.9052128908</text:p>
          </table:table-cell>
          <table:table-cell office:value-type="float" office:value="127598568" calcext:value-type="float">
            <text:p>127598568</text:p>
          </table:table-cell>
          <table:table-cell office:value-type="float" office:value="100" calcext:value-type="float">
            <text:p>100</text:p>
          </table:table-cell>
          <table:table-cell office:value-type="float" office:value="126034472" calcext:value-type="float">
            <text:p>126034472</text:p>
          </table:table-cell>
          <table:table-cell office:value-type="float" office:value="0.000467780111812" calcext:value-type="float">
            <text:p>0.0004677801</text:p>
          </table:table-cell>
        </table:table-row>
        <table:table-row table:style-name="ro1">
          <table:table-cell office:value-type="float" office:value="122217320" calcext:value-type="float">
            <text:p>122217320</text:p>
          </table:table-cell>
          <table:table-cell office:value-type="float" office:value="100" calcext:value-type="float">
            <text:p>100</text:p>
          </table:table-cell>
          <table:table-cell office:value-type="float" office:value="141982568" calcext:value-type="float">
            <text:p>141982568</text:p>
          </table:table-cell>
          <table:table-cell office:value-type="float" office:value="0.968989136833" calcext:value-type="float">
            <text:p>0.9689891368</text:p>
          </table:table-cell>
          <table:table-cell office:value-type="float" office:value="180133272" calcext:value-type="float">
            <text:p>180133272</text:p>
          </table:table-cell>
          <table:table-cell office:value-type="float" office:value="1.90521289083" calcext:value-type="float">
            <text:p>1.9052128908</text:p>
          </table:table-cell>
          <table:table-cell office:value-type="float" office:value="136719080" calcext:value-type="float">
            <text:p>136719080</text:p>
          </table:table-cell>
          <table:table-cell office:value-type="float" office:value="0.428708936724" calcext:value-type="float">
            <text:p>0.4287089367</text:p>
          </table:table-cell>
          <table:table-cell office:value-type="float" office:value="126034472" calcext:value-type="float">
            <text:p>126034472</text:p>
          </table:table-cell>
          <table:table-cell office:value-type="float" office:value="0.000467780111812" calcext:value-type="float">
            <text:p>0.0004677801</text:p>
          </table:table-cell>
        </table:table-row>
        <table:table-row table:style-name="ro1">
          <table:table-cell office:value-type="float" office:value="138622296" calcext:value-type="float">
            <text:p>138622296</text:p>
          </table:table-cell>
          <table:table-cell office:value-type="float" office:value="100" calcext:value-type="float">
            <text:p>100</text:p>
          </table:table-cell>
          <table:table-cell office:value-type="float" office:value="152477256" calcext:value-type="float">
            <text:p>152477256</text:p>
          </table:table-cell>
          <table:table-cell office:value-type="float" office:value="0.148031478409" calcext:value-type="float">
            <text:p>0.1480314784</text:p>
          </table:table-cell>
          <table:table-cell office:value-type="float" office:value="186230312" calcext:value-type="float">
            <text:p>186230312</text:p>
          </table:table-cell>
          <table:table-cell office:value-type="float" office:value="1.44129063844" calcext:value-type="float">
            <text:p>1.4412906384</text:p>
          </table:table-cell>
          <table:table-cell office:value-type="float" office:value="147145416" calcext:value-type="float">
            <text:p>147145416</text:p>
          </table:table-cell>
          <table:table-cell office:value-type="float" office:value="0.673667288944" calcext:value-type="float">
            <text:p>0.6736672889</text:p>
          </table:table-cell>
          <table:table-cell office:value-type="float" office:value="126034472" calcext:value-type="float">
            <text:p>126034472</text:p>
          </table:table-cell>
          <table:table-cell office:value-type="float" office:value="0.000467780111812" calcext:value-type="float">
            <text:p>0.0004677801</text:p>
          </table:table-cell>
        </table:table-row>
        <table:table-row table:style-name="ro1">
          <table:table-cell office:value-type="float" office:value="134606920" calcext:value-type="float">
            <text:p>134606920</text:p>
          </table:table-cell>
          <table:table-cell office:value-type="float" office:value="0.834567167405" calcext:value-type="float">
            <text:p>0.8345671674</text:p>
          </table:table-cell>
          <table:table-cell office:value-type="float" office:value="150795560" calcext:value-type="float">
            <text:p>150795560</text:p>
          </table:table-cell>
          <table:table-cell office:value-type="float" office:value="1.29965964768" calcext:value-type="float">
            <text:p>1.2996596477</text:p>
          </table:table-cell>
          <table:table-cell office:value-type="float" office:value="188307656" calcext:value-type="float">
            <text:p>188307656</text:p>
          </table:table-cell>
          <table:table-cell office:value-type="float" office:value="1.44129063844" calcext:value-type="float">
            <text:p>1.4412906384</text:p>
          </table:table-cell>
          <table:table-cell office:value-type="float" office:value="156405032" calcext:value-type="float">
            <text:p>156405032</text:p>
          </table:table-cell>
          <table:table-cell office:value-type="float" office:value="0.118136458848" calcext:value-type="float">
            <text:p>0.1181364588</text:p>
          </table:table-cell>
          <table:table-cell office:value-type="float" office:value="126034472" calcext:value-type="float">
            <text:p>126034472</text:p>
          </table:table-cell>
          <table:table-cell office:value-type="float" office:value="0.303704727675" calcext:value-type="float">
            <text:p>0.3037047277</text:p>
          </table:table-cell>
        </table:table-row>
        <table:table-row table:style-name="ro1">
          <table:table-cell office:value-type="float" office:value="140405464" calcext:value-type="float">
            <text:p>140405464</text:p>
          </table:table-cell>
          <table:table-cell office:value-type="float" office:value="0.140429542972" calcext:value-type="float">
            <text:p>0.140429543</text:p>
          </table:table-cell>
          <table:table-cell office:value-type="float" office:value="156219928" calcext:value-type="float">
            <text:p>156219928</text:p>
          </table:table-cell>
          <table:table-cell office:value-type="float" office:value="0.0927348338851" calcext:value-type="float">
            <text:p>0.0927348339</text:p>
          </table:table-cell>
          <table:table-cell office:value-type="float" office:value="180702696" calcext:value-type="float">
            <text:p>180702696</text:p>
          </table:table-cell>
          <table:table-cell office:value-type="float" office:value="1.15720855071" calcext:value-type="float">
            <text:p>1.1572085507</text:p>
          </table:table-cell>
          <table:table-cell office:value-type="float" office:value="161564552" calcext:value-type="float">
            <text:p>161564552</text:p>
          </table:table-cell>
          <table:table-cell office:value-type="float" office:value="1.08627639155" calcext:value-type="float">
            <text:p>1.0862763916</text:p>
          </table:table-cell>
          <table:table-cell office:value-type="float" office:value="134694424" calcext:value-type="float">
            <text:p>134694424</text:p>
          </table:table-cell>
          <table:table-cell office:value-type="float" office:value="0.03679163034" calcext:value-type="float">
            <text:p>0.0367916303</text:p>
          </table:table-cell>
        </table:table-row>
        <table:table-row table:style-name="ro1">
          <table:table-cell office:value-type="float" office:value="154545384" calcext:value-type="float">
            <text:p>154545384</text:p>
          </table:table-cell>
          <table:table-cell office:value-type="float" office:value="0.140429542972" calcext:value-type="float">
            <text:p>0.140429543</text:p>
          </table:table-cell>
          <table:table-cell office:value-type="float" office:value="176767864" calcext:value-type="float">
            <text:p>176767864</text:p>
          </table:table-cell>
          <table:table-cell office:value-type="float" office:value="0.159507989242" calcext:value-type="float">
            <text:p>0.1595079892</text:p>
          </table:table-cell>
          <table:table-cell office:value-type="float" office:value="192712552" calcext:value-type="float">
            <text:p>192712552</text:p>
          </table:table-cell>
          <table:table-cell office:value-type="float" office:value="2.65520261314" calcext:value-type="float">
            <text:p>2.6552026131</text:p>
          </table:table-cell>
          <table:table-cell office:value-type="float" office:value="172115304" calcext:value-type="float">
            <text:p>172115304</text:p>
          </table:table-cell>
          <table:table-cell office:value-type="float" office:value="0.117349419758" calcext:value-type="float">
            <text:p>0.1173494198</text:p>
          </table:table-cell>
          <table:table-cell office:value-type="float" office:value="142030504" calcext:value-type="float">
            <text:p>142030504</text:p>
          </table:table-cell>
          <table:table-cell office:value-type="float" office:value="0.0319974143504" calcext:value-type="float">
            <text:p>0.0319974144</text:p>
          </table:table-cell>
        </table:table-row>
        <table:table-row table:style-name="ro1">
          <table:table-cell office:value-type="float" office:value="147789064" calcext:value-type="float">
            <text:p>147789064</text:p>
          </table:table-cell>
          <table:table-cell office:value-type="float" office:value="0.915356195529" calcext:value-type="float">
            <text:p>0.9153561955</text:p>
          </table:table-cell>
          <table:table-cell office:value-type="float" office:value="175127304" calcext:value-type="float">
            <text:p>175127304</text:p>
          </table:table-cell>
          <table:table-cell office:value-type="float" office:value="1.42733906627" calcext:value-type="float">
            <text:p>1.4273390663</text:p>
          </table:table-cell>
          <table:table-cell office:value-type="float" office:value="191875000" calcext:value-type="float">
            <text:p>191875000</text:p>
          </table:table-cell>
          <table:table-cell office:value-type="float" office:value="2.65520261314" calcext:value-type="float">
            <text:p>2.6552026131</text:p>
          </table:table-cell>
          <table:table-cell office:value-type="float" office:value="173622808" calcext:value-type="float">
            <text:p>173622808</text:p>
          </table:table-cell>
          <table:table-cell office:value-type="float" office:value="1.89296446303" calcext:value-type="float">
            <text:p>1.892964463</text:p>
          </table:table-cell>
          <table:table-cell office:value-type="float" office:value="147322600" calcext:value-type="float">
            <text:p>147322600</text:p>
          </table:table-cell>
          <table:table-cell office:value-type="float" office:value="0.0260941370768" calcext:value-type="float">
            <text:p>0.0260941371</text:p>
          </table:table-cell>
        </table:table-row>
        <table:table-row table:style-name="ro1">
          <table:table-cell office:value-type="float" office:value="164660264" calcext:value-type="float">
            <text:p>164660264</text:p>
          </table:table-cell>
          <table:table-cell office:value-type="float" office:value="0.915356195529" calcext:value-type="float">
            <text:p>0.9153561955</text:p>
          </table:table-cell>
          <table:table-cell office:value-type="float" office:value="165893112" calcext:value-type="float">
            <text:p>165893112</text:p>
          </table:table-cell>
          <table:table-cell office:value-type="float" office:value="1.42733906627" calcext:value-type="float">
            <text:p>1.4273390663</text:p>
          </table:table-cell>
          <table:table-cell office:value-type="float" office:value="200126488" calcext:value-type="float">
            <text:p>200126488</text:p>
          </table:table-cell>
          <table:table-cell office:value-type="float" office:value="100" calcext:value-type="float">
            <text:p>100</text:p>
          </table:table-cell>
          <table:table-cell office:value-type="float" office:value="180376504" calcext:value-type="float">
            <text:p>180376504</text:p>
          </table:table-cell>
          <table:table-cell office:value-type="float" office:value="1.89296446303" calcext:value-type="float">
            <text:p>1.892964463</text:p>
          </table:table-cell>
          <table:table-cell office:value-type="float" office:value="151452424" calcext:value-type="float">
            <text:p>151452424</text:p>
          </table:table-cell>
          <table:table-cell office:value-type="float" office:value="0.0297274093153" calcext:value-type="float">
            <text:p>0.0297274093</text:p>
          </table:table-cell>
        </table:table-row>
        <table:table-row table:style-name="ro1">
          <table:table-cell office:value-type="float" office:value="172115304" calcext:value-type="float">
            <text:p>172115304</text:p>
          </table:table-cell>
          <table:table-cell office:value-type="float" office:value="0.141863309957" calcext:value-type="float">
            <text:p>0.14186331</text:p>
          </table:table-cell>
          <table:table-cell office:value-type="float" office:value="176072200" calcext:value-type="float">
            <text:p>176072200</text:p>
          </table:table-cell>
          <table:table-cell office:value-type="float" office:value="1.42733906627" calcext:value-type="float">
            <text:p>1.4273390663</text:p>
          </table:table-cell>
          <table:table-cell office:value-type="float" office:value="122217320" calcext:value-type="float">
            <text:p>122217320</text:p>
          </table:table-cell>
          <table:table-cell office:value-type="float" office:value="100" calcext:value-type="float">
            <text:p>100</text:p>
          </table:table-cell>
          <table:table-cell office:value-type="float" office:value="176928424" calcext:value-type="float">
            <text:p>176928424</text:p>
          </table:table-cell>
          <table:table-cell office:value-type="float" office:value="1.89296446303" calcext:value-type="float">
            <text:p>1.892964463</text:p>
          </table:table-cell>
          <table:table-cell office:value-type="float" office:value="155221336" calcext:value-type="float">
            <text:p>155221336</text:p>
          </table:table-cell>
          <table:table-cell office:value-type="float" office:value="0.020190023753" calcext:value-type="float">
            <text:p>0.0201900238</text:p>
          </table:table-cell>
        </table:table-row>
        <table:table-row table:style-name="ro1">
          <table:table-cell office:value-type="float" office:value="172180248" calcext:value-type="float">
            <text:p>172180248</text:p>
          </table:table-cell>
          <table:table-cell office:value-type="float" office:value="1.51928841233" calcext:value-type="float">
            <text:p>1.5192884123</text:p>
          </table:table-cell>
          <table:table-cell office:value-type="float" office:value="183083192" calcext:value-type="float">
            <text:p>183083192</text:p>
          </table:table-cell>
          <table:table-cell office:value-type="float" office:value="0.8027537713" calcext:value-type="float">
            <text:p>0.8027537713</text:p>
          </table:table-cell>
          <table:table-cell office:value-type="float" office:value="137529176" calcext:value-type="float">
            <text:p>137529176</text:p>
          </table:table-cell>
          <table:table-cell office:value-type="float" office:value="100" calcext:value-type="float">
            <text:p>100</text:p>
          </table:table-cell>
          <table:table-cell office:value-type="float" office:value="183873640" calcext:value-type="float">
            <text:p>183873640</text:p>
          </table:table-cell>
          <table:table-cell office:value-type="float" office:value="0.82924110657" calcext:value-type="float">
            <text:p>0.8292411066</text:p>
          </table:table-cell>
          <table:table-cell office:value-type="float" office:value="159751512" calcext:value-type="float">
            <text:p>159751512</text:p>
          </table:table-cell>
          <table:table-cell office:value-type="float" office:value="2.65252182347" calcext:value-type="float">
            <text:p>2.6525218235</text:p>
          </table:table-cell>
        </table:table-row>
        <table:table-row table:style-name="ro1">
          <table:table-cell office:value-type="float" office:value="178409400" calcext:value-type="float">
            <text:p>178409400</text:p>
          </table:table-cell>
          <table:table-cell office:value-type="float" office:value="1.51928841233" calcext:value-type="float">
            <text:p>1.5192884123</text:p>
          </table:table-cell>
          <table:table-cell office:value-type="float" office:value="175594056" calcext:value-type="float">
            <text:p>175594056</text:p>
          </table:table-cell>
          <table:table-cell office:value-type="float" office:value="0.8027537713" calcext:value-type="float">
            <text:p>0.8027537713</text:p>
          </table:table-cell>
          <table:table-cell office:value-type="float" office:value="134174168" calcext:value-type="float">
            <text:p>134174168</text:p>
          </table:table-cell>
          <table:table-cell office:value-type="float" office:value="0.89298746342" calcext:value-type="float">
            <text:p>0.8929874634</text:p>
          </table:table-cell>
          <table:table-cell office:value-type="float" office:value="183922568" calcext:value-type="float">
            <text:p>183922568</text:p>
          </table:table-cell>
          <table:table-cell office:value-type="float" office:value="0.82924110657" calcext:value-type="float">
            <text:p>0.8292411066</text:p>
          </table:table-cell>
          <table:table-cell office:value-type="float" office:value="164909832" calcext:value-type="float">
            <text:p>164909832</text:p>
          </table:table-cell>
          <table:table-cell office:value-type="float" office:value="2.9471886495" calcext:value-type="float">
            <text:p>2.9471886495</text:p>
          </table:table-cell>
        </table:table-row>
        <table:table-row table:style-name="ro1">
          <table:table-cell office:value-type="float" office:value="178401640" calcext:value-type="float">
            <text:p>178401640</text:p>
          </table:table-cell>
          <table:table-cell office:value-type="float" office:value="1.51928841233" calcext:value-type="float">
            <text:p>1.5192884123</text:p>
          </table:table-cell>
          <table:table-cell office:value-type="float" office:value="187472696" calcext:value-type="float">
            <text:p>187472696</text:p>
          </table:table-cell>
          <table:table-cell office:value-type="float" office:value="0.8027537713" calcext:value-type="float">
            <text:p>0.8027537713</text:p>
          </table:table-cell>
          <table:table-cell office:value-type="float" office:value="146136040" calcext:value-type="float">
            <text:p>146136040</text:p>
          </table:table-cell>
          <table:table-cell office:value-type="float" office:value="0.103682874811" calcext:value-type="float">
            <text:p>0.1036828748</text:p>
          </table:table-cell>
          <table:table-cell office:value-type="float" office:value="192979032" calcext:value-type="float">
            <text:p>192979032</text:p>
          </table:table-cell>
          <table:table-cell office:value-type="float" office:value="1.04019966722" calcext:value-type="float">
            <text:p>1.0401996672</text:p>
          </table:table-cell>
          <table:table-cell office:value-type="float" office:value="170593720" calcext:value-type="float">
            <text:p>170593720</text:p>
          </table:table-cell>
          <table:table-cell office:value-type="float" office:value="0.0292941303643" calcext:value-type="float">
            <text:p>0.0292941304</text:p>
          </table:table-cell>
        </table:table-row>
        <table:table-row table:style-name="ro1">
          <table:table-cell office:value-type="float" office:value="174155128" calcext:value-type="float">
            <text:p>174155128</text:p>
          </table:table-cell>
          <table:table-cell office:value-type="float" office:value="1.72246070884" calcext:value-type="float">
            <text:p>1.7224607088</text:p>
          </table:table-cell>
          <table:table-cell office:value-type="float" office:value="193237704" calcext:value-type="float">
            <text:p>193237704</text:p>
          </table:table-cell>
          <table:table-cell office:value-type="float" office:value="0.846222769033" calcext:value-type="float">
            <text:p>0.846222769</text:p>
          </table:table-cell>
          <table:table-cell office:value-type="float" office:value="150262184" calcext:value-type="float">
            <text:p>150262184</text:p>
          </table:table-cell>
          <table:table-cell office:value-type="float" office:value="0.909516500384" calcext:value-type="float">
            <text:p>0.9095165004</text:p>
          </table:table-cell>
          <table:table-cell office:value-type="float" office:value="191995144" calcext:value-type="float">
            <text:p>191995144</text:p>
          </table:table-cell>
          <table:table-cell office:value-type="float" office:value="4.58798972383" calcext:value-type="float">
            <text:p>4.5879897238</text:p>
          </table:table-cell>
          <table:table-cell office:value-type="float" office:value="175855432" calcext:value-type="float">
            <text:p>175855432</text:p>
          </table:table-cell>
          <table:table-cell office:value-type="float" office:value="0.0334680679062" calcext:value-type="float">
            <text:p>0.0334680679</text:p>
          </table:table-cell>
        </table:table-row>
        <table:table-row table:style-name="ro1">
          <table:table-cell office:value-type="float" office:value="188311496" calcext:value-type="float">
            <text:p>188311496</text:p>
          </table:table-cell>
          <table:table-cell office:value-type="float" office:value="0.995659030103" calcext:value-type="float">
            <text:p>0.9956590301</text:p>
          </table:table-cell>
          <table:table-cell office:value-type="float" office:value="187838744" calcext:value-type="float">
            <text:p>187838744</text:p>
          </table:table-cell>
          <table:table-cell office:value-type="float" office:value="0.846222769033" calcext:value-type="float">
            <text:p>0.846222769</text:p>
          </table:table-cell>
          <table:table-cell office:value-type="float" office:value="164888136" calcext:value-type="float">
            <text:p>164888136</text:p>
          </table:table-cell>
          <table:table-cell office:value-type="float" office:value="0.124437581534" calcext:value-type="float">
            <text:p>0.1244375815</text:p>
          </table:table-cell>
          <table:table-cell office:value-type="float" office:value="190519336" calcext:value-type="float">
            <text:p>190519336</text:p>
          </table:table-cell>
          <table:table-cell office:value-type="float" office:value="4.58798972383" calcext:value-type="float">
            <text:p>4.5879897238</text:p>
          </table:table-cell>
          <table:table-cell office:value-type="float" office:value="179308744" calcext:value-type="float">
            <text:p>179308744</text:p>
          </table:table-cell>
          <table:table-cell office:value-type="float" office:value="0.0231199186992" calcext:value-type="float">
            <text:p>0.0231199187</text:p>
          </table:table-cell>
        </table:table-row>
        <table:table-row table:style-name="ro1">
          <table:table-cell office:value-type="float" office:value="193503576" calcext:value-type="float">
            <text:p>193503576</text:p>
          </table:table-cell>
          <table:table-cell office:value-type="float" office:value="0.995659030103" calcext:value-type="float">
            <text:p>0.9956590301</text:p>
          </table:table-cell>
          <table:table-cell office:value-type="float" office:value="194417624" calcext:value-type="float">
            <text:p>194417624</text:p>
          </table:table-cell>
          <table:table-cell office:value-type="float" office:value="4.46884137865" calcext:value-type="float">
            <text:p>4.4688413787</text:p>
          </table:table-cell>
          <table:table-cell office:value-type="float" office:value="179717528" calcext:value-type="float">
            <text:p>179717528</text:p>
          </table:table-cell>
          <table:table-cell office:value-type="float" office:value="0.0928697289338" calcext:value-type="float">
            <text:p>0.0928697289</text:p>
          </table:table-cell>
          <table:table-cell office:value-type="float" office:value="200982744" calcext:value-type="float">
            <text:p>200982744</text:p>
          </table:table-cell>
          <table:table-cell office:value-type="float" office:value="100" calcext:value-type="float">
            <text:p>100</text:p>
          </table:table-cell>
          <table:table-cell office:value-type="float" office:value="182524456" calcext:value-type="float">
            <text:p>182524456</text:p>
          </table:table-cell>
          <table:table-cell office:value-type="float" office:value="0.0220063441713" calcext:value-type="float">
            <text:p>0.0220063442</text:p>
          </table:table-cell>
        </table:table-row>
        <table:table-row table:style-name="ro1">
          <table:table-cell office:value-type="float" office:value="188716648" calcext:value-type="float">
            <text:p>188716648</text:p>
          </table:table-cell>
          <table:table-cell office:value-type="float" office:value="4.13389011199" calcext:value-type="float">
            <text:p>4.133890112</text:p>
          </table:table-cell>
          <table:table-cell office:value-type="float" office:value="192972232" calcext:value-type="float">
            <text:p>192972232</text:p>
          </table:table-cell>
          <table:table-cell office:value-type="float" office:value="4.46884137865" calcext:value-type="float">
            <text:p>4.4688413787</text:p>
          </table:table-cell>
          <table:table-cell office:value-type="float" office:value="178209096" calcext:value-type="float">
            <text:p>178209096</text:p>
          </table:table-cell>
          <table:table-cell office:value-type="float" office:value="1.66217147357" calcext:value-type="float">
            <text:p>1.6621714736</text:p>
          </table:table-cell>
          <table:table-cell office:value-type="float" office:value="125248824" calcext:value-type="float">
            <text:p>125248824</text:p>
          </table:table-cell>
          <table:table-cell office:value-type="float" office:value="100" calcext:value-type="float">
            <text:p>100</text:p>
          </table:table-cell>
          <table:table-cell office:value-type="float" office:value="185671000" calcext:value-type="float">
            <text:p>185671000</text:p>
          </table:table-cell>
          <table:table-cell office:value-type="float" office:value="0.0446555819477" calcext:value-type="float">
            <text:p>0.0446555819</text:p>
          </table:table-cell>
        </table:table-row>
        <table:table-row table:style-name="ro1">
          <table:table-cell office:value-type="float" office:value="196519464" calcext:value-type="float">
            <text:p>196519464</text:p>
          </table:table-cell>
          <table:table-cell office:value-type="float" office:value="4.13389011199" calcext:value-type="float">
            <text:p>4.133890112</text:p>
          </table:table-cell>
          <table:table-cell office:value-type="float" office:value="202159400" calcext:value-type="float">
            <text:p>202159400</text:p>
          </table:table-cell>
          <table:table-cell office:value-type="float" office:value="100" calcext:value-type="float">
            <text:p>100</text:p>
          </table:table-cell>
          <table:table-cell office:value-type="float" office:value="176793448" calcext:value-type="float">
            <text:p>176793448</text:p>
          </table:table-cell>
          <table:table-cell office:value-type="float" office:value="1.66217147357" calcext:value-type="float">
            <text:p>1.6621714736</text:p>
          </table:table-cell>
          <table:table-cell office:value-type="float" office:value="136629080" calcext:value-type="float">
            <text:p>136629080</text:p>
          </table:table-cell>
          <table:table-cell office:value-type="float" office:value="0.446111591476" calcext:value-type="float">
            <text:p>0.4461115915</text:p>
          </table:table-cell>
          <table:table-cell office:value-type="float" office:value="188293000" calcext:value-type="float">
            <text:p>188293000</text:p>
          </table:table-cell>
          <table:table-cell office:value-type="float" office:value="0.023063617144" calcext:value-type="float">
            <text:p>0.0230636171</text:p>
          </table:table-cell>
        </table:table-row>
        <table:table-row table:style-name="ro1">
          <table:table-cell office:value-type="float" office:value="196464472" calcext:value-type="float">
            <text:p>196464472</text:p>
          </table:table-cell>
          <table:table-cell office:value-type="float" office:value="4.13389011199" calcext:value-type="float">
            <text:p>4.133890112</text:p>
          </table:table-cell>
          <table:table-cell office:value-type="float" office:value="126883128" calcext:value-type="float">
            <text:p>126883128</text:p>
          </table:table-cell>
          <table:table-cell office:value-type="float" office:value="100" calcext:value-type="float">
            <text:p>100</text:p>
          </table:table-cell>
          <table:table-cell office:value-type="float" office:value="184788024" calcext:value-type="float">
            <text:p>184788024</text:p>
          </table:table-cell>
          <table:table-cell office:value-type="float" office:value="0.918884735153" calcext:value-type="float">
            <text:p>0.9188847352</text:p>
          </table:table-cell>
          <table:table-cell office:value-type="float" office:value="144146136" calcext:value-type="float">
            <text:p>144146136</text:p>
          </table:table-cell>
          <table:table-cell office:value-type="float" office:value="0.110380246414" calcext:value-type="float">
            <text:p>0.1103802464</text:p>
          </table:table-cell>
          <table:table-cell office:value-type="float" office:value="191767384" calcext:value-type="float">
            <text:p>191767384</text:p>
          </table:table-cell>
          <table:table-cell office:value-type="float" office:value="0.0327046201765" calcext:value-type="float">
            <text:p>0.0327046202</text:p>
          </table:table-cell>
        </table:table-row>
        <table:table-row table:style-name="ro1">
          <table:table-cell office:value-type="float" office:value="204195672" calcext:value-type="float">
            <text:p>204195672</text:p>
          </table:table-cell>
          <table:table-cell office:value-type="float" office:value="100" calcext:value-type="float">
            <text:p>100</text:p>
          </table:table-cell>
          <table:table-cell office:value-type="float" office:value="139918280" calcext:value-type="float">
            <text:p>139918280</text:p>
          </table:table-cell>
          <table:table-cell office:value-type="float" office:value="0.468828097643" calcext:value-type="float">
            <text:p>0.4688280976</text:p>
          </table:table-cell>
          <table:table-cell office:value-type="float" office:value="182559224" calcext:value-type="float">
            <text:p>182559224</text:p>
          </table:table-cell>
          <table:table-cell office:value-type="float" office:value="0.918884735153" calcext:value-type="float">
            <text:p>0.9188847352</text:p>
          </table:table-cell>
          <table:table-cell office:value-type="float" office:value="148965960" calcext:value-type="float">
            <text:p>148965960</text:p>
          </table:table-cell>
          <table:table-cell office:value-type="float" office:value="0.866792978115" calcext:value-type="float">
            <text:p>0.8667929781</text:p>
          </table:table-cell>
          <table:table-cell office:value-type="float" office:value="193110536" calcext:value-type="float">
            <text:p>193110536</text:p>
          </table:table-cell>
          <table:table-cell office:value-type="float" office:value="0.419711342788" calcext:value-type="float">
            <text:p>0.4197113428</text:p>
          </table:table-cell>
        </table:table-row>
        <table:table-row table:style-name="ro1">
          <table:table-cell office:value-type="float" office:value="136824664" calcext:value-type="float">
            <text:p>136824664</text:p>
          </table:table-cell>
          <table:table-cell office:value-type="float" office:value="100" calcext:value-type="float">
            <text:p>100</text:p>
          </table:table-cell>
          <table:table-cell office:value-type="float" office:value="145077800" calcext:value-type="float">
            <text:p>145077800</text:p>
          </table:table-cell>
          <table:table-cell office:value-type="float" office:value="1.22539662672" calcext:value-type="float">
            <text:p>1.2253966267</text:p>
          </table:table-cell>
          <table:table-cell office:value-type="float" office:value="191401736" calcext:value-type="float">
            <text:p>191401736</text:p>
          </table:table-cell>
          <table:table-cell office:value-type="float" office:value="1.06308847663" calcext:value-type="float">
            <text:p>1.0630884766</text:p>
          </table:table-cell>
          <table:table-cell office:value-type="float" office:value="164891976" calcext:value-type="float">
            <text:p>164891976</text:p>
          </table:table-cell>
          <table:table-cell office:value-type="float" office:value="0.0877661555487" calcext:value-type="float">
            <text:p>0.0877661555</text:p>
          </table:table-cell>
          <table:table-cell office:value-type="float" office:value="197993512" calcext:value-type="float">
            <text:p>197993512</text:p>
          </table:table-cell>
          <table:table-cell office:value-type="float" office:value="0.0817526048624" calcext:value-type="float">
            <text:p>0.0817526049</text:p>
          </table:table-cell>
        </table:table-row>
        <table:table-row table:style-name="ro1">
          <table:table-cell office:value-type="float" office:value="137856088" calcext:value-type="float">
            <text:p>137856088</text:p>
          </table:table-cell>
          <table:table-cell office:value-type="float" office:value="1.1130051213" calcext:value-type="float">
            <text:p>1.1130051213</text:p>
          </table:table-cell>
          <table:table-cell office:value-type="float" office:value="154541544" calcext:value-type="float">
            <text:p>154541544</text:p>
          </table:table-cell>
          <table:table-cell office:value-type="float" office:value="0.10386186734" calcext:value-type="float">
            <text:p>0.1038618673</text:p>
          </table:table-cell>
          <table:table-cell office:value-type="float" office:value="184413432" calcext:value-type="float">
            <text:p>184413432</text:p>
          </table:table-cell>
          <table:table-cell office:value-type="float" office:value="1.06308847663" calcext:value-type="float">
            <text:p>1.0630884766</text:p>
          </table:table-cell>
          <table:table-cell office:value-type="float" office:value="169733048" calcext:value-type="float">
            <text:p>169733048</text:p>
          </table:table-cell>
          <table:table-cell office:value-type="float" office:value="0.094770190922" calcext:value-type="float">
            <text:p>0.0947701909</text:p>
          </table:table-cell>
          <table:table-cell office:value-type="float" office:value="198382968" calcext:value-type="float">
            <text:p>198382968</text:p>
          </table:table-cell>
          <table:table-cell office:value-type="float" office:value="24.0414483087" calcext:value-type="float">
            <text:p>24.0414483087</text:p>
          </table:table-cell>
        </table:table-row>
        <table:table-row table:style-name="ro1">
          <table:table-cell office:value-type="float" office:value="145727560" calcext:value-type="float">
            <text:p>145727560</text:p>
          </table:table-cell>
          <table:table-cell office:value-type="float" office:value="0.091158606583" calcext:value-type="float">
            <text:p>0.0911586066</text:p>
          </table:table-cell>
          <table:table-cell office:value-type="float" office:value="152855640" calcext:value-type="float">
            <text:p>152855640</text:p>
          </table:table-cell>
          <table:table-cell office:value-type="float" office:value="1.00525818044" calcext:value-type="float">
            <text:p>1.0052581804</text:p>
          </table:table-cell>
          <table:table-cell office:value-type="float" office:value="192581656" calcext:value-type="float">
            <text:p>192581656</text:p>
          </table:table-cell>
          <table:table-cell office:value-type="float" office:value="3.66950645005" calcext:value-type="float">
            <text:p>3.6695064501</text:p>
          </table:table-cell>
          <table:table-cell office:value-type="float" office:value="179786632" calcext:value-type="float">
            <text:p>179786632</text:p>
          </table:table-cell>
          <table:table-cell office:value-type="float" office:value="1.75941303245" calcext:value-type="float">
            <text:p>1.7594130325</text:p>
          </table:table-cell>
          <table:table-cell office:value-type="float" office:value="198514104" calcext:value-type="float">
            <text:p>198514104</text:p>
          </table:table-cell>
          <table:table-cell office:value-type="float" office:value="24.0414483087" calcext:value-type="float">
            <text:p>24.0414483087</text:p>
          </table:table-cell>
        </table:table-row>
        <table:table-row table:style-name="ro1">
          <table:table-cell office:value-type="float" office:value="155604840" calcext:value-type="float">
            <text:p>155604840</text:p>
          </table:table-cell>
          <table:table-cell office:value-type="float" office:value="0.814313869459" calcext:value-type="float">
            <text:p>0.8143138695</text:p>
          </table:table-cell>
          <table:table-cell office:value-type="float" office:value="157278600" calcext:value-type="float">
            <text:p>157278600</text:p>
          </table:table-cell>
          <table:table-cell office:value-type="float" office:value="0.121058222752" calcext:value-type="float">
            <text:p>0.1210582228</text:p>
          </table:table-cell>
          <table:table-cell office:value-type="float" office:value="186113848" calcext:value-type="float">
            <text:p>186113848</text:p>
          </table:table-cell>
          <table:table-cell office:value-type="float" office:value="3.66950645005" calcext:value-type="float">
            <text:p>3.6695064501</text:p>
          </table:table-cell>
          <table:table-cell office:value-type="float" office:value="180464968" calcext:value-type="float">
            <text:p>180464968</text:p>
          </table:table-cell>
          <table:table-cell office:value-type="float" office:value="1.27704093847" calcext:value-type="float">
            <text:p>1.2770409385</text:p>
          </table:table-cell>
          <table:table-cell office:value-type="float" office:value="198583384" calcext:value-type="float">
            <text:p>198583384</text:p>
          </table:table-cell>
          <table:table-cell office:value-type="float" office:value="31.7341531001" calcext:value-type="float">
            <text:p>31.7341531001</text:p>
          </table:table-cell>
        </table:table-row>
        <table:table-row table:style-name="ro1">
          <table:table-cell office:value-type="float" office:value="158446376" calcext:value-type="float">
            <text:p>158446376</text:p>
          </table:table-cell>
          <table:table-cell office:value-type="float" office:value="0.120267928118" calcext:value-type="float">
            <text:p>0.1202679281</text:p>
          </table:table-cell>
          <table:table-cell office:value-type="float" office:value="176105624" calcext:value-type="float">
            <text:p>176105624</text:p>
          </table:table-cell>
          <table:table-cell office:value-type="float" office:value="0.157968827282" calcext:value-type="float">
            <text:p>0.1579688273</text:p>
          </table:table-cell>
          <table:table-cell office:value-type="float" office:value="197700648" calcext:value-type="float">
            <text:p>197700648</text:p>
          </table:table-cell>
          <table:table-cell office:value-type="float" office:value="1.15700542772" calcext:value-type="float">
            <text:p>1.1570054277</text:p>
          </table:table-cell>
          <table:table-cell office:value-type="float" office:value="174752680" calcext:value-type="float">
            <text:p>174752680</text:p>
          </table:table-cell>
          <table:table-cell office:value-type="float" office:value="1.27704093847" calcext:value-type="float">
            <text:p>1.2770409385</text:p>
          </table:table-cell>
          <table:table-cell office:value-type="float" office:value="198648952" calcext:value-type="float">
            <text:p>198648952</text:p>
          </table:table-cell>
          <table:table-cell office:value-type="float" office:value="31.7341531001" calcext:value-type="float">
            <text:p>31.7341531001</text:p>
          </table:table-cell>
        </table:table-row>
        <table:table-row table:style-name="ro1">
          <table:table-cell office:value-type="float" office:value="177819864" calcext:value-type="float">
            <text:p>177819864</text:p>
          </table:table-cell>
          <table:table-cell office:value-type="float" office:value="0.0970528980267" calcext:value-type="float">
            <text:p>0.097052898</text:p>
          </table:table-cell>
          <table:table-cell office:value-type="float" office:value="176814712" calcext:value-type="float">
            <text:p>176814712</text:p>
          </table:table-cell>
          <table:table-cell office:value-type="float" office:value="1.96682808717" calcext:value-type="float">
            <text:p>1.9668280872</text:p>
          </table:table-cell>
          <table:table-cell office:value-type="float" office:value="204060936" calcext:value-type="float">
            <text:p>204060936</text:p>
          </table:table-cell>
          <table:table-cell office:value-type="float" office:value="100" calcext:value-type="float">
            <text:p>100</text:p>
          </table:table-cell>
          <table:table-cell office:value-type="float" office:value="190028616" calcext:value-type="float">
            <text:p>190028616</text:p>
          </table:table-cell>
          <table:table-cell office:value-type="float" office:value="1.02117615623" calcext:value-type="float">
            <text:p>1.0211761562</text:p>
          </table:table-cell>
          <table:table-cell office:value-type="float" office:value="198648952" calcext:value-type="float">
            <text:p>198648952</text:p>
          </table:table-cell>
          <table:table-cell office:value-type="float" office:value="31.7341531001" calcext:value-type="float">
            <text:p>31.7341531001</text:p>
          </table:table-cell>
        </table:table-row>
        <table:table-row table:style-name="ro1">
          <table:table-cell office:value-type="float" office:value="174934440" calcext:value-type="float">
            <text:p>174934440</text:p>
          </table:table-cell>
          <table:table-cell office:value-type="float" office:value="1.55257915706" calcext:value-type="float">
            <text:p>1.5525791571</text:p>
          </table:table-cell>
          <table:table-cell office:value-type="float" office:value="176924584" calcext:value-type="float">
            <text:p>176924584</text:p>
          </table:table-cell>
          <table:table-cell office:value-type="float" office:value="1.96682808717" calcext:value-type="float">
            <text:p>1.9668280872</text:p>
          </table:table-cell>
          <table:table-cell office:value-type="float" office:value="129433112" calcext:value-type="float">
            <text:p>129433112</text:p>
          </table:table-cell>
          <table:table-cell office:value-type="float" office:value="100" calcext:value-type="float">
            <text:p>100</text:p>
          </table:table-cell>
          <table:table-cell office:value-type="float" office:value="182465384" calcext:value-type="float">
            <text:p>182465384</text:p>
          </table:table-cell>
          <table:table-cell office:value-type="float" office:value="1.02117615623" calcext:value-type="float">
            <text:p>1.0211761562</text:p>
          </table:table-cell>
          <table:table-cell office:value-type="float" office:value="198714520" calcext:value-type="float">
            <text:p>198714520</text:p>
          </table:table-cell>
          <table:table-cell office:value-type="float" office:value="31.7341531001" calcext:value-type="float">
            <text:p>31.7341531001</text:p>
          </table:table-cell>
        </table:table-row>
        <table:table-row table:style-name="ro1">
          <table:table-cell office:value-type="float" office:value="166898696" calcext:value-type="float">
            <text:p>166898696</text:p>
          </table:table-cell>
          <table:table-cell office:value-type="float" office:value="1.55257915706" calcext:value-type="float">
            <text:p>1.5525791571</text:p>
          </table:table-cell>
          <table:table-cell office:value-type="float" office:value="187279432" calcext:value-type="float">
            <text:p>187279432</text:p>
          </table:table-cell>
          <table:table-cell office:value-type="float" office:value="1.14019667961" calcext:value-type="float">
            <text:p>1.1401966796</text:p>
          </table:table-cell>
          <table:table-cell office:value-type="float" office:value="142540920" calcext:value-type="float">
            <text:p>142540920</text:p>
          </table:table-cell>
          <table:table-cell office:value-type="float" office:value="1.04299152608" calcext:value-type="float">
            <text:p>1.0429915261</text:p>
          </table:table-cell>
          <table:table-cell office:value-type="float" office:value="193896920" calcext:value-type="float">
            <text:p>193896920</text:p>
          </table:table-cell>
          <table:table-cell office:value-type="float" office:value="3.83056033101" calcext:value-type="float">
            <text:p>3.830560331</text:p>
          </table:table-cell>
          <table:table-cell office:value-type="float" office:value="198714520" calcext:value-type="float">
            <text:p>198714520</text:p>
          </table:table-cell>
          <table:table-cell office:value-type="float" office:value="31.7341531001" calcext:value-type="float">
            <text:p>31.7341531001</text:p>
          </table:table-cell>
        </table:table-row>
        <table:table-row table:style-name="ro1">
          <table:table-cell office:value-type="float" office:value="183349336" calcext:value-type="float">
            <text:p>183349336</text:p>
          </table:table-cell>
          <table:table-cell office:value-type="float" office:value="1.74693946404" calcext:value-type="float">
            <text:p>1.746939464</text:p>
          </table:table-cell>
          <table:table-cell office:value-type="float" office:value="188975416" calcext:value-type="float">
            <text:p>188975416</text:p>
          </table:table-cell>
          <table:table-cell office:value-type="float" office:value="1.14781330666" calcext:value-type="float">
            <text:p>1.1478133067</text:p>
          </table:table-cell>
          <table:table-cell office:value-type="float" office:value="155291080" calcext:value-type="float">
            <text:p>155291080</text:p>
          </table:table-cell>
          <table:table-cell office:value-type="float" office:value="0.149890707154" calcext:value-type="float">
            <text:p>0.1498907072</text:p>
          </table:table-cell>
          <table:table-cell office:value-type="float" office:value="192468952" calcext:value-type="float">
            <text:p>192468952</text:p>
          </table:table-cell>
          <table:table-cell office:value-type="float" office:value="3.83056033101" calcext:value-type="float">
            <text:p>3.830560331</text:p>
          </table:table-cell>
          <table:table-cell office:value-type="float" office:value="198780088" calcext:value-type="float">
            <text:p>198780088</text:p>
          </table:table-cell>
          <table:table-cell office:value-type="float" office:value="31.7341531001" calcext:value-type="float">
            <text:p>31.7341531001</text:p>
          </table:table-cell>
        </table:table-row>
        <table:table-row table:style-name="ro1">
          <table:table-cell office:value-type="float" office:value="179620808" calcext:value-type="float">
            <text:p>179620808</text:p>
          </table:table-cell>
          <table:table-cell office:value-type="float" office:value="1.74693946404" calcext:value-type="float">
            <text:p>1.746939464</text:p>
          </table:table-cell>
          <table:table-cell office:value-type="float" office:value="195597976" calcext:value-type="float">
            <text:p>195597976</text:p>
          </table:table-cell>
          <table:table-cell office:value-type="float" office:value="1.14781330666" calcext:value-type="float">
            <text:p>1.1478133067</text:p>
          </table:table-cell>
          <table:table-cell office:value-type="float" office:value="150376280" calcext:value-type="float">
            <text:p>150376280</text:p>
          </table:table-cell>
          <table:table-cell office:value-type="float" office:value="0.156772255598" calcext:value-type="float">
            <text:p>0.1567722556</text:p>
          </table:table-cell>
          <table:table-cell office:value-type="float" office:value="200196136" calcext:value-type="float">
            <text:p>200196136</text:p>
          </table:table-cell>
          <table:table-cell office:value-type="float" office:value="100" calcext:value-type="float">
            <text:p>100</text:p>
          </table:table-cell>
          <table:table-cell office:value-type="float" office:value="199614568" calcext:value-type="float">
            <text:p>1996145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110632" calcext:value-type="float">
            <text:p>189110632</text:p>
          </table:table-cell>
          <table:table-cell office:value-type="float" office:value="0.730085351167" calcext:value-type="float">
            <text:p>0.7300853512</text:p>
          </table:table-cell>
          <table:table-cell office:value-type="float" office:value="191466728" calcext:value-type="float">
            <text:p>191466728</text:p>
          </table:table-cell>
          <table:table-cell office:value-type="float" office:value="3.32460347611" calcext:value-type="float">
            <text:p>3.3246034761</text:p>
          </table:table-cell>
          <table:table-cell office:value-type="float" office:value="164656424" calcext:value-type="float">
            <text:p>164656424</text:p>
          </table:table-cell>
          <table:table-cell office:value-type="float" office:value="0.672950267834" calcext:value-type="float">
            <text:p>0.6729502678</text:p>
          </table:table-cell>
          <table:table-cell office:value-type="float" office:value="124482568" calcext:value-type="float">
            <text:p>124482568</text:p>
          </table:table-cell>
          <table:table-cell office:value-type="float" office:value="100" calcext:value-type="float">
            <text:p>100</text:p>
          </table:table-cell>
          <table:table-cell office:value-type="float" office:value="203983048" calcext:value-type="float">
            <text:p>203983048</text:p>
          </table:table-cell>
          <table:table-cell office:value-type="float" office:value="0.0767706785537" calcext:value-type="float">
            <text:p>0.0767706786</text:p>
          </table:table-cell>
        </table:table-row>
        <table:table-row table:style-name="ro1">
          <table:table-cell office:value-type="float" office:value="196585608" calcext:value-type="float">
            <text:p>196585608</text:p>
          </table:table-cell>
          <table:table-cell office:value-type="float" office:value="0.730085351167" calcext:value-type="float">
            <text:p>0.7300853512</text:p>
          </table:table-cell>
          <table:table-cell office:value-type="float" office:value="182972680" calcext:value-type="float">
            <text:p>182972680</text:p>
          </table:table-cell>
          <table:table-cell office:value-type="float" office:value="3.32460347611" calcext:value-type="float">
            <text:p>3.3246034761</text:p>
          </table:table-cell>
          <table:table-cell office:value-type="float" office:value="173621992" calcext:value-type="float">
            <text:p>173621992</text:p>
          </table:table-cell>
          <table:table-cell office:value-type="float" office:value="0.110113785756" calcext:value-type="float">
            <text:p>0.1101137858</text:p>
          </table:table-cell>
          <table:table-cell office:value-type="float" office:value="133919816" calcext:value-type="float">
            <text:p>133919816</text:p>
          </table:table-cell>
          <table:table-cell office:value-type="float" office:value="0.561539771759" calcext:value-type="float">
            <text:p>0.5615397718</text:p>
          </table:table-cell>
          <table:table-cell office:value-type="float" office:value="209650952" calcext:value-type="float">
            <text:p>209650952</text:p>
          </table:table-cell>
          <table:table-cell office:value-type="float" office:value="0.0299491211841" calcext:value-type="float">
            <text:p>0.0299491212</text:p>
          </table:table-cell>
        </table:table-row>
        <table:table-row table:style-name="ro1">
          <table:table-cell office:value-type="float" office:value="191274104" calcext:value-type="float">
            <text:p>191274104</text:p>
          </table:table-cell>
          <table:table-cell office:value-type="float" office:value="3.62742709751" calcext:value-type="float">
            <text:p>3.6274270975</text:p>
          </table:table-cell>
          <table:table-cell office:value-type="float" office:value="196526200" calcext:value-type="float">
            <text:p>196526200</text:p>
          </table:table-cell>
          <table:table-cell office:value-type="float" office:value="3.32460347611" calcext:value-type="float">
            <text:p>3.3246034761</text:p>
          </table:table-cell>
          <table:table-cell office:value-type="float" office:value="174668088" calcext:value-type="float">
            <text:p>174668088</text:p>
          </table:table-cell>
          <table:table-cell office:value-type="float" office:value="2.13472967097" calcext:value-type="float">
            <text:p>2.134729671</text:p>
          </table:table-cell>
          <table:table-cell office:value-type="float" office:value="147145448" calcext:value-type="float">
            <text:p>147145448</text:p>
          </table:table-cell>
          <table:table-cell office:value-type="float" office:value="0.852014129475" calcext:value-type="float">
            <text:p>0.8520141295</text:p>
          </table:table-cell>
          <table:table-cell office:value-type="float" office:value="209650952" calcext:value-type="float">
            <text:p>209650952</text:p>
          </table:table-cell>
          <table:table-cell office:value-type="float" office:value="0.0299491211841" calcext:value-type="float">
            <text:p>0.0299491212</text:p>
          </table:table-cell>
        </table:table-row>
        <table:table-row table:style-name="ro1">
          <table:table-cell office:value-type="float" office:value="183373048" calcext:value-type="float">
            <text:p>183373048</text:p>
          </table:table-cell>
          <table:table-cell office:value-type="float" office:value="3.62742709751" calcext:value-type="float">
            <text:p>3.6274270975</text:p>
          </table:table-cell>
          <table:table-cell office:value-type="float" office:value="203404984" calcext:value-type="float">
            <text:p>203404984</text:p>
          </table:table-cell>
          <table:table-cell office:value-type="float" office:value="100" calcext:value-type="float">
            <text:p>100</text:p>
          </table:table-cell>
          <table:table-cell office:value-type="float" office:value="175302808" calcext:value-type="float">
            <text:p>175302808</text:p>
          </table:table-cell>
          <table:table-cell office:value-type="float" office:value="2.13472967097" calcext:value-type="float">
            <text:p>2.134729671</text:p>
          </table:table-cell>
          <table:table-cell office:value-type="float" office:value="162099432" calcext:value-type="float">
            <text:p>162099432</text:p>
          </table:table-cell>
          <table:table-cell office:value-type="float" office:value="0.146932684422" calcext:value-type="float">
            <text:p>0.1469326844</text:p>
          </table:table-cell>
          <table:table-cell office:value-type="float" office:value="209650952" calcext:value-type="float">
            <text:p>209650952</text:p>
          </table:table-cell>
          <table:table-cell office:value-type="float" office:value="0.0299491211841" calcext:value-type="float">
            <text:p>0.0299491212</text:p>
          </table:table-cell>
        </table:table-row>
        <table:table-row table:style-name="ro1">
          <table:table-cell office:value-type="float" office:value="197179912" calcext:value-type="float">
            <text:p>197179912</text:p>
          </table:table-cell>
          <table:table-cell office:value-type="float" office:value="1.11096260722" calcext:value-type="float">
            <text:p>1.1109626072</text:p>
          </table:table-cell>
          <table:table-cell office:value-type="float" office:value="127352104" calcext:value-type="float">
            <text:p>127352104</text:p>
          </table:table-cell>
          <table:table-cell office:value-type="float" office:value="100" calcext:value-type="float">
            <text:p>100</text:p>
          </table:table-cell>
          <table:table-cell office:value-type="float" office:value="185771336" calcext:value-type="float">
            <text:p>185771336</text:p>
          </table:table-cell>
          <table:table-cell office:value-type="float" office:value="1.16627557725" calcext:value-type="float">
            <text:p>1.1662755773</text:p>
          </table:table-cell>
          <table:table-cell office:value-type="float" office:value="162596456" calcext:value-type="float">
            <text:p>162596456</text:p>
          </table:table-cell>
          <table:table-cell office:value-type="float" office:value="0.853747714808" calcext:value-type="float">
            <text:p>0.8537477148</text:p>
          </table:table-cell>
          <table:table-cell office:value-type="float" office:value="109804136" calcext:value-type="float">
            <text:p>109804136</text:p>
          </table:table-cell>
          <table:table-cell office:value-type="float" office:value="0.000673697518132" calcext:value-type="float">
            <text:p>0.0006736975</text:p>
          </table:table-cell>
        </table:table-row>
        <table:table-row table:style-name="ro1">
          <table:table-cell office:value-type="float" office:value="122217320" calcext:value-type="float">
            <text:p>122217320</text:p>
          </table:table-cell>
          <table:table-cell office:value-type="float" office:value="100" calcext:value-type="float">
            <text:p>100</text:p>
          </table:table-cell>
          <table:table-cell office:value-type="float" office:value="139918760" calcext:value-type="float">
            <text:p>139918760</text:p>
          </table:table-cell>
          <table:table-cell office:value-type="float" office:value="0.486741206154" calcext:value-type="float">
            <text:p>0.4867412062</text:p>
          </table:table-cell>
          <table:table-cell office:value-type="float" office:value="182755928" calcext:value-type="float">
            <text:p>182755928</text:p>
          </table:table-cell>
          <table:table-cell office:value-type="float" office:value="1.16627557725" calcext:value-type="float">
            <text:p>1.1662755773</text:p>
          </table:table-cell>
          <table:table-cell office:value-type="float" office:value="172901864" calcext:value-type="float">
            <text:p>172901864</text:p>
          </table:table-cell>
          <table:table-cell office:value-type="float" office:value="0.143481779263" calcext:value-type="float">
            <text:p>0.1434817793</text:p>
          </table:table-cell>
          <table:table-cell office:value-type="float" office:value="109804136" calcext:value-type="float">
            <text:p>109804136</text:p>
          </table:table-cell>
          <table:table-cell office:value-type="float" office:value="0.000673697518132" calcext:value-type="float">
            <text:p>0.0006736975</text:p>
          </table:table-cell>
        </table:table-row>
        <table:table-row table:style-name="ro1">
          <table:table-cell office:value-type="float" office:value="134523224" calcext:value-type="float">
            <text:p>134523224</text:p>
          </table:table-cell>
          <table:table-cell office:value-type="float" office:value="100" calcext:value-type="float">
            <text:p>100</text:p>
          </table:table-cell>
          <table:table-cell office:value-type="float" office:value="147142088" calcext:value-type="float">
            <text:p>147142088</text:p>
          </table:table-cell>
          <table:table-cell office:value-type="float" office:value="0.99888291559" calcext:value-type="float">
            <text:p>0.9988829156</text:p>
          </table:table-cell>
          <table:table-cell office:value-type="float" office:value="190352376" calcext:value-type="float">
            <text:p>190352376</text:p>
          </table:table-cell>
          <table:table-cell office:value-type="float" office:value="0.811808631203" calcext:value-type="float">
            <text:p>0.8118086312</text:p>
          </table:table-cell>
          <table:table-cell office:value-type="float" office:value="174278488" calcext:value-type="float">
            <text:p>174278488</text:p>
          </table:table-cell>
          <table:table-cell office:value-type="float" office:value="2.20846916263" calcext:value-type="float">
            <text:p>2.2084691626</text:p>
          </table:table-cell>
          <table:table-cell office:value-type="float" office:value="109804136" calcext:value-type="float">
            <text:p>109804136</text:p>
          </table:table-cell>
          <table:table-cell office:value-type="float" office:value="0.000673697518132" calcext:value-type="float">
            <text:p>0.0006736975</text:p>
          </table:table-cell>
        </table:table-row>
        <table:table-row table:style-name="ro1">
          <table:table-cell office:value-type="float" office:value="138176440" calcext:value-type="float">
            <text:p>138176440</text:p>
          </table:table-cell>
          <table:table-cell office:value-type="float" office:value="0.323256689084" calcext:value-type="float">
            <text:p>0.3232566891</text:p>
          </table:table-cell>
          <table:table-cell office:value-type="float" office:value="148376008" calcext:value-type="float">
            <text:p>148376008</text:p>
          </table:table-cell>
          <table:table-cell office:value-type="float" office:value="0.0900287940944" calcext:value-type="float">
            <text:p>0.0900287941</text:p>
          </table:table-cell>
          <table:table-cell office:value-type="float" office:value="185666584" calcext:value-type="float">
            <text:p>185666584</text:p>
          </table:table-cell>
          <table:table-cell office:value-type="float" office:value="0.811808631203" calcext:value-type="float">
            <text:p>0.8118086312</text:p>
          </table:table-cell>
          <table:table-cell office:value-type="float" office:value="175044376" calcext:value-type="float">
            <text:p>175044376</text:p>
          </table:table-cell>
          <table:table-cell office:value-type="float" office:value="2.20846916263" calcext:value-type="float">
            <text:p>2.2084691626</text:p>
          </table:table-cell>
          <table:table-cell office:value-type="float" office:value="112666552" calcext:value-type="float">
            <text:p>112666552</text:p>
          </table:table-cell>
          <table:table-cell office:value-type="float" office:value="0.382065347007" calcext:value-type="float">
            <text:p>0.382065347</text:p>
          </table:table-cell>
        </table:table-row>
        <table:table-row table:style-name="ro1">
          <table:table-cell office:value-type="float" office:value="150818568" calcext:value-type="float">
            <text:p>150818568</text:p>
          </table:table-cell>
          <table:table-cell office:value-type="float" office:value="0.15687482563" calcext:value-type="float">
            <text:p>0.1568748256</text:p>
          </table:table-cell>
          <table:table-cell office:value-type="float" office:value="164684456" calcext:value-type="float">
            <text:p>164684456</text:p>
          </table:table-cell>
          <table:table-cell office:value-type="float" office:value="0.0900287940944" calcext:value-type="float">
            <text:p>0.0900287941</text:p>
          </table:table-cell>
          <table:table-cell office:value-type="float" office:value="195925480" calcext:value-type="float">
            <text:p>195925480</text:p>
          </table:table-cell>
          <table:table-cell office:value-type="float" office:value="5.37856191744" calcext:value-type="float">
            <text:p>5.3785619174</text:p>
          </table:table-cell>
          <table:table-cell office:value-type="float" office:value="186299752" calcext:value-type="float">
            <text:p>186299752</text:p>
          </table:table-cell>
          <table:table-cell office:value-type="float" office:value="1.10450650587" calcext:value-type="float">
            <text:p>1.1045065059</text:p>
          </table:table-cell>
          <table:table-cell office:value-type="float" office:value="121953688" calcext:value-type="float">
            <text:p>121953688</text:p>
          </table:table-cell>
          <table:table-cell office:value-type="float" office:value="1.26240321193" calcext:value-type="float">
            <text:p>1.2624032119</text:p>
          </table:table-cell>
        </table:table-row>
        <table:table-row table:style-name="ro1">
          <table:table-cell office:value-type="float" office:value="148572040" calcext:value-type="float">
            <text:p>148572040</text:p>
          </table:table-cell>
          <table:table-cell office:value-type="float" office:value="0.106136752601" calcext:value-type="float">
            <text:p>0.1061367526</text:p>
          </table:table-cell>
          <table:table-cell office:value-type="float" office:value="170019624" calcext:value-type="float">
            <text:p>170019624</text:p>
          </table:table-cell>
          <table:table-cell office:value-type="float" office:value="0.126481781598" calcext:value-type="float">
            <text:p>0.1264817816</text:p>
          </table:table-cell>
          <table:table-cell office:value-type="float" office:value="193807192" calcext:value-type="float">
            <text:p>193807192</text:p>
          </table:table-cell>
          <table:table-cell office:value-type="float" office:value="5.37856191744" calcext:value-type="float">
            <text:p>5.3785619174</text:p>
          </table:table-cell>
          <table:table-cell office:value-type="float" office:value="187214264" calcext:value-type="float">
            <text:p>187214264</text:p>
          </table:table-cell>
          <table:table-cell office:value-type="float" office:value="1.10450650587" calcext:value-type="float">
            <text:p>1.1045065059</text:p>
          </table:table-cell>
          <table:table-cell office:value-type="float" office:value="127149720" calcext:value-type="float">
            <text:p>127149720</text:p>
          </table:table-cell>
          <table:table-cell office:value-type="float" office:value="0.0373739044154" calcext:value-type="float">
            <text:p>0.0373739044</text:p>
          </table:table-cell>
        </table:table-row>
        <table:table-row table:style-name="ro1">
          <table:table-cell office:value-type="float" office:value="163628360" calcext:value-type="float">
            <text:p>163628360</text:p>
          </table:table-cell>
          <table:table-cell office:value-type="float" office:value="0.750207785012" calcext:value-type="float">
            <text:p>0.750207785</text:p>
          </table:table-cell>
          <table:table-cell office:value-type="float" office:value="169245096" calcext:value-type="float">
            <text:p>169245096</text:p>
          </table:table-cell>
          <table:table-cell office:value-type="float" office:value="0.105913745726" calcext:value-type="float">
            <text:p>0.1059137457</text:p>
          </table:table-cell>
          <table:table-cell office:value-type="float" office:value="201241176" calcext:value-type="float">
            <text:p>201241176</text:p>
          </table:table-cell>
          <table:table-cell office:value-type="float" office:value="100" calcext:value-type="float">
            <text:p>100</text:p>
          </table:table-cell>
          <table:table-cell office:value-type="float" office:value="194880536" calcext:value-type="float">
            <text:p>194880536</text:p>
          </table:table-cell>
          <table:table-cell office:value-type="float" office:value="1.0675940237" calcext:value-type="float">
            <text:p>1.0675940237</text:p>
          </table:table-cell>
          <table:table-cell office:value-type="float" office:value="131672712" calcext:value-type="float">
            <text:p>131672712</text:p>
          </table:table-cell>
          <table:table-cell office:value-type="float" office:value="0.0340108941145" calcext:value-type="float">
            <text:p>0.0340108941</text:p>
          </table:table-cell>
        </table:table-row>
        <table:table-row table:style-name="ro1">
          <table:table-cell office:value-type="float" office:value="174803400" calcext:value-type="float">
            <text:p>174803400</text:p>
          </table:table-cell>
          <table:table-cell office:value-type="float" office:value="0.128294842272" calcext:value-type="float">
            <text:p>0.1282948423</text:p>
          </table:table-cell>
          <table:table-cell office:value-type="float" office:value="184132680" calcext:value-type="float">
            <text:p>184132680</text:p>
          </table:table-cell>
          <table:table-cell office:value-type="float" office:value="0.596076102359" calcext:value-type="float">
            <text:p>0.5960761024</text:p>
          </table:table-cell>
          <table:table-cell office:value-type="float" office:value="122217320" calcext:value-type="float">
            <text:p>122217320</text:p>
          </table:table-cell>
          <table:table-cell office:value-type="float" office:value="100" calcext:value-type="float">
            <text:p>100</text:p>
          </table:table-cell>
          <table:table-cell office:value-type="float" office:value="192388552" calcext:value-type="float">
            <text:p>192388552</text:p>
          </table:table-cell>
          <table:table-cell office:value-type="float" office:value="4.32003415884" calcext:value-type="float">
            <text:p>4.3200341588</text:p>
          </table:table-cell>
          <table:table-cell office:value-type="float" office:value="136453464" calcext:value-type="float">
            <text:p>136453464</text:p>
          </table:table-cell>
          <table:table-cell office:value-type="float" office:value="0.0358379762084" calcext:value-type="float">
            <text:p>0.0358379762</text:p>
          </table:table-cell>
        </table:table-row>
        <table:table-row table:style-name="ro1">
          <table:table-cell office:value-type="float" office:value="180726616" calcext:value-type="float">
            <text:p>180726616</text:p>
          </table:table-cell>
          <table:table-cell office:value-type="float" office:value="0.557888960942" calcext:value-type="float">
            <text:p>0.5578889609</text:p>
          </table:table-cell>
          <table:table-cell office:value-type="float" office:value="178867704" calcext:value-type="float">
            <text:p>178867704</text:p>
          </table:table-cell>
          <table:table-cell office:value-type="float" office:value="0.596076102359" calcext:value-type="float">
            <text:p>0.5960761024</text:p>
          </table:table-cell>
          <table:table-cell office:value-type="float" office:value="133164120" calcext:value-type="float">
            <text:p>133164120</text:p>
          </table:table-cell>
          <table:table-cell office:value-type="float" office:value="100" calcext:value-type="float">
            <text:p>100</text:p>
          </table:table-cell>
          <table:table-cell office:value-type="float" office:value="193172776" calcext:value-type="float">
            <text:p>193172776</text:p>
          </table:table-cell>
          <table:table-cell office:value-type="float" office:value="4.32003415884" calcext:value-type="float">
            <text:p>4.3200341588</text:p>
          </table:table-cell>
          <table:table-cell office:value-type="float" office:value="140653608" calcext:value-type="float">
            <text:p>140653608</text:p>
          </table:table-cell>
          <table:table-cell office:value-type="float" office:value="0.0325047801147" calcext:value-type="float">
            <text:p>0.0325047801</text:p>
          </table:table-cell>
        </table:table-row>
        <table:table-row table:style-name="ro1">
          <table:table-cell office:value-type="float" office:value="178143192" calcext:value-type="float">
            <text:p>178143192</text:p>
          </table:table-cell>
          <table:table-cell office:value-type="float" office:value="0.557888960942" calcext:value-type="float">
            <text:p>0.5578889609</text:p>
          </table:table-cell>
          <table:table-cell office:value-type="float" office:value="189406936" calcext:value-type="float">
            <text:p>189406936</text:p>
          </table:table-cell>
          <table:table-cell office:value-type="float" office:value="0.990399063023" calcext:value-type="float">
            <text:p>0.990399063</text:p>
          </table:table-cell>
          <table:table-cell office:value-type="float" office:value="133954520" calcext:value-type="float">
            <text:p>133954520</text:p>
          </table:table-cell>
          <table:table-cell office:value-type="float" office:value="0.530400497101" calcext:value-type="float">
            <text:p>0.5304004971</text:p>
          </table:table-cell>
          <table:table-cell office:value-type="float" office:value="204269576" calcext:value-type="float">
            <text:p>204269576</text:p>
          </table:table-cell>
          <table:table-cell office:value-type="float" office:value="98.917721519" calcext:value-type="float">
            <text:p>98.917721519</text:p>
          </table:table-cell>
          <table:table-cell office:value-type="float" office:value="145897848" calcext:value-type="float">
            <text:p>145897848</text:p>
          </table:table-cell>
          <table:table-cell office:value-type="float" office:value="0.0325621251071" calcext:value-type="float">
            <text:p>0.0325621251</text:p>
          </table:table-cell>
        </table:table-row>
        <table:table-row table:style-name="ro1">
          <table:table-cell office:value-type="float" office:value="192258088" calcext:value-type="float">
            <text:p>192258088</text:p>
          </table:table-cell>
          <table:table-cell office:value-type="float" office:value="1.00113722517" calcext:value-type="float">
            <text:p>1.0011372252</text:p>
          </table:table-cell>
          <table:table-cell office:value-type="float" office:value="196685208" calcext:value-type="float">
            <text:p>196685208</text:p>
          </table:table-cell>
          <table:table-cell office:value-type="float" office:value="0.990399063023" calcext:value-type="float">
            <text:p>0.990399063</text:p>
          </table:table-cell>
          <table:table-cell office:value-type="float" office:value="144046376" calcext:value-type="float">
            <text:p>144046376</text:p>
          </table:table-cell>
          <table:table-cell office:value-type="float" office:value="0.957118721339" calcext:value-type="float">
            <text:p>0.9571187213</text:p>
          </table:table-cell>
          <table:table-cell office:value-type="float" office:value="132717400" calcext:value-type="float">
            <text:p>132717400</text:p>
          </table:table-cell>
          <table:table-cell office:value-type="float" office:value="98.917721519" calcext:value-type="float">
            <text:p>98.917721519</text:p>
          </table:table-cell>
          <table:table-cell office:value-type="float" office:value="150027672" calcext:value-type="float">
            <text:p>150027672</text:p>
          </table:table-cell>
          <table:table-cell office:value-type="float" office:value="0.0390070921986" calcext:value-type="float">
            <text:p>0.0390070922</text:p>
          </table:table-cell>
        </table:table-row>
        <table:table-row table:style-name="ro1">
          <table:table-cell office:value-type="float" office:value="189553240" calcext:value-type="float">
            <text:p>189553240</text:p>
          </table:table-cell>
          <table:table-cell office:value-type="float" office:value="1.00113722517" calcext:value-type="float">
            <text:p>1.0011372252</text:p>
          </table:table-cell>
          <table:table-cell office:value-type="float" office:value="194801320" calcext:value-type="float">
            <text:p>194801320</text:p>
          </table:table-cell>
          <table:table-cell office:value-type="float" office:value="0.990399063023" calcext:value-type="float">
            <text:p>0.990399063</text:p>
          </table:table-cell>
          <table:table-cell office:value-type="float" office:value="150413448" calcext:value-type="float">
            <text:p>150413448</text:p>
          </table:table-cell>
          <table:table-cell office:value-type="float" office:value="0.125370169233" calcext:value-type="float">
            <text:p>0.1253701692</text:p>
          </table:table-cell>
          <table:table-cell office:value-type="float" office:value="136943624" calcext:value-type="float">
            <text:p>136943624</text:p>
          </table:table-cell>
          <table:table-cell office:value-type="float" office:value="0.420637385848" calcext:value-type="float">
            <text:p>0.4206373858</text:p>
          </table:table-cell>
          <table:table-cell office:value-type="float" office:value="153821544" calcext:value-type="float">
            <text:p>153821544</text:p>
          </table:table-cell>
          <table:table-cell office:value-type="float" office:value="3.29891714933" calcext:value-type="float">
            <text:p>3.2989171493</text:p>
          </table:table-cell>
        </table:table-row>
        <table:table-row table:style-name="ro1">
          <table:table-cell office:value-type="float" office:value="199803160" calcext:value-type="float">
            <text:p>199803160</text:p>
          </table:table-cell>
          <table:table-cell office:value-type="float" office:value="0.909117776202" calcext:value-type="float">
            <text:p>0.9091177762</text:p>
          </table:table-cell>
          <table:table-cell office:value-type="float" office:value="201963368" calcext:value-type="float">
            <text:p>201963368</text:p>
          </table:table-cell>
          <table:table-cell office:value-type="float" office:value="1.06770654247" calcext:value-type="float">
            <text:p>1.0677065425</text:p>
          </table:table-cell>
          <table:table-cell office:value-type="float" office:value="153367016" calcext:value-type="float">
            <text:p>153367016</text:p>
          </table:table-cell>
          <table:table-cell office:value-type="float" office:value="0.112130106251" calcext:value-type="float">
            <text:p>0.1121301063</text:p>
          </table:table-cell>
          <table:table-cell office:value-type="float" office:value="147145896" calcext:value-type="float">
            <text:p>147145896</text:p>
          </table:table-cell>
          <table:table-cell office:value-type="float" office:value="0.853633084549" calcext:value-type="float">
            <text:p>0.8536330845</text:p>
          </table:table-cell>
          <table:table-cell office:value-type="float" office:value="158418216" calcext:value-type="float">
            <text:p>158418216</text:p>
          </table:table-cell>
          <table:table-cell office:value-type="float" office:value="0.0213369770864" calcext:value-type="float">
            <text:p>0.0213369771</text:p>
          </table:table-cell>
        </table:table-row>
        <table:table-row table:style-name="ro1">
          <table:table-cell office:value-type="float" office:value="196875240" calcext:value-type="float">
            <text:p>196875240</text:p>
          </table:table-cell>
          <table:table-cell office:value-type="float" office:value="0.909117776202" calcext:value-type="float">
            <text:p>0.9091177762</text:p>
          </table:table-cell>
          <table:table-cell office:value-type="float" office:value="205008248" calcext:value-type="float">
            <text:p>205008248</text:p>
          </table:table-cell>
          <table:table-cell office:value-type="float" office:value="1.48310236756" calcext:value-type="float">
            <text:p>1.4831023676</text:p>
          </table:table-cell>
          <table:table-cell office:value-type="float" office:value="161560712" calcext:value-type="float">
            <text:p>161560712</text:p>
          </table:table-cell>
          <table:table-cell office:value-type="float" office:value="0.926038886771" calcext:value-type="float">
            <text:p>0.9260388868</text:p>
          </table:table-cell>
          <table:table-cell office:value-type="float" office:value="147791128" calcext:value-type="float">
            <text:p>147791128</text:p>
          </table:table-cell>
          <table:table-cell office:value-type="float" office:value="0.0940344136905" calcext:value-type="float">
            <text:p>0.0940344137</text:p>
          </table:table-cell>
          <table:table-cell office:value-type="float" office:value="162804888" calcext:value-type="float">
            <text:p>162804888</text:p>
          </table:table-cell>
          <table:table-cell office:value-type="float" office:value="0.0283188492658" calcext:value-type="float">
            <text:p>0.0283188493</text:p>
          </table:table-cell>
        </table:table-row>
        <table:table-row table:style-name="ro1">
          <table:table-cell office:value-type="float" office:value="209039656" calcext:value-type="float">
            <text:p>209039656</text:p>
          </table:table-cell>
          <table:table-cell office:value-type="float" office:value="1.01923453406" calcext:value-type="float">
            <text:p>1.0192345341</text:p>
          </table:table-cell>
          <table:table-cell office:value-type="float" office:value="212679960" calcext:value-type="float">
            <text:p>212679960</text:p>
          </table:table-cell>
          <table:table-cell office:value-type="float" office:value="1.48310236756" calcext:value-type="float">
            <text:p>1.4831023676</text:p>
          </table:table-cell>
          <table:table-cell office:value-type="float" office:value="165920040" calcext:value-type="float">
            <text:p>165920040</text:p>
          </table:table-cell>
          <table:table-cell office:value-type="float" office:value="0.114657596965" calcext:value-type="float">
            <text:p>0.114657597</text:p>
          </table:table-cell>
          <table:table-cell office:value-type="float" office:value="161564552" calcext:value-type="float">
            <text:p>161564552</text:p>
          </table:table-cell>
          <table:table-cell office:value-type="float" office:value="0.852678736717" calcext:value-type="float">
            <text:p>0.8526787367</text:p>
          </table:table-cell>
          <table:table-cell office:value-type="float" office:value="167412264" calcext:value-type="float">
            <text:p>167412264</text:p>
          </table:table-cell>
          <table:table-cell office:value-type="float" office:value="0.0618366405168" calcext:value-type="float">
            <text:p>0.0618366405</text:p>
          </table:table-cell>
        </table:table-row>
        <table:table-row table:style-name="ro1">
          <table:table-cell office:value-type="float" office:value="205618312" calcext:value-type="float">
            <text:p>205618312</text:p>
          </table:table-cell>
          <table:table-cell office:value-type="float" office:value="1.01923453406" calcext:value-type="float">
            <text:p>1.0192345341</text:p>
          </table:table-cell>
          <table:table-cell office:value-type="float" office:value="213958312" calcext:value-type="float">
            <text:p>213958312</text:p>
          </table:table-cell>
          <table:table-cell office:value-type="float" office:value="1.12439466728" calcext:value-type="float">
            <text:p>1.1243946673</text:p>
          </table:table-cell>
          <table:table-cell office:value-type="float" office:value="177189784" calcext:value-type="float">
            <text:p>177189784</text:p>
          </table:table-cell>
          <table:table-cell office:value-type="float" office:value="0.126474662903" calcext:value-type="float">
            <text:p>0.1264746629</text:p>
          </table:table-cell>
          <table:table-cell office:value-type="float" office:value="170051496" calcext:value-type="float">
            <text:p>170051496</text:p>
          </table:table-cell>
          <table:table-cell office:value-type="float" office:value="0.0916742811072" calcext:value-type="float">
            <text:p>0.0916742811</text:p>
          </table:table-cell>
          <table:table-cell office:value-type="float" office:value="171294264" calcext:value-type="float">
            <text:p>171294264</text:p>
          </table:table-cell>
          <table:table-cell office:value-type="float" office:value="2.57829861111" calcext:value-type="float">
            <text:p>2.5782986111</text:p>
          </table:table-cell>
        </table:table-row>
        <table:table-row table:style-name="ro1">
          <table:table-cell office:value-type="float" office:value="214838952" calcext:value-type="float">
            <text:p>214838952</text:p>
          </table:table-cell>
          <table:table-cell office:value-type="float" office:value="0.980659702867" calcext:value-type="float">
            <text:p>0.9806597029</text:p>
          </table:table-cell>
          <table:table-cell office:value-type="float" office:value="205155240" calcext:value-type="float">
            <text:p>205155240</text:p>
          </table:table-cell>
          <table:table-cell office:value-type="float" office:value="1.12439466728" calcext:value-type="float">
            <text:p>1.1243946673</text:p>
          </table:table-cell>
          <table:table-cell office:value-type="float" office:value="176253464" calcext:value-type="float">
            <text:p>176253464</text:p>
          </table:table-cell>
          <table:table-cell office:value-type="float" office:value="1.95964246357" calcext:value-type="float">
            <text:p>1.9596424636</text:p>
          </table:table-cell>
          <table:table-cell office:value-type="float" office:value="180399400" calcext:value-type="float">
            <text:p>180399400</text:p>
          </table:table-cell>
          <table:table-cell office:value-type="float" office:value="0.0790024201157" calcext:value-type="float">
            <text:p>0.0790024201</text:p>
          </table:table-cell>
          <table:table-cell office:value-type="float" office:value="174937512" calcext:value-type="float">
            <text:p>174937512</text:p>
          </table:table-cell>
          <table:table-cell office:value-type="float" office:value="0.0192793399562" calcext:value-type="float">
            <text:p>0.01927934</text:p>
          </table:table-cell>
        </table:table-row>
        <table:table-row table:style-name="ro1">
          <table:table-cell office:value-type="float" office:value="218814104" calcext:value-type="float">
            <text:p>218814104</text:p>
          </table:table-cell>
          <table:table-cell office:value-type="float" office:value="100" calcext:value-type="float">
            <text:p>100</text:p>
          </table:table-cell>
          <table:table-cell office:value-type="float" office:value="219624376" calcext:value-type="float">
            <text:p>219624376</text:p>
          </table:table-cell>
          <table:table-cell office:value-type="float" office:value="1.12439466728" calcext:value-type="float">
            <text:p>1.1243946673</text:p>
          </table:table-cell>
          <table:table-cell office:value-type="float" office:value="172911656" calcext:value-type="float">
            <text:p>172911656</text:p>
          </table:table-cell>
          <table:table-cell office:value-type="float" office:value="1.95964246357" calcext:value-type="float">
            <text:p>1.9596424636</text:p>
          </table:table-cell>
          <table:table-cell office:value-type="float" office:value="179664776" calcext:value-type="float">
            <text:p>179664776</text:p>
          </table:table-cell>
          <table:table-cell office:value-type="float" office:value="0.469029172" calcext:value-type="float">
            <text:p>0.469029172</text:p>
          </table:table-cell>
          <table:table-cell office:value-type="float" office:value="175848488" calcext:value-type="float">
            <text:p>175848488</text:p>
          </table:table-cell>
          <table:table-cell office:value-type="float" office:value="0.0125596824605" calcext:value-type="float">
            <text:p>0.0125596825</text:p>
          </table:table-cell>
        </table:table-row>
        <table:table-row table:style-name="ro1">
          <table:table-cell office:value-type="float" office:value="221352600" calcext:value-type="float">
            <text:p>221352600</text:p>
          </table:table-cell>
          <table:table-cell office:value-type="float" office:value="3.31955095074" calcext:value-type="float">
            <text:p>3.3195509507</text:p>
          </table:table-cell>
          <table:table-cell office:value-type="float" office:value="224240648" calcext:value-type="float">
            <text:p>224240648</text:p>
          </table:table-cell>
          <table:table-cell office:value-type="float" office:value="100" calcext:value-type="float">
            <text:p>100</text:p>
          </table:table-cell>
          <table:table-cell office:value-type="float" office:value="176130632" calcext:value-type="float">
            <text:p>176130632</text:p>
          </table:table-cell>
          <table:table-cell office:value-type="float" office:value="1.23244260838" calcext:value-type="float">
            <text:p>1.2324426084</text:p>
          </table:table-cell>
          <table:table-cell office:value-type="float" office:value="194553272" calcext:value-type="float">
            <text:p>194553272</text:p>
          </table:table-cell>
          <table:table-cell office:value-type="float" office:value="0.746972737337" calcext:value-type="float">
            <text:p>0.7469727373</text:p>
          </table:table-cell>
          <table:table-cell office:value-type="float" office:value="192049192" calcext:value-type="float">
            <text:p>192049192</text:p>
          </table:table-cell>
          <table:table-cell office:value-type="float" office:value="0.044179297001" calcext:value-type="float">
            <text:p>0.044179297</text:p>
          </table:table-cell>
        </table:table-row>
        <table:table-row table:style-name="ro1">
          <table:table-cell office:value-type="float" office:value="180236440" calcext:value-type="float">
            <text:p>180236440</text:p>
          </table:table-cell>
          <table:table-cell office:value-type="float" office:value="0.362132050957" calcext:value-type="float">
            <text:p>0.362132051</text:p>
          </table:table-cell>
          <table:table-cell office:value-type="float" office:value="211526280" calcext:value-type="float">
            <text:p>211526280</text:p>
          </table:table-cell>
          <table:table-cell office:value-type="float" office:value="0.734960402071" calcext:value-type="float">
            <text:p>0.7349604021</text:p>
          </table:table-cell>
          <table:table-cell office:value-type="float" office:value="190286712" calcext:value-type="float">
            <text:p>190286712</text:p>
          </table:table-cell>
          <table:table-cell office:value-type="float" office:value="3.22727835562" calcext:value-type="float">
            <text:p>3.2272783556</text:p>
          </table:table-cell>
          <table:table-cell office:value-type="float" office:value="202163912" calcext:value-type="float">
            <text:p>202163912</text:p>
          </table:table-cell>
          <table:table-cell office:value-type="float" office:value="1.10752966989" calcext:value-type="float">
            <text:p>1.1075296699</text:p>
          </table:table-cell>
          <table:table-cell office:value-type="float" office:value="199333928" calcext:value-type="float">
            <text:p>199333928</text:p>
          </table:table-cell>
          <table:table-cell office:value-type="float" office:value="0.0317852728236" calcext:value-type="float">
            <text:p>0.0317852728</text:p>
          </table:table-cell>
        </table:table-row>
        <table:table-row table:style-name="ro1">
          <table:table-cell office:value-type="float" office:value="193693240" calcext:value-type="float">
            <text:p>193693240</text:p>
          </table:table-cell>
          <table:table-cell office:value-type="float" office:value="0.0269246624755" calcext:value-type="float">
            <text:p>0.0269246625</text:p>
          </table:table-cell>
          <table:table-cell office:value-type="float" office:value="226928680" calcext:value-type="float">
            <text:p>226928680</text:p>
          </table:table-cell>
          <table:table-cell office:value-type="float" office:value="0.00159292268401" calcext:value-type="float">
            <text:p>0.0015929227</text:p>
          </table:table-cell>
          <table:table-cell office:value-type="float" office:value="199471016" calcext:value-type="float">
            <text:p>199471016</text:p>
          </table:table-cell>
          <table:table-cell office:value-type="float" office:value="97.8409090909" calcext:value-type="float">
            <text:p>97.8409090909</text:p>
          </table:table-cell>
          <table:table-cell office:value-type="float" office:value="211615048" calcext:value-type="float">
            <text:p>211615048</text:p>
          </table:table-cell>
          <table:table-cell office:value-type="float" office:value="0.905189058729" calcext:value-type="float">
            <text:p>0.9051890587</text:p>
          </table:table-cell>
          <table:table-cell office:value-type="float" office:value="199333928" calcext:value-type="float">
            <text:p>199333928</text:p>
          </table:table-cell>
          <table:table-cell office:value-type="float" office:value="0.0317852728236" calcext:value-type="float">
            <text:p>0.0317852728</text:p>
          </table:table-cell>
        </table:table-row>
        <table:table-row table:style-name="ro1">
          <table:table-cell office:value-type="float" office:value="212985064" calcext:value-type="float">
            <text:p>212985064</text:p>
          </table:table-cell>
          <table:table-cell office:value-type="float" office:value="1.83064711795" calcext:value-type="float">
            <text:p>1.830647118</text:p>
          </table:table-cell>
          <table:table-cell office:value-type="float" office:value="202647304" calcext:value-type="float">
            <text:p>202647304</text:p>
          </table:table-cell>
          <table:table-cell office:value-type="float" office:value="0.713974801489" calcext:value-type="float">
            <text:p>0.7139748015</text:p>
          </table:table-cell>
          <table:table-cell office:value-type="float" office:value="139918280" calcext:value-type="float">
            <text:p>139918280</text:p>
          </table:table-cell>
          <table:table-cell office:value-type="float" office:value="0.570676528171" calcext:value-type="float">
            <text:p>0.5706765282</text:p>
          </table:table-cell>
          <table:table-cell office:value-type="float" office:value="217830792" calcext:value-type="float">
            <text:p>217830792</text:p>
          </table:table-cell>
          <table:table-cell office:value-type="float" office:value="100" calcext:value-type="float">
            <text:p>100</text:p>
          </table:table-cell>
          <table:table-cell office:value-type="float" office:value="198302024" calcext:value-type="float">
            <text:p>198302024</text:p>
          </table:table-cell>
          <table:table-cell office:value-type="float" office:value="0.0317852728236" calcext:value-type="float">
            <text:p>0.0317852728</text:p>
          </table:table-cell>
        </table:table-row>
        <table:table-row table:style-name="ro1">
          <table:table-cell office:value-type="float" office:value="221562296" calcext:value-type="float">
            <text:p>221562296</text:p>
          </table:table-cell>
          <table:table-cell office:value-type="float" office:value="0.982283776503" calcext:value-type="float">
            <text:p>0.9822837765</text:p>
          </table:table-cell>
          <table:table-cell office:value-type="float" office:value="211166936" calcext:value-type="float">
            <text:p>211166936</text:p>
          </table:table-cell>
          <table:table-cell office:value-type="float" office:value="7.30340145111" calcext:value-type="float">
            <text:p>7.3034014511</text:p>
          </table:table-cell>
          <table:table-cell office:value-type="float" office:value="148350120" calcext:value-type="float">
            <text:p>148350120</text:p>
          </table:table-cell>
          <table:table-cell office:value-type="float" office:value="0.130005680204" calcext:value-type="float">
            <text:p>0.1300056802</text:p>
          </table:table-cell>
          <table:table-cell office:value-type="float" office:value="163018088" calcext:value-type="float">
            <text:p>163018088</text:p>
          </table:table-cell>
          <table:table-cell office:value-type="float" office:value="1.34145319607" calcext:value-type="float">
            <text:p>1.3414531961</text:p>
          </table:table-cell>
          <table:table-cell office:value-type="float" office:value="199333928" calcext:value-type="float">
            <text:p>199333928</text:p>
          </table:table-cell>
          <table:table-cell office:value-type="float" office:value="0.000362703884921" calcext:value-type="float">
            <text:p>0.0003627039</text:p>
          </table:table-cell>
        </table:table-row>
        <table:table-row table:style-name="ro1">
          <table:table-cell office:value-type="float" office:value="219783016" calcext:value-type="float">
            <text:p>219783016</text:p>
          </table:table-cell>
          <table:table-cell office:value-type="float" office:value="2.52640735002" calcext:value-type="float">
            <text:p>2.52640735</text:p>
          </table:table-cell>
          <table:table-cell office:value-type="float" office:value="216779832" calcext:value-type="float">
            <text:p>216779832</text:p>
          </table:table-cell>
          <table:table-cell office:value-type="float" office:value="0.859984018468" calcext:value-type="float">
            <text:p>0.8599840185</text:p>
          </table:table-cell>
          <table:table-cell office:value-type="float" office:value="172911656" calcext:value-type="float">
            <text:p>172911656</text:p>
          </table:table-cell>
          <table:table-cell office:value-type="float" office:value="0.0980847158245" calcext:value-type="float">
            <text:p>0.0980847158</text:p>
          </table:table-cell>
          <table:table-cell office:value-type="float" office:value="182981752" calcext:value-type="float">
            <text:p>182981752</text:p>
          </table:table-cell>
          <table:table-cell office:value-type="float" office:value="0.208165505245" calcext:value-type="float">
            <text:p>0.2081655052</text:p>
          </table:table-cell>
          <table:table-cell office:value-type="float" office:value="199333928" calcext:value-type="float">
            <text:p>199333928</text:p>
          </table:table-cell>
          <table:table-cell office:value-type="float" office:value="0.000362703884921" calcext:value-type="float">
            <text:p>0.0003627039</text:p>
          </table:table-cell>
        </table:table-row>
        <table:table-row table:style-name="ro1">
          <table:table-cell office:value-type="float" office:value="225130616" calcext:value-type="float">
            <text:p>225130616</text:p>
          </table:table-cell>
          <table:table-cell office:value-type="float" office:value="0.00239969458433" calcext:value-type="float">
            <text:p>0.0023996946</text:p>
          </table:table-cell>
          <table:table-cell office:value-type="float" office:value="232080296" calcext:value-type="float">
            <text:p>232080296</text:p>
          </table:table-cell>
          <table:table-cell office:value-type="float" office:value="0.674126731217" calcext:value-type="float">
            <text:p>0.6741267312</text:p>
          </table:table-cell>
          <table:table-cell office:value-type="float" office:value="179101608" calcext:value-type="float">
            <text:p>179101608</text:p>
          </table:table-cell>
          <table:table-cell office:value-type="float" office:value="1.83038422649" calcext:value-type="float">
            <text:p>1.8303842265</text:p>
          </table:table-cell>
          <table:table-cell office:value-type="float" office:value="203406760" calcext:value-type="float">
            <text:p>203406760</text:p>
          </table:table-cell>
          <table:table-cell office:value-type="float" office:value="0.0202728378173" calcext:value-type="float">
            <text:p>0.0202728378</text:p>
          </table:table-cell>
          <table:table-cell office:value-type="float" office:value="200365832" calcext:value-type="float">
            <text:p>200365832</text:p>
          </table:table-cell>
          <table:table-cell office:value-type="float" office:value="0.00504180496618" calcext:value-type="float">
            <text:p>0.005041805</text:p>
          </table:table-cell>
        </table:table-row>
        <table:table-row table:style-name="ro1">
          <table:table-cell office:value-type="float" office:value="129173416" calcext:value-type="float">
            <text:p>129173416</text:p>
          </table:table-cell>
          <table:table-cell office:value-type="float" office:value="0.00239969458433" calcext:value-type="float">
            <text:p>0.0023996946</text:p>
          </table:table-cell>
          <table:table-cell office:value-type="float" office:value="232670440" calcext:value-type="float">
            <text:p>232670440</text:p>
          </table:table-cell>
          <table:table-cell office:value-type="float" office:value="100" calcext:value-type="float">
            <text:p>100</text:p>
          </table:table-cell>
          <table:table-cell office:value-type="float" office:value="190549080" calcext:value-type="float">
            <text:p>190549080</text:p>
          </table:table-cell>
          <table:table-cell office:value-type="float" office:value="1.16617383173" calcext:value-type="float">
            <text:p>1.1661738317</text:p>
          </table:table-cell>
          <table:table-cell office:value-type="float" office:value="207974360" calcext:value-type="float">
            <text:p>207974360</text:p>
          </table:table-cell>
          <table:table-cell office:value-type="float" office:value="5.37191417365" calcext:value-type="float">
            <text:p>5.3719141737</text:p>
          </table:table-cell>
          <table:table-cell office:value-type="float" office:value="200365832" calcext:value-type="float">
            <text:p>200365832</text:p>
          </table:table-cell>
          <table:table-cell office:value-type="float" office:value="0.00504180496618" calcext:value-type="float">
            <text:p>0.005041805</text:p>
          </table:table-cell>
        </table:table-row>
        <table:table-row table:style-name="ro1">
          <table:table-cell office:value-type="float" office:value="134732120" calcext:value-type="float">
            <text:p>134732120</text:p>
          </table:table-cell>
          <table:table-cell office:value-type="float" office:value="0.000639501744728" calcext:value-type="float">
            <text:p>0.0006395017</text:p>
          </table:table-cell>
          <table:table-cell office:value-type="float" office:value="226606184" calcext:value-type="float">
            <text:p>226606184</text:p>
          </table:table-cell>
          <table:table-cell office:value-type="float" office:value="100" calcext:value-type="float">
            <text:p>100</text:p>
          </table:table-cell>
          <table:table-cell office:value-type="float" office:value="192202840" calcext:value-type="float">
            <text:p>192202840</text:p>
          </table:table-cell>
          <table:table-cell office:value-type="float" office:value="3.19546882752" calcext:value-type="float">
            <text:p>3.1954688275</text:p>
          </table:table-cell>
          <table:table-cell office:value-type="float" office:value="201011560" calcext:value-type="float">
            <text:p>201011560</text:p>
          </table:table-cell>
          <table:table-cell office:value-type="float" office:value="1.45220538946" calcext:value-type="float">
            <text:p>1.4522053895</text:p>
          </table:table-cell>
          <table:table-cell office:value-type="float" office:value="200365832" calcext:value-type="float">
            <text:p>200365832</text:p>
          </table:table-cell>
          <table:table-cell office:value-type="float" office:value="0.00504180496618" calcext:value-type="float">
            <text:p>0.005041805</text:p>
          </table:table-cell>
        </table:table-row>
        <table:table-row table:style-name="ro1">
          <table:table-cell office:value-type="float" office:value="135764056" calcext:value-type="float">
            <text:p>135764056</text:p>
          </table:table-cell>
          <table:table-cell office:value-type="float" office:value="0.411953041622" calcext:value-type="float">
            <text:p>0.4119530416</text:p>
          </table:table-cell>
          <table:table-cell office:value-type="float" office:value="227589656" calcext:value-type="float">
            <text:p>227589656</text:p>
          </table:table-cell>
          <table:table-cell office:value-type="float" office:value="0.705799834075" calcext:value-type="float">
            <text:p>0.7057998341</text:p>
          </table:table-cell>
          <table:table-cell office:value-type="float" office:value="138196824" calcext:value-type="float">
            <text:p>138196824</text:p>
          </table:table-cell>
          <table:table-cell office:value-type="float" office:value="94.298245614" calcext:value-type="float">
            <text:p>94.298245614</text:p>
          </table:table-cell>
          <table:table-cell office:value-type="float" office:value="222090616" calcext:value-type="float">
            <text:p>222090616</text:p>
          </table:table-cell>
          <table:table-cell office:value-type="float" office:value="0.729200463499" calcext:value-type="float">
            <text:p>0.7292004635</text:p>
          </table:table-cell>
          <table:table-cell office:value-type="float" office:value="200365832" calcext:value-type="float">
            <text:p>200365832</text:p>
          </table:table-cell>
          <table:table-cell office:value-type="float" office:value="0.000435281982252" calcext:value-type="float">
            <text:p>0.000435282</text:p>
          </table:table-cell>
        </table:table-row>
        <table:table-row table:style-name="ro1">
          <table:table-cell office:value-type="float" office:value="153693288" calcext:value-type="float">
            <text:p>153693288</text:p>
          </table:table-cell>
          <table:table-cell office:value-type="float" office:value="2.41875248311" calcext:value-type="float">
            <text:p>2.4187524831</text:p>
          </table:table-cell>
          <table:table-cell office:value-type="float" office:value="126905672" calcext:value-type="float">
            <text:p>126905672</text:p>
          </table:table-cell>
          <table:table-cell office:value-type="float" office:value="100" calcext:value-type="float">
            <text:p>100</text:p>
          </table:table-cell>
          <table:table-cell office:value-type="float" office:value="155037352" calcext:value-type="float">
            <text:p>155037352</text:p>
          </table:table-cell>
          <table:table-cell office:value-type="float" office:value="0.114979520187" calcext:value-type="float">
            <text:p>0.1149795202</text:p>
          </table:table-cell>
          <table:table-cell office:value-type="float" office:value="224278424" calcext:value-type="float">
            <text:p>224278424</text:p>
          </table:table-cell>
          <table:table-cell office:value-type="float" office:value="2.31070627141" calcext:value-type="float">
            <text:p>2.3107062714</text:p>
          </table:table-cell>
          <table:table-cell office:value-type="float" office:value="200365832" calcext:value-type="float">
            <text:p>200365832</text:p>
          </table:table-cell>
          <table:table-cell office:value-type="float" office:value="0.000435281982252" calcext:value-type="float">
            <text:p>0.000435282</text:p>
          </table:table-cell>
        </table:table-row>
        <table:table-row table:style-name="ro1">
          <table:table-cell office:value-type="float" office:value="166844952" calcext:value-type="float">
            <text:p>166844952</text:p>
          </table:table-cell>
          <table:table-cell office:value-type="float" office:value="0.0401534526854" calcext:value-type="float">
            <text:p>0.0401534527</text:p>
          </table:table-cell>
          <table:table-cell office:value-type="float" office:value="153122616" calcext:value-type="float">
            <text:p>153122616</text:p>
          </table:table-cell>
          <table:table-cell office:value-type="float" office:value="0.206373349162" calcext:value-type="float">
            <text:p>0.2063733492</text:p>
          </table:table-cell>
          <table:table-cell office:value-type="float" office:value="165424840" calcext:value-type="float">
            <text:p>165424840</text:p>
          </table:table-cell>
          <table:table-cell office:value-type="float" office:value="0.111293031066" calcext:value-type="float">
            <text:p>0.1112930311</text:p>
          </table:table-cell>
          <table:table-cell office:value-type="float" office:value="225130616" calcext:value-type="float">
            <text:p>225130616</text:p>
          </table:table-cell>
          <table:table-cell office:value-type="float" office:value="0.00150984418408" calcext:value-type="float">
            <text:p>0.0015098442</text:p>
          </table:table-cell>
          <table:table-cell office:value-type="float" office:value="200365832" calcext:value-type="float">
            <text:p>20036583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78763640" calcext:value-type="float">
            <text:p>178763640</text:p>
          </table:table-cell>
          <table:table-cell office:value-type="float" office:value="2.45556146887" calcext:value-type="float">
            <text:p>2.4555614689</text:p>
          </table:table-cell>
          <table:table-cell office:value-type="float" office:value="188972872" calcext:value-type="float">
            <text:p>188972872</text:p>
          </table:table-cell>
          <table:table-cell office:value-type="float" office:value="0.0157287767178" calcext:value-type="float">
            <text:p>0.0157287767</text:p>
          </table:table-cell>
          <table:table-cell office:value-type="float" office:value="185837480" calcext:value-type="float">
            <text:p>185837480</text:p>
          </table:table-cell>
          <table:table-cell office:value-type="float" office:value="0.469153897402" calcext:value-type="float">
            <text:p>0.4691538974</text:p>
          </table:table-cell>
          <table:table-cell office:value-type="float" office:value="119886280" calcext:value-type="float">
            <text:p>119886280</text:p>
          </table:table-cell>
          <table:table-cell office:value-type="float" office:value="0.00150984418408" calcext:value-type="float">
            <text:p>0.0015098442</text:p>
          </table:table-cell>
          <table:table-cell office:value-type="float" office:value="201397736" calcext:value-type="float">
            <text:p>201397736</text:p>
          </table:table-cell>
          <table:table-cell office:value-type="float" office:value="0.00325685219746" calcext:value-type="float">
            <text:p>0.0032568522</text:p>
          </table:table-cell>
        </table:table-row>
        <table:table-row table:style-name="ro1">
          <table:table-cell office:value-type="float" office:value="191078056" calcext:value-type="float">
            <text:p>191078056</text:p>
          </table:table-cell>
          <table:table-cell office:value-type="float" office:value="3.05977165883" calcext:value-type="float">
            <text:p>3.0597716588</text:p>
          </table:table-cell>
          <table:table-cell office:value-type="float" office:value="197378952" calcext:value-type="float">
            <text:p>197378952</text:p>
          </table:table-cell>
          <table:table-cell office:value-type="float" office:value="0.143705495835" calcext:value-type="float">
            <text:p>0.1437054958</text:p>
          </table:table-cell>
          <table:table-cell office:value-type="float" office:value="196619640" calcext:value-type="float">
            <text:p>196619640</text:p>
          </table:table-cell>
          <table:table-cell office:value-type="float" office:value="0.910998282685" calcext:value-type="float">
            <text:p>0.9109982827</text:p>
          </table:table-cell>
          <table:table-cell office:value-type="float" office:value="134728616" calcext:value-type="float">
            <text:p>134728616</text:p>
          </table:table-cell>
          <table:table-cell office:value-type="float" office:value="0.000457134083359" calcext:value-type="float">
            <text:p>0.0004571341</text:p>
          </table:table-cell>
          <table:table-cell office:value-type="float" office:value="201397736" calcext:value-type="float">
            <text:p>201397736</text:p>
          </table:table-cell>
          <table:table-cell office:value-type="float" office:value="0.00325685219746" calcext:value-type="float">
            <text:p>0.0032568522</text:p>
          </table:table-cell>
        </table:table-row>
        <table:table-row table:style-name="ro1">
          <table:table-cell office:value-type="float" office:value="202489896" calcext:value-type="float">
            <text:p>202489896</text:p>
          </table:table-cell>
          <table:table-cell office:value-type="float" office:value="0.0530179445351" calcext:value-type="float">
            <text:p>0.0530179445</text:p>
          </table:table-cell>
          <table:table-cell office:value-type="float" office:value="199791736" calcext:value-type="float">
            <text:p>199791736</text:p>
          </table:table-cell>
          <table:table-cell office:value-type="float" office:value="31.5199866755" calcext:value-type="float">
            <text:p>31.5199866755</text:p>
          </table:table-cell>
          <table:table-cell office:value-type="float" office:value="199496792" calcext:value-type="float">
            <text:p>199496792</text:p>
          </table:table-cell>
          <table:table-cell office:value-type="float" office:value="1.11214574899" calcext:value-type="float">
            <text:p>1.112145749</text:p>
          </table:table-cell>
          <table:table-cell office:value-type="float" office:value="134728616" calcext:value-type="float">
            <text:p>134728616</text:p>
          </table:table-cell>
          <table:table-cell office:value-type="float" office:value="0.000457134083359" calcext:value-type="float">
            <text:p>0.0004571341</text:p>
          </table:table-cell>
          <table:table-cell office:value-type="float" office:value="201397736" calcext:value-type="float">
            <text:p>201397736</text:p>
          </table:table-cell>
          <table:table-cell office:value-type="float" office:value="0.00053555627998" calcext:value-type="float">
            <text:p>0.0005355563</text:p>
          </table:table-cell>
        </table:table-row>
        <table:table-row table:style-name="ro1">
          <table:table-cell office:value-type="float" office:value="211964856" calcext:value-type="float">
            <text:p>211964856</text:p>
          </table:table-cell>
          <table:table-cell office:value-type="float" office:value="0.942190669371" calcext:value-type="float">
            <text:p>0.9421906694</text:p>
          </table:table-cell>
          <table:table-cell office:value-type="float" office:value="208180344" calcext:value-type="float">
            <text:p>208180344</text:p>
          </table:table-cell>
          <table:table-cell office:value-type="float" office:value="0.18306526833" calcext:value-type="float">
            <text:p>0.1830652683</text:p>
          </table:table-cell>
          <table:table-cell office:value-type="float" office:value="213892744" calcext:value-type="float">
            <text:p>213892744</text:p>
          </table:table-cell>
          <table:table-cell office:value-type="float" office:value="0.848958223386" calcext:value-type="float">
            <text:p>0.8489582234</text:p>
          </table:table-cell>
          <table:table-cell office:value-type="float" office:value="137428648" calcext:value-type="float">
            <text:p>137428648</text:p>
          </table:table-cell>
          <table:table-cell office:value-type="float" office:value="0.342765616658" calcext:value-type="float">
            <text:p>0.3427656167</text:p>
          </table:table-cell>
          <table:table-cell office:value-type="float" office:value="201397736" calcext:value-type="float">
            <text:p>201397736</text:p>
          </table:table-cell>
          <table:table-cell office:value-type="float" office:value="0.00053555627998" calcext:value-type="float">
            <text:p>0.0005355563</text:p>
          </table:table-cell>
        </table:table-row>
        <table:table-row table:style-name="ro1">
          <table:table-cell office:value-type="float" office:value="212463832" calcext:value-type="float">
            <text:p>212463832</text:p>
          </table:table-cell>
          <table:table-cell office:value-type="float" office:value="0.110079575597" calcext:value-type="float">
            <text:p>0.1100795756</text:p>
          </table:table-cell>
          <table:table-cell office:value-type="float" office:value="211870344" calcext:value-type="float">
            <text:p>211870344</text:p>
          </table:table-cell>
          <table:table-cell office:value-type="float" office:value="2.27482983239" calcext:value-type="float">
            <text:p>2.2748298324</text:p>
          </table:table-cell>
          <table:table-cell office:value-type="float" office:value="210874744" calcext:value-type="float">
            <text:p>210874744</text:p>
          </table:table-cell>
          <table:table-cell office:value-type="float" office:value="100" calcext:value-type="float">
            <text:p>100</text:p>
          </table:table-cell>
          <table:table-cell office:value-type="float" office:value="155377176" calcext:value-type="float">
            <text:p>155377176</text:p>
          </table:table-cell>
          <table:table-cell office:value-type="float" office:value="0.0255734247298" calcext:value-type="float">
            <text:p>0.0255734247</text:p>
          </table:table-cell>
          <table:table-cell office:value-type="float" office:value="201397736" calcext:value-type="float">
            <text:p>201397736</text:p>
          </table:table-cell>
          <table:table-cell office:value-type="float" office:value="0.362723564481" calcext:value-type="float">
            <text:p>0.3627235645</text:p>
          </table:table-cell>
        </table:table-row>
        <table:table-row table:style-name="ro1">
          <table:table-cell office:value-type="float" office:value="212244648" calcext:value-type="float">
            <text:p>212244648</text:p>
          </table:table-cell>
          <table:table-cell office:value-type="float" office:value="29.7951370926" calcext:value-type="float">
            <text:p>29.7951370926</text:p>
          </table:table-cell>
          <table:table-cell office:value-type="float" office:value="225974936" calcext:value-type="float">
            <text:p>225974936</text:p>
          </table:table-cell>
          <table:table-cell office:value-type="float" office:value="100" calcext:value-type="float">
            <text:p>100</text:p>
          </table:table-cell>
          <table:table-cell office:value-type="float" office:value="224306216" calcext:value-type="float">
            <text:p>224306216</text:p>
          </table:table-cell>
          <table:table-cell office:value-type="float" office:value="0.378192635142" calcext:value-type="float">
            <text:p>0.3781926351</text:p>
          </table:table-cell>
          <table:table-cell office:value-type="float" office:value="166449240" calcext:value-type="float">
            <text:p>166449240</text:p>
          </table:table-cell>
          <table:table-cell office:value-type="float" office:value="2.84067085954" calcext:value-type="float">
            <text:p>2.8406708595</text:p>
          </table:table-cell>
          <table:table-cell office:value-type="float" office:value="202429640" calcext:value-type="float">
            <text:p>202429640</text:p>
          </table:table-cell>
          <table:table-cell office:value-type="float" office:value="0.00435722815738" calcext:value-type="float">
            <text:p>0.0043572282</text:p>
          </table:table-cell>
        </table:table-row>
        <table:table-row table:style-name="ro1">
          <table:table-cell office:value-type="float" office:value="127990744" calcext:value-type="float">
            <text:p>127990744</text:p>
          </table:table-cell>
          <table:table-cell office:value-type="float" office:value="0.0528314917127" calcext:value-type="float">
            <text:p>0.0528314917</text:p>
          </table:table-cell>
          <table:table-cell office:value-type="float" office:value="212161576" calcext:value-type="float">
            <text:p>212161576</text:p>
          </table:table-cell>
          <table:table-cell office:value-type="float" office:value="0.5335610981" calcext:value-type="float">
            <text:p>0.5335610981</text:p>
          </table:table-cell>
          <table:table-cell office:value-type="float" office:value="193255592" calcext:value-type="float">
            <text:p>193255592</text:p>
          </table:table-cell>
          <table:table-cell office:value-type="float" office:value="0.378192635142" calcext:value-type="float">
            <text:p>0.3781926351</text:p>
          </table:table-cell>
          <table:table-cell office:value-type="float" office:value="177861720" calcext:value-type="float">
            <text:p>177861720</text:p>
          </table:table-cell>
          <table:table-cell office:value-type="float" office:value="0.0352363960749" calcext:value-type="float">
            <text:p>0.0352363961</text:p>
          </table:table-cell>
          <table:table-cell office:value-type="float" office:value="202429640" calcext:value-type="float">
            <text:p>202429640</text:p>
          </table:table-cell>
          <table:table-cell office:value-type="float" office:value="0.00435722815738" calcext:value-type="float">
            <text:p>0.0043572282</text:p>
          </table:table-cell>
        </table:table-row>
        <table:table-row table:style-name="ro1">
          <table:table-cell office:value-type="float" office:value="149963800" calcext:value-type="float">
            <text:p>149963800</text:p>
          </table:table-cell>
          <table:table-cell office:value-type="float" office:value="0.267199289836" calcext:value-type="float">
            <text:p>0.2671992898</text:p>
          </table:table-cell>
          <table:table-cell office:value-type="float" office:value="212489416" calcext:value-type="float">
            <text:p>212489416</text:p>
          </table:table-cell>
          <table:table-cell office:value-type="float" office:value="0.5335610981" calcext:value-type="float">
            <text:p>0.5335610981</text:p>
          </table:table-cell>
          <table:table-cell office:value-type="float" office:value="199483960" calcext:value-type="float">
            <text:p>199483960</text:p>
          </table:table-cell>
          <table:table-cell office:value-type="float" office:value="6.53907229419" calcext:value-type="float">
            <text:p>6.5390722942</text:p>
          </table:table-cell>
          <table:table-cell office:value-type="float" office:value="189726648" calcext:value-type="float">
            <text:p>189726648</text:p>
          </table:table-cell>
          <table:table-cell office:value-type="float" office:value="0.035571008291" calcext:value-type="float">
            <text:p>0.0355710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59944" calcext:value-type="float">
            <text:p>166459944</text:p>
          </table:table-cell>
          <table:table-cell office:value-type="float" office:value="0.308694420844" calcext:value-type="float">
            <text:p>0.3086944208</text:p>
          </table:table-cell>
          <table:table-cell office:value-type="float" office:value="212620552" calcext:value-type="float">
            <text:p>212620552</text:p>
          </table:table-cell>
          <table:table-cell office:value-type="float" office:value="0.5335610981" calcext:value-type="float">
            <text:p>0.5335610981</text:p>
          </table:table-cell>
          <table:table-cell office:value-type="float" office:value="207166920" calcext:value-type="float">
            <text:p>207166920</text:p>
          </table:table-cell>
          <table:table-cell office:value-type="float" office:value="1.47078647699" calcext:value-type="float">
            <text:p>1.470786477</text:p>
          </table:table-cell>
          <table:table-cell office:value-type="float" office:value="197464728" calcext:value-type="float">
            <text:p>197464728</text:p>
          </table:table-cell>
          <table:table-cell office:value-type="float" office:value="3.6272264631" calcext:value-type="float">
            <text:p>3.6272264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01416" calcext:value-type="float">
            <text:p>178501416</text:p>
          </table:table-cell>
          <table:table-cell office:value-type="float" office:value="1.87835783071" calcext:value-type="float">
            <text:p>1.8783578307</text:p>
          </table:table-cell>
          <table:table-cell office:value-type="float" office:value="145899432" calcext:value-type="float">
            <text:p>145899432</text:p>
          </table:table-cell>
          <table:table-cell office:value-type="float" office:value="0.247377687405" calcext:value-type="float">
            <text:p>0.2473776874</text:p>
          </table:table-cell>
          <table:table-cell office:value-type="float" office:value="219174792" calcext:value-type="float">
            <text:p>219174792</text:p>
          </table:table-cell>
          <table:table-cell office:value-type="float" office:value="0.738058690745" calcext:value-type="float">
            <text:p>0.7380586907</text:p>
          </table:table-cell>
          <table:table-cell office:value-type="float" office:value="203279160" calcext:value-type="float">
            <text:p>203279160</text:p>
          </table:table-cell>
          <table:table-cell office:value-type="float" office:value="3.1584297231" calcext:value-type="float">
            <text:p>3.1584297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73768" calcext:value-type="float">
            <text:p>190173768</text:p>
          </table:table-cell>
          <table:table-cell office:value-type="float" office:value="0.289232254949" calcext:value-type="float">
            <text:p>0.2892322549</text:p>
          </table:table-cell>
          <table:table-cell office:value-type="float" office:value="161377992" calcext:value-type="float">
            <text:p>161377992</text:p>
          </table:table-cell>
          <table:table-cell office:value-type="float" office:value="0.211775593407" calcext:value-type="float">
            <text:p>0.2117755934</text:p>
          </table:table-cell>
          <table:table-cell office:value-type="float" office:value="215082248" calcext:value-type="float">
            <text:p>215082248</text:p>
          </table:table-cell>
          <table:table-cell office:value-type="float" office:value="0.19323814602" calcext:value-type="float">
            <text:p>0.193238146</text:p>
          </table:table-cell>
          <table:table-cell office:value-type="float" office:value="209508856" calcext:value-type="float">
            <text:p>209508856</text:p>
          </table:table-cell>
          <table:table-cell office:value-type="float" office:value="0.205754141238" calcext:value-type="float">
            <text:p>0.2057541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99432" calcext:value-type="float">
            <text:p>200799432</text:p>
          </table:table-cell>
          <table:table-cell office:value-type="float" office:value="0.287212928835" calcext:value-type="float">
            <text:p>0.2872129288</text:p>
          </table:table-cell>
          <table:table-cell office:value-type="float" office:value="181048280" calcext:value-type="float">
            <text:p>181048280</text:p>
          </table:table-cell>
          <table:table-cell office:value-type="float" office:value="0.94112440998" calcext:value-type="float">
            <text:p>0.94112441</text:p>
          </table:table-cell>
          <table:table-cell office:value-type="float" office:value="236475688" calcext:value-type="float">
            <text:p>236475688</text:p>
          </table:table-cell>
          <table:table-cell office:value-type="float" office:value="0.00157356412274" calcext:value-type="float">
            <text:p>0.0015735641</text:p>
          </table:table-cell>
          <table:table-cell office:value-type="float" office:value="221060232" calcext:value-type="float">
            <text:p>221060232</text:p>
          </table:table-cell>
          <table:table-cell office:value-type="float" office:value="0.758576874206" calcext:value-type="float">
            <text:p>0.7585768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78200" calcext:value-type="float">
            <text:p>206578200</text:p>
          </table:table-cell>
          <table:table-cell office:value-type="float" office:value="0.786821705426" calcext:value-type="float">
            <text:p>0.7868217054</text:p>
          </table:table-cell>
          <table:table-cell office:value-type="float" office:value="204958584" calcext:value-type="float">
            <text:p>204958584</text:p>
          </table:table-cell>
          <table:table-cell office:value-type="float" office:value="0.141273417121" calcext:value-type="float">
            <text:p>0.1412734171</text:p>
          </table:table-cell>
          <table:table-cell office:value-type="float" office:value="240742712" calcext:value-type="float">
            <text:p>240742712</text:p>
          </table:table-cell>
          <table:table-cell office:value-type="float" office:value="100" calcext:value-type="float">
            <text:p>100</text:p>
          </table:table-cell>
          <table:table-cell office:value-type="float" office:value="228922104" calcext:value-type="float">
            <text:p>228922104</text:p>
          </table:table-cell>
          <table:table-cell office:value-type="float" office:value="0.783958602846" calcext:value-type="float">
            <text:p>0.7839586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82440" calcext:value-type="float">
            <text:p>217282440</text:p>
          </table:table-cell>
          <table:table-cell office:value-type="float" office:value="1.55071402417" calcext:value-type="float">
            <text:p>1.5507140242</text:p>
          </table:table-cell>
          <table:table-cell office:value-type="float" office:value="207026504" calcext:value-type="float">
            <text:p>207026504</text:p>
          </table:table-cell>
          <table:table-cell office:value-type="float" office:value="2.01718331157" calcext:value-type="float">
            <text:p>2.0171833116</text:p>
          </table:table-cell>
          <table:table-cell office:value-type="float" office:value="239566120" calcext:value-type="float">
            <text:p>239566120</text:p>
          </table:table-cell>
          <table:table-cell office:value-type="float" office:value="0.315432098765" calcext:value-type="float">
            <text:p>0.3154320988</text:p>
          </table:table-cell>
          <table:table-cell office:value-type="float" office:value="242753256" calcext:value-type="float">
            <text:p>242753256</text:p>
          </table:table-cell>
          <table:table-cell office:value-type="float" office:value="1.53386666667" calcext:value-type="float">
            <text:p>1.5338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15592" calcext:value-type="float">
            <text:p>191115592</text:p>
          </table:table-cell>
          <table:table-cell office:value-type="float" office:value="0.0886537759942" calcext:value-type="float">
            <text:p>0.088653776</text:p>
          </table:table-cell>
          <table:table-cell office:value-type="float" office:value="213992504" calcext:value-type="float">
            <text:p>213992504</text:p>
          </table:table-cell>
          <table:table-cell office:value-type="float" office:value="0.378248345183" calcext:value-type="float">
            <text:p>0.3782483452</text:p>
          </table:table-cell>
          <table:table-cell office:value-type="float" office:value="263428216" calcext:value-type="float">
            <text:p>263428216</text:p>
          </table:table-cell>
          <table:table-cell office:value-type="float" office:value="0.115120106907" calcext:value-type="float">
            <text:p>0.1151201069</text:p>
          </table:table-cell>
          <table:table-cell office:value-type="float" office:value="254950968" calcext:value-type="float">
            <text:p>254950968</text:p>
          </table:table-cell>
          <table:table-cell office:value-type="float" office:value="1.42247907533" calcext:value-type="float">
            <text:p>1.4224790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29064" calcext:value-type="float">
            <text:p>219129064</text:p>
          </table:table-cell>
          <table:table-cell office:value-type="float" office:value="0.339716312057" calcext:value-type="float">
            <text:p>0.3397163121</text:p>
          </table:table-cell>
          <table:table-cell office:value-type="float" office:value="233230520" calcext:value-type="float">
            <text:p>233230520</text:p>
          </table:table-cell>
          <table:table-cell office:value-type="float" office:value="100" calcext:value-type="float">
            <text:p>100</text:p>
          </table:table-cell>
          <table:table-cell office:value-type="float" office:value="267540936" calcext:value-type="float">
            <text:p>267540936</text:p>
          </table:table-cell>
          <table:table-cell office:value-type="float" office:value="0.263128255667" calcext:value-type="float">
            <text:p>0.2631282557</text:p>
          </table:table-cell>
          <table:table-cell office:value-type="float" office:value="167513752" calcext:value-type="float">
            <text:p>167513752</text:p>
          </table:table-cell>
          <table:table-cell office:value-type="float" office:value="0.248254460822" calcext:value-type="float">
            <text:p>0.2482544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98808" calcext:value-type="float">
            <text:p>234098808</text:p>
          </table:table-cell>
          <table:table-cell office:value-type="float" office:value="2.12567004169" calcext:value-type="float">
            <text:p>2.1256700417</text:p>
          </table:table-cell>
          <table:table-cell office:value-type="float" office:value="222878968" calcext:value-type="float">
            <text:p>222878968</text:p>
          </table:table-cell>
          <table:table-cell office:value-type="float" office:value="0.949282121323" calcext:value-type="float">
            <text:p>0.9492821213</text:p>
          </table:table-cell>
          <table:table-cell office:value-type="float" office:value="271016136" calcext:value-type="float">
            <text:p>271016136</text:p>
          </table:table-cell>
          <table:table-cell office:value-type="float" office:value="0.263128255667" calcext:value-type="float">
            <text:p>0.2631282557</text:p>
          </table:table-cell>
          <table:table-cell office:value-type="float" office:value="193991560" calcext:value-type="float">
            <text:p>193991560</text:p>
          </table:table-cell>
          <table:table-cell office:value-type="float" office:value="0.06852248394" calcext:value-type="float">
            <text:p>0.0685224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51496" calcext:value-type="float">
            <text:p>245351496</text:p>
          </table:table-cell>
          <table:table-cell office:value-type="float" office:value="0.404306220096" calcext:value-type="float">
            <text:p>0.4043062201</text:p>
          </table:table-cell>
          <table:table-cell office:value-type="float" office:value="245869560" calcext:value-type="float">
            <text:p>245869560</text:p>
          </table:table-cell>
          <table:table-cell office:value-type="float" office:value="0.370347059881" calcext:value-type="float">
            <text:p>0.3703470599</text:p>
          </table:table-cell>
          <table:table-cell office:value-type="float" office:value="185997032" calcext:value-type="float">
            <text:p>185997032</text:p>
          </table:table-cell>
          <table:table-cell office:value-type="float" office:value="0.288987842097" calcext:value-type="float">
            <text:p>0.2889878421</text:p>
          </table:table-cell>
          <table:table-cell office:value-type="float" office:value="215518936" calcext:value-type="float">
            <text:p>215518936</text:p>
          </table:table-cell>
          <table:table-cell office:value-type="float" office:value="0.0551982851018" calcext:value-type="float">
            <text:p>0.0551982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23784" calcext:value-type="float">
            <text:p>258023784</text:p>
          </table:table-cell>
          <table:table-cell office:value-type="float" office:value="2.52581967213" calcext:value-type="float">
            <text:p>2.5258196721</text:p>
          </table:table-cell>
          <table:table-cell office:value-type="float" office:value="252865416" calcext:value-type="float">
            <text:p>252865416</text:p>
          </table:table-cell>
          <table:table-cell office:value-type="float" office:value="1.40154797738" calcext:value-type="float">
            <text:p>1.4015479774</text:p>
          </table:table-cell>
          <table:table-cell office:value-type="float" office:value="205519864" calcext:value-type="float">
            <text:p>205519864</text:p>
          </table:table-cell>
          <table:table-cell office:value-type="float" office:value="2.96817005961" calcext:value-type="float">
            <text:p>2.9681700596</text:p>
          </table:table-cell>
          <table:table-cell office:value-type="float" office:value="228384552" calcext:value-type="float">
            <text:p>228384552</text:p>
          </table:table-cell>
          <table:table-cell office:value-type="float" office:value="0.343793584379" calcext:value-type="float">
            <text:p>0.3437935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93224" calcext:value-type="float">
            <text:p>267993224</text:p>
          </table:table-cell>
          <table:table-cell office:value-type="float" office:value="2.68695064233" calcext:value-type="float">
            <text:p>2.6869506423</text:p>
          </table:table-cell>
          <table:table-cell office:value-type="float" office:value="271226504" calcext:value-type="float">
            <text:p>271226504</text:p>
          </table:table-cell>
          <table:table-cell office:value-type="float" office:value="1.20227583068" calcext:value-type="float">
            <text:p>1.2022758307</text:p>
          </table:table-cell>
          <table:table-cell office:value-type="float" office:value="228904664" calcext:value-type="float">
            <text:p>228904664</text:p>
          </table:table-cell>
          <table:table-cell office:value-type="float" office:value="0.523901749208" calcext:value-type="float">
            <text:p>0.5239017492</text:p>
          </table:table-cell>
          <table:table-cell office:value-type="float" office:value="241441800" calcext:value-type="float">
            <text:p>241441800</text:p>
          </table:table-cell>
          <table:table-cell office:value-type="float" office:value="2.19946984758" calcext:value-type="float">
            <text:p>2.1994698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66744" calcext:value-type="float">
            <text:p>268466744</text:p>
          </table:table-cell>
          <table:table-cell office:value-type="float" office:value="0.0296367112811" calcext:value-type="float">
            <text:p>0.0296367113</text:p>
          </table:table-cell>
          <table:table-cell office:value-type="float" office:value="266058520" calcext:value-type="float">
            <text:p>266058520</text:p>
          </table:table-cell>
          <table:table-cell office:value-type="float" office:value="34.0352891156" calcext:value-type="float">
            <text:p>34.0352891156</text:p>
          </table:table-cell>
          <table:table-cell office:value-type="float" office:value="236735400" calcext:value-type="float">
            <text:p>236735400</text:p>
          </table:table-cell>
          <table:table-cell office:value-type="float" office:value="0.798456367484" calcext:value-type="float">
            <text:p>0.7984563675</text:p>
          </table:table-cell>
          <table:table-cell office:value-type="float" office:value="252534408" calcext:value-type="float">
            <text:p>252534408</text:p>
          </table:table-cell>
          <table:table-cell office:value-type="float" office:value="3.98123486683" calcext:value-type="float">
            <text:p>3.9812348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42648" calcext:value-type="float">
            <text:p>106442648</text:p>
          </table:table-cell>
          <table:table-cell office:value-type="float" office:value="0.000811253991542" calcext:value-type="float">
            <text:p>0.000811254</text:p>
          </table:table-cell>
          <table:table-cell office:value-type="float" office:value="185934184" calcext:value-type="float">
            <text:p>185934184</text:p>
          </table:table-cell>
          <table:table-cell office:value-type="float" office:value="0.111300853842" calcext:value-type="float">
            <text:p>0.1113008538</text:p>
          </table:table-cell>
          <table:table-cell office:value-type="float" office:value="251062008" calcext:value-type="float">
            <text:p>251062008</text:p>
          </table:table-cell>
          <table:table-cell office:value-type="float" office:value="0.701720155195" calcext:value-type="float">
            <text:p>0.7017201552</text:p>
          </table:table-cell>
          <table:table-cell office:value-type="float" office:value="164334472" calcext:value-type="float">
            <text:p>164334472</text:p>
          </table:table-cell>
          <table:table-cell office:value-type="float" office:value="0.310262529833" calcext:value-type="float">
            <text:p>0.3102625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66408" calcext:value-type="float">
            <text:p>112666408</text:p>
          </table:table-cell>
          <table:table-cell office:value-type="float" office:value="0.341222879684" calcext:value-type="float">
            <text:p>0.3412228797</text:p>
          </table:table-cell>
          <table:table-cell office:value-type="float" office:value="199873192" calcext:value-type="float">
            <text:p>199873192</text:p>
          </table:table-cell>
          <table:table-cell office:value-type="float" office:value="0.109392879328" calcext:value-type="float">
            <text:p>0.1093928793</text:p>
          </table:table-cell>
          <table:table-cell office:value-type="float" office:value="251193336" calcext:value-type="float">
            <text:p>251193336</text:p>
          </table:table-cell>
          <table:table-cell office:value-type="float" office:value="100" calcext:value-type="float">
            <text:p>100</text:p>
          </table:table-cell>
          <table:table-cell office:value-type="float" office:value="190132072" calcext:value-type="float">
            <text:p>190132072</text:p>
          </table:table-cell>
          <table:table-cell office:value-type="float" office:value="0.298089171975" calcext:value-type="float">
            <text:p>0.298089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63272" calcext:value-type="float">
            <text:p>127963272</text:p>
          </table:table-cell>
          <table:table-cell office:value-type="float" office:value="2.78947368421" calcext:value-type="float">
            <text:p>2.7894736842</text:p>
          </table:table-cell>
          <table:table-cell office:value-type="float" office:value="229758632" calcext:value-type="float">
            <text:p>229758632</text:p>
          </table:table-cell>
          <table:table-cell office:value-type="float" office:value="0.385303367842" calcext:value-type="float">
            <text:p>0.3853033678</text:p>
          </table:table-cell>
          <table:table-cell office:value-type="float" office:value="274465416" calcext:value-type="float">
            <text:p>274465416</text:p>
          </table:table-cell>
          <table:table-cell office:value-type="float" office:value="0.130181939021" calcext:value-type="float">
            <text:p>0.130181939</text:p>
          </table:table-cell>
          <table:table-cell office:value-type="float" office:value="210226792" calcext:value-type="float">
            <text:p>210226792</text:p>
          </table:table-cell>
          <table:table-cell office:value-type="float" office:value="0.12712360867" calcext:value-type="float">
            <text:p>0.127123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08888" calcext:value-type="float">
            <text:p>140608888</text:p>
          </table:table-cell>
          <table:table-cell office:value-type="float" office:value="0.0483069977427" calcext:value-type="float">
            <text:p>0.0483069977</text:p>
          </table:table-cell>
          <table:table-cell office:value-type="float" office:value="239524232" calcext:value-type="float">
            <text:p>239524232</text:p>
          </table:table-cell>
          <table:table-cell office:value-type="float" office:value="0.98479539683" calcext:value-type="float">
            <text:p>0.9847953968</text:p>
          </table:table-cell>
          <table:table-cell office:value-type="float" office:value="187121624" calcext:value-type="float">
            <text:p>187121624</text:p>
          </table:table-cell>
          <table:table-cell office:value-type="float" office:value="0.278554778555" calcext:value-type="float">
            <text:p>0.2785547786</text:p>
          </table:table-cell>
          <table:table-cell office:value-type="float" office:value="222487992" calcext:value-type="float">
            <text:p>222487992</text:p>
          </table:table-cell>
          <table:table-cell office:value-type="float" office:value="1.20394420394" calcext:value-type="float">
            <text:p>1.2039442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64984" calcext:value-type="float">
            <text:p>153064984</text:p>
          </table:table-cell>
          <table:table-cell office:value-type="float" office:value="0.0431754874652" calcext:value-type="float">
            <text:p>0.0431754875</text:p>
          </table:table-cell>
          <table:table-cell office:value-type="float" office:value="239836632" calcext:value-type="float">
            <text:p>239836632</text:p>
          </table:table-cell>
          <table:table-cell office:value-type="float" office:value="1.2265627516" calcext:value-type="float">
            <text:p>1.2265627516</text:p>
          </table:table-cell>
          <table:table-cell office:value-type="float" office:value="198040936" calcext:value-type="float">
            <text:p>198040936</text:p>
          </table:table-cell>
          <table:table-cell office:value-type="float" office:value="0.237713529709" calcext:value-type="float">
            <text:p>0.2377135297</text:p>
          </table:table-cell>
          <table:table-cell office:value-type="float" office:value="235137240" calcext:value-type="float">
            <text:p>235137240</text:p>
          </table:table-cell>
          <table:table-cell office:value-type="float" office:value="1.21891418564" calcext:value-type="float">
            <text:p>1.21891418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57576" calcext:value-type="float">
            <text:p>166357576</text:p>
          </table:table-cell>
          <table:table-cell office:value-type="float" office:value="0.0371574547144" calcext:value-type="float">
            <text:p>0.0371574547</text:p>
          </table:table-cell>
          <table:table-cell office:value-type="float" office:value="250622968" calcext:value-type="float">
            <text:p>250622968</text:p>
          </table:table-cell>
          <table:table-cell office:value-type="float" office:value="100" calcext:value-type="float">
            <text:p>100</text:p>
          </table:table-cell>
          <table:table-cell office:value-type="float" office:value="233856792" calcext:value-type="float">
            <text:p>233856792</text:p>
          </table:table-cell>
          <table:table-cell office:value-type="float" office:value="0.0111285490084" calcext:value-type="float">
            <text:p>0.011128549</text:p>
          </table:table-cell>
          <table:table-cell office:value-type="float" office:value="248219304" calcext:value-type="float">
            <text:p>248219304</text:p>
          </table:table-cell>
          <table:table-cell office:value-type="float" office:value="1.01416122004" calcext:value-type="float">
            <text:p>1.01416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43048" calcext:value-type="float">
            <text:p>180043048</text:p>
          </table:table-cell>
          <table:table-cell office:value-type="float" office:value="0.220505617978" calcext:value-type="float">
            <text:p>0.220505618</text:p>
          </table:table-cell>
          <table:table-cell office:value-type="float" office:value="176977128" calcext:value-type="float">
            <text:p>176977128</text:p>
          </table:table-cell>
          <table:table-cell office:value-type="float" office:value="0.107233923644" calcext:value-type="float">
            <text:p>0.1072339236</text:p>
          </table:table-cell>
          <table:table-cell office:value-type="float" office:value="240426872" calcext:value-type="float">
            <text:p>240426872</text:p>
          </table:table-cell>
          <table:table-cell office:value-type="float" office:value="0.0889714993804" calcext:value-type="float">
            <text:p>0.0889714994</text:p>
          </table:table-cell>
          <table:table-cell office:value-type="float" office:value="156931688" calcext:value-type="float">
            <text:p>156931688</text:p>
          </table:table-cell>
          <table:table-cell office:value-type="float" office:value="2.49659863946" calcext:value-type="float">
            <text:p>2.4965986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78200" calcext:value-type="float">
            <text:p>202778200</text:p>
          </table:table-cell>
          <table:table-cell office:value-type="float" office:value="0.0847732181425" calcext:value-type="float">
            <text:p>0.0847732181</text:p>
          </table:table-cell>
          <table:table-cell office:value-type="float" office:value="194717096" calcext:value-type="float">
            <text:p>194717096</text:p>
          </table:table-cell>
          <table:table-cell office:value-type="float" office:value="0.0953506432117" calcext:value-type="float">
            <text:p>0.0953506432</text:p>
          </table:table-cell>
          <table:table-cell office:value-type="float" office:value="242473320" calcext:value-type="float">
            <text:p>242473320</text:p>
          </table:table-cell>
          <table:table-cell office:value-type="float" office:value="2.55096001409" calcext:value-type="float">
            <text:p>2.5509600141</text:p>
          </table:table-cell>
          <table:table-cell office:value-type="float" office:value="179283112" calcext:value-type="float">
            <text:p>179283112</text:p>
          </table:table-cell>
          <table:table-cell office:value-type="float" office:value="0.095278604849" calcext:value-type="float">
            <text:p>0.0952786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18056" calcext:value-type="float">
            <text:p>218518056</text:p>
          </table:table-cell>
          <table:table-cell office:value-type="float" office:value="1.63440860215" calcext:value-type="float">
            <text:p>1.6344086022</text:p>
          </table:table-cell>
          <table:table-cell office:value-type="float" office:value="216410216" calcext:value-type="float">
            <text:p>216410216</text:p>
          </table:table-cell>
          <table:table-cell office:value-type="float" office:value="0.116411609499" calcext:value-type="float">
            <text:p>0.1164116095</text:p>
          </table:table-cell>
          <table:table-cell office:value-type="float" office:value="259056344" calcext:value-type="float">
            <text:p>259056344</text:p>
          </table:table-cell>
          <table:table-cell office:value-type="float" office:value="0.0824277763053" calcext:value-type="float">
            <text:p>0.0824277763</text:p>
          </table:table-cell>
          <table:table-cell office:value-type="float" office:value="203001064" calcext:value-type="float">
            <text:p>203001064</text:p>
          </table:table-cell>
          <table:table-cell office:value-type="float" office:value="0.144329896907" calcext:value-type="float">
            <text:p>0.1443298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66888" calcext:value-type="float">
            <text:p>230766888</text:p>
          </table:table-cell>
          <table:table-cell office:value-type="float" office:value="1.55792207792" calcext:value-type="float">
            <text:p>1.5579220779</text:p>
          </table:table-cell>
          <table:table-cell office:value-type="float" office:value="235484232" calcext:value-type="float">
            <text:p>235484232</text:p>
          </table:table-cell>
          <table:table-cell office:value-type="float" office:value="1.18931671029" calcext:value-type="float">
            <text:p>1.1893167103</text:p>
          </table:table-cell>
          <table:table-cell office:value-type="float" office:value="180294600" calcext:value-type="float">
            <text:p>180294600</text:p>
          </table:table-cell>
          <table:table-cell office:value-type="float" office:value="100" calcext:value-type="float">
            <text:p>100</text:p>
          </table:table-cell>
          <table:table-cell office:value-type="float" office:value="218667768" calcext:value-type="float">
            <text:p>218667768</text:p>
          </table:table-cell>
          <table:table-cell office:value-type="float" office:value="1.98549916341" calcext:value-type="float">
            <text:p>1.9854991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58264" calcext:value-type="float">
            <text:p>242358264</text:p>
          </table:table-cell>
          <table:table-cell office:value-type="float" office:value="1.67663981588" calcext:value-type="float">
            <text:p>1.6766398159</text:p>
          </table:table-cell>
          <table:table-cell office:value-type="float" office:value="245118696" calcext:value-type="float">
            <text:p>245118696</text:p>
          </table:table-cell>
          <table:table-cell office:value-type="float" office:value="1.18662184874" calcext:value-type="float">
            <text:p>1.1866218487</text:p>
          </table:table-cell>
          <table:table-cell office:value-type="float" office:value="198770120" calcext:value-type="float">
            <text:p>198770120</text:p>
          </table:table-cell>
          <table:table-cell office:value-type="float" office:value="0.138662494542" calcext:value-type="float">
            <text:p>0.1386624945</text:p>
          </table:table-cell>
          <table:table-cell office:value-type="float" office:value="230813688" calcext:value-type="float">
            <text:p>230813688</text:p>
          </table:table-cell>
          <table:table-cell office:value-type="float" office:value="0.929569892473" calcext:value-type="float">
            <text:p>0.9295698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06968" calcext:value-type="float">
            <text:p>255406968</text:p>
          </table:table-cell>
          <table:table-cell office:value-type="float" office:value="0.898842476095" calcext:value-type="float">
            <text:p>0.8988424761</text:p>
          </table:table-cell>
          <table:table-cell office:value-type="float" office:value="255136712" calcext:value-type="float">
            <text:p>255136712</text:p>
          </table:table-cell>
          <table:table-cell office:value-type="float" office:value="0.986552867494" calcext:value-type="float">
            <text:p>0.9865528675</text:p>
          </table:table-cell>
          <table:table-cell office:value-type="float" office:value="207621240" calcext:value-type="float">
            <text:p>207621240</text:p>
          </table:table-cell>
          <table:table-cell office:value-type="float" office:value="0.0789227479284" calcext:value-type="float">
            <text:p>0.0789227479</text:p>
          </table:table-cell>
          <table:table-cell office:value-type="float" office:value="243193560" calcext:value-type="float">
            <text:p>243193560</text:p>
          </table:table-cell>
          <table:table-cell office:value-type="float" office:value="1.05374592834" calcext:value-type="float">
            <text:p>1.0537459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08920" calcext:value-type="float">
            <text:p>265008920</text:p>
          </table:table-cell>
          <table:table-cell office:value-type="float" office:value="1.78914185639" calcext:value-type="float">
            <text:p>1.7891418564</text:p>
          </table:table-cell>
          <table:table-cell office:value-type="float" office:value="172989560" calcext:value-type="float">
            <text:p>172989560</text:p>
          </table:table-cell>
          <table:table-cell office:value-type="float" office:value="0.277381428001" calcext:value-type="float">
            <text:p>0.277381428</text:p>
          </table:table-cell>
          <table:table-cell office:value-type="float" office:value="231685576" calcext:value-type="float">
            <text:p>231685576</text:p>
          </table:table-cell>
          <table:table-cell office:value-type="float" office:value="0.825117233294" calcext:value-type="float">
            <text:p>0.8251172333</text:p>
          </table:table-cell>
          <table:table-cell office:value-type="float" office:value="255511656" calcext:value-type="float">
            <text:p>255511656</text:p>
          </table:table-cell>
          <table:table-cell office:value-type="float" office:value="1.03386243386" calcext:value-type="float">
            <text:p>1.0338624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23512" calcext:value-type="float">
            <text:p>184223512</text:p>
          </table:table-cell>
          <table:table-cell office:value-type="float" office:value="0.12539556962" calcext:value-type="float">
            <text:p>0.1253955696</text:p>
          </table:table-cell>
          <table:table-cell office:value-type="float" office:value="187346472" calcext:value-type="float">
            <text:p>187346472</text:p>
          </table:table-cell>
          <table:table-cell office:value-type="float" office:value="0.212520906188" calcext:value-type="float">
            <text:p>0.2125209062</text:p>
          </table:table-cell>
          <table:table-cell office:value-type="float" office:value="234398104" calcext:value-type="float">
            <text:p>234398104</text:p>
          </table:table-cell>
          <table:table-cell office:value-type="float" office:value="1.5356937799" calcext:value-type="float">
            <text:p>1.5356937799</text:p>
          </table:table-cell>
          <table:table-cell office:value-type="float" office:value="164304328" calcext:value-type="float">
            <text:p>164304328</text:p>
          </table:table-cell>
          <table:table-cell office:value-type="float" office:value="0.287764866712" calcext:value-type="float">
            <text:p>0.2877648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63304" calcext:value-type="float">
            <text:p>203463304</text:p>
          </table:table-cell>
          <table:table-cell office:value-type="float" office:value="0.256606397775" calcext:value-type="float">
            <text:p>0.2566063978</text:p>
          </table:table-cell>
          <table:table-cell office:value-type="float" office:value="218583944" calcext:value-type="float">
            <text:p>218583944</text:p>
          </table:table-cell>
          <table:table-cell office:value-type="float" office:value="0.0613848596571" calcext:value-type="float">
            <text:p>0.0613848597</text:p>
          </table:table-cell>
          <table:table-cell office:value-type="float" office:value="255771048" calcext:value-type="float">
            <text:p>255771048</text:p>
          </table:table-cell>
          <table:table-cell office:value-type="float" office:value="1.42237494007" calcext:value-type="float">
            <text:p>1.4223749401</text:p>
          </table:table-cell>
          <table:table-cell office:value-type="float" office:value="193197640" calcext:value-type="float">
            <text:p>193197640</text:p>
          </table:table-cell>
          <table:table-cell office:value-type="float" office:value="0.32859399684" calcext:value-type="float">
            <text:p>0.3285939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42136" calcext:value-type="float">
            <text:p>222842136</text:p>
          </table:table-cell>
          <table:table-cell office:value-type="float" office:value="0.258236865539" calcext:value-type="float">
            <text:p>0.2582368655</text:p>
          </table:table-cell>
          <table:table-cell office:value-type="float" office:value="224818040" calcext:value-type="float">
            <text:p>224818040</text:p>
          </table:table-cell>
          <table:table-cell office:value-type="float" office:value="2.43349263242" calcext:value-type="float">
            <text:p>2.4334926324</text:p>
          </table:table-cell>
          <table:table-cell office:value-type="float" office:value="255522024" calcext:value-type="float">
            <text:p>255522024</text:p>
          </table:table-cell>
          <table:table-cell office:value-type="float" office:value="0.441963212311" calcext:value-type="float">
            <text:p>0.4419632123</text:p>
          </table:table-cell>
          <table:table-cell office:value-type="float" office:value="214921864" calcext:value-type="float">
            <text:p>214921864</text:p>
          </table:table-cell>
          <table:table-cell office:value-type="float" office:value="0.320665083135" calcext:value-type="float">
            <text:p>0.320665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15224" calcext:value-type="float">
            <text:p>234415224</text:p>
          </table:table-cell>
          <table:table-cell office:value-type="float" office:value="1.8378243513" calcext:value-type="float">
            <text:p>1.8378243513</text:p>
          </table:table-cell>
          <table:table-cell office:value-type="float" office:value="242450440" calcext:value-type="float">
            <text:p>242450440</text:p>
          </table:table-cell>
          <table:table-cell office:value-type="float" office:value="0.149147121535" calcext:value-type="float">
            <text:p>0.1491471215</text:p>
          </table:table-cell>
          <table:table-cell office:value-type="float" office:value="179141080" calcext:value-type="float">
            <text:p>179141080</text:p>
          </table:table-cell>
          <table:table-cell office:value-type="float" office:value="0.124594612483" calcext:value-type="float">
            <text:p>0.1245946125</text:p>
          </table:table-cell>
          <table:table-cell office:value-type="float" office:value="229817592" calcext:value-type="float">
            <text:p>229817592</text:p>
          </table:table-cell>
          <table:table-cell office:value-type="float" office:value="0.316623821765" calcext:value-type="float">
            <text:p>0.3166238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86648" calcext:value-type="float">
            <text:p>247686648</text:p>
          </table:table-cell>
          <table:table-cell office:value-type="float" office:value="0.295157894737" calcext:value-type="float">
            <text:p>0.2951578947</text:p>
          </table:table-cell>
          <table:table-cell office:value-type="float" office:value="260908136" calcext:value-type="float">
            <text:p>260908136</text:p>
          </table:table-cell>
          <table:table-cell office:value-type="float" office:value="0.17067877438" calcext:value-type="float">
            <text:p>0.1706787744</text:p>
          </table:table-cell>
          <table:table-cell office:value-type="float" office:value="203615288" calcext:value-type="float">
            <text:p>203615288</text:p>
          </table:table-cell>
          <table:table-cell office:value-type="float" office:value="0.0155173465033" calcext:value-type="float">
            <text:p>0.0155173465</text:p>
          </table:table-cell>
          <table:table-cell office:value-type="float" office:value="241459656" calcext:value-type="float">
            <text:p>241459656</text:p>
          </table:table-cell>
          <table:table-cell office:value-type="float" office:value="0.272689425479" calcext:value-type="float">
            <text:p>0.2726894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67368" calcext:value-type="float">
            <text:p>258667368</text:p>
          </table:table-cell>
          <table:table-cell office:value-type="float" office:value="0.363523187053" calcext:value-type="float">
            <text:p>0.3635231871</text:p>
          </table:table-cell>
          <table:table-cell office:value-type="float" office:value="159846520" calcext:value-type="float">
            <text:p>159846520</text:p>
          </table:table-cell>
          <table:table-cell office:value-type="float" office:value="100" calcext:value-type="float">
            <text:p>100</text:p>
          </table:table-cell>
          <table:table-cell office:value-type="float" office:value="228065688" calcext:value-type="float">
            <text:p>228065688</text:p>
          </table:table-cell>
          <table:table-cell office:value-type="float" office:value="0.103834644025" calcext:value-type="float">
            <text:p>0.103834644</text:p>
          </table:table-cell>
          <table:table-cell office:value-type="float" office:value="253225512" calcext:value-type="float">
            <text:p>253225512</text:p>
          </table:table-cell>
          <table:table-cell office:value-type="float" office:value="2.36859876196" calcext:value-type="float">
            <text:p>2.368598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34056" calcext:value-type="float">
            <text:p>167934056</text:p>
          </table:table-cell>
          <table:table-cell office:value-type="float" office:value="2.4371761658" calcext:value-type="float">
            <text:p>2.4371761658</text:p>
          </table:table-cell>
          <table:table-cell office:value-type="float" office:value="182480760" calcext:value-type="float">
            <text:p>182480760</text:p>
          </table:table-cell>
          <table:table-cell office:value-type="float" office:value="0.093497847089" calcext:value-type="float">
            <text:p>0.0934978471</text:p>
          </table:table-cell>
          <table:table-cell office:value-type="float" office:value="234652952" calcext:value-type="float">
            <text:p>234652952</text:p>
          </table:table-cell>
          <table:table-cell office:value-type="float" office:value="0.513687457366" calcext:value-type="float">
            <text:p>0.5136874574</text:p>
          </table:table-cell>
          <table:table-cell office:value-type="float" office:value="262659480" calcext:value-type="float">
            <text:p>262659480</text:p>
          </table:table-cell>
          <table:table-cell office:value-type="float" office:value="0.273088023088" calcext:value-type="float">
            <text:p>0.2730880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48792" calcext:value-type="float">
            <text:p>191848792</text:p>
          </table:table-cell>
          <table:table-cell office:value-type="float" office:value="0.0549672213817" calcext:value-type="float">
            <text:p>0.0549672214</text:p>
          </table:table-cell>
          <table:table-cell office:value-type="float" office:value="221579464" calcext:value-type="float">
            <text:p>221579464</text:p>
          </table:table-cell>
          <table:table-cell office:value-type="float" office:value="0.104866964998" calcext:value-type="float">
            <text:p>0.104866965</text:p>
          </table:table-cell>
          <table:table-cell office:value-type="float" office:value="254199912" calcext:value-type="float">
            <text:p>254199912</text:p>
          </table:table-cell>
          <table:table-cell office:value-type="float" office:value="1.10317163014" calcext:value-type="float">
            <text:p>1.1031716301</text:p>
          </table:table-cell>
          <table:table-cell office:value-type="float" office:value="263303768" calcext:value-type="float">
            <text:p>263303768</text:p>
          </table:table-cell>
          <table:table-cell office:value-type="float" office:value="0.0236938031592" calcext:value-type="float">
            <text:p>0.0236938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06936" calcext:value-type="float">
            <text:p>211006936</text:p>
          </table:table-cell>
          <table:table-cell office:value-type="float" office:value="0.196730245232" calcext:value-type="float">
            <text:p>0.1967302452</text:p>
          </table:table-cell>
          <table:table-cell office:value-type="float" office:value="230038600" calcext:value-type="float">
            <text:p>230038600</text:p>
          </table:table-cell>
          <table:table-cell office:value-type="float" office:value="0.391597493878" calcext:value-type="float">
            <text:p>0.3915974939</text:p>
          </table:table-cell>
          <table:table-cell office:value-type="float" office:value="255856008" calcext:value-type="float">
            <text:p>255856008</text:p>
          </table:table-cell>
          <table:table-cell office:value-type="float" office:value="1.12702398197" calcext:value-type="float">
            <text:p>1.127023982</text:p>
          </table:table-cell>
          <table:table-cell office:value-type="float" office:value="162750568" calcext:value-type="float">
            <text:p>162750568</text:p>
          </table:table-cell>
          <table:table-cell office:value-type="float" office:value="0.00037170533904" calcext:value-type="float">
            <text:p>0.0003717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79976" calcext:value-type="float">
            <text:p>228179976</text:p>
          </table:table-cell>
          <table:table-cell office:value-type="float" office:value="1.40286975717" calcext:value-type="float">
            <text:p>1.4028697572</text:p>
          </table:table-cell>
          <table:table-cell office:value-type="float" office:value="233870664" calcext:value-type="float">
            <text:p>233870664</text:p>
          </table:table-cell>
          <table:table-cell office:value-type="float" office:value="1.06227169343" calcext:value-type="float">
            <text:p>1.0622716934</text:p>
          </table:table-cell>
          <table:table-cell office:value-type="float" office:value="279411368" calcext:value-type="float">
            <text:p>279411368</text:p>
          </table:table-cell>
          <table:table-cell office:value-type="float" office:value="68.2" calcext:value-type="float">
            <text:p>68.2</text:p>
          </table:table-cell>
          <table:table-cell office:value-type="float" office:value="162747992" calcext:value-type="float">
            <text:p>162747992</text:p>
          </table:table-cell>
          <table:table-cell office:value-type="float" office:value="0.00037170533904" calcext:value-type="float">
            <text:p>0.0003717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01096" calcext:value-type="float">
            <text:p>240801096</text:p>
          </table:table-cell>
          <table:table-cell office:value-type="float" office:value="1.04078303426" calcext:value-type="float">
            <text:p>1.0407830343</text:p>
          </table:table-cell>
          <table:table-cell office:value-type="float" office:value="258427736" calcext:value-type="float">
            <text:p>258427736</text:p>
          </table:table-cell>
          <table:table-cell office:value-type="float" office:value="0.97701112365" calcext:value-type="float">
            <text:p>0.9770111237</text:p>
          </table:table-cell>
          <table:table-cell office:value-type="float" office:value="274644808" calcext:value-type="float">
            <text:p>274644808</text:p>
          </table:table-cell>
          <table:table-cell office:value-type="float" office:value="0.967365900107" calcext:value-type="float">
            <text:p>0.9673659001</text:p>
          </table:table-cell>
          <table:table-cell office:value-type="float" office:value="166386712" calcext:value-type="float">
            <text:p>166386712</text:p>
          </table:table-cell>
          <table:table-cell office:value-type="float" office:value="0.0397756246813" calcext:value-type="float">
            <text:p>0.0397756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25976" calcext:value-type="float">
            <text:p>254225976</text:p>
          </table:table-cell>
          <table:table-cell office:value-type="float" office:value="0.905962190984" calcext:value-type="float">
            <text:p>0.905962191</text:p>
          </table:table-cell>
          <table:table-cell office:value-type="float" office:value="156972440" calcext:value-type="float">
            <text:p>156972440</text:p>
          </table:table-cell>
          <table:table-cell office:value-type="float" office:value="100" calcext:value-type="float">
            <text:p>100</text:p>
          </table:table-cell>
          <table:table-cell office:value-type="float" office:value="289093640" calcext:value-type="float">
            <text:p>289093640</text:p>
          </table:table-cell>
          <table:table-cell office:value-type="float" office:value="0.00128775226866" calcext:value-type="float">
            <text:p>0.0012877523</text:p>
          </table:table-cell>
          <table:table-cell office:value-type="float" office:value="186511128" calcext:value-type="float">
            <text:p>186511128</text:p>
          </table:table-cell>
          <table:table-cell office:value-type="float" office:value="0.0326887661142" calcext:value-type="float">
            <text:p>0.0326887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98728" calcext:value-type="float">
            <text:p>267598728</text:p>
          </table:table-cell>
          <table:table-cell office:value-type="float" office:value="1.65936863544" calcext:value-type="float">
            <text:p>1.6593686354</text:p>
          </table:table-cell>
          <table:table-cell office:value-type="float" office:value="178657672" calcext:value-type="float">
            <text:p>178657672</text:p>
          </table:table-cell>
          <table:table-cell office:value-type="float" office:value="0.157570456015" calcext:value-type="float">
            <text:p>0.157570456</text:p>
          </table:table-cell>
          <table:table-cell office:value-type="float" office:value="289093640" calcext:value-type="float">
            <text:p>289093640</text:p>
          </table:table-cell>
          <table:table-cell office:value-type="float" office:value="0.00128775226866" calcext:value-type="float">
            <text:p>0.0012877523</text:p>
          </table:table-cell>
          <table:table-cell office:value-type="float" office:value="199791384" calcext:value-type="float">
            <text:p>199791384</text:p>
          </table:table-cell>
          <table:table-cell office:value-type="float" office:value="2.76431424767" calcext:value-type="float">
            <text:p>2.7643142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72456" calcext:value-type="float">
            <text:p>183172456</text:p>
          </table:table-cell>
          <table:table-cell office:value-type="float" office:value="0.18743109151" calcext:value-type="float">
            <text:p>0.1874310915</text:p>
          </table:table-cell>
          <table:table-cell office:value-type="float" office:value="214074840" calcext:value-type="float">
            <text:p>214074840</text:p>
          </table:table-cell>
          <table:table-cell office:value-type="float" office:value="0.0545546218487" calcext:value-type="float">
            <text:p>0.0545546218</text:p>
          </table:table-cell>
          <table:table-cell office:value-type="float" office:value="180581856" calcext:value-type="float">
            <text:p>180581856</text:p>
          </table:table-cell>
          <table:table-cell office:value-type="float" office:value="0.00128775226866" calcext:value-type="float">
            <text:p>0.0012877523</text:p>
          </table:table-cell>
          <table:table-cell office:value-type="float" office:value="208718952" calcext:value-type="float">
            <text:p>208718952</text:p>
          </table:table-cell>
          <table:table-cell office:value-type="float" office:value="1.14835419564" calcext:value-type="float">
            <text:p>1.1483541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15096" calcext:value-type="float">
            <text:p>203215096</text:p>
          </table:table-cell>
          <table:table-cell office:value-type="float" office:value="46.7743467933" calcext:value-type="float">
            <text:p>46.7743467933</text:p>
          </table:table-cell>
          <table:table-cell office:value-type="float" office:value="228251032" calcext:value-type="float">
            <text:p>228251032</text:p>
          </table:table-cell>
          <table:table-cell office:value-type="float" office:value="0.559962406015" calcext:value-type="float">
            <text:p>0.559962406</text:p>
          </table:table-cell>
          <table:table-cell office:value-type="float" office:value="196527512" calcext:value-type="float">
            <text:p>196527512</text:p>
          </table:table-cell>
          <table:table-cell office:value-type="float" office:value="0.000285816609044" calcext:value-type="float">
            <text:p>0.0002858166</text:p>
          </table:table-cell>
          <table:table-cell office:value-type="float" office:value="219744792" calcext:value-type="float">
            <text:p>219744792</text:p>
          </table:table-cell>
          <table:table-cell office:value-type="float" office:value="1.33577405858" calcext:value-type="float">
            <text:p>1.3357740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51096" calcext:value-type="float">
            <text:p>222651096</text:p>
          </table:table-cell>
          <table:table-cell office:value-type="float" office:value="0.566093366093" calcext:value-type="float">
            <text:p>0.5660933661</text:p>
          </table:table-cell>
          <table:table-cell office:value-type="float" office:value="235442648" calcext:value-type="float">
            <text:p>235442648</text:p>
          </table:table-cell>
          <table:table-cell office:value-type="float" office:value="1.79641566377" calcext:value-type="float">
            <text:p>1.7964156638</text:p>
          </table:table-cell>
          <table:table-cell office:value-type="float" office:value="196527512" calcext:value-type="float">
            <text:p>196527512</text:p>
          </table:table-cell>
          <table:table-cell office:value-type="float" office:value="0.000285816609044" calcext:value-type="float">
            <text:p>0.0002858166</text:p>
          </table:table-cell>
          <table:table-cell office:value-type="float" office:value="232713720" calcext:value-type="float">
            <text:p>232713720</text:p>
          </table:table-cell>
          <table:table-cell office:value-type="float" office:value="1.2679558011" calcext:value-type="float">
            <text:p>1.2679558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35352" calcext:value-type="float">
            <text:p>234935352</text:p>
          </table:table-cell>
          <table:table-cell office:value-type="float" office:value="0.734234234234" calcext:value-type="float">
            <text:p>0.7342342342</text:p>
          </table:table-cell>
          <table:table-cell office:value-type="float" office:value="256266792" calcext:value-type="float">
            <text:p>256266792</text:p>
          </table:table-cell>
          <table:table-cell office:value-type="float" office:value="1.48846813648" calcext:value-type="float">
            <text:p>1.4884681365</text:p>
          </table:table-cell>
          <table:table-cell office:value-type="float" office:value="203181208" calcext:value-type="float">
            <text:p>203181208</text:p>
          </table:table-cell>
          <table:table-cell office:value-type="float" office:value="0.0237633365664" calcext:value-type="float">
            <text:p>0.0237633366</text:p>
          </table:table-cell>
          <table:table-cell office:value-type="float" office:value="244707912" calcext:value-type="float">
            <text:p>244707912</text:p>
          </table:table-cell>
          <table:table-cell office:value-type="float" office:value="1.01385452746" calcext:value-type="float">
            <text:p>1.013854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33912" calcext:value-type="float">
            <text:p>247533912</text:p>
          </table:table-cell>
          <table:table-cell office:value-type="float" office:value="0.527402402402" calcext:value-type="float">
            <text:p>0.5274024024</text:p>
          </table:table-cell>
          <table:table-cell office:value-type="float" office:value="247223832" calcext:value-type="float">
            <text:p>247223832</text:p>
          </table:table-cell>
          <table:table-cell office:value-type="float" office:value="100" calcext:value-type="float">
            <text:p>100</text:p>
          </table:table-cell>
          <table:table-cell office:value-type="float" office:value="219414168" calcext:value-type="float">
            <text:p>219414168</text:p>
          </table:table-cell>
          <table:table-cell office:value-type="float" office:value="0.619579794367" calcext:value-type="float">
            <text:p>0.6195797944</text:p>
          </table:table-cell>
          <table:table-cell office:value-type="float" office:value="231720760" calcext:value-type="float">
            <text:p>231720760</text:p>
          </table:table-cell>
          <table:table-cell office:value-type="float" office:value="0.160533333333" calcext:value-type="float">
            <text:p>0.1605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67944" calcext:value-type="float">
            <text:p>259267944</text:p>
          </table:table-cell>
          <table:table-cell office:value-type="float" office:value="1.27764480613" calcext:value-type="float">
            <text:p>1.2776448061</text:p>
          </table:table-cell>
          <table:table-cell office:value-type="float" office:value="179287032" calcext:value-type="float">
            <text:p>179287032</text:p>
          </table:table-cell>
          <table:table-cell office:value-type="float" office:value="0.0133314333666" calcext:value-type="float">
            <text:p>0.0133314334</text:p>
          </table:table-cell>
          <table:table-cell office:value-type="float" office:value="232216440" calcext:value-type="float">
            <text:p>232216440</text:p>
          </table:table-cell>
          <table:table-cell office:value-type="float" office:value="0.538028169014" calcext:value-type="float">
            <text:p>0.538028169</text:p>
          </table:table-cell>
          <table:table-cell office:value-type="float" office:value="252399240" calcext:value-type="float">
            <text:p>252399240</text:p>
          </table:table-cell>
          <table:table-cell office:value-type="float" office:value="0.851888667992" calcext:value-type="float">
            <text:p>0.851888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84328" calcext:value-type="float">
            <text:p>171684328</text:p>
          </table:table-cell>
          <table:table-cell office:value-type="float" office:value="0.259426847662" calcext:value-type="float">
            <text:p>0.2594268477</text:p>
          </table:table-cell>
          <table:table-cell office:value-type="float" office:value="196421032" calcext:value-type="float">
            <text:p>196421032</text:p>
          </table:table-cell>
          <table:table-cell office:value-type="float" office:value="0.186532340307" calcext:value-type="float">
            <text:p>0.1865323403</text:p>
          </table:table-cell>
          <table:table-cell office:value-type="float" office:value="244231368" calcext:value-type="float">
            <text:p>244231368</text:p>
          </table:table-cell>
          <table:table-cell office:value-type="float" office:value="1.77827799662" calcext:value-type="float">
            <text:p>1.7782779966</text:p>
          </table:table-cell>
          <table:table-cell office:value-type="float" office:value="252984008" calcext:value-type="float">
            <text:p>252984008</text:p>
          </table:table-cell>
          <table:table-cell office:value-type="float" office:value="0.0194666666667" calcext:value-type="float">
            <text:p>0.0194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81496" calcext:value-type="float">
            <text:p>197481496</text:p>
          </table:table-cell>
          <table:table-cell office:value-type="float" office:value="0.102022058824" calcext:value-type="float">
            <text:p>0.1020220588</text:p>
          </table:table-cell>
          <table:table-cell office:value-type="float" office:value="229103416" calcext:value-type="float">
            <text:p>229103416</text:p>
          </table:table-cell>
          <table:table-cell office:value-type="float" office:value="0.00314117852365" calcext:value-type="float">
            <text:p>0.0031411785</text:p>
          </table:table-cell>
          <table:table-cell office:value-type="float" office:value="254629848" calcext:value-type="float">
            <text:p>254629848</text:p>
          </table:table-cell>
          <table:table-cell office:value-type="float" office:value="1.81132756133" calcext:value-type="float">
            <text:p>1.8113275613</text:p>
          </table:table-cell>
          <table:table-cell office:value-type="float" office:value="175546640" calcext:value-type="float">
            <text:p>175546640</text:p>
          </table:table-cell>
          <table:table-cell office:value-type="float" office:value="0.000701630381115" calcext:value-type="float">
            <text:p>0.0007016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33688" calcext:value-type="float">
            <text:p>217433688</text:p>
          </table:table-cell>
          <table:table-cell office:value-type="float" office:value="1.44941307993" calcext:value-type="float">
            <text:p>1.4494130799</text:p>
          </table:table-cell>
          <table:table-cell office:value-type="float" office:value="245161880" calcext:value-type="float">
            <text:p>245161880</text:p>
          </table:table-cell>
          <table:table-cell office:value-type="float" office:value="0.0167952263135" calcext:value-type="float">
            <text:p>0.0167952263</text:p>
          </table:table-cell>
          <table:table-cell office:value-type="float" office:value="267961464" calcext:value-type="float">
            <text:p>267961464</text:p>
          </table:table-cell>
          <table:table-cell office:value-type="float" office:value="1.88181818182" calcext:value-type="float">
            <text:p>1.8818181818</text:p>
          </table:table-cell>
          <table:table-cell office:value-type="float" office:value="175442456" calcext:value-type="float">
            <text:p>175442456</text:p>
          </table:table-cell>
          <table:table-cell office:value-type="float" office:value="0.000701630381115" calcext:value-type="float">
            <text:p>0.0007016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02600" calcext:value-type="float">
            <text:p>229302600</text:p>
          </table:table-cell>
          <table:table-cell office:value-type="float" office:value="0.990343995172" calcext:value-type="float">
            <text:p>0.9903439952</text:p>
          </table:table-cell>
          <table:table-cell office:value-type="float" office:value="253054824" calcext:value-type="float">
            <text:p>253054824</text:p>
          </table:table-cell>
          <table:table-cell office:value-type="float" office:value="2.52101556709" calcext:value-type="float">
            <text:p>2.5210155671</text:p>
          </table:table-cell>
          <table:table-cell office:value-type="float" office:value="184146952" calcext:value-type="float">
            <text:p>184146952</text:p>
          </table:table-cell>
          <table:table-cell office:value-type="float" office:value="0.205513784461" calcext:value-type="float">
            <text:p>0.2055137845</text:p>
          </table:table-cell>
          <table:table-cell office:value-type="float" office:value="175442456" calcext:value-type="float">
            <text:p>175442456</text:p>
          </table:table-cell>
          <table:table-cell office:value-type="float" office:value="0.431034482759" calcext:value-type="float">
            <text:p>0.4310344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19912" calcext:value-type="float">
            <text:p>242019912</text:p>
          </table:table-cell>
          <table:table-cell office:value-type="float" office:value="1.0294426919" calcext:value-type="float">
            <text:p>1.0294426919</text:p>
          </table:table-cell>
          <table:table-cell office:value-type="float" office:value="255970568" calcext:value-type="float">
            <text:p>255970568</text:p>
          </table:table-cell>
          <table:table-cell office:value-type="float" office:value="0.0219245753864" calcext:value-type="float">
            <text:p>0.0219245754</text:p>
          </table:table-cell>
          <table:table-cell office:value-type="float" office:value="203458360" calcext:value-type="float">
            <text:p>203458360</text:p>
          </table:table-cell>
          <table:table-cell office:value-type="float" office:value="0.403633491311" calcext:value-type="float">
            <text:p>0.4036334913</text:p>
          </table:table-cell>
          <table:table-cell office:value-type="float" office:value="197185224" calcext:value-type="float">
            <text:p>197185224</text:p>
          </table:table-cell>
          <table:table-cell office:value-type="float" office:value="0.0404577033102" calcext:value-type="float">
            <text:p>0.0404577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85448" calcext:value-type="float">
            <text:p>253985448</text:p>
          </table:table-cell>
          <table:table-cell office:value-type="float" office:value="1.08367228356" calcext:value-type="float">
            <text:p>1.0836722836</text:p>
          </table:table-cell>
          <table:table-cell office:value-type="float" office:value="281598712" calcext:value-type="float">
            <text:p>281598712</text:p>
          </table:table-cell>
          <table:table-cell office:value-type="float" office:value="0.183653387405" calcext:value-type="float">
            <text:p>0.1836533874</text:p>
          </table:table-cell>
          <table:table-cell office:value-type="float" office:value="225598056" calcext:value-type="float">
            <text:p>225598056</text:p>
          </table:table-cell>
          <table:table-cell office:value-type="float" office:value="0.0390350877193" calcext:value-type="float">
            <text:p>0.0390350877</text:p>
          </table:table-cell>
          <table:table-cell office:value-type="float" office:value="207083832" calcext:value-type="float">
            <text:p>207083832</text:p>
          </table:table-cell>
          <table:table-cell office:value-type="float" office:value="0.310595065312" calcext:value-type="float">
            <text:p>0.3105950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93096" calcext:value-type="float">
            <text:p>266693096</text:p>
          </table:table-cell>
          <table:table-cell office:value-type="float" office:value="1.00051706308" calcext:value-type="float">
            <text:p>1.0005170631</text:p>
          </table:table-cell>
          <table:table-cell office:value-type="float" office:value="194166456" calcext:value-type="float">
            <text:p>194166456</text:p>
          </table:table-cell>
          <table:table-cell office:value-type="float" office:value="0.78976979457" calcext:value-type="float">
            <text:p>0.7897697946</text:p>
          </table:table-cell>
          <table:table-cell office:value-type="float" office:value="238600968" calcext:value-type="float">
            <text:p>238600968</text:p>
          </table:table-cell>
          <table:table-cell office:value-type="float" office:value="0.0319488817891" calcext:value-type="float">
            <text:p>0.0319488818</text:p>
          </table:table-cell>
          <table:table-cell office:value-type="float" office:value="217899912" calcext:value-type="float">
            <text:p>217899912</text:p>
          </table:table-cell>
          <table:table-cell office:value-type="float" office:value="0.358720144209" calcext:value-type="float">
            <text:p>0.3587201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99048" calcext:value-type="float">
            <text:p>190699048</text:p>
          </table:table-cell>
          <table:table-cell office:value-type="float" office:value="0.137742416708" calcext:value-type="float">
            <text:p>0.1377424167</text:p>
          </table:table-cell>
          <table:table-cell office:value-type="float" office:value="218075192" calcext:value-type="float">
            <text:p>218075192</text:p>
          </table:table-cell>
          <table:table-cell office:value-type="float" office:value="0.0616658842465" calcext:value-type="float">
            <text:p>0.0616658842</text:p>
          </table:table-cell>
          <table:table-cell office:value-type="float" office:value="249701544" calcext:value-type="float">
            <text:p>249701544</text:p>
          </table:table-cell>
          <table:table-cell office:value-type="float" office:value="0.0448065173116" calcext:value-type="float">
            <text:p>0.0448065173</text:p>
          </table:table-cell>
          <table:table-cell office:value-type="float" office:value="230170008" calcext:value-type="float">
            <text:p>230170008</text:p>
          </table:table-cell>
          <table:table-cell office:value-type="float" office:value="2.18273211118" calcext:value-type="float">
            <text:p>2.1827321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40296" calcext:value-type="float">
            <text:p>216440296</text:p>
          </table:table-cell>
          <table:table-cell office:value-type="float" office:value="0.140683430045" calcext:value-type="float">
            <text:p>0.14068343</text:p>
          </table:table-cell>
          <table:table-cell office:value-type="float" office:value="243210824" calcext:value-type="float">
            <text:p>243210824</text:p>
          </table:table-cell>
          <table:table-cell office:value-type="float" office:value="0.620637979019" calcext:value-type="float">
            <text:p>0.620637979</text:p>
          </table:table-cell>
          <table:table-cell office:value-type="float" office:value="252983096" calcext:value-type="float">
            <text:p>252983096</text:p>
          </table:table-cell>
          <table:table-cell office:value-type="float" office:value="0.0248313917842" calcext:value-type="float">
            <text:p>0.0248313918</text:p>
          </table:table-cell>
          <table:table-cell office:value-type="float" office:value="243893544" calcext:value-type="float">
            <text:p>243893544</text:p>
          </table:table-cell>
          <table:table-cell office:value-type="float" office:value="0.446292134831" calcext:value-type="float">
            <text:p>0.4462921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85576" calcext:value-type="float">
            <text:p>233985576</text:p>
          </table:table-cell>
          <table:table-cell office:value-type="float" office:value="0.0313399067065" calcext:value-type="float">
            <text:p>0.0313399067</text:p>
          </table:table-cell>
          <table:table-cell office:value-type="float" office:value="252845288" calcext:value-type="float">
            <text:p>252845288</text:p>
          </table:table-cell>
          <table:table-cell office:value-type="float" office:value="0.624439954318" calcext:value-type="float">
            <text:p>0.6244399543</text:p>
          </table:table-cell>
          <table:table-cell office:value-type="float" office:value="152320136" calcext:value-type="float">
            <text:p>152320136</text:p>
          </table:table-cell>
          <table:table-cell office:value-type="float" office:value="0.0248313917842" calcext:value-type="float">
            <text:p>0.0248313918</text:p>
          </table:table-cell>
          <table:table-cell office:value-type="float" office:value="256572984" calcext:value-type="float">
            <text:p>256572984</text:p>
          </table:table-cell>
          <table:table-cell office:value-type="float" office:value="1.66680602007" calcext:value-type="float">
            <text:p>1.6668060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39016" calcext:value-type="float">
            <text:p>236639016</text:p>
          </table:table-cell>
          <table:table-cell office:value-type="float" office:value="3.01659733424" calcext:value-type="float">
            <text:p>3.0165973342</text:p>
          </table:table-cell>
          <table:table-cell office:value-type="float" office:value="260006840" calcext:value-type="float">
            <text:p>260006840</text:p>
          </table:table-cell>
          <table:table-cell office:value-type="float" office:value="1.85111644215" calcext:value-type="float">
            <text:p>1.8511164422</text:p>
          </table:table-cell>
          <table:table-cell office:value-type="float" office:value="153351608" calcext:value-type="float">
            <text:p>153351608</text:p>
          </table:table-cell>
          <table:table-cell office:value-type="float" office:value="0.000434643239396" calcext:value-type="float">
            <text:p>0.0004346432</text:p>
          </table:table-cell>
          <table:table-cell office:value-type="float" office:value="262029960" calcext:value-type="float">
            <text:p>262029960</text:p>
          </table:table-cell>
          <table:table-cell office:value-type="float" office:value="1.14933333333" calcext:value-type="float">
            <text:p>1.149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68760" calcext:value-type="float">
            <text:p>253568760</text:p>
          </table:table-cell>
          <table:table-cell office:value-type="float" office:value="0.0287032955636" calcext:value-type="float">
            <text:p>0.0287032956</text:p>
          </table:table-cell>
          <table:table-cell office:value-type="float" office:value="152195176" calcext:value-type="float">
            <text:p>152195176</text:p>
          </table:table-cell>
          <table:table-cell office:value-type="float" office:value="0.327377284863" calcext:value-type="float">
            <text:p>0.3273772849</text:p>
          </table:table-cell>
          <table:table-cell office:value-type="float" office:value="157687240" calcext:value-type="float">
            <text:p>157687240</text:p>
          </table:table-cell>
          <table:table-cell office:value-type="float" office:value="0.0371775417299" calcext:value-type="float">
            <text:p>0.0371775417</text:p>
          </table:table-cell>
          <table:table-cell office:value-type="float" office:value="267763512" calcext:value-type="float">
            <text:p>267763512</text:p>
          </table:table-cell>
          <table:table-cell office:value-type="float" office:value="0.276427061311" calcext:value-type="float">
            <text:p>0.2764270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13528" calcext:value-type="float">
            <text:p>272413528</text:p>
          </table:table-cell>
          <table:table-cell office:value-type="float" office:value="27.5820895522" calcext:value-type="float">
            <text:p>27.5820895522</text:p>
          </table:table-cell>
          <table:table-cell office:value-type="float" office:value="179788296" calcext:value-type="float">
            <text:p>179788296</text:p>
          </table:table-cell>
          <table:table-cell office:value-type="float" office:value="0.231156416547" calcext:value-type="float">
            <text:p>0.2311564165</text:p>
          </table:table-cell>
          <table:table-cell office:value-type="float" office:value="175980072" calcext:value-type="float">
            <text:p>175980072</text:p>
          </table:table-cell>
          <table:table-cell office:value-type="float" office:value="0.0354017501989" calcext:value-type="float">
            <text:p>0.0354017502</text:p>
          </table:table-cell>
          <table:table-cell office:value-type="float" office:value="268457768" calcext:value-type="float">
            <text:p>268457768</text:p>
          </table:table-cell>
          <table:table-cell office:value-type="float" office:value="0.0143415906128" calcext:value-type="float">
            <text:p>0.0143415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94616" calcext:value-type="float">
            <text:p>184594616</text:p>
          </table:table-cell>
          <table:table-cell office:value-type="float" office:value="0.134258418395" calcext:value-type="float">
            <text:p>0.1342584184</text:p>
          </table:table-cell>
          <table:table-cell office:value-type="float" office:value="205766808" calcext:value-type="float">
            <text:p>205766808</text:p>
          </table:table-cell>
          <table:table-cell office:value-type="float" office:value="0.0135584324703" calcext:value-type="float">
            <text:p>0.0135584325</text:p>
          </table:table-cell>
          <table:table-cell office:value-type="float" office:value="189024984" calcext:value-type="float">
            <text:p>189024984</text:p>
          </table:table-cell>
          <table:table-cell office:value-type="float" office:value="0.047138047138" calcext:value-type="float">
            <text:p>0.0471380471</text:p>
          </table:table-cell>
          <table:table-cell office:value-type="float" office:value="176179672" calcext:value-type="float">
            <text:p>176179672</text:p>
          </table:table-cell>
          <table:table-cell office:value-type="float" office:value="0.0143415906128" calcext:value-type="float">
            <text:p>0.0143415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14216" calcext:value-type="float">
            <text:p>194814216</text:p>
          </table:table-cell>
          <table:table-cell office:value-type="float" office:value="0.179611650485" calcext:value-type="float">
            <text:p>0.1796116505</text:p>
          </table:table-cell>
          <table:table-cell office:value-type="float" office:value="230392392" calcext:value-type="float">
            <text:p>230392392</text:p>
          </table:table-cell>
          <table:table-cell office:value-type="float" office:value="0.121381551767" calcext:value-type="float">
            <text:p>0.1213815518</text:p>
          </table:table-cell>
          <table:table-cell office:value-type="float" office:value="201213240" calcext:value-type="float">
            <text:p>201213240</text:p>
          </table:table-cell>
          <table:table-cell office:value-type="float" office:value="3.01348617667" calcext:value-type="float">
            <text:p>3.0134861767</text:p>
          </table:table-cell>
          <table:table-cell office:value-type="float" office:value="176177096" calcext:value-type="float">
            <text:p>176177096</text:p>
          </table:table-cell>
          <table:table-cell office:value-type="float" office:value="0.000421403116302" calcext:value-type="float">
            <text:p>0.0004214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16696" calcext:value-type="float">
            <text:p>218016696</text:p>
          </table:table-cell>
          <table:table-cell office:value-type="float" office:value="0.80037817396" calcext:value-type="float">
            <text:p>0.800378174</text:p>
          </table:table-cell>
          <table:table-cell office:value-type="float" office:value="241250744" calcext:value-type="float">
            <text:p>241250744</text:p>
          </table:table-cell>
          <table:table-cell office:value-type="float" office:value="0.121524259822" calcext:value-type="float">
            <text:p>0.1215242598</text:p>
          </table:table-cell>
          <table:table-cell office:value-type="float" office:value="211902024" calcext:value-type="float">
            <text:p>211902024</text:p>
          </table:table-cell>
          <table:table-cell office:value-type="float" office:value="1.02389425521" calcext:value-type="float">
            <text:p>1.0238942552</text:p>
          </table:table-cell>
          <table:table-cell office:value-type="float" office:value="176836376" calcext:value-type="float">
            <text:p>176836376</text:p>
          </table:table-cell>
          <table:table-cell office:value-type="float" office:value="0.000645846690972" calcext:value-type="float">
            <text:p>0.0006458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99528" calcext:value-type="float">
            <text:p>241599528</text:p>
          </table:table-cell>
          <table:table-cell office:value-type="float" office:value="1.94173854848" calcext:value-type="float">
            <text:p>1.9417385485</text:p>
          </table:table-cell>
          <table:table-cell office:value-type="float" office:value="252021800" calcext:value-type="float">
            <text:p>252021800</text:p>
          </table:table-cell>
          <table:table-cell office:value-type="float" office:value="0.128020939363" calcext:value-type="float">
            <text:p>0.1280209394</text:p>
          </table:table-cell>
          <table:table-cell office:value-type="float" office:value="225078072" calcext:value-type="float">
            <text:p>225078072</text:p>
          </table:table-cell>
          <table:table-cell office:value-type="float" office:value="1.0105764146" calcext:value-type="float">
            <text:p>1.0105764146</text:p>
          </table:table-cell>
          <table:table-cell office:value-type="float" office:value="200571480" calcext:value-type="float">
            <text:p>200571480</text:p>
          </table:table-cell>
          <table:table-cell office:value-type="float" office:value="0.0326329906124" calcext:value-type="float">
            <text:p>0.0326329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12392" calcext:value-type="float">
            <text:p>239512392</text:p>
          </table:table-cell>
          <table:table-cell office:value-type="float" office:value="0.486733650202" calcext:value-type="float">
            <text:p>0.4867336502</text:p>
          </table:table-cell>
          <table:table-cell office:value-type="float" office:value="153467576" calcext:value-type="float">
            <text:p>153467576</text:p>
          </table:table-cell>
          <table:table-cell office:value-type="float" office:value="0.267127205526" calcext:value-type="float">
            <text:p>0.2671272055</text:p>
          </table:table-cell>
          <table:table-cell office:value-type="float" office:value="202282120" calcext:value-type="float">
            <text:p>202282120</text:p>
          </table:table-cell>
          <table:table-cell office:value-type="float" office:value="0.220954356846" calcext:value-type="float">
            <text:p>0.2209543568</text:p>
          </table:table-cell>
          <table:table-cell office:value-type="float" office:value="210122856" calcext:value-type="float">
            <text:p>210122856</text:p>
          </table:table-cell>
          <table:table-cell office:value-type="float" office:value="1.21692439863" calcext:value-type="float">
            <text:p>1.2169243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20856" calcext:value-type="float">
            <text:p>263320856</text:p>
          </table:table-cell>
          <table:table-cell office:value-type="float" office:value="0.0278299027108" calcext:value-type="float">
            <text:p>0.0278299027</text:p>
          </table:table-cell>
          <table:table-cell office:value-type="float" office:value="184935976" calcext:value-type="float">
            <text:p>184935976</text:p>
          </table:table-cell>
          <table:table-cell office:value-type="float" office:value="0.147959605993" calcext:value-type="float">
            <text:p>0.147959606</text:p>
          </table:table-cell>
          <table:table-cell office:value-type="float" office:value="225335576" calcext:value-type="float">
            <text:p>225335576</text:p>
          </table:table-cell>
          <table:table-cell office:value-type="float" office:value="0.262247838617" calcext:value-type="float">
            <text:p>0.2622478386</text:p>
          </table:table-cell>
          <table:table-cell office:value-type="float" office:value="221350296" calcext:value-type="float">
            <text:p>221350296</text:p>
          </table:table-cell>
          <table:table-cell office:value-type="float" office:value="1.50361944157" calcext:value-type="float">
            <text:p>1.5036194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11976" calcext:value-type="float">
            <text:p>181711976</text:p>
          </table:table-cell>
          <table:table-cell office:value-type="float" office:value="0.0278299027108" calcext:value-type="float">
            <text:p>0.0278299027</text:p>
          </table:table-cell>
          <table:table-cell office:value-type="float" office:value="203582712" calcext:value-type="float">
            <text:p>203582712</text:p>
          </table:table-cell>
          <table:table-cell office:value-type="float" office:value="0.0638902468834" calcext:value-type="float">
            <text:p>0.0638902469</text:p>
          </table:table-cell>
          <table:table-cell office:value-type="float" office:value="244357944" calcext:value-type="float">
            <text:p>244357944</text:p>
          </table:table-cell>
          <table:table-cell office:value-type="float" office:value="0.396943231441" calcext:value-type="float">
            <text:p>0.3969432314</text:p>
          </table:table-cell>
          <table:table-cell office:value-type="float" office:value="233248152" calcext:value-type="float">
            <text:p>233248152</text:p>
          </table:table-cell>
          <table:table-cell office:value-type="float" office:value="1.39050701187" calcext:value-type="float">
            <text:p>1.3905070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95288" calcext:value-type="float">
            <text:p>188095288</text:p>
          </table:table-cell>
          <table:table-cell office:value-type="float" office:value="0.124951149323" calcext:value-type="float">
            <text:p>0.1249511493</text:p>
          </table:table-cell>
          <table:table-cell office:value-type="float" office:value="228878360" calcext:value-type="float">
            <text:p>228878360</text:p>
          </table:table-cell>
          <table:table-cell office:value-type="float" office:value="0.748157755114" calcext:value-type="float">
            <text:p>0.7481577551</text:p>
          </table:table-cell>
          <table:table-cell office:value-type="float" office:value="257433336" calcext:value-type="float">
            <text:p>257433336</text:p>
          </table:table-cell>
          <table:table-cell office:value-type="float" office:value="0.313286713287" calcext:value-type="float">
            <text:p>0.3132867133</text:p>
          </table:table-cell>
          <table:table-cell office:value-type="float" office:value="246056664" calcext:value-type="float">
            <text:p>246056664</text:p>
          </table:table-cell>
          <table:table-cell office:value-type="float" office:value="1.31707317073" calcext:value-type="float">
            <text:p>1.3170731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60792" calcext:value-type="float">
            <text:p>212160792</text:p>
          </table:table-cell>
          <table:table-cell office:value-type="float" office:value="0.0250686071968" calcext:value-type="float">
            <text:p>0.0250686072</text:p>
          </table:table-cell>
          <table:table-cell office:value-type="float" office:value="234723624" calcext:value-type="float">
            <text:p>234723624</text:p>
          </table:table-cell>
          <table:table-cell office:value-type="float" office:value="1.27271350697" calcext:value-type="float">
            <text:p>1.272713507</text:p>
          </table:table-cell>
          <table:table-cell office:value-type="float" office:value="263301848" calcext:value-type="float">
            <text:p>263301848</text:p>
          </table:table-cell>
          <table:table-cell office:value-type="float" office:value="0.0279783393502" calcext:value-type="float">
            <text:p>0.0279783394</text:p>
          </table:table-cell>
          <table:table-cell office:value-type="float" office:value="259159944" calcext:value-type="float">
            <text:p>259159944</text:p>
          </table:table-cell>
          <table:table-cell office:value-type="float" office:value="0.956434651978" calcext:value-type="float">
            <text:p>0.956434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72968" calcext:value-type="float">
            <text:p>233072968</text:p>
          </table:table-cell>
          <table:table-cell office:value-type="float" office:value="0.21186059584" calcext:value-type="float">
            <text:p>0.2118605958</text:p>
          </table:table-cell>
          <table:table-cell office:value-type="float" office:value="253168648" calcext:value-type="float">
            <text:p>253168648</text:p>
          </table:table-cell>
          <table:table-cell office:value-type="float" office:value="1.46695056471" calcext:value-type="float">
            <text:p>1.4669505647</text:p>
          </table:table-cell>
          <table:table-cell office:value-type="float" office:value="263301848" calcext:value-type="float">
            <text:p>263301848</text:p>
          </table:table-cell>
          <table:table-cell office:value-type="float" office:value="0.0279783393502" calcext:value-type="float">
            <text:p>0.0279783394</text:p>
          </table:table-cell>
          <table:table-cell office:value-type="float" office:value="268869048" calcext:value-type="float">
            <text:p>268869048</text:p>
          </table:table-cell>
          <table:table-cell office:value-type="float" office:value="2.46655610835" calcext:value-type="float">
            <text:p>2.4665561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89448" calcext:value-type="float">
            <text:p>241789448</text:p>
          </table:table-cell>
          <table:table-cell office:value-type="float" office:value="0.224283305228" calcext:value-type="float">
            <text:p>0.2242833052</text:p>
          </table:table-cell>
          <table:table-cell office:value-type="float" office:value="243252872" calcext:value-type="float">
            <text:p>243252872</text:p>
          </table:table-cell>
          <table:table-cell office:value-type="float" office:value="100" calcext:value-type="float">
            <text:p>100</text:p>
          </table:table-cell>
          <table:table-cell office:value-type="float" office:value="196188632" calcext:value-type="float">
            <text:p>196188632</text:p>
          </table:table-cell>
          <table:table-cell office:value-type="float" office:value="0.000358138232175" calcext:value-type="float">
            <text:p>0.0003581382</text:p>
          </table:table-cell>
          <table:table-cell office:value-type="float" office:value="265358936" calcext:value-type="float">
            <text:p>265358936</text:p>
          </table:table-cell>
          <table:table-cell office:value-type="float" office:value="0.0262837249782" calcext:value-type="float">
            <text:p>0.026283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66808" calcext:value-type="float">
            <text:p>247066808</text:p>
          </table:table-cell>
          <table:table-cell office:value-type="float" office:value="2.42943421394" calcext:value-type="float">
            <text:p>2.4294342139</text:p>
          </table:table-cell>
          <table:table-cell office:value-type="float" office:value="187984968" calcext:value-type="float">
            <text:p>187984968</text:p>
          </table:table-cell>
          <table:table-cell office:value-type="float" office:value="0.220751415337" calcext:value-type="float">
            <text:p>0.2207514153</text:p>
          </table:table-cell>
          <table:table-cell office:value-type="float" office:value="196188632" calcext:value-type="float">
            <text:p>196188632</text:p>
          </table:table-cell>
          <table:table-cell office:value-type="float" office:value="0.000358138232175" calcext:value-type="float">
            <text:p>0.0003581382</text:p>
          </table:table-cell>
          <table:table-cell office:value-type="float" office:value="265358936" calcext:value-type="float">
            <text:p>265358936</text:p>
          </table:table-cell>
          <table:table-cell office:value-type="float" office:value="0.0262837249782" calcext:value-type="float">
            <text:p>0.026283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41672" calcext:value-type="float">
            <text:p>269041672</text:p>
          </table:table-cell>
          <table:table-cell office:value-type="float" office:value="20.3064516129" calcext:value-type="float">
            <text:p>20.3064516129</text:p>
          </table:table-cell>
          <table:table-cell office:value-type="float" office:value="217374904" calcext:value-type="float">
            <text:p>217374904</text:p>
          </table:table-cell>
          <table:table-cell office:value-type="float" office:value="0.0337740500048" calcext:value-type="float">
            <text:p>0.03377405</text:p>
          </table:table-cell>
          <table:table-cell office:value-type="float" office:value="196188632" calcext:value-type="float">
            <text:p>196188632</text:p>
          </table:table-cell>
          <table:table-cell office:value-type="float" office:value="0.391762452107" calcext:value-type="float">
            <text:p>0.3917624521</text:p>
          </table:table-cell>
          <table:table-cell office:value-type="float" office:value="172347176" calcext:value-type="float">
            <text:p>172347176</text:p>
          </table:table-cell>
          <table:table-cell office:value-type="float" office:value="0.000520370993909" calcext:value-type="float">
            <text:p>0.000520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21512" calcext:value-type="float">
            <text:p>202421512</text:p>
          </table:table-cell>
          <table:table-cell office:value-type="float" office:value="0.0462946348466" calcext:value-type="float">
            <text:p>0.0462946348</text:p>
          </table:table-cell>
          <table:table-cell office:value-type="float" office:value="229518424" calcext:value-type="float">
            <text:p>229518424</text:p>
          </table:table-cell>
          <table:table-cell office:value-type="float" office:value="0.291822755004" calcext:value-type="float">
            <text:p>0.291822755</text:p>
          </table:table-cell>
          <table:table-cell office:value-type="float" office:value="214523896" calcext:value-type="float">
            <text:p>214523896</text:p>
          </table:table-cell>
          <table:table-cell office:value-type="float" office:value="0.0729401170644" calcext:value-type="float">
            <text:p>0.0729401171</text:p>
          </table:table-cell>
          <table:table-cell office:value-type="float" office:value="172347176" calcext:value-type="float">
            <text:p>172347176</text:p>
          </table:table-cell>
          <table:table-cell office:value-type="float" office:value="0.000520370993909" calcext:value-type="float">
            <text:p>0.000520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29336" calcext:value-type="float">
            <text:p>205829336</text:p>
          </table:table-cell>
          <table:table-cell office:value-type="float" office:value="0.00623338003603" calcext:value-type="float">
            <text:p>0.00623338</text:p>
          </table:table-cell>
          <table:table-cell office:value-type="float" office:value="233121112" calcext:value-type="float">
            <text:p>233121112</text:p>
          </table:table-cell>
          <table:table-cell office:value-type="float" office:value="2.19277608635" calcext:value-type="float">
            <text:p>2.1927760864</text:p>
          </table:table-cell>
          <table:table-cell office:value-type="float" office:value="227209656" calcext:value-type="float">
            <text:p>227209656</text:p>
          </table:table-cell>
          <table:table-cell office:value-type="float" office:value="0.146401985112" calcext:value-type="float">
            <text:p>0.1464019851</text:p>
          </table:table-cell>
          <table:table-cell office:value-type="float" office:value="187980616" calcext:value-type="float">
            <text:p>187980616</text:p>
          </table:table-cell>
          <table:table-cell office:value-type="float" office:value="0.347687400319" calcext:value-type="float">
            <text:p>0.3476874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61704" calcext:value-type="float">
            <text:p>228261704</text:p>
          </table:table-cell>
          <table:table-cell office:value-type="float" office:value="0.00510987712665" calcext:value-type="float">
            <text:p>0.0051098771</text:p>
          </table:table-cell>
          <table:table-cell office:value-type="float" office:value="256369736" calcext:value-type="float">
            <text:p>256369736</text:p>
          </table:table-cell>
          <table:table-cell office:value-type="float" office:value="0.299830193256" calcext:value-type="float">
            <text:p>0.2998301933</text:p>
          </table:table-cell>
          <table:table-cell office:value-type="float" office:value="239140344" calcext:value-type="float">
            <text:p>239140344</text:p>
          </table:table-cell>
          <table:table-cell office:value-type="float" office:value="0.150080515298" calcext:value-type="float">
            <text:p>0.1500805153</text:p>
          </table:table-cell>
          <table:table-cell office:value-type="float" office:value="202480392" calcext:value-type="float">
            <text:p>202480392</text:p>
          </table:table-cell>
          <table:table-cell office:value-type="float" office:value="0.0648185894823" calcext:value-type="float">
            <text:p>0.0648185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47720" calcext:value-type="float">
            <text:p>250747720</text:p>
          </table:table-cell>
          <table:table-cell office:value-type="float" office:value="0.03411689624" calcext:value-type="float">
            <text:p>0.0341168962</text:p>
          </table:table-cell>
          <table:table-cell office:value-type="float" office:value="154132040" calcext:value-type="float">
            <text:p>154132040</text:p>
          </table:table-cell>
          <table:table-cell office:value-type="float" office:value="100" calcext:value-type="float">
            <text:p>100</text:p>
          </table:table-cell>
          <table:table-cell office:value-type="float" office:value="251503800" calcext:value-type="float">
            <text:p>251503800</text:p>
          </table:table-cell>
          <table:table-cell office:value-type="float" office:value="1.89463220676" calcext:value-type="float">
            <text:p>1.8946322068</text:p>
          </table:table-cell>
          <table:table-cell office:value-type="float" office:value="215279096" calcext:value-type="float">
            <text:p>215279096</text:p>
          </table:table-cell>
          <table:table-cell office:value-type="float" office:value="0.549656694458" calcext:value-type="float">
            <text:p>0.5496566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17960" calcext:value-type="float">
            <text:p>254517960</text:p>
          </table:table-cell>
          <table:table-cell office:value-type="float" office:value="0.0372236982662" calcext:value-type="float">
            <text:p>0.0372236983</text:p>
          </table:table-cell>
          <table:table-cell office:value-type="float" office:value="173681896" calcext:value-type="float">
            <text:p>173681896</text:p>
          </table:table-cell>
          <table:table-cell office:value-type="float" office:value="0.220267899174" calcext:value-type="float">
            <text:p>0.2202678992</text:p>
          </table:table-cell>
          <table:table-cell office:value-type="float" office:value="260838312" calcext:value-type="float">
            <text:p>260838312</text:p>
          </table:table-cell>
          <table:table-cell office:value-type="float" office:value="0.285776424532" calcext:value-type="float">
            <text:p>0.2857764245</text:p>
          </table:table-cell>
          <table:table-cell office:value-type="float" office:value="230161304" calcext:value-type="float">
            <text:p>230161304</text:p>
          </table:table-cell>
          <table:table-cell office:value-type="float" office:value="0.36672619712" calcext:value-type="float">
            <text:p>0.3667261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83080" calcext:value-type="float">
            <text:p>262583080</text:p>
          </table:table-cell>
          <table:table-cell office:value-type="float" office:value="100" calcext:value-type="float">
            <text:p>100</text:p>
          </table:table-cell>
          <table:table-cell office:value-type="float" office:value="207687576" calcext:value-type="float">
            <text:p>207687576</text:p>
          </table:table-cell>
          <table:table-cell office:value-type="float" office:value="0.0173054736572" calcext:value-type="float">
            <text:p>0.0173054737</text:p>
          </table:table-cell>
          <table:table-cell office:value-type="float" office:value="176988280" calcext:value-type="float">
            <text:p>176988280</text:p>
          </table:table-cell>
          <table:table-cell office:value-type="float" office:value="0.0387453874539" calcext:value-type="float">
            <text:p>0.0387453875</text:p>
          </table:table-cell>
          <table:table-cell office:value-type="float" office:value="236582840" calcext:value-type="float">
            <text:p>236582840</text:p>
          </table:table-cell>
          <table:table-cell office:value-type="float" office:value="0.10041424575" calcext:value-type="float">
            <text:p>0.1004142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13656" calcext:value-type="float">
            <text:p>186713656</text:p>
          </table:table-cell>
          <table:table-cell office:value-type="float" office:value="0.0598457961082" calcext:value-type="float">
            <text:p>0.0598457961</text:p>
          </table:table-cell>
          <table:table-cell office:value-type="float" office:value="221732600" calcext:value-type="float">
            <text:p>221732600</text:p>
          </table:table-cell>
          <table:table-cell office:value-type="float" office:value="0.162814421089" calcext:value-type="float">
            <text:p>0.1628144211</text:p>
          </table:table-cell>
          <table:table-cell office:value-type="float" office:value="198361624" calcext:value-type="float">
            <text:p>198361624</text:p>
          </table:table-cell>
          <table:table-cell office:value-type="float" office:value="0.282360406091" calcext:value-type="float">
            <text:p>0.2823604061</text:p>
          </table:table-cell>
          <table:table-cell office:value-type="float" office:value="238690968" calcext:value-type="float">
            <text:p>238690968</text:p>
          </table:table-cell>
          <table:table-cell office:value-type="float" office:value="2.63802719353" calcext:value-type="float">
            <text:p>2.6380271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63752" calcext:value-type="float">
            <text:p>197063752</text:p>
          </table:table-cell>
          <table:table-cell office:value-type="float" office:value="2.31521816247" calcext:value-type="float">
            <text:p>2.3152181625</text:p>
          </table:table-cell>
          <table:table-cell office:value-type="float" office:value="226288184" calcext:value-type="float">
            <text:p>226288184</text:p>
          </table:table-cell>
          <table:table-cell office:value-type="float" office:value="2.43144339804" calcext:value-type="float">
            <text:p>2.431443398</text:p>
          </table:table-cell>
          <table:table-cell office:value-type="float" office:value="215367576" calcext:value-type="float">
            <text:p>215367576</text:p>
          </table:table-cell>
          <table:table-cell office:value-type="float" office:value="0.943333333333" calcext:value-type="float">
            <text:p>0.9433333333</text:p>
          </table:table-cell>
          <table:table-cell office:value-type="float" office:value="259396856" calcext:value-type="float">
            <text:p>259396856</text:p>
          </table:table-cell>
          <table:table-cell office:value-type="float" office:value="66.868852459" calcext:value-type="float">
            <text:p>66.868852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44536" calcext:value-type="float">
            <text:p>228244536</text:p>
          </table:table-cell>
          <table:table-cell office:value-type="float" office:value="0.537926696024" calcext:value-type="float">
            <text:p>0.537926696</text:p>
          </table:table-cell>
          <table:table-cell office:value-type="float" office:value="245069176" calcext:value-type="float">
            <text:p>245069176</text:p>
          </table:table-cell>
          <table:table-cell office:value-type="float" office:value="0.148868084206" calcext:value-type="float">
            <text:p>0.1488680842</text:p>
          </table:table-cell>
          <table:table-cell office:value-type="float" office:value="226688856" calcext:value-type="float">
            <text:p>226688856</text:p>
          </table:table-cell>
          <table:table-cell office:value-type="float" office:value="1.38221528861" calcext:value-type="float">
            <text:p>1.3822152886</text:p>
          </table:table-cell>
          <table:table-cell office:value-type="float" office:value="250178168" calcext:value-type="float">
            <text:p>250178168</text:p>
          </table:table-cell>
          <table:table-cell office:value-type="float" office:value="0.116761071061" calcext:value-type="float">
            <text:p>0.1167610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35432" calcext:value-type="float">
            <text:p>236535432</text:p>
          </table:table-cell>
          <table:table-cell office:value-type="float" office:value="0.875835834646" calcext:value-type="float">
            <text:p>0.8758358346</text:p>
          </table:table-cell>
          <table:table-cell office:value-type="float" office:value="257525144" calcext:value-type="float">
            <text:p>257525144</text:p>
          </table:table-cell>
          <table:table-cell office:value-type="float" office:value="0.164274130578" calcext:value-type="float">
            <text:p>0.1642741306</text:p>
          </table:table-cell>
          <table:table-cell office:value-type="float" office:value="239448264" calcext:value-type="float">
            <text:p>239448264</text:p>
          </table:table-cell>
          <table:table-cell office:value-type="float" office:value="0.939279957012" calcext:value-type="float">
            <text:p>0.939279957</text:p>
          </table:table-cell>
          <table:table-cell office:value-type="float" office:value="274663688" calcext:value-type="float">
            <text:p>274663688</text:p>
          </table:table-cell>
          <table:table-cell office:value-type="float" office:value="1.21582780808" calcext:value-type="float">
            <text:p>1.2158278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24792" calcext:value-type="float">
            <text:p>250824792</text:p>
          </table:table-cell>
          <table:table-cell office:value-type="float" office:value="0.786741426396" calcext:value-type="float">
            <text:p>0.7867414264</text:p>
          </table:table-cell>
          <table:table-cell office:value-type="float" office:value="174330744" calcext:value-type="float">
            <text:p>174330744</text:p>
          </table:table-cell>
          <table:table-cell office:value-type="float" office:value="0.119463213213" calcext:value-type="float">
            <text:p>0.1194632132</text:p>
          </table:table-cell>
          <table:table-cell office:value-type="float" office:value="252385096" calcext:value-type="float">
            <text:p>252385096</text:p>
          </table:table-cell>
          <table:table-cell office:value-type="float" office:value="0.449844164839" calcext:value-type="float">
            <text:p>0.4498441648</text:p>
          </table:table-cell>
          <table:table-cell office:value-type="float" office:value="275516104" calcext:value-type="float">
            <text:p>275516104</text:p>
          </table:table-cell>
          <table:table-cell office:value-type="float" office:value="1.21582780808" calcext:value-type="float">
            <text:p>1.2158278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84792" calcext:value-type="float">
            <text:p>256884792</text:p>
          </table:table-cell>
          <table:table-cell office:value-type="float" office:value="100" calcext:value-type="float">
            <text:p>100</text:p>
          </table:table-cell>
          <table:table-cell office:value-type="float" office:value="199329896" calcext:value-type="float">
            <text:p>199329896</text:p>
          </table:table-cell>
          <table:table-cell office:value-type="float" office:value="0.126848469804" calcext:value-type="float">
            <text:p>0.1268484698</text:p>
          </table:table-cell>
          <table:table-cell office:value-type="float" office:value="261991064" calcext:value-type="float">
            <text:p>261991064</text:p>
          </table:table-cell>
          <table:table-cell office:value-type="float" office:value="0.273020654045" calcext:value-type="float">
            <text:p>0.273020654</text:p>
          </table:table-cell>
          <table:table-cell office:value-type="float" office:value="177094904" calcext:value-type="float">
            <text:p>1770949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42136" calcext:value-type="float">
            <text:p>271442136</text:p>
          </table:table-cell>
          <table:table-cell office:value-type="float" office:value="1.77566481138" calcext:value-type="float">
            <text:p>1.7756648114</text:p>
          </table:table-cell>
          <table:table-cell office:value-type="float" office:value="223135768" calcext:value-type="float">
            <text:p>223135768</text:p>
          </table:table-cell>
          <table:table-cell office:value-type="float" office:value="0.822964236997" calcext:value-type="float">
            <text:p>0.822964237</text:p>
          </table:table-cell>
          <table:table-cell office:value-type="float" office:value="178006552" calcext:value-type="float">
            <text:p>178006552</text:p>
          </table:table-cell>
          <table:table-cell office:value-type="float" office:value="0.186236663728" calcext:value-type="float">
            <text:p>0.1862366637</text:p>
          </table:table-cell>
          <table:table-cell office:value-type="float" office:value="191459320" calcext:value-type="float">
            <text:p>191459320</text:p>
          </table:table-cell>
          <table:table-cell office:value-type="float" office:value="14.5592755214" calcext:value-type="float">
            <text:p>14.5592755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71368" calcext:value-type="float">
            <text:p>191671368</text:p>
          </table:table-cell>
          <table:table-cell office:value-type="float" office:value="0.134970937423" calcext:value-type="float">
            <text:p>0.1349709374</text:p>
          </table:table-cell>
          <table:table-cell office:value-type="float" office:value="219979784" calcext:value-type="float">
            <text:p>219979784</text:p>
          </table:table-cell>
          <table:table-cell office:value-type="float" office:value="0.611926974066" calcext:value-type="float">
            <text:p>0.6119269741</text:p>
          </table:table-cell>
          <table:table-cell office:value-type="float" office:value="203009448" calcext:value-type="float">
            <text:p>203009448</text:p>
          </table:table-cell>
          <table:table-cell office:value-type="float" office:value="0.0409478339826" calcext:value-type="float">
            <text:p>0.040947834</text:p>
          </table:table-cell>
          <table:table-cell office:value-type="float" office:value="211196136" calcext:value-type="float">
            <text:p>211196136</text:p>
          </table:table-cell>
          <table:table-cell office:value-type="float" office:value="0.181280646092" calcext:value-type="float">
            <text:p>0.1812806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03144" calcext:value-type="float">
            <text:p>202703144</text:p>
          </table:table-cell>
          <table:table-cell office:value-type="float" office:value="2.47648638282" calcext:value-type="float">
            <text:p>2.4764863828</text:p>
          </table:table-cell>
          <table:table-cell office:value-type="float" office:value="244623672" calcext:value-type="float">
            <text:p>244623672</text:p>
          </table:table-cell>
          <table:table-cell office:value-type="float" office:value="0.746307843781" calcext:value-type="float">
            <text:p>0.7463078438</text:p>
          </table:table-cell>
          <table:table-cell office:value-type="float" office:value="215191128" calcext:value-type="float">
            <text:p>215191128</text:p>
          </table:table-cell>
          <table:table-cell office:value-type="float" office:value="0.25334475008" calcext:value-type="float">
            <text:p>0.2533447501</text:p>
          </table:table-cell>
          <table:table-cell office:value-type="float" office:value="226870424" calcext:value-type="float">
            <text:p>226870424</text:p>
          </table:table-cell>
          <table:table-cell office:value-type="float" office:value="0.793454522097" calcext:value-type="float">
            <text:p>0.7934545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71448" calcext:value-type="float">
            <text:p>229971448</text:p>
          </table:table-cell>
          <table:table-cell office:value-type="float" office:value="0.459401564094" calcext:value-type="float">
            <text:p>0.4594015641</text:p>
          </table:table-cell>
          <table:table-cell office:value-type="float" office:value="257682456" calcext:value-type="float">
            <text:p>257682456</text:p>
          </table:table-cell>
          <table:table-cell office:value-type="float" office:value="1.55307580227" calcext:value-type="float">
            <text:p>1.5530758023</text:p>
          </table:table-cell>
          <table:table-cell office:value-type="float" office:value="219317416" calcext:value-type="float">
            <text:p>219317416</text:p>
          </table:table-cell>
          <table:table-cell office:value-type="float" office:value="1.63564223268" calcext:value-type="float">
            <text:p>1.6356422327</text:p>
          </table:table-cell>
          <table:table-cell office:value-type="float" office:value="242767240" calcext:value-type="float">
            <text:p>242767240</text:p>
          </table:table-cell>
          <table:table-cell office:value-type="float" office:value="0.171261555193" calcext:value-type="float">
            <text:p>0.1712615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77480" calcext:value-type="float">
            <text:p>239077480</text:p>
          </table:table-cell>
          <table:table-cell office:value-type="float" office:value="1.16814402529" calcext:value-type="float">
            <text:p>1.1681440253</text:p>
          </table:table-cell>
          <table:table-cell office:value-type="float" office:value="162092072" calcext:value-type="float">
            <text:p>162092072</text:p>
          </table:table-cell>
          <table:table-cell office:value-type="float" office:value="0.277024969549" calcext:value-type="float">
            <text:p>0.2770249695</text:p>
          </table:table-cell>
          <table:table-cell office:value-type="float" office:value="241672696" calcext:value-type="float">
            <text:p>241672696</text:p>
          </table:table-cell>
          <table:table-cell office:value-type="float" office:value="1.4947426674" calcext:value-type="float">
            <text:p>1.4947426674</text:p>
          </table:table-cell>
          <table:table-cell office:value-type="float" office:value="265766344" calcext:value-type="float">
            <text:p>265766344</text:p>
          </table:table-cell>
          <table:table-cell office:value-type="float" office:value="0.177455233011" calcext:value-type="float">
            <text:p>0.177455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88632" calcext:value-type="float">
            <text:p>255788632</text:p>
          </table:table-cell>
          <table:table-cell office:value-type="float" office:value="1.0607631484" calcext:value-type="float">
            <text:p>1.0607631484</text:p>
          </table:table-cell>
          <table:table-cell office:value-type="float" office:value="199851480" calcext:value-type="float">
            <text:p>199851480</text:p>
          </table:table-cell>
          <table:table-cell office:value-type="float" office:value="0.0404550713459" calcext:value-type="float">
            <text:p>0.0404550713</text:p>
          </table:table-cell>
          <table:table-cell office:value-type="float" office:value="255704728" calcext:value-type="float">
            <text:p>255704728</text:p>
          </table:table-cell>
          <table:table-cell office:value-type="float" office:value="100" calcext:value-type="float">
            <text:p>100</text:p>
          </table:table-cell>
          <table:table-cell office:value-type="float" office:value="263502216" calcext:value-type="float">
            <text:p>2635022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94440" calcext:value-type="float">
            <text:p>263094440</text:p>
          </table:table-cell>
          <table:table-cell office:value-type="float" office:value="100" calcext:value-type="float">
            <text:p>100</text:p>
          </table:table-cell>
          <table:table-cell office:value-type="float" office:value="218429304" calcext:value-type="float">
            <text:p>218429304</text:p>
          </table:table-cell>
          <table:table-cell office:value-type="float" office:value="0.0413643926789" calcext:value-type="float">
            <text:p>0.0413643927</text:p>
          </table:table-cell>
          <table:table-cell office:value-type="float" office:value="263306488" calcext:value-type="float">
            <text:p>263306488</text:p>
          </table:table-cell>
          <table:table-cell office:value-type="float" office:value="0.672976943942" calcext:value-type="float">
            <text:p>0.6729769439</text:p>
          </table:table-cell>
          <table:table-cell office:value-type="float" office:value="265125272" calcext:value-type="float">
            <text:p>265125272</text:p>
          </table:table-cell>
          <table:table-cell office:value-type="float" office:value="0.222489976968" calcext:value-type="float">
            <text:p>0.222489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79400" calcext:value-type="float">
            <text:p>168079400</text:p>
          </table:table-cell>
          <table:table-cell office:value-type="float" office:value="0.223312722871" calcext:value-type="float">
            <text:p>0.2233127229</text:p>
          </table:table-cell>
          <table:table-cell office:value-type="float" office:value="231895624" calcext:value-type="float">
            <text:p>231895624</text:p>
          </table:table-cell>
          <table:table-cell office:value-type="float" office:value="0.249308951733" calcext:value-type="float">
            <text:p>0.2493089517</text:p>
          </table:table-cell>
          <table:table-cell office:value-type="float" office:value="187489752" calcext:value-type="float">
            <text:p>187489752</text:p>
          </table:table-cell>
          <table:table-cell office:value-type="float" office:value="0.204285284595" calcext:value-type="float">
            <text:p>0.2042852846</text:p>
          </table:table-cell>
          <table:table-cell office:value-type="float" office:value="194356024" calcext:value-type="float">
            <text:p>194356024</text:p>
          </table:table-cell>
          <table:table-cell office:value-type="float" office:value="0.155647065088" calcext:value-type="float">
            <text:p>0.1556470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98744" calcext:value-type="float">
            <text:p>194098744</text:p>
          </table:table-cell>
          <table:table-cell office:value-type="float" office:value="0.0954056907708" calcext:value-type="float">
            <text:p>0.0954056908</text:p>
          </table:table-cell>
          <table:table-cell office:value-type="float" office:value="237985768" calcext:value-type="float">
            <text:p>237985768</text:p>
          </table:table-cell>
          <table:table-cell office:value-type="float" office:value="2.12451533588" calcext:value-type="float">
            <text:p>2.1245153359</text:p>
          </table:table-cell>
          <table:table-cell office:value-type="float" office:value="198108456" calcext:value-type="float">
            <text:p>198108456</text:p>
          </table:table-cell>
          <table:table-cell office:value-type="float" office:value="4.73808248527" calcext:value-type="float">
            <text:p>4.7380824853</text:p>
          </table:table-cell>
          <table:table-cell office:value-type="float" office:value="210630632" calcext:value-type="float">
            <text:p>210630632</text:p>
          </table:table-cell>
          <table:table-cell office:value-type="float" office:value="0.00788230692861" calcext:value-type="float">
            <text:p>0.0078823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86840" calcext:value-type="float">
            <text:p>208786840</text:p>
          </table:table-cell>
          <table:table-cell office:value-type="float" office:value="0.123845886845" calcext:value-type="float">
            <text:p>0.1238458868</text:p>
          </table:table-cell>
          <table:table-cell office:value-type="float" office:value="256991048" calcext:value-type="float">
            <text:p>256991048</text:p>
          </table:table-cell>
          <table:table-cell office:value-type="float" office:value="1.62003170649" calcext:value-type="float">
            <text:p>1.6200317065</text:p>
          </table:table-cell>
          <table:table-cell office:value-type="float" office:value="223416504" calcext:value-type="float">
            <text:p>223416504</text:p>
          </table:table-cell>
          <table:table-cell office:value-type="float" office:value="0.57268184342" calcext:value-type="float">
            <text:p>0.5726818434</text:p>
          </table:table-cell>
          <table:table-cell office:value-type="float" office:value="220247240" calcext:value-type="float">
            <text:p>220247240</text:p>
          </table:table-cell>
          <table:table-cell office:value-type="float" office:value="0.776924091539" calcext:value-type="float">
            <text:p>0.7769240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40120" calcext:value-type="float">
            <text:p>236540120</text:p>
          </table:table-cell>
          <table:table-cell office:value-type="float" office:value="0.33345177337" calcext:value-type="float">
            <text:p>0.3334517734</text:p>
          </table:table-cell>
          <table:table-cell office:value-type="float" office:value="154148264" calcext:value-type="float">
            <text:p>154148264</text:p>
          </table:table-cell>
          <table:table-cell office:value-type="float" office:value="100" calcext:value-type="float">
            <text:p>100</text:p>
          </table:table-cell>
          <table:table-cell office:value-type="float" office:value="225973336" calcext:value-type="float">
            <text:p>225973336</text:p>
          </table:table-cell>
          <table:table-cell office:value-type="float" office:value="0.481524698561" calcext:value-type="float">
            <text:p>0.4815246986</text:p>
          </table:table-cell>
          <table:table-cell office:value-type="float" office:value="243887912" calcext:value-type="float">
            <text:p>243887912</text:p>
          </table:table-cell>
          <table:table-cell office:value-type="float" office:value="0.139844558211" calcext:value-type="float">
            <text:p>0.1398445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29976" calcext:value-type="float">
            <text:p>240329976</text:p>
          </table:table-cell>
          <table:table-cell office:value-type="float" office:value="1.82647226031" calcext:value-type="float">
            <text:p>1.8264722603</text:p>
          </table:table-cell>
          <table:table-cell office:value-type="float" office:value="185512728" calcext:value-type="float">
            <text:p>185512728</text:p>
          </table:table-cell>
          <table:table-cell office:value-type="float" office:value="0.0184285135682" calcext:value-type="float">
            <text:p>0.0184285136</text:p>
          </table:table-cell>
          <table:table-cell office:value-type="float" office:value="249053784" calcext:value-type="float">
            <text:p>249053784</text:p>
          </table:table-cell>
          <table:table-cell office:value-type="float" office:value="0.49017412239" calcext:value-type="float">
            <text:p>0.4901741224</text:p>
          </table:table-cell>
          <table:table-cell office:value-type="float" office:value="265075096" calcext:value-type="float">
            <text:p>265075096</text:p>
          </table:table-cell>
          <table:table-cell office:value-type="float" office:value="0.127593249489" calcext:value-type="float">
            <text:p>0.1275932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08152" calcext:value-type="float">
            <text:p>262008152</text:p>
          </table:table-cell>
          <table:table-cell office:value-type="float" office:value="1.46540108078" calcext:value-type="float">
            <text:p>1.4654010808</text:p>
          </table:table-cell>
          <table:table-cell office:value-type="float" office:value="210572632" calcext:value-type="float">
            <text:p>210572632</text:p>
          </table:table-cell>
          <table:table-cell office:value-type="float" office:value="0.0167516161114" calcext:value-type="float">
            <text:p>0.0167516161</text:p>
          </table:table-cell>
          <table:table-cell office:value-type="float" office:value="255441624" calcext:value-type="float">
            <text:p>255441624</text:p>
          </table:table-cell>
          <table:table-cell office:value-type="float" office:value="100" calcext:value-type="float">
            <text:p>100</text:p>
          </table:table-cell>
          <table:table-cell office:value-type="float" office:value="268464728" calcext:value-type="float">
            <text:p>268464728</text:p>
          </table:table-cell>
          <table:table-cell office:value-type="float" office:value="0.183941239249" calcext:value-type="float">
            <text:p>0.1839412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83384" calcext:value-type="float">
            <text:p>275183384</text:p>
          </table:table-cell>
          <table:table-cell office:value-type="float" office:value="0.0411081038051" calcext:value-type="float">
            <text:p>0.0411081038</text:p>
          </table:table-cell>
          <table:table-cell office:value-type="float" office:value="229142008" calcext:value-type="float">
            <text:p>229142008</text:p>
          </table:table-cell>
          <table:table-cell office:value-type="float" office:value="0.160620210728" calcext:value-type="float">
            <text:p>0.1606202107</text:p>
          </table:table-cell>
          <table:table-cell office:value-type="float" office:value="172501672" calcext:value-type="float">
            <text:p>172501672</text:p>
          </table:table-cell>
          <table:table-cell office:value-type="float" office:value="0.0467780817465" calcext:value-type="float">
            <text:p>0.0467780817</text:p>
          </table:table-cell>
          <table:table-cell office:value-type="float" office:value="163751608" calcext:value-type="float">
            <text:p>163751608</text:p>
          </table:table-cell>
          <table:table-cell office:value-type="float" office:value="0.215311233007" calcext:value-type="float">
            <text:p>0.215311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61464" calcext:value-type="float">
            <text:p>180761464</text:p>
          </table:table-cell>
          <table:table-cell office:value-type="float" office:value="0.0411081038051" calcext:value-type="float">
            <text:p>0.0411081038</text:p>
          </table:table-cell>
          <table:table-cell office:value-type="float" office:value="233575496" calcext:value-type="float">
            <text:p>233575496</text:p>
          </table:table-cell>
          <table:table-cell office:value-type="float" office:value="2.261388112" calcext:value-type="float">
            <text:p>2.261388112</text:p>
          </table:table-cell>
          <table:table-cell office:value-type="float" office:value="196047528" calcext:value-type="float">
            <text:p>196047528</text:p>
          </table:table-cell>
          <table:table-cell office:value-type="float" office:value="0.0792768086133" calcext:value-type="float">
            <text:p>0.0792768086</text:p>
          </table:table-cell>
          <table:table-cell office:value-type="float" office:value="189840920" calcext:value-type="float">
            <text:p>189840920</text:p>
          </table:table-cell>
          <table:table-cell office:value-type="float" office:value="0.116154364579" calcext:value-type="float">
            <text:p>0.1161543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55000" calcext:value-type="float">
            <text:p>190655000</text:p>
          </table:table-cell>
          <table:table-cell office:value-type="float" office:value="9.48216833096" calcext:value-type="float">
            <text:p>9.482168331</text:p>
          </table:table-cell>
          <table:table-cell office:value-type="float" office:value="249396840" calcext:value-type="float">
            <text:p>249396840</text:p>
          </table:table-cell>
          <table:table-cell office:value-type="float" office:value="0.295928302169" calcext:value-type="float">
            <text:p>0.2959283022</text:p>
          </table:table-cell>
          <table:table-cell office:value-type="float" office:value="202736408" calcext:value-type="float">
            <text:p>202736408</text:p>
          </table:table-cell>
          <table:table-cell office:value-type="float" office:value="0.196993890586" calcext:value-type="float">
            <text:p>0.1969938906</text:p>
          </table:table-cell>
          <table:table-cell office:value-type="float" office:value="200063736" calcext:value-type="float">
            <text:p>200063736</text:p>
          </table:table-cell>
          <table:table-cell office:value-type="float" office:value="3.3228021978" calcext:value-type="float">
            <text:p>3.3228021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90168" calcext:value-type="float">
            <text:p>210290168</text:p>
          </table:table-cell>
          <table:table-cell office:value-type="float" office:value="0.188024340187" calcext:value-type="float">
            <text:p>0.1880243402</text:p>
          </table:table-cell>
          <table:table-cell office:value-type="float" office:value="259557816" calcext:value-type="float">
            <text:p>259557816</text:p>
          </table:table-cell>
          <table:table-cell office:value-type="float" office:value="0.158354863123" calcext:value-type="float">
            <text:p>0.1583548631</text:p>
          </table:table-cell>
          <table:table-cell office:value-type="float" office:value="234438520" calcext:value-type="float">
            <text:p>234438520</text:p>
          </table:table-cell>
          <table:table-cell office:value-type="float" office:value="0.0264566237616" calcext:value-type="float">
            <text:p>0.0264566238</text:p>
          </table:table-cell>
          <table:table-cell office:value-type="float" office:value="225011800" calcext:value-type="float">
            <text:p>225011800</text:p>
          </table:table-cell>
          <table:table-cell office:value-type="float" office:value="0.574502491667" calcext:value-type="float">
            <text:p>0.5745024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26328" calcext:value-type="float">
            <text:p>224726328</text:p>
          </table:table-cell>
          <table:table-cell office:value-type="float" office:value="0.0735290367008" calcext:value-type="float">
            <text:p>0.0735290367</text:p>
          </table:table-cell>
          <table:table-cell office:value-type="float" office:value="173430056" calcext:value-type="float">
            <text:p>173430056</text:p>
          </table:table-cell>
          <table:table-cell office:value-type="float" office:value="0.100117827686" calcext:value-type="float">
            <text:p>0.1001178277</text:p>
          </table:table-cell>
          <table:table-cell office:value-type="float" office:value="245598488" calcext:value-type="float">
            <text:p>245598488</text:p>
          </table:table-cell>
          <table:table-cell office:value-type="float" office:value="0.270377468988" calcext:value-type="float">
            <text:p>0.270377469</text:p>
          </table:table-cell>
          <table:table-cell office:value-type="float" office:value="240252552" calcext:value-type="float">
            <text:p>240252552</text:p>
          </table:table-cell>
          <table:table-cell office:value-type="float" office:value="0.502161018897" calcext:value-type="float">
            <text:p>0.5021610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48200" calcext:value-type="float">
            <text:p>248948200</text:p>
          </table:table-cell>
          <table:table-cell office:value-type="float" office:value="0.195109583639" calcext:value-type="float">
            <text:p>0.1951095836</text:p>
          </table:table-cell>
          <table:table-cell office:value-type="float" office:value="202060344" calcext:value-type="float">
            <text:p>202060344</text:p>
          </table:table-cell>
          <table:table-cell office:value-type="float" office:value="0.100144456482" calcext:value-type="float">
            <text:p>0.1001444565</text:p>
          </table:table-cell>
          <table:table-cell office:value-type="float" office:value="250984792" calcext:value-type="float">
            <text:p>250984792</text:p>
          </table:table-cell>
          <table:table-cell office:value-type="float" office:value="2.15467101021" calcext:value-type="float">
            <text:p>2.1546710102</text:p>
          </table:table-cell>
          <table:table-cell office:value-type="float" office:value="249362440" calcext:value-type="float">
            <text:p>249362440</text:p>
          </table:table-cell>
          <table:table-cell office:value-type="float" office:value="0.650025124885" calcext:value-type="float">
            <text:p>0.6500251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99832" calcext:value-type="float">
            <text:p>256599832</text:p>
          </table:table-cell>
          <table:table-cell office:value-type="float" office:value="0.193664426536" calcext:value-type="float">
            <text:p>0.1936644265</text:p>
          </table:table-cell>
          <table:table-cell office:value-type="float" office:value="215603144" calcext:value-type="float">
            <text:p>215603144</text:p>
          </table:table-cell>
          <table:table-cell office:value-type="float" office:value="0.487470722238" calcext:value-type="float">
            <text:p>0.4874707222</text:p>
          </table:table-cell>
          <table:table-cell office:value-type="float" office:value="271146392" calcext:value-type="float">
            <text:p>271146392</text:p>
          </table:table-cell>
          <table:table-cell office:value-type="float" office:value="2.07026155008" calcext:value-type="float">
            <text:p>2.0702615501</text:p>
          </table:table-cell>
          <table:table-cell office:value-type="float" office:value="257406968" calcext:value-type="float">
            <text:p>2574069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87624" calcext:value-type="float">
            <text:p>166787624</text:p>
          </table:table-cell>
          <table:table-cell office:value-type="float" office:value="100" calcext:value-type="float">
            <text:p>100</text:p>
          </table:table-cell>
          <table:table-cell office:value-type="float" office:value="232675832" calcext:value-type="float">
            <text:p>232675832</text:p>
          </table:table-cell>
          <table:table-cell office:value-type="float" office:value="1.18702608696" calcext:value-type="float">
            <text:p>1.187026087</text:p>
          </table:table-cell>
          <table:table-cell office:value-type="float" office:value="280473048" calcext:value-type="float">
            <text:p>280473048</text:p>
          </table:table-cell>
          <table:table-cell office:value-type="float" office:value="100" calcext:value-type="float">
            <text:p>100</text:p>
          </table:table-cell>
          <table:table-cell office:value-type="float" office:value="169725512" calcext:value-type="float">
            <text:p>169725512</text:p>
          </table:table-cell>
          <table:table-cell office:value-type="float" office:value="0.103807092513" calcext:value-type="float">
            <text:p>0.1038070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78488" calcext:value-type="float">
            <text:p>203378488</text:p>
          </table:table-cell>
          <table:table-cell office:value-type="float" office:value="0.0869762791966" calcext:value-type="float">
            <text:p>0.0869762792</text:p>
          </table:table-cell>
          <table:table-cell office:value-type="float" office:value="241969096" calcext:value-type="float">
            <text:p>241969096</text:p>
          </table:table-cell>
          <table:table-cell office:value-type="float" office:value="1.32904634797" calcext:value-type="float">
            <text:p>1.329046348</text:p>
          </table:table-cell>
          <table:table-cell office:value-type="float" office:value="202716440" calcext:value-type="float">
            <text:p>202716440</text:p>
          </table:table-cell>
          <table:table-cell office:value-type="float" office:value="1.33445629459" calcext:value-type="float">
            <text:p>1.3344562946</text:p>
          </table:table-cell>
          <table:table-cell office:value-type="float" office:value="202262984" calcext:value-type="float">
            <text:p>202262984</text:p>
          </table:table-cell>
          <table:table-cell office:value-type="float" office:value="0.100502048234" calcext:value-type="float">
            <text:p>0.1005020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00360" calcext:value-type="float">
            <text:p>207900360</text:p>
          </table:table-cell>
          <table:table-cell office:value-type="float" office:value="0.00475927914333" calcext:value-type="float">
            <text:p>0.0047592791</text:p>
          </table:table-cell>
          <table:table-cell office:value-type="float" office:value="253211976" calcext:value-type="float">
            <text:p>253211976</text:p>
          </table:table-cell>
          <table:table-cell office:value-type="float" office:value="0.892403337514" calcext:value-type="float">
            <text:p>0.8924033375</text:p>
          </table:table-cell>
          <table:table-cell office:value-type="float" office:value="206846152" calcext:value-type="float">
            <text:p>206846152</text:p>
          </table:table-cell>
          <table:table-cell office:value-type="float" office:value="0.0215424504882" calcext:value-type="float">
            <text:p>0.0215424505</text:p>
          </table:table-cell>
          <table:table-cell office:value-type="float" office:value="219877240" calcext:value-type="float">
            <text:p>219877240</text:p>
          </table:table-cell>
          <table:table-cell office:value-type="float" office:value="0.0457097032879" calcext:value-type="float">
            <text:p>0.0457097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90216" calcext:value-type="float">
            <text:p>218190216</text:p>
          </table:table-cell>
          <table:table-cell office:value-type="float" office:value="0.940777245846" calcext:value-type="float">
            <text:p>0.9407772458</text:p>
          </table:table-cell>
          <table:table-cell office:value-type="float" office:value="167778616" calcext:value-type="float">
            <text:p>167778616</text:p>
          </table:table-cell>
          <table:table-cell office:value-type="float" office:value="0.117132199606" calcext:value-type="float">
            <text:p>0.1171321996</text:p>
          </table:table-cell>
          <table:table-cell office:value-type="float" office:value="225329672" calcext:value-type="float">
            <text:p>225329672</text:p>
          </table:table-cell>
          <table:table-cell office:value-type="float" office:value="0.00843297080172" calcext:value-type="float">
            <text:p>0.0084329708</text:p>
          </table:table-cell>
          <table:table-cell office:value-type="float" office:value="232853928" calcext:value-type="float">
            <text:p>232853928</text:p>
          </table:table-cell>
          <table:table-cell office:value-type="float" office:value="0.220909444229" calcext:value-type="float">
            <text:p>0.2209094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43656" calcext:value-type="float">
            <text:p>220843656</text:p>
          </table:table-cell>
          <table:table-cell office:value-type="float" office:value="2.43666764232" calcext:value-type="float">
            <text:p>2.4366676423</text:p>
          </table:table-cell>
          <table:table-cell office:value-type="float" office:value="192602728" calcext:value-type="float">
            <text:p>192602728</text:p>
          </table:table-cell>
          <table:table-cell office:value-type="float" office:value="0.133261519216" calcext:value-type="float">
            <text:p>0.1332615192</text:p>
          </table:table-cell>
          <table:table-cell office:value-type="float" office:value="246625400" calcext:value-type="float">
            <text:p>246625400</text:p>
          </table:table-cell>
          <table:table-cell office:value-type="float" office:value="0.0782731847955" calcext:value-type="float">
            <text:p>0.0782731848</text:p>
          </table:table-cell>
          <table:table-cell office:value-type="float" office:value="241857432" calcext:value-type="float">
            <text:p>241857432</text:p>
          </table:table-cell>
          <table:table-cell office:value-type="float" office:value="1.83936861653" calcext:value-type="float">
            <text:p>1.8393686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65864" calcext:value-type="float">
            <text:p>243065864</text:p>
          </table:table-cell>
          <table:table-cell office:value-type="float" office:value="0.00645936848854" calcext:value-type="float">
            <text:p>0.0064593685</text:p>
          </table:table-cell>
          <table:table-cell office:value-type="float" office:value="212302424" calcext:value-type="float">
            <text:p>212302424</text:p>
          </table:table-cell>
          <table:table-cell office:value-type="float" office:value="0.545153182033" calcext:value-type="float">
            <text:p>0.545153182</text:p>
          </table:table-cell>
          <table:table-cell office:value-type="float" office:value="254760264" calcext:value-type="float">
            <text:p>254760264</text:p>
          </table:table-cell>
          <table:table-cell office:value-type="float" office:value="0.0895723003307" calcext:value-type="float">
            <text:p>0.0895723003</text:p>
          </table:table-cell>
          <table:table-cell office:value-type="float" office:value="252654648" calcext:value-type="float">
            <text:p>252654648</text:p>
          </table:table-cell>
          <table:table-cell office:value-type="float" office:value="0.393932045375" calcext:value-type="float">
            <text:p>0.3939320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61912" calcext:value-type="float">
            <text:p>250761912</text:p>
          </table:table-cell>
          <table:table-cell office:value-type="float" office:value="4.22276145505" calcext:value-type="float">
            <text:p>4.2227614551</text:p>
          </table:table-cell>
          <table:table-cell office:value-type="float" office:value="230052024" calcext:value-type="float">
            <text:p>230052024</text:p>
          </table:table-cell>
          <table:table-cell office:value-type="float" office:value="0.83268945979" calcext:value-type="float">
            <text:p>0.8326894598</text:p>
          </table:table-cell>
          <table:table-cell office:value-type="float" office:value="263087656" calcext:value-type="float">
            <text:p>263087656</text:p>
          </table:table-cell>
          <table:table-cell office:value-type="float" office:value="100" calcext:value-type="float">
            <text:p>100</text:p>
          </table:table-cell>
          <table:table-cell office:value-type="float" office:value="260762216" calcext:value-type="float">
            <text:p>260762216</text:p>
          </table:table-cell>
          <table:table-cell office:value-type="float" office:value="0.407928024229" calcext:value-type="float">
            <text:p>0.4079280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37896" calcext:value-type="float">
            <text:p>170437896</text:p>
          </table:table-cell>
          <table:table-cell office:value-type="float" office:value="2.92109100266" calcext:value-type="float">
            <text:p>2.9210910027</text:p>
          </table:table-cell>
          <table:table-cell office:value-type="float" office:value="245351896" calcext:value-type="float">
            <text:p>245351896</text:p>
          </table:table-cell>
          <table:table-cell office:value-type="float" office:value="1.06282443764" calcext:value-type="float">
            <text:p>1.0628244376</text:p>
          </table:table-cell>
          <table:table-cell office:value-type="float" office:value="185705528" calcext:value-type="float">
            <text:p>185705528</text:p>
          </table:table-cell>
          <table:table-cell office:value-type="float" office:value="0.0610960837352" calcext:value-type="float">
            <text:p>0.0610960837</text:p>
          </table:table-cell>
          <table:table-cell office:value-type="float" office:value="167821160" calcext:value-type="float">
            <text:p>1678211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97528" calcext:value-type="float">
            <text:p>203397528</text:p>
          </table:table-cell>
          <table:table-cell office:value-type="float" office:value="0.160811275352" calcext:value-type="float">
            <text:p>0.1608112754</text:p>
          </table:table-cell>
          <table:table-cell office:value-type="float" office:value="254139992" calcext:value-type="float">
            <text:p>254139992</text:p>
          </table:table-cell>
          <table:table-cell office:value-type="float" office:value="1.93077497201" calcext:value-type="float">
            <text:p>1.930774972</text:p>
          </table:table-cell>
          <table:table-cell office:value-type="float" office:value="205705864" calcext:value-type="float">
            <text:p>205705864</text:p>
          </table:table-cell>
          <table:table-cell office:value-type="float" office:value="0.0609544020986" calcext:value-type="float">
            <text:p>0.0609544021</text:p>
          </table:table-cell>
          <table:table-cell office:value-type="float" office:value="187725512" calcext:value-type="float">
            <text:p>187725512</text:p>
          </table:table-cell>
          <table:table-cell office:value-type="float" office:value="0.0391105463787" calcext:value-type="float">
            <text:p>0.0391105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70056" calcext:value-type="float">
            <text:p>210870056</text:p>
          </table:table-cell>
          <table:table-cell office:value-type="float" office:value="0.0239724167888" calcext:value-type="float">
            <text:p>0.0239724168</text:p>
          </table:table-cell>
          <table:table-cell office:value-type="float" office:value="257999576" calcext:value-type="float">
            <text:p>257999576</text:p>
          </table:table-cell>
          <table:table-cell office:value-type="float" office:value="0.209119906262" calcext:value-type="float">
            <text:p>0.2091199063</text:p>
          </table:table-cell>
          <table:table-cell office:value-type="float" office:value="225355320" calcext:value-type="float">
            <text:p>225355320</text:p>
          </table:table-cell>
          <table:table-cell office:value-type="float" office:value="0.535781601508" calcext:value-type="float">
            <text:p>0.5357816015</text:p>
          </table:table-cell>
          <table:table-cell office:value-type="float" office:value="200480696" calcext:value-type="float">
            <text:p>200480696</text:p>
          </table:table-cell>
          <table:table-cell office:value-type="float" office:value="0.186331899288" calcext:value-type="float">
            <text:p>0.1863318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25192" calcext:value-type="float">
            <text:p>222625192</text:p>
          </table:table-cell>
          <table:table-cell office:value-type="float" office:value="0.90287563728" calcext:value-type="float">
            <text:p>0.9028756373</text:p>
          </table:table-cell>
          <table:table-cell office:value-type="float" office:value="188182792" calcext:value-type="float">
            <text:p>188182792</text:p>
          </table:table-cell>
          <table:table-cell office:value-type="float" office:value="0.190293435676" calcext:value-type="float">
            <text:p>0.1902934357</text:p>
          </table:table-cell>
          <table:table-cell office:value-type="float" office:value="228870696" calcext:value-type="float">
            <text:p>228870696</text:p>
          </table:table-cell>
          <table:table-cell office:value-type="float" office:value="0.74389847055" calcext:value-type="float">
            <text:p>0.7438984706</text:p>
          </table:table-cell>
          <table:table-cell office:value-type="float" office:value="218479624" calcext:value-type="float">
            <text:p>218479624</text:p>
          </table:table-cell>
          <table:table-cell office:value-type="float" office:value="0.848453819373" calcext:value-type="float">
            <text:p>0.8484538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62184" calcext:value-type="float">
            <text:p>223262184</text:p>
          </table:table-cell>
          <table:table-cell office:value-type="float" office:value="1.9429280397" calcext:value-type="float">
            <text:p>1.9429280397</text:p>
          </table:table-cell>
          <table:table-cell office:value-type="float" office:value="226641368" calcext:value-type="float">
            <text:p>226641368</text:p>
          </table:table-cell>
          <table:table-cell office:value-type="float" office:value="0.154558312974" calcext:value-type="float">
            <text:p>0.154558313</text:p>
          </table:table-cell>
          <table:table-cell office:value-type="float" office:value="250138520" calcext:value-type="float">
            <text:p>250138520</text:p>
          </table:table-cell>
          <table:table-cell office:value-type="float" office:value="0.833471416736" calcext:value-type="float">
            <text:p>0.8334714167</text:p>
          </table:table-cell>
          <table:table-cell office:value-type="float" office:value="238356664" calcext:value-type="float">
            <text:p>238356664</text:p>
          </table:table-cell>
          <table:table-cell office:value-type="float" office:value="1.77425456877" calcext:value-type="float">
            <text:p>1.7742545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71048" calcext:value-type="float">
            <text:p>240571048</text:p>
          </table:table-cell>
          <table:table-cell office:value-type="float" office:value="0.267367420536" calcext:value-type="float">
            <text:p>0.2673674205</text:p>
          </table:table-cell>
          <table:table-cell office:value-type="float" office:value="237224328" calcext:value-type="float">
            <text:p>237224328</text:p>
          </table:table-cell>
          <table:table-cell office:value-type="float" office:value="0.150383056763" calcext:value-type="float">
            <text:p>0.1503830568</text:p>
          </table:table-cell>
          <table:table-cell office:value-type="float" office:value="259638792" calcext:value-type="float">
            <text:p>259638792</text:p>
          </table:table-cell>
          <table:table-cell office:value-type="float" office:value="100" calcext:value-type="float">
            <text:p>100</text:p>
          </table:table-cell>
          <table:table-cell office:value-type="float" office:value="241715016" calcext:value-type="float">
            <text:p>241715016</text:p>
          </table:table-cell>
          <table:table-cell office:value-type="float" office:value="0.351776634474" calcext:value-type="float">
            <text:p>0.3517766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25416" calcext:value-type="float">
            <text:p>265625416</text:p>
          </table:table-cell>
          <table:table-cell office:value-type="float" office:value="7.08461538462" calcext:value-type="float">
            <text:p>7.0846153846</text:p>
          </table:table-cell>
          <table:table-cell office:value-type="float" office:value="255112280" calcext:value-type="float">
            <text:p>255112280</text:p>
          </table:table-cell>
          <table:table-cell office:value-type="float" office:value="0.405805524118" calcext:value-type="float">
            <text:p>0.4058055241</text:p>
          </table:table-cell>
          <table:table-cell office:value-type="float" office:value="174402232" calcext:value-type="float">
            <text:p>174402232</text:p>
          </table:table-cell>
          <table:table-cell office:value-type="float" office:value="0.408255969111" calcext:value-type="float">
            <text:p>0.4082559691</text:p>
          </table:table-cell>
          <table:table-cell office:value-type="float" office:value="267836024" calcext:value-type="float">
            <text:p>267836024</text:p>
          </table:table-cell>
          <table:table-cell office:value-type="float" office:value="11.6034482759" calcext:value-type="float">
            <text:p>11.6034482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44184" calcext:value-type="float">
            <text:p>183444184</text:p>
          </table:table-cell>
          <table:table-cell office:value-type="float" office:value="7.08461538462" calcext:value-type="float">
            <text:p>7.0846153846</text:p>
          </table:table-cell>
          <table:table-cell office:value-type="float" office:value="250310568" calcext:value-type="float">
            <text:p>250310568</text:p>
          </table:table-cell>
          <table:table-cell office:value-type="float" office:value="13.6399253731" calcext:value-type="float">
            <text:p>13.6399253731</text:p>
          </table:table-cell>
          <table:table-cell office:value-type="float" office:value="197431416" calcext:value-type="float">
            <text:p>197431416</text:p>
          </table:table-cell>
          <table:table-cell office:value-type="float" office:value="0.0628619656005" calcext:value-type="float">
            <text:p>0.0628619656</text:p>
          </table:table-cell>
          <table:table-cell office:value-type="float" office:value="173537656" calcext:value-type="float">
            <text:p>173537656</text:p>
          </table:table-cell>
          <table:table-cell office:value-type="float" office:value="1.90986980823" calcext:value-type="float">
            <text:p>1.9098698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80856" calcext:value-type="float">
            <text:p>202980856</text:p>
          </table:table-cell>
          <table:table-cell office:value-type="float" office:value="0.151921835079" calcext:value-type="float">
            <text:p>0.1519218351</text:p>
          </table:table-cell>
          <table:table-cell office:value-type="float" office:value="254360072" calcext:value-type="float">
            <text:p>254360072</text:p>
          </table:table-cell>
          <table:table-cell office:value-type="float" office:value="1.71507671965" calcext:value-type="float">
            <text:p>1.7150767197</text:p>
          </table:table-cell>
          <table:table-cell office:value-type="float" office:value="205799592" calcext:value-type="float">
            <text:p>205799592</text:p>
          </table:table-cell>
          <table:table-cell office:value-type="float" office:value="0.133172561629" calcext:value-type="float">
            <text:p>0.1331725616</text:p>
          </table:table-cell>
          <table:table-cell office:value-type="float" office:value="197488504" calcext:value-type="float">
            <text:p>197488504</text:p>
          </table:table-cell>
          <table:table-cell office:value-type="float" office:value="0.171743211814" calcext:value-type="float">
            <text:p>0.1717432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22072" calcext:value-type="float">
            <text:p>205922072</text:p>
          </table:table-cell>
          <table:table-cell office:value-type="float" office:value="0.00892700857693" calcext:value-type="float">
            <text:p>0.0089270086</text:p>
          </table:table-cell>
          <table:table-cell office:value-type="float" office:value="185413928" calcext:value-type="float">
            <text:p>185413928</text:p>
          </table:table-cell>
          <table:table-cell office:value-type="float" office:value="100" calcext:value-type="float">
            <text:p>100</text:p>
          </table:table-cell>
          <table:table-cell office:value-type="float" office:value="229816008" calcext:value-type="float">
            <text:p>229816008</text:p>
          </table:table-cell>
          <table:table-cell office:value-type="float" office:value="0.206595375399" calcext:value-type="float">
            <text:p>0.2065953754</text:p>
          </table:table-cell>
          <table:table-cell office:value-type="float" office:value="218789816" calcext:value-type="float">
            <text:p>218789816</text:p>
          </table:table-cell>
          <table:table-cell office:value-type="float" office:value="0.0207012427086" calcext:value-type="float">
            <text:p>0.0207012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17064" calcext:value-type="float">
            <text:p>228417064</text:p>
          </table:table-cell>
          <table:table-cell office:value-type="float" office:value="0.0668400585829" calcext:value-type="float">
            <text:p>0.0668400586</text:p>
          </table:table-cell>
          <table:table-cell office:value-type="float" office:value="203532232" calcext:value-type="float">
            <text:p>203532232</text:p>
          </table:table-cell>
          <table:table-cell office:value-type="float" office:value="0.191331878663" calcext:value-type="float">
            <text:p>0.1913318787</text:p>
          </table:table-cell>
          <table:table-cell office:value-type="float" office:value="232133192" calcext:value-type="float">
            <text:p>232133192</text:p>
          </table:table-cell>
          <table:table-cell office:value-type="float" office:value="1.9238781504" calcext:value-type="float">
            <text:p>1.9238781504</text:p>
          </table:table-cell>
          <table:table-cell office:value-type="float" office:value="235627944" calcext:value-type="float">
            <text:p>235627944</text:p>
          </table:table-cell>
          <table:table-cell office:value-type="float" office:value="0.182303839733" calcext:value-type="float">
            <text:p>0.1823038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43400" calcext:value-type="float">
            <text:p>236543400</text:p>
          </table:table-cell>
          <table:table-cell office:value-type="float" office:value="0.0531917628609" calcext:value-type="float">
            <text:p>0.0531917629</text:p>
          </table:table-cell>
          <table:table-cell office:value-type="float" office:value="237389432" calcext:value-type="float">
            <text:p>237389432</text:p>
          </table:table-cell>
          <table:table-cell office:value-type="float" office:value="0.161385518824" calcext:value-type="float">
            <text:p>0.1613855188</text:p>
          </table:table-cell>
          <table:table-cell office:value-type="float" office:value="252903928" calcext:value-type="float">
            <text:p>252903928</text:p>
          </table:table-cell>
          <table:table-cell office:value-type="float" office:value="0.507997900378" calcext:value-type="float">
            <text:p>0.5079979004</text:p>
          </table:table-cell>
          <table:table-cell office:value-type="float" office:value="241442600" calcext:value-type="float">
            <text:p>241442600</text:p>
          </table:table-cell>
          <table:table-cell office:value-type="float" office:value="2.29517800811" calcext:value-type="float">
            <text:p>2.2951780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88552" calcext:value-type="float">
            <text:p>239088552</text:p>
          </table:table-cell>
          <table:table-cell office:value-type="float" office:value="2.67691648155" calcext:value-type="float">
            <text:p>2.6769164816</text:p>
          </table:table-cell>
          <table:table-cell office:value-type="float" office:value="243988584" calcext:value-type="float">
            <text:p>243988584</text:p>
          </table:table-cell>
          <table:table-cell office:value-type="float" office:value="2.05710491368" calcext:value-type="float">
            <text:p>2.0571049137</text:p>
          </table:table-cell>
          <table:table-cell office:value-type="float" office:value="269346024" calcext:value-type="float">
            <text:p>269346024</text:p>
          </table:table-cell>
          <table:table-cell office:value-type="float" office:value="0.524281262861" calcext:value-type="float">
            <text:p>0.5242812629</text:p>
          </table:table-cell>
          <table:table-cell office:value-type="float" office:value="261591336" calcext:value-type="float">
            <text:p>261591336</text:p>
          </table:table-cell>
          <table:table-cell office:value-type="float" office:value="0.167584364608" calcext:value-type="float">
            <text:p>0.1675843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23256" calcext:value-type="float">
            <text:p>258223256</text:p>
          </table:table-cell>
          <table:table-cell office:value-type="float" office:value="47.253968254" calcext:value-type="float">
            <text:p>47.253968254</text:p>
          </table:table-cell>
          <table:table-cell office:value-type="float" office:value="268550904" calcext:value-type="float">
            <text:p>268550904</text:p>
          </table:table-cell>
          <table:table-cell office:value-type="float" office:value="1.95865762503" calcext:value-type="float">
            <text:p>1.958657625</text:p>
          </table:table-cell>
          <table:table-cell office:value-type="float" office:value="272435192" calcext:value-type="float">
            <text:p>272435192</text:p>
          </table:table-cell>
          <table:table-cell office:value-type="float" office:value="0.246283128636" calcext:value-type="float">
            <text:p>0.2462831286</text:p>
          </table:table-cell>
          <table:table-cell office:value-type="float" office:value="280403560" calcext:value-type="float">
            <text:p>280403560</text:p>
          </table:table-cell>
          <table:table-cell office:value-type="float" office:value="0.0190763052209" calcext:value-type="float">
            <text:p>0.0190763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14632" calcext:value-type="float">
            <text:p>192014632</text:p>
          </table:table-cell>
          <table:table-cell office:value-type="float" office:value="0.0636495964007" calcext:value-type="float">
            <text:p>0.0636495964</text:p>
          </table:table-cell>
          <table:table-cell office:value-type="float" office:value="257557240" calcext:value-type="float">
            <text:p>257557240</text:p>
          </table:table-cell>
          <table:table-cell office:value-type="float" office:value="100" calcext:value-type="float">
            <text:p>100</text:p>
          </table:table-cell>
          <table:table-cell office:value-type="float" office:value="270808680" calcext:value-type="float">
            <text:p>270808680</text:p>
          </table:table-cell>
          <table:table-cell office:value-type="float" office:value="0.433267909715" calcext:value-type="float">
            <text:p>0.4332679097</text:p>
          </table:table-cell>
          <table:table-cell office:value-type="float" office:value="178251128" calcext:value-type="float">
            <text:p>178251128</text:p>
          </table:table-cell>
          <table:table-cell office:value-type="float" office:value="0.943712905452" calcext:value-type="float">
            <text:p>0.9437129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93400" calcext:value-type="float">
            <text:p>209693400</text:p>
          </table:table-cell>
          <table:table-cell office:value-type="float" office:value="0.171033653846" calcext:value-type="float">
            <text:p>0.1710336538</text:p>
          </table:table-cell>
          <table:table-cell office:value-type="float" office:value="259183128" calcext:value-type="float">
            <text:p>259183128</text:p>
          </table:table-cell>
          <table:table-cell office:value-type="float" office:value="100" calcext:value-type="float">
            <text:p>100</text:p>
          </table:table-cell>
          <table:table-cell office:value-type="float" office:value="278776616" calcext:value-type="float">
            <text:p>278776616</text:p>
          </table:table-cell>
          <table:table-cell office:value-type="float" office:value="0.00178236397749" calcext:value-type="float">
            <text:p>0.001782364</text:p>
          </table:table-cell>
          <table:table-cell office:value-type="float" office:value="202607496" calcext:value-type="float">
            <text:p>202607496</text:p>
          </table:table-cell>
          <table:table-cell office:value-type="float" office:value="0.0313216896583" calcext:value-type="float">
            <text:p>0.0313216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89160" calcext:value-type="float">
            <text:p>233689160</text:p>
          </table:table-cell>
          <table:table-cell office:value-type="float" office:value="0.183925517766" calcext:value-type="float">
            <text:p>0.1839255178</text:p>
          </table:table-cell>
          <table:table-cell office:value-type="float" office:value="200940424" calcext:value-type="float">
            <text:p>200940424</text:p>
          </table:table-cell>
          <table:table-cell office:value-type="float" office:value="0.0899626400996" calcext:value-type="float">
            <text:p>0.0899626401</text:p>
          </table:table-cell>
          <table:table-cell office:value-type="float" office:value="278776616" calcext:value-type="float">
            <text:p>278776616</text:p>
          </table:table-cell>
          <table:table-cell office:value-type="float" office:value="0.00178236397749" calcext:value-type="float">
            <text:p>0.001782364</text:p>
          </table:table-cell>
          <table:table-cell office:value-type="float" office:value="216051400" calcext:value-type="float">
            <text:p>216051400</text:p>
          </table:table-cell>
          <table:table-cell office:value-type="float" office:value="0.533321082935" calcext:value-type="float">
            <text:p>0.5333210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59928" calcext:value-type="float">
            <text:p>242659928</text:p>
          </table:table-cell>
          <table:table-cell office:value-type="float" office:value="1.66186071817" calcext:value-type="float">
            <text:p>1.6618607182</text:p>
          </table:table-cell>
          <table:table-cell office:value-type="float" office:value="226225000" calcext:value-type="float">
            <text:p>226225000</text:p>
          </table:table-cell>
          <table:table-cell office:value-type="float" office:value="0.00751435602953" calcext:value-type="float">
            <text:p>0.007514356</text:p>
          </table:table-cell>
          <table:table-cell office:value-type="float" office:value="190219016" calcext:value-type="float">
            <text:p>190219016</text:p>
          </table:table-cell>
          <table:table-cell office:value-type="float" office:value="0.000497510682366" calcext:value-type="float">
            <text:p>0.0004975107</text:p>
          </table:table-cell>
          <table:table-cell office:value-type="float" office:value="221308568" calcext:value-type="float">
            <text:p>221308568</text:p>
          </table:table-cell>
          <table:table-cell office:value-type="float" office:value="1.9365545651" calcext:value-type="float">
            <text:p>1.9365545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20888" calcext:value-type="float">
            <text:p>252320888</text:p>
          </table:table-cell>
          <table:table-cell office:value-type="float" office:value="1.83953488372" calcext:value-type="float">
            <text:p>1.8395348837</text:p>
          </table:table-cell>
          <table:table-cell office:value-type="float" office:value="243619288" calcext:value-type="float">
            <text:p>243619288</text:p>
          </table:table-cell>
          <table:table-cell office:value-type="float" office:value="0.0522066599603" calcext:value-type="float">
            <text:p>0.05220666</text:p>
          </table:table-cell>
          <table:table-cell office:value-type="float" office:value="190219016" calcext:value-type="float">
            <text:p>190219016</text:p>
          </table:table-cell>
          <table:table-cell office:value-type="float" office:value="0.000497510682366" calcext:value-type="float">
            <text:p>0.0004975107</text:p>
          </table:table-cell>
          <table:table-cell office:value-type="float" office:value="246687816" calcext:value-type="float">
            <text:p>246687816</text:p>
          </table:table-cell>
          <table:table-cell office:value-type="float" office:value="1.76940562698" calcext:value-type="float">
            <text:p>1.769405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82712" calcext:value-type="float">
            <text:p>272682712</text:p>
          </table:table-cell>
          <table:table-cell office:value-type="float" office:value="100" calcext:value-type="float">
            <text:p>100</text:p>
          </table:table-cell>
          <table:table-cell office:value-type="float" office:value="248725992" calcext:value-type="float">
            <text:p>248725992</text:p>
          </table:table-cell>
          <table:table-cell office:value-type="float" office:value="2.79246901402" calcext:value-type="float">
            <text:p>2.792469014</text:p>
          </table:table-cell>
          <table:table-cell office:value-type="float" office:value="191075656" calcext:value-type="float">
            <text:p>191075656</text:p>
          </table:table-cell>
          <table:table-cell office:value-type="float" office:value="0.417244367418" calcext:value-type="float">
            <text:p>0.4172443674</text:p>
          </table:table-cell>
          <table:table-cell office:value-type="float" office:value="254893960" calcext:value-type="float">
            <text:p>254893960</text:p>
          </table:table-cell>
          <table:table-cell office:value-type="float" office:value="0.548579109063" calcext:value-type="float">
            <text:p>0.5485791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86240" calcext:value-type="float">
            <text:p>184886240</text:p>
          </table:table-cell>
          <table:table-cell office:value-type="float" office:value="0.51376146789" calcext:value-type="float">
            <text:p>0.5137614679</text:p>
          </table:table-cell>
          <table:table-cell office:value-type="float" office:value="266695608" calcext:value-type="float">
            <text:p>266695608</text:p>
          </table:table-cell>
          <table:table-cell office:value-type="float" office:value="0.0355634073278" calcext:value-type="float">
            <text:p>0.0355634073</text:p>
          </table:table-cell>
          <table:table-cell office:value-type="float" office:value="219958696" calcext:value-type="float">
            <text:p>219958696</text:p>
          </table:table-cell>
          <table:table-cell office:value-type="float" office:value="0.215348741513" calcext:value-type="float">
            <text:p>0.2153487415</text:p>
          </table:table-cell>
          <table:table-cell office:value-type="float" office:value="269805768" calcext:value-type="float">
            <text:p>2698057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1736" calcext:value-type="float">
            <text:p>200581736</text:p>
          </table:table-cell>
          <table:table-cell office:value-type="float" office:value="4.9428529238" calcext:value-type="float">
            <text:p>4.9428529238</text:p>
          </table:table-cell>
          <table:table-cell office:value-type="float" office:value="166050008" calcext:value-type="float">
            <text:p>166050008</text:p>
          </table:table-cell>
          <table:table-cell office:value-type="float" office:value="0.147961368286" calcext:value-type="float">
            <text:p>0.1479613683</text:p>
          </table:table-cell>
          <table:table-cell office:value-type="float" office:value="227774632" calcext:value-type="float">
            <text:p>227774632</text:p>
          </table:table-cell>
          <table:table-cell office:value-type="float" office:value="0.342779483566" calcext:value-type="float">
            <text:p>0.3427794836</text:p>
          </table:table-cell>
          <table:table-cell office:value-type="float" office:value="277788776" calcext:value-type="float">
            <text:p>277788776</text:p>
          </table:table-cell>
          <table:table-cell office:value-type="float" office:value="2.13066295066" calcext:value-type="float">
            <text:p>2.1306629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01800" calcext:value-type="float">
            <text:p>215301800</text:p>
          </table:table-cell>
          <table:table-cell office:value-type="float" office:value="0.167624312824" calcext:value-type="float">
            <text:p>0.1676243128</text:p>
          </table:table-cell>
          <table:table-cell office:value-type="float" office:value="187451784" calcext:value-type="float">
            <text:p>187451784</text:p>
          </table:table-cell>
          <table:table-cell office:value-type="float" office:value="0.172764227642" calcext:value-type="float">
            <text:p>0.1727642276</text:p>
          </table:table-cell>
          <table:table-cell office:value-type="float" office:value="226885064" calcext:value-type="float">
            <text:p>226885064</text:p>
          </table:table-cell>
          <table:table-cell office:value-type="float" office:value="1.79791118027" calcext:value-type="float">
            <text:p>1.7979111803</text:p>
          </table:table-cell>
          <table:table-cell office:value-type="float" office:value="276402696" calcext:value-type="float">
            <text:p>276402696</text:p>
          </table:table-cell>
          <table:table-cell office:value-type="float" office:value="0.244229086749" calcext:value-type="float">
            <text:p>0.2442290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32872" calcext:value-type="float">
            <text:p>234332872</text:p>
          </table:table-cell>
          <table:table-cell office:value-type="float" office:value="0.888113496933" calcext:value-type="float">
            <text:p>0.8881134969</text:p>
          </table:table-cell>
          <table:table-cell office:value-type="float" office:value="216418744" calcext:value-type="float">
            <text:p>216418744</text:p>
          </table:table-cell>
          <table:table-cell office:value-type="float" office:value="0.0392036961544" calcext:value-type="float">
            <text:p>0.0392036962</text:p>
          </table:table-cell>
          <table:table-cell office:value-type="float" office:value="252250152" calcext:value-type="float">
            <text:p>252250152</text:p>
          </table:table-cell>
          <table:table-cell office:value-type="float" office:value="0.424395585882" calcext:value-type="float">
            <text:p>0.4243955859</text:p>
          </table:table-cell>
          <table:table-cell office:value-type="float" office:value="276992824" calcext:value-type="float">
            <text:p>276992824</text:p>
          </table:table-cell>
          <table:table-cell office:value-type="float" office:value="0.244229086749" calcext:value-type="float">
            <text:p>0.2442290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05224" calcext:value-type="float">
            <text:p>240605224</text:p>
          </table:table-cell>
          <table:table-cell office:value-type="float" office:value="2.21952461135" calcext:value-type="float">
            <text:p>2.2195246114</text:p>
          </table:table-cell>
          <table:table-cell office:value-type="float" office:value="238401656" calcext:value-type="float">
            <text:p>238401656</text:p>
          </table:table-cell>
          <table:table-cell office:value-type="float" office:value="0.361767088292" calcext:value-type="float">
            <text:p>0.3617670883</text:p>
          </table:table-cell>
          <table:table-cell office:value-type="float" office:value="270452008" calcext:value-type="float">
            <text:p>270452008</text:p>
          </table:table-cell>
          <table:table-cell office:value-type="float" office:value="0.343276311642" calcext:value-type="float">
            <text:p>0.3432763116</text:p>
          </table:table-cell>
          <table:table-cell office:value-type="float" office:value="178214648" calcext:value-type="float">
            <text:p>1782146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73720" calcext:value-type="float">
            <text:p>267873720</text:p>
          </table:table-cell>
          <table:table-cell office:value-type="float" office:value="0.203889926958" calcext:value-type="float">
            <text:p>0.203889927</text:p>
          </table:table-cell>
          <table:table-cell office:value-type="float" office:value="247265960" calcext:value-type="float">
            <text:p>247265960</text:p>
          </table:table-cell>
          <table:table-cell office:value-type="float" office:value="0.413963749106" calcext:value-type="float">
            <text:p>0.4139637491</text:p>
          </table:table-cell>
          <table:table-cell office:value-type="float" office:value="175319176" calcext:value-type="float">
            <text:p>175319176</text:p>
          </table:table-cell>
          <table:table-cell office:value-type="float" office:value="0.688264356753" calcext:value-type="float">
            <text:p>0.6882643568</text:p>
          </table:table-cell>
          <table:table-cell office:value-type="float" office:value="202679304" calcext:value-type="float">
            <text:p>202679304</text:p>
          </table:table-cell>
          <table:table-cell office:value-type="float" office:value="0.0178481490808" calcext:value-type="float">
            <text:p>0.0178481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86696" calcext:value-type="float">
            <text:p>269186696</text:p>
          </table:table-cell>
          <table:table-cell office:value-type="float" office:value="100" calcext:value-type="float">
            <text:p>100</text:p>
          </table:table-cell>
          <table:table-cell office:value-type="float" office:value="244745768" calcext:value-type="float">
            <text:p>244745768</text:p>
          </table:table-cell>
          <table:table-cell office:value-type="float" office:value="19.8222772277" calcext:value-type="float">
            <text:p>19.8222772277</text:p>
          </table:table-cell>
          <table:table-cell office:value-type="float" office:value="202606344" calcext:value-type="float">
            <text:p>202606344</text:p>
          </table:table-cell>
          <table:table-cell office:value-type="float" office:value="0.0549159834874" calcext:value-type="float">
            <text:p>0.0549159835</text:p>
          </table:table-cell>
          <table:table-cell office:value-type="float" office:value="227154168" calcext:value-type="float">
            <text:p>227154168</text:p>
          </table:table-cell>
          <table:table-cell office:value-type="float" office:value="0.626576500423" calcext:value-type="float">
            <text:p>0.6265765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67688" calcext:value-type="float">
            <text:p>177667688</text:p>
          </table:table-cell>
          <table:table-cell office:value-type="float" office:value="0.0720818908407" calcext:value-type="float">
            <text:p>0.0720818908</text:p>
          </table:table-cell>
          <table:table-cell office:value-type="float" office:value="171673640" calcext:value-type="float">
            <text:p>171673640</text:p>
          </table:table-cell>
          <table:table-cell office:value-type="float" office:value="100" calcext:value-type="float">
            <text:p>100</text:p>
          </table:table-cell>
          <table:table-cell office:value-type="float" office:value="209494984" calcext:value-type="float">
            <text:p>209494984</text:p>
          </table:table-cell>
          <table:table-cell office:value-type="float" office:value="0.0567510603419" calcext:value-type="float">
            <text:p>0.0567510603</text:p>
          </table:table-cell>
          <table:table-cell office:value-type="float" office:value="229584664" calcext:value-type="float">
            <text:p>229584664</text:p>
          </table:table-cell>
          <table:table-cell office:value-type="float" office:value="0.53856474259" calcext:value-type="float">
            <text:p>0.5385647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83704" calcext:value-type="float">
            <text:p>200183704</text:p>
          </table:table-cell>
          <table:table-cell office:value-type="float" office:value="30.8018949182" calcext:value-type="float">
            <text:p>30.8018949182</text:p>
          </table:table-cell>
          <table:table-cell office:value-type="float" office:value="188715224" calcext:value-type="float">
            <text:p>188715224</text:p>
          </table:table-cell>
          <table:table-cell office:value-type="float" office:value="0.0217548122556" calcext:value-type="float">
            <text:p>0.0217548123</text:p>
          </table:table-cell>
          <table:table-cell office:value-type="float" office:value="233364952" calcext:value-type="float">
            <text:p>233364952</text:p>
          </table:table-cell>
          <table:table-cell office:value-type="float" office:value="0.760797624098" calcext:value-type="float">
            <text:p>0.7607976241</text:p>
          </table:table-cell>
          <table:table-cell office:value-type="float" office:value="254937400" calcext:value-type="float">
            <text:p>254937400</text:p>
          </table:table-cell>
          <table:table-cell office:value-type="float" office:value="0.470845963075" calcext:value-type="float">
            <text:p>0.4708459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81608" calcext:value-type="float">
            <text:p>219881608</text:p>
          </table:table-cell>
          <table:table-cell office:value-type="float" office:value="0.240605286582" calcext:value-type="float">
            <text:p>0.2406052866</text:p>
          </table:table-cell>
          <table:table-cell office:value-type="float" office:value="206105640" calcext:value-type="float">
            <text:p>206105640</text:p>
          </table:table-cell>
          <table:table-cell office:value-type="float" office:value="0.938958133589" calcext:value-type="float">
            <text:p>0.9389581336</text:p>
          </table:table-cell>
          <table:table-cell office:value-type="float" office:value="240881704" calcext:value-type="float">
            <text:p>240881704</text:p>
          </table:table-cell>
          <table:table-cell office:value-type="float" office:value="1.4187193666" calcext:value-type="float">
            <text:p>1.4187193666</text:p>
          </table:table-cell>
          <table:table-cell office:value-type="float" office:value="264571832" calcext:value-type="float">
            <text:p>264571832</text:p>
          </table:table-cell>
          <table:table-cell office:value-type="float" office:value="0.237315678604" calcext:value-type="float">
            <text:p>0.2373156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45048" calcext:value-type="float">
            <text:p>239745048</text:p>
          </table:table-cell>
          <table:table-cell office:value-type="float" office:value="0.10493810938" calcext:value-type="float">
            <text:p>0.1049381094</text:p>
          </table:table-cell>
          <table:table-cell office:value-type="float" office:value="235420504" calcext:value-type="float">
            <text:p>235420504</text:p>
          </table:table-cell>
          <table:table-cell office:value-type="float" office:value="0.147125002785" calcext:value-type="float">
            <text:p>0.1471250028</text:p>
          </table:table-cell>
          <table:table-cell office:value-type="float" office:value="259929336" calcext:value-type="float">
            <text:p>259929336</text:p>
          </table:table-cell>
          <table:table-cell office:value-type="float" office:value="1.61019592553" calcext:value-type="float">
            <text:p>1.6101959255</text:p>
          </table:table-cell>
          <table:table-cell office:value-type="float" office:value="178758984" calcext:value-type="float">
            <text:p>178758984</text:p>
          </table:table-cell>
          <table:table-cell office:value-type="float" office:value="1.31139411156" calcext:value-type="float">
            <text:p>1.3113941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66312" calcext:value-type="float">
            <text:p>245166312</text:p>
          </table:table-cell>
          <table:table-cell office:value-type="float" office:value="2.49864240112" calcext:value-type="float">
            <text:p>2.4986424011</text:p>
          </table:table-cell>
          <table:table-cell office:value-type="float" office:value="246038488" calcext:value-type="float">
            <text:p>246038488</text:p>
          </table:table-cell>
          <table:table-cell office:value-type="float" office:value="0.155239695787" calcext:value-type="float">
            <text:p>0.1552396958</text:p>
          </table:table-cell>
          <table:table-cell office:value-type="float" office:value="263830696" calcext:value-type="float">
            <text:p>263830696</text:p>
          </table:table-cell>
          <table:table-cell office:value-type="float" office:value="0.134082674807" calcext:value-type="float">
            <text:p>0.1340826748</text:p>
          </table:table-cell>
          <table:table-cell office:value-type="float" office:value="190132872" calcext:value-type="float">
            <text:p>190132872</text:p>
          </table:table-cell>
          <table:table-cell office:value-type="float" office:value="0.157301710444" calcext:value-type="float">
            <text:p>0.1573017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53672" calcext:value-type="float">
            <text:p>260053672</text:p>
          </table:table-cell>
          <table:table-cell office:value-type="float" office:value="0.0973833681247" calcext:value-type="float">
            <text:p>0.0973833681</text:p>
          </table:table-cell>
          <table:table-cell office:value-type="float" office:value="255123560" calcext:value-type="float">
            <text:p>255123560</text:p>
          </table:table-cell>
          <table:table-cell office:value-type="float" office:value="0.1646279749" calcext:value-type="float">
            <text:p>0.1646279749</text:p>
          </table:table-cell>
          <table:table-cell office:value-type="float" office:value="196181784" calcext:value-type="float">
            <text:p>196181784</text:p>
          </table:table-cell>
          <table:table-cell office:value-type="float" office:value="0.28703886668" calcext:value-type="float">
            <text:p>0.2870388667</text:p>
          </table:table-cell>
          <table:table-cell office:value-type="float" office:value="210639288" calcext:value-type="float">
            <text:p>210639288</text:p>
          </table:table-cell>
          <table:table-cell office:value-type="float" office:value="0.0263558033452" calcext:value-type="float">
            <text:p>0.0263558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72040" calcext:value-type="float">
            <text:p>180172040</text:p>
          </table:table-cell>
          <table:table-cell office:value-type="float" office:value="100" calcext:value-type="float">
            <text:p>100</text:p>
          </table:table-cell>
          <table:table-cell office:value-type="float" office:value="154109944" calcext:value-type="float">
            <text:p>154109944</text:p>
          </table:table-cell>
          <table:table-cell office:value-type="float" office:value="0.423405296645" calcext:value-type="float">
            <text:p>0.4234052966</text:p>
          </table:table-cell>
          <table:table-cell office:value-type="float" office:value="192831752" calcext:value-type="float">
            <text:p>192831752</text:p>
          </table:table-cell>
          <table:table-cell office:value-type="float" office:value="0.180869565217" calcext:value-type="float">
            <text:p>0.1808695652</text:p>
          </table:table-cell>
          <table:table-cell office:value-type="float" office:value="231123624" calcext:value-type="float">
            <text:p>231123624</text:p>
          </table:table-cell>
          <table:table-cell office:value-type="float" office:value="0.301226510634" calcext:value-type="float">
            <text:p>0.3012265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46920" calcext:value-type="float">
            <text:p>194646920</text:p>
          </table:table-cell>
          <table:table-cell office:value-type="float" office:value="0.139176053078" calcext:value-type="float">
            <text:p>0.1391760531</text:p>
          </table:table-cell>
          <table:table-cell office:value-type="float" office:value="185224008" calcext:value-type="float">
            <text:p>185224008</text:p>
          </table:table-cell>
          <table:table-cell office:value-type="float" office:value="0.137472362884" calcext:value-type="float">
            <text:p>0.1374723629</text:p>
          </table:table-cell>
          <table:table-cell office:value-type="float" office:value="219661288" calcext:value-type="float">
            <text:p>219661288</text:p>
          </table:table-cell>
          <table:table-cell office:value-type="float" office:value="0.19603402901" calcext:value-type="float">
            <text:p>0.196034029</text:p>
          </table:table-cell>
          <table:table-cell office:value-type="float" office:value="237506632" calcext:value-type="float">
            <text:p>237506632</text:p>
          </table:table-cell>
          <table:table-cell office:value-type="float" office:value="2.23134589117" calcext:value-type="float">
            <text:p>2.2313458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92328" calcext:value-type="float">
            <text:p>212892328</text:p>
          </table:table-cell>
          <table:table-cell office:value-type="float" office:value="1.8908106316" calcext:value-type="float">
            <text:p>1.8908106316</text:p>
          </table:table-cell>
          <table:table-cell office:value-type="float" office:value="212408824" calcext:value-type="float">
            <text:p>212408824</text:p>
          </table:table-cell>
          <table:table-cell office:value-type="float" office:value="0.0838560130897" calcext:value-type="float">
            <text:p>0.0838560131</text:p>
          </table:table-cell>
          <table:table-cell office:value-type="float" office:value="237098712" calcext:value-type="float">
            <text:p>237098712</text:p>
          </table:table-cell>
          <table:table-cell office:value-type="float" office:value="0.0793955086391" calcext:value-type="float">
            <text:p>0.0793955086</text:p>
          </table:table-cell>
          <table:table-cell office:value-type="float" office:value="242234696" calcext:value-type="float">
            <text:p>242234696</text:p>
          </table:table-cell>
          <table:table-cell office:value-type="float" office:value="1.99283328695" calcext:value-type="float">
            <text:p>1.992833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28488" calcext:value-type="float">
            <text:p>226828488</text:p>
          </table:table-cell>
          <table:table-cell office:value-type="float" office:value="0.595029394163" calcext:value-type="float">
            <text:p>0.5950293942</text:p>
          </table:table-cell>
          <table:table-cell office:value-type="float" office:value="232923320" calcext:value-type="float">
            <text:p>232923320</text:p>
          </table:table-cell>
          <table:table-cell office:value-type="float" office:value="0.840065813774" calcext:value-type="float">
            <text:p>0.8400658138</text:p>
          </table:table-cell>
          <table:table-cell office:value-type="float" office:value="239787672" calcext:value-type="float">
            <text:p>239787672</text:p>
          </table:table-cell>
          <table:table-cell office:value-type="float" office:value="2.43607784431" calcext:value-type="float">
            <text:p>2.4360778443</text:p>
          </table:table-cell>
          <table:table-cell office:value-type="float" office:value="263311912" calcext:value-type="float">
            <text:p>263311912</text:p>
          </table:table-cell>
          <table:table-cell office:value-type="float" office:value="3.12698412698" calcext:value-type="float">
            <text:p>3.126984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32632" calcext:value-type="float">
            <text:p>231932632</text:p>
          </table:table-cell>
          <table:table-cell office:value-type="float" office:value="1.44432254526" calcext:value-type="float">
            <text:p>1.4443225453</text:p>
          </table:table-cell>
          <table:table-cell office:value-type="float" office:value="242492184" calcext:value-type="float">
            <text:p>242492184</text:p>
          </table:table-cell>
          <table:table-cell office:value-type="float" office:value="0.839223099674" calcext:value-type="float">
            <text:p>0.8392230997</text:p>
          </table:table-cell>
          <table:table-cell office:value-type="float" office:value="261776888" calcext:value-type="float">
            <text:p>261776888</text:p>
          </table:table-cell>
          <table:table-cell office:value-type="float" office:value="0.0900182778229" calcext:value-type="float">
            <text:p>0.0900182778</text:p>
          </table:table-cell>
          <table:table-cell office:value-type="float" office:value="189867624" calcext:value-type="float">
            <text:p>189867624</text:p>
          </table:table-cell>
          <table:table-cell office:value-type="float" office:value="0.00943141403683" calcext:value-type="float">
            <text:p>0.009431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24584" calcext:value-type="float">
            <text:p>256824584</text:p>
          </table:table-cell>
          <table:table-cell office:value-type="float" office:value="1.37575777436" calcext:value-type="float">
            <text:p>1.3757577744</text:p>
          </table:table-cell>
          <table:table-cell office:value-type="float" office:value="254911128" calcext:value-type="float">
            <text:p>254911128</text:p>
          </table:table-cell>
          <table:table-cell office:value-type="float" office:value="1.4055447066" calcext:value-type="float">
            <text:p>1.4055447066</text:p>
          </table:table-cell>
          <table:table-cell office:value-type="float" office:value="259942040" calcext:value-type="float">
            <text:p>259942040</text:p>
          </table:table-cell>
          <table:table-cell office:value-type="float" office:value="0.899987111741" calcext:value-type="float">
            <text:p>0.8999871117</text:p>
          </table:table-cell>
          <table:table-cell office:value-type="float" office:value="206592200" calcext:value-type="float">
            <text:p>206592200</text:p>
          </table:table-cell>
          <table:table-cell office:value-type="float" office:value="0.0162773091066" calcext:value-type="float">
            <text:p>0.0162773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91976" calcext:value-type="float">
            <text:p>161491976</text:p>
          </table:table-cell>
          <table:table-cell office:value-type="float" office:value="1.16994354682" calcext:value-type="float">
            <text:p>1.1699435468</text:p>
          </table:table-cell>
          <table:table-cell office:value-type="float" office:value="258394744" calcext:value-type="float">
            <text:p>258394744</text:p>
          </table:table-cell>
          <table:table-cell office:value-type="float" office:value="0.328018512061" calcext:value-type="float">
            <text:p>0.3280185121</text:p>
          </table:table-cell>
          <table:table-cell office:value-type="float" office:value="188194920" calcext:value-type="float">
            <text:p>188194920</text:p>
          </table:table-cell>
          <table:table-cell office:value-type="float" office:value="0.295427818806" calcext:value-type="float">
            <text:p>0.2954278188</text:p>
          </table:table-cell>
          <table:table-cell office:value-type="float" office:value="225010360" calcext:value-type="float">
            <text:p>225010360</text:p>
          </table:table-cell>
          <table:table-cell office:value-type="float" office:value="0.0120989376543" calcext:value-type="float">
            <text:p>0.0120989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31432" calcext:value-type="float">
            <text:p>183431432</text:p>
          </table:table-cell>
          <table:table-cell office:value-type="float" office:value="0.182898200185" calcext:value-type="float">
            <text:p>0.1828982002</text:p>
          </table:table-cell>
          <table:table-cell office:value-type="float" office:value="183858792" calcext:value-type="float">
            <text:p>183858792</text:p>
          </table:table-cell>
          <table:table-cell office:value-type="float" office:value="0.280304351272" calcext:value-type="float">
            <text:p>0.2803043513</text:p>
          </table:table-cell>
          <table:table-cell office:value-type="float" office:value="195436920" calcext:value-type="float">
            <text:p>195436920</text:p>
          </table:table-cell>
          <table:table-cell office:value-type="float" office:value="13.8587234043" calcext:value-type="float">
            <text:p>13.8587234043</text:p>
          </table:table-cell>
          <table:table-cell office:value-type="float" office:value="243683832" calcext:value-type="float">
            <text:p>243683832</text:p>
          </table:table-cell>
          <table:table-cell office:value-type="float" office:value="0.115008431703" calcext:value-type="float">
            <text:p>0.1150084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46824" calcext:value-type="float">
            <text:p>198346824</text:p>
          </table:table-cell>
          <table:table-cell office:value-type="float" office:value="19.3224149004" calcext:value-type="float">
            <text:p>19.3224149004</text:p>
          </table:table-cell>
          <table:table-cell office:value-type="float" office:value="208538760" calcext:value-type="float">
            <text:p>208538760</text:p>
          </table:table-cell>
          <table:table-cell office:value-type="float" office:value="0.159064028386" calcext:value-type="float">
            <text:p>0.1590640284</text:p>
          </table:table-cell>
          <table:table-cell office:value-type="float" office:value="211044168" calcext:value-type="float">
            <text:p>211044168</text:p>
          </table:table-cell>
          <table:table-cell office:value-type="float" office:value="0.18555441945" calcext:value-type="float">
            <text:p>0.1855544195</text:p>
          </table:table-cell>
          <table:table-cell office:value-type="float" office:value="246482184" calcext:value-type="float">
            <text:p>246482184</text:p>
          </table:table-cell>
          <table:table-cell office:value-type="float" office:value="2.00640631856" calcext:value-type="float">
            <text:p>2.0064063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58120" calcext:value-type="float">
            <text:p>204858120</text:p>
          </table:table-cell>
          <table:table-cell office:value-type="float" office:value="1.00665257885" calcext:value-type="float">
            <text:p>1.0066525789</text:p>
          </table:table-cell>
          <table:table-cell office:value-type="float" office:value="233299032" calcext:value-type="float">
            <text:p>233299032</text:p>
          </table:table-cell>
          <table:table-cell office:value-type="float" office:value="0.158101159176" calcext:value-type="float">
            <text:p>0.1581011592</text:p>
          </table:table-cell>
          <table:table-cell office:value-type="float" office:value="230779544" calcext:value-type="float">
            <text:p>230779544</text:p>
          </table:table-cell>
          <table:table-cell office:value-type="float" office:value="0.968990716966" calcext:value-type="float">
            <text:p>0.968990717</text:p>
          </table:table-cell>
          <table:table-cell office:value-type="float" office:value="264816680" calcext:value-type="float">
            <text:p>264816680</text:p>
          </table:table-cell>
          <table:table-cell office:value-type="float" office:value="0.120933792576" calcext:value-type="float">
            <text:p>0.1209337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86344" calcext:value-type="float">
            <text:p>236386344</text:p>
          </table:table-cell>
          <table:table-cell office:value-type="float" office:value="0.113962627316" calcext:value-type="float">
            <text:p>0.1139626273</text:p>
          </table:table-cell>
          <table:table-cell office:value-type="float" office:value="243176968" calcext:value-type="float">
            <text:p>243176968</text:p>
          </table:table-cell>
          <table:table-cell office:value-type="float" office:value="2.00018131051" calcext:value-type="float">
            <text:p>2.0001813105</text:p>
          </table:table-cell>
          <table:table-cell office:value-type="float" office:value="249488808" calcext:value-type="float">
            <text:p>249488808</text:p>
          </table:table-cell>
          <table:table-cell office:value-type="float" office:value="0.162874969349" calcext:value-type="float">
            <text:p>0.1628749693</text:p>
          </table:table-cell>
          <table:table-cell office:value-type="float" office:value="268214712" calcext:value-type="float">
            <text:p>268214712</text:p>
          </table:table-cell>
          <table:table-cell office:value-type="float" office:value="0.810526315789" calcext:value-type="float">
            <text:p>0.8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37256" calcext:value-type="float">
            <text:p>245037256</text:p>
          </table:table-cell>
          <table:table-cell office:value-type="float" office:value="0.120158210584" calcext:value-type="float">
            <text:p>0.1201582106</text:p>
          </table:table-cell>
          <table:table-cell office:value-type="float" office:value="258570712" calcext:value-type="float">
            <text:p>258570712</text:p>
          </table:table-cell>
          <table:table-cell office:value-type="float" office:value="1.92201745246" calcext:value-type="float">
            <text:p>1.9220174525</text:p>
          </table:table-cell>
          <table:table-cell office:value-type="float" office:value="263760392" calcext:value-type="float">
            <text:p>263760392</text:p>
          </table:table-cell>
          <table:table-cell office:value-type="float" office:value="0.14097058887" calcext:value-type="float">
            <text:p>0.1409705889</text:p>
          </table:table-cell>
          <table:table-cell office:value-type="float" office:value="199934040" calcext:value-type="float">
            <text:p>199934040</text:p>
          </table:table-cell>
          <table:table-cell office:value-type="float" office:value="0.325969946175" calcext:value-type="float">
            <text:p>0.3259699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37896" calcext:value-type="float">
            <text:p>253937896</text:p>
          </table:table-cell>
          <table:table-cell office:value-type="float" office:value="2.3915461624" calcext:value-type="float">
            <text:p>2.3915461624</text:p>
          </table:table-cell>
          <table:table-cell office:value-type="float" office:value="249391720" calcext:value-type="float">
            <text:p>249391720</text:p>
          </table:table-cell>
          <table:table-cell office:value-type="float" office:value="18.2297687861" calcext:value-type="float">
            <text:p>18.2297687861</text:p>
          </table:table-cell>
          <table:table-cell office:value-type="float" office:value="271082040" calcext:value-type="float">
            <text:p>271082040</text:p>
          </table:table-cell>
          <table:table-cell office:value-type="float" office:value="2.4599062696" calcext:value-type="float">
            <text:p>2.4599062696</text:p>
          </table:table-cell>
          <table:table-cell office:value-type="float" office:value="204037336" calcext:value-type="float">
            <text:p>204037336</text:p>
          </table:table-cell>
          <table:table-cell office:value-type="float" office:value="1.55400604015" calcext:value-type="float">
            <text:p>1.5540060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57192" calcext:value-type="float">
            <text:p>183657192</text:p>
          </table:table-cell>
          <table:table-cell office:value-type="float" office:value="1.61593380257" calcext:value-type="float">
            <text:p>1.6159338026</text:p>
          </table:table-cell>
          <table:table-cell office:value-type="float" office:value="272948616" calcext:value-type="float">
            <text:p>272948616</text:p>
          </table:table-cell>
          <table:table-cell office:value-type="float" office:value="100" calcext:value-type="float">
            <text:p>100</text:p>
          </table:table-cell>
          <table:table-cell office:value-type="float" office:value="178694968" calcext:value-type="float">
            <text:p>178694968</text:p>
          </table:table-cell>
          <table:table-cell office:value-type="float" office:value="100" calcext:value-type="float">
            <text:p>100</text:p>
          </table:table-cell>
          <table:table-cell office:value-type="float" office:value="228424632" calcext:value-type="float">
            <text:p>228424632</text:p>
          </table:table-cell>
          <table:table-cell office:value-type="float" office:value="0.975752851399" calcext:value-type="float">
            <text:p>0.9757528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22344" calcext:value-type="float">
            <text:p>201322344</text:p>
          </table:table-cell>
          <table:table-cell office:value-type="float" office:value="0.0563762676675" calcext:value-type="float">
            <text:p>0.0563762677</text:p>
          </table:table-cell>
          <table:table-cell office:value-type="float" office:value="200413352" calcext:value-type="float">
            <text:p>200413352</text:p>
          </table:table-cell>
          <table:table-cell office:value-type="float" office:value="0.0398340737254" calcext:value-type="float">
            <text:p>0.0398340737</text:p>
          </table:table-cell>
          <table:table-cell office:value-type="float" office:value="203331352" calcext:value-type="float">
            <text:p>203331352</text:p>
          </table:table-cell>
          <table:table-cell office:value-type="float" office:value="0.114485345271" calcext:value-type="float">
            <text:p>0.1144853453</text:p>
          </table:table-cell>
          <table:table-cell office:value-type="float" office:value="248856040" calcext:value-type="float">
            <text:p>248856040</text:p>
          </table:table-cell>
          <table:table-cell office:value-type="float" office:value="0.0717589041096" calcext:value-type="float">
            <text:p>0.0717589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73320" calcext:value-type="float">
            <text:p>209173320</text:p>
          </table:table-cell>
          <table:table-cell office:value-type="float" office:value="0.15095382914" calcext:value-type="float">
            <text:p>0.1509538291</text:p>
          </table:table-cell>
          <table:table-cell office:value-type="float" office:value="224863416" calcext:value-type="float">
            <text:p>224863416</text:p>
          </table:table-cell>
          <table:table-cell office:value-type="float" office:value="0.182910547397" calcext:value-type="float">
            <text:p>0.1829105474</text:p>
          </table:table-cell>
          <table:table-cell office:value-type="float" office:value="216235576" calcext:value-type="float">
            <text:p>216235576</text:p>
          </table:table-cell>
          <table:table-cell office:value-type="float" office:value="0.0737246890585" calcext:value-type="float">
            <text:p>0.0737246891</text:p>
          </table:table-cell>
          <table:table-cell office:value-type="float" office:value="255933128" calcext:value-type="float">
            <text:p>255933128</text:p>
          </table:table-cell>
          <table:table-cell office:value-type="float" office:value="0.0859454508447" calcext:value-type="float">
            <text:p>0.0859454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42920" calcext:value-type="float">
            <text:p>225942920</text:p>
          </table:table-cell>
          <table:table-cell office:value-type="float" office:value="0.683509955631" calcext:value-type="float">
            <text:p>0.6835099556</text:p>
          </table:table-cell>
          <table:table-cell office:value-type="float" office:value="245531304" calcext:value-type="float">
            <text:p>245531304</text:p>
          </table:table-cell>
          <table:table-cell office:value-type="float" office:value="0.164706977321" calcext:value-type="float">
            <text:p>0.1647069773</text:p>
          </table:table-cell>
          <table:table-cell office:value-type="float" office:value="238504632" calcext:value-type="float">
            <text:p>238504632</text:p>
          </table:table-cell>
          <table:table-cell office:value-type="float" office:value="0.313749206253" calcext:value-type="float">
            <text:p>0.3137492063</text:p>
          </table:table-cell>
          <table:table-cell office:value-type="float" office:value="156901320" calcext:value-type="float">
            <text:p>156901320</text:p>
          </table:table-cell>
          <table:table-cell office:value-type="float" office:value="1.31069127443" calcext:value-type="float">
            <text:p>1.3106912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67224" calcext:value-type="float">
            <text:p>229767224</text:p>
          </table:table-cell>
          <table:table-cell office:value-type="float" office:value="1.67596636229" calcext:value-type="float">
            <text:p>1.6759663623</text:p>
          </table:table-cell>
          <table:table-cell office:value-type="float" office:value="262592504" calcext:value-type="float">
            <text:p>262592504</text:p>
          </table:table-cell>
          <table:table-cell office:value-type="float" office:value="0.359900547547" calcext:value-type="float">
            <text:p>0.3599005475</text:p>
          </table:table-cell>
          <table:table-cell office:value-type="float" office:value="247318056" calcext:value-type="float">
            <text:p>247318056</text:p>
          </table:table-cell>
          <table:table-cell office:value-type="float" office:value="1.53805659871" calcext:value-type="float">
            <text:p>1.5380565987</text:p>
          </table:table-cell>
          <table:table-cell office:value-type="float" office:value="182509320" calcext:value-type="float">
            <text:p>182509320</text:p>
          </table:table-cell>
          <table:table-cell office:value-type="float" office:value="0.0905950853647" calcext:value-type="float">
            <text:p>0.0905950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53368" calcext:value-type="float">
            <text:p>255353368</text:p>
          </table:table-cell>
          <table:table-cell office:value-type="float" office:value="0.528848393107" calcext:value-type="float">
            <text:p>0.5288483931</text:p>
          </table:table-cell>
          <table:table-cell office:value-type="float" office:value="262307992" calcext:value-type="float">
            <text:p>262307992</text:p>
          </table:table-cell>
          <table:table-cell office:value-type="float" office:value="2.31601433297" calcext:value-type="float">
            <text:p>2.316014333</text:p>
          </table:table-cell>
          <table:table-cell office:value-type="float" office:value="249191576" calcext:value-type="float">
            <text:p>249191576</text:p>
          </table:table-cell>
          <table:table-cell office:value-type="float" office:value="1.5020991053" calcext:value-type="float">
            <text:p>1.5020991053</text:p>
          </table:table-cell>
          <table:table-cell office:value-type="float" office:value="200678296" calcext:value-type="float">
            <text:p>200678296</text:p>
          </table:table-cell>
          <table:table-cell office:value-type="float" office:value="0.0865789473684" calcext:value-type="float">
            <text:p>0.0865789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28264" calcext:value-type="float">
            <text:p>259228264</text:p>
          </table:table-cell>
          <table:table-cell office:value-type="float" office:value="0.0754841549296" calcext:value-type="float">
            <text:p>0.0754841549</text:p>
          </table:table-cell>
          <table:table-cell office:value-type="float" office:value="170465688" calcext:value-type="float">
            <text:p>170465688</text:p>
          </table:table-cell>
          <table:table-cell office:value-type="float" office:value="100" calcext:value-type="float">
            <text:p>100</text:p>
          </table:table-cell>
          <table:table-cell office:value-type="float" office:value="274428312" calcext:value-type="float">
            <text:p>274428312</text:p>
          </table:table-cell>
          <table:table-cell office:value-type="float" office:value="100" calcext:value-type="float">
            <text:p>100</text:p>
          </table:table-cell>
          <table:table-cell office:value-type="float" office:value="207925704" calcext:value-type="float">
            <text:p>207925704</text:p>
          </table:table-cell>
          <table:table-cell office:value-type="float" office:value="1.26546313481" calcext:value-type="float">
            <text:p>1.2654631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60312" calcext:value-type="float">
            <text:p>180760312</text:p>
          </table:table-cell>
          <table:table-cell office:value-type="float" office:value="1.27219812509" calcext:value-type="float">
            <text:p>1.2721981251</text:p>
          </table:table-cell>
          <table:table-cell office:value-type="float" office:value="186276488" calcext:value-type="float">
            <text:p>186276488</text:p>
          </table:table-cell>
          <table:table-cell office:value-type="float" office:value="0.0376777465809" calcext:value-type="float">
            <text:p>0.0376777466</text:p>
          </table:table-cell>
          <table:table-cell office:value-type="float" office:value="175598056" calcext:value-type="float">
            <text:p>175598056</text:p>
          </table:table-cell>
          <table:table-cell office:value-type="float" office:value="1.06850367487" calcext:value-type="float">
            <text:p>1.0685036749</text:p>
          </table:table-cell>
          <table:table-cell office:value-type="float" office:value="221476888" calcext:value-type="float">
            <text:p>221476888</text:p>
          </table:table-cell>
          <table:table-cell office:value-type="float" office:value="0.751185141051" calcext:value-type="float">
            <text:p>0.7511851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02824" calcext:value-type="float">
            <text:p>203002824</text:p>
          </table:table-cell>
          <table:table-cell office:value-type="float" office:value="0.0179076343073" calcext:value-type="float">
            <text:p>0.0179076343</text:p>
          </table:table-cell>
          <table:table-cell office:value-type="float" office:value="215461960" calcext:value-type="float">
            <text:p>215461960</text:p>
          </table:table-cell>
          <table:table-cell office:value-type="float" office:value="0.200154730327" calcext:value-type="float">
            <text:p>0.2001547303</text:p>
          </table:table-cell>
          <table:table-cell office:value-type="float" office:value="201719256" calcext:value-type="float">
            <text:p>201719256</text:p>
          </table:table-cell>
          <table:table-cell office:value-type="float" office:value="0.192633760362" calcext:value-type="float">
            <text:p>0.1926337604</text:p>
          </table:table-cell>
          <table:table-cell office:value-type="float" office:value="238562632" calcext:value-type="float">
            <text:p>238562632</text:p>
          </table:table-cell>
          <table:table-cell office:value-type="float" office:value="0.949138682948" calcext:value-type="float">
            <text:p>0.9491386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94984" calcext:value-type="float">
            <text:p>222694984</text:p>
          </table:table-cell>
          <table:table-cell office:value-type="float" office:value="0.0143381818936" calcext:value-type="float">
            <text:p>0.0143381819</text:p>
          </table:table-cell>
          <table:table-cell office:value-type="float" office:value="234152488" calcext:value-type="float">
            <text:p>234152488</text:p>
          </table:table-cell>
          <table:table-cell office:value-type="float" office:value="0.916737571411" calcext:value-type="float">
            <text:p>0.9167375714</text:p>
          </table:table-cell>
          <table:table-cell office:value-type="float" office:value="223481352" calcext:value-type="float">
            <text:p>223481352</text:p>
          </table:table-cell>
          <table:table-cell office:value-type="float" office:value="0.020938539229" calcext:value-type="float">
            <text:p>0.0209385392</text:p>
          </table:table-cell>
          <table:table-cell office:value-type="float" office:value="244476152" calcext:value-type="float">
            <text:p>244476152</text:p>
          </table:table-cell>
          <table:table-cell office:value-type="float" office:value="1.1059683313" calcext:value-type="float">
            <text:p>1.1059683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55688" calcext:value-type="float">
            <text:p>227455688</text:p>
          </table:table-cell>
          <table:table-cell office:value-type="float" office:value="1.005306294" calcext:value-type="float">
            <text:p>1.005306294</text:p>
          </table:table-cell>
          <table:table-cell office:value-type="float" office:value="243096008" calcext:value-type="float">
            <text:p>243096008</text:p>
          </table:table-cell>
          <table:table-cell office:value-type="float" office:value="0.363120371011" calcext:value-type="float">
            <text:p>0.363120371</text:p>
          </table:table-cell>
          <table:table-cell office:value-type="float" office:value="240192152" calcext:value-type="float">
            <text:p>240192152</text:p>
          </table:table-cell>
          <table:table-cell office:value-type="float" office:value="0.175706502778" calcext:value-type="float">
            <text:p>0.1757065028</text:p>
          </table:table-cell>
          <table:table-cell office:value-type="float" office:value="263048472" calcext:value-type="float">
            <text:p>263048472</text:p>
          </table:table-cell>
          <table:table-cell office:value-type="float" office:value="65.8196721311" calcext:value-type="float">
            <text:p>65.8196721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31240" calcext:value-type="float">
            <text:p>247231240</text:p>
          </table:table-cell>
          <table:table-cell office:value-type="float" office:value="0.162307793403" calcext:value-type="float">
            <text:p>0.1623077934</text:p>
          </table:table-cell>
          <table:table-cell office:value-type="float" office:value="241077144" calcext:value-type="float">
            <text:p>241077144</text:p>
          </table:table-cell>
          <table:table-cell office:value-type="float" office:value="1.77391057622" calcext:value-type="float">
            <text:p>1.7739105762</text:p>
          </table:table-cell>
          <table:table-cell office:value-type="float" office:value="251422888" calcext:value-type="float">
            <text:p>251422888</text:p>
          </table:table-cell>
          <table:table-cell office:value-type="float" office:value="0.189934924078" calcext:value-type="float">
            <text:p>0.1899349241</text:p>
          </table:table-cell>
          <table:table-cell office:value-type="float" office:value="255900968" calcext:value-type="float">
            <text:p>255900968</text:p>
          </table:table-cell>
          <table:table-cell office:value-type="float" office:value="1.67537167449" calcext:value-type="float">
            <text:p>1.6753716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41128" calcext:value-type="float">
            <text:p>256341128</text:p>
          </table:table-cell>
          <table:table-cell office:value-type="float" office:value="0.184194368915" calcext:value-type="float">
            <text:p>0.1841943689</text:p>
          </table:table-cell>
          <table:table-cell office:value-type="float" office:value="260570200" calcext:value-type="float">
            <text:p>260570200</text:p>
          </table:table-cell>
          <table:table-cell office:value-type="float" office:value="0.494340855523" calcext:value-type="float">
            <text:p>0.4943408555</text:p>
          </table:table-cell>
          <table:table-cell office:value-type="float" office:value="248828808" calcext:value-type="float">
            <text:p>248828808</text:p>
          </table:table-cell>
          <table:table-cell office:value-type="float" office:value="100" calcext:value-type="float">
            <text:p>100</text:p>
          </table:table-cell>
          <table:table-cell office:value-type="float" office:value="283755816" calcext:value-type="float">
            <text:p>283755816</text:p>
          </table:table-cell>
          <table:table-cell office:value-type="float" office:value="0.682244381604" calcext:value-type="float">
            <text:p>0.6822443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89688" calcext:value-type="float">
            <text:p>265389688</text:p>
          </table:table-cell>
          <table:table-cell office:value-type="float" office:value="1.1969228329" calcext:value-type="float">
            <text:p>1.1969228329</text:p>
          </table:table-cell>
          <table:table-cell office:value-type="float" office:value="265287096" calcext:value-type="float">
            <text:p>265287096</text:p>
          </table:table-cell>
          <table:table-cell office:value-type="float" office:value="100" calcext:value-type="float">
            <text:p>100</text:p>
          </table:table-cell>
          <table:table-cell office:value-type="float" office:value="166911720" calcext:value-type="float">
            <text:p>166911720</text:p>
          </table:table-cell>
          <table:table-cell office:value-type="float" office:value="1.65171069436" calcext:value-type="float">
            <text:p>1.6517106944</text:p>
          </table:table-cell>
          <table:table-cell office:value-type="float" office:value="284610584" calcext:value-type="float">
            <text:p>284610584</text:p>
          </table:table-cell>
          <table:table-cell office:value-type="float" office:value="0.688873924755" calcext:value-type="float">
            <text:p>0.6888739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66760" calcext:value-type="float">
            <text:p>154966760</text:p>
          </table:table-cell>
          <table:table-cell office:value-type="float" office:value="0.331144181672" calcext:value-type="float">
            <text:p>0.3311441817</text:p>
          </table:table-cell>
          <table:table-cell office:value-type="float" office:value="172686056" calcext:value-type="float">
            <text:p>172686056</text:p>
          </table:table-cell>
          <table:table-cell office:value-type="float" office:value="0.0254278977456" calcext:value-type="float">
            <text:p>0.0254278977</text:p>
          </table:table-cell>
          <table:table-cell office:value-type="float" office:value="197589704" calcext:value-type="float">
            <text:p>197589704</text:p>
          </table:table-cell>
          <table:table-cell office:value-type="float" office:value="0.0118316569614" calcext:value-type="float">
            <text:p>0.011831657</text:p>
          </table:table-cell>
          <table:table-cell office:value-type="float" office:value="284872856" calcext:value-type="float">
            <text:p>284872856</text:p>
          </table:table-cell>
          <table:table-cell office:value-type="float" office:value="0.688873924755" calcext:value-type="float">
            <text:p>0.6888739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36456" calcext:value-type="float">
            <text:p>177136456</text:p>
          </table:table-cell>
          <table:table-cell office:value-type="float" office:value="0.201121739729" calcext:value-type="float">
            <text:p>0.2011217397</text:p>
          </table:table-cell>
          <table:table-cell office:value-type="float" office:value="193992328" calcext:value-type="float">
            <text:p>193992328</text:p>
          </table:table-cell>
          <table:table-cell office:value-type="float" office:value="0.184214720602" calcext:value-type="float">
            <text:p>0.1842147206</text:p>
          </table:table-cell>
          <table:table-cell office:value-type="float" office:value="212636008" calcext:value-type="float">
            <text:p>212636008</text:p>
          </table:table-cell>
          <table:table-cell office:value-type="float" office:value="1.60141849655" calcext:value-type="float">
            <text:p>1.6014184966</text:p>
          </table:table-cell>
          <table:table-cell office:value-type="float" office:value="281927448" calcext:value-type="float">
            <text:p>281927448</text:p>
          </table:table-cell>
          <table:table-cell office:value-type="float" office:value="0.00291862693849" calcext:value-type="float">
            <text:p>0.0029186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05704" calcext:value-type="float">
            <text:p>203005704</text:p>
          </table:table-cell>
          <table:table-cell office:value-type="float" office:value="0.00775623268698" calcext:value-type="float">
            <text:p>0.0077562327</text:p>
          </table:table-cell>
          <table:table-cell office:value-type="float" office:value="211382520" calcext:value-type="float">
            <text:p>211382520</text:p>
          </table:table-cell>
          <table:table-cell office:value-type="float" office:value="1.33631560409" calcext:value-type="float">
            <text:p>1.3363156041</text:p>
          </table:table-cell>
          <table:table-cell office:value-type="float" office:value="231205048" calcext:value-type="float">
            <text:p>231205048</text:p>
          </table:table-cell>
          <table:table-cell office:value-type="float" office:value="0.84999838985" calcext:value-type="float">
            <text:p>0.8499983899</text:p>
          </table:table-cell>
          <table:table-cell office:value-type="float" office:value="202817528" calcext:value-type="float">
            <text:p>202817528</text:p>
          </table:table-cell>
          <table:table-cell office:value-type="float" office:value="0.326157176157" calcext:value-type="float">
            <text:p>0.3261571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98744" calcext:value-type="float">
            <text:p>231598744</text:p>
          </table:table-cell>
          <table:table-cell office:value-type="float" office:value="0.0203142358356" calcext:value-type="float">
            <text:p>0.0203142358</text:p>
          </table:table-cell>
          <table:table-cell office:value-type="float" office:value="224923560" calcext:value-type="float">
            <text:p>224923560</text:p>
          </table:table-cell>
          <table:table-cell office:value-type="float" office:value="0.0427959307063" calcext:value-type="float">
            <text:p>0.0427959307</text:p>
          </table:table-cell>
          <table:table-cell office:value-type="float" office:value="230171240" calcext:value-type="float">
            <text:p>230171240</text:p>
          </table:table-cell>
          <table:table-cell office:value-type="float" office:value="0.373504476666" calcext:value-type="float">
            <text:p>0.3735044767</text:p>
          </table:table-cell>
          <table:table-cell office:value-type="float" office:value="215670216" calcext:value-type="float">
            <text:p>215670216</text:p>
          </table:table-cell>
          <table:table-cell office:value-type="float" office:value="0.144593000393" calcext:value-type="float">
            <text:p>0.1445930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83992" calcext:value-type="float">
            <text:p>239083992</text:p>
          </table:table-cell>
          <table:table-cell office:value-type="float" office:value="0.169601235982" calcext:value-type="float">
            <text:p>0.169601236</text:p>
          </table:table-cell>
          <table:table-cell office:value-type="float" office:value="248149352" calcext:value-type="float">
            <text:p>248149352</text:p>
          </table:table-cell>
          <table:table-cell office:value-type="float" office:value="0.0439389658096" calcext:value-type="float">
            <text:p>0.0439389658</text:p>
          </table:table-cell>
          <table:table-cell office:value-type="float" office:value="253670312" calcext:value-type="float">
            <text:p>253670312</text:p>
          </table:table-cell>
          <table:table-cell office:value-type="float" office:value="0.396072297532" calcext:value-type="float">
            <text:p>0.3960722975</text:p>
          </table:table-cell>
          <table:table-cell office:value-type="float" office:value="230211864" calcext:value-type="float">
            <text:p>230211864</text:p>
          </table:table-cell>
          <table:table-cell office:value-type="float" office:value="0.612529088021" calcext:value-type="float">
            <text:p>0.612529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01208" calcext:value-type="float">
            <text:p>246601208</text:p>
          </table:table-cell>
          <table:table-cell office:value-type="float" office:value="2.10082138289" calcext:value-type="float">
            <text:p>2.1008213829</text:p>
          </table:table-cell>
          <table:table-cell office:value-type="float" office:value="255507704" calcext:value-type="float">
            <text:p>255507704</text:p>
          </table:table-cell>
          <table:table-cell office:value-type="float" office:value="0.0481130780843" calcext:value-type="float">
            <text:p>0.0481130781</text:p>
          </table:table-cell>
          <table:table-cell office:value-type="float" office:value="261172872" calcext:value-type="float">
            <text:p>261172872</text:p>
          </table:table-cell>
          <table:table-cell office:value-type="float" office:value="100" calcext:value-type="float">
            <text:p>100</text:p>
          </table:table-cell>
          <table:table-cell office:value-type="float" office:value="257969128" calcext:value-type="float">
            <text:p>257969128</text:p>
          </table:table-cell>
          <table:table-cell office:value-type="float" office:value="1.56515814387" calcext:value-type="float">
            <text:p>1.5651581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94616" calcext:value-type="float">
            <text:p>264294616</text:p>
          </table:table-cell>
          <table:table-cell office:value-type="float" office:value="0.182279437562" calcext:value-type="float">
            <text:p>0.1822794376</text:p>
          </table:table-cell>
          <table:table-cell office:value-type="float" office:value="163335848" calcext:value-type="float">
            <text:p>163335848</text:p>
          </table:table-cell>
          <table:table-cell office:value-type="float" office:value="0.15547607598" calcext:value-type="float">
            <text:p>0.155476076</text:p>
          </table:table-cell>
          <table:table-cell office:value-type="float" office:value="169783384" calcext:value-type="float">
            <text:p>169783384</text:p>
          </table:table-cell>
          <table:table-cell office:value-type="float" office:value="0.150383479227" calcext:value-type="float">
            <text:p>0.1503834792</text:p>
          </table:table-cell>
          <table:table-cell office:value-type="float" office:value="270619608" calcext:value-type="float">
            <text:p>270619608</text:p>
          </table:table-cell>
          <table:table-cell office:value-type="float" office:value="0.840043122326" calcext:value-type="float">
            <text:p>0.8400431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49784" calcext:value-type="float">
            <text:p>271049784</text:p>
          </table:table-cell>
          <table:table-cell office:value-type="float" office:value="0.0169179229481" calcext:value-type="float">
            <text:p>0.0169179229</text:p>
          </table:table-cell>
          <table:table-cell office:value-type="float" office:value="199507688" calcext:value-type="float">
            <text:p>199507688</text:p>
          </table:table-cell>
          <table:table-cell office:value-type="float" office:value="0.0313031266169" calcext:value-type="float">
            <text:p>0.0313031266</text:p>
          </table:table-cell>
          <table:table-cell office:value-type="float" office:value="196640504" calcext:value-type="float">
            <text:p>196640504</text:p>
          </table:table-cell>
          <table:table-cell office:value-type="float" office:value="0.0569597836237" calcext:value-type="float">
            <text:p>0.0569597836</text:p>
          </table:table-cell>
          <table:table-cell office:value-type="float" office:value="263033976" calcext:value-type="float">
            <text:p>2630339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46216" calcext:value-type="float">
            <text:p>184046216</text:p>
          </table:table-cell>
          <table:table-cell office:value-type="float" office:value="1.39549736887" calcext:value-type="float">
            <text:p>1.3954973689</text:p>
          </table:table-cell>
          <table:table-cell office:value-type="float" office:value="205059800" calcext:value-type="float">
            <text:p>205059800</text:p>
          </table:table-cell>
          <table:table-cell office:value-type="float" office:value="0.661739230858" calcext:value-type="float">
            <text:p>0.6617392309</text:p>
          </table:table-cell>
          <table:table-cell office:value-type="float" office:value="201195512" calcext:value-type="float">
            <text:p>201195512</text:p>
          </table:table-cell>
          <table:table-cell office:value-type="float" office:value="0.149077445611" calcext:value-type="float">
            <text:p>0.1490774456</text:p>
          </table:table-cell>
          <table:table-cell office:value-type="float" office:value="180761752" calcext:value-type="float">
            <text:p>180761752</text:p>
          </table:table-cell>
          <table:table-cell office:value-type="float" office:value="0.754093488246" calcext:value-type="float">
            <text:p>0.7540934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11160" calcext:value-type="float">
            <text:p>191111160</text:p>
          </table:table-cell>
          <table:table-cell office:value-type="float" office:value="0.162215320911" calcext:value-type="float">
            <text:p>0.1622153209</text:p>
          </table:table-cell>
          <table:table-cell office:value-type="float" office:value="218304744" calcext:value-type="float">
            <text:p>218304744</text:p>
          </table:table-cell>
          <table:table-cell office:value-type="float" office:value="0.257239788302" calcext:value-type="float">
            <text:p>0.2572397883</text:p>
          </table:table-cell>
          <table:table-cell office:value-type="float" office:value="225391320" calcext:value-type="float">
            <text:p>225391320</text:p>
          </table:table-cell>
          <table:table-cell office:value-type="float" office:value="0.143115942029" calcext:value-type="float">
            <text:p>0.143115942</text:p>
          </table:table-cell>
          <table:table-cell office:value-type="float" office:value="197143048" calcext:value-type="float">
            <text:p>1971430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85976" calcext:value-type="float">
            <text:p>216285976</text:p>
          </table:table-cell>
          <table:table-cell office:value-type="float" office:value="0.0388090415099" calcext:value-type="float">
            <text:p>0.0388090415</text:p>
          </table:table-cell>
          <table:table-cell office:value-type="float" office:value="244483176" calcext:value-type="float">
            <text:p>244483176</text:p>
          </table:table-cell>
          <table:table-cell office:value-type="float" office:value="0.234290436962" calcext:value-type="float">
            <text:p>0.234290437</text:p>
          </table:table-cell>
          <table:table-cell office:value-type="float" office:value="229905208" calcext:value-type="float">
            <text:p>229905208</text:p>
          </table:table-cell>
          <table:table-cell office:value-type="float" office:value="2.06970892274" calcext:value-type="float">
            <text:p>2.0697089227</text:p>
          </table:table-cell>
          <table:table-cell office:value-type="float" office:value="216954968" calcext:value-type="float">
            <text:p>216954968</text:p>
          </table:table-cell>
          <table:table-cell office:value-type="float" office:value="0.235452607874" calcext:value-type="float">
            <text:p>0.2354526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42728" calcext:value-type="float">
            <text:p>236942728</text:p>
          </table:table-cell>
          <table:table-cell office:value-type="float" office:value="0.350012171044" calcext:value-type="float">
            <text:p>0.350012171</text:p>
          </table:table-cell>
          <table:table-cell office:value-type="float" office:value="241015592" calcext:value-type="float">
            <text:p>241015592</text:p>
          </table:table-cell>
          <table:table-cell office:value-type="float" office:value="42.294654498" calcext:value-type="float">
            <text:p>42.294654498</text:p>
          </table:table-cell>
          <table:table-cell office:value-type="float" office:value="251761512" calcext:value-type="float">
            <text:p>251761512</text:p>
          </table:table-cell>
          <table:table-cell office:value-type="float" office:value="0.340005506608" calcext:value-type="float">
            <text:p>0.3400055066</text:p>
          </table:table-cell>
          <table:table-cell office:value-type="float" office:value="239144616" calcext:value-type="float">
            <text:p>239144616</text:p>
          </table:table-cell>
          <table:table-cell office:value-type="float" office:value="0.0109191655802" calcext:value-type="float">
            <text:p>0.0109191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74088" calcext:value-type="float">
            <text:p>242774088</text:p>
          </table:table-cell>
          <table:table-cell office:value-type="float" office:value="0.417103943655" calcext:value-type="float">
            <text:p>0.4171039437</text:p>
          </table:table-cell>
          <table:table-cell office:value-type="float" office:value="160496648" calcext:value-type="float">
            <text:p>160496648</text:p>
          </table:table-cell>
          <table:table-cell office:value-type="float" office:value="0.287886005426" calcext:value-type="float">
            <text:p>0.2878860054</text:p>
          </table:table-cell>
          <table:table-cell office:value-type="float" office:value="267806424" calcext:value-type="float">
            <text:p>267806424</text:p>
          </table:table-cell>
          <table:table-cell office:value-type="float" office:value="0.338280310484" calcext:value-type="float">
            <text:p>0.3382803105</text:p>
          </table:table-cell>
          <table:table-cell office:value-type="float" office:value="245072904" calcext:value-type="float">
            <text:p>245072904</text:p>
          </table:table-cell>
          <table:table-cell office:value-type="float" office:value="2.23230726948" calcext:value-type="float">
            <text:p>2.2323072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61288" calcext:value-type="float">
            <text:p>244561288</text:p>
          </table:table-cell>
          <table:table-cell office:value-type="float" office:value="100" calcext:value-type="float">
            <text:p>100</text:p>
          </table:table-cell>
          <table:table-cell office:value-type="float" office:value="197426088" calcext:value-type="float">
            <text:p>197426088</text:p>
          </table:table-cell>
          <table:table-cell office:value-type="float" office:value="0.0216778144895" calcext:value-type="float">
            <text:p>0.0216778145</text:p>
          </table:table-cell>
          <table:table-cell office:value-type="float" office:value="268033272" calcext:value-type="float">
            <text:p>268033272</text:p>
          </table:table-cell>
          <table:table-cell office:value-type="float" office:value="0.835744155755" calcext:value-type="float">
            <text:p>0.8357441558</text:p>
          </table:table-cell>
          <table:table-cell office:value-type="float" office:value="258971288" calcext:value-type="float">
            <text:p>258971288</text:p>
          </table:table-cell>
          <table:table-cell office:value-type="float" office:value="0.0111033831785" calcext:value-type="float">
            <text:p>0.0111033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09384" calcext:value-type="float">
            <text:p>266309384</text:p>
          </table:table-cell>
          <table:table-cell office:value-type="float" office:value="0.0278310688287" calcext:value-type="float">
            <text:p>0.0278310688</text:p>
          </table:table-cell>
          <table:table-cell office:value-type="float" office:value="203467512" calcext:value-type="float">
            <text:p>203467512</text:p>
          </table:table-cell>
          <table:table-cell office:value-type="float" office:value="0.764202420851" calcext:value-type="float">
            <text:p>0.7642024209</text:p>
          </table:table-cell>
          <table:table-cell office:value-type="float" office:value="198805704" calcext:value-type="float">
            <text:p>198805704</text:p>
          </table:table-cell>
          <table:table-cell office:value-type="float" office:value="0.197300485667" calcext:value-type="float">
            <text:p>0.1973004857</text:p>
          </table:table-cell>
          <table:table-cell office:value-type="float" office:value="170478600" calcext:value-type="float">
            <text:p>170478600</text:p>
          </table:table-cell>
          <table:table-cell office:value-type="float" office:value="1.30452543249" calcext:value-type="float">
            <text:p>1.3045254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17032" calcext:value-type="float">
            <text:p>180017032</text:p>
          </table:table-cell>
          <table:table-cell office:value-type="float" office:value="0.091525827184" calcext:value-type="float">
            <text:p>0.0915258272</text:p>
          </table:table-cell>
          <table:table-cell office:value-type="float" office:value="235061400" calcext:value-type="float">
            <text:p>235061400</text:p>
          </table:table-cell>
          <table:table-cell office:value-type="float" office:value="0.122447095747" calcext:value-type="float">
            <text:p>0.1224470957</text:p>
          </table:table-cell>
          <table:table-cell office:value-type="float" office:value="199592616" calcext:value-type="float">
            <text:p>199592616</text:p>
          </table:table-cell>
          <table:table-cell office:value-type="float" office:value="0.206077294995" calcext:value-type="float">
            <text:p>0.206077295</text:p>
          </table:table-cell>
          <table:table-cell office:value-type="float" office:value="198709016" calcext:value-type="float">
            <text:p>198709016</text:p>
          </table:table-cell>
          <table:table-cell office:value-type="float" office:value="0.181317594302" calcext:value-type="float">
            <text:p>0.1813175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65080" calcext:value-type="float">
            <text:p>197965080</text:p>
          </table:table-cell>
          <table:table-cell office:value-type="float" office:value="0.206118971189" calcext:value-type="float">
            <text:p>0.2061189712</text:p>
          </table:table-cell>
          <table:table-cell office:value-type="float" office:value="244171288" calcext:value-type="float">
            <text:p>244171288</text:p>
          </table:table-cell>
          <table:table-cell office:value-type="float" office:value="0.146956308297" calcext:value-type="float">
            <text:p>0.1469563083</text:p>
          </table:table-cell>
          <table:table-cell office:value-type="float" office:value="232588040" calcext:value-type="float">
            <text:p>232588040</text:p>
          </table:table-cell>
          <table:table-cell office:value-type="float" office:value="0.0175452399685" calcext:value-type="float">
            <text:p>0.01754524</text:p>
          </table:table-cell>
          <table:table-cell office:value-type="float" office:value="213389496" calcext:value-type="float">
            <text:p>213389496</text:p>
          </table:table-cell>
          <table:table-cell office:value-type="float" office:value="0.0862431351278" calcext:value-type="float">
            <text:p>0.0862431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69496" calcext:value-type="float">
            <text:p>232369496</text:p>
          </table:table-cell>
          <table:table-cell office:value-type="float" office:value="0.0229024238658" calcext:value-type="float">
            <text:p>0.0229024239</text:p>
          </table:table-cell>
          <table:table-cell office:value-type="float" office:value="252211640" calcext:value-type="float">
            <text:p>252211640</text:p>
          </table:table-cell>
          <table:table-cell office:value-type="float" office:value="2.06341920678" calcext:value-type="float">
            <text:p>2.0634192068</text:p>
          </table:table-cell>
          <table:table-cell office:value-type="float" office:value="243289944" calcext:value-type="float">
            <text:p>243289944</text:p>
          </table:table-cell>
          <table:table-cell office:value-type="float" office:value="0.161409324209" calcext:value-type="float">
            <text:p>0.1614093242</text:p>
          </table:table-cell>
          <table:table-cell office:value-type="float" office:value="223625656" calcext:value-type="float">
            <text:p>223625656</text:p>
          </table:table-cell>
          <table:table-cell office:value-type="float" office:value="0.339145156979" calcext:value-type="float">
            <text:p>0.339145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19800" calcext:value-type="float">
            <text:p>240119800</text:p>
          </table:table-cell>
          <table:table-cell office:value-type="float" office:value="0.122001077847" calcext:value-type="float">
            <text:p>0.12200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671720" calcext:value-type="float">
            <text:p>252671720</text:p>
          </table:table-cell>
          <table:table-cell office:value-type="float" office:value="2.48118061197" calcext:value-type="float">
            <text:p>2.481180612</text:p>
          </table:table-cell>
          <table:table-cell office:value-type="float" office:value="249263896" calcext:value-type="float">
            <text:p>249263896</text:p>
          </table:table-cell>
          <table:table-cell office:value-type="float" office:value="0.883402889246" calcext:value-type="float">
            <text:p>0.8834028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53496" calcext:value-type="float">
            <text:p>248653496</text:p>
          </table:table-cell>
          <table:table-cell office:value-type="float" office:value="2.49154311965" calcext:value-type="float">
            <text:p>2.4915431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371080" calcext:value-type="float">
            <text:p>257371080</text:p>
          </table:table-cell>
          <table:table-cell office:value-type="float" office:value="2.42908009547" calcext:value-type="float">
            <text:p>2.4290800955</text:p>
          </table:table-cell>
          <table:table-cell office:value-type="float" office:value="254579784" calcext:value-type="float">
            <text:p>254579784</text:p>
          </table:table-cell>
          <table:table-cell office:value-type="float" office:value="1.43813795237" calcext:value-type="float">
            <text:p>1.438137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99480" calcext:value-type="float">
            <text:p>271599480</text:p>
          </table:table-cell>
          <table:table-cell office:value-type="float" office:value="2.41437020259" calcext:value-type="float">
            <text:p>2.4143702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280840" calcext:value-type="float">
            <text:p>277280840</text:p>
          </table:table-cell>
          <table:table-cell office:value-type="float" office:value="100" calcext:value-type="float">
            <text:p>100</text:p>
          </table:table-cell>
          <table:table-cell office:value-type="float" office:value="277485864" calcext:value-type="float">
            <text:p>277485864</text:p>
          </table:table-cell>
          <table:table-cell office:value-type="float" office:value="0.307033907605" calcext:value-type="float">
            <text:p>0.3070339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55144" calcext:value-type="float">
            <text:p>2722551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733144" calcext:value-type="float">
            <text:p>291733144</text:p>
          </table:table-cell>
          <table:table-cell office:value-type="float" office:value="0.156555487467" calcext:value-type="float">
            <text:p>0.1565554875</text:p>
          </table:table-cell>
          <table:table-cell office:value-type="float" office:value="184886920" calcext:value-type="float">
            <text:p>184886920</text:p>
          </table:table-cell>
          <table:table-cell office:value-type="float" office:value="0.898084859427" calcext:value-type="float">
            <text:p>0.89808485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49912" calcext:value-type="float">
            <text:p>180449912</text:p>
          </table:table-cell>
          <table:table-cell office:value-type="float" office:value="0.50581369448" calcext:value-type="float">
            <text:p>0.5058136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871928" calcext:value-type="float">
            <text:p>211871928</text:p>
          </table:table-cell>
          <table:table-cell office:value-type="float" office:value="0.194301003344" calcext:value-type="float">
            <text:p>0.1943010033</text:p>
          </table:table-cell>
          <table:table-cell office:value-type="float" office:value="196153944" calcext:value-type="float">
            <text:p>196153944</text:p>
          </table:table-cell>
          <table:table-cell office:value-type="float" office:value="2.89669662659" calcext:value-type="float">
            <text:p>2.8966966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60264" calcext:value-type="float">
            <text:p>201360264</text:p>
          </table:table-cell>
          <table:table-cell office:value-type="float" office:value="0.181246342891" calcext:value-type="float">
            <text:p>0.1812463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414072" calcext:value-type="float">
            <text:p>239414072</text:p>
          </table:table-cell>
          <table:table-cell office:value-type="float" office:value="0.048458967694" calcext:value-type="float">
            <text:p>0.0484589677</text:p>
          </table:table-cell>
          <table:table-cell office:value-type="float" office:value="219632136" calcext:value-type="float">
            <text:p>219632136</text:p>
          </table:table-cell>
          <table:table-cell office:value-type="float" office:value="0.143585142652" calcext:value-type="float">
            <text:p>0.1435851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38872" calcext:value-type="float">
            <text:p>229638872</text:p>
          </table:table-cell>
          <table:table-cell office:value-type="float" office:value="0.0276808857883" calcext:value-type="float">
            <text:p>0.0276808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339512" calcext:value-type="float">
            <text:p>259339512</text:p>
          </table:table-cell>
          <table:table-cell office:value-type="float" office:value="0.172528224427" calcext:value-type="float">
            <text:p>0.1725282244</text:p>
          </table:table-cell>
          <table:table-cell office:value-type="float" office:value="243229784" calcext:value-type="float">
            <text:p>243229784</text:p>
          </table:table-cell>
          <table:table-cell office:value-type="float" office:value="0.0618837130228" calcext:value-type="float">
            <text:p>0.061883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19272" calcext:value-type="float">
            <text:p>255019272</text:p>
          </table:table-cell>
          <table:table-cell office:value-type="float" office:value="0.203690560681" calcext:value-type="float">
            <text:p>0.2036905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740632" calcext:value-type="float">
            <text:p>277740632</text:p>
          </table:table-cell>
          <table:table-cell office:value-type="float" office:value="0.0509867914653" calcext:value-type="float">
            <text:p>0.0509867915</text:p>
          </table:table-cell>
          <table:table-cell office:value-type="float" office:value="273265624" calcext:value-type="float">
            <text:p>273265624</text:p>
          </table:table-cell>
          <table:table-cell office:value-type="float" office:value="0.0601486450934" calcext:value-type="float">
            <text:p>0.0601486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8706680" calcext:value-type="float">
            <text:p>288706680</text:p>
          </table:table-cell>
          <table:table-cell office:value-type="float" office:value="11.8733695652" calcext:value-type="float">
            <text:p>11.8733695652</text:p>
          </table:table-cell>
          <table:table-cell office:value-type="float" office:value="277961336" calcext:value-type="float">
            <text:p>277961336</text:p>
          </table:table-cell>
          <table:table-cell office:value-type="float" office:value="0.587642947903" calcext:value-type="float">
            <text:p>0.587642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98461528" calcext:value-type="float">
            <text:p>298461528</text:p>
          </table:table-cell>
          <table:table-cell office:value-type="float" office:value="0.339867926205" calcext:value-type="float">
            <text:p>0.3398679262</text:p>
          </table:table-cell>
          <table:table-cell office:value-type="float" office:value="290964888" calcext:value-type="float">
            <text:p>290964888</text:p>
          </table:table-cell>
          <table:table-cell office:value-type="float" office:value="9.37200736648" calcext:value-type="float">
            <text:p>9.3720073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04871176" calcext:value-type="float">
            <text:p>304871176</text:p>
          </table:table-cell>
          <table:table-cell office:value-type="float" office:value="2.16192101792" calcext:value-type="float">
            <text:p>2.1619210179</text:p>
          </table:table-cell>
          <table:table-cell office:value-type="float" office:value="301386168" calcext:value-type="float">
            <text:p>301386168</text:p>
          </table:table-cell>
          <table:table-cell office:value-type="float" office:value="0.322501114696" calcext:value-type="float">
            <text:p>0.322501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27900584" calcext:value-type="float">
            <text:p>327900584</text:p>
          </table:table-cell>
          <table:table-cell office:value-type="float" office:value="0.316578354167" calcext:value-type="float">
            <text:p>0.3165783542</text:p>
          </table:table-cell>
          <table:table-cell office:value-type="float" office:value="311988456" calcext:value-type="float">
            <text:p>3119884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38712824" calcext:value-type="float">
            <text:p>338712824</text:p>
          </table:table-cell>
          <table:table-cell office:value-type="float" office:value="100" calcext:value-type="float">
            <text:p>100</text:p>
          </table:table-cell>
          <table:table-cell office:value-type="float" office:value="212399416" calcext:value-type="float">
            <text:p>212399416</text:p>
          </table:table-cell>
          <table:table-cell office:value-type="float" office:value="0.830687498693" calcext:value-type="float">
            <text:p>0.830687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49921288" calcext:value-type="float">
            <text:p>249921288</text:p>
          </table:table-cell>
          <table:table-cell office:value-type="float" office:value="1.36501856326" calcext:value-type="float">
            <text:p>1.3650185633</text:p>
          </table:table-cell>
          <table:table-cell office:value-type="float" office:value="241626008" calcext:value-type="float">
            <text:p>241626008</text:p>
          </table:table-cell>
          <table:table-cell office:value-type="float" office:value="0.12841336265" calcext:value-type="float">
            <text:p>0.1284133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2885608" calcext:value-type="float">
            <text:p>282885608</text:p>
          </table:table-cell>
          <table:table-cell office:value-type="float" office:value="0.0489087562451" calcext:value-type="float">
            <text:p>0.0489087562</text:p>
          </table:table-cell>
          <table:table-cell office:value-type="float" office:value="274103096" calcext:value-type="float">
            <text:p>274103096</text:p>
          </table:table-cell>
          <table:table-cell office:value-type="float" office:value="0.0760216998192" calcext:value-type="float">
            <text:p>0.0760216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05328408" calcext:value-type="float">
            <text:p>305328408</text:p>
          </table:table-cell>
          <table:table-cell office:value-type="float" office:value="0.0126203014345" calcext:value-type="float">
            <text:p>0.0126203014</text:p>
          </table:table-cell>
          <table:table-cell office:value-type="float" office:value="283486584" calcext:value-type="float">
            <text:p>283486584</text:p>
          </table:table-cell>
          <table:table-cell office:value-type="float" office:value="0.220335921979" calcext:value-type="float">
            <text:p>0.220335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3864408" calcext:value-type="float">
            <text:p>313864408</text:p>
          </table:table-cell>
          <table:table-cell office:value-type="float" office:value="0.229759204327" calcext:value-type="float">
            <text:p>0.2297592043</text:p>
          </table:table-cell>
          <table:table-cell office:value-type="float" office:value="319173192" calcext:value-type="float">
            <text:p>319173192</text:p>
          </table:table-cell>
          <table:table-cell office:value-type="float" office:value="0.0192697106277" calcext:value-type="float">
            <text:p>0.0192697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49168280" calcext:value-type="float">
            <text:p>349168280</text:p>
          </table:table-cell>
          <table:table-cell office:value-type="float" office:value="0.0136839854608" calcext:value-type="float">
            <text:p>0.0136839855</text:p>
          </table:table-cell>
          <table:table-cell office:value-type="float" office:value="348390040" calcext:value-type="float">
            <text:p>348390040</text:p>
          </table:table-cell>
          <table:table-cell office:value-type="float" office:value="0.019387755102" calcext:value-type="float">
            <text:p>0.0193877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71651032" calcext:value-type="float">
            <text:p>371651032</text:p>
          </table:table-cell>
          <table:table-cell office:value-type="float" office:value="0.229734421107" calcext:value-type="float">
            <text:p>0.2297344211</text:p>
          </table:table-cell>
          <table:table-cell office:value-type="float" office:value="371846760" calcext:value-type="float">
            <text:p>371846760</text:p>
          </table:table-cell>
          <table:table-cell office:value-type="float" office:value="0.0194734227521" calcext:value-type="float">
            <text:p>0.0194734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82364072" calcext:value-type="float">
            <text:p>382364072</text:p>
          </table:table-cell>
          <table:table-cell office:value-type="float" office:value="2.49493459231" calcext:value-type="float">
            <text:p>2.4949345923</text:p>
          </table:table-cell>
          <table:table-cell office:value-type="float" office:value="384090760" calcext:value-type="float">
            <text:p>384090760</text:p>
          </table:table-cell>
          <table:table-cell office:value-type="float" office:value="0.185498247987" calcext:value-type="float">
            <text:p>0.185498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05026088" calcext:value-type="float">
            <text:p>405026088</text:p>
          </table:table-cell>
          <table:table-cell office:value-type="float" office:value="2.44958282672" calcext:value-type="float">
            <text:p>2.4495828267</text:p>
          </table:table-cell>
          <table:table-cell office:value-type="float" office:value="395823432" calcext:value-type="float">
            <text:p>395823432</text:p>
          </table:table-cell>
          <table:table-cell office:value-type="float" office:value="0.177576497929" calcext:value-type="float">
            <text:p>0.1775764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06043864" calcext:value-type="float">
            <text:p>406043864</text:p>
          </table:table-cell>
          <table:table-cell office:value-type="float" office:value="0.190731454262" calcext:value-type="float">
            <text:p>0.1907314543</text:p>
          </table:table-cell>
          <table:table-cell office:value-type="float" office:value="408015112" calcext:value-type="float">
            <text:p>408015112</text:p>
          </table:table-cell>
          <table:table-cell office:value-type="float" office:value="0.184234987916" calcext:value-type="float">
            <text:p>0.1842349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32356248" calcext:value-type="float">
            <text:p>432356248</text:p>
          </table:table-cell>
          <table:table-cell office:value-type="float" office:value="0.185740496531" calcext:value-type="float">
            <text:p>0.1857404965</text:p>
          </table:table-cell>
          <table:table-cell office:value-type="float" office:value="162490632" calcext:value-type="float">
            <text:p>162490632</text:p>
          </table:table-cell>
          <table:table-cell office:value-type="float" office:value="0.649813238862" calcext:value-type="float">
            <text:p>0.6498132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41138264" calcext:value-type="float">
            <text:p>441138264</text:p>
          </table:table-cell>
          <table:table-cell office:value-type="float" office:value="0.180121727147" calcext:value-type="float">
            <text:p>0.1801217271</text:p>
          </table:table-cell>
          <table:table-cell office:value-type="float" office:value="198958968" calcext:value-type="float">
            <text:p>198958968</text:p>
          </table:table-cell>
          <table:table-cell office:value-type="float" office:value="0.119424976107" calcext:value-type="float">
            <text:p>0.1194249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40972760" calcext:value-type="float">
            <text:p>440972760</text:p>
          </table:table-cell>
          <table:table-cell office:value-type="float" office:value="100" calcext:value-type="float">
            <text:p>100</text:p>
          </table:table-cell>
          <table:table-cell office:value-type="float" office:value="207569048" calcext:value-type="float">
            <text:p>207569048</text:p>
          </table:table-cell>
          <table:table-cell office:value-type="float" office:value="0.122529797725" calcext:value-type="float">
            <text:p>0.1225297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1422120" calcext:value-type="float">
            <text:p>281422120</text:p>
          </table:table-cell>
          <table:table-cell office:value-type="float" office:value="0.343315717362" calcext:value-type="float">
            <text:p>0.3433157174</text:p>
          </table:table-cell>
          <table:table-cell office:value-type="float" office:value="239453336" calcext:value-type="float">
            <text:p>239453336</text:p>
          </table:table-cell>
          <table:table-cell office:value-type="float" office:value="0.0951642901426" calcext:value-type="float">
            <text:p>0.0951642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06331656" calcext:value-type="float">
            <text:p>306331656</text:p>
          </table:table-cell>
          <table:table-cell office:value-type="float" office:value="0.0101501994837" calcext:value-type="float">
            <text:p>0.0101501995</text:p>
          </table:table-cell>
          <table:table-cell office:value-type="float" office:value="262409784" calcext:value-type="float">
            <text:p>262409784</text:p>
          </table:table-cell>
          <table:table-cell office:value-type="float" office:value="0.121476776499" calcext:value-type="float">
            <text:p>0.1214767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20628456" calcext:value-type="float">
            <text:p>320628456</text:p>
          </table:table-cell>
          <table:table-cell office:value-type="float" office:value="0.205290509124" calcext:value-type="float">
            <text:p>0.2052905091</text:p>
          </table:table-cell>
          <table:table-cell office:value-type="float" office:value="294712872" calcext:value-type="float">
            <text:p>294712872</text:p>
          </table:table-cell>
          <table:table-cell office:value-type="float" office:value="0.119407496977" calcext:value-type="float">
            <text:p>0.119407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49038728" calcext:value-type="float">
            <text:p>349038728</text:p>
          </table:table-cell>
          <table:table-cell office:value-type="float" office:value="0.0175227675754" calcext:value-type="float">
            <text:p>0.0175227676</text:p>
          </table:table-cell>
          <table:table-cell office:value-type="float" office:value="308991704" calcext:value-type="float">
            <text:p>308991704</text:p>
          </table:table-cell>
          <table:table-cell office:value-type="float" office:value="0.0719659437044" calcext:value-type="float">
            <text:p>0.0719659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72223656" calcext:value-type="float">
            <text:p>372223656</text:p>
          </table:table-cell>
          <table:table-cell office:value-type="float" office:value="0.221416331248" calcext:value-type="float">
            <text:p>0.2214163312</text:p>
          </table:table-cell>
          <table:table-cell office:value-type="float" office:value="338202056" calcext:value-type="float">
            <text:p>338202056</text:p>
          </table:table-cell>
          <table:table-cell office:value-type="float" office:value="0.144844649955" calcext:value-type="float">
            <text:p>0.14484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99621784" calcext:value-type="float">
            <text:p>399621784</text:p>
          </table:table-cell>
          <table:table-cell office:value-type="float" office:value="0.0232955238444" calcext:value-type="float">
            <text:p>0.0232955238</text:p>
          </table:table-cell>
          <table:table-cell office:value-type="float" office:value="356491848" calcext:value-type="float">
            <text:p>356491848</text:p>
          </table:table-cell>
          <table:table-cell office:value-type="float" office:value="0.721910300114" calcext:value-type="float">
            <text:p>0.7219103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17318408" calcext:value-type="float">
            <text:p>417318408</text:p>
          </table:table-cell>
          <table:table-cell office:value-type="float" office:value="0.03996875" calcext:value-type="float">
            <text:p>0.03996875</text:p>
          </table:table-cell>
          <table:table-cell office:value-type="float" office:value="365943496" calcext:value-type="float">
            <text:p>365943496</text:p>
          </table:table-cell>
          <table:table-cell office:value-type="float" office:value="1.5382709461" calcext:value-type="float">
            <text:p>1.5382709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38667272" calcext:value-type="float">
            <text:p>438667272</text:p>
          </table:table-cell>
          <table:table-cell office:value-type="float" office:value="0.386766076421" calcext:value-type="float">
            <text:p>0.3867660764</text:p>
          </table:table-cell>
          <table:table-cell office:value-type="float" office:value="383902600" calcext:value-type="float">
            <text:p>383902600</text:p>
          </table:table-cell>
          <table:table-cell office:value-type="float" office:value="1.57264757452" calcext:value-type="float">
            <text:p>1.5726475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48977384" calcext:value-type="float">
            <text:p>448977384</text:p>
          </table:table-cell>
          <table:table-cell office:value-type="float" office:value="0.392366732626" calcext:value-type="float">
            <text:p>0.39236673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57463640" calcext:value-type="float">
            <text:p>45746364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76713656" calcext:value-type="float">
            <text:p>476713656</text:p>
          </table:table-cell>
          <table:table-cell office:value-type="float" office:value="2.08275917002" calcext:value-type="float">
            <text:p>2.082759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774840" calcext:value-type="float">
            <text:p>197774840</text:p>
          </table:table-cell>
          <table:table-cell office:value-type="float" office:value="0.229867708426" calcext:value-type="float">
            <text:p>0.2298677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6T21:55:07.771828692</dc:date>
    <meta:document-statistic meta:table-count="1" meta:cell-count="802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949cm" svg:y="3.205cm" style:legend-expansion="high" chart:style-name="ch2"/>
        <chart:plot-area chart:style-name="ch3" table:cell-range-address="Sheet1.A1:Sheet1.A802 Sheet1.C1:Sheet1.C802 Sheet1.E1:Sheet1.E802 Sheet1.G1:Sheet1.G802 Sheet1.I1:Sheet1.I802" chart:data-source-has-labels="row" svg:x="0.32cm" svg:y="0.18cm" svg:width="13.309cm" svg:height="8.64cm">
          <chartooo:coordinate-region svg:x="2.423cm" svg:y="0.38cm" svg:width="11.079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802" chart:label-cell-address="Sheet1.A1:Sheet1.A1" chart:class="chart:area">
            <chart:data-point chart:repeated="801"/>
          </chart:series>
          <chart:series chart:style-name="ch7" chart:values-cell-range-address="Sheet1.C2:Sheet1.C802" chart:label-cell-address="Sheet1.C1:Sheet1.C1" chart:class="chart:area">
            <chart:data-point chart:repeated="801"/>
          </chart:series>
          <chart:series chart:style-name="ch8" chart:values-cell-range-address="Sheet1.E2:Sheet1.E802" chart:label-cell-address="Sheet1.E1:Sheet1.E1" chart:class="chart:area">
            <chart:data-point chart:repeated="801"/>
          </chart:series>
          <chart:series chart:style-name="ch9" chart:values-cell-range-address="Sheet1.G2:Sheet1.G802" chart:label-cell-address="Sheet1.G1:Sheet1.G1" chart:class="chart:area">
            <chart:data-point chart:repeated="801"/>
          </chart:series>
          <chart:series chart:style-name="ch10" chart:values-cell-range-address="Sheet1.I2:Sheet1.I802" chart:label-cell-address="Sheet1.I1:Sheet1.I1" chart:class="chart:area">
            <chart:data-point chart:repeated="8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tPrint</text:p>
                <draw:g>
                  <svg:desc>Sheet1.A1:Sheet1.A1</svg:desc>
                </draw:g>
              </table:table-cell>
              <table:table-cell office:value-type="string">
                <text:p>footPrint</text:p>
                <draw:g>
                  <svg:desc>Sheet1.C1:Sheet1.C1</svg:desc>
                </draw:g>
              </table:table-cell>
              <table:table-cell office:value-type="string">
                <text:p>footPrint</text:p>
                <draw:g>
                  <svg:desc>Sheet1.E1:Sheet1.E1</svg:desc>
                </draw:g>
              </table:table-cell>
              <table:table-cell office:value-type="string">
                <text:p>footPrint</text:p>
                <draw:g>
                  <svg:desc>Sheet1.G1:Sheet1.G1</svg:desc>
                </draw:g>
              </table:table-cell>
              <table:table-cell office:value-type="string">
                <text:p>footPrin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58720">
                <text:p>4358720</text:p>
                <draw:g>
                  <svg:desc>Sheet1.A2:Sheet1.A802</svg:desc>
                </draw:g>
              </table:table-cell>
              <table:table-cell office:value-type="float" office:value="7469552">
                <text:p>7469552</text:p>
                <draw:g>
                  <svg:desc>Sheet1.C2:Sheet1.C802</svg:desc>
                </draw:g>
              </table:table-cell>
              <table:table-cell office:value-type="float" office:value="7484480">
                <text:p>7484480</text:p>
                <draw:g>
                  <svg:desc>Sheet1.E2:Sheet1.E802</svg:desc>
                </draw:g>
              </table:table-cell>
              <table:table-cell office:value-type="float" office:value="2035496">
                <text:p>2035496</text:p>
                <draw:g>
                  <svg:desc>Sheet1.G2:Sheet1.G802</svg:desc>
                </draw:g>
              </table:table-cell>
              <table:table-cell office:value-type="float" office:value="6232256">
                <text:p>6232256</text:p>
                <draw:g>
                  <svg:desc>Sheet1.I2:Sheet1.I8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1024">
                <text:p>24061024</text:p>
              </table:table-cell>
              <table:table-cell office:value-type="float" office:value="21461392">
                <text:p>21461392</text:p>
              </table:table-cell>
              <table:table-cell office:value-type="float" office:value="21323296">
                <text:p>21323296</text:p>
              </table:table-cell>
              <table:table-cell office:value-type="float" office:value="15709664">
                <text:p>15709664</text:p>
              </table:table-cell>
              <table:table-cell office:value-type="float" office:value="21137632">
                <text:p>21137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40768">
                <text:p>37540768</text:p>
              </table:table-cell>
              <table:table-cell office:value-type="float" office:value="47984112">
                <text:p>47984112</text:p>
              </table:table-cell>
              <table:table-cell office:value-type="float" office:value="35413632">
                <text:p>35413632</text:p>
              </table:table-cell>
              <table:table-cell office:value-type="float" office:value="30156320">
                <text:p>30156320</text:p>
              </table:table-cell>
              <table:table-cell office:value-type="float" office:value="48302688">
                <text:p>48302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688496">
                <text:p>51688496</text:p>
              </table:table-cell>
              <table:table-cell office:value-type="float" office:value="49762496">
                <text:p>49762496</text:p>
              </table:table-cell>
              <table:table-cell office:value-type="float" office:value="49948256">
                <text:p>49948256</text:p>
              </table:table-cell>
              <table:table-cell office:value-type="float" office:value="44602976">
                <text:p>44602976</text:p>
              </table:table-cell>
              <table:table-cell office:value-type="float" office:value="45634880">
                <text:p>456348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592000">
                <text:p>76592000</text:p>
              </table:table-cell>
              <table:table-cell office:value-type="float" office:value="72088032">
                <text:p>72088032</text:p>
              </table:table-cell>
              <table:table-cell office:value-type="float" office:value="67336528">
                <text:p>67336528</text:p>
              </table:table-cell>
              <table:table-cell office:value-type="float" office:value="60081536">
                <text:p>60081536</text:p>
              </table:table-cell>
              <table:table-cell office:value-type="float" office:value="59049632">
                <text:p>59049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293888">
                <text:p>99293888</text:p>
              </table:table-cell>
              <table:table-cell office:value-type="float" office:value="84327056">
                <text:p>84327056</text:p>
              </table:table-cell>
              <table:table-cell office:value-type="float" office:value="96924304">
                <text:p>96924304</text:p>
              </table:table-cell>
              <table:table-cell office:value-type="float" office:value="74528192">
                <text:p>74528192</text:p>
              </table:table-cell>
              <table:table-cell office:value-type="float" office:value="70400576">
                <text:p>70400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974352">
                <text:p>117974352</text:p>
              </table:table-cell>
              <table:table-cell office:value-type="float" office:value="109612928">
                <text:p>109612928</text:p>
              </table:table-cell>
              <table:table-cell office:value-type="float" office:value="101427312">
                <text:p>101427312</text:p>
              </table:table-cell>
              <table:table-cell office:value-type="float" office:value="92070560">
                <text:p>92070560</text:p>
              </table:table-cell>
              <table:table-cell office:value-type="float" office:value="99324320">
                <text:p>993243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041504">
                <text:p>134041504</text:p>
              </table:table-cell>
              <table:table-cell office:value-type="float" office:value="127155296">
                <text:p>127155296</text:p>
              </table:table-cell>
              <table:table-cell office:value-type="float" office:value="119975104">
                <text:p>119975104</text:p>
              </table:table-cell>
              <table:table-cell office:value-type="float" office:value="109612928">
                <text:p>109612928</text:p>
              </table:table-cell>
              <table:table-cell office:value-type="float" office:value="102389600">
                <text:p>102389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1707840">
                <text:p>151707840</text:p>
              </table:table-cell>
              <table:table-cell office:value-type="float" office:value="144697664">
                <text:p>144697664</text:p>
              </table:table-cell>
              <table:table-cell office:value-type="float" office:value="136902352">
                <text:p>136902352</text:p>
              </table:table-cell>
              <table:table-cell office:value-type="float" office:value="127155296">
                <text:p>127155296</text:p>
              </table:table-cell>
              <table:table-cell office:value-type="float" office:value="119931968">
                <text:p>119931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421776">
                <text:p>171421776</text:p>
              </table:table-cell>
              <table:table-cell office:value-type="float" office:value="163271936">
                <text:p>163271936</text:p>
              </table:table-cell>
              <table:table-cell office:value-type="float" office:value="156979888">
                <text:p>156979888</text:p>
              </table:table-cell>
              <table:table-cell office:value-type="float" office:value="143665760">
                <text:p>143665760</text:p>
              </table:table-cell>
              <table:table-cell office:value-type="float" office:value="138506240">
                <text:p>138506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460896">
                <text:p>188460896</text:p>
              </table:table-cell>
              <table:table-cell office:value-type="float" office:value="182025008">
                <text:p>182025008</text:p>
              </table:table-cell>
              <table:table-cell office:value-type="float" office:value="175923088">
                <text:p>175923088</text:p>
              </table:table-cell>
              <table:table-cell office:value-type="float" office:value="163271936">
                <text:p>163271936</text:p>
              </table:table-cell>
              <table:table-cell office:value-type="float" office:value="155016704">
                <text:p>155016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619544">
                <text:p>202619544</text:p>
              </table:table-cell>
              <table:table-cell office:value-type="float" office:value="202619544">
                <text:p>202619544</text:p>
              </table:table-cell>
              <table:table-cell office:value-type="float" office:value="189178672">
                <text:p>189178672</text:p>
              </table:table-cell>
              <table:table-cell office:value-type="float" office:value="178750496">
                <text:p>178750496</text:p>
              </table:table-cell>
              <table:table-cell office:value-type="float" office:value="168431456">
                <text:p>168431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766168">
                <text:p>204766168</text:p>
              </table:table-cell>
              <table:table-cell office:value-type="float" office:value="211904440">
                <text:p>211904440</text:p>
              </table:table-cell>
              <table:table-cell office:value-type="float" office:value="202619544">
                <text:p>202619544</text:p>
              </table:table-cell>
              <table:table-cell office:value-type="float" office:value="197324768">
                <text:p>197324768</text:p>
              </table:table-cell>
              <table:table-cell office:value-type="float" office:value="197355200">
                <text:p>197355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1971096">
                <text:p>211971096</text:p>
              </table:table-cell>
              <table:table-cell office:value-type="float" office:value="218680680">
                <text:p>218680680</text:p>
              </table:table-cell>
              <table:table-cell office:value-type="float" office:value="205831544">
                <text:p>205831544</text:p>
              </table:table-cell>
              <table:table-cell office:value-type="float" office:value="214769696">
                <text:p>214769696</text:p>
              </table:table-cell>
              <table:table-cell office:value-type="float" office:value="202619544">
                <text:p>202619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371800">
                <text:p>214371800</text:p>
              </table:table-cell>
              <table:table-cell office:value-type="float" office:value="223346376">
                <text:p>223346376</text:p>
              </table:table-cell>
              <table:table-cell office:value-type="float" office:value="214244088">
                <text:p>214244088</text:p>
              </table:table-cell>
              <table:table-cell office:value-type="float" office:value="214601192">
                <text:p>214601192</text:p>
              </table:table-cell>
              <table:table-cell office:value-type="float" office:value="208289120">
                <text:p>208289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2900120">
                <text:p>222900120</text:p>
              </table:table-cell>
              <table:table-cell office:value-type="float" office:value="236508440">
                <text:p>236508440</text:p>
              </table:table-cell>
              <table:table-cell office:value-type="float" office:value="232972824">
                <text:p>232972824</text:p>
              </table:table-cell>
              <table:table-cell office:value-type="float" office:value="223373864">
                <text:p>223373864</text:p>
              </table:table-cell>
              <table:table-cell office:value-type="float" office:value="219915048">
                <text:p>219915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911448">
                <text:p>23911448</text:p>
              </table:table-cell>
              <table:table-cell office:value-type="float" office:value="39363192">
                <text:p>39363192</text:p>
              </table:table-cell>
              <table:table-cell office:value-type="float" office:value="224560952">
                <text:p>224560952</text:p>
              </table:table-cell>
              <table:table-cell office:value-type="float" office:value="23911448">
                <text:p>23911448</text:p>
              </table:table-cell>
              <table:table-cell office:value-type="float" office:value="225721080">
                <text:p>2257210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26040">
                <text:p>37326040</text:p>
              </table:table-cell>
              <table:table-cell office:value-type="float" office:value="46613176">
                <text:p>46613176</text:p>
              </table:table-cell>
              <table:table-cell office:value-type="float" office:value="236508440">
                <text:p>236508440</text:p>
              </table:table-cell>
              <table:table-cell office:value-type="float" office:value="32166520">
                <text:p>32166520</text:p>
              </table:table-cell>
              <table:table-cell office:value-type="float" office:value="24943352">
                <text:p>24943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36072">
                <text:p>52536072</text:p>
              </table:table-cell>
              <table:table-cell office:value-type="float" office:value="57281672">
                <text:p>57281672</text:p>
              </table:table-cell>
              <table:table-cell office:value-type="float" office:value="35262392">
                <text:p>35262392</text:p>
              </table:table-cell>
              <table:table-cell office:value-type="float" office:value="43336728">
                <text:p>43336728</text:p>
              </table:table-cell>
              <table:table-cell office:value-type="float" office:value="37391592">
                <text:p>37391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561688">
                <text:p>56561688</text:p>
              </table:table-cell>
              <table:table-cell office:value-type="float" office:value="58540696">
                <text:p>58540696</text:p>
              </table:table-cell>
              <table:table-cell office:value-type="float" office:value="42485560">
                <text:p>42485560</text:p>
              </table:table-cell>
              <table:table-cell office:value-type="float" office:value="59945480">
                <text:p>59945480</text:p>
              </table:table-cell>
              <table:table-cell office:value-type="float" office:value="56798120">
                <text:p>56798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050008">
                <text:p>81050008</text:p>
              </table:table-cell>
              <table:table-cell office:value-type="float" office:value="71325192">
                <text:p>71325192</text:p>
              </table:table-cell>
              <table:table-cell office:value-type="float" office:value="53786904">
                <text:p>53786904</text:p>
              </table:table-cell>
              <table:table-cell office:value-type="float" office:value="54497880">
                <text:p>54497880</text:p>
              </table:table-cell>
              <table:table-cell office:value-type="float" office:value="59657400">
                <text:p>59657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552032">
                <text:p>106552032</text:p>
              </table:table-cell>
              <table:table-cell office:value-type="float" office:value="87036120">
                <text:p>87036120</text:p>
              </table:table-cell>
              <table:table-cell office:value-type="float" office:value="67510600">
                <text:p>67510600</text:p>
              </table:table-cell>
              <table:table-cell office:value-type="float" office:value="83488088">
                <text:p>83488088</text:p>
              </table:table-cell>
              <table:table-cell office:value-type="float" office:value="86364104">
                <text:p>86364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184008">
                <text:p>113184008</text:p>
              </table:table-cell>
              <table:table-cell office:value-type="float" office:value="101986400">
                <text:p>101986400</text:p>
              </table:table-cell>
              <table:table-cell office:value-type="float" office:value="62416200">
                <text:p>62416200</text:p>
              </table:table-cell>
              <table:table-cell office:value-type="float" office:value="94700880">
                <text:p>94700880</text:p>
              </table:table-cell>
              <table:table-cell office:value-type="float" office:value="106717016">
                <text:p>106717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831288">
                <text:p>105831288</text:p>
              </table:table-cell>
              <table:table-cell office:value-type="float" office:value="116594024">
                <text:p>116594024</text:p>
              </table:table-cell>
              <table:table-cell office:value-type="float" office:value="75295736">
                <text:p>75295736</text:p>
              </table:table-cell>
              <table:table-cell office:value-type="float" office:value="116555144">
                <text:p>116555144</text:p>
              </table:table-cell>
              <table:table-cell office:value-type="float" office:value="103232568">
                <text:p>103232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756408">
                <text:p>114756408</text:p>
              </table:table-cell>
              <table:table-cell office:value-type="float" office:value="113455448">
                <text:p>113455448</text:p>
              </table:table-cell>
              <table:table-cell office:value-type="float" office:value="84603896">
                <text:p>84603896</text:p>
              </table:table-cell>
              <table:table-cell office:value-type="float" office:value="103311096">
                <text:p>103311096</text:p>
              </table:table-cell>
              <table:table-cell office:value-type="float" office:value="102705480">
                <text:p>1027054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637656">
                <text:p>116637656</text:p>
              </table:table-cell>
              <table:table-cell office:value-type="float" office:value="118299336">
                <text:p>118299336</text:p>
              </table:table-cell>
              <table:table-cell office:value-type="float" office:value="98221272">
                <text:p>98221272</text:p>
              </table:table-cell>
              <table:table-cell office:value-type="float" office:value="118745112">
                <text:p>118745112</text:p>
              </table:table-cell>
              <table:table-cell office:value-type="float" office:value="118161336">
                <text:p>118161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573064">
                <text:p>106573064</text:p>
              </table:table-cell>
              <table:table-cell office:value-type="float" office:value="109775816">
                <text:p>109775816</text:p>
              </table:table-cell>
              <table:table-cell office:value-type="float" office:value="112642248">
                <text:p>112642248</text:p>
              </table:table-cell>
              <table:table-cell office:value-type="float" office:value="102754296">
                <text:p>102754296</text:p>
              </table:table-cell>
              <table:table-cell office:value-type="float" office:value="116463176">
                <text:p>1164631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609832">
                <text:p>114609832</text:p>
              </table:table-cell>
              <table:table-cell office:value-type="float" office:value="114955704">
                <text:p>114955704</text:p>
              </table:table-cell>
              <table:table-cell office:value-type="float" office:value="109852424">
                <text:p>109852424</text:p>
              </table:table-cell>
              <table:table-cell office:value-type="float" office:value="116605496">
                <text:p>116605496</text:p>
              </table:table-cell>
              <table:table-cell office:value-type="float" office:value="113504744">
                <text:p>113504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351480">
                <text:p>102351480</text:p>
              </table:table-cell>
              <table:table-cell office:value-type="float" office:value="113313608">
                <text:p>113313608</text:p>
              </table:table-cell>
              <table:table-cell office:value-type="float" office:value="116847688">
                <text:p>116847688</text:p>
              </table:table-cell>
              <table:table-cell office:value-type="float" office:value="103961096">
                <text:p>103961096</text:p>
              </table:table-cell>
              <table:table-cell office:value-type="float" office:value="105222040">
                <text:p>1052220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121880">
                <text:p>103121880</text:p>
              </table:table-cell>
              <table:table-cell office:value-type="float" office:value="115284264">
                <text:p>115284264</text:p>
              </table:table-cell>
              <table:table-cell office:value-type="float" office:value="104325848">
                <text:p>104325848</text:p>
              </table:table-cell>
              <table:table-cell office:value-type="float" office:value="112748600">
                <text:p>112748600</text:p>
              </table:table-cell>
              <table:table-cell office:value-type="float" office:value="116321816">
                <text:p>1163218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206744">
                <text:p>109206744</text:p>
              </table:table-cell>
              <table:table-cell office:value-type="float" office:value="114506248">
                <text:p>114506248</text:p>
              </table:table-cell>
              <table:table-cell office:value-type="float" office:value="113685416">
                <text:p>113685416</text:p>
              </table:table-cell>
              <table:table-cell office:value-type="float" office:value="102846408">
                <text:p>102846408</text:p>
              </table:table-cell>
              <table:table-cell office:value-type="float" office:value="108730584">
                <text:p>1087305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638072">
                <text:p>115638072</text:p>
              </table:table-cell>
              <table:table-cell office:value-type="float" office:value="116683352">
                <text:p>116683352</text:p>
              </table:table-cell>
              <table:table-cell office:value-type="float" office:value="115451640">
                <text:p>115451640</text:p>
              </table:table-cell>
              <table:table-cell office:value-type="float" office:value="106630520">
                <text:p>106630520</text:p>
              </table:table-cell>
              <table:table-cell office:value-type="float" office:value="110370248">
                <text:p>110370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866088">
                <text:p>105866088</text:p>
              </table:table-cell>
              <table:table-cell office:value-type="float" office:value="114981000">
                <text:p>114981000</text:p>
              </table:table-cell>
              <table:table-cell office:value-type="float" office:value="108410248">
                <text:p>108410248</text:p>
              </table:table-cell>
              <table:table-cell office:value-type="float" office:value="113115224">
                <text:p>113115224</text:p>
              </table:table-cell>
              <table:table-cell office:value-type="float" office:value="102584952">
                <text:p>102584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458616">
                <text:p>107458616</text:p>
              </table:table-cell>
              <table:table-cell office:value-type="float" office:value="102460296">
                <text:p>102460296</text:p>
              </table:table-cell>
              <table:table-cell office:value-type="float" office:value="111345064">
                <text:p>111345064</text:p>
              </table:table-cell>
              <table:table-cell office:value-type="float" office:value="112324200">
                <text:p>112324200</text:p>
              </table:table-cell>
              <table:table-cell office:value-type="float" office:value="109158216">
                <text:p>109158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026472">
                <text:p>116026472</text:p>
              </table:table-cell>
              <table:table-cell office:value-type="float" office:value="102388728">
                <text:p>102388728</text:p>
              </table:table-cell>
              <table:table-cell office:value-type="float" office:value="117639832">
                <text:p>117639832</text:p>
              </table:table-cell>
              <table:table-cell office:value-type="float" office:value="112470024">
                <text:p>112470024</text:p>
              </table:table-cell>
              <table:table-cell office:value-type="float" office:value="111146392">
                <text:p>1111463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51480">
                <text:p>102351480</text:p>
              </table:table-cell>
              <table:table-cell office:value-type="float" office:value="117421048">
                <text:p>117421048</text:p>
              </table:table-cell>
              <table:table-cell office:value-type="float" office:value="118795560">
                <text:p>118795560</text:p>
              </table:table-cell>
              <table:table-cell office:value-type="float" office:value="105308056">
                <text:p>105308056</text:p>
              </table:table-cell>
              <table:table-cell office:value-type="float" office:value="110798968">
                <text:p>110798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876648">
                <text:p>111876648</text:p>
              </table:table-cell>
              <table:table-cell office:value-type="float" office:value="110706280">
                <text:p>110706280</text:p>
              </table:table-cell>
              <table:table-cell office:value-type="float" office:value="112308072">
                <text:p>112308072</text:p>
              </table:table-cell>
              <table:table-cell office:value-type="float" office:value="111734952">
                <text:p>111734952</text:p>
              </table:table-cell>
              <table:table-cell office:value-type="float" office:value="108823176">
                <text:p>108823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621880">
                <text:p>114621880</text:p>
              </table:table-cell>
              <table:table-cell office:value-type="float" office:value="106185144">
                <text:p>106185144</text:p>
              </table:table-cell>
              <table:table-cell office:value-type="float" office:value="109733576">
                <text:p>109733576</text:p>
              </table:table-cell>
              <table:table-cell office:value-type="float" office:value="112693928">
                <text:p>112693928</text:p>
              </table:table-cell>
              <table:table-cell office:value-type="float" office:value="110587208">
                <text:p>110587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428920">
                <text:p>105428920</text:p>
              </table:table-cell>
              <table:table-cell office:value-type="float" office:value="105424744">
                <text:p>105424744</text:p>
              </table:table-cell>
              <table:table-cell office:value-type="float" office:value="104510824">
                <text:p>104510824</text:p>
              </table:table-cell>
              <table:table-cell office:value-type="float" office:value="102637032">
                <text:p>102637032</text:p>
              </table:table-cell>
              <table:table-cell office:value-type="float" office:value="115987784">
                <text:p>115987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213992">
                <text:p>115213992</text:p>
              </table:table-cell>
              <table:table-cell office:value-type="float" office:value="107465576">
                <text:p>107465576</text:p>
              </table:table-cell>
              <table:table-cell office:value-type="float" office:value="114507064">
                <text:p>114507064</text:p>
              </table:table-cell>
              <table:table-cell office:value-type="float" office:value="115469928">
                <text:p>115469928</text:p>
              </table:table-cell>
              <table:table-cell office:value-type="float" office:value="114132664">
                <text:p>1141326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218824">
                <text:p>105218824</text:p>
              </table:table-cell>
              <table:table-cell office:value-type="float" office:value="114387064">
                <text:p>114387064</text:p>
              </table:table-cell>
              <table:table-cell office:value-type="float" office:value="117532792">
                <text:p>117532792</text:p>
              </table:table-cell>
              <table:table-cell office:value-type="float" office:value="114952584">
                <text:p>114952584</text:p>
              </table:table-cell>
              <table:table-cell office:value-type="float" office:value="102617256">
                <text:p>102617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354792">
                <text:p>102354792</text:p>
              </table:table-cell>
              <table:table-cell office:value-type="float" office:value="107281832">
                <text:p>107281832</text:p>
              </table:table-cell>
              <table:table-cell office:value-type="float" office:value="106585064">
                <text:p>106585064</text:p>
              </table:table-cell>
              <table:table-cell office:value-type="float" office:value="115826072">
                <text:p>115826072</text:p>
              </table:table-cell>
              <table:table-cell office:value-type="float" office:value="112031784">
                <text:p>112031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765368">
                <text:p>113765368</text:p>
              </table:table-cell>
              <table:table-cell office:value-type="float" office:value="103863800">
                <text:p>103863800</text:p>
              </table:table-cell>
              <table:table-cell office:value-type="float" office:value="112090296">
                <text:p>112090296</text:p>
              </table:table-cell>
              <table:table-cell office:value-type="float" office:value="108197848">
                <text:p>108197848</text:p>
              </table:table-cell>
              <table:table-cell office:value-type="float" office:value="108991128">
                <text:p>1089911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852536">
                <text:p>113852536</text:p>
              </table:table-cell>
              <table:table-cell office:value-type="float" office:value="102348600">
                <text:p>102348600</text:p>
              </table:table-cell>
              <table:table-cell office:value-type="float" office:value="115831736">
                <text:p>115831736</text:p>
              </table:table-cell>
              <table:table-cell office:value-type="float" office:value="105990504">
                <text:p>105990504</text:p>
              </table:table-cell>
              <table:table-cell office:value-type="float" office:value="105047800">
                <text:p>1050478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034456">
                <text:p>108034456</text:p>
              </table:table-cell>
              <table:table-cell office:value-type="float" office:value="107419064">
                <text:p>107419064</text:p>
              </table:table-cell>
              <table:table-cell office:value-type="float" office:value="103891832">
                <text:p>103891832</text:p>
              </table:table-cell>
              <table:table-cell office:value-type="float" office:value="107428520">
                <text:p>107428520</text:p>
              </table:table-cell>
              <table:table-cell office:value-type="float" office:value="105856056">
                <text:p>105856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538088">
                <text:p>107538088</text:p>
              </table:table-cell>
              <table:table-cell office:value-type="float" office:value="112605240">
                <text:p>112605240</text:p>
              </table:table-cell>
              <table:table-cell office:value-type="float" office:value="104494552">
                <text:p>104494552</text:p>
              </table:table-cell>
              <table:table-cell office:value-type="float" office:value="105365272">
                <text:p>105365272</text:p>
              </table:table-cell>
              <table:table-cell office:value-type="float" office:value="106364568">
                <text:p>106364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270888">
                <text:p>116270888</text:p>
              </table:table-cell>
              <table:table-cell office:value-type="float" office:value="112060680">
                <text:p>112060680</text:p>
              </table:table-cell>
              <table:table-cell office:value-type="float" office:value="103848248">
                <text:p>103848248</text:p>
              </table:table-cell>
              <table:table-cell office:value-type="float" office:value="111027160">
                <text:p>111027160</text:p>
              </table:table-cell>
              <table:table-cell office:value-type="float" office:value="107590072">
                <text:p>107590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4364264">
                <text:p>114364264</text:p>
              </table:table-cell>
              <table:table-cell office:value-type="float" office:value="105237160">
                <text:p>105237160</text:p>
              </table:table-cell>
              <table:table-cell office:value-type="float" office:value="110015384">
                <text:p>110015384</text:p>
              </table:table-cell>
              <table:table-cell office:value-type="float" office:value="115752696">
                <text:p>115752696</text:p>
              </table:table-cell>
              <table:table-cell office:value-type="float" office:value="119099528">
                <text:p>1190995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0967208">
                <text:p>110967208</text:p>
              </table:table-cell>
              <table:table-cell office:value-type="float" office:value="115497864">
                <text:p>115497864</text:p>
              </table:table-cell>
              <table:table-cell office:value-type="float" office:value="104691208">
                <text:p>104691208</text:p>
              </table:table-cell>
              <table:table-cell office:value-type="float" office:value="111185080">
                <text:p>111185080</text:p>
              </table:table-cell>
              <table:table-cell office:value-type="float" office:value="112432488">
                <text:p>1124324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577512">
                <text:p>108577512</text:p>
              </table:table-cell>
              <table:table-cell office:value-type="float" office:value="109381560">
                <text:p>109381560</text:p>
              </table:table-cell>
              <table:table-cell office:value-type="float" office:value="113028296">
                <text:p>113028296</text:p>
              </table:table-cell>
              <table:table-cell office:value-type="float" office:value="109644344">
                <text:p>109644344</text:p>
              </table:table-cell>
              <table:table-cell office:value-type="float" office:value="106279224">
                <text:p>106279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373864">
                <text:p>103373864</text:p>
              </table:table-cell>
              <table:table-cell office:value-type="float" office:value="103690616">
                <text:p>103690616</text:p>
              </table:table-cell>
              <table:table-cell office:value-type="float" office:value="119847704">
                <text:p>119847704</text:p>
              </table:table-cell>
              <table:table-cell office:value-type="float" office:value="117234808">
                <text:p>117234808</text:p>
              </table:table-cell>
              <table:table-cell office:value-type="float" office:value="112359816">
                <text:p>1123598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376984">
                <text:p>105376984</text:p>
              </table:table-cell>
              <table:table-cell office:value-type="float" office:value="110165816">
                <text:p>110165816</text:p>
              </table:table-cell>
              <table:table-cell office:value-type="float" office:value="108341992">
                <text:p>108341992</text:p>
              </table:table-cell>
              <table:table-cell office:value-type="float" office:value="113390408">
                <text:p>113390408</text:p>
              </table:table-cell>
              <table:table-cell office:value-type="float" office:value="108685848">
                <text:p>1086858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9258024">
                <text:p>119258024</text:p>
              </table:table-cell>
              <table:table-cell office:value-type="float" office:value="106199448">
                <text:p>106199448</text:p>
              </table:table-cell>
              <table:table-cell office:value-type="float" office:value="104668552">
                <text:p>104668552</text:p>
              </table:table-cell>
              <table:table-cell office:value-type="float" office:value="113076488">
                <text:p>113076488</text:p>
              </table:table-cell>
              <table:table-cell office:value-type="float" office:value="104982568">
                <text:p>104982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889112">
                <text:p>107889112</text:p>
              </table:table-cell>
              <table:table-cell office:value-type="float" office:value="111420568">
                <text:p>111420568</text:p>
              </table:table-cell>
              <table:table-cell office:value-type="float" office:value="115895240">
                <text:p>115895240</text:p>
              </table:table-cell>
              <table:table-cell office:value-type="float" office:value="113918632">
                <text:p>113918632</text:p>
              </table:table-cell>
              <table:table-cell office:value-type="float" office:value="118983704">
                <text:p>118983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855576">
                <text:p>105855576</text:p>
              </table:table-cell>
              <table:table-cell office:value-type="float" office:value="119434664">
                <text:p>119434664</text:p>
              </table:table-cell>
              <table:table-cell office:value-type="float" office:value="115407480">
                <text:p>115407480</text:p>
              </table:table-cell>
              <table:table-cell office:value-type="float" office:value="110174696">
                <text:p>110174696</text:p>
              </table:table-cell>
              <table:table-cell office:value-type="float" office:value="111215608">
                <text:p>111215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8642296">
                <text:p>118642296</text:p>
              </table:table-cell>
              <table:table-cell office:value-type="float" office:value="112724792">
                <text:p>112724792</text:p>
              </table:table-cell>
              <table:table-cell office:value-type="float" office:value="117596008">
                <text:p>117596008</text:p>
              </table:table-cell>
              <table:table-cell office:value-type="float" office:value="107244968">
                <text:p>107244968</text:p>
              </table:table-cell>
              <table:table-cell office:value-type="float" office:value="110299016">
                <text:p>110299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176520">
                <text:p>110176520</text:p>
              </table:table-cell>
              <table:table-cell office:value-type="float" office:value="119822792">
                <text:p>119822792</text:p>
              </table:table-cell>
              <table:table-cell office:value-type="float" office:value="115773272">
                <text:p>115773272</text:p>
              </table:table-cell>
              <table:table-cell office:value-type="float" office:value="108734904">
                <text:p>108734904</text:p>
              </table:table-cell>
              <table:table-cell office:value-type="float" office:value="111235432">
                <text:p>1112354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661976">
                <text:p>115661976</text:p>
              </table:table-cell>
              <table:table-cell office:value-type="float" office:value="119747960">
                <text:p>119747960</text:p>
              </table:table-cell>
              <table:table-cell office:value-type="float" office:value="106390152">
                <text:p>106390152</text:p>
              </table:table-cell>
              <table:table-cell office:value-type="float" office:value="107275256">
                <text:p>107275256</text:p>
              </table:table-cell>
              <table:table-cell office:value-type="float" office:value="107466344">
                <text:p>1074663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3395752">
                <text:p>103395752</text:p>
              </table:table-cell>
              <table:table-cell office:value-type="float" office:value="111371944">
                <text:p>111371944</text:p>
              </table:table-cell>
              <table:table-cell office:value-type="float" office:value="114746280">
                <text:p>114746280</text:p>
              </table:table-cell>
              <table:table-cell office:value-type="float" office:value="103407944">
                <text:p>103407944</text:p>
              </table:table-cell>
              <table:table-cell office:value-type="float" office:value="111312472">
                <text:p>111312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7673000">
                <text:p>117673000</text:p>
              </table:table-cell>
              <table:table-cell office:value-type="float" office:value="113243336">
                <text:p>113243336</text:p>
              </table:table-cell>
              <table:table-cell office:value-type="float" office:value="103869464">
                <text:p>103869464</text:p>
              </table:table-cell>
              <table:table-cell office:value-type="float" office:value="106922456">
                <text:p>106922456</text:p>
              </table:table-cell>
              <table:table-cell office:value-type="float" office:value="107452808">
                <text:p>107452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9815928">
                <text:p>119815928</text:p>
              </table:table-cell>
              <table:table-cell office:value-type="float" office:value="115419672">
                <text:p>115419672</text:p>
              </table:table-cell>
              <table:table-cell office:value-type="float" office:value="106768424">
                <text:p>106768424</text:p>
              </table:table-cell>
              <table:table-cell office:value-type="float" office:value="103938296">
                <text:p>103938296</text:p>
              </table:table-cell>
              <table:table-cell office:value-type="float" office:value="103744136">
                <text:p>103744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7532792">
                <text:p>117532792</text:p>
              </table:table-cell>
              <table:table-cell office:value-type="float" office:value="115280520">
                <text:p>115280520</text:p>
              </table:table-cell>
              <table:table-cell office:value-type="float" office:value="108694248">
                <text:p>108694248</text:p>
              </table:table-cell>
              <table:table-cell office:value-type="float" office:value="115130904">
                <text:p>115130904</text:p>
              </table:table-cell>
              <table:table-cell office:value-type="float" office:value="114983304">
                <text:p>1149833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668344">
                <text:p>112668344</text:p>
              </table:table-cell>
              <table:table-cell office:value-type="float" office:value="106994744">
                <text:p>106994744</text:p>
              </table:table-cell>
              <table:table-cell office:value-type="float" office:value="114311512">
                <text:p>114311512</text:p>
              </table:table-cell>
              <table:table-cell office:value-type="float" office:value="116045336">
                <text:p>116045336</text:p>
              </table:table-cell>
              <table:table-cell office:value-type="float" office:value="117997320">
                <text:p>1179973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4967160">
                <text:p>104967160</text:p>
              </table:table-cell>
              <table:table-cell office:value-type="float" office:value="111716472">
                <text:p>111716472</text:p>
              </table:table-cell>
              <table:table-cell office:value-type="float" office:value="114543016">
                <text:p>114543016</text:p>
              </table:table-cell>
              <table:table-cell office:value-type="float" office:value="108739416">
                <text:p>108739416</text:p>
              </table:table-cell>
              <table:table-cell office:value-type="float" office:value="116269160">
                <text:p>116269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5713000">
                <text:p>115713000</text:p>
              </table:table-cell>
              <table:table-cell office:value-type="float" office:value="103526024">
                <text:p>103526024</text:p>
              </table:table-cell>
              <table:table-cell office:value-type="float" office:value="111080632">
                <text:p>111080632</text:p>
              </table:table-cell>
              <table:table-cell office:value-type="float" office:value="118394520">
                <text:p>118394520</text:p>
              </table:table-cell>
              <table:table-cell office:value-type="float" office:value="117459640">
                <text:p>1174596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991944">
                <text:p>105991944</text:p>
              </table:table-cell>
              <table:table-cell office:value-type="float" office:value="112767848">
                <text:p>112767848</text:p>
              </table:table-cell>
              <table:table-cell office:value-type="float" office:value="111931704">
                <text:p>111931704</text:p>
              </table:table-cell>
              <table:table-cell office:value-type="float" office:value="106940552">
                <text:p>106940552</text:p>
              </table:table-cell>
              <table:table-cell office:value-type="float" office:value="104986840">
                <text:p>1049868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6270888">
                <text:p>116270888</text:p>
              </table:table-cell>
              <table:table-cell office:value-type="float" office:value="114339256">
                <text:p>114339256</text:p>
              </table:table-cell>
              <table:table-cell office:value-type="float" office:value="113803288">
                <text:p>113803288</text:p>
              </table:table-cell>
              <table:table-cell office:value-type="float" office:value="119030456">
                <text:p>119030456</text:p>
              </table:table-cell>
              <table:table-cell office:value-type="float" office:value="108908376">
                <text:p>108908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804456">
                <text:p>108804456</text:p>
              </table:table-cell>
              <table:table-cell office:value-type="float" office:value="115101096">
                <text:p>115101096</text:p>
              </table:table-cell>
              <table:table-cell office:value-type="float" office:value="106958168">
                <text:p>106958168</text:p>
              </table:table-cell>
              <table:table-cell office:value-type="float" office:value="115227000">
                <text:p>115227000</text:p>
              </table:table-cell>
              <table:table-cell office:value-type="float" office:value="109482408">
                <text:p>109482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271480">
                <text:p>105271480</text:p>
              </table:table-cell>
              <table:table-cell office:value-type="float" office:value="114499144">
                <text:p>114499144</text:p>
              </table:table-cell>
              <table:table-cell office:value-type="float" office:value="113840776">
                <text:p>113840776</text:p>
              </table:table-cell>
              <table:table-cell office:value-type="float" office:value="119686232">
                <text:p>119686232</text:p>
              </table:table-cell>
              <table:table-cell office:value-type="float" office:value="108134536">
                <text:p>108134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600824">
                <text:p>118600824</text:p>
              </table:table-cell>
              <table:table-cell office:value-type="float" office:value="107358200">
                <text:p>107358200</text:p>
              </table:table-cell>
              <table:table-cell office:value-type="float" office:value="111097000">
                <text:p>111097000</text:p>
              </table:table-cell>
              <table:table-cell office:value-type="float" office:value="114795624">
                <text:p>114795624</text:p>
              </table:table-cell>
              <table:table-cell office:value-type="float" office:value="107169272">
                <text:p>107169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5921832">
                <text:p>115921832</text:p>
              </table:table-cell>
              <table:table-cell office:value-type="float" office:value="106696664">
                <text:p>106696664</text:p>
              </table:table-cell>
              <table:table-cell office:value-type="float" office:value="107418392">
                <text:p>107418392</text:p>
              </table:table-cell>
              <table:table-cell office:value-type="float" office:value="113542040">
                <text:p>113542040</text:p>
              </table:table-cell>
              <table:table-cell office:value-type="float" office:value="118549704">
                <text:p>118549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236104">
                <text:p>108236104</text:p>
              </table:table-cell>
              <table:table-cell office:value-type="float" office:value="117787000">
                <text:p>117787000</text:p>
              </table:table-cell>
              <table:table-cell office:value-type="float" office:value="111481528">
                <text:p>111481528</text:p>
              </table:table-cell>
              <table:table-cell office:value-type="float" office:value="116344136">
                <text:p>116344136</text:p>
              </table:table-cell>
              <table:table-cell office:value-type="float" office:value="111609352">
                <text:p>111609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5152632">
                <text:p>105152632</text:p>
              </table:table-cell>
              <table:table-cell office:value-type="float" office:value="103940552">
                <text:p>103940552</text:p>
              </table:table-cell>
              <table:table-cell office:value-type="float" office:value="103392440">
                <text:p>103392440</text:p>
              </table:table-cell>
              <table:table-cell office:value-type="float" office:value="106400472">
                <text:p>106400472</text:p>
              </table:table-cell>
              <table:table-cell office:value-type="float" office:value="110411960">
                <text:p>1104119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565800">
                <text:p>119565800</text:p>
              </table:table-cell>
              <table:table-cell office:value-type="float" office:value="107037416">
                <text:p>107037416</text:p>
              </table:table-cell>
              <table:table-cell office:value-type="float" office:value="113785912">
                <text:p>113785912</text:p>
              </table:table-cell>
              <table:table-cell office:value-type="float" office:value="110732872">
                <text:p>110732872</text:p>
              </table:table-cell>
              <table:table-cell office:value-type="float" office:value="106284936">
                <text:p>106284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6866744">
                <text:p>116866744</text:p>
              </table:table-cell>
              <table:table-cell office:value-type="float" office:value="108944568">
                <text:p>108944568</text:p>
              </table:table-cell>
              <table:table-cell office:value-type="float" office:value="116968120">
                <text:p>116968120</text:p>
              </table:table-cell>
              <table:table-cell office:value-type="float" office:value="111964008">
                <text:p>111964008</text:p>
              </table:table-cell>
              <table:table-cell office:value-type="float" office:value="105025672">
                <text:p>1050256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570152">
                <text:p>115570152</text:p>
              </table:table-cell>
              <table:table-cell office:value-type="float" office:value="103686008">
                <text:p>103686008</text:p>
              </table:table-cell>
              <table:table-cell office:value-type="float" office:value="107849992">
                <text:p>107849992</text:p>
              </table:table-cell>
              <table:table-cell office:value-type="float" office:value="116199272">
                <text:p>116199272</text:p>
              </table:table-cell>
              <table:table-cell office:value-type="float" office:value="119477336">
                <text:p>1194773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612936">
                <text:p>113612936</text:p>
              </table:table-cell>
              <table:table-cell office:value-type="float" office:value="105016168">
                <text:p>105016168</text:p>
              </table:table-cell>
              <table:table-cell office:value-type="float" office:value="109240008">
                <text:p>109240008</text:p>
              </table:table-cell>
              <table:table-cell office:value-type="float" office:value="105474552">
                <text:p>105474552</text:p>
              </table:table-cell>
              <table:table-cell office:value-type="float" office:value="117328984">
                <text:p>1173289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330296">
                <text:p>112330296</text:p>
              </table:table-cell>
              <table:table-cell office:value-type="float" office:value="113852968">
                <text:p>113852968</text:p>
              </table:table-cell>
              <table:table-cell office:value-type="float" office:value="115515960">
                <text:p>115515960</text:p>
              </table:table-cell>
              <table:table-cell office:value-type="float" office:value="113264120">
                <text:p>113264120</text:p>
              </table:table-cell>
              <table:table-cell office:value-type="float" office:value="115120920">
                <text:p>1151209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775064">
                <text:p>107775064</text:p>
              </table:table-cell>
              <table:table-cell office:value-type="float" office:value="112283976">
                <text:p>112283976</text:p>
              </table:table-cell>
              <table:table-cell office:value-type="float" office:value="112474536">
                <text:p>112474536</text:p>
              </table:table-cell>
              <table:table-cell office:value-type="float" office:value="104435512">
                <text:p>104435512</text:p>
              </table:table-cell>
              <table:table-cell office:value-type="float" office:value="111036952">
                <text:p>1110369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256632">
                <text:p>104256632</text:p>
              </table:table-cell>
              <table:table-cell office:value-type="float" office:value="117243496">
                <text:p>117243496</text:p>
              </table:table-cell>
              <table:table-cell office:value-type="float" office:value="114957576">
                <text:p>114957576</text:p>
              </table:table-cell>
              <table:table-cell office:value-type="float" office:value="108694968">
                <text:p>108694968</text:p>
              </table:table-cell>
              <table:table-cell office:value-type="float" office:value="109982456">
                <text:p>109982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8105080">
                <text:p>118105080</text:p>
              </table:table-cell>
              <table:table-cell office:value-type="float" office:value="103623848">
                <text:p>103623848</text:p>
              </table:table-cell>
              <table:table-cell office:value-type="float" office:value="105854760">
                <text:p>105854760</text:p>
              </table:table-cell>
              <table:table-cell office:value-type="float" office:value="108179992">
                <text:p>108179992</text:p>
              </table:table-cell>
              <table:table-cell office:value-type="float" office:value="111111160">
                <text:p>1111111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393704">
                <text:p>112393704</text:p>
              </table:table-cell>
              <table:table-cell office:value-type="float" office:value="118526712">
                <text:p>118526712</text:p>
              </table:table-cell>
              <table:table-cell office:value-type="float" office:value="105356488">
                <text:p>105356488</text:p>
              </table:table-cell>
              <table:table-cell office:value-type="float" office:value="107008424">
                <text:p>107008424</text:p>
              </table:table-cell>
              <table:table-cell office:value-type="float" office:value="103934024">
                <text:p>1039340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860936">
                <text:p>107860936</text:p>
              </table:table-cell>
              <table:table-cell office:value-type="float" office:value="115418712">
                <text:p>115418712</text:p>
              </table:table-cell>
              <table:table-cell office:value-type="float" office:value="106796744">
                <text:p>106796744</text:p>
              </table:table-cell>
              <table:table-cell office:value-type="float" office:value="107297240">
                <text:p>107297240</text:p>
              </table:table-cell>
              <table:table-cell office:value-type="float" office:value="111968760">
                <text:p>1119687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9370488">
                <text:p>119370488</text:p>
              </table:table-cell>
              <table:table-cell office:value-type="float" office:value="110201336">
                <text:p>110201336</text:p>
              </table:table-cell>
              <table:table-cell office:value-type="float" office:value="114718792">
                <text:p>114718792</text:p>
              </table:table-cell>
              <table:table-cell office:value-type="float" office:value="119617832">
                <text:p>119617832</text:p>
              </table:table-cell>
              <table:table-cell office:value-type="float" office:value="105335176">
                <text:p>105335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5588104">
                <text:p>115588104</text:p>
              </table:table-cell>
              <table:table-cell office:value-type="float" office:value="108165736">
                <text:p>108165736</text:p>
              </table:table-cell>
              <table:table-cell office:value-type="float" office:value="118467768">
                <text:p>118467768</text:p>
              </table:table-cell>
              <table:table-cell office:value-type="float" office:value="105463032">
                <text:p>105463032</text:p>
              </table:table-cell>
              <table:table-cell office:value-type="float" office:value="117625288">
                <text:p>1176252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615080">
                <text:p>110615080</text:p>
              </table:table-cell>
              <table:table-cell office:value-type="float" office:value="104952520">
                <text:p>104952520</text:p>
              </table:table-cell>
              <table:table-cell office:value-type="float" office:value="103393736">
                <text:p>103393736</text:p>
              </table:table-cell>
              <table:table-cell office:value-type="float" office:value="105674760">
                <text:p>105674760</text:p>
              </table:table-cell>
              <table:table-cell office:value-type="float" office:value="111557224">
                <text:p>111557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756328">
                <text:p>106756328</text:p>
              </table:table-cell>
              <table:table-cell office:value-type="float" office:value="104373368">
                <text:p>104373368</text:p>
              </table:table-cell>
              <table:table-cell office:value-type="float" office:value="108852984">
                <text:p>108852984</text:p>
              </table:table-cell>
              <table:table-cell office:value-type="float" office:value="108138568">
                <text:p>108138568</text:p>
              </table:table-cell>
              <table:table-cell office:value-type="float" office:value="109846952">
                <text:p>1098469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794024">
                <text:p>104794024</text:p>
              </table:table-cell>
              <table:table-cell office:value-type="float" office:value="105194776">
                <text:p>105194776</text:p>
              </table:table-cell>
              <table:table-cell office:value-type="float" office:value="115053912">
                <text:p>115053912</text:p>
              </table:table-cell>
              <table:table-cell office:value-type="float" office:value="111784104">
                <text:p>111784104</text:p>
              </table:table-cell>
              <table:table-cell office:value-type="float" office:value="107151896">
                <text:p>107151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382952">
                <text:p>118382952</text:p>
              </table:table-cell>
              <table:table-cell office:value-type="float" office:value="108826152">
                <text:p>108826152</text:p>
              </table:table-cell>
              <table:table-cell office:value-type="float" office:value="119524232">
                <text:p>119524232</text:p>
              </table:table-cell>
              <table:table-cell office:value-type="float" office:value="104035832">
                <text:p>104035832</text:p>
              </table:table-cell>
              <table:table-cell office:value-type="float" office:value="103717016">
                <text:p>103717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250856">
                <text:p>115250856</text:p>
              </table:table-cell>
              <table:table-cell office:value-type="float" office:value="114822264">
                <text:p>114822264</text:p>
              </table:table-cell>
              <table:table-cell office:value-type="float" office:value="109695368">
                <text:p>109695368</text:p>
              </table:table-cell>
              <table:table-cell office:value-type="float" office:value="119556728">
                <text:p>119556728</text:p>
              </table:table-cell>
              <table:table-cell office:value-type="float" office:value="115860152">
                <text:p>115860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101880">
                <text:p>119101880</text:p>
              </table:table-cell>
              <table:table-cell office:value-type="float" office:value="105175000">
                <text:p>105175000</text:p>
              </table:table-cell>
              <table:table-cell office:value-type="float" office:value="107872600">
                <text:p>107872600</text:p>
              </table:table-cell>
              <table:table-cell office:value-type="float" office:value="106847720">
                <text:p>106847720</text:p>
              </table:table-cell>
              <table:table-cell office:value-type="float" office:value="105677064">
                <text:p>105677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7746392">
                <text:p>117746392</text:p>
              </table:table-cell>
              <table:table-cell office:value-type="float" office:value="118967816">
                <text:p>118967816</text:p>
              </table:table-cell>
              <table:table-cell office:value-type="float" office:value="108773112">
                <text:p>108773112</text:p>
              </table:table-cell>
              <table:table-cell office:value-type="float" office:value="106042392">
                <text:p>106042392</text:p>
              </table:table-cell>
              <table:table-cell office:value-type="float" office:value="108826824">
                <text:p>108826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6950296">
                <text:p>106950296</text:p>
              </table:table-cell>
              <table:table-cell office:value-type="float" office:value="103367528">
                <text:p>103367528</text:p>
              </table:table-cell>
              <table:table-cell office:value-type="float" office:value="113950888">
                <text:p>113950888</text:p>
              </table:table-cell>
              <table:table-cell office:value-type="float" office:value="104962456">
                <text:p>104962456</text:p>
              </table:table-cell>
              <table:table-cell office:value-type="float" office:value="114277960">
                <text:p>1142779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659848">
                <text:p>109659848</text:p>
              </table:table-cell>
              <table:table-cell office:value-type="float" office:value="107561944">
                <text:p>107561944</text:p>
              </table:table-cell>
              <table:table-cell office:value-type="float" office:value="118188168">
                <text:p>118188168</text:p>
              </table:table-cell>
              <table:table-cell office:value-type="float" office:value="114284008">
                <text:p>114284008</text:p>
              </table:table-cell>
              <table:table-cell office:value-type="float" office:value="119193464">
                <text:p>119193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894200">
                <text:p>113894200</text:p>
              </table:table-cell>
              <table:table-cell office:value-type="float" office:value="118380024">
                <text:p>118380024</text:p>
              </table:table-cell>
              <table:table-cell office:value-type="float" office:value="105477384">
                <text:p>105477384</text:p>
              </table:table-cell>
              <table:table-cell office:value-type="float" office:value="119114408">
                <text:p>119114408</text:p>
              </table:table-cell>
              <table:table-cell office:value-type="float" office:value="105389848">
                <text:p>1053898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079800">
                <text:p>116079800</text:p>
              </table:table-cell>
              <table:table-cell office:value-type="float" office:value="116475992">
                <text:p>116475992</text:p>
              </table:table-cell>
              <table:table-cell office:value-type="float" office:value="113228072">
                <text:p>113228072</text:p>
              </table:table-cell>
              <table:table-cell office:value-type="float" office:value="111007720">
                <text:p>111007720</text:p>
              </table:table-cell>
              <table:table-cell office:value-type="float" office:value="105628008">
                <text:p>1056280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5800008">
                <text:p>115800008</text:p>
              </table:table-cell>
              <table:table-cell office:value-type="float" office:value="118305528">
                <text:p>118305528</text:p>
              </table:table-cell>
              <table:table-cell office:value-type="float" office:value="110063864">
                <text:p>110063864</text:p>
              </table:table-cell>
              <table:table-cell office:value-type="float" office:value="109842248">
                <text:p>109842248</text:p>
              </table:table-cell>
              <table:table-cell office:value-type="float" office:value="104927272">
                <text:p>1049272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858232">
                <text:p>106858232</text:p>
              </table:table-cell>
              <table:table-cell office:value-type="float" office:value="112884680">
                <text:p>112884680</text:p>
              </table:table-cell>
              <table:table-cell office:value-type="float" office:value="118000536">
                <text:p>118000536</text:p>
              </table:table-cell>
              <table:table-cell office:value-type="float" office:value="117794248">
                <text:p>117794248</text:p>
              </table:table-cell>
              <table:table-cell office:value-type="float" office:value="116739512">
                <text:p>116739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086712">
                <text:p>113086712</text:p>
              </table:table-cell>
              <table:table-cell office:value-type="float" office:value="108401128">
                <text:p>108401128</text:p>
              </table:table-cell>
              <table:table-cell office:value-type="float" office:value="104752792">
                <text:p>104752792</text:p>
              </table:table-cell>
              <table:table-cell office:value-type="float" office:value="116273480">
                <text:p>116273480</text:p>
              </table:table-cell>
              <table:table-cell office:value-type="float" office:value="119069768">
                <text:p>1190697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486728">
                <text:p>109486728</text:p>
              </table:table-cell>
              <table:table-cell office:value-type="float" office:value="106501496">
                <text:p>106501496</text:p>
              </table:table-cell>
              <table:table-cell office:value-type="float" office:value="111428680">
                <text:p>111428680</text:p>
              </table:table-cell>
              <table:table-cell office:value-type="float" office:value="114983688">
                <text:p>114983688</text:p>
              </table:table-cell>
              <table:table-cell office:value-type="float" office:value="111073384">
                <text:p>111073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920040">
                <text:p>114920040</text:p>
              </table:table-cell>
              <table:table-cell office:value-type="float" office:value="103370648">
                <text:p>103370648</text:p>
              </table:table-cell>
              <table:table-cell office:value-type="float" office:value="107586280">
                <text:p>107586280</text:p>
              </table:table-cell>
              <table:table-cell office:value-type="float" office:value="108523048">
                <text:p>108523048</text:p>
              </table:table-cell>
              <table:table-cell office:value-type="float" office:value="111537112">
                <text:p>111537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403608">
                <text:p>113403608</text:p>
              </table:table-cell>
              <table:table-cell office:value-type="float" office:value="115435656">
                <text:p>115435656</text:p>
              </table:table-cell>
              <table:table-cell office:value-type="float" office:value="112614840">
                <text:p>112614840</text:p>
              </table:table-cell>
              <table:table-cell office:value-type="float" office:value="106039848">
                <text:p>106039848</text:p>
              </table:table-cell>
              <table:table-cell office:value-type="float" office:value="115166520">
                <text:p>1151665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313928">
                <text:p>112313928</text:p>
              </table:table-cell>
              <table:table-cell office:value-type="float" office:value="118954616">
                <text:p>118954616</text:p>
              </table:table-cell>
              <table:table-cell office:value-type="float" office:value="105438696">
                <text:p>105438696</text:p>
              </table:table-cell>
              <table:table-cell office:value-type="float" office:value="107074664">
                <text:p>107074664</text:p>
              </table:table-cell>
              <table:table-cell office:value-type="float" office:value="111683016">
                <text:p>1116830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114280">
                <text:p>117114280</text:p>
              </table:table-cell>
              <table:table-cell office:value-type="float" office:value="118207416">
                <text:p>118207416</text:p>
              </table:table-cell>
              <table:table-cell office:value-type="float" office:value="106090200">
                <text:p>106090200</text:p>
              </table:table-cell>
              <table:table-cell office:value-type="float" office:value="103374488">
                <text:p>103374488</text:p>
              </table:table-cell>
              <table:table-cell office:value-type="float" office:value="104573272">
                <text:p>1045732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596984">
                <text:p>107596984</text:p>
              </table:table-cell>
              <table:table-cell office:value-type="float" office:value="104544904">
                <text:p>104544904</text:p>
              </table:table-cell>
              <table:table-cell office:value-type="float" office:value="110615080">
                <text:p>110615080</text:p>
              </table:table-cell>
              <table:table-cell office:value-type="float" office:value="106044984">
                <text:p>106044984</text:p>
              </table:table-cell>
              <table:table-cell office:value-type="float" office:value="115510632">
                <text:p>1155106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8264">
                <text:p>106008264</text:p>
              </table:table-cell>
              <table:table-cell office:value-type="float" office:value="119279048">
                <text:p>119279048</text:p>
              </table:table-cell>
              <table:table-cell office:value-type="float" office:value="107237960">
                <text:p>107237960</text:p>
              </table:table-cell>
              <table:table-cell office:value-type="float" office:value="111882840">
                <text:p>111882840</text:p>
              </table:table-cell>
              <table:table-cell office:value-type="float" office:value="110386568">
                <text:p>1103865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385176">
                <text:p>113385176</text:p>
              </table:table-cell>
              <table:table-cell office:value-type="float" office:value="109745000">
                <text:p>109745000</text:p>
              </table:table-cell>
              <table:table-cell office:value-type="float" office:value="106654376">
                <text:p>106654376</text:p>
              </table:table-cell>
              <table:table-cell office:value-type="float" office:value="113796088">
                <text:p>113796088</text:p>
              </table:table-cell>
              <table:table-cell office:value-type="float" office:value="110116760">
                <text:p>1101167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5898776">
                <text:p>105898776</text:p>
              </table:table-cell>
              <table:table-cell office:value-type="float" office:value="104614504">
                <text:p>104614504</text:p>
              </table:table-cell>
              <table:table-cell office:value-type="float" office:value="116768696">
                <text:p>116768696</text:p>
              </table:table-cell>
              <table:table-cell office:value-type="float" office:value="108788568">
                <text:p>108788568</text:p>
              </table:table-cell>
              <table:table-cell office:value-type="float" office:value="110980504">
                <text:p>1109805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30088">
                <text:p>108030088</text:p>
              </table:table-cell>
              <table:table-cell office:value-type="float" office:value="112657688">
                <text:p>112657688</text:p>
              </table:table-cell>
              <table:table-cell office:value-type="float" office:value="114479032">
                <text:p>114479032</text:p>
              </table:table-cell>
              <table:table-cell office:value-type="float" office:value="105246520">
                <text:p>105246520</text:p>
              </table:table-cell>
              <table:table-cell office:value-type="float" office:value="118027848">
                <text:p>1180278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206200">
                <text:p>114206200</text:p>
              </table:table-cell>
              <table:table-cell office:value-type="float" office:value="108686136">
                <text:p>108686136</text:p>
              </table:table-cell>
              <table:table-cell office:value-type="float" office:value="114135640">
                <text:p>114135640</text:p>
              </table:table-cell>
              <table:table-cell office:value-type="float" office:value="103690232">
                <text:p>103690232</text:p>
              </table:table-cell>
              <table:table-cell office:value-type="float" office:value="112433256">
                <text:p>1124332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775464">
                <text:p>116775464</text:p>
              </table:table-cell>
              <table:table-cell office:value-type="float" office:value="111572824">
                <text:p>111572824</text:p>
              </table:table-cell>
              <table:table-cell office:value-type="float" office:value="111974280">
                <text:p>111974280</text:p>
              </table:table-cell>
              <table:table-cell office:value-type="float" office:value="114016840">
                <text:p>114016840</text:p>
              </table:table-cell>
              <table:table-cell office:value-type="float" office:value="104058440">
                <text:p>1040584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207384">
                <text:p>113207384</text:p>
              </table:table-cell>
              <table:table-cell office:value-type="float" office:value="109055160">
                <text:p>109055160</text:p>
              </table:table-cell>
              <table:table-cell office:value-type="float" office:value="114945096">
                <text:p>114945096</text:p>
              </table:table-cell>
              <table:table-cell office:value-type="float" office:value="114114904">
                <text:p>114114904</text:p>
              </table:table-cell>
              <table:table-cell office:value-type="float" office:value="116921896">
                <text:p>1169218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464024">
                <text:p>115464024</text:p>
              </table:table-cell>
              <table:table-cell office:value-type="float" office:value="105427912">
                <text:p>105427912</text:p>
              </table:table-cell>
              <table:table-cell office:value-type="float" office:value="117094552">
                <text:p>117094552</text:p>
              </table:table-cell>
              <table:table-cell office:value-type="float" office:value="119141624">
                <text:p>119141624</text:p>
              </table:table-cell>
              <table:table-cell office:value-type="float" office:value="117201400">
                <text:p>1172014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5238552">
                <text:p>105238552</text:p>
              </table:table-cell>
              <table:table-cell office:value-type="float" office:value="108145864">
                <text:p>108145864</text:p>
              </table:table-cell>
              <table:table-cell office:value-type="float" office:value="109597832">
                <text:p>109597832</text:p>
              </table:table-cell>
              <table:table-cell office:value-type="float" office:value="110926216">
                <text:p>110926216</text:p>
              </table:table-cell>
              <table:table-cell office:value-type="float" office:value="107492024">
                <text:p>1074920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054536">
                <text:p>112054536</text:p>
              </table:table-cell>
              <table:table-cell office:value-type="float" office:value="107461832">
                <text:p>107461832</text:p>
              </table:table-cell>
              <table:table-cell office:value-type="float" office:value="113236424">
                <text:p>113236424</text:p>
              </table:table-cell>
              <table:table-cell office:value-type="float" office:value="109957352">
                <text:p>109957352</text:p>
              </table:table-cell>
              <table:table-cell office:value-type="float" office:value="115586664">
                <text:p>1155866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982760">
                <text:p>107982760</text:p>
              </table:table-cell>
              <table:table-cell office:value-type="float" office:value="111686472">
                <text:p>111686472</text:p>
              </table:table-cell>
              <table:table-cell office:value-type="float" office:value="118268904">
                <text:p>118268904</text:p>
              </table:table-cell>
              <table:table-cell office:value-type="float" office:value="105403912">
                <text:p>105403912</text:p>
              </table:table-cell>
              <table:table-cell office:value-type="float" office:value="119404568">
                <text:p>1194045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6976264">
                <text:p>106976264</text:p>
              </table:table-cell>
              <table:table-cell office:value-type="float" office:value="106604696">
                <text:p>106604696</text:p>
              </table:table-cell>
              <table:table-cell office:value-type="float" office:value="114086584">
                <text:p>114086584</text:p>
              </table:table-cell>
              <table:table-cell office:value-type="float" office:value="112986632">
                <text:p>112986632</text:p>
              </table:table-cell>
              <table:table-cell office:value-type="float" office:value="109184664">
                <text:p>1091846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393272">
                <text:p>106393272</text:p>
              </table:table-cell>
              <table:table-cell office:value-type="float" office:value="111437464">
                <text:p>111437464</text:p>
              </table:table-cell>
              <table:table-cell office:value-type="float" office:value="114503560">
                <text:p>114503560</text:p>
              </table:table-cell>
              <table:table-cell office:value-type="float" office:value="104279768">
                <text:p>104279768</text:p>
              </table:table-cell>
              <table:table-cell office:value-type="float" office:value="113052152">
                <text:p>1130521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733832">
                <text:p>115733832</text:p>
              </table:table-cell>
              <table:table-cell office:value-type="float" office:value="105010936">
                <text:p>105010936</text:p>
              </table:table-cell>
              <table:table-cell office:value-type="float" office:value="103367672">
                <text:p>103367672</text:p>
              </table:table-cell>
              <table:table-cell office:value-type="float" office:value="109773368">
                <text:p>109773368</text:p>
              </table:table-cell>
              <table:table-cell office:value-type="float" office:value="117548680">
                <text:p>1175486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7338472">
                <text:p>107338472</text:p>
              </table:table-cell>
              <table:table-cell office:value-type="float" office:value="113890360">
                <text:p>113890360</text:p>
              </table:table-cell>
              <table:table-cell office:value-type="float" office:value="115624728">
                <text:p>115624728</text:p>
              </table:table-cell>
              <table:table-cell office:value-type="float" office:value="110336552">
                <text:p>110336552</text:p>
              </table:table-cell>
              <table:table-cell office:value-type="float" office:value="110970712">
                <text:p>1109707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0877160">
                <text:p>110877160</text:p>
              </table:table-cell>
              <table:table-cell office:value-type="float" office:value="114033208">
                <text:p>114033208</text:p>
              </table:table-cell>
              <table:table-cell office:value-type="float" office:value="108175144">
                <text:p>108175144</text:p>
              </table:table-cell>
              <table:table-cell office:value-type="float" office:value="103374488">
                <text:p>103374488</text:p>
              </table:table-cell>
              <table:table-cell office:value-type="float" office:value="116273720">
                <text:p>1162737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0955592">
                <text:p>110955592</text:p>
              </table:table-cell>
              <table:table-cell office:value-type="float" office:value="119213096">
                <text:p>119213096</text:p>
              </table:table-cell>
              <table:table-cell office:value-type="float" office:value="104618488">
                <text:p>104618488</text:p>
              </table:table-cell>
              <table:table-cell office:value-type="float" office:value="110214872">
                <text:p>110214872</text:p>
              </table:table-cell>
              <table:table-cell office:value-type="float" office:value="105562440">
                <text:p>1055624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9405416">
                <text:p>109405416</text:p>
              </table:table-cell>
              <table:table-cell office:value-type="float" office:value="117485608">
                <text:p>117485608</text:p>
              </table:table-cell>
              <table:table-cell office:value-type="float" office:value="103452728">
                <text:p>103452728</text:p>
              </table:table-cell>
              <table:table-cell office:value-type="float" office:value="106609160">
                <text:p>106609160</text:p>
              </table:table-cell>
              <table:table-cell office:value-type="float" office:value="107010056">
                <text:p>1070100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9015096">
                <text:p>119015096</text:p>
              </table:table-cell>
              <table:table-cell office:value-type="float" office:value="114237592">
                <text:p>114237592</text:p>
              </table:table-cell>
              <table:table-cell office:value-type="float" office:value="116086088">
                <text:p>116086088</text:p>
              </table:table-cell>
              <table:table-cell office:value-type="float" office:value="117524440">
                <text:p>117524440</text:p>
              </table:table-cell>
              <table:table-cell office:value-type="float" office:value="115641096">
                <text:p>115641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8085976">
                <text:p>118085976</text:p>
              </table:table-cell>
              <table:table-cell office:value-type="float" office:value="104447944">
                <text:p>104447944</text:p>
              </table:table-cell>
              <table:table-cell office:value-type="float" office:value="112631496">
                <text:p>112631496</text:p>
              </table:table-cell>
              <table:table-cell office:value-type="float" office:value="112786424">
                <text:p>112786424</text:p>
              </table:table-cell>
              <table:table-cell office:value-type="float" office:value="112046136">
                <text:p>1120461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6439800">
                <text:p>116439800</text:p>
              </table:table-cell>
              <table:table-cell office:value-type="float" office:value="114543112">
                <text:p>114543112</text:p>
              </table:table-cell>
              <table:table-cell office:value-type="float" office:value="106458120">
                <text:p>106458120</text:p>
              </table:table-cell>
              <table:table-cell office:value-type="float" office:value="112814936">
                <text:p>112814936</text:p>
              </table:table-cell>
              <table:table-cell office:value-type="float" office:value="115850264">
                <text:p>1158502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3934936">
                <text:p>103934936</text:p>
              </table:table-cell>
              <table:table-cell office:value-type="float" office:value="108129064">
                <text:p>108129064</text:p>
              </table:table-cell>
              <table:table-cell office:value-type="float" office:value="116465864">
                <text:p>116465864</text:p>
              </table:table-cell>
              <table:table-cell office:value-type="float" office:value="111809256">
                <text:p>111809256</text:p>
              </table:table-cell>
              <table:table-cell office:value-type="float" office:value="110937304">
                <text:p>110937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371560">
                <text:p>103371560</text:p>
              </table:table-cell>
              <table:table-cell office:value-type="float" office:value="112695848">
                <text:p>112695848</text:p>
              </table:table-cell>
              <table:table-cell office:value-type="float" office:value="104765656">
                <text:p>104765656</text:p>
              </table:table-cell>
              <table:table-cell office:value-type="float" office:value="117488056">
                <text:p>117488056</text:p>
              </table:table-cell>
              <table:table-cell office:value-type="float" office:value="113419544">
                <text:p>1134195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8306728">
                <text:p>118306728</text:p>
              </table:table-cell>
              <table:table-cell office:value-type="float" office:value="109164792">
                <text:p>109164792</text:p>
              </table:table-cell>
              <table:table-cell office:value-type="float" office:value="117888552">
                <text:p>117888552</text:p>
              </table:table-cell>
              <table:table-cell office:value-type="float" office:value="112898360">
                <text:p>112898360</text:p>
              </table:table-cell>
              <table:table-cell office:value-type="float" office:value="110446760">
                <text:p>1104467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1827112">
                <text:p>111827112</text:p>
              </table:table-cell>
              <table:table-cell office:value-type="float" office:value="118970744">
                <text:p>118970744</text:p>
              </table:table-cell>
              <table:table-cell office:value-type="float" office:value="114454504">
                <text:p>114454504</text:p>
              </table:table-cell>
              <table:table-cell office:value-type="float" office:value="108120760">
                <text:p>108120760</text:p>
              </table:table-cell>
              <table:table-cell office:value-type="float" office:value="103932392">
                <text:p>103932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6220856">
                <text:p>106220856</text:p>
              </table:table-cell>
              <table:table-cell office:value-type="float" office:value="113846008">
                <text:p>113846008</text:p>
              </table:table-cell>
              <table:table-cell office:value-type="float" office:value="110256296">
                <text:p>110256296</text:p>
              </table:table-cell>
              <table:table-cell office:value-type="float" office:value="105507288">
                <text:p>105507288</text:p>
              </table:table-cell>
              <table:table-cell office:value-type="float" office:value="113182904">
                <text:p>1131829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6269688">
                <text:p>116269688</text:p>
              </table:table-cell>
              <table:table-cell office:value-type="float" office:value="105341416">
                <text:p>105341416</text:p>
              </table:table-cell>
              <table:table-cell office:value-type="float" office:value="106020504">
                <text:p>106020504</text:p>
              </table:table-cell>
              <table:table-cell office:value-type="float" office:value="117303016">
                <text:p>117303016</text:p>
              </table:table-cell>
              <table:table-cell office:value-type="float" office:value="112009032">
                <text:p>112009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1471448">
                <text:p>111471448</text:p>
              </table:table-cell>
              <table:table-cell office:value-type="float" office:value="117264328">
                <text:p>117264328</text:p>
              </table:table-cell>
              <table:table-cell office:value-type="float" office:value="119636216">
                <text:p>119636216</text:p>
              </table:table-cell>
              <table:table-cell office:value-type="float" office:value="113492024">
                <text:p>113492024</text:p>
              </table:table-cell>
              <table:table-cell office:value-type="float" office:value="108250600">
                <text:p>1082506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7194520">
                <text:p>107194520</text:p>
              </table:table-cell>
              <table:table-cell office:value-type="float" office:value="106665608">
                <text:p>106665608</text:p>
              </table:table-cell>
              <table:table-cell office:value-type="float" office:value="116239448">
                <text:p>116239448</text:p>
              </table:table-cell>
              <table:table-cell office:value-type="float" office:value="110839048">
                <text:p>110839048</text:p>
              </table:table-cell>
              <table:table-cell office:value-type="float" office:value="114267544">
                <text:p>1142675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917832">
                <text:p>105917832</text:p>
              </table:table-cell>
              <table:table-cell office:value-type="float" office:value="113148248">
                <text:p>113148248</text:p>
              </table:table-cell>
              <table:table-cell office:value-type="float" office:value="111783576">
                <text:p>111783576</text:p>
              </table:table-cell>
              <table:table-cell office:value-type="float" office:value="106810424">
                <text:p>106810424</text:p>
              </table:table-cell>
              <table:table-cell office:value-type="float" office:value="112607688">
                <text:p>112607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9204968">
                <text:p>109204968</text:p>
              </table:table-cell>
              <table:table-cell office:value-type="float" office:value="110550200">
                <text:p>110550200</text:p>
              </table:table-cell>
              <table:table-cell office:value-type="float" office:value="103858808">
                <text:p>103858808</text:p>
              </table:table-cell>
              <table:table-cell office:value-type="float" office:value="104696104">
                <text:p>104696104</text:p>
              </table:table-cell>
              <table:table-cell office:value-type="float" office:value="104241656">
                <text:p>104241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075016">
                <text:p>117075016</text:p>
              </table:table-cell>
              <table:table-cell office:value-type="float" office:value="118892456">
                <text:p>118892456</text:p>
              </table:table-cell>
              <table:table-cell office:value-type="float" office:value="119088968">
                <text:p>119088968</text:p>
              </table:table-cell>
              <table:table-cell office:value-type="float" office:value="104137832">
                <text:p>104137832</text:p>
              </table:table-cell>
              <table:table-cell office:value-type="float" office:value="118743720">
                <text:p>1187437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6985064">
                <text:p>116985064</text:p>
              </table:table-cell>
              <table:table-cell office:value-type="float" office:value="105998952">
                <text:p>105998952</text:p>
              </table:table-cell>
              <table:table-cell office:value-type="float" office:value="108182200">
                <text:p>108182200</text:p>
              </table:table-cell>
              <table:table-cell office:value-type="float" office:value="117924696">
                <text:p>117924696</text:p>
              </table:table-cell>
              <table:table-cell office:value-type="float" office:value="112620408">
                <text:p>1126204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1985656">
                <text:p>111985656</text:p>
              </table:table-cell>
              <table:table-cell office:value-type="float" office:value="112536360">
                <text:p>112536360</text:p>
              </table:table-cell>
              <table:table-cell office:value-type="float" office:value="112505592">
                <text:p>112505592</text:p>
              </table:table-cell>
              <table:table-cell office:value-type="float" office:value="113903896">
                <text:p>113903896</text:p>
              </table:table-cell>
              <table:table-cell office:value-type="float" office:value="117717160">
                <text:p>1177171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7105192">
                <text:p>107105192</text:p>
              </table:table-cell>
              <table:table-cell office:value-type="float" office:value="109361304">
                <text:p>109361304</text:p>
              </table:table-cell>
              <table:table-cell office:value-type="float" office:value="106829384">
                <text:p>106829384</text:p>
              </table:table-cell>
              <table:table-cell office:value-type="float" office:value="115326648">
                <text:p>115326648</text:p>
              </table:table-cell>
              <table:table-cell office:value-type="float" office:value="117441976">
                <text:p>1174419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8058232">
                <text:p>118058232</text:p>
              </table:table-cell>
              <table:table-cell office:value-type="float" office:value="119424056">
                <text:p>119424056</text:p>
              </table:table-cell>
              <table:table-cell office:value-type="float" office:value="116632472">
                <text:p>116632472</text:p>
              </table:table-cell>
              <table:table-cell office:value-type="float" office:value="116046776">
                <text:p>116046776</text:p>
              </table:table-cell>
              <table:table-cell office:value-type="float" office:value="106402584">
                <text:p>1064025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826648">
                <text:p>112826648</text:p>
              </table:table-cell>
              <table:table-cell office:value-type="float" office:value="116096984">
                <text:p>116096984</text:p>
              </table:table-cell>
              <table:table-cell office:value-type="float" office:value="114125272">
                <text:p>114125272</text:p>
              </table:table-cell>
              <table:table-cell office:value-type="float" office:value="111086872">
                <text:p>111086872</text:p>
              </table:table-cell>
              <table:table-cell office:value-type="float" office:value="109056984">
                <text:p>1090569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8408376">
                <text:p>108408376</text:p>
              </table:table-cell>
              <table:table-cell office:value-type="float" office:value="118111368">
                <text:p>118111368</text:p>
              </table:table-cell>
              <table:table-cell office:value-type="float" office:value="108673512">
                <text:p>108673512</text:p>
              </table:table-cell>
              <table:table-cell office:value-type="float" office:value="107399960">
                <text:p>107399960</text:p>
              </table:table-cell>
              <table:table-cell office:value-type="float" office:value="105084232">
                <text:p>1050842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8486808">
                <text:p>108486808</text:p>
              </table:table-cell>
              <table:table-cell office:value-type="float" office:value="104114888">
                <text:p>104114888</text:p>
              </table:table-cell>
              <table:table-cell office:value-type="float" office:value="119678504">
                <text:p>119678504</text:p>
              </table:table-cell>
              <table:table-cell office:value-type="float" office:value="111483784">
                <text:p>111483784</text:p>
              </table:table-cell>
              <table:table-cell office:value-type="float" office:value="119289320">
                <text:p>1192893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5059480">
                <text:p>115059480</text:p>
              </table:table-cell>
              <table:table-cell office:value-type="float" office:value="109265208">
                <text:p>109265208</text:p>
              </table:table-cell>
              <table:table-cell office:value-type="float" office:value="117275656">
                <text:p>117275656</text:p>
              </table:table-cell>
              <table:table-cell office:value-type="float" office:value="113983336">
                <text:p>113983336</text:p>
              </table:table-cell>
              <table:table-cell office:value-type="float" office:value="103755224">
                <text:p>1037552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9269048">
                <text:p>109269048</text:p>
              </table:table-cell>
              <table:table-cell office:value-type="float" office:value="108663720">
                <text:p>108663720</text:p>
              </table:table-cell>
              <table:table-cell office:value-type="float" office:value="119282264">
                <text:p>119282264</text:p>
              </table:table-cell>
              <table:table-cell office:value-type="float" office:value="109554168">
                <text:p>109554168</text:p>
              </table:table-cell>
              <table:table-cell office:value-type="float" office:value="109463400">
                <text:p>1094634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456440">
                <text:p>112456440</text:p>
              </table:table-cell>
              <table:table-cell office:value-type="float" office:value="113405144">
                <text:p>113405144</text:p>
              </table:table-cell>
              <table:table-cell office:value-type="float" office:value="118060872">
                <text:p>118060872</text:p>
              </table:table-cell>
              <table:table-cell office:value-type="float" office:value="111742056">
                <text:p>111742056</text:p>
              </table:table-cell>
              <table:table-cell office:value-type="float" office:value="112807688">
                <text:p>1128076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3659992">
                <text:p>103659992</text:p>
              </table:table-cell>
              <table:table-cell office:value-type="float" office:value="103367960">
                <text:p>103367960</text:p>
              </table:table-cell>
              <table:table-cell office:value-type="float" office:value="117562744">
                <text:p>117562744</text:p>
              </table:table-cell>
              <table:table-cell office:value-type="float" office:value="109970360">
                <text:p>109970360</text:p>
              </table:table-cell>
              <table:table-cell office:value-type="float" office:value="107495912">
                <text:p>1074959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851640">
                <text:p>119851640</text:p>
              </table:table-cell>
              <table:table-cell office:value-type="float" office:value="103377032">
                <text:p>103377032</text:p>
              </table:table-cell>
              <table:table-cell office:value-type="float" office:value="103765544">
                <text:p>103765544</text:p>
              </table:table-cell>
              <table:table-cell office:value-type="float" office:value="106868408">
                <text:p>106868408</text:p>
              </table:table-cell>
              <table:table-cell office:value-type="float" office:value="104362568">
                <text:p>1043625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371368">
                <text:p>103371368</text:p>
              </table:table-cell>
              <table:table-cell office:value-type="float" office:value="110051576">
                <text:p>110051576</text:p>
              </table:table-cell>
              <table:table-cell office:value-type="float" office:value="115842392">
                <text:p>115842392</text:p>
              </table:table-cell>
              <table:table-cell office:value-type="float" office:value="108579096">
                <text:p>108579096</text:p>
              </table:table-cell>
              <table:table-cell office:value-type="float" office:value="112458888">
                <text:p>1124588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6248600">
                <text:p>106248600</text:p>
              </table:table-cell>
              <table:table-cell office:value-type="float" office:value="110837944">
                <text:p>110837944</text:p>
              </table:table-cell>
              <table:table-cell office:value-type="float" office:value="113948536">
                <text:p>113948536</text:p>
              </table:table-cell>
              <table:table-cell office:value-type="float" office:value="103952984">
                <text:p>103952984</text:p>
              </table:table-cell>
              <table:table-cell office:value-type="float" office:value="103371800">
                <text:p>1033718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1470296">
                <text:p>111470296</text:p>
              </table:table-cell>
              <table:table-cell office:value-type="float" office:value="103367960">
                <text:p>103367960</text:p>
              </table:table-cell>
              <table:table-cell office:value-type="float" office:value="104801176">
                <text:p>104801176</text:p>
              </table:table-cell>
              <table:table-cell office:value-type="float" office:value="111803592">
                <text:p>111803592</text:p>
              </table:table-cell>
              <table:table-cell office:value-type="float" office:value="109690520">
                <text:p>1096905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537752">
                <text:p>109537752</text:p>
              </table:table-cell>
              <table:table-cell office:value-type="float" office:value="107943832">
                <text:p>107943832</text:p>
              </table:table-cell>
              <table:table-cell office:value-type="float" office:value="113915224">
                <text:p>113915224</text:p>
              </table:table-cell>
              <table:table-cell office:value-type="float" office:value="106959992">
                <text:p>106959992</text:p>
              </table:table-cell>
              <table:table-cell office:value-type="float" office:value="116739464">
                <text:p>1167394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433336">
                <text:p>114433336</text:p>
              </table:table-cell>
              <table:table-cell office:value-type="float" office:value="115949288">
                <text:p>115949288</text:p>
              </table:table-cell>
              <table:table-cell office:value-type="float" office:value="106363320">
                <text:p>106363320</text:p>
              </table:table-cell>
              <table:table-cell office:value-type="float" office:value="115559928">
                <text:p>115559928</text:p>
              </table:table-cell>
              <table:table-cell office:value-type="float" office:value="114380392">
                <text:p>1143803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5444888">
                <text:p>105444888</text:p>
              </table:table-cell>
              <table:table-cell office:value-type="float" office:value="104547064">
                <text:p>104547064</text:p>
              </table:table-cell>
              <table:table-cell office:value-type="float" office:value="119401928">
                <text:p>119401928</text:p>
              </table:table-cell>
              <table:table-cell office:value-type="float" office:value="110755576">
                <text:p>110755576</text:p>
              </table:table-cell>
              <table:table-cell office:value-type="float" office:value="113758504">
                <text:p>1137585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7227656">
                <text:p>117227656</text:p>
              </table:table-cell>
              <table:table-cell office:value-type="float" office:value="111202888">
                <text:p>111202888</text:p>
              </table:table-cell>
              <table:table-cell office:value-type="float" office:value="111208264">
                <text:p>111208264</text:p>
              </table:table-cell>
              <table:table-cell office:value-type="float" office:value="117950664">
                <text:p>117950664</text:p>
              </table:table-cell>
              <table:table-cell office:value-type="float" office:value="106592120">
                <text:p>1065921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9550104">
                <text:p>119550104</text:p>
              </table:table-cell>
              <table:table-cell office:value-type="float" office:value="105606648">
                <text:p>105606648</text:p>
              </table:table-cell>
              <table:table-cell office:value-type="float" office:value="107789176">
                <text:p>107789176</text:p>
              </table:table-cell>
              <table:table-cell office:value-type="float" office:value="114380392">
                <text:p>114380392</text:p>
              </table:table-cell>
              <table:table-cell office:value-type="float" office:value="118120824">
                <text:p>118120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552376">
                <text:p>103552376</text:p>
              </table:table-cell>
              <table:table-cell office:value-type="float" office:value="103659800">
                <text:p>103659800</text:p>
              </table:table-cell>
              <table:table-cell office:value-type="float" office:value="106118760">
                <text:p>106118760</text:p>
              </table:table-cell>
              <table:table-cell office:value-type="float" office:value="108875880">
                <text:p>108875880</text:p>
              </table:table-cell>
              <table:table-cell office:value-type="float" office:value="114380392">
                <text:p>1143803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8705368">
                <text:p>118705368</text:p>
              </table:table-cell>
              <table:table-cell office:value-type="float" office:value="111345304">
                <text:p>111345304</text:p>
              </table:table-cell>
              <table:table-cell office:value-type="float" office:value="118609992">
                <text:p>118609992</text:p>
              </table:table-cell>
              <table:table-cell office:value-type="float" office:value="118704504">
                <text:p>118704504</text:p>
              </table:table-cell>
              <table:table-cell office:value-type="float" office:value="107789896">
                <text:p>1077898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745128">
                <text:p>119745128</text:p>
              </table:table-cell>
              <table:table-cell office:value-type="float" office:value="112017480">
                <text:p>112017480</text:p>
              </table:table-cell>
              <table:table-cell office:value-type="float" office:value="105843576">
                <text:p>105843576</text:p>
              </table:table-cell>
              <table:table-cell office:value-type="float" office:value="115559928">
                <text:p>115559928</text:p>
              </table:table-cell>
              <table:table-cell office:value-type="float" office:value="108482680">
                <text:p>1084826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4157704">
                <text:p>104157704</text:p>
              </table:table-cell>
              <table:table-cell office:value-type="float" office:value="110837944">
                <text:p>110837944</text:p>
              </table:table-cell>
              <table:table-cell office:value-type="float" office:value="106460280">
                <text:p>106460280</text:p>
              </table:table-cell>
              <table:table-cell office:value-type="float" office:value="118745736">
                <text:p>118745736</text:p>
              </table:table-cell>
              <table:table-cell office:value-type="float" office:value="109411320">
                <text:p>1094113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8324440">
                <text:p>118324440</text:p>
              </table:table-cell>
              <table:table-cell office:value-type="float" office:value="109990376">
                <text:p>109990376</text:p>
              </table:table-cell>
              <table:table-cell office:value-type="float" office:value="109898888">
                <text:p>109898888</text:p>
              </table:table-cell>
              <table:table-cell office:value-type="float" office:value="108997704">
                <text:p>108997704</text:p>
              </table:table-cell>
              <table:table-cell office:value-type="float" office:value="115559928">
                <text:p>1155599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4035784">
                <text:p>104035784</text:p>
              </table:table-cell>
              <table:table-cell office:value-type="float" office:value="110891512">
                <text:p>110891512</text:p>
              </table:table-cell>
              <table:table-cell office:value-type="float" office:value="110760424">
                <text:p>110760424</text:p>
              </table:table-cell>
              <table:table-cell office:value-type="float" office:value="110949256">
                <text:p>110949256</text:p>
              </table:table-cell>
              <table:table-cell office:value-type="float" office:value="113280632">
                <text:p>1132806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8458600">
                <text:p>118458600</text:p>
              </table:table-cell>
              <table:table-cell office:value-type="float" office:value="109658408">
                <text:p>109658408</text:p>
              </table:table-cell>
              <table:table-cell office:value-type="float" office:value="110826904">
                <text:p>110826904</text:p>
              </table:table-cell>
              <table:table-cell office:value-type="float" office:value="109269048">
                <text:p>109269048</text:p>
              </table:table-cell>
              <table:table-cell office:value-type="float" office:value="105730440">
                <text:p>1057304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3420744">
                <text:p>113420744</text:p>
              </table:table-cell>
              <table:table-cell office:value-type="float" office:value="104421064">
                <text:p>104421064</text:p>
              </table:table-cell>
              <table:table-cell office:value-type="float" office:value="108776472">
                <text:p>108776472</text:p>
              </table:table-cell>
              <table:table-cell office:value-type="float" office:value="105746040">
                <text:p>105746040</text:p>
              </table:table-cell>
              <table:table-cell office:value-type="float" office:value="105971112">
                <text:p>105971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7609688">
                <text:p>117609688</text:p>
              </table:table-cell>
              <table:table-cell office:value-type="float" office:value="104674024">
                <text:p>104674024</text:p>
              </table:table-cell>
              <table:table-cell office:value-type="float" office:value="107870488">
                <text:p>107870488</text:p>
              </table:table-cell>
              <table:table-cell office:value-type="float" office:value="108323032">
                <text:p>108323032</text:p>
              </table:table-cell>
              <table:table-cell office:value-type="float" office:value="105890040">
                <text:p>1058900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7196360">
                <text:p>117196360</text:p>
              </table:table-cell>
              <table:table-cell office:value-type="float" office:value="110051576">
                <text:p>110051576</text:p>
              </table:table-cell>
              <table:table-cell office:value-type="float" office:value="112017480">
                <text:p>112017480</text:p>
              </table:table-cell>
              <table:table-cell office:value-type="float" office:value="105795288">
                <text:p>105795288</text:p>
              </table:table-cell>
              <table:table-cell office:value-type="float" office:value="109891976">
                <text:p>1098919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005768">
                <text:p>106005768</text:p>
              </table:table-cell>
              <table:table-cell office:value-type="float" office:value="107364392">
                <text:p>107364392</text:p>
              </table:table-cell>
              <table:table-cell office:value-type="float" office:value="110241704">
                <text:p>110241704</text:p>
              </table:table-cell>
              <table:table-cell office:value-type="float" office:value="110645656">
                <text:p>110645656</text:p>
              </table:table-cell>
              <table:table-cell office:value-type="float" office:value="105125800">
                <text:p>1051258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133848">
                <text:p>116133848</text:p>
              </table:table-cell>
              <table:table-cell office:value-type="float" office:value="116070200">
                <text:p>116070200</text:p>
              </table:table-cell>
              <table:table-cell office:value-type="float" office:value="114970488">
                <text:p>114970488</text:p>
              </table:table-cell>
              <table:table-cell office:value-type="float" office:value="111234952">
                <text:p>111234952</text:p>
              </table:table-cell>
              <table:table-cell office:value-type="float" office:value="116950552">
                <text:p>1169505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9098568">
                <text:p>119098568</text:p>
              </table:table-cell>
              <table:table-cell office:value-type="float" office:value="112803848">
                <text:p>112803848</text:p>
              </table:table-cell>
              <table:table-cell office:value-type="float" office:value="112726520">
                <text:p>112726520</text:p>
              </table:table-cell>
              <table:table-cell office:value-type="float" office:value="109708472">
                <text:p>109708472</text:p>
              </table:table-cell>
              <table:table-cell office:value-type="float" office:value="107314232">
                <text:p>1073142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9387288">
                <text:p>119387288</text:p>
              </table:table-cell>
              <table:table-cell office:value-type="float" office:value="113983384">
                <text:p>113983384</text:p>
              </table:table-cell>
              <table:table-cell office:value-type="float" office:value="111624312">
                <text:p>111624312</text:p>
              </table:table-cell>
              <table:table-cell office:value-type="float" office:value="105730440">
                <text:p>105730440</text:p>
              </table:table-cell>
              <table:table-cell office:value-type="float" office:value="119209064">
                <text:p>1192090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2432968">
                <text:p>112432968</text:p>
              </table:table-cell>
              <table:table-cell office:value-type="float" office:value="118234536">
                <text:p>118234536</text:p>
              </table:table-cell>
              <table:table-cell office:value-type="float" office:value="116357240">
                <text:p>116357240</text:p>
              </table:table-cell>
              <table:table-cell office:value-type="float" office:value="103658888">
                <text:p>103658888</text:p>
              </table:table-cell>
              <table:table-cell office:value-type="float" office:value="112807688">
                <text:p>1128076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0841784">
                <text:p>110841784</text:p>
              </table:table-cell>
              <table:table-cell office:value-type="float" office:value="106749560">
                <text:p>106749560</text:p>
              </table:table-cell>
              <table:table-cell office:value-type="float" office:value="114163768">
                <text:p>114163768</text:p>
              </table:table-cell>
              <table:table-cell office:value-type="float" office:value="109269048">
                <text:p>109269048</text:p>
              </table:table-cell>
              <table:table-cell office:value-type="float" office:value="103658408">
                <text:p>1036584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3764536">
                <text:p>103764536</text:p>
              </table:table-cell>
              <table:table-cell office:value-type="float" office:value="105333400">
                <text:p>105333400</text:p>
              </table:table-cell>
              <table:table-cell office:value-type="float" office:value="105823416">
                <text:p>105823416</text:p>
              </table:table-cell>
              <table:table-cell office:value-type="float" office:value="118705368">
                <text:p>118705368</text:p>
              </table:table-cell>
              <table:table-cell office:value-type="float" office:value="110401160">
                <text:p>1104011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6909976">
                <text:p>106909976</text:p>
              </table:table-cell>
              <table:table-cell office:value-type="float" office:value="113097944">
                <text:p>113097944</text:p>
              </table:table-cell>
              <table:table-cell office:value-type="float" office:value="116586680">
                <text:p>116586680</text:p>
              </table:table-cell>
              <table:table-cell office:value-type="float" office:value="107303144">
                <text:p>107303144</text:p>
              </table:table-cell>
              <table:table-cell office:value-type="float" office:value="103820744">
                <text:p>1038207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7147256">
                <text:p>117147256</text:p>
              </table:table-cell>
              <table:table-cell office:value-type="float" office:value="108478840">
                <text:p>108478840</text:p>
              </table:table-cell>
              <table:table-cell office:value-type="float" office:value="119164376">
                <text:p>119164376</text:p>
              </table:table-cell>
              <table:table-cell office:value-type="float" office:value="103475624">
                <text:p>103475624</text:p>
              </table:table-cell>
              <table:table-cell office:value-type="float" office:value="113632760">
                <text:p>1136327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4380392">
                <text:p>114380392</text:p>
              </table:table-cell>
              <table:table-cell office:value-type="float" office:value="109265208">
                <text:p>109265208</text:p>
              </table:table-cell>
              <table:table-cell office:value-type="float" office:value="112017480">
                <text:p>112017480</text:p>
              </table:table-cell>
              <table:table-cell office:value-type="float" office:value="111067864">
                <text:p>111067864</text:p>
              </table:table-cell>
              <table:table-cell office:value-type="float" office:value="114882792">
                <text:p>1148827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2228968">
                <text:p>112228968</text:p>
              </table:table-cell>
              <table:table-cell office:value-type="float" office:value="113261672">
                <text:p>113261672</text:p>
              </table:table-cell>
              <table:table-cell office:value-type="float" office:value="107692504">
                <text:p>107692504</text:p>
              </table:table-cell>
              <table:table-cell office:value-type="float" office:value="106059432">
                <text:p>106059432</text:p>
              </table:table-cell>
              <table:table-cell office:value-type="float" office:value="112575720">
                <text:p>1125757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3612136">
                <text:p>103612136</text:p>
              </table:table-cell>
              <table:table-cell office:value-type="float" office:value="107832760">
                <text:p>107832760</text:p>
              </table:table-cell>
              <table:table-cell office:value-type="float" office:value="108863160">
                <text:p>108863160</text:p>
              </table:table-cell>
              <table:table-cell office:value-type="float" office:value="116892904">
                <text:p>116892904</text:p>
              </table:table-cell>
              <table:table-cell office:value-type="float" office:value="113367512">
                <text:p>1133675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3594024">
                <text:p>113594024</text:p>
              </table:table-cell>
              <table:table-cell office:value-type="float" office:value="111922824">
                <text:p>111922824</text:p>
              </table:table-cell>
              <table:table-cell office:value-type="float" office:value="107622904">
                <text:p>107622904</text:p>
              </table:table-cell>
              <table:table-cell office:value-type="float" office:value="112900040">
                <text:p>112900040</text:p>
              </table:table-cell>
              <table:table-cell office:value-type="float" office:value="108089512">
                <text:p>1080895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1767448">
                <text:p>111767448</text:p>
              </table:table-cell>
              <table:table-cell office:value-type="float" office:value="105473208">
                <text:p>105473208</text:p>
              </table:table-cell>
              <table:table-cell office:value-type="float" office:value="116790040">
                <text:p>116790040</text:p>
              </table:table-cell>
              <table:table-cell office:value-type="float" office:value="113271656">
                <text:p>113271656</text:p>
              </table:table-cell>
              <table:table-cell office:value-type="float" office:value="109502808">
                <text:p>1095028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8602744">
                <text:p>118602744</text:p>
              </table:table-cell>
              <table:table-cell office:value-type="float" office:value="108085672">
                <text:p>108085672</text:p>
              </table:table-cell>
              <table:table-cell office:value-type="float" office:value="106119768">
                <text:p>106119768</text:p>
              </table:table-cell>
              <table:table-cell office:value-type="float" office:value="118312200">
                <text:p>118312200</text:p>
              </table:table-cell>
              <table:table-cell office:value-type="float" office:value="118459512">
                <text:p>1184595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4129400">
                <text:p>114129400</text:p>
              </table:table-cell>
              <table:table-cell office:value-type="float" office:value="110680264">
                <text:p>110680264</text:p>
              </table:table-cell>
              <table:table-cell office:value-type="float" office:value="119349320">
                <text:p>119349320</text:p>
              </table:table-cell>
              <table:table-cell office:value-type="float" office:value="115559928">
                <text:p>115559928</text:p>
              </table:table-cell>
              <table:table-cell office:value-type="float" office:value="117253384">
                <text:p>117253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8089512">
                <text:p>108089512</text:p>
              </table:table-cell>
              <table:table-cell office:value-type="float" office:value="116478968">
                <text:p>116478968</text:p>
              </table:table-cell>
              <table:table-cell office:value-type="float" office:value="115115064">
                <text:p>115115064</text:p>
              </table:table-cell>
              <table:table-cell office:value-type="float" office:value="104873416">
                <text:p>104873416</text:p>
              </table:table-cell>
              <table:table-cell office:value-type="float" office:value="114286744">
                <text:p>1142867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3536632">
                <text:p>103536632</text:p>
              </table:table-cell>
              <table:table-cell office:value-type="float" office:value="105927192">
                <text:p>105927192</text:p>
              </table:table-cell>
              <table:table-cell office:value-type="float" office:value="115949288">
                <text:p>115949288</text:p>
              </table:table-cell>
              <table:table-cell office:value-type="float" office:value="116314280">
                <text:p>116314280</text:p>
              </table:table-cell>
              <table:table-cell office:value-type="float" office:value="114380392">
                <text:p>1143803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5166760">
                <text:p>115166760</text:p>
              </table:table-cell>
              <table:table-cell office:value-type="float" office:value="115556088">
                <text:p>115556088</text:p>
              </table:table-cell>
              <table:table-cell office:value-type="float" office:value="114769752">
                <text:p>114769752</text:p>
              </table:table-cell>
              <table:table-cell office:value-type="float" office:value="114420520">
                <text:p>114420520</text:p>
              </table:table-cell>
              <table:table-cell office:value-type="float" office:value="114773592">
                <text:p>1147735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4047592">
                <text:p>104047592</text:p>
              </table:table-cell>
              <table:table-cell office:value-type="float" office:value="112513416">
                <text:p>112513416</text:p>
              </table:table-cell>
              <table:table-cell office:value-type="float" office:value="108562776">
                <text:p>108562776</text:p>
              </table:table-cell>
              <table:table-cell office:value-type="float" office:value="105730440">
                <text:p>105730440</text:p>
              </table:table-cell>
              <table:table-cell office:value-type="float" office:value="107759512">
                <text:p>1077595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7770312">
                <text:p>107770312</text:p>
              </table:table-cell>
              <table:table-cell office:value-type="float" office:value="103707944">
                <text:p>103707944</text:p>
              </table:table-cell>
              <table:table-cell office:value-type="float" office:value="104002616">
                <text:p>104002616</text:p>
              </table:table-cell>
              <table:table-cell office:value-type="float" office:value="117950040">
                <text:p>117950040</text:p>
              </table:table-cell>
              <table:table-cell office:value-type="float" office:value="119491736">
                <text:p>1194917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381400">
                <text:p>114381400</text:p>
              </table:table-cell>
              <table:table-cell office:value-type="float" office:value="112804712">
                <text:p>112804712</text:p>
              </table:table-cell>
              <table:table-cell office:value-type="float" office:value="110151512">
                <text:p>110151512</text:p>
              </table:table-cell>
              <table:table-cell office:value-type="float" office:value="116316488">
                <text:p>116316488</text:p>
              </table:table-cell>
              <table:table-cell office:value-type="float" office:value="118990808">
                <text:p>1189908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1159736">
                <text:p>111159736</text:p>
              </table:table-cell>
              <table:table-cell office:value-type="float" office:value="110564504">
                <text:p>110564504</text:p>
              </table:table-cell>
              <table:table-cell office:value-type="float" office:value="103796984">
                <text:p>103796984</text:p>
              </table:table-cell>
              <table:table-cell office:value-type="float" office:value="104272568">
                <text:p>104272568</text:p>
              </table:table-cell>
              <table:table-cell office:value-type="float" office:value="117525832">
                <text:p>1175258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153672">
                <text:p>104153672</text:p>
              </table:table-cell>
              <table:table-cell office:value-type="float" office:value="112804712">
                <text:p>112804712</text:p>
              </table:table-cell>
              <table:table-cell office:value-type="float" office:value="114376552">
                <text:p>114376552</text:p>
              </table:table-cell>
              <table:table-cell office:value-type="float" office:value="111234952">
                <text:p>111234952</text:p>
              </table:table-cell>
              <table:table-cell office:value-type="float" office:value="112414488">
                <text:p>1124144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7527128">
                <text:p>117527128</text:p>
              </table:table-cell>
              <table:table-cell office:value-type="float" office:value="106513256">
                <text:p>106513256</text:p>
              </table:table-cell>
              <table:table-cell office:value-type="float" office:value="111189064">
                <text:p>111189064</text:p>
              </table:table-cell>
              <table:table-cell office:value-type="float" office:value="107727256">
                <text:p>107727256</text:p>
              </table:table-cell>
              <table:table-cell office:value-type="float" office:value="111812376">
                <text:p>1118123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9100008">
                <text:p>119100008</text:p>
              </table:table-cell>
              <table:table-cell office:value-type="float" office:value="111906168">
                <text:p>111906168</text:p>
              </table:table-cell>
              <table:table-cell office:value-type="float" office:value="106512968">
                <text:p>106512968</text:p>
              </table:table-cell>
              <table:table-cell office:value-type="float" office:value="119389112">
                <text:p>119389112</text:p>
              </table:table-cell>
              <table:table-cell office:value-type="float" office:value="108969816">
                <text:p>108969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527128">
                <text:p>117527128</text:p>
              </table:table-cell>
              <table:table-cell office:value-type="float" office:value="106513256">
                <text:p>106513256</text:p>
              </table:table-cell>
              <table:table-cell office:value-type="float" office:value="103778744">
                <text:p>103778744</text:p>
              </table:table-cell>
              <table:table-cell office:value-type="float" office:value="115065912">
                <text:p>115065912</text:p>
              </table:table-cell>
              <table:table-cell office:value-type="float" office:value="107359832">
                <text:p>1073598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0025128">
                <text:p>110025128</text:p>
              </table:table-cell>
              <table:table-cell office:value-type="float" office:value="114377560">
                <text:p>114377560</text:p>
              </table:table-cell>
              <table:table-cell office:value-type="float" office:value="114949944">
                <text:p>114949944</text:p>
              </table:table-cell>
              <table:table-cell office:value-type="float" office:value="109046712">
                <text:p>109046712</text:p>
              </table:table-cell>
              <table:table-cell office:value-type="float" office:value="119242520">
                <text:p>1192425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1249592">
                <text:p>111249592</text:p>
              </table:table-cell>
              <table:table-cell office:value-type="float" office:value="104419912">
                <text:p>104419912</text:p>
              </table:table-cell>
              <table:table-cell office:value-type="float" office:value="115386744">
                <text:p>115386744</text:p>
              </table:table-cell>
              <table:table-cell office:value-type="float" office:value="116739464">
                <text:p>116739464</text:p>
              </table:table-cell>
              <table:table-cell office:value-type="float" office:value="113361512">
                <text:p>1133615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539432">
                <text:p>115539432</text:p>
              </table:table-cell>
              <table:table-cell office:value-type="float" office:value="110205464">
                <text:p>110205464</text:p>
              </table:table-cell>
              <table:table-cell office:value-type="float" office:value="112803848">
                <text:p>112803848</text:p>
              </table:table-cell>
              <table:table-cell office:value-type="float" office:value="114489976">
                <text:p>114489976</text:p>
              </table:table-cell>
              <table:table-cell office:value-type="float" office:value="111628152">
                <text:p>111628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8013192">
                <text:p>108013192</text:p>
              </table:table-cell>
              <table:table-cell office:value-type="float" office:value="109658984">
                <text:p>109658984</text:p>
              </table:table-cell>
              <table:table-cell office:value-type="float" office:value="111624312">
                <text:p>111624312</text:p>
              </table:table-cell>
              <table:table-cell office:value-type="float" office:value="104944072">
                <text:p>104944072</text:p>
              </table:table-cell>
              <table:table-cell office:value-type="float" office:value="112354776">
                <text:p>1123547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2635768">
                <text:p>112635768</text:p>
              </table:table-cell>
              <table:table-cell office:value-type="float" office:value="117869256">
                <text:p>117869256</text:p>
              </table:table-cell>
              <table:table-cell office:value-type="float" office:value="105222136">
                <text:p>105222136</text:p>
              </table:table-cell>
              <table:table-cell office:value-type="float" office:value="104944072">
                <text:p>104944072</text:p>
              </table:table-cell>
              <table:table-cell office:value-type="float" office:value="104858488">
                <text:p>1048584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5954280">
                <text:p>115954280</text:p>
              </table:table-cell>
              <table:table-cell office:value-type="float" office:value="116267048">
                <text:p>116267048</text:p>
              </table:table-cell>
              <table:table-cell office:value-type="float" office:value="112803848">
                <text:p>112803848</text:p>
              </table:table-cell>
              <table:table-cell office:value-type="float" office:value="118312200">
                <text:p>118312200</text:p>
              </table:table-cell>
              <table:table-cell office:value-type="float" office:value="108615912">
                <text:p>1086159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3556744">
                <text:p>103556744</text:p>
              </table:table-cell>
              <table:table-cell office:value-type="float" office:value="103795208">
                <text:p>103795208</text:p>
              </table:table-cell>
              <table:table-cell office:value-type="float" office:value="115949288">
                <text:p>115949288</text:p>
              </table:table-cell>
              <table:table-cell office:value-type="float" office:value="115291128">
                <text:p>115291128</text:p>
              </table:table-cell>
              <table:table-cell office:value-type="float" office:value="115954280">
                <text:p>1159542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6351320">
                <text:p>106351320</text:p>
              </table:table-cell>
              <table:table-cell office:value-type="float" office:value="111417448">
                <text:p>111417448</text:p>
              </table:table-cell>
              <table:table-cell office:value-type="float" office:value="111564904">
                <text:p>111564904</text:p>
              </table:table-cell>
              <table:table-cell office:value-type="float" office:value="108186808">
                <text:p>108186808</text:p>
              </table:table-cell>
              <table:table-cell office:value-type="float" office:value="104944216">
                <text:p>1049442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1235672">
                <text:p>111235672</text:p>
              </table:table-cell>
              <table:table-cell office:value-type="float" office:value="110186408">
                <text:p>110186408</text:p>
              </table:table-cell>
              <table:table-cell office:value-type="float" office:value="118308360">
                <text:p>118308360</text:p>
              </table:table-cell>
              <table:table-cell office:value-type="float" office:value="117132664">
                <text:p>117132664</text:p>
              </table:table-cell>
              <table:table-cell office:value-type="float" office:value="104944216">
                <text:p>1049442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100008">
                <text:p>119100008</text:p>
              </table:table-cell>
              <table:table-cell office:value-type="float" office:value="104177240">
                <text:p>104177240</text:p>
              </table:table-cell>
              <table:table-cell office:value-type="float" office:value="109960808">
                <text:p>109960808</text:p>
              </table:table-cell>
              <table:table-cell office:value-type="float" office:value="107303144">
                <text:p>107303144</text:p>
              </table:table-cell>
              <table:table-cell office:value-type="float" office:value="115954280">
                <text:p>1159542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235672">
                <text:p>111235672</text:p>
              </table:table-cell>
              <table:table-cell office:value-type="float" office:value="106513256">
                <text:p>106513256</text:p>
              </table:table-cell>
              <table:table-cell office:value-type="float" office:value="114769752">
                <text:p>114769752</text:p>
              </table:table-cell>
              <table:table-cell office:value-type="float" office:value="111021784">
                <text:p>111021784</text:p>
              </table:table-cell>
              <table:table-cell office:value-type="float" office:value="103446296">
                <text:p>1034462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100008">
                <text:p>119100008</text:p>
              </table:table-cell>
              <table:table-cell office:value-type="float" office:value="111191032">
                <text:p>111191032</text:p>
              </table:table-cell>
              <table:table-cell office:value-type="float" office:value="109265208">
                <text:p>109265208</text:p>
              </table:table-cell>
              <table:table-cell office:value-type="float" office:value="114983640">
                <text:p>114983640</text:p>
              </table:table-cell>
              <table:table-cell office:value-type="float" office:value="106517096">
                <text:p>1065170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517096">
                <text:p>106517096</text:p>
              </table:table-cell>
              <table:table-cell office:value-type="float" office:value="114718792">
                <text:p>114718792</text:p>
              </table:table-cell>
              <table:table-cell office:value-type="float" office:value="104088056">
                <text:p>104088056</text:p>
              </table:table-cell>
              <table:table-cell office:value-type="float" office:value="110731864">
                <text:p>110731864</text:p>
              </table:table-cell>
              <table:table-cell office:value-type="float" office:value="109650584">
                <text:p>1096505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8634616">
                <text:p>118634616</text:p>
              </table:table-cell>
              <table:table-cell office:value-type="float" office:value="118881704">
                <text:p>118881704</text:p>
              </table:table-cell>
              <table:table-cell office:value-type="float" office:value="106107000">
                <text:p>106107000</text:p>
              </table:table-cell>
              <table:table-cell office:value-type="float" office:value="106599992">
                <text:p>106599992</text:p>
              </table:table-cell>
              <table:table-cell office:value-type="float" office:value="104587672">
                <text:p>1045876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3401368">
                <text:p>103401368</text:p>
              </table:table-cell>
              <table:table-cell office:value-type="float" office:value="112445256">
                <text:p>112445256</text:p>
              </table:table-cell>
              <table:table-cell office:value-type="float" office:value="115613640">
                <text:p>115613640</text:p>
              </table:table-cell>
              <table:table-cell office:value-type="float" office:value="110055416">
                <text:p>110055416</text:p>
              </table:table-cell>
              <table:table-cell office:value-type="float" office:value="113131112">
                <text:p>1131311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9100008">
                <text:p>119100008</text:p>
              </table:table-cell>
              <table:table-cell office:value-type="float" office:value="115388184">
                <text:p>115388184</text:p>
              </table:table-cell>
              <table:table-cell office:value-type="float" office:value="118956104">
                <text:p>118956104</text:p>
              </table:table-cell>
              <table:table-cell office:value-type="float" office:value="104226680">
                <text:p>104226680</text:p>
              </table:table-cell>
              <table:table-cell office:value-type="float" office:value="105723240">
                <text:p>1057232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5303176">
                <text:p>115303176</text:p>
              </table:table-cell>
              <table:table-cell office:value-type="float" office:value="109658984">
                <text:p>109658984</text:p>
              </table:table-cell>
              <table:table-cell office:value-type="float" office:value="111267928">
                <text:p>111267928</text:p>
              </table:table-cell>
              <table:table-cell office:value-type="float" office:value="114231160">
                <text:p>114231160</text:p>
              </table:table-cell>
              <table:table-cell office:value-type="float" office:value="107796616">
                <text:p>1077966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4944216">
                <text:p>104944216</text:p>
              </table:table-cell>
              <table:table-cell office:value-type="float" office:value="115031688">
                <text:p>115031688</text:p>
              </table:table-cell>
              <table:table-cell office:value-type="float" office:value="110837944">
                <text:p>110837944</text:p>
              </table:table-cell>
              <table:table-cell office:value-type="float" office:value="111235672">
                <text:p>111235672</text:p>
              </table:table-cell>
              <table:table-cell office:value-type="float" office:value="104944216">
                <text:p>1049442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5954280">
                <text:p>115954280</text:p>
              </table:table-cell>
              <table:table-cell office:value-type="float" office:value="105388744">
                <text:p>105388744</text:p>
              </table:table-cell>
              <table:table-cell office:value-type="float" office:value="108612264">
                <text:p>108612264</text:p>
              </table:table-cell>
              <table:table-cell office:value-type="float" office:value="104458696">
                <text:p>104458696</text:p>
              </table:table-cell>
              <table:table-cell office:value-type="float" office:value="112808552">
                <text:p>1128085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998408">
                <text:p>110998408</text:p>
              </table:table-cell>
              <table:table-cell office:value-type="float" office:value="117523288">
                <text:p>117523288</text:p>
              </table:table-cell>
              <table:table-cell office:value-type="float" office:value="107459912">
                <text:p>107459912</text:p>
              </table:table-cell>
              <table:table-cell office:value-type="float" office:value="112364760">
                <text:p>112364760</text:p>
              </table:table-cell>
              <table:table-cell office:value-type="float" office:value="105633864">
                <text:p>1056338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6517096">
                <text:p>106517096</text:p>
              </table:table-cell>
              <table:table-cell office:value-type="float" office:value="117522712">
                <text:p>117522712</text:p>
              </table:table-cell>
              <table:table-cell office:value-type="float" office:value="110348216">
                <text:p>110348216</text:p>
              </table:table-cell>
              <table:table-cell office:value-type="float" office:value="106517096">
                <text:p>106517096</text:p>
              </table:table-cell>
              <table:table-cell office:value-type="float" office:value="105255064">
                <text:p>1052550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9100008">
                <text:p>119100008</text:p>
              </table:table-cell>
              <table:table-cell office:value-type="float" office:value="119096168">
                <text:p>119096168</text:p>
              </table:table-cell>
              <table:table-cell office:value-type="float" office:value="103561496">
                <text:p>103561496</text:p>
              </table:table-cell>
              <table:table-cell office:value-type="float" office:value="111235672">
                <text:p>111235672</text:p>
              </table:table-cell>
              <table:table-cell office:value-type="float" office:value="119100008">
                <text:p>1191000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6517096">
                <text:p>106517096</text:p>
              </table:table-cell>
              <table:table-cell office:value-type="float" office:value="119096168">
                <text:p>119096168</text:p>
              </table:table-cell>
              <table:table-cell office:value-type="float" office:value="104940232">
                <text:p>104940232</text:p>
              </table:table-cell>
              <table:table-cell office:value-type="float" office:value="112808552">
                <text:p>112808552</text:p>
              </table:table-cell>
              <table:table-cell office:value-type="float" office:value="119100008">
                <text:p>1191000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2858376">
                <text:p>112858376</text:p>
              </table:table-cell>
              <table:table-cell office:value-type="float" office:value="117709384">
                <text:p>117709384</text:p>
              </table:table-cell>
              <table:table-cell office:value-type="float" office:value="112307016">
                <text:p>112307016</text:p>
              </table:table-cell>
              <table:table-cell office:value-type="float" office:value="111235672">
                <text:p>111235672</text:p>
              </table:table-cell>
              <table:table-cell office:value-type="float" office:value="103537640">
                <text:p>1035376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3285288">
                <text:p>113285288</text:p>
              </table:table-cell>
              <table:table-cell office:value-type="float" office:value="118600392">
                <text:p>118600392</text:p>
              </table:table-cell>
              <table:table-cell office:value-type="float" office:value="113608088">
                <text:p>113608088</text:p>
              </table:table-cell>
              <table:table-cell office:value-type="float" office:value="104083544">
                <text:p>104083544</text:p>
              </table:table-cell>
              <table:table-cell office:value-type="float" office:value="104709448">
                <text:p>1047094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4118696">
                <text:p>114118696</text:p>
              </table:table-cell>
              <table:table-cell office:value-type="float" office:value="117523288">
                <text:p>117523288</text:p>
              </table:table-cell>
              <table:table-cell office:value-type="float" office:value="113367800">
                <text:p>113367800</text:p>
              </table:table-cell>
              <table:table-cell office:value-type="float" office:value="104081288">
                <text:p>104081288</text:p>
              </table:table-cell>
              <table:table-cell office:value-type="float" office:value="103371848">
                <text:p>1033718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4381400">
                <text:p>114381400</text:p>
              </table:table-cell>
              <table:table-cell office:value-type="float" office:value="118204728">
                <text:p>118204728</text:p>
              </table:table-cell>
              <table:table-cell office:value-type="float" office:value="112804712">
                <text:p>112804712</text:p>
              </table:table-cell>
              <table:table-cell office:value-type="float" office:value="104308088">
                <text:p>104308088</text:p>
              </table:table-cell>
              <table:table-cell office:value-type="float" office:value="119311016">
                <text:p>1193110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4381400">
                <text:p>114381400</text:p>
              </table:table-cell>
              <table:table-cell office:value-type="float" office:value="117523288">
                <text:p>117523288</text:p>
              </table:table-cell>
              <table:table-cell office:value-type="float" office:value="113563496">
                <text:p>113563496</text:p>
              </table:table-cell>
              <table:table-cell office:value-type="float" office:value="104944216">
                <text:p>104944216</text:p>
              </table:table-cell>
              <table:table-cell office:value-type="float" office:value="117527128">
                <text:p>1175271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5954280">
                <text:p>115954280</text:p>
              </table:table-cell>
              <table:table-cell office:value-type="float" office:value="111231832">
                <text:p>111231832</text:p>
              </table:table-cell>
              <table:table-cell office:value-type="float" office:value="115110024">
                <text:p>115110024</text:p>
              </table:table-cell>
              <table:table-cell office:value-type="float" office:value="103484648">
                <text:p>103484648</text:p>
              </table:table-cell>
              <table:table-cell office:value-type="float" office:value="115954280">
                <text:p>1159542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4347656">
                <text:p>114347656</text:p>
              </table:table-cell>
              <table:table-cell office:value-type="float" office:value="104672584">
                <text:p>104672584</text:p>
              </table:table-cell>
              <table:table-cell office:value-type="float" office:value="115137720">
                <text:p>115137720</text:p>
              </table:table-cell>
              <table:table-cell office:value-type="float" office:value="119100008">
                <text:p>119100008</text:p>
              </table:table-cell>
              <table:table-cell office:value-type="float" office:value="112820936">
                <text:p>1128209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808552">
                <text:p>112808552</text:p>
              </table:table-cell>
              <table:table-cell office:value-type="float" office:value="119096168">
                <text:p>119096168</text:p>
              </table:table-cell>
              <table:table-cell office:value-type="float" office:value="106513256">
                <text:p>106513256</text:p>
              </table:table-cell>
              <table:table-cell office:value-type="float" office:value="114381400">
                <text:p>114381400</text:p>
              </table:table-cell>
              <table:table-cell office:value-type="float" office:value="115914392">
                <text:p>1159143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662824">
                <text:p>109662824</text:p>
              </table:table-cell>
              <table:table-cell office:value-type="float" office:value="108086104">
                <text:p>108086104</text:p>
              </table:table-cell>
              <table:table-cell office:value-type="float" office:value="109658984">
                <text:p>109658984</text:p>
              </table:table-cell>
              <table:table-cell office:value-type="float" office:value="115954280">
                <text:p>115954280</text:p>
              </table:table-cell>
              <table:table-cell office:value-type="float" office:value="114828408">
                <text:p>1148284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8089944">
                <text:p>108089944</text:p>
              </table:table-cell>
              <table:table-cell office:value-type="float" office:value="104940376">
                <text:p>104940376</text:p>
              </table:table-cell>
              <table:table-cell office:value-type="float" office:value="108086104">
                <text:p>108086104</text:p>
              </table:table-cell>
              <table:table-cell office:value-type="float" office:value="103371848">
                <text:p>103371848</text:p>
              </table:table-cell>
              <table:table-cell office:value-type="float" office:value="111468568">
                <text:p>1114685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5492072">
                <text:p>105492072</text:p>
              </table:table-cell>
              <table:table-cell office:value-type="float" office:value="116008808">
                <text:p>116008808</text:p>
              </table:table-cell>
              <table:table-cell office:value-type="float" office:value="103926728">
                <text:p>103926728</text:p>
              </table:table-cell>
              <table:table-cell office:value-type="float" office:value="117527128">
                <text:p>117527128</text:p>
              </table:table-cell>
              <table:table-cell office:value-type="float" office:value="106517096">
                <text:p>106517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4944216">
                <text:p>104944216</text:p>
              </table:table-cell>
              <table:table-cell office:value-type="float" office:value="117523288">
                <text:p>117523288</text:p>
              </table:table-cell>
              <table:table-cell office:value-type="float" office:value="112804712">
                <text:p>112804712</text:p>
              </table:table-cell>
              <table:table-cell office:value-type="float" office:value="115954280">
                <text:p>115954280</text:p>
              </table:table-cell>
              <table:table-cell office:value-type="float" office:value="103416392">
                <text:p>1034163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9989992">
                <text:p>109989992</text:p>
              </table:table-cell>
              <table:table-cell office:value-type="float" office:value="119490344">
                <text:p>119490344</text:p>
              </table:table-cell>
              <table:table-cell office:value-type="float" office:value="115923272">
                <text:p>115923272</text:p>
              </table:table-cell>
              <table:table-cell office:value-type="float" office:value="119100008">
                <text:p>119100008</text:p>
              </table:table-cell>
              <table:table-cell office:value-type="float" office:value="108089944">
                <text:p>1080899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7883928">
                <text:p>107883928</text:p>
              </table:table-cell>
              <table:table-cell office:value-type="float" office:value="104940376">
                <text:p>104940376</text:p>
              </table:table-cell>
              <table:table-cell office:value-type="float" office:value="114377560">
                <text:p>114377560</text:p>
              </table:table-cell>
              <table:table-cell office:value-type="float" office:value="108363496">
                <text:p>108363496</text:p>
              </table:table-cell>
              <table:table-cell office:value-type="float" office:value="111235672">
                <text:p>1112356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9100008">
                <text:p>119100008</text:p>
              </table:table-cell>
              <table:table-cell office:value-type="float" office:value="109658984">
                <text:p>109658984</text:p>
              </table:table-cell>
              <table:table-cell office:value-type="float" office:value="117523288">
                <text:p>117523288</text:p>
              </table:table-cell>
              <table:table-cell office:value-type="float" office:value="103607576">
                <text:p>103607576</text:p>
              </table:table-cell>
              <table:table-cell office:value-type="float" office:value="114381400">
                <text:p>1143814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5954280">
                <text:p>115954280</text:p>
              </table:table-cell>
              <table:table-cell office:value-type="float" office:value="106404984">
                <text:p>106404984</text:p>
              </table:table-cell>
              <table:table-cell office:value-type="float" office:value="109486488">
                <text:p>109486488</text:p>
              </table:table-cell>
              <table:table-cell office:value-type="float" office:value="104944216">
                <text:p>104944216</text:p>
              </table:table-cell>
              <table:table-cell office:value-type="float" office:value="109266696">
                <text:p>1092666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4944216">
                <text:p>104944216</text:p>
              </table:table-cell>
              <table:table-cell office:value-type="float" office:value="104535016">
                <text:p>104535016</text:p>
              </table:table-cell>
              <table:table-cell office:value-type="float" office:value="117523288">
                <text:p>117523288</text:p>
              </table:table-cell>
              <table:table-cell office:value-type="float" office:value="114381400">
                <text:p>114381400</text:p>
              </table:table-cell>
              <table:table-cell office:value-type="float" office:value="109662824">
                <text:p>1096628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3158568">
                <text:p>113158568</text:p>
              </table:table-cell>
              <table:table-cell office:value-type="float" office:value="110649688">
                <text:p>110649688</text:p>
              </table:table-cell>
              <table:table-cell office:value-type="float" office:value="107164328">
                <text:p>107164328</text:p>
              </table:table-cell>
              <table:table-cell office:value-type="float" office:value="106517096">
                <text:p>106517096</text:p>
              </table:table-cell>
              <table:table-cell office:value-type="float" office:value="115404024">
                <text:p>1154040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27128">
                <text:p>117527128</text:p>
              </table:table-cell>
              <table:table-cell office:value-type="float" office:value="115950728">
                <text:p>115950728</text:p>
              </table:table-cell>
              <table:table-cell office:value-type="float" office:value="111231832">
                <text:p>111231832</text:p>
              </table:table-cell>
              <table:table-cell office:value-type="float" office:value="114381400">
                <text:p>114381400</text:p>
              </table:table-cell>
              <table:table-cell office:value-type="float" office:value="109662968">
                <text:p>1096629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3843400">
                <text:p>103843400</text:p>
              </table:table-cell>
              <table:table-cell office:value-type="float" office:value="115950728">
                <text:p>115950728</text:p>
              </table:table-cell>
              <table:table-cell office:value-type="float" office:value="112196136">
                <text:p>112196136</text:p>
              </table:table-cell>
              <table:table-cell office:value-type="float" office:value="114050776">
                <text:p>114050776</text:p>
              </table:table-cell>
              <table:table-cell office:value-type="float" office:value="104837800">
                <text:p>1048378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9662968">
                <text:p>109662968</text:p>
              </table:table-cell>
              <table:table-cell office:value-type="float" office:value="110994040">
                <text:p>110994040</text:p>
              </table:table-cell>
              <table:table-cell office:value-type="float" office:value="106750664">
                <text:p>106750664</text:p>
              </table:table-cell>
              <table:table-cell office:value-type="float" office:value="116656376">
                <text:p>116656376</text:p>
              </table:table-cell>
              <table:table-cell office:value-type="float" office:value="115954568">
                <text:p>1159545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2799816">
                <text:p>112799816</text:p>
              </table:table-cell>
              <table:table-cell office:value-type="float" office:value="115950728">
                <text:p>115950728</text:p>
              </table:table-cell>
              <table:table-cell office:value-type="float" office:value="115870712">
                <text:p>115870712</text:p>
              </table:table-cell>
              <table:table-cell office:value-type="float" office:value="103421384">
                <text:p>103421384</text:p>
              </table:table-cell>
              <table:table-cell office:value-type="float" office:value="104701192">
                <text:p>1047011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6954808">
                <text:p>106954808</text:p>
              </table:table-cell>
              <table:table-cell office:value-type="float" office:value="103456328">
                <text:p>103456328</text:p>
              </table:table-cell>
              <table:table-cell office:value-type="float" office:value="119430776">
                <text:p>119430776</text:p>
              </table:table-cell>
              <table:table-cell office:value-type="float" office:value="104153672">
                <text:p>104153672</text:p>
              </table:table-cell>
              <table:table-cell office:value-type="float" office:value="117128008">
                <text:p>1171280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4668744">
                <text:p>104668744</text:p>
              </table:table-cell>
              <table:table-cell office:value-type="float" office:value="104051960">
                <text:p>104051960</text:p>
              </table:table-cell>
              <table:table-cell office:value-type="float" office:value="104775112">
                <text:p>104775112</text:p>
              </table:table-cell>
              <table:table-cell office:value-type="float" office:value="104944216">
                <text:p>104944216</text:p>
              </table:table-cell>
              <table:table-cell office:value-type="float" office:value="115954568">
                <text:p>1159545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5954568">
                <text:p>115954568</text:p>
              </table:table-cell>
              <table:table-cell office:value-type="float" office:value="103949048">
                <text:p>103949048</text:p>
              </table:table-cell>
              <table:table-cell office:value-type="float" office:value="109658984">
                <text:p>109658984</text:p>
              </table:table-cell>
              <table:table-cell office:value-type="float" office:value="118761048">
                <text:p>118761048</text:p>
              </table:table-cell>
              <table:table-cell office:value-type="float" office:value="107838760">
                <text:p>1078387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9662968">
                <text:p>109662968</text:p>
              </table:table-cell>
              <table:table-cell office:value-type="float" office:value="109769048">
                <text:p>109769048</text:p>
              </table:table-cell>
              <table:table-cell office:value-type="float" office:value="112719848">
                <text:p>112719848</text:p>
              </table:table-cell>
              <table:table-cell office:value-type="float" office:value="106517096">
                <text:p>106517096</text:p>
              </table:table-cell>
              <table:table-cell office:value-type="float" office:value="104537896">
                <text:p>1045378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7320344">
                <text:p>117320344</text:p>
              </table:table-cell>
              <table:table-cell office:value-type="float" office:value="112471272">
                <text:p>112471272</text:p>
              </table:table-cell>
              <table:table-cell office:value-type="float" office:value="108086104">
                <text:p>108086104</text:p>
              </table:table-cell>
              <table:table-cell office:value-type="float" office:value="117527128">
                <text:p>117527128</text:p>
              </table:table-cell>
              <table:table-cell office:value-type="float" office:value="117115528">
                <text:p>1171155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6286680">
                <text:p>116286680</text:p>
              </table:table-cell>
              <table:table-cell office:value-type="float" office:value="103517768">
                <text:p>103517768</text:p>
              </table:table-cell>
              <table:table-cell office:value-type="float" office:value="108086104">
                <text:p>108086104</text:p>
              </table:table-cell>
              <table:table-cell office:value-type="float" office:value="111235672">
                <text:p>111235672</text:p>
              </table:table-cell>
              <table:table-cell office:value-type="float" office:value="104567176">
                <text:p>104567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5954568">
                <text:p>115954568</text:p>
              </table:table-cell>
              <table:table-cell office:value-type="float" office:value="113970904">
                <text:p>113970904</text:p>
              </table:table-cell>
              <table:table-cell office:value-type="float" office:value="103470344">
                <text:p>103470344</text:p>
              </table:table-cell>
              <table:table-cell office:value-type="float" office:value="115954280">
                <text:p>115954280</text:p>
              </table:table-cell>
              <table:table-cell office:value-type="float" office:value="106209624">
                <text:p>1062096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7481000">
                <text:p>117481000</text:p>
              </table:table-cell>
              <table:table-cell office:value-type="float" office:value="115950728">
                <text:p>115950728</text:p>
              </table:table-cell>
              <table:table-cell office:value-type="float" office:value="114289144">
                <text:p>114289144</text:p>
              </table:table-cell>
              <table:table-cell office:value-type="float" office:value="104027000">
                <text:p>104027000</text:p>
              </table:table-cell>
              <table:table-cell office:value-type="float" office:value="108385720">
                <text:p>1083857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5954568">
                <text:p>115954568</text:p>
              </table:table-cell>
              <table:table-cell office:value-type="float" office:value="114427240">
                <text:p>114427240</text:p>
              </table:table-cell>
              <table:table-cell office:value-type="float" office:value="109081032">
                <text:p>109081032</text:p>
              </table:table-cell>
              <table:table-cell office:value-type="float" office:value="108089944">
                <text:p>108089944</text:p>
              </table:table-cell>
              <table:table-cell office:value-type="float" office:value="106801448">
                <text:p>1068014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3608008">
                <text:p>103608008</text:p>
              </table:table-cell>
              <table:table-cell office:value-type="float" office:value="103437128">
                <text:p>103437128</text:p>
              </table:table-cell>
              <table:table-cell office:value-type="float" office:value="119096168">
                <text:p>119096168</text:p>
              </table:table-cell>
              <table:table-cell office:value-type="float" office:value="104068376">
                <text:p>104068376</text:p>
              </table:table-cell>
              <table:table-cell office:value-type="float" office:value="109662968">
                <text:p>1096629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5954568">
                <text:p>115954568</text:p>
              </table:table-cell>
              <table:table-cell office:value-type="float" office:value="106140264">
                <text:p>106140264</text:p>
              </table:table-cell>
              <table:table-cell office:value-type="float" office:value="112804712">
                <text:p>112804712</text:p>
              </table:table-cell>
              <table:table-cell office:value-type="float" office:value="109662968">
                <text:p>109662968</text:p>
              </table:table-cell>
              <table:table-cell office:value-type="float" office:value="117795160">
                <text:p>1177951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5954568">
                <text:p>115954568</text:p>
              </table:table-cell>
              <table:table-cell office:value-type="float" office:value="107653720">
                <text:p>107653720</text:p>
              </table:table-cell>
              <table:table-cell office:value-type="float" office:value="112738616">
                <text:p>112738616</text:p>
              </table:table-cell>
              <table:table-cell office:value-type="float" office:value="109068792">
                <text:p>109068792</text:p>
              </table:table-cell>
              <table:table-cell office:value-type="float" office:value="118188696">
                <text:p>1181886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3636952">
                <text:p>103636952</text:p>
              </table:table-cell>
              <table:table-cell office:value-type="float" office:value="109659128">
                <text:p>109659128</text:p>
              </table:table-cell>
              <table:table-cell office:value-type="float" office:value="119096168">
                <text:p>119096168</text:p>
              </table:table-cell>
              <table:table-cell office:value-type="float" office:value="109662968">
                <text:p>109662968</text:p>
              </table:table-cell>
              <table:table-cell office:value-type="float" office:value="104311112">
                <text:p>1043111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5401512">
                <text:p>105401512</text:p>
              </table:table-cell>
              <table:table-cell office:value-type="float" office:value="115950728">
                <text:p>115950728</text:p>
              </table:table-cell>
              <table:table-cell office:value-type="float" office:value="111231832">
                <text:p>111231832</text:p>
              </table:table-cell>
              <table:table-cell office:value-type="float" office:value="114666088">
                <text:p>114666088</text:p>
              </table:table-cell>
              <table:table-cell office:value-type="float" office:value="104402840">
                <text:p>1044028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6554104">
                <text:p>106554104</text:p>
              </table:table-cell>
              <table:table-cell office:value-type="float" office:value="115950728">
                <text:p>115950728</text:p>
              </table:table-cell>
              <table:table-cell office:value-type="float" office:value="114285304">
                <text:p>114285304</text:p>
              </table:table-cell>
              <table:table-cell office:value-type="float" office:value="114633208">
                <text:p>114633208</text:p>
              </table:table-cell>
              <table:table-cell office:value-type="float" office:value="103655144">
                <text:p>103655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9662968">
                <text:p>109662968</text:p>
              </table:table-cell>
              <table:table-cell office:value-type="float" office:value="104502808">
                <text:p>104502808</text:p>
              </table:table-cell>
              <table:table-cell office:value-type="float" office:value="106513256">
                <text:p>106513256</text:p>
              </table:table-cell>
              <table:table-cell office:value-type="float" office:value="118426824">
                <text:p>118426824</text:p>
              </table:table-cell>
              <table:table-cell office:value-type="float" office:value="103459496">
                <text:p>1034594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7617384">
                <text:p>107617384</text:p>
              </table:table-cell>
              <table:table-cell office:value-type="float" office:value="115950728">
                <text:p>115950728</text:p>
              </table:table-cell>
              <table:table-cell office:value-type="float" office:value="115950440">
                <text:p>115950440</text:p>
              </table:table-cell>
              <table:table-cell office:value-type="float" office:value="105727800">
                <text:p>105727800</text:p>
              </table:table-cell>
              <table:table-cell office:value-type="float" office:value="116855032">
                <text:p>1168550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7299112">
                <text:p>107299112</text:p>
              </table:table-cell>
              <table:table-cell office:value-type="float" office:value="119185544">
                <text:p>119185544</text:p>
              </table:table-cell>
              <table:table-cell office:value-type="float" office:value="109658984">
                <text:p>109658984</text:p>
              </table:table-cell>
              <table:table-cell office:value-type="float" office:value="104622904">
                <text:p>104622904</text:p>
              </table:table-cell>
              <table:table-cell office:value-type="float" office:value="104211704">
                <text:p>1042117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9662968">
                <text:p>109662968</text:p>
              </table:table-cell>
              <table:table-cell office:value-type="float" office:value="104608888">
                <text:p>104608888</text:p>
              </table:table-cell>
              <table:table-cell office:value-type="float" office:value="109659128">
                <text:p>109659128</text:p>
              </table:table-cell>
              <table:table-cell office:value-type="float" office:value="104676568">
                <text:p>104676568</text:p>
              </table:table-cell>
              <table:table-cell office:value-type="float" office:value="107374232">
                <text:p>1073742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6786424">
                <text:p>106786424</text:p>
              </table:table-cell>
              <table:table-cell office:value-type="float" office:value="116345240">
                <text:p>116345240</text:p>
              </table:table-cell>
              <table:table-cell office:value-type="float" office:value="115950728">
                <text:p>115950728</text:p>
              </table:table-cell>
              <table:table-cell office:value-type="float" office:value="115954568">
                <text:p>115954568</text:p>
              </table:table-cell>
              <table:table-cell office:value-type="float" office:value="104237672">
                <text:p>1042376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9094728">
                <text:p>119094728</text:p>
              </table:table-cell>
              <table:table-cell office:value-type="float" office:value="109659128">
                <text:p>109659128</text:p>
              </table:table-cell>
              <table:table-cell office:value-type="float" office:value="112174968">
                <text:p>112174968</text:p>
              </table:table-cell>
              <table:table-cell office:value-type="float" office:value="111205528">
                <text:p>111205528</text:p>
              </table:table-cell>
              <table:table-cell office:value-type="float" office:value="115954568">
                <text:p>1159545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5954568">
                <text:p>115954568</text:p>
              </table:table-cell>
              <table:table-cell office:value-type="float" office:value="115950728">
                <text:p>115950728</text:p>
              </table:table-cell>
              <table:table-cell office:value-type="float" office:value="115950728">
                <text:p>115950728</text:p>
              </table:table-cell>
              <table:table-cell office:value-type="float" office:value="109662968">
                <text:p>109662968</text:p>
              </table:table-cell>
              <table:table-cell office:value-type="float" office:value="104733064">
                <text:p>1047330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9662968">
                <text:p>109662968</text:p>
              </table:table-cell>
              <table:table-cell office:value-type="float" office:value="105070360">
                <text:p>105070360</text:p>
              </table:table-cell>
              <table:table-cell office:value-type="float" office:value="104379944">
                <text:p>104379944</text:p>
              </table:table-cell>
              <table:table-cell office:value-type="float" office:value="106907432">
                <text:p>106907432</text:p>
              </table:table-cell>
              <table:table-cell office:value-type="float" office:value="104706328">
                <text:p>1047063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6460872">
                <text:p>116460872</text:p>
              </table:table-cell>
              <table:table-cell office:value-type="float" office:value="115950728">
                <text:p>115950728</text:p>
              </table:table-cell>
              <table:table-cell office:value-type="float" office:value="112750520">
                <text:p>112750520</text:p>
              </table:table-cell>
              <table:table-cell office:value-type="float" office:value="103637096">
                <text:p>103637096</text:p>
              </table:table-cell>
              <table:table-cell office:value-type="float" office:value="115954568">
                <text:p>1159545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6446984">
                <text:p>106446984</text:p>
              </table:table-cell>
              <table:table-cell office:value-type="float" office:value="109659128">
                <text:p>109659128</text:p>
              </table:table-cell>
              <table:table-cell office:value-type="float" office:value="116391464">
                <text:p>116391464</text:p>
              </table:table-cell>
              <table:table-cell office:value-type="float" office:value="112692008">
                <text:p>112692008</text:p>
              </table:table-cell>
              <table:table-cell office:value-type="float" office:value="106648040">
                <text:p>1066480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7845048">
                <text:p>107845048</text:p>
              </table:table-cell>
              <table:table-cell office:value-type="float" office:value="106573928">
                <text:p>106573928</text:p>
              </table:table-cell>
              <table:table-cell office:value-type="float" office:value="115950728">
                <text:p>115950728</text:p>
              </table:table-cell>
              <table:table-cell office:value-type="float" office:value="104325128">
                <text:p>104325128</text:p>
              </table:table-cell>
              <table:table-cell office:value-type="float" office:value="109269432">
                <text:p>1092694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4509672">
                <text:p>104509672</text:p>
              </table:table-cell>
              <table:table-cell office:value-type="float" office:value="103857032">
                <text:p>103857032</text:p>
              </table:table-cell>
              <table:table-cell office:value-type="float" office:value="109659128">
                <text:p>109659128</text:p>
              </table:table-cell>
              <table:table-cell office:value-type="float" office:value="115954568">
                <text:p>115954568</text:p>
              </table:table-cell>
              <table:table-cell office:value-type="float" office:value="104442616">
                <text:p>1044426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3504856">
                <text:p>103504856</text:p>
              </table:table-cell>
              <table:table-cell office:value-type="float" office:value="109659128">
                <text:p>109659128</text:p>
              </table:table-cell>
              <table:table-cell office:value-type="float" office:value="113408552">
                <text:p>113408552</text:p>
              </table:table-cell>
              <table:table-cell office:value-type="float" office:value="103396520">
                <text:p>103396520</text:p>
              </table:table-cell>
              <table:table-cell office:value-type="float" office:value="104546536">
                <text:p>1045465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8218200">
                <text:p>108218200</text:p>
              </table:table-cell>
              <table:table-cell office:value-type="float" office:value="107295272">
                <text:p>107295272</text:p>
              </table:table-cell>
              <table:table-cell office:value-type="float" office:value="111568600">
                <text:p>111568600</text:p>
              </table:table-cell>
              <table:table-cell office:value-type="float" office:value="110533928">
                <text:p>110533928</text:p>
              </table:table-cell>
              <table:table-cell office:value-type="float" office:value="104933800">
                <text:p>1049338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5954568">
                <text:p>115954568</text:p>
              </table:table-cell>
              <table:table-cell office:value-type="float" office:value="104849848">
                <text:p>104849848</text:p>
              </table:table-cell>
              <table:table-cell office:value-type="float" office:value="112296168">
                <text:p>112296168</text:p>
              </table:table-cell>
              <table:table-cell office:value-type="float" office:value="107812456">
                <text:p>107812456</text:p>
              </table:table-cell>
              <table:table-cell office:value-type="float" office:value="104814904">
                <text:p>1048149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9662968">
                <text:p>109662968</text:p>
              </table:table-cell>
              <table:table-cell office:value-type="float" office:value="107295272">
                <text:p>107295272</text:p>
              </table:table-cell>
              <table:table-cell office:value-type="float" office:value="109659128">
                <text:p>109659128</text:p>
              </table:table-cell>
              <table:table-cell office:value-type="float" office:value="105307480">
                <text:p>105307480</text:p>
              </table:table-cell>
              <table:table-cell office:value-type="float" office:value="104425000">
                <text:p>104425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7153384">
                <text:p>107153384</text:p>
              </table:table-cell>
              <table:table-cell office:value-type="float" office:value="113518712">
                <text:p>113518712</text:p>
              </table:table-cell>
              <table:table-cell office:value-type="float" office:value="115950728">
                <text:p>115950728</text:p>
              </table:table-cell>
              <table:table-cell office:value-type="float" office:value="105954168">
                <text:p>105954168</text:p>
              </table:table-cell>
              <table:table-cell office:value-type="float" office:value="104461480">
                <text:p>1044614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057048">
                <text:p>104057048</text:p>
              </table:table-cell>
              <table:table-cell office:value-type="float" office:value="109659128">
                <text:p>109659128</text:p>
              </table:table-cell>
              <table:table-cell office:value-type="float" office:value="104641576">
                <text:p>104641576</text:p>
              </table:table-cell>
              <table:table-cell office:value-type="float" office:value="115954568">
                <text:p>115954568</text:p>
              </table:table-cell>
              <table:table-cell office:value-type="float" office:value="119296904">
                <text:p>1192969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5954568">
                <text:p>115954568</text:p>
              </table:table-cell>
              <table:table-cell office:value-type="float" office:value="105896184">
                <text:p>105896184</text:p>
              </table:table-cell>
              <table:table-cell office:value-type="float" office:value="103368104">
                <text:p>103368104</text:p>
              </table:table-cell>
              <table:table-cell office:value-type="float" office:value="115954568">
                <text:p>115954568</text:p>
              </table:table-cell>
              <table:table-cell office:value-type="float" office:value="114479128">
                <text:p>1144791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5954568">
                <text:p>115954568</text:p>
              </table:table-cell>
              <table:table-cell office:value-type="float" office:value="104395112">
                <text:p>104395112</text:p>
              </table:table-cell>
              <table:table-cell office:value-type="float" office:value="104339000">
                <text:p>104339000</text:p>
              </table:table-cell>
              <table:table-cell office:value-type="float" office:value="109662968">
                <text:p>109662968</text:p>
              </table:table-cell>
              <table:table-cell office:value-type="float" office:value="106321080">
                <text:p>1063210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1115048">
                <text:p>111115048</text:p>
              </table:table-cell>
              <table:table-cell office:value-type="float" office:value="119191880">
                <text:p>119191880</text:p>
              </table:table-cell>
              <table:table-cell office:value-type="float" office:value="104138456">
                <text:p>104138456</text:p>
              </table:table-cell>
              <table:table-cell office:value-type="float" office:value="107299112">
                <text:p>107299112</text:p>
              </table:table-cell>
              <table:table-cell office:value-type="float" office:value="119882312">
                <text:p>1198823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390200">
                <text:p>106390200</text:p>
              </table:table-cell>
              <table:table-cell office:value-type="float" office:value="116331512">
                <text:p>116331512</text:p>
              </table:table-cell>
              <table:table-cell office:value-type="float" office:value="115950728">
                <text:p>115950728</text:p>
              </table:table-cell>
              <table:table-cell office:value-type="float" office:value="115954568">
                <text:p>115954568</text:p>
              </table:table-cell>
              <table:table-cell office:value-type="float" office:value="115954568">
                <text:p>115954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4538808">
                <text:p>104538808</text:p>
              </table:table-cell>
              <table:table-cell office:value-type="float" office:value="115950728">
                <text:p>115950728</text:p>
              </table:table-cell>
              <table:table-cell office:value-type="float" office:value="113803144">
                <text:p>113803144</text:p>
              </table:table-cell>
              <table:table-cell office:value-type="float" office:value="114584680">
                <text:p>114584680</text:p>
              </table:table-cell>
              <table:table-cell office:value-type="float" office:value="115954568">
                <text:p>1159545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9848376">
                <text:p>119848376</text:p>
              </table:table-cell>
              <table:table-cell office:value-type="float" office:value="103813784">
                <text:p>103813784</text:p>
              </table:table-cell>
              <table:table-cell office:value-type="float" office:value="104995096">
                <text:p>104995096</text:p>
              </table:table-cell>
              <table:table-cell office:value-type="float" office:value="103626392">
                <text:p>103626392</text:p>
              </table:table-cell>
              <table:table-cell office:value-type="float" office:value="109662968">
                <text:p>1096629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5954568">
                <text:p>115954568</text:p>
              </table:table-cell>
              <table:table-cell office:value-type="float" office:value="106743992">
                <text:p>106743992</text:p>
              </table:table-cell>
              <table:table-cell office:value-type="float" office:value="104890792">
                <text:p>104890792</text:p>
              </table:table-cell>
              <table:table-cell office:value-type="float" office:value="115954568">
                <text:p>115954568</text:p>
              </table:table-cell>
              <table:table-cell office:value-type="float" office:value="111208408">
                <text:p>1112084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5954568">
                <text:p>115954568</text:p>
              </table:table-cell>
              <table:table-cell office:value-type="float" office:value="115950728">
                <text:p>115950728</text:p>
              </table:table-cell>
              <table:table-cell office:value-type="float" office:value="118533624">
                <text:p>118533624</text:p>
              </table:table-cell>
              <table:table-cell office:value-type="float" office:value="105461064">
                <text:p>105461064</text:p>
              </table:table-cell>
              <table:table-cell office:value-type="float" office:value="104563000">
                <text:p>104563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7403944">
                <text:p>107403944</text:p>
              </table:table-cell>
              <table:table-cell office:value-type="float" office:value="109659128">
                <text:p>109659128</text:p>
              </table:table-cell>
              <table:table-cell office:value-type="float" office:value="115950728">
                <text:p>115950728</text:p>
              </table:table-cell>
              <table:table-cell office:value-type="float" office:value="110236328">
                <text:p>110236328</text:p>
              </table:table-cell>
              <table:table-cell office:value-type="float" office:value="103747544">
                <text:p>1037475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8104200">
                <text:p>108104200</text:p>
              </table:table-cell>
              <table:table-cell office:value-type="float" office:value="109659128">
                <text:p>109659128</text:p>
              </table:table-cell>
              <table:table-cell office:value-type="float" office:value="115517880">
                <text:p>115517880</text:p>
              </table:table-cell>
              <table:table-cell office:value-type="float" office:value="106588904">
                <text:p>106588904</text:p>
              </table:table-cell>
              <table:table-cell office:value-type="float" office:value="103371896">
                <text:p>1033718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7121080">
                <text:p>107121080</text:p>
              </table:table-cell>
              <table:table-cell office:value-type="float" office:value="115793240">
                <text:p>115793240</text:p>
              </table:table-cell>
              <table:table-cell office:value-type="float" office:value="115950728">
                <text:p>115950728</text:p>
              </table:table-cell>
              <table:table-cell office:value-type="float" office:value="106479560">
                <text:p>106479560</text:p>
              </table:table-cell>
              <table:table-cell office:value-type="float" office:value="105211240">
                <text:p>1052112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4967224">
                <text:p>114967224</text:p>
              </table:table-cell>
              <table:table-cell office:value-type="float" office:value="103599896">
                <text:p>103599896</text:p>
              </table:table-cell>
              <table:table-cell office:value-type="float" office:value="115950728">
                <text:p>115950728</text:p>
              </table:table-cell>
              <table:table-cell office:value-type="float" office:value="113212376">
                <text:p>113212376</text:p>
              </table:table-cell>
              <table:table-cell office:value-type="float" office:value="104720968">
                <text:p>1047209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5954568">
                <text:p>115954568</text:p>
              </table:table-cell>
              <table:table-cell office:value-type="float" office:value="117314144">
                <text:p>117314144</text:p>
              </table:table-cell>
              <table:table-cell office:value-type="float" office:value="103450232">
                <text:p>103450232</text:p>
              </table:table-cell>
              <table:table-cell office:value-type="float" office:value="109662968">
                <text:p>109662968</text:p>
              </table:table-cell>
              <table:table-cell office:value-type="float" office:value="107974024">
                <text:p>1079740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6481272">
                <text:p>116481272</text:p>
              </table:table-cell>
              <table:table-cell office:value-type="float" office:value="140284512">
                <text:p>140284512</text:p>
              </table:table-cell>
              <table:table-cell office:value-type="float" office:value="109659128">
                <text:p>109659128</text:p>
              </table:table-cell>
              <table:table-cell office:value-type="float" office:value="103371944">
                <text:p>103371944</text:p>
              </table:table-cell>
              <table:table-cell office:value-type="float" office:value="128537392">
                <text:p>1285373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555016">
                <text:p>106555016</text:p>
              </table:table-cell>
              <table:table-cell office:value-type="float" office:value="149945280">
                <text:p>149945280</text:p>
              </table:table-cell>
              <table:table-cell office:value-type="float" office:value="106419816">
                <text:p>106419816</text:p>
              </table:table-cell>
              <table:table-cell office:value-type="float" office:value="104541208">
                <text:p>104541208</text:p>
              </table:table-cell>
              <table:table-cell office:value-type="float" office:value="134089104">
                <text:p>1340891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4319768">
                <text:p>114319768</text:p>
              </table:table-cell>
              <table:table-cell office:value-type="float" office:value="157214656">
                <text:p>157214656</text:p>
              </table:table-cell>
              <table:table-cell office:value-type="float" office:value="118042152">
                <text:p>118042152</text:p>
              </table:table-cell>
              <table:table-cell office:value-type="float" office:value="107229176">
                <text:p>107229176</text:p>
              </table:table-cell>
              <table:table-cell office:value-type="float" office:value="147230656">
                <text:p>1472306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5954568">
                <text:p>115954568</text:p>
              </table:table-cell>
              <table:table-cell office:value-type="float" office:value="161111088">
                <text:p>161111088</text:p>
              </table:table-cell>
              <table:table-cell office:value-type="float" office:value="104143448">
                <text:p>104143448</text:p>
              </table:table-cell>
              <table:table-cell office:value-type="float" office:value="115954568">
                <text:p>115954568</text:p>
              </table:table-cell>
              <table:table-cell office:value-type="float" office:value="146075680">
                <text:p>1460756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7175800">
                <text:p>107175800</text:p>
              </table:table-cell>
              <table:table-cell office:value-type="float" office:value="167530512">
                <text:p>167530512</text:p>
              </table:table-cell>
              <table:table-cell office:value-type="float" office:value="111942456">
                <text:p>111942456</text:p>
              </table:table-cell>
              <table:table-cell office:value-type="float" office:value="107299112">
                <text:p>107299112</text:p>
              </table:table-cell>
              <table:table-cell office:value-type="float" office:value="136918872">
                <text:p>1369188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4473048">
                <text:p>104473048</text:p>
              </table:table-cell>
              <table:table-cell office:value-type="float" office:value="136469768">
                <text:p>136469768</text:p>
              </table:table-cell>
              <table:table-cell office:value-type="float" office:value="107295272">
                <text:p>107295272</text:p>
              </table:table-cell>
              <table:table-cell office:value-type="float" office:value="107279768">
                <text:p>107279768</text:p>
              </table:table-cell>
              <table:table-cell office:value-type="float" office:value="146090248">
                <text:p>1460902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4542456">
                <text:p>104542456</text:p>
              </table:table-cell>
              <table:table-cell office:value-type="float" office:value="152483496">
                <text:p>152483496</text:p>
              </table:table-cell>
              <table:table-cell office:value-type="float" office:value="105221320">
                <text:p>105221320</text:p>
              </table:table-cell>
              <table:table-cell office:value-type="float" office:value="104486152">
                <text:p>104486152</text:p>
              </table:table-cell>
              <table:table-cell office:value-type="float" office:value="156860872">
                <text:p>1568608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7299112">
                <text:p>107299112</text:p>
              </table:table-cell>
              <table:table-cell office:value-type="float" office:value="163624472">
                <text:p>163624472</text:p>
              </table:table-cell>
              <table:table-cell office:value-type="float" office:value="103819544">
                <text:p>103819544</text:p>
              </table:table-cell>
              <table:table-cell office:value-type="float" office:value="105137752">
                <text:p>105137752</text:p>
              </table:table-cell>
              <table:table-cell office:value-type="float" office:value="175983560">
                <text:p>17598356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8650048">
                <text:p>118650048</text:p>
              </table:table-cell>
              <table:table-cell office:value-type="float" office:value="176295704">
                <text:p>176295704</text:p>
              </table:table-cell>
              <table:table-cell office:value-type="float" office:value="104080808">
                <text:p>104080808</text:p>
              </table:table-cell>
              <table:table-cell office:value-type="float" office:value="115954568">
                <text:p>115954568</text:p>
              </table:table-cell>
              <table:table-cell office:value-type="float" office:value="188004792">
                <text:p>1880047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1152928">
                <text:p>131152928</text:p>
              </table:table-cell>
              <table:table-cell office:value-type="float" office:value="190309720">
                <text:p>190309720</text:p>
              </table:table-cell>
              <table:table-cell office:value-type="float" office:value="109632824">
                <text:p>109632824</text:p>
              </table:table-cell>
              <table:table-cell office:value-type="float" office:value="103578536">
                <text:p>103578536</text:p>
              </table:table-cell>
              <table:table-cell office:value-type="float" office:value="188520152">
                <text:p>1885201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6842880">
                <text:p>136842880</text:p>
              </table:table-cell>
              <table:table-cell office:value-type="float" office:value="197644712">
                <text:p>197644712</text:p>
              </table:table-cell>
              <table:table-cell office:value-type="float" office:value="115610952">
                <text:p>115610952</text:p>
              </table:table-cell>
              <table:table-cell office:value-type="float" office:value="109662968">
                <text:p>109662968</text:p>
              </table:table-cell>
              <table:table-cell office:value-type="float" office:value="202884520">
                <text:p>2028845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5328816">
                <text:p>145328816</text:p>
              </table:table-cell>
              <table:table-cell office:value-type="float" office:value="187991336">
                <text:p>187991336</text:p>
              </table:table-cell>
              <table:table-cell office:value-type="float" office:value="115950728">
                <text:p>115950728</text:p>
              </table:table-cell>
              <table:table-cell office:value-type="float" office:value="115954568">
                <text:p>115954568</text:p>
              </table:table-cell>
              <table:table-cell office:value-type="float" office:value="145788296">
                <text:p>1457882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6986896">
                <text:p>156986896</text:p>
              </table:table-cell>
              <table:table-cell office:value-type="float" office:value="122217320">
                <text:p>122217320</text:p>
              </table:table-cell>
              <table:table-cell office:value-type="float" office:value="103394936">
                <text:p>103394936</text:p>
              </table:table-cell>
              <table:table-cell office:value-type="float" office:value="106080984">
                <text:p>106080984</text:p>
              </table:table-cell>
              <table:table-cell office:value-type="float" office:value="147905656">
                <text:p>147905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9071672">
                <text:p>139071672</text:p>
              </table:table-cell>
              <table:table-cell office:value-type="float" office:value="139918568">
                <text:p>139918568</text:p>
              </table:table-cell>
              <table:table-cell office:value-type="float" office:value="104542696">
                <text:p>104542696</text:p>
              </table:table-cell>
              <table:table-cell office:value-type="float" office:value="115954568">
                <text:p>115954568</text:p>
              </table:table-cell>
              <table:table-cell office:value-type="float" office:value="180442408">
                <text:p>1804424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3518328">
                <text:p>153518328</text:p>
              </table:table-cell>
              <table:table-cell office:value-type="float" office:value="147141896">
                <text:p>147141896</text:p>
              </table:table-cell>
              <table:table-cell office:value-type="float" office:value="104387432">
                <text:p>104387432</text:p>
              </table:table-cell>
              <table:table-cell office:value-type="float" office:value="115376808">
                <text:p>115376808</text:p>
              </table:table-cell>
              <table:table-cell office:value-type="float" office:value="178663912">
                <text:p>1786639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2399992">
                <text:p>172399992</text:p>
              </table:table-cell>
              <table:table-cell office:value-type="float" office:value="163624520">
                <text:p>163624520</text:p>
              </table:table-cell>
              <table:table-cell office:value-type="float" office:value="115133592">
                <text:p>115133592</text:p>
              </table:table-cell>
              <table:table-cell office:value-type="float" office:value="109662968">
                <text:p>109662968</text:p>
              </table:table-cell>
              <table:table-cell office:value-type="float" office:value="189175960">
                <text:p>1891759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0251928">
                <text:p>170251928</text:p>
              </table:table-cell>
              <table:table-cell office:value-type="float" office:value="173488040">
                <text:p>173488040</text:p>
              </table:table-cell>
              <table:table-cell office:value-type="float" office:value="115950728">
                <text:p>115950728</text:p>
              </table:table-cell>
              <table:table-cell office:value-type="float" office:value="115954568">
                <text:p>115954568</text:p>
              </table:table-cell>
              <table:table-cell office:value-type="float" office:value="181754792">
                <text:p>1817547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1024280">
                <text:p>181024280</text:p>
              </table:table-cell>
              <table:table-cell office:value-type="float" office:value="180722680">
                <text:p>180722680</text:p>
              </table:table-cell>
              <table:table-cell office:value-type="float" office:value="106617704">
                <text:p>106617704</text:p>
              </table:table-cell>
              <table:table-cell office:value-type="float" office:value="116007176">
                <text:p>116007176</text:p>
              </table:table-cell>
              <table:table-cell office:value-type="float" office:value="131239000">
                <text:p>131239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6520040">
                <text:p>196520040</text:p>
              </table:table-cell>
              <table:table-cell office:value-type="float" office:value="187979816">
                <text:p>187979816</text:p>
              </table:table-cell>
              <table:table-cell office:value-type="float" office:value="107575864">
                <text:p>107575864</text:p>
              </table:table-cell>
              <table:table-cell office:value-type="float" office:value="115954568">
                <text:p>115954568</text:p>
              </table:table-cell>
              <table:table-cell office:value-type="float" office:value="148353480">
                <text:p>1483534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3136024">
                <text:p>183136024</text:p>
              </table:table-cell>
              <table:table-cell office:value-type="float" office:value="189893304">
                <text:p>189893304</text:p>
              </table:table-cell>
              <table:table-cell office:value-type="float" office:value="115999304">
                <text:p>115999304</text:p>
              </table:table-cell>
              <table:table-cell office:value-type="float" office:value="106864136">
                <text:p>106864136</text:p>
              </table:table-cell>
              <table:table-cell office:value-type="float" office:value="158139320">
                <text:p>1581393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5047320">
                <text:p>205047320</text:p>
              </table:table-cell>
              <table:table-cell office:value-type="float" office:value="197700648">
                <text:p>197700648</text:p>
              </table:table-cell>
              <table:table-cell office:value-type="float" office:value="107859448">
                <text:p>107859448</text:p>
              </table:table-cell>
              <table:table-cell office:value-type="float" office:value="120148704">
                <text:p>120148704</text:p>
              </table:table-cell>
              <table:table-cell office:value-type="float" office:value="175065576">
                <text:p>1750655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6215096">
                <text:p>136215096</text:p>
              </table:table-cell>
              <table:table-cell office:value-type="float" office:value="138618456">
                <text:p>138618456</text:p>
              </table:table-cell>
              <table:table-cell office:value-type="float" office:value="115950728">
                <text:p>115950728</text:p>
              </table:table-cell>
              <table:table-cell office:value-type="float" office:value="138318016">
                <text:p>138318016</text:p>
              </table:table-cell>
              <table:table-cell office:value-type="float" office:value="174808360">
                <text:p>1748083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8132552">
                <text:p>148132552</text:p>
              </table:table-cell>
              <table:table-cell office:value-type="float" office:value="143043544">
                <text:p>143043544</text:p>
              </table:table-cell>
              <table:table-cell office:value-type="float" office:value="105796488">
                <text:p>105796488</text:p>
              </table:table-cell>
              <table:table-cell office:value-type="float" office:value="144734688">
                <text:p>144734688</text:p>
              </table:table-cell>
              <table:table-cell office:value-type="float" office:value="188899528">
                <text:p>1888995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5923880">
                <text:p>165923880</text:p>
              </table:table-cell>
              <table:table-cell office:value-type="float" office:value="160528808">
                <text:p>160528808</text:p>
              </table:table-cell>
              <table:table-cell office:value-type="float" office:value="115950728">
                <text:p>115950728</text:p>
              </table:table-cell>
              <table:table-cell office:value-type="float" office:value="153656720">
                <text:p>153656720</text:p>
              </table:table-cell>
              <table:table-cell office:value-type="float" office:value="201966536">
                <text:p>2019665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5524312">
                <text:p>175524312</text:p>
              </table:table-cell>
              <table:table-cell office:value-type="float" office:value="168544392">
                <text:p>168544392</text:p>
              </table:table-cell>
              <table:table-cell office:value-type="float" office:value="115950728">
                <text:p>115950728</text:p>
              </table:table-cell>
              <table:table-cell office:value-type="float" office:value="160795008">
                <text:p>160795008</text:p>
              </table:table-cell>
              <table:table-cell office:value-type="float" office:value="132052456">
                <text:p>1320524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8135688">
                <text:p>188135688</text:p>
              </table:table-cell>
              <table:table-cell office:value-type="float" office:value="183541960">
                <text:p>183541960</text:p>
              </table:table-cell>
              <table:table-cell office:value-type="float" office:value="110441048">
                <text:p>110441048</text:p>
              </table:table-cell>
              <table:table-cell office:value-type="float" office:value="163155184">
                <text:p>163155184</text:p>
              </table:table-cell>
              <table:table-cell office:value-type="float" office:value="153158072">
                <text:p>1531580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0618152">
                <text:p>190618152</text:p>
              </table:table-cell>
              <table:table-cell office:value-type="float" office:value="192253912">
                <text:p>192253912</text:p>
              </table:table-cell>
              <table:table-cell office:value-type="float" office:value="124376384">
                <text:p>124376384</text:p>
              </table:table-cell>
              <table:table-cell office:value-type="float" office:value="135639496">
                <text:p>135639496</text:p>
              </table:table-cell>
              <table:table-cell office:value-type="float" office:value="176048888">
                <text:p>1760488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3343256">
                <text:p>203343256</text:p>
              </table:table-cell>
              <table:table-cell office:value-type="float" office:value="191171176">
                <text:p>191171176</text:p>
              </table:table-cell>
              <table:table-cell office:value-type="float" office:value="138852592">
                <text:p>138852592</text:p>
              </table:table-cell>
              <table:table-cell office:value-type="float" office:value="164345224">
                <text:p>164345224</text:p>
              </table:table-cell>
              <table:table-cell office:value-type="float" office:value="176102216">
                <text:p>1761022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6511464">
                <text:p>146511464</text:p>
              </table:table-cell>
              <table:table-cell office:value-type="float" office:value="133053528">
                <text:p>133053528</text:p>
              </table:table-cell>
              <table:table-cell office:value-type="float" office:value="146120256">
                <text:p>146120256</text:p>
              </table:table-cell>
              <table:table-cell office:value-type="float" office:value="168839192">
                <text:p>168839192</text:p>
              </table:table-cell>
              <table:table-cell office:value-type="float" office:value="188585480">
                <text:p>1885854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4544904">
                <text:p>154544904</text:p>
              </table:table-cell>
              <table:table-cell office:value-type="float" office:value="143822712">
                <text:p>143822712</text:p>
              </table:table-cell>
              <table:table-cell office:value-type="float" office:value="149400704">
                <text:p>149400704</text:p>
              </table:table-cell>
              <table:table-cell office:value-type="float" office:value="179601064">
                <text:p>179601064</text:p>
              </table:table-cell>
              <table:table-cell office:value-type="float" office:value="202425272">
                <text:p>2024252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0051496">
                <text:p>170051496</text:p>
              </table:table-cell>
              <table:table-cell office:value-type="float" office:value="161560712">
                <text:p>161560712</text:p>
              </table:table-cell>
              <table:table-cell office:value-type="float" office:value="160689552">
                <text:p>160689552</text:p>
              </table:table-cell>
              <table:table-cell office:value-type="float" office:value="187998568">
                <text:p>187998568</text:p>
              </table:table-cell>
              <table:table-cell office:value-type="float" office:value="132984552">
                <text:p>1329845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5044376">
                <text:p>175044376</text:p>
              </table:table-cell>
              <table:table-cell office:value-type="float" office:value="179192648">
                <text:p>179192648</text:p>
              </table:table-cell>
              <table:table-cell office:value-type="float" office:value="167530512">
                <text:p>167530512</text:p>
              </table:table-cell>
              <table:table-cell office:value-type="float" office:value="191923880">
                <text:p>191923880</text:p>
              </table:table-cell>
              <table:table-cell office:value-type="float" office:value="154427128">
                <text:p>1544271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1024280">
                <text:p>181024280</text:p>
              </table:table-cell>
              <table:table-cell office:value-type="float" office:value="180185480">
                <text:p>180185480</text:p>
              </table:table-cell>
              <table:table-cell office:value-type="float" office:value="144040040">
                <text:p>144040040</text:p>
              </table:table-cell>
              <table:table-cell office:value-type="float" office:value="117507848">
                <text:p>117507848</text:p>
              </table:table-cell>
              <table:table-cell office:value-type="float" office:value="172770632">
                <text:p>1727706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5995496">
                <text:p>195995496</text:p>
              </table:table-cell>
              <table:table-cell office:value-type="float" office:value="182146904">
                <text:p>182146904</text:p>
              </table:table-cell>
              <table:table-cell office:value-type="float" office:value="160528760">
                <text:p>160528760</text:p>
              </table:table-cell>
              <table:table-cell office:value-type="float" office:value="134933720">
                <text:p>134933720</text:p>
              </table:table-cell>
              <table:table-cell office:value-type="float" office:value="186496696">
                <text:p>1864966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4912952">
                <text:p>184912952</text:p>
              </table:table-cell>
              <table:table-cell office:value-type="float" office:value="201700392">
                <text:p>201700392</text:p>
              </table:table-cell>
              <table:table-cell office:value-type="float" office:value="175731272">
                <text:p>175731272</text:p>
              </table:table-cell>
              <table:table-cell office:value-type="float" office:value="157436888">
                <text:p>157436888</text:p>
              </table:table-cell>
              <table:table-cell office:value-type="float" office:value="188389016">
                <text:p>1883890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6986440">
                <text:p>126986440</text:p>
              </table:table-cell>
              <table:table-cell office:value-type="float" office:value="139918280">
                <text:p>139918280</text:p>
              </table:table-cell>
              <table:table-cell office:value-type="float" office:value="188017848">
                <text:p>188017848</text:p>
              </table:table-cell>
              <table:table-cell office:value-type="float" office:value="170640104">
                <text:p>170640104</text:p>
              </table:table-cell>
              <table:table-cell office:value-type="float" office:value="204270056">
                <text:p>2042700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9494808">
                <text:p>139494808</text:p>
              </table:table-cell>
              <table:table-cell office:value-type="float" office:value="155084056">
                <text:p>155084056</text:p>
              </table:table-cell>
              <table:table-cell office:value-type="float" office:value="193710504">
                <text:p>193710504</text:p>
              </table:table-cell>
              <table:table-cell office:value-type="float" office:value="179600680">
                <text:p>179600680</text:p>
              </table:table-cell>
              <table:table-cell office:value-type="float" office:value="132563016">
                <text:p>1325630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0307016">
                <text:p>160307016</text:p>
              </table:table-cell>
              <table:table-cell office:value-type="float" office:value="162592616">
                <text:p>162592616</text:p>
              </table:table-cell>
              <table:table-cell office:value-type="float" office:value="196355208">
                <text:p>196355208</text:p>
              </table:table-cell>
              <table:table-cell office:value-type="float" office:value="173593752">
                <text:p>173593752</text:p>
              </table:table-cell>
              <table:table-cell office:value-type="float" office:value="150300344">
                <text:p>1503003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2915496">
                <text:p>172915496</text:p>
              </table:table-cell>
              <table:table-cell office:value-type="float" office:value="178536696">
                <text:p>178536696</text:p>
              </table:table-cell>
              <table:table-cell office:value-type="float" office:value="204205896">
                <text:p>204205896</text:p>
              </table:table-cell>
              <table:table-cell office:value-type="float" office:value="196316680">
                <text:p>196316680</text:p>
              </table:table-cell>
              <table:table-cell office:value-type="float" office:value="174212920">
                <text:p>1742129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9111688">
                <text:p>189111688</text:p>
              </table:table-cell>
              <table:table-cell office:value-type="float" office:value="180430328">
                <text:p>180430328</text:p>
              </table:table-cell>
              <table:table-cell office:value-type="float" office:value="138618456">
                <text:p>138618456</text:p>
              </table:table-cell>
              <table:table-cell office:value-type="float" office:value="122983720">
                <text:p>122983720</text:p>
              </table:table-cell>
              <table:table-cell office:value-type="float" office:value="188070120">
                <text:p>1880701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0519336">
                <text:p>190519336</text:p>
              </table:table-cell>
              <table:table-cell office:value-type="float" office:value="190089768">
                <text:p>190089768</text:p>
              </table:table-cell>
              <table:table-cell office:value-type="float" office:value="143367640">
                <text:p>143367640</text:p>
              </table:table-cell>
              <table:table-cell office:value-type="float" office:value="136468440">
                <text:p>136468440</text:p>
              </table:table-cell>
              <table:table-cell office:value-type="float" office:value="189110056">
                <text:p>1891100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1570776">
                <text:p>131570776</text:p>
              </table:table-cell>
              <table:table-cell office:value-type="float" office:value="200257624">
                <text:p>200257624</text:p>
              </table:table-cell>
              <table:table-cell office:value-type="float" office:value="163856232">
                <text:p>163856232</text:p>
              </table:table-cell>
              <table:table-cell office:value-type="float" office:value="157436888">
                <text:p>157436888</text:p>
              </table:table-cell>
              <table:table-cell office:value-type="float" office:value="203015416">
                <text:p>2030154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0367544">
                <text:p>140367544</text:p>
              </table:table-cell>
              <table:table-cell office:value-type="float" office:value="138618456">
                <text:p>138618456</text:p>
              </table:table-cell>
              <table:table-cell office:value-type="float" office:value="176701000">
                <text:p>176701000</text:p>
              </table:table-cell>
              <table:table-cell office:value-type="float" office:value="157436888">
                <text:p>157436888</text:p>
              </table:table-cell>
              <table:table-cell office:value-type="float" office:value="146266520">
                <text:p>1462665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8247032">
                <text:p>158247032</text:p>
              </table:table-cell>
              <table:table-cell office:value-type="float" office:value="152477256">
                <text:p>152477256</text:p>
              </table:table-cell>
              <table:table-cell office:value-type="float" office:value="182952056">
                <text:p>182952056</text:p>
              </table:table-cell>
              <table:table-cell office:value-type="float" office:value="170441720">
                <text:p>170441720</text:p>
              </table:table-cell>
              <table:table-cell office:value-type="float" office:value="150345512">
                <text:p>1503455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7360520">
                <text:p>177360520</text:p>
              </table:table-cell>
              <table:table-cell office:value-type="float" office:value="172911656">
                <text:p>172911656</text:p>
              </table:table-cell>
              <table:table-cell office:value-type="float" office:value="189172360">
                <text:p>189172360</text:p>
              </table:table-cell>
              <table:table-cell office:value-type="float" office:value="173328280">
                <text:p>173328280</text:p>
              </table:table-cell>
              <table:table-cell office:value-type="float" office:value="164351416">
                <text:p>1643514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3922568">
                <text:p>183922568</text:p>
              </table:table-cell>
              <table:table-cell office:value-type="float" office:value="180629416">
                <text:p>180629416</text:p>
              </table:table-cell>
              <table:table-cell office:value-type="float" office:value="196647000">
                <text:p>196647000</text:p>
              </table:table-cell>
              <table:table-cell office:value-type="float" office:value="181165160">
                <text:p>181165160</text:p>
              </table:table-cell>
              <table:table-cell office:value-type="float" office:value="182562488">
                <text:p>1825624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4946040">
                <text:p>194946040</text:p>
              </table:table-cell>
              <table:table-cell office:value-type="float" office:value="194990728">
                <text:p>194990728</text:p>
              </table:table-cell>
              <table:table-cell office:value-type="float" office:value="203470792">
                <text:p>203470792</text:p>
              </table:table-cell>
              <table:table-cell office:value-type="float" office:value="139069656">
                <text:p>139069656</text:p>
              </table:table-cell>
              <table:table-cell office:value-type="float" office:value="190290888">
                <text:p>1902908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3605768">
                <text:p>203605768</text:p>
              </table:table-cell>
              <table:table-cell office:value-type="float" office:value="193807192">
                <text:p>193807192</text:p>
              </table:table-cell>
              <table:table-cell office:value-type="float" office:value="133488296">
                <text:p>133488296</text:p>
              </table:table-cell>
              <table:table-cell office:value-type="float" office:value="149798856">
                <text:p>149798856</text:p>
              </table:table-cell>
              <table:table-cell office:value-type="float" office:value="185566136">
                <text:p>1855661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9922120">
                <text:p>139922120</text:p>
              </table:table-cell>
              <table:table-cell office:value-type="float" office:value="129804824">
                <text:p>129804824</text:p>
              </table:table-cell>
              <table:table-cell office:value-type="float" office:value="152236008">
                <text:p>152236008</text:p>
              </table:table-cell>
              <table:table-cell office:value-type="float" office:value="172915448">
                <text:p>172915448</text:p>
              </table:table-cell>
              <table:table-cell office:value-type="float" office:value="124310312">
                <text:p>1243103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7145448">
                <text:p>147145448</text:p>
              </table:table-cell>
              <table:table-cell office:value-type="float" office:value="140732088">
                <text:p>140732088</text:p>
              </table:table-cell>
              <table:table-cell office:value-type="float" office:value="176701096">
                <text:p>176701096</text:p>
              </table:table-cell>
              <table:table-cell office:value-type="float" office:value="165047848">
                <text:p>165047848</text:p>
              </table:table-cell>
              <table:table-cell office:value-type="float" office:value="143017832">
                <text:p>1430178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9743272">
                <text:p>149743272</text:p>
              </table:table-cell>
              <table:table-cell office:value-type="float" office:value="157433096">
                <text:p>157433096</text:p>
              </table:table-cell>
              <table:table-cell office:value-type="float" office:value="181705992">
                <text:p>181705992</text:p>
              </table:table-cell>
              <table:table-cell office:value-type="float" office:value="185723576">
                <text:p>185723576</text:p>
              </table:table-cell>
              <table:table-cell office:value-type="float" office:value="157436936">
                <text:p>157436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2915496">
                <text:p>172915496</text:p>
              </table:table-cell>
              <table:table-cell office:value-type="float" office:value="174995928">
                <text:p>174995928</text:p>
              </table:table-cell>
              <table:table-cell office:value-type="float" office:value="196122552">
                <text:p>196122552</text:p>
              </table:table-cell>
              <table:table-cell office:value-type="float" office:value="193372296">
                <text:p>193372296</text:p>
              </table:table-cell>
              <table:table-cell office:value-type="float" office:value="176507864">
                <text:p>1765078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7564008">
                <text:p>167564008</text:p>
              </table:table-cell>
              <table:table-cell office:value-type="float" office:value="172768344">
                <text:p>172768344</text:p>
              </table:table-cell>
              <table:table-cell office:value-type="float" office:value="197831544">
                <text:p>197831544</text:p>
              </table:table-cell>
              <table:table-cell office:value-type="float" office:value="123923336">
                <text:p>123923336</text:p>
              </table:table-cell>
              <table:table-cell office:value-type="float" office:value="183087608">
                <text:p>1830876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9730344">
                <text:p>179730344</text:p>
              </table:table-cell>
              <table:table-cell office:value-type="float" office:value="192450280">
                <text:p>192450280</text:p>
              </table:table-cell>
              <table:table-cell office:value-type="float" office:value="138331992">
                <text:p>138331992</text:p>
              </table:table-cell>
              <table:table-cell office:value-type="float" office:value="141680936">
                <text:p>141680936</text:p>
              </table:table-cell>
              <table:table-cell office:value-type="float" office:value="195470344">
                <text:p>1954703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0290312">
                <text:p>190290312</text:p>
              </table:table-cell>
              <table:table-cell office:value-type="float" office:value="122217320">
                <text:p>122217320</text:p>
              </table:table-cell>
              <table:table-cell office:value-type="float" office:value="146110184">
                <text:p>146110184</text:p>
              </table:table-cell>
              <table:table-cell office:value-type="float" office:value="168983800">
                <text:p>168983800</text:p>
              </table:table-cell>
              <table:table-cell office:value-type="float" office:value="124482568">
                <text:p>1244825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2425272">
                <text:p>202425272</text:p>
              </table:table-cell>
              <table:table-cell office:value-type="float" office:value="141982568">
                <text:p>141982568</text:p>
              </table:table-cell>
              <table:table-cell office:value-type="float" office:value="158861304">
                <text:p>158861304</text:p>
              </table:table-cell>
              <table:table-cell office:value-type="float" office:value="174409624">
                <text:p>174409624</text:p>
              </table:table-cell>
              <table:table-cell office:value-type="float" office:value="146114024">
                <text:p>1461140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8622296">
                <text:p>138622296</text:p>
              </table:table-cell>
              <table:table-cell office:value-type="float" office:value="157433096">
                <text:p>157433096</text:p>
              </table:table-cell>
              <table:table-cell office:value-type="float" office:value="172599304">
                <text:p>172599304</text:p>
              </table:table-cell>
              <table:table-cell office:value-type="float" office:value="183808072">
                <text:p>183808072</text:p>
              </table:table-cell>
              <table:table-cell office:value-type="float" office:value="159500744">
                <text:p>1595007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8873048">
                <text:p>148873048</text:p>
              </table:table-cell>
              <table:table-cell office:value-type="float" office:value="174012616">
                <text:p>174012616</text:p>
              </table:table-cell>
              <table:table-cell office:value-type="float" office:value="178631032">
                <text:p>178631032</text:p>
              </table:table-cell>
              <table:table-cell office:value-type="float" office:value="181385784">
                <text:p>181385784</text:p>
              </table:table-cell>
              <table:table-cell office:value-type="float" office:value="176448200">
                <text:p>1764482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4891976">
                <text:p>164891976</text:p>
              </table:table-cell>
              <table:table-cell office:value-type="float" office:value="174317032">
                <text:p>174317032</text:p>
              </table:table-cell>
              <table:table-cell office:value-type="float" office:value="186700648">
                <text:p>186700648</text:p>
              </table:table-cell>
              <table:table-cell office:value-type="float" office:value="194842696">
                <text:p>194842696</text:p>
              </table:table-cell>
              <table:table-cell office:value-type="float" office:value="180958712">
                <text:p>1809587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3374456">
                <text:p>173374456</text:p>
              </table:table-cell>
              <table:table-cell office:value-type="float" office:value="196188360">
                <text:p>196188360</text:p>
              </table:table-cell>
              <table:table-cell office:value-type="float" office:value="185065112">
                <text:p>185065112</text:p>
              </table:table-cell>
              <table:table-cell office:value-type="float" office:value="139922600">
                <text:p>139922600</text:p>
              </table:table-cell>
              <table:table-cell office:value-type="float" office:value="195863992">
                <text:p>1958639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1208872">
                <text:p>191208872</text:p>
              </table:table-cell>
              <table:table-cell office:value-type="float" office:value="202028264">
                <text:p>202028264</text:p>
              </table:table-cell>
              <table:table-cell office:value-type="float" office:value="132353320">
                <text:p>132353320</text:p>
              </table:table-cell>
              <table:table-cell office:value-type="float" office:value="152481096">
                <text:p>152481096</text:p>
              </table:table-cell>
              <table:table-cell office:value-type="float" office:value="125292864">
                <text:p>1252928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5393768">
                <text:p>185393768</text:p>
              </table:table-cell>
              <table:table-cell office:value-type="float" office:value="138618456">
                <text:p>138618456</text:p>
              </table:table-cell>
              <table:table-cell office:value-type="float" office:value="138610264">
                <text:p>138610264</text:p>
              </table:table-cell>
              <table:table-cell office:value-type="float" office:value="163860072">
                <text:p>163860072</text:p>
              </table:table-cell>
              <table:table-cell office:value-type="float" office:value="139789048">
                <text:p>1397890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7963240">
                <text:p>127963240</text:p>
              </table:table-cell>
              <table:table-cell office:value-type="float" office:value="147184200">
                <text:p>147184200</text:p>
              </table:table-cell>
              <table:table-cell office:value-type="float" office:value="157327352">
                <text:p>157327352</text:p>
              </table:table-cell>
              <table:table-cell office:value-type="float" office:value="165991896">
                <text:p>165991896</text:p>
              </table:table-cell>
              <table:table-cell office:value-type="float" office:value="156527608">
                <text:p>1565276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4049736">
                <text:p>144049736</text:p>
              </table:table-cell>
              <table:table-cell office:value-type="float" office:value="162592616">
                <text:p>162592616</text:p>
              </table:table-cell>
              <table:table-cell office:value-type="float" office:value="168114056">
                <text:p>168114056</text:p>
              </table:table-cell>
              <table:table-cell office:value-type="float" office:value="174369928">
                <text:p>174369928</text:p>
              </table:table-cell>
              <table:table-cell office:value-type="float" office:value="180573208">
                <text:p>1805732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0938536">
                <text:p>150938536</text:p>
              </table:table-cell>
              <table:table-cell office:value-type="float" office:value="172111464">
                <text:p>172111464</text:p>
              </table:table-cell>
              <table:table-cell office:value-type="float" office:value="173367784">
                <text:p>173367784</text:p>
              </table:table-cell>
              <table:table-cell office:value-type="float" office:value="196651176">
                <text:p>196651176</text:p>
              </table:table-cell>
              <table:table-cell office:value-type="float" office:value="189111688">
                <text:p>1891116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7737112">
                <text:p>177737112</text:p>
              </table:table-cell>
              <table:table-cell office:value-type="float" office:value="180984712">
                <text:p>180984712</text:p>
              </table:table-cell>
              <table:table-cell office:value-type="float" office:value="182945544">
                <text:p>182945544</text:p>
              </table:table-cell>
              <table:table-cell office:value-type="float" office:value="192910504">
                <text:p>192910504</text:p>
              </table:table-cell>
              <table:table-cell office:value-type="float" office:value="192468952">
                <text:p>1924689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896760">
                <text:p>175896760</text:p>
              </table:table-cell>
              <table:table-cell office:value-type="float" office:value="190680216">
                <text:p>190680216</text:p>
              </table:table-cell>
              <table:table-cell office:value-type="float" office:value="191395176">
                <text:p>191395176</text:p>
              </table:table-cell>
              <table:table-cell office:value-type="float" office:value="135805016">
                <text:p>135805016</text:p>
              </table:table-cell>
              <table:table-cell office:value-type="float" office:value="141216712">
                <text:p>1412167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5732952">
                <text:p>195732952</text:p>
              </table:table-cell>
              <table:table-cell office:value-type="float" office:value="193610488">
                <text:p>193610488</text:p>
              </table:table-cell>
              <table:table-cell office:value-type="float" office:value="117507848">
                <text:p>117507848</text:p>
              </table:table-cell>
              <table:table-cell office:value-type="float" office:value="143924040">
                <text:p>143924040</text:p>
              </table:table-cell>
              <table:table-cell office:value-type="float" office:value="147817864">
                <text:p>1478178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5808792">
                <text:p>195808792</text:p>
              </table:table-cell>
              <table:table-cell office:value-type="float" office:value="135113304">
                <text:p>135113304</text:p>
              </table:table-cell>
              <table:table-cell office:value-type="float" office:value="135560968">
                <text:p>135560968</text:p>
              </table:table-cell>
              <table:table-cell office:value-type="float" office:value="160532648">
                <text:p>160532648</text:p>
              </table:table-cell>
              <table:table-cell office:value-type="float" office:value="165724200">
                <text:p>1657242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8622296">
                <text:p>138622296</text:p>
              </table:table-cell>
              <table:table-cell office:value-type="float" office:value="143408536">
                <text:p>143408536</text:p>
              </table:table-cell>
              <table:table-cell office:value-type="float" office:value="141162328">
                <text:p>141162328</text:p>
              </table:table-cell>
              <table:table-cell office:value-type="float" office:value="180180136">
                <text:p>180180136</text:p>
              </table:table-cell>
              <table:table-cell office:value-type="float" office:value="183624040">
                <text:p>1836240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6405032">
                <text:p>156405032</text:p>
              </table:table-cell>
              <table:table-cell office:value-type="float" office:value="160528808">
                <text:p>160528808</text:p>
              </table:table-cell>
              <table:table-cell office:value-type="float" office:value="165902152">
                <text:p>165902152</text:p>
              </table:table-cell>
              <table:table-cell office:value-type="float" office:value="181316424">
                <text:p>181316424</text:p>
              </table:table-cell>
              <table:table-cell office:value-type="float" office:value="195667624">
                <text:p>1956676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2915496">
                <text:p>172915496</text:p>
              </table:table-cell>
              <table:table-cell office:value-type="float" office:value="165422088">
                <text:p>165422088</text:p>
              </table:table-cell>
              <table:table-cell office:value-type="float" office:value="176122216">
                <text:p>176122216</text:p>
              </table:table-cell>
              <table:table-cell office:value-type="float" office:value="195208408">
                <text:p>195208408</text:p>
              </table:table-cell>
              <table:table-cell office:value-type="float" office:value="198622440">
                <text:p>19862244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1169048">
                <text:p>181169048</text:p>
              </table:table-cell>
              <table:table-cell office:value-type="float" office:value="175302808">
                <text:p>175302808</text:p>
              </table:table-cell>
              <table:table-cell office:value-type="float" office:value="180974040">
                <text:p>180974040</text:p>
              </table:table-cell>
              <table:table-cell office:value-type="float" office:value="198687800">
                <text:p>198687800</text:p>
              </table:table-cell>
              <table:table-cell office:value-type="float" office:value="134118104">
                <text:p>1341181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0749864">
                <text:p>190749864</text:p>
              </table:table-cell>
              <table:table-cell office:value-type="float" office:value="187013720">
                <text:p>187013720</text:p>
              </table:table-cell>
              <table:table-cell office:value-type="float" office:value="188191288">
                <text:p>188191288</text:p>
              </table:table-cell>
              <table:table-cell office:value-type="float" office:value="133051416">
                <text:p>133051416</text:p>
              </table:table-cell>
              <table:table-cell office:value-type="float" office:value="160288264">
                <text:p>1602882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4335576">
                <text:p>194335576</text:p>
              </table:table-cell>
              <table:table-cell office:value-type="float" office:value="191401400">
                <text:p>191401400</text:p>
              </table:table-cell>
              <table:table-cell office:value-type="float" office:value="195198392">
                <text:p>195198392</text:p>
              </table:table-cell>
              <table:table-cell office:value-type="float" office:value="160991800">
                <text:p>160991800</text:p>
              </table:table-cell>
              <table:table-cell office:value-type="float" office:value="172770392">
                <text:p>1727703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2234328">
                <text:p>132234328</text:p>
              </table:table-cell>
              <table:table-cell office:value-type="float" office:value="122217320">
                <text:p>122217320</text:p>
              </table:table-cell>
              <table:table-cell office:value-type="float" office:value="132353224">
                <text:p>132353224</text:p>
              </table:table-cell>
              <table:table-cell office:value-type="float" office:value="173819752">
                <text:p>173819752</text:p>
              </table:table-cell>
              <table:table-cell office:value-type="float" office:value="186930472">
                <text:p>1869304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3994120">
                <text:p>143994120</text:p>
              </table:table-cell>
              <table:table-cell office:value-type="float" office:value="145077800">
                <text:p>145077800</text:p>
              </table:table-cell>
              <table:table-cell office:value-type="float" office:value="132267592">
                <text:p>132267592</text:p>
              </table:table-cell>
              <table:table-cell office:value-type="float" office:value="185578712">
                <text:p>185578712</text:p>
              </table:table-cell>
              <table:table-cell office:value-type="float" office:value="196913208">
                <text:p>1969132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0532648">
                <text:p>160532648</text:p>
              </table:table-cell>
              <table:table-cell office:value-type="float" office:value="152152200">
                <text:p>152152200</text:p>
              </table:table-cell>
              <table:table-cell office:value-type="float" office:value="157433048">
                <text:p>157433048</text:p>
              </table:table-cell>
              <table:table-cell office:value-type="float" office:value="192061288">
                <text:p>192061288</text:p>
              </table:table-cell>
              <table:table-cell office:value-type="float" office:value="199802488">
                <text:p>1998024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9408392">
                <text:p>169408392</text:p>
              </table:table-cell>
              <table:table-cell office:value-type="float" office:value="175979816">
                <text:p>175979816</text:p>
              </table:table-cell>
              <table:table-cell office:value-type="float" office:value="160502568">
                <text:p>160502568</text:p>
              </table:table-cell>
              <table:table-cell office:value-type="float" office:value="180642648">
                <text:p>180642648</text:p>
              </table:table-cell>
              <table:table-cell office:value-type="float" office:value="135459912">
                <text:p>1354599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0955480">
                <text:p>180955480</text:p>
              </table:table-cell>
              <table:table-cell office:value-type="float" office:value="176006648">
                <text:p>176006648</text:p>
              </table:table-cell>
              <table:table-cell office:value-type="float" office:value="167209384">
                <text:p>167209384</text:p>
              </table:table-cell>
              <table:table-cell office:value-type="float" office:value="122217320">
                <text:p>122217320</text:p>
              </table:table-cell>
              <table:table-cell office:value-type="float" office:value="158468840">
                <text:p>1584688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1849832">
                <text:p>181849832</text:p>
              </table:table-cell>
              <table:table-cell office:value-type="float" office:value="187407128">
                <text:p>187407128</text:p>
              </table:table-cell>
              <table:table-cell office:value-type="float" office:value="182010952">
                <text:p>182010952</text:p>
              </table:table-cell>
              <table:table-cell office:value-type="float" office:value="136046280">
                <text:p>136046280</text:p>
              </table:table-cell>
              <table:table-cell office:value-type="float" office:value="170401880">
                <text:p>1704018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2206680">
                <text:p>192206680</text:p>
              </table:table-cell>
              <table:table-cell office:value-type="float" office:value="182727496">
                <text:p>182727496</text:p>
              </table:table-cell>
              <table:table-cell office:value-type="float" office:value="190149256">
                <text:p>190149256</text:p>
              </table:table-cell>
              <table:table-cell office:value-type="float" office:value="156405032">
                <text:p>156405032</text:p>
              </table:table-cell>
              <table:table-cell office:value-type="float" office:value="186299992">
                <text:p>1862999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6078712">
                <text:p>126078712</text:p>
              </table:table-cell>
              <table:table-cell office:value-type="float" office:value="127607416">
                <text:p>127607416</text:p>
              </table:table-cell>
              <table:table-cell office:value-type="float" office:value="119485816">
                <text:p>119485816</text:p>
              </table:table-cell>
              <table:table-cell office:value-type="float" office:value="167987688">
                <text:p>167987688</text:p>
              </table:table-cell>
              <table:table-cell office:value-type="float" office:value="184193064">
                <text:p>1841930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839864">
                <text:p>134839864</text:p>
              </table:table-cell>
              <table:table-cell office:value-type="float" office:value="147142088">
                <text:p>147142088</text:p>
              </table:table-cell>
              <table:table-cell office:value-type="float" office:value="133600104">
                <text:p>133600104</text:p>
              </table:table-cell>
              <table:table-cell office:value-type="float" office:value="180044536">
                <text:p>180044536</text:p>
              </table:table-cell>
              <table:table-cell office:value-type="float" office:value="202359944">
                <text:p>2023599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9153640">
                <text:p>149153640</text:p>
              </table:table-cell>
              <table:table-cell office:value-type="float" office:value="158465000">
                <text:p>158465000</text:p>
              </table:table-cell>
              <table:table-cell office:value-type="float" office:value="159450408">
                <text:p>159450408</text:p>
              </table:table-cell>
              <table:table-cell office:value-type="float" office:value="176215160">
                <text:p>176215160</text:p>
              </table:table-cell>
              <table:table-cell office:value-type="float" office:value="138942264">
                <text:p>1389422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1083400">
                <text:p>171083400</text:p>
              </table:table-cell>
              <table:table-cell office:value-type="float" office:value="167068664">
                <text:p>167068664</text:p>
              </table:table-cell>
              <table:table-cell office:value-type="float" office:value="164642984">
                <text:p>164642984</text:p>
              </table:table-cell>
              <table:table-cell office:value-type="float" office:value="183327640">
                <text:p>183327640</text:p>
              </table:table-cell>
              <table:table-cell office:value-type="float" office:value="163628360">
                <text:p>16362836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8454968">
                <text:p>168454968</text:p>
              </table:table-cell>
              <table:table-cell office:value-type="float" office:value="180919384">
                <text:p>180919384</text:p>
              </table:table-cell>
              <table:table-cell office:value-type="float" office:value="173499064">
                <text:p>173499064</text:p>
              </table:table-cell>
              <table:table-cell office:value-type="float" office:value="197769816">
                <text:p>197769816</text:p>
              </table:table-cell>
              <table:table-cell office:value-type="float" office:value="169369944">
                <text:p>1693699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1220984">
                <text:p>181220984</text:p>
              </table:table-cell>
              <table:table-cell office:value-type="float" office:value="189107848">
                <text:p>189107848</text:p>
              </table:table-cell>
              <table:table-cell office:value-type="float" office:value="183076824">
                <text:p>183076824</text:p>
              </table:table-cell>
              <table:table-cell office:value-type="float" office:value="138622296">
                <text:p>138622296</text:p>
              </table:table-cell>
              <table:table-cell office:value-type="float" office:value="191602040">
                <text:p>1916020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8913592">
                <text:p>188913592</text:p>
              </table:table-cell>
              <table:table-cell office:value-type="float" office:value="195007768">
                <text:p>195007768</text:p>
              </table:table-cell>
              <table:table-cell office:value-type="float" office:value="191526488">
                <text:p>191526488</text:p>
              </table:table-cell>
              <table:table-cell office:value-type="float" office:value="148353480">
                <text:p>148353480</text:p>
              </table:table-cell>
              <table:table-cell office:value-type="float" office:value="198565080">
                <text:p>1985650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9343720">
                <text:p>199343720</text:p>
              </table:table-cell>
              <table:table-cell office:value-type="float" office:value="123813592">
                <text:p>123813592</text:p>
              </table:table-cell>
              <table:table-cell office:value-type="float" office:value="121947976">
                <text:p>121947976</text:p>
              </table:table-cell>
              <table:table-cell office:value-type="float" office:value="157241544">
                <text:p>157241544</text:p>
              </table:table-cell>
              <table:table-cell office:value-type="float" office:value="137192984">
                <text:p>1371929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3524776">
                <text:p>133524776</text:p>
              </table:table-cell>
              <table:table-cell office:value-type="float" office:value="140950184">
                <text:p>140950184</text:p>
              </table:table-cell>
              <table:table-cell office:value-type="float" office:value="132415960">
                <text:p>132415960</text:p>
              </table:table-cell>
              <table:table-cell office:value-type="float" office:value="168045544">
                <text:p>168045544</text:p>
              </table:table-cell>
              <table:table-cell office:value-type="float" office:value="156405032">
                <text:p>1564050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5577288">
                <text:p>155577288</text:p>
              </table:table-cell>
              <table:table-cell office:value-type="float" office:value="150291320">
                <text:p>150291320</text:p>
              </table:table-cell>
              <table:table-cell office:value-type="float" office:value="150198600">
                <text:p>150198600</text:p>
              </table:table-cell>
              <table:table-cell office:value-type="float" office:value="180792088">
                <text:p>180792088</text:p>
              </table:table-cell>
              <table:table-cell office:value-type="float" office:value="172770968">
                <text:p>1727709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3670424">
                <text:p>173670424</text:p>
              </table:table-cell>
              <table:table-cell office:value-type="float" office:value="166951944">
                <text:p>166951944</text:p>
              </table:table-cell>
              <table:table-cell office:value-type="float" office:value="172909048">
                <text:p>172909048</text:p>
              </table:table-cell>
              <table:table-cell office:value-type="float" office:value="193813464">
                <text:p>193813464</text:p>
              </table:table-cell>
              <table:table-cell office:value-type="float" office:value="170523016">
                <text:p>1705230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0023416">
                <text:p>180023416</text:p>
              </table:table-cell>
              <table:table-cell office:value-type="float" office:value="177487576">
                <text:p>177487576</text:p>
              </table:table-cell>
              <table:table-cell office:value-type="float" office:value="178199128">
                <text:p>178199128</text:p>
              </table:table-cell>
              <table:table-cell office:value-type="float" office:value="201507528">
                <text:p>201507528</text:p>
              </table:table-cell>
              <table:table-cell office:value-type="float" office:value="188323784">
                <text:p>1883237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7786952">
                <text:p>187786952</text:p>
              </table:table-cell>
              <table:table-cell office:value-type="float" office:value="186558184">
                <text:p>186558184</text:p>
              </table:table-cell>
              <table:table-cell office:value-type="float" office:value="191067240">
                <text:p>191067240</text:p>
              </table:table-cell>
              <table:table-cell office:value-type="float" office:value="136355832">
                <text:p>136355832</text:p>
              </table:table-cell>
              <table:table-cell office:value-type="float" office:value="185537048">
                <text:p>1855370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9831336">
                <text:p>189831336</text:p>
              </table:table-cell>
              <table:table-cell office:value-type="float" office:value="192319480">
                <text:p>192319480</text:p>
              </table:table-cell>
              <table:table-cell office:value-type="float" office:value="118541896">
                <text:p>118541896</text:p>
              </table:table-cell>
              <table:table-cell office:value-type="float" office:value="152718936">
                <text:p>152718936</text:p>
              </table:table-cell>
              <table:table-cell office:value-type="float" office:value="129043544">
                <text:p>1290435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3408824">
                <text:p>203408824</text:p>
              </table:table-cell>
              <table:table-cell office:value-type="float" office:value="194745224">
                <text:p>194745224</text:p>
              </table:table-cell>
              <table:table-cell office:value-type="float" office:value="143324232">
                <text:p>143324232</text:p>
              </table:table-cell>
              <table:table-cell office:value-type="float" office:value="165776760">
                <text:p>165776760</text:p>
              </table:table-cell>
              <table:table-cell office:value-type="float" office:value="147322056">
                <text:p>1473220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4145512">
                <text:p>134145512</text:p>
              </table:table-cell>
              <table:table-cell office:value-type="float" office:value="203536120">
                <text:p>203536120</text:p>
              </table:table-cell>
              <table:table-cell office:value-type="float" office:value="157433048">
                <text:p>157433048</text:p>
              </table:table-cell>
              <table:table-cell office:value-type="float" office:value="182103240">
                <text:p>182103240</text:p>
              </table:table-cell>
              <table:table-cell office:value-type="float" office:value="156005368">
                <text:p>1560053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2481064">
                <text:p>152481064</text:p>
              </table:table-cell>
              <table:table-cell office:value-type="float" office:value="132311064">
                <text:p>132311064</text:p>
              </table:table-cell>
              <table:table-cell office:value-type="float" office:value="157100520">
                <text:p>157100520</text:p>
              </table:table-cell>
              <table:table-cell office:value-type="float" office:value="194355992">
                <text:p>194355992</text:p>
              </table:table-cell>
              <table:table-cell office:value-type="float" office:value="178737272">
                <text:p>1787372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2915496">
                <text:p>172915496</text:p>
              </table:table-cell>
              <table:table-cell office:value-type="float" office:value="151476136">
                <text:p>151476136</text:p>
              </table:table-cell>
              <table:table-cell office:value-type="float" office:value="181105512">
                <text:p>181105512</text:p>
              </table:table-cell>
              <table:table-cell office:value-type="float" office:value="198359976">
                <text:p>198359976</text:p>
              </table:table-cell>
              <table:table-cell office:value-type="float" office:value="184495272">
                <text:p>1844952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6010488">
                <text:p>176010488</text:p>
              </table:table-cell>
              <table:table-cell office:value-type="float" office:value="170047656">
                <text:p>170047656</text:p>
              </table:table-cell>
              <table:table-cell office:value-type="float" office:value="183207960">
                <text:p>183207960</text:p>
              </table:table-cell>
              <table:table-cell office:value-type="float" office:value="139922600">
                <text:p>139922600</text:p>
              </table:table-cell>
              <table:table-cell office:value-type="float" office:value="195863752">
                <text:p>1958637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569384">
                <text:p>193569384</text:p>
              </table:table-cell>
              <table:table-cell office:value-type="float" office:value="179258216">
                <text:p>179258216</text:p>
              </table:table-cell>
              <table:table-cell office:value-type="float" office:value="193755864">
                <text:p>193755864</text:p>
              </table:table-cell>
              <table:table-cell office:value-type="float" office:value="149809512">
                <text:p>149809512</text:p>
              </table:table-cell>
              <table:table-cell office:value-type="float" office:value="127194216">
                <text:p>1271942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811032">
                <text:p>193811032</text:p>
              </table:table-cell>
              <table:table-cell office:value-type="float" office:value="186886264">
                <text:p>186886264</text:p>
              </table:table-cell>
              <table:table-cell office:value-type="float" office:value="122979880">
                <text:p>122979880</text:p>
              </table:table-cell>
              <table:table-cell office:value-type="float" office:value="167360968">
                <text:p>167360968</text:p>
              </table:table-cell>
              <table:table-cell office:value-type="float" office:value="148353480">
                <text:p>1483534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7758296">
                <text:p>137758296</text:p>
              </table:table-cell>
              <table:table-cell office:value-type="float" office:value="193631112">
                <text:p>193631112</text:p>
              </table:table-cell>
              <table:table-cell office:value-type="float" office:value="148145608">
                <text:p>148145608</text:p>
              </table:table-cell>
              <table:table-cell office:value-type="float" office:value="185185272">
                <text:p>185185272</text:p>
              </table:table-cell>
              <table:table-cell office:value-type="float" office:value="165923880">
                <text:p>1659238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5577288">
                <text:p>155577288</text:p>
              </table:table-cell>
              <table:table-cell office:value-type="float" office:value="196198360">
                <text:p>196198360</text:p>
              </table:table-cell>
              <table:table-cell office:value-type="float" office:value="157433048">
                <text:p>157433048</text:p>
              </table:table-cell>
              <table:table-cell office:value-type="float" office:value="195339784">
                <text:p>195339784</text:p>
              </table:table-cell>
              <table:table-cell office:value-type="float" office:value="172915496">
                <text:p>1729154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2311720">
                <text:p>172311720</text:p>
              </table:table-cell>
              <table:table-cell office:value-type="float" office:value="138618456">
                <text:p>138618456</text:p>
              </table:table-cell>
              <table:table-cell office:value-type="float" office:value="156599464">
                <text:p>156599464</text:p>
              </table:table-cell>
              <table:table-cell office:value-type="float" office:value="185496536">
                <text:p>185496536</text:p>
              </table:table-cell>
              <table:table-cell office:value-type="float" office:value="189111688">
                <text:p>1891116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9396488">
                <text:p>169396488</text:p>
              </table:table-cell>
              <table:table-cell office:value-type="float" office:value="150413928">
                <text:p>150413928</text:p>
              </table:table-cell>
              <table:table-cell office:value-type="float" office:value="170711512">
                <text:p>170711512</text:p>
              </table:table-cell>
              <table:table-cell office:value-type="float" office:value="123450632">
                <text:p>123450632</text:p>
              </table:table-cell>
              <table:table-cell office:value-type="float" office:value="183187384">
                <text:p>1831873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7623512">
                <text:p>177623512</text:p>
              </table:table-cell>
              <table:table-cell office:value-type="float" office:value="167292840">
                <text:p>167292840</text:p>
              </table:table-cell>
              <table:table-cell office:value-type="float" office:value="184322408">
                <text:p>184322408</text:p>
              </table:table-cell>
              <table:table-cell office:value-type="float" office:value="140149336">
                <text:p>140149336</text:p>
              </table:table-cell>
              <table:table-cell office:value-type="float" office:value="128267448">
                <text:p>1282674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9110056">
                <text:p>189110056</text:p>
              </table:table-cell>
              <table:table-cell office:value-type="float" office:value="166935704">
                <text:p>166935704</text:p>
              </table:table-cell>
              <table:table-cell office:value-type="float" office:value="192509800">
                <text:p>192509800</text:p>
              </table:table-cell>
              <table:table-cell office:value-type="float" office:value="160083400">
                <text:p>160083400</text:p>
              </table:table-cell>
              <table:table-cell office:value-type="float" office:value="144687080">
                <text:p>1446870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4269576">
                <text:p>204269576</text:p>
              </table:table-cell>
              <table:table-cell office:value-type="float" office:value="174140008">
                <text:p>174140008</text:p>
              </table:table-cell>
              <table:table-cell office:value-type="float" office:value="117507848">
                <text:p>117507848</text:p>
              </table:table-cell>
              <table:table-cell office:value-type="float" office:value="165297192">
                <text:p>165297192</text:p>
              </table:table-cell>
              <table:table-cell office:value-type="float" office:value="164891944">
                <text:p>1648919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9922600">
                <text:p>139922600</text:p>
              </table:table-cell>
              <table:table-cell office:value-type="float" office:value="191117288">
                <text:p>191117288</text:p>
              </table:table-cell>
              <table:table-cell office:value-type="float" office:value="143283240">
                <text:p>143283240</text:p>
              </table:table-cell>
              <table:table-cell office:value-type="float" office:value="175674600">
                <text:p>175674600</text:p>
              </table:table-cell>
              <table:table-cell office:value-type="float" office:value="168956184">
                <text:p>1689561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4144888">
                <text:p>144144888</text:p>
              </table:table-cell>
              <table:table-cell office:value-type="float" office:value="182651464">
                <text:p>182651464</text:p>
              </table:table-cell>
              <table:table-cell office:value-type="float" office:value="153531576">
                <text:p>153531576</text:p>
              </table:table-cell>
              <table:table-cell office:value-type="float" office:value="186682920">
                <text:p>186682920</text:p>
              </table:table-cell>
              <table:table-cell office:value-type="float" office:value="189111688">
                <text:p>1891116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8468840">
                <text:p>158468840</text:p>
              </table:table-cell>
              <table:table-cell office:value-type="float" office:value="131235160">
                <text:p>131235160</text:p>
              </table:table-cell>
              <table:table-cell office:value-type="float" office:value="169407896">
                <text:p>169407896</text:p>
              </table:table-cell>
              <table:table-cell office:value-type="float" office:value="201521160">
                <text:p>201521160</text:p>
              </table:table-cell>
              <table:table-cell office:value-type="float" office:value="196257192">
                <text:p>1962571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8868984">
                <text:p>178868984</text:p>
              </table:table-cell>
              <table:table-cell office:value-type="float" office:value="140970312">
                <text:p>140970312</text:p>
              </table:table-cell>
              <table:table-cell office:value-type="float" office:value="173433496">
                <text:p>173433496</text:p>
              </table:table-cell>
              <table:table-cell office:value-type="float" office:value="139922600">
                <text:p>139922600</text:p>
              </table:table-cell>
              <table:table-cell office:value-type="float" office:value="126973736">
                <text:p>1269737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6365560">
                <text:p>186365560</text:p>
              </table:table-cell>
              <table:table-cell office:value-type="float" office:value="159496904">
                <text:p>159496904</text:p>
              </table:table-cell>
              <table:table-cell office:value-type="float" office:value="180590296">
                <text:p>180590296</text:p>
              </table:table-cell>
              <table:table-cell office:value-type="float" office:value="150417288">
                <text:p>150417288</text:p>
              </table:table-cell>
              <table:table-cell office:value-type="float" office:value="141986408">
                <text:p>1419864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3110408">
                <text:p>193110408</text:p>
              </table:table-cell>
              <table:table-cell office:value-type="float" office:value="165996312">
                <text:p>165996312</text:p>
              </table:table-cell>
              <table:table-cell office:value-type="float" office:value="188681672">
                <text:p>188681672</text:p>
              </table:table-cell>
              <table:table-cell office:value-type="float" office:value="171239096">
                <text:p>171239096</text:p>
              </table:table-cell>
              <table:table-cell office:value-type="float" office:value="163628360">
                <text:p>1636283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2492792">
                <text:p>182492792</text:p>
              </table:table-cell>
              <table:table-cell office:value-type="float" office:value="177956248">
                <text:p>177956248</text:p>
              </table:table-cell>
              <table:table-cell office:value-type="float" office:value="192771976">
                <text:p>192771976</text:p>
              </table:table-cell>
              <table:table-cell office:value-type="float" office:value="173950888">
                <text:p>173950888</text:p>
              </table:table-cell>
              <table:table-cell office:value-type="float" office:value="164259928">
                <text:p>1642599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2217320">
                <text:p>122217320</text:p>
              </table:table-cell>
              <table:table-cell office:value-type="float" office:value="187914248">
                <text:p>187914248</text:p>
              </table:table-cell>
              <table:table-cell office:value-type="float" office:value="136308872">
                <text:p>136308872</text:p>
              </table:table-cell>
              <table:table-cell office:value-type="float" office:value="183546040">
                <text:p>183546040</text:p>
              </table:table-cell>
              <table:table-cell office:value-type="float" office:value="189111688">
                <text:p>1891116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3012776">
                <text:p>133012776</text:p>
              </table:table-cell>
              <table:table-cell office:value-type="float" office:value="191598104">
                <text:p>191598104</text:p>
              </table:table-cell>
              <table:table-cell office:value-type="float" office:value="139275240">
                <text:p>139275240</text:p>
              </table:table-cell>
              <table:table-cell office:value-type="float" office:value="190848104">
                <text:p>190848104</text:p>
              </table:table-cell>
              <table:table-cell office:value-type="float" office:value="191437288">
                <text:p>1914372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9224104">
                <text:p>149224104</text:p>
              </table:table-cell>
              <table:table-cell office:value-type="float" office:value="200494792">
                <text:p>200494792</text:p>
              </table:table-cell>
              <table:table-cell office:value-type="float" office:value="162592568">
                <text:p>162592568</text:p>
              </table:table-cell>
              <table:table-cell office:value-type="float" office:value="196126296">
                <text:p>196126296</text:p>
              </table:table-cell>
              <table:table-cell office:value-type="float" office:value="137651800">
                <text:p>1376518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6969160">
                <text:p>166969160</text:p>
              </table:table-cell>
              <table:table-cell office:value-type="float" office:value="139918280">
                <text:p>139918280</text:p>
              </table:table-cell>
              <table:table-cell office:value-type="float" office:value="174599896">
                <text:p>174599896</text:p>
              </table:table-cell>
              <table:table-cell office:value-type="float" office:value="202425512">
                <text:p>202425512</text:p>
              </table:table-cell>
              <table:table-cell office:value-type="float" office:value="150417768">
                <text:p>1504177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6469448">
                <text:p>176469448</text:p>
              </table:table-cell>
              <table:table-cell office:value-type="float" office:value="148433320">
                <text:p>148433320</text:p>
              </table:table-cell>
              <table:table-cell office:value-type="float" office:value="181819912">
                <text:p>181819912</text:p>
              </table:table-cell>
              <table:table-cell office:value-type="float" office:value="136168776">
                <text:p>136168776</text:p>
              </table:table-cell>
              <table:table-cell office:value-type="float" office:value="170051496">
                <text:p>1700514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8897992">
                <text:p>188897992</text:p>
              </table:table-cell>
              <table:table-cell office:value-type="float" office:value="180241864">
                <text:p>180241864</text:p>
              </table:table-cell>
              <table:table-cell office:value-type="float" office:value="189548296">
                <text:p>189548296</text:p>
              </table:table-cell>
              <table:table-cell office:value-type="float" office:value="150146264">
                <text:p>150146264</text:p>
              </table:table-cell>
              <table:table-cell office:value-type="float" office:value="175372216">
                <text:p>1753722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9111688">
                <text:p>189111688</text:p>
              </table:table-cell>
              <table:table-cell office:value-type="float" office:value="174598984">
                <text:p>174598984</text:p>
              </table:table-cell>
              <table:table-cell office:value-type="float" office:value="193023160">
                <text:p>193023160</text:p>
              </table:table-cell>
              <table:table-cell office:value-type="float" office:value="173032664">
                <text:p>173032664</text:p>
              </table:table-cell>
              <table:table-cell office:value-type="float" office:value="190684056">
                <text:p>190684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3817432">
                <text:p>123817432</text:p>
              </table:table-cell>
              <table:table-cell office:value-type="float" office:value="192057208">
                <text:p>192057208</text:p>
              </table:table-cell>
              <table:table-cell office:value-type="float" office:value="201814072">
                <text:p>201814072</text:p>
              </table:table-cell>
              <table:table-cell office:value-type="float" office:value="188201256">
                <text:p>188201256</text:p>
              </table:table-cell>
              <table:table-cell office:value-type="float" office:value="193500616">
                <text:p>1935006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5082120">
                <text:p>145082120</text:p>
              </table:table-cell>
              <table:table-cell office:value-type="float" office:value="184791848">
                <text:p>184791848</text:p>
              </table:table-cell>
              <table:table-cell office:value-type="float" office:value="138618408">
                <text:p>138618408</text:p>
              </table:table-cell>
              <table:table-cell office:value-type="float" office:value="188323208">
                <text:p>188323208</text:p>
              </table:table-cell>
              <table:table-cell office:value-type="float" office:value="138622296">
                <text:p>1386222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3628360">
                <text:p>163628360</text:p>
              </table:table-cell>
              <table:table-cell office:value-type="float" office:value="122217320">
                <text:p>122217320</text:p>
              </table:table-cell>
              <table:table-cell office:value-type="float" office:value="141970376">
                <text:p>141970376</text:p>
              </table:table-cell>
              <table:table-cell office:value-type="float" office:value="201443016">
                <text:p>201443016</text:p>
              </table:table-cell>
              <table:table-cell office:value-type="float" office:value="152481096">
                <text:p>1524810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2442760">
                <text:p>172442760</text:p>
              </table:table-cell>
              <table:table-cell office:value-type="float" office:value="139062504">
                <text:p>139062504</text:p>
              </table:table-cell>
              <table:table-cell office:value-type="float" office:value="157462200">
                <text:p>157462200</text:p>
              </table:table-cell>
              <table:table-cell office:value-type="float" office:value="132119992">
                <text:p>132119992</text:p>
              </table:table-cell>
              <table:table-cell office:value-type="float" office:value="167987688">
                <text:p>1679876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0635128">
                <text:p>180635128</text:p>
              </table:table-cell>
              <table:table-cell office:value-type="float" office:value="152477256">
                <text:p>152477256</text:p>
              </table:table-cell>
              <table:table-cell office:value-type="float" office:value="178563960">
                <text:p>178563960</text:p>
              </table:table-cell>
              <table:table-cell office:value-type="float" office:value="149431032">
                <text:p>149431032</text:p>
              </table:table-cell>
              <table:table-cell office:value-type="float" office:value="166475528">
                <text:p>1664755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4225096">
                <text:p>194225096</text:p>
              </table:table-cell>
              <table:table-cell office:value-type="float" office:value="158267288">
                <text:p>158267288</text:p>
              </table:table-cell>
              <table:table-cell office:value-type="float" office:value="187607496">
                <text:p>187607496</text:p>
              </table:table-cell>
              <table:table-cell office:value-type="float" office:value="165041032">
                <text:p>165041032</text:p>
              </table:table-cell>
              <table:table-cell office:value-type="float" office:value="189111688">
                <text:p>1891116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7966760">
                <text:p>197966760</text:p>
              </table:table-cell>
              <table:table-cell office:value-type="float" office:value="174471592">
                <text:p>174471592</text:p>
              </table:table-cell>
              <table:table-cell office:value-type="float" office:value="194155640">
                <text:p>194155640</text:p>
              </table:table-cell>
              <table:table-cell office:value-type="float" office:value="185840984">
                <text:p>185840984</text:p>
              </table:table-cell>
              <table:table-cell office:value-type="float" office:value="186698376">
                <text:p>1866983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9922120">
                <text:p>139922120</text:p>
              </table:table-cell>
              <table:table-cell office:value-type="float" office:value="186164984">
                <text:p>186164984</text:p>
              </table:table-cell>
              <table:table-cell office:value-type="float" office:value="182450792">
                <text:p>182450792</text:p>
              </table:table-cell>
              <table:table-cell office:value-type="float" office:value="186855000">
                <text:p>186855000</text:p>
              </table:table-cell>
              <table:table-cell office:value-type="float" office:value="132140120">
                <text:p>1321401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405032">
                <text:p>156405032</text:p>
              </table:table-cell>
              <table:table-cell office:value-type="float" office:value="191926312">
                <text:p>191926312</text:p>
              </table:table-cell>
              <table:table-cell office:value-type="float" office:value="124498376">
                <text:p>124498376</text:p>
              </table:table-cell>
              <table:table-cell office:value-type="float" office:value="198884744">
                <text:p>198884744</text:p>
              </table:table-cell>
              <table:table-cell office:value-type="float" office:value="148353960">
                <text:p>1483539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3167736">
                <text:p>163167736</text:p>
              </table:table-cell>
              <table:table-cell office:value-type="float" office:value="195925720">
                <text:p>195925720</text:p>
              </table:table-cell>
              <table:table-cell office:value-type="float" office:value="145077800">
                <text:p>145077800</text:p>
              </table:table-cell>
              <table:table-cell office:value-type="float" office:value="139922120">
                <text:p>139922120</text:p>
              </table:table-cell>
              <table:table-cell office:value-type="float" office:value="164891976">
                <text:p>1648919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4868632">
                <text:p>174868632</text:p>
              </table:table-cell>
              <table:table-cell office:value-type="float" office:value="202159400">
                <text:p>202159400</text:p>
              </table:table-cell>
              <table:table-cell office:value-type="float" office:value="162592616">
                <text:p>162592616</text:p>
              </table:table-cell>
              <table:table-cell office:value-type="float" office:value="156405032">
                <text:p>156405032</text:p>
              </table:table-cell>
              <table:table-cell office:value-type="float" office:value="164778952">
                <text:p>1647789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2365544">
                <text:p>182365544</text:p>
              </table:table-cell>
              <table:table-cell office:value-type="float" office:value="139918280">
                <text:p>139918280</text:p>
              </table:table-cell>
              <table:table-cell office:value-type="float" office:value="171120376">
                <text:p>171120376</text:p>
              </table:table-cell>
              <table:table-cell office:value-type="float" office:value="164891976">
                <text:p>164891976</text:p>
              </table:table-cell>
              <table:table-cell office:value-type="float" office:value="188651384">
                <text:p>1886513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0487352">
                <text:p>190487352</text:p>
              </table:table-cell>
              <table:table-cell office:value-type="float" office:value="152477736">
                <text:p>152477736</text:p>
              </table:table-cell>
              <table:table-cell office:value-type="float" office:value="180919144">
                <text:p>180919144</text:p>
              </table:table-cell>
              <table:table-cell office:value-type="float" office:value="178212696">
                <text:p>178212696</text:p>
              </table:table-cell>
              <table:table-cell office:value-type="float" office:value="189422120">
                <text:p>18942212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1952360">
                <text:p>181952360</text:p>
              </table:table-cell>
              <table:table-cell office:value-type="float" office:value="165920040">
                <text:p>165920040</text:p>
              </table:table-cell>
              <table:table-cell office:value-type="float" office:value="189040984">
                <text:p>189040984</text:p>
              </table:table-cell>
              <table:table-cell office:value-type="float" office:value="187480008">
                <text:p>187480008</text:p>
              </table:table-cell>
              <table:table-cell office:value-type="float" office:value="139922600">
                <text:p>1399226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6492888">
                <text:p>136492888</text:p>
              </table:table-cell>
              <table:table-cell office:value-type="float" office:value="180569368">
                <text:p>180569368</text:p>
              </table:table-cell>
              <table:table-cell office:value-type="float" office:value="185273336">
                <text:p>185273336</text:p>
              </table:table-cell>
              <table:table-cell office:value-type="float" office:value="192388888">
                <text:p>192388888</text:p>
              </table:table-cell>
              <table:table-cell office:value-type="float" office:value="148286536">
                <text:p>1482865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3720424">
                <text:p>143720424</text:p>
              </table:table-cell>
              <table:table-cell office:value-type="float" office:value="179317496">
                <text:p>179317496</text:p>
              </table:table-cell>
              <table:table-cell office:value-type="float" office:value="129433112">
                <text:p>129433112</text:p>
              </table:table-cell>
              <table:table-cell office:value-type="float" office:value="197179672">
                <text:p>197179672</text:p>
              </table:table-cell>
              <table:table-cell office:value-type="float" office:value="179590232">
                <text:p>1795902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6955784">
                <text:p>166955784</text:p>
              </table:table-cell>
              <table:table-cell office:value-type="float" office:value="182721160">
                <text:p>182721160</text:p>
              </table:table-cell>
              <table:table-cell office:value-type="float" office:value="152106520">
                <text:p>152106520</text:p>
              </table:table-cell>
              <table:table-cell office:value-type="float" office:value="138622296">
                <text:p>138622296</text:p>
              </table:table-cell>
              <table:table-cell office:value-type="float" office:value="181775640">
                <text:p>1817756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8999784">
                <text:p>178999784</text:p>
              </table:table-cell>
              <table:table-cell office:value-type="float" office:value="199142936">
                <text:p>199142936</text:p>
              </table:table-cell>
              <table:table-cell office:value-type="float" office:value="156550696">
                <text:p>156550696</text:p>
              </table:table-cell>
              <table:table-cell office:value-type="float" office:value="140128456">
                <text:p>140128456</text:p>
              </table:table-cell>
              <table:table-cell office:value-type="float" office:value="194749640">
                <text:p>19474964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7189496">
                <text:p>177189496</text:p>
              </table:table-cell>
              <table:table-cell office:value-type="float" office:value="139918760">
                <text:p>139918760</text:p>
              </table:table-cell>
              <table:table-cell office:value-type="float" office:value="179258216">
                <text:p>179258216</text:p>
              </table:table-cell>
              <table:table-cell office:value-type="float" office:value="161564520">
                <text:p>161564520</text:p>
              </table:table-cell>
              <table:table-cell office:value-type="float" office:value="197245480">
                <text:p>1972454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2519928">
                <text:p>192519928</text:p>
              </table:table-cell>
              <table:table-cell office:value-type="float" office:value="147317736">
                <text:p>147317736</text:p>
              </table:table-cell>
              <table:table-cell office:value-type="float" office:value="184491432">
                <text:p>184491432</text:p>
              </table:table-cell>
              <table:table-cell office:value-type="float" office:value="176704840">
                <text:p>176704840</text:p>
              </table:table-cell>
              <table:table-cell office:value-type="float" office:value="139922120">
                <text:p>1399221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9868296">
                <text:p>199868296</text:p>
              </table:table-cell>
              <table:table-cell office:value-type="float" office:value="169015752">
                <text:p>169015752</text:p>
              </table:table-cell>
              <table:table-cell office:value-type="float" office:value="194942200">
                <text:p>194942200</text:p>
              </table:table-cell>
              <table:table-cell office:value-type="float" office:value="184005016">
                <text:p>184005016</text:p>
              </table:table-cell>
              <table:table-cell office:value-type="float" office:value="148201912">
                <text:p>1482019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8622296">
                <text:p>138622296</text:p>
              </table:table-cell>
              <table:table-cell office:value-type="float" office:value="175958488">
                <text:p>175958488</text:p>
              </table:table-cell>
              <table:table-cell office:value-type="float" office:value="123251368">
                <text:p>123251368</text:p>
              </table:table-cell>
              <table:table-cell office:value-type="float" office:value="190094184">
                <text:p>190094184</text:p>
              </table:table-cell>
              <table:table-cell office:value-type="float" office:value="177360616">
                <text:p>1773606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6574088">
                <text:p>156574088</text:p>
              </table:table-cell>
              <table:table-cell office:value-type="float" office:value="181724264">
                <text:p>181724264</text:p>
              </table:table-cell>
              <table:table-cell office:value-type="float" office:value="147141608">
                <text:p>147141608</text:p>
              </table:table-cell>
              <table:table-cell office:value-type="float" office:value="194224760">
                <text:p>194224760</text:p>
              </table:table-cell>
              <table:table-cell office:value-type="float" office:value="181972104">
                <text:p>1819721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6955784">
                <text:p>166955784</text:p>
              </table:table-cell>
              <table:table-cell office:value-type="float" office:value="195729016">
                <text:p>195729016</text:p>
              </table:table-cell>
              <table:table-cell office:value-type="float" office:value="156001528">
                <text:p>156001528</text:p>
              </table:table-cell>
              <table:table-cell office:value-type="float" office:value="202163240">
                <text:p>202163240</text:p>
              </table:table-cell>
              <table:table-cell office:value-type="float" office:value="195732952">
                <text:p>1957329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7884856">
                <text:p>177884856</text:p>
              </table:table-cell>
              <table:table-cell office:value-type="float" office:value="125289496">
                <text:p>125289496</text:p>
              </table:table-cell>
              <table:table-cell office:value-type="float" office:value="176176184">
                <text:p>176176184</text:p>
              </table:table-cell>
              <table:table-cell office:value-type="float" office:value="133470536">
                <text:p>133470536</text:p>
              </table:table-cell>
              <table:table-cell office:value-type="float" office:value="197179672">
                <text:p>1971796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4327592">
                <text:p>174327592</text:p>
              </table:table-cell>
              <table:table-cell office:value-type="float" office:value="140950184">
                <text:p>140950184</text:p>
              </table:table-cell>
              <table:table-cell office:value-type="float" office:value="181050280">
                <text:p>181050280</text:p>
              </table:table-cell>
              <table:table-cell office:value-type="float" office:value="149236104">
                <text:p>149236104</text:p>
              </table:table-cell>
              <table:table-cell office:value-type="float" office:value="138622296">
                <text:p>1386222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2650824">
                <text:p>192650824</text:p>
              </table:table-cell>
              <table:table-cell office:value-type="float" office:value="158465000">
                <text:p>158465000</text:p>
              </table:table-cell>
              <table:table-cell office:value-type="float" office:value="189106552">
                <text:p>189106552</text:p>
              </table:table-cell>
              <table:table-cell office:value-type="float" office:value="172915496">
                <text:p>172915496</text:p>
              </table:table-cell>
              <table:table-cell office:value-type="float" office:value="154544904">
                <text:p>1545449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3251368">
                <text:p>123251368</text:p>
              </table:table-cell>
              <table:table-cell office:value-type="float" office:value="175258200">
                <text:p>175258200</text:p>
              </table:table-cell>
              <table:table-cell office:value-type="float" office:value="192319144">
                <text:p>192319144</text:p>
              </table:table-cell>
              <table:table-cell office:value-type="float" office:value="165842808">
                <text:p>165842808</text:p>
              </table:table-cell>
              <table:table-cell office:value-type="float" office:value="172915496">
                <text:p>1729154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4092440">
                <text:p>144092440</text:p>
              </table:table-cell>
              <table:table-cell office:value-type="float" office:value="186099176">
                <text:p>186099176</text:p>
              </table:table-cell>
              <table:table-cell office:value-type="float" office:value="204269576">
                <text:p>204269576</text:p>
              </table:table-cell>
              <table:table-cell office:value-type="float" office:value="189175960">
                <text:p>189175960</text:p>
              </table:table-cell>
              <table:table-cell office:value-type="float" office:value="179957848">
                <text:p>1799578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6405032">
                <text:p>156405032</text:p>
              </table:table-cell>
              <table:table-cell office:value-type="float" office:value="181012680">
                <text:p>181012680</text:p>
              </table:table-cell>
              <table:table-cell office:value-type="float" office:value="143972280">
                <text:p>143972280</text:p>
              </table:table-cell>
              <table:table-cell office:value-type="float" office:value="195273640">
                <text:p>195273640</text:p>
              </table:table-cell>
              <table:table-cell office:value-type="float" office:value="196192200">
                <text:p>1961922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7360520">
                <text:p>177360520</text:p>
              </table:table-cell>
              <table:table-cell office:value-type="float" office:value="195232264">
                <text:p>195232264</text:p>
              </table:table-cell>
              <table:table-cell office:value-type="float" office:value="172111464">
                <text:p>172111464</text:p>
              </table:table-cell>
              <table:table-cell office:value-type="float" office:value="122217320">
                <text:p>122217320</text:p>
              </table:table-cell>
              <table:table-cell office:value-type="float" office:value="200655112">
                <text:p>2006551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6693400">
                <text:p>186693400</text:p>
              </table:table-cell>
              <table:table-cell office:value-type="float" office:value="131235160">
                <text:p>131235160</text:p>
              </table:table-cell>
              <table:table-cell office:value-type="float" office:value="176465608">
                <text:p>176465608</text:p>
              </table:table-cell>
              <table:table-cell office:value-type="float" office:value="139519000">
                <text:p>139519000</text:p>
              </table:table-cell>
              <table:table-cell office:value-type="float" office:value="133779464">
                <text:p>1337794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3044840">
                <text:p>193044840</text:p>
              </table:table-cell>
              <table:table-cell office:value-type="float" office:value="146110184">
                <text:p>146110184</text:p>
              </table:table-cell>
              <table:table-cell office:value-type="float" office:value="189107848">
                <text:p>189107848</text:p>
              </table:table-cell>
              <table:table-cell office:value-type="float" office:value="167401400">
                <text:p>167401400</text:p>
              </table:table-cell>
              <table:table-cell office:value-type="float" office:value="156405032">
                <text:p>1564050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5222936">
                <text:p>185222936</text:p>
              </table:table-cell>
              <table:table-cell office:value-type="float" office:value="160528808">
                <text:p>160528808</text:p>
              </table:table-cell>
              <table:table-cell office:value-type="float" office:value="193237368">
                <text:p>193237368</text:p>
              </table:table-cell>
              <table:table-cell office:value-type="float" office:value="177491656">
                <text:p>177491656</text:p>
              </table:table-cell>
              <table:table-cell office:value-type="float" office:value="172442856">
                <text:p>1724428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8622296">
                <text:p>138622296</text:p>
              </table:table-cell>
              <table:table-cell office:value-type="float" office:value="168185992">
                <text:p>168185992</text:p>
              </table:table-cell>
              <table:table-cell office:value-type="float" office:value="202159400">
                <text:p>202159400</text:p>
              </table:table-cell>
              <table:table-cell office:value-type="float" office:value="172781016">
                <text:p>172781016</text:p>
              </table:table-cell>
              <table:table-cell office:value-type="float" office:value="168920760">
                <text:p>16892076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7262824">
                <text:p>147262824</text:p>
              </table:table-cell>
              <table:table-cell office:value-type="float" office:value="179429464">
                <text:p>179429464</text:p>
              </table:table-cell>
              <table:table-cell office:value-type="float" office:value="132652488">
                <text:p>132652488</text:p>
              </table:table-cell>
              <table:table-cell office:value-type="float" office:value="195274216">
                <text:p>195274216</text:p>
              </table:table-cell>
              <table:table-cell office:value-type="float" office:value="180254888">
                <text:p>1802548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6192088">
                <text:p>156192088</text:p>
              </table:table-cell>
              <table:table-cell office:value-type="float" office:value="189107848">
                <text:p>189107848</text:p>
              </table:table-cell>
              <table:table-cell office:value-type="float" office:value="156524344">
                <text:p>156524344</text:p>
              </table:table-cell>
              <table:table-cell office:value-type="float" office:value="190912744">
                <text:p>190912744</text:p>
              </table:table-cell>
              <table:table-cell office:value-type="float" office:value="188323208">
                <text:p>1883232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4016216">
                <text:p>174016216</text:p>
              </table:table-cell>
              <table:table-cell office:value-type="float" office:value="194155352">
                <text:p>194155352</text:p>
              </table:table-cell>
              <table:table-cell office:value-type="float" office:value="166928648">
                <text:p>166928648</text:p>
              </table:table-cell>
              <table:table-cell office:value-type="float" office:value="130207096">
                <text:p>130207096</text:p>
              </table:table-cell>
              <table:table-cell office:value-type="float" office:value="197376376">
                <text:p>1973763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2234408">
                <text:p>182234408</text:p>
              </table:table-cell>
              <table:table-cell office:value-type="float" office:value="203733064">
                <text:p>203733064</text:p>
              </table:table-cell>
              <table:table-cell office:value-type="float" office:value="180692600">
                <text:p>180692600</text:p>
              </table:table-cell>
              <table:table-cell office:value-type="float" office:value="150417768">
                <text:p>150417768</text:p>
              </table:table-cell>
              <table:table-cell office:value-type="float" office:value="138622296">
                <text:p>1386222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9175960">
                <text:p>189175960</text:p>
              </table:table-cell>
              <table:table-cell office:value-type="float" office:value="141864456">
                <text:p>141864456</text:p>
              </table:table-cell>
              <table:table-cell office:value-type="float" office:value="196520760">
                <text:p>196520760</text:p>
              </table:table-cell>
              <table:table-cell office:value-type="float" office:value="161264216">
                <text:p>161264216</text:p>
              </table:table-cell>
              <table:table-cell office:value-type="float" office:value="150417288">
                <text:p>1504172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2781960">
                <text:p>192781960</text:p>
              </table:table-cell>
              <table:table-cell office:value-type="float" office:value="151445832">
                <text:p>151445832</text:p>
              </table:table-cell>
              <table:table-cell office:value-type="float" office:value="122781696">
                <text:p>122781696</text:p>
              </table:table-cell>
              <table:table-cell office:value-type="float" office:value="166210248">
                <text:p>166210248</text:p>
              </table:table-cell>
              <table:table-cell office:value-type="float" office:value="170430360">
                <text:p>1704303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2490840">
                <text:p>202490840</text:p>
              </table:table-cell>
              <table:table-cell office:value-type="float" office:value="159877528">
                <text:p>159877528</text:p>
              </table:table-cell>
              <table:table-cell office:value-type="float" office:value="139918760">
                <text:p>139918760</text:p>
              </table:table-cell>
              <table:table-cell office:value-type="float" office:value="191143064">
                <text:p>191143064</text:p>
              </table:table-cell>
              <table:table-cell office:value-type="float" office:value="178897480">
                <text:p>1788974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9922568">
                <text:p>139922568</text:p>
              </table:table-cell>
              <table:table-cell office:value-type="float" office:value="165531384">
                <text:p>165531384</text:p>
              </table:table-cell>
              <table:table-cell office:value-type="float" office:value="155601000">
                <text:p>155601000</text:p>
              </table:table-cell>
              <table:table-cell office:value-type="float" office:value="189422088">
                <text:p>189422088</text:p>
              </table:table-cell>
              <table:table-cell office:value-type="float" office:value="175042456">
                <text:p>1750424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3552504">
                <text:p>163552504</text:p>
              </table:table-cell>
              <table:table-cell office:value-type="float" office:value="186554728">
                <text:p>186554728</text:p>
              </table:table-cell>
              <table:table-cell office:value-type="float" office:value="172111464">
                <text:p>172111464</text:p>
              </table:table-cell>
              <table:table-cell office:value-type="float" office:value="128815096">
                <text:p>128815096</text:p>
              </table:table-cell>
              <table:table-cell office:value-type="float" office:value="190039704">
                <text:p>1900397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6804808">
                <text:p>166804808</text:p>
              </table:table-cell>
              <table:table-cell office:value-type="float" office:value="189893064">
                <text:p>189893064</text:p>
              </table:table-cell>
              <table:table-cell office:value-type="float" office:value="179913928">
                <text:p>179913928</text:p>
              </table:table-cell>
              <table:table-cell office:value-type="float" office:value="143942136">
                <text:p>143942136</text:p>
              </table:table-cell>
              <table:table-cell office:value-type="float" office:value="124015720">
                <text:p>1240157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5119704">
                <text:p>185119704</text:p>
              </table:table-cell>
              <table:table-cell office:value-type="float" office:value="203208280">
                <text:p>203208280</text:p>
              </table:table-cell>
              <table:table-cell office:value-type="float" office:value="187607544">
                <text:p>187607544</text:p>
              </table:table-cell>
              <table:table-cell office:value-type="float" office:value="163860072">
                <text:p>163860072</text:p>
              </table:table-cell>
              <table:table-cell office:value-type="float" office:value="135369064">
                <text:p>1353690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0553160">
                <text:p>190553160</text:p>
              </table:table-cell>
              <table:table-cell office:value-type="float" office:value="135924264">
                <text:p>135924264</text:p>
              </table:table-cell>
              <table:table-cell office:value-type="float" office:value="190942424">
                <text:p>190942424</text:p>
              </table:table-cell>
              <table:table-cell office:value-type="float" office:value="164977960">
                <text:p>164977960</text:p>
              </table:table-cell>
              <table:table-cell office:value-type="float" office:value="164099528">
                <text:p>1640995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6585272">
                <text:p>196585272</text:p>
              </table:table-cell>
              <table:table-cell office:value-type="float" office:value="150162824">
                <text:p>150162824</text:p>
              </table:table-cell>
              <table:table-cell office:value-type="float" office:value="204060936">
                <text:p>204060936</text:p>
              </table:table-cell>
              <table:table-cell office:value-type="float" office:value="186558824">
                <text:p>186558824</text:p>
              </table:table-cell>
              <table:table-cell office:value-type="float" office:value="173307016">
                <text:p>1733070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0207080">
                <text:p>130207080</text:p>
              </table:table-cell>
              <table:table-cell office:value-type="float" office:value="174537496">
                <text:p>174537496</text:p>
              </table:table-cell>
              <table:table-cell office:value-type="float" office:value="136304280">
                <text:p>136304280</text:p>
              </table:table-cell>
              <table:table-cell office:value-type="float" office:value="193569048">
                <text:p>193569048</text:p>
              </table:table-cell>
              <table:table-cell office:value-type="float" office:value="176729848">
                <text:p>1767298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5081640">
                <text:p>145081640</text:p>
              </table:table-cell>
              <table:table-cell office:value-type="float" office:value="170238728">
                <text:p>170238728</text:p>
              </table:table-cell>
              <table:table-cell office:value-type="float" office:value="155573448">
                <text:p>155573448</text:p>
              </table:table-cell>
              <table:table-cell office:value-type="float" office:value="122219432">
                <text:p>122219432</text:p>
              </table:table-cell>
              <table:table-cell office:value-type="float" office:value="188375192">
                <text:p>1883751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902552">
                <text:p>148902552</text:p>
              </table:table-cell>
              <table:table-cell office:value-type="float" office:value="185343800">
                <text:p>185343800</text:p>
              </table:table-cell>
              <table:table-cell office:value-type="float" office:value="162641992">
                <text:p>162641992</text:p>
              </table:table-cell>
              <table:table-cell office:value-type="float" office:value="144049736">
                <text:p>144049736</text:p>
              </table:table-cell>
              <table:table-cell office:value-type="float" office:value="191857688">
                <text:p>1918576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0114568">
                <text:p>180114568</text:p>
              </table:table-cell>
              <table:table-cell office:value-type="float" office:value="191335832">
                <text:p>191335832</text:p>
              </table:table-cell>
              <table:table-cell office:value-type="float" office:value="167946088">
                <text:p>167946088</text:p>
              </table:table-cell>
              <table:table-cell office:value-type="float" office:value="147992920">
                <text:p>147992920</text:p>
              </table:table-cell>
              <table:table-cell office:value-type="float" office:value="137344648">
                <text:p>1373446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1054120">
                <text:p>181054120</text:p>
              </table:table-cell>
              <table:table-cell office:value-type="float" office:value="199339880">
                <text:p>199339880</text:p>
              </table:table-cell>
              <table:table-cell office:value-type="float" office:value="189107848">
                <text:p>189107848</text:p>
              </table:table-cell>
              <table:table-cell office:value-type="float" office:value="172915496">
                <text:p>172915496</text:p>
              </table:table-cell>
              <table:table-cell office:value-type="float" office:value="157436888">
                <text:p>1574368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9111688">
                <text:p>189111688</text:p>
              </table:table-cell>
              <table:table-cell office:value-type="float" office:value="136304984">
                <text:p>136304984</text:p>
              </table:table-cell>
              <table:table-cell office:value-type="float" office:value="182094152">
                <text:p>182094152</text:p>
              </table:table-cell>
              <table:table-cell office:value-type="float" office:value="165559944">
                <text:p>165559944</text:p>
              </table:table-cell>
              <table:table-cell office:value-type="float" office:value="164646824">
                <text:p>1646468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4814632">
                <text:p>194814632</text:p>
              </table:table-cell>
              <table:table-cell office:value-type="float" office:value="140916216">
                <text:p>140916216</text:p>
              </table:table-cell>
              <table:table-cell office:value-type="float" office:value="124497352">
                <text:p>124497352</text:p>
              </table:table-cell>
              <table:table-cell office:value-type="float" office:value="176327192">
                <text:p>176327192</text:p>
              </table:table-cell>
              <table:table-cell office:value-type="float" office:value="179010776">
                <text:p>1790107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3583976">
                <text:p>123583976</text:p>
              </table:table-cell>
              <table:table-cell office:value-type="float" office:value="161560712">
                <text:p>161560712</text:p>
              </table:table-cell>
              <table:table-cell office:value-type="float" office:value="134477944">
                <text:p>134477944</text:p>
              </table:table-cell>
              <table:table-cell office:value-type="float" office:value="196716504">
                <text:p>196716504</text:p>
              </table:table-cell>
              <table:table-cell office:value-type="float" office:value="188195128">
                <text:p>1881951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3018312">
                <text:p>143018312</text:p>
              </table:table-cell>
              <table:table-cell office:value-type="float" office:value="176700760">
                <text:p>176700760</text:p>
              </table:table-cell>
              <table:table-cell office:value-type="float" office:value="150095816">
                <text:p>150095816</text:p>
              </table:table-cell>
              <table:table-cell office:value-type="float" office:value="195563944">
                <text:p>195563944</text:p>
              </table:table-cell>
              <table:table-cell office:value-type="float" office:value="190953480">
                <text:p>1909534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9500744">
                <text:p>159500744</text:p>
              </table:table-cell>
              <table:table-cell office:value-type="float" office:value="174099400">
                <text:p>174099400</text:p>
              </table:table-cell>
              <table:table-cell office:value-type="float" office:value="170047656">
                <text:p>170047656</text:p>
              </table:table-cell>
              <table:table-cell office:value-type="float" office:value="132471640">
                <text:p>132471640</text:p>
              </table:table-cell>
              <table:table-cell office:value-type="float" office:value="127557096">
                <text:p>1275570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6049128">
                <text:p>176049128</text:p>
              </table:table-cell>
              <table:table-cell office:value-type="float" office:value="195925816">
                <text:p>195925816</text:p>
              </table:table-cell>
              <table:table-cell office:value-type="float" office:value="176662312">
                <text:p>176662312</text:p>
              </table:table-cell>
              <table:table-cell office:value-type="float" office:value="142877992">
                <text:p>142877992</text:p>
              </table:table-cell>
              <table:table-cell office:value-type="float" office:value="145391400">
                <text:p>1453914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3527848">
                <text:p>183527848</text:p>
              </table:table-cell>
              <table:table-cell office:value-type="float" office:value="191743864">
                <text:p>191743864</text:p>
              </table:table-cell>
              <table:table-cell office:value-type="float" office:value="193106568">
                <text:p>193106568</text:p>
              </table:table-cell>
              <table:table-cell office:value-type="float" office:value="162069272">
                <text:p>162069272</text:p>
              </table:table-cell>
              <table:table-cell office:value-type="float" office:value="163283576">
                <text:p>1632835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2454696">
                <text:p>192454696</text:p>
              </table:table-cell>
              <table:table-cell office:value-type="float" office:value="127823000">
                <text:p>127823000</text:p>
              </table:table-cell>
              <table:table-cell office:value-type="float" office:value="199864456">
                <text:p>199864456</text:p>
              </table:table-cell>
              <table:table-cell office:value-type="float" office:value="170890024">
                <text:p>170890024</text:p>
              </table:table-cell>
              <table:table-cell office:value-type="float" office:value="172935448">
                <text:p>1729354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6781976">
                <text:p>196781976</text:p>
              </table:table-cell>
              <table:table-cell office:value-type="float" office:value="144046376">
                <text:p>144046376</text:p>
              </table:table-cell>
              <table:table-cell office:value-type="float" office:value="132226120">
                <text:p>132226120</text:p>
              </table:table-cell>
              <table:table-cell office:value-type="float" office:value="188651624">
                <text:p>188651624</text:p>
              </table:table-cell>
              <table:table-cell office:value-type="float" office:value="167400808">
                <text:p>1674008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5064584">
                <text:p>205064584</text:p>
              </table:table-cell>
              <table:table-cell office:value-type="float" office:value="150476888">
                <text:p>150476888</text:p>
              </table:table-cell>
              <table:table-cell office:value-type="float" office:value="159496904">
                <text:p>159496904</text:p>
              </table:table-cell>
              <table:table-cell office:value-type="float" office:value="180902616">
                <text:p>180902616</text:p>
              </table:table-cell>
              <table:table-cell office:value-type="float" office:value="135469096">
                <text:p>1354690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2685368">
                <text:p>132685368</text:p>
              </table:table-cell>
              <table:table-cell office:value-type="float" office:value="172176984">
                <text:p>172176984</text:p>
              </table:table-cell>
              <table:table-cell office:value-type="float" office:value="172569848">
                <text:p>172569848</text:p>
              </table:table-cell>
              <table:table-cell office:value-type="float" office:value="123817432">
                <text:p>123817432</text:p>
              </table:table-cell>
              <table:table-cell office:value-type="float" office:value="150420840">
                <text:p>15042084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4293928">
                <text:p>154293928</text:p>
              </table:table-cell>
              <table:table-cell office:value-type="float" office:value="167960680">
                <text:p>167960680</text:p>
              </table:table-cell>
              <table:table-cell office:value-type="float" office:value="186361480">
                <text:p>186361480</text:p>
              </table:table-cell>
              <table:table-cell office:value-type="float" office:value="145081640">
                <text:p>145081640</text:p>
              </table:table-cell>
              <table:table-cell office:value-type="float" office:value="156249736">
                <text:p>1562497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7688488">
                <text:p>177688488</text:p>
              </table:table-cell>
              <table:table-cell office:value-type="float" office:value="189107848">
                <text:p>189107848</text:p>
              </table:table-cell>
              <table:table-cell office:value-type="float" office:value="188843944">
                <text:p>188843944</text:p>
              </table:table-cell>
              <table:table-cell office:value-type="float" office:value="157672296">
                <text:p>157672296</text:p>
              </table:table-cell>
              <table:table-cell office:value-type="float" office:value="174147544">
                <text:p>1741475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6693160">
                <text:p>186693160</text:p>
              </table:table-cell>
              <table:table-cell office:value-type="float" office:value="193368504">
                <text:p>193368504</text:p>
              </table:table-cell>
              <table:table-cell office:value-type="float" office:value="122217320">
                <text:p>122217320</text:p>
              </table:table-cell>
              <table:table-cell office:value-type="float" office:value="168422280">
                <text:p>168422280</text:p>
              </table:table-cell>
              <table:table-cell office:value-type="float" office:value="182693576">
                <text:p>1826935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3110168">
                <text:p>193110168</text:p>
              </table:table-cell>
              <table:table-cell office:value-type="float" office:value="199405448">
                <text:p>199405448</text:p>
              </table:table-cell>
              <table:table-cell office:value-type="float" office:value="148173992">
                <text:p>148173992</text:p>
              </table:table-cell>
              <table:table-cell office:value-type="float" office:value="188848120">
                <text:p>188848120</text:p>
              </table:table-cell>
              <table:table-cell office:value-type="float" office:value="196716696">
                <text:p>1967166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1878840">
                <text:p>191878840</text:p>
              </table:table-cell>
              <table:table-cell office:value-type="float" office:value="137889624">
                <text:p>137889624</text:p>
              </table:table-cell>
              <table:table-cell office:value-type="float" office:value="163856232">
                <text:p>163856232</text:p>
              </table:table-cell>
              <table:table-cell office:value-type="float" office:value="182191160">
                <text:p>182191160</text:p>
              </table:table-cell>
              <table:table-cell office:value-type="float" office:value="194711512">
                <text:p>1947115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7774680">
                <text:p>137774680</text:p>
              </table:table-cell>
              <table:table-cell office:value-type="float" office:value="139811032">
                <text:p>139811032</text:p>
              </table:table-cell>
              <table:table-cell office:value-type="float" office:value="170189384">
                <text:p>170189384</text:p>
              </table:table-cell>
              <table:table-cell office:value-type="float" office:value="124624136">
                <text:p>124624136</text:p>
              </table:table-cell>
              <table:table-cell office:value-type="float" office:value="131239000">
                <text:p>131239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6377528">
                <text:p>146377528</text:p>
              </table:table-cell>
              <table:table-cell office:value-type="float" office:value="155041032">
                <text:p>155041032</text:p>
              </table:table-cell>
              <table:table-cell office:value-type="float" office:value="183787592">
                <text:p>183787592</text:p>
              </table:table-cell>
              <table:table-cell office:value-type="float" office:value="143018312">
                <text:p>143018312</text:p>
              </table:table-cell>
              <table:table-cell office:value-type="float" office:value="141985928">
                <text:p>1419859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3860072">
                <text:p>163860072</text:p>
              </table:table-cell>
              <table:table-cell office:value-type="float" office:value="174012376">
                <text:p>174012376</text:p>
              </table:table-cell>
              <table:table-cell office:value-type="float" office:value="192384952">
                <text:p>192384952</text:p>
              </table:table-cell>
              <table:table-cell office:value-type="float" office:value="150588200">
                <text:p>150588200</text:p>
              </table:table-cell>
              <table:table-cell office:value-type="float" office:value="149780040">
                <text:p>1497800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2075800">
                <text:p>172075800</text:p>
              </table:table-cell>
              <table:table-cell office:value-type="float" office:value="175278312">
                <text:p>175278312</text:p>
              </table:table-cell>
              <table:table-cell office:value-type="float" office:value="201634824">
                <text:p>201634824</text:p>
              </table:table-cell>
              <table:table-cell office:value-type="float" office:value="174664008">
                <text:p>174664008</text:p>
              </table:table-cell>
              <table:table-cell office:value-type="float" office:value="170051496">
                <text:p>1700514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7083128">
                <text:p>187083128</text:p>
              </table:table-cell>
              <table:table-cell office:value-type="float" office:value="191608136">
                <text:p>191608136</text:p>
              </table:table-cell>
              <table:table-cell office:value-type="float" office:value="139918280">
                <text:p>139918280</text:p>
              </table:table-cell>
              <table:table-cell office:value-type="float" office:value="177537544">
                <text:p>177537544</text:p>
              </table:table-cell>
              <table:table-cell office:value-type="float" office:value="174340552">
                <text:p>1743405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5556824">
                <text:p>185556824</text:p>
              </table:table-cell>
              <table:table-cell office:value-type="float" office:value="122217320">
                <text:p>122217320</text:p>
              </table:table-cell>
              <table:table-cell office:value-type="float" office:value="150413928">
                <text:p>150413928</text:p>
              </table:table-cell>
              <table:table-cell office:value-type="float" office:value="192060952">
                <text:p>192060952</text:p>
              </table:table-cell>
              <table:table-cell office:value-type="float" office:value="186755288">
                <text:p>1867552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0207096">
                <text:p>130207096</text:p>
              </table:table-cell>
              <table:table-cell office:value-type="float" office:value="134769256">
                <text:p>134769256</text:p>
              </table:table-cell>
              <table:table-cell office:value-type="float" office:value="170047656">
                <text:p>170047656</text:p>
              </table:table-cell>
              <table:table-cell office:value-type="float" office:value="204270056">
                <text:p>204270056</text:p>
              </table:table-cell>
              <table:table-cell office:value-type="float" office:value="193107208">
                <text:p>1931072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6768424">
                <text:p>146768424</text:p>
              </table:table-cell>
              <table:table-cell office:value-type="float" office:value="152544360">
                <text:p>152544360</text:p>
              </table:table-cell>
              <table:table-cell office:value-type="float" office:value="178536696">
                <text:p>178536696</text:p>
              </table:table-cell>
              <table:table-cell office:value-type="float" office:value="141985928">
                <text:p>141985928</text:p>
              </table:table-cell>
              <table:table-cell office:value-type="float" office:value="200691464">
                <text:p>2006914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1201192">
                <text:p>161201192</text:p>
              </table:table-cell>
              <table:table-cell office:value-type="float" office:value="164262856">
                <text:p>164262856</text:p>
              </table:table-cell>
              <table:table-cell office:value-type="float" office:value="180185480">
                <text:p>180185480</text:p>
              </table:table-cell>
              <table:table-cell office:value-type="float" office:value="159500744">
                <text:p>159500744</text:p>
              </table:table-cell>
              <table:table-cell office:value-type="float" office:value="205591336">
                <text:p>2055913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4803064">
                <text:p>174803064</text:p>
              </table:table-cell>
              <table:table-cell office:value-type="float" office:value="184525752">
                <text:p>184525752</text:p>
              </table:table-cell>
              <table:table-cell office:value-type="float" office:value="194286248">
                <text:p>194286248</text:p>
              </table:table-cell>
              <table:table-cell office:value-type="float" office:value="176052968">
                <text:p>176052968</text:p>
              </table:table-cell>
              <table:table-cell office:value-type="float" office:value="155238248">
                <text:p>1552382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7545576">
                <text:p>187545576</text:p>
              </table:table-cell>
              <table:table-cell office:value-type="float" office:value="193696680">
                <text:p>193696680</text:p>
              </table:table-cell>
              <table:table-cell office:value-type="float" office:value="128420536">
                <text:p>128420536</text:p>
              </table:table-cell>
              <table:table-cell office:value-type="float" office:value="171812136">
                <text:p>171812136</text:p>
              </table:table-cell>
              <table:table-cell office:value-type="float" office:value="169924968">
                <text:p>1699249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6789608">
                <text:p>196789608</text:p>
              </table:table-cell>
              <table:table-cell office:value-type="float" office:value="194462872">
                <text:p>194462872</text:p>
              </table:table-cell>
              <table:table-cell office:value-type="float" office:value="151445352">
                <text:p>151445352</text:p>
              </table:table-cell>
              <table:table-cell office:value-type="float" office:value="195405160">
                <text:p>195405160</text:p>
              </table:table-cell>
              <table:table-cell office:value-type="float" office:value="185354472">
                <text:p>1853544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2337816">
                <text:p>192337816</text:p>
              </table:table-cell>
              <table:table-cell office:value-type="float" office:value="134118232">
                <text:p>134118232</text:p>
              </table:table-cell>
              <table:table-cell office:value-type="float" office:value="171079560">
                <text:p>171079560</text:p>
              </table:table-cell>
              <table:table-cell office:value-type="float" office:value="187194648">
                <text:p>187194648</text:p>
              </table:table-cell>
              <table:table-cell office:value-type="float" office:value="198720968">
                <text:p>1987209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2900936">
                <text:p>122900936</text:p>
              </table:table-cell>
              <table:table-cell office:value-type="float" office:value="153509640">
                <text:p>153509640</text:p>
              </table:table-cell>
              <table:table-cell office:value-type="float" office:value="180569608">
                <text:p>180569608</text:p>
              </table:table-cell>
              <table:table-cell office:value-type="float" office:value="128372520">
                <text:p>128372520</text:p>
              </table:table-cell>
              <table:table-cell office:value-type="float" office:value="207731112">
                <text:p>2077311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1986408">
                <text:p>141986408</text:p>
              </table:table-cell>
              <table:table-cell office:value-type="float" office:value="166951944">
                <text:p>166951944</text:p>
              </table:table-cell>
              <table:table-cell office:value-type="float" office:value="173459432">
                <text:p>173459432</text:p>
              </table:table-cell>
              <table:table-cell office:value-type="float" office:value="148353480">
                <text:p>148353480</text:p>
              </table:table-cell>
              <table:table-cell office:value-type="float" office:value="209109208">
                <text:p>2091092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2481096">
                <text:p>152481096</text:p>
              </table:table-cell>
              <table:table-cell office:value-type="float" office:value="170325176">
                <text:p>170325176</text:p>
              </table:table-cell>
              <table:table-cell office:value-type="float" office:value="192319720">
                <text:p>192319720</text:p>
              </table:table-cell>
              <table:table-cell office:value-type="float" office:value="157436936">
                <text:p>157436936</text:p>
              </table:table-cell>
              <table:table-cell office:value-type="float" office:value="220828488">
                <text:p>2208284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9073624">
                <text:p>149073624</text:p>
              </table:table-cell>
              <table:table-cell office:value-type="float" office:value="178930136">
                <text:p>178930136</text:p>
              </table:table-cell>
              <table:table-cell office:value-type="float" office:value="190024440">
                <text:p>190024440</text:p>
              </table:table-cell>
              <table:table-cell office:value-type="float" office:value="163860072">
                <text:p>163860072</text:p>
              </table:table-cell>
              <table:table-cell office:value-type="float" office:value="224303720">
                <text:p>22430372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2608872">
                <text:p>162608872</text:p>
              </table:table-cell>
              <table:table-cell office:value-type="float" office:value="178201096">
                <text:p>178201096</text:p>
              </table:table-cell>
              <table:table-cell office:value-type="float" office:value="186096808">
                <text:p>186096808</text:p>
              </table:table-cell>
              <table:table-cell office:value-type="float" office:value="172687544">
                <text:p>172687544</text:p>
              </table:table-cell>
              <table:table-cell office:value-type="float" office:value="213471016">
                <text:p>2134710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3033240">
                <text:p>173033240</text:p>
              </table:table-cell>
              <table:table-cell office:value-type="float" office:value="186558184">
                <text:p>186558184</text:p>
              </table:table-cell>
              <table:table-cell office:value-type="float" office:value="200585704">
                <text:p>200585704</text:p>
              </table:table-cell>
              <table:table-cell office:value-type="float" office:value="180704584">
                <text:p>180704584</text:p>
              </table:table-cell>
              <table:table-cell office:value-type="float" office:value="208873016">
                <text:p>2088730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4934440">
                <text:p>174934440</text:p>
              </table:table-cell>
              <table:table-cell office:value-type="float" office:value="183280472">
                <text:p>183280472</text:p>
              </table:table-cell>
              <table:table-cell office:value-type="float" office:value="125171328">
                <text:p>125171328</text:p>
              </table:table-cell>
              <table:table-cell office:value-type="float" office:value="182759192">
                <text:p>182759192</text:p>
              </table:table-cell>
              <table:table-cell office:value-type="float" office:value="218560952">
                <text:p>2185609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7131160">
                <text:p>167131160</text:p>
              </table:table-cell>
              <table:table-cell office:value-type="float" office:value="191794904">
                <text:p>191794904</text:p>
              </table:table-cell>
              <table:table-cell office:value-type="float" office:value="139918280">
                <text:p>139918280</text:p>
              </table:table-cell>
              <table:table-cell office:value-type="float" office:value="181155416">
                <text:p>181155416</text:p>
              </table:table-cell>
              <table:table-cell office:value-type="float" office:value="225128648">
                <text:p>2251286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2890328">
                <text:p>182890328</text:p>
              </table:table-cell>
              <table:table-cell office:value-type="float" office:value="190614312">
                <text:p>190614312</text:p>
              </table:table-cell>
              <table:table-cell office:value-type="float" office:value="139918280">
                <text:p>139918280</text:p>
              </table:table-cell>
              <table:table-cell office:value-type="float" office:value="190422024">
                <text:p>190422024</text:p>
              </table:table-cell>
              <table:table-cell office:value-type="float" office:value="225128648">
                <text:p>2251286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4954232">
                <text:p>184954232</text:p>
              </table:table-cell>
              <table:table-cell office:value-type="float" office:value="182976568">
                <text:p>182976568</text:p>
              </table:table-cell>
              <table:table-cell office:value-type="float" office:value="153509640">
                <text:p>153509640</text:p>
              </table:table-cell>
              <table:table-cell office:value-type="float" office:value="184185864">
                <text:p>184185864</text:p>
              </table:table-cell>
              <table:table-cell office:value-type="float" office:value="225128648">
                <text:p>2251286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4646104">
                <text:p>194646104</text:p>
              </table:table-cell>
              <table:table-cell office:value-type="float" office:value="196902184">
                <text:p>196902184</text:p>
              </table:table-cell>
              <table:table-cell office:value-type="float" office:value="158465000">
                <text:p>158465000</text:p>
              </table:table-cell>
              <table:table-cell office:value-type="float" office:value="194552600">
                <text:p>194552600</text:p>
              </table:table-cell>
              <table:table-cell office:value-type="float" office:value="109524440">
                <text:p>10952444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0093848">
                <text:p>190093848</text:p>
              </table:table-cell>
              <table:table-cell office:value-type="float" office:value="203273848">
                <text:p>203273848</text:p>
              </table:table-cell>
              <table:table-cell office:value-type="float" office:value="167983848">
                <text:p>167983848</text:p>
              </table:table-cell>
              <table:table-cell office:value-type="float" office:value="195612072">
                <text:p>195612072</text:p>
              </table:table-cell>
              <table:table-cell office:value-type="float" office:value="121951864">
                <text:p>1219518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6191864">
                <text:p>196191864</text:p>
              </table:table-cell>
              <table:table-cell office:value-type="float" office:value="128420536">
                <text:p>128420536</text:p>
              </table:table-cell>
              <table:table-cell office:value-type="float" office:value="165138280">
                <text:p>165138280</text:p>
              </table:table-cell>
              <table:table-cell office:value-type="float" office:value="204327048">
                <text:p>204327048</text:p>
              </table:table-cell>
              <table:table-cell office:value-type="float" office:value="126034472">
                <text:p>1260344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7376616">
                <text:p>197376616</text:p>
              </table:table-cell>
              <table:table-cell office:value-type="float" office:value="139918760">
                <text:p>139918760</text:p>
              </table:table-cell>
              <table:table-cell office:value-type="float" office:value="177749880">
                <text:p>177749880</text:p>
              </table:table-cell>
              <table:table-cell office:value-type="float" office:value="127598568">
                <text:p>127598568</text:p>
              </table:table-cell>
              <table:table-cell office:value-type="float" office:value="126034472">
                <text:p>1260344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2217320">
                <text:p>122217320</text:p>
              </table:table-cell>
              <table:table-cell office:value-type="float" office:value="141982568">
                <text:p>141982568</text:p>
              </table:table-cell>
              <table:table-cell office:value-type="float" office:value="180133272">
                <text:p>180133272</text:p>
              </table:table-cell>
              <table:table-cell office:value-type="float" office:value="136719080">
                <text:p>136719080</text:p>
              </table:table-cell>
              <table:table-cell office:value-type="float" office:value="126034472">
                <text:p>1260344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8622296">
                <text:p>138622296</text:p>
              </table:table-cell>
              <table:table-cell office:value-type="float" office:value="152477256">
                <text:p>152477256</text:p>
              </table:table-cell>
              <table:table-cell office:value-type="float" office:value="186230312">
                <text:p>186230312</text:p>
              </table:table-cell>
              <table:table-cell office:value-type="float" office:value="147145416">
                <text:p>147145416</text:p>
              </table:table-cell>
              <table:table-cell office:value-type="float" office:value="126034472">
                <text:p>1260344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4606920">
                <text:p>134606920</text:p>
              </table:table-cell>
              <table:table-cell office:value-type="float" office:value="150795560">
                <text:p>150795560</text:p>
              </table:table-cell>
              <table:table-cell office:value-type="float" office:value="188307656">
                <text:p>188307656</text:p>
              </table:table-cell>
              <table:table-cell office:value-type="float" office:value="156405032">
                <text:p>156405032</text:p>
              </table:table-cell>
              <table:table-cell office:value-type="float" office:value="126034472">
                <text:p>1260344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0405464">
                <text:p>140405464</text:p>
              </table:table-cell>
              <table:table-cell office:value-type="float" office:value="156219928">
                <text:p>156219928</text:p>
              </table:table-cell>
              <table:table-cell office:value-type="float" office:value="180702696">
                <text:p>180702696</text:p>
              </table:table-cell>
              <table:table-cell office:value-type="float" office:value="161564552">
                <text:p>161564552</text:p>
              </table:table-cell>
              <table:table-cell office:value-type="float" office:value="134694424">
                <text:p>1346944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4545384">
                <text:p>154545384</text:p>
              </table:table-cell>
              <table:table-cell office:value-type="float" office:value="176767864">
                <text:p>176767864</text:p>
              </table:table-cell>
              <table:table-cell office:value-type="float" office:value="192712552">
                <text:p>192712552</text:p>
              </table:table-cell>
              <table:table-cell office:value-type="float" office:value="172115304">
                <text:p>172115304</text:p>
              </table:table-cell>
              <table:table-cell office:value-type="float" office:value="142030504">
                <text:p>1420305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7789064">
                <text:p>147789064</text:p>
              </table:table-cell>
              <table:table-cell office:value-type="float" office:value="175127304">
                <text:p>175127304</text:p>
              </table:table-cell>
              <table:table-cell office:value-type="float" office:value="191875000">
                <text:p>191875000</text:p>
              </table:table-cell>
              <table:table-cell office:value-type="float" office:value="173622808">
                <text:p>173622808</text:p>
              </table:table-cell>
              <table:table-cell office:value-type="float" office:value="147322600">
                <text:p>1473226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4660264">
                <text:p>164660264</text:p>
              </table:table-cell>
              <table:table-cell office:value-type="float" office:value="165893112">
                <text:p>165893112</text:p>
              </table:table-cell>
              <table:table-cell office:value-type="float" office:value="200126488">
                <text:p>200126488</text:p>
              </table:table-cell>
              <table:table-cell office:value-type="float" office:value="180376504">
                <text:p>180376504</text:p>
              </table:table-cell>
              <table:table-cell office:value-type="float" office:value="151452424">
                <text:p>1514524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2115304">
                <text:p>172115304</text:p>
              </table:table-cell>
              <table:table-cell office:value-type="float" office:value="176072200">
                <text:p>176072200</text:p>
              </table:table-cell>
              <table:table-cell office:value-type="float" office:value="122217320">
                <text:p>122217320</text:p>
              </table:table-cell>
              <table:table-cell office:value-type="float" office:value="176928424">
                <text:p>176928424</text:p>
              </table:table-cell>
              <table:table-cell office:value-type="float" office:value="155221336">
                <text:p>1552213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2180248">
                <text:p>172180248</text:p>
              </table:table-cell>
              <table:table-cell office:value-type="float" office:value="183083192">
                <text:p>183083192</text:p>
              </table:table-cell>
              <table:table-cell office:value-type="float" office:value="137529176">
                <text:p>137529176</text:p>
              </table:table-cell>
              <table:table-cell office:value-type="float" office:value="183873640">
                <text:p>183873640</text:p>
              </table:table-cell>
              <table:table-cell office:value-type="float" office:value="159751512">
                <text:p>1597515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8409400">
                <text:p>178409400</text:p>
              </table:table-cell>
              <table:table-cell office:value-type="float" office:value="175594056">
                <text:p>175594056</text:p>
              </table:table-cell>
              <table:table-cell office:value-type="float" office:value="134174168">
                <text:p>134174168</text:p>
              </table:table-cell>
              <table:table-cell office:value-type="float" office:value="183922568">
                <text:p>183922568</text:p>
              </table:table-cell>
              <table:table-cell office:value-type="float" office:value="164909832">
                <text:p>1649098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8401640">
                <text:p>178401640</text:p>
              </table:table-cell>
              <table:table-cell office:value-type="float" office:value="187472696">
                <text:p>187472696</text:p>
              </table:table-cell>
              <table:table-cell office:value-type="float" office:value="146136040">
                <text:p>146136040</text:p>
              </table:table-cell>
              <table:table-cell office:value-type="float" office:value="192979032">
                <text:p>192979032</text:p>
              </table:table-cell>
              <table:table-cell office:value-type="float" office:value="170593720">
                <text:p>17059372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4155128">
                <text:p>174155128</text:p>
              </table:table-cell>
              <table:table-cell office:value-type="float" office:value="193237704">
                <text:p>193237704</text:p>
              </table:table-cell>
              <table:table-cell office:value-type="float" office:value="150262184">
                <text:p>150262184</text:p>
              </table:table-cell>
              <table:table-cell office:value-type="float" office:value="191995144">
                <text:p>191995144</text:p>
              </table:table-cell>
              <table:table-cell office:value-type="float" office:value="175855432">
                <text:p>1758554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8311496">
                <text:p>188311496</text:p>
              </table:table-cell>
              <table:table-cell office:value-type="float" office:value="187838744">
                <text:p>187838744</text:p>
              </table:table-cell>
              <table:table-cell office:value-type="float" office:value="164888136">
                <text:p>164888136</text:p>
              </table:table-cell>
              <table:table-cell office:value-type="float" office:value="190519336">
                <text:p>190519336</text:p>
              </table:table-cell>
              <table:table-cell office:value-type="float" office:value="179308744">
                <text:p>1793087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3503576">
                <text:p>193503576</text:p>
              </table:table-cell>
              <table:table-cell office:value-type="float" office:value="194417624">
                <text:p>194417624</text:p>
              </table:table-cell>
              <table:table-cell office:value-type="float" office:value="179717528">
                <text:p>179717528</text:p>
              </table:table-cell>
              <table:table-cell office:value-type="float" office:value="200982744">
                <text:p>200982744</text:p>
              </table:table-cell>
              <table:table-cell office:value-type="float" office:value="182524456">
                <text:p>1825244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8716648">
                <text:p>188716648</text:p>
              </table:table-cell>
              <table:table-cell office:value-type="float" office:value="192972232">
                <text:p>192972232</text:p>
              </table:table-cell>
              <table:table-cell office:value-type="float" office:value="178209096">
                <text:p>178209096</text:p>
              </table:table-cell>
              <table:table-cell office:value-type="float" office:value="125248824">
                <text:p>125248824</text:p>
              </table:table-cell>
              <table:table-cell office:value-type="float" office:value="185671000">
                <text:p>185671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6519464">
                <text:p>196519464</text:p>
              </table:table-cell>
              <table:table-cell office:value-type="float" office:value="202159400">
                <text:p>202159400</text:p>
              </table:table-cell>
              <table:table-cell office:value-type="float" office:value="176793448">
                <text:p>176793448</text:p>
              </table:table-cell>
              <table:table-cell office:value-type="float" office:value="136629080">
                <text:p>136629080</text:p>
              </table:table-cell>
              <table:table-cell office:value-type="float" office:value="188293000">
                <text:p>188293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6464472">
                <text:p>196464472</text:p>
              </table:table-cell>
              <table:table-cell office:value-type="float" office:value="126883128">
                <text:p>126883128</text:p>
              </table:table-cell>
              <table:table-cell office:value-type="float" office:value="184788024">
                <text:p>184788024</text:p>
              </table:table-cell>
              <table:table-cell office:value-type="float" office:value="144146136">
                <text:p>144146136</text:p>
              </table:table-cell>
              <table:table-cell office:value-type="float" office:value="191767384">
                <text:p>1917673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4195672">
                <text:p>204195672</text:p>
              </table:table-cell>
              <table:table-cell office:value-type="float" office:value="139918280">
                <text:p>139918280</text:p>
              </table:table-cell>
              <table:table-cell office:value-type="float" office:value="182559224">
                <text:p>182559224</text:p>
              </table:table-cell>
              <table:table-cell office:value-type="float" office:value="148965960">
                <text:p>148965960</text:p>
              </table:table-cell>
              <table:table-cell office:value-type="float" office:value="193110536">
                <text:p>1931105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6824664">
                <text:p>136824664</text:p>
              </table:table-cell>
              <table:table-cell office:value-type="float" office:value="145077800">
                <text:p>145077800</text:p>
              </table:table-cell>
              <table:table-cell office:value-type="float" office:value="191401736">
                <text:p>191401736</text:p>
              </table:table-cell>
              <table:table-cell office:value-type="float" office:value="164891976">
                <text:p>164891976</text:p>
              </table:table-cell>
              <table:table-cell office:value-type="float" office:value="197993512">
                <text:p>1979935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7856088">
                <text:p>137856088</text:p>
              </table:table-cell>
              <table:table-cell office:value-type="float" office:value="154541544">
                <text:p>154541544</text:p>
              </table:table-cell>
              <table:table-cell office:value-type="float" office:value="184413432">
                <text:p>184413432</text:p>
              </table:table-cell>
              <table:table-cell office:value-type="float" office:value="169733048">
                <text:p>169733048</text:p>
              </table:table-cell>
              <table:table-cell office:value-type="float" office:value="198382968">
                <text:p>1983829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5727560">
                <text:p>145727560</text:p>
              </table:table-cell>
              <table:table-cell office:value-type="float" office:value="152855640">
                <text:p>152855640</text:p>
              </table:table-cell>
              <table:table-cell office:value-type="float" office:value="192581656">
                <text:p>192581656</text:p>
              </table:table-cell>
              <table:table-cell office:value-type="float" office:value="179786632">
                <text:p>179786632</text:p>
              </table:table-cell>
              <table:table-cell office:value-type="float" office:value="198514104">
                <text:p>1985141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5604840">
                <text:p>155604840</text:p>
              </table:table-cell>
              <table:table-cell office:value-type="float" office:value="157278600">
                <text:p>157278600</text:p>
              </table:table-cell>
              <table:table-cell office:value-type="float" office:value="186113848">
                <text:p>186113848</text:p>
              </table:table-cell>
              <table:table-cell office:value-type="float" office:value="180464968">
                <text:p>180464968</text:p>
              </table:table-cell>
              <table:table-cell office:value-type="float" office:value="198583384">
                <text:p>1985833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8446376">
                <text:p>158446376</text:p>
              </table:table-cell>
              <table:table-cell office:value-type="float" office:value="176105624">
                <text:p>176105624</text:p>
              </table:table-cell>
              <table:table-cell office:value-type="float" office:value="197700648">
                <text:p>197700648</text:p>
              </table:table-cell>
              <table:table-cell office:value-type="float" office:value="174752680">
                <text:p>174752680</text:p>
              </table:table-cell>
              <table:table-cell office:value-type="float" office:value="198648952">
                <text:p>1986489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7819864">
                <text:p>177819864</text:p>
              </table:table-cell>
              <table:table-cell office:value-type="float" office:value="176814712">
                <text:p>176814712</text:p>
              </table:table-cell>
              <table:table-cell office:value-type="float" office:value="204060936">
                <text:p>204060936</text:p>
              </table:table-cell>
              <table:table-cell office:value-type="float" office:value="190028616">
                <text:p>190028616</text:p>
              </table:table-cell>
              <table:table-cell office:value-type="float" office:value="198648952">
                <text:p>1986489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4934440">
                <text:p>174934440</text:p>
              </table:table-cell>
              <table:table-cell office:value-type="float" office:value="176924584">
                <text:p>176924584</text:p>
              </table:table-cell>
              <table:table-cell office:value-type="float" office:value="129433112">
                <text:p>129433112</text:p>
              </table:table-cell>
              <table:table-cell office:value-type="float" office:value="182465384">
                <text:p>182465384</text:p>
              </table:table-cell>
              <table:table-cell office:value-type="float" office:value="198714520">
                <text:p>1987145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6898696">
                <text:p>166898696</text:p>
              </table:table-cell>
              <table:table-cell office:value-type="float" office:value="187279432">
                <text:p>187279432</text:p>
              </table:table-cell>
              <table:table-cell office:value-type="float" office:value="142540920">
                <text:p>142540920</text:p>
              </table:table-cell>
              <table:table-cell office:value-type="float" office:value="193896920">
                <text:p>193896920</text:p>
              </table:table-cell>
              <table:table-cell office:value-type="float" office:value="198714520">
                <text:p>19871452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3349336">
                <text:p>183349336</text:p>
              </table:table-cell>
              <table:table-cell office:value-type="float" office:value="188975416">
                <text:p>188975416</text:p>
              </table:table-cell>
              <table:table-cell office:value-type="float" office:value="155291080">
                <text:p>155291080</text:p>
              </table:table-cell>
              <table:table-cell office:value-type="float" office:value="192468952">
                <text:p>192468952</text:p>
              </table:table-cell>
              <table:table-cell office:value-type="float" office:value="198780088">
                <text:p>1987800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9620808">
                <text:p>179620808</text:p>
              </table:table-cell>
              <table:table-cell office:value-type="float" office:value="195597976">
                <text:p>195597976</text:p>
              </table:table-cell>
              <table:table-cell office:value-type="float" office:value="150376280">
                <text:p>150376280</text:p>
              </table:table-cell>
              <table:table-cell office:value-type="float" office:value="200196136">
                <text:p>200196136</text:p>
              </table:table-cell>
              <table:table-cell office:value-type="float" office:value="199614568">
                <text:p>1996145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9110632">
                <text:p>189110632</text:p>
              </table:table-cell>
              <table:table-cell office:value-type="float" office:value="191466728">
                <text:p>191466728</text:p>
              </table:table-cell>
              <table:table-cell office:value-type="float" office:value="164656424">
                <text:p>164656424</text:p>
              </table:table-cell>
              <table:table-cell office:value-type="float" office:value="124482568">
                <text:p>124482568</text:p>
              </table:table-cell>
              <table:table-cell office:value-type="float" office:value="203983048">
                <text:p>2039830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6585608">
                <text:p>196585608</text:p>
              </table:table-cell>
              <table:table-cell office:value-type="float" office:value="182972680">
                <text:p>182972680</text:p>
              </table:table-cell>
              <table:table-cell office:value-type="float" office:value="173621992">
                <text:p>173621992</text:p>
              </table:table-cell>
              <table:table-cell office:value-type="float" office:value="133919816">
                <text:p>133919816</text:p>
              </table:table-cell>
              <table:table-cell office:value-type="float" office:value="209650952">
                <text:p>2096509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1274104">
                <text:p>191274104</text:p>
              </table:table-cell>
              <table:table-cell office:value-type="float" office:value="196526200">
                <text:p>196526200</text:p>
              </table:table-cell>
              <table:table-cell office:value-type="float" office:value="174668088">
                <text:p>174668088</text:p>
              </table:table-cell>
              <table:table-cell office:value-type="float" office:value="147145448">
                <text:p>147145448</text:p>
              </table:table-cell>
              <table:table-cell office:value-type="float" office:value="209650952">
                <text:p>2096509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3373048">
                <text:p>183373048</text:p>
              </table:table-cell>
              <table:table-cell office:value-type="float" office:value="203404984">
                <text:p>203404984</text:p>
              </table:table-cell>
              <table:table-cell office:value-type="float" office:value="175302808">
                <text:p>175302808</text:p>
              </table:table-cell>
              <table:table-cell office:value-type="float" office:value="162099432">
                <text:p>162099432</text:p>
              </table:table-cell>
              <table:table-cell office:value-type="float" office:value="209650952">
                <text:p>2096509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7179912">
                <text:p>197179912</text:p>
              </table:table-cell>
              <table:table-cell office:value-type="float" office:value="127352104">
                <text:p>127352104</text:p>
              </table:table-cell>
              <table:table-cell office:value-type="float" office:value="185771336">
                <text:p>185771336</text:p>
              </table:table-cell>
              <table:table-cell office:value-type="float" office:value="162596456">
                <text:p>162596456</text:p>
              </table:table-cell>
              <table:table-cell office:value-type="float" office:value="109804136">
                <text:p>1098041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2217320">
                <text:p>122217320</text:p>
              </table:table-cell>
              <table:table-cell office:value-type="float" office:value="139918760">
                <text:p>139918760</text:p>
              </table:table-cell>
              <table:table-cell office:value-type="float" office:value="182755928">
                <text:p>182755928</text:p>
              </table:table-cell>
              <table:table-cell office:value-type="float" office:value="172901864">
                <text:p>172901864</text:p>
              </table:table-cell>
              <table:table-cell office:value-type="float" office:value="109804136">
                <text:p>1098041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4523224">
                <text:p>134523224</text:p>
              </table:table-cell>
              <table:table-cell office:value-type="float" office:value="147142088">
                <text:p>147142088</text:p>
              </table:table-cell>
              <table:table-cell office:value-type="float" office:value="190352376">
                <text:p>190352376</text:p>
              </table:table-cell>
              <table:table-cell office:value-type="float" office:value="174278488">
                <text:p>174278488</text:p>
              </table:table-cell>
              <table:table-cell office:value-type="float" office:value="109804136">
                <text:p>1098041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8176440">
                <text:p>138176440</text:p>
              </table:table-cell>
              <table:table-cell office:value-type="float" office:value="148376008">
                <text:p>148376008</text:p>
              </table:table-cell>
              <table:table-cell office:value-type="float" office:value="185666584">
                <text:p>185666584</text:p>
              </table:table-cell>
              <table:table-cell office:value-type="float" office:value="175044376">
                <text:p>175044376</text:p>
              </table:table-cell>
              <table:table-cell office:value-type="float" office:value="112666552">
                <text:p>1126665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0818568">
                <text:p>150818568</text:p>
              </table:table-cell>
              <table:table-cell office:value-type="float" office:value="164684456">
                <text:p>164684456</text:p>
              </table:table-cell>
              <table:table-cell office:value-type="float" office:value="195925480">
                <text:p>195925480</text:p>
              </table:table-cell>
              <table:table-cell office:value-type="float" office:value="186299752">
                <text:p>186299752</text:p>
              </table:table-cell>
              <table:table-cell office:value-type="float" office:value="121953688">
                <text:p>1219536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8572040">
                <text:p>148572040</text:p>
              </table:table-cell>
              <table:table-cell office:value-type="float" office:value="170019624">
                <text:p>170019624</text:p>
              </table:table-cell>
              <table:table-cell office:value-type="float" office:value="193807192">
                <text:p>193807192</text:p>
              </table:table-cell>
              <table:table-cell office:value-type="float" office:value="187214264">
                <text:p>187214264</text:p>
              </table:table-cell>
              <table:table-cell office:value-type="float" office:value="127149720">
                <text:p>1271497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3628360">
                <text:p>163628360</text:p>
              </table:table-cell>
              <table:table-cell office:value-type="float" office:value="169245096">
                <text:p>169245096</text:p>
              </table:table-cell>
              <table:table-cell office:value-type="float" office:value="201241176">
                <text:p>201241176</text:p>
              </table:table-cell>
              <table:table-cell office:value-type="float" office:value="194880536">
                <text:p>194880536</text:p>
              </table:table-cell>
              <table:table-cell office:value-type="float" office:value="131672712">
                <text:p>1316727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4803400">
                <text:p>174803400</text:p>
              </table:table-cell>
              <table:table-cell office:value-type="float" office:value="184132680">
                <text:p>184132680</text:p>
              </table:table-cell>
              <table:table-cell office:value-type="float" office:value="122217320">
                <text:p>122217320</text:p>
              </table:table-cell>
              <table:table-cell office:value-type="float" office:value="192388552">
                <text:p>192388552</text:p>
              </table:table-cell>
              <table:table-cell office:value-type="float" office:value="136453464">
                <text:p>1364534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0726616">
                <text:p>180726616</text:p>
              </table:table-cell>
              <table:table-cell office:value-type="float" office:value="178867704">
                <text:p>178867704</text:p>
              </table:table-cell>
              <table:table-cell office:value-type="float" office:value="133164120">
                <text:p>133164120</text:p>
              </table:table-cell>
              <table:table-cell office:value-type="float" office:value="193172776">
                <text:p>193172776</text:p>
              </table:table-cell>
              <table:table-cell office:value-type="float" office:value="140653608">
                <text:p>1406536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8143192">
                <text:p>178143192</text:p>
              </table:table-cell>
              <table:table-cell office:value-type="float" office:value="189406936">
                <text:p>189406936</text:p>
              </table:table-cell>
              <table:table-cell office:value-type="float" office:value="133954520">
                <text:p>133954520</text:p>
              </table:table-cell>
              <table:table-cell office:value-type="float" office:value="204269576">
                <text:p>204269576</text:p>
              </table:table-cell>
              <table:table-cell office:value-type="float" office:value="145897848">
                <text:p>1458978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2258088">
                <text:p>192258088</text:p>
              </table:table-cell>
              <table:table-cell office:value-type="float" office:value="196685208">
                <text:p>196685208</text:p>
              </table:table-cell>
              <table:table-cell office:value-type="float" office:value="144046376">
                <text:p>144046376</text:p>
              </table:table-cell>
              <table:table-cell office:value-type="float" office:value="132717400">
                <text:p>132717400</text:p>
              </table:table-cell>
              <table:table-cell office:value-type="float" office:value="150027672">
                <text:p>1500276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9553240">
                <text:p>189553240</text:p>
              </table:table-cell>
              <table:table-cell office:value-type="float" office:value="194801320">
                <text:p>194801320</text:p>
              </table:table-cell>
              <table:table-cell office:value-type="float" office:value="150413448">
                <text:p>150413448</text:p>
              </table:table-cell>
              <table:table-cell office:value-type="float" office:value="136943624">
                <text:p>136943624</text:p>
              </table:table-cell>
              <table:table-cell office:value-type="float" office:value="153821544">
                <text:p>1538215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9803160">
                <text:p>199803160</text:p>
              </table:table-cell>
              <table:table-cell office:value-type="float" office:value="201963368">
                <text:p>201963368</text:p>
              </table:table-cell>
              <table:table-cell office:value-type="float" office:value="153367016">
                <text:p>153367016</text:p>
              </table:table-cell>
              <table:table-cell office:value-type="float" office:value="147145896">
                <text:p>147145896</text:p>
              </table:table-cell>
              <table:table-cell office:value-type="float" office:value="158418216">
                <text:p>1584182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875240">
                <text:p>196875240</text:p>
              </table:table-cell>
              <table:table-cell office:value-type="float" office:value="205008248">
                <text:p>205008248</text:p>
              </table:table-cell>
              <table:table-cell office:value-type="float" office:value="161560712">
                <text:p>161560712</text:p>
              </table:table-cell>
              <table:table-cell office:value-type="float" office:value="147791128">
                <text:p>147791128</text:p>
              </table:table-cell>
              <table:table-cell office:value-type="float" office:value="162804888">
                <text:p>1628048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9039656">
                <text:p>209039656</text:p>
              </table:table-cell>
              <table:table-cell office:value-type="float" office:value="212679960">
                <text:p>212679960</text:p>
              </table:table-cell>
              <table:table-cell office:value-type="float" office:value="165920040">
                <text:p>165920040</text:p>
              </table:table-cell>
              <table:table-cell office:value-type="float" office:value="161564552">
                <text:p>161564552</text:p>
              </table:table-cell>
              <table:table-cell office:value-type="float" office:value="167412264">
                <text:p>1674122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5618312">
                <text:p>205618312</text:p>
              </table:table-cell>
              <table:table-cell office:value-type="float" office:value="213958312">
                <text:p>213958312</text:p>
              </table:table-cell>
              <table:table-cell office:value-type="float" office:value="177189784">
                <text:p>177189784</text:p>
              </table:table-cell>
              <table:table-cell office:value-type="float" office:value="170051496">
                <text:p>170051496</text:p>
              </table:table-cell>
              <table:table-cell office:value-type="float" office:value="171294264">
                <text:p>17129426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4838952">
                <text:p>214838952</text:p>
              </table:table-cell>
              <table:table-cell office:value-type="float" office:value="205155240">
                <text:p>205155240</text:p>
              </table:table-cell>
              <table:table-cell office:value-type="float" office:value="176253464">
                <text:p>176253464</text:p>
              </table:table-cell>
              <table:table-cell office:value-type="float" office:value="180399400">
                <text:p>180399400</text:p>
              </table:table-cell>
              <table:table-cell office:value-type="float" office:value="174937512">
                <text:p>1749375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18814104">
                <text:p>218814104</text:p>
              </table:table-cell>
              <table:table-cell office:value-type="float" office:value="219624376">
                <text:p>219624376</text:p>
              </table:table-cell>
              <table:table-cell office:value-type="float" office:value="172911656">
                <text:p>172911656</text:p>
              </table:table-cell>
              <table:table-cell office:value-type="float" office:value="179664776">
                <text:p>179664776</text:p>
              </table:table-cell>
              <table:table-cell office:value-type="float" office:value="175848488">
                <text:p>1758484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1352600">
                <text:p>221352600</text:p>
              </table:table-cell>
              <table:table-cell office:value-type="float" office:value="224240648">
                <text:p>224240648</text:p>
              </table:table-cell>
              <table:table-cell office:value-type="float" office:value="176130632">
                <text:p>176130632</text:p>
              </table:table-cell>
              <table:table-cell office:value-type="float" office:value="194553272">
                <text:p>194553272</text:p>
              </table:table-cell>
              <table:table-cell office:value-type="float" office:value="192049192">
                <text:p>1920491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0236440">
                <text:p>180236440</text:p>
              </table:table-cell>
              <table:table-cell office:value-type="float" office:value="211526280">
                <text:p>211526280</text:p>
              </table:table-cell>
              <table:table-cell office:value-type="float" office:value="190286712">
                <text:p>190286712</text:p>
              </table:table-cell>
              <table:table-cell office:value-type="float" office:value="202163912">
                <text:p>202163912</text:p>
              </table:table-cell>
              <table:table-cell office:value-type="float" office:value="199333928">
                <text:p>1993339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3693240">
                <text:p>193693240</text:p>
              </table:table-cell>
              <table:table-cell office:value-type="float" office:value="226928680">
                <text:p>226928680</text:p>
              </table:table-cell>
              <table:table-cell office:value-type="float" office:value="199471016">
                <text:p>199471016</text:p>
              </table:table-cell>
              <table:table-cell office:value-type="float" office:value="211615048">
                <text:p>211615048</text:p>
              </table:table-cell>
              <table:table-cell office:value-type="float" office:value="199333928">
                <text:p>1993339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2985064">
                <text:p>212985064</text:p>
              </table:table-cell>
              <table:table-cell office:value-type="float" office:value="202647304">
                <text:p>202647304</text:p>
              </table:table-cell>
              <table:table-cell office:value-type="float" office:value="139918280">
                <text:p>139918280</text:p>
              </table:table-cell>
              <table:table-cell office:value-type="float" office:value="217830792">
                <text:p>217830792</text:p>
              </table:table-cell>
              <table:table-cell office:value-type="float" office:value="198302024">
                <text:p>1983020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1562296">
                <text:p>221562296</text:p>
              </table:table-cell>
              <table:table-cell office:value-type="float" office:value="211166936">
                <text:p>211166936</text:p>
              </table:table-cell>
              <table:table-cell office:value-type="float" office:value="148350120">
                <text:p>148350120</text:p>
              </table:table-cell>
              <table:table-cell office:value-type="float" office:value="163018088">
                <text:p>163018088</text:p>
              </table:table-cell>
              <table:table-cell office:value-type="float" office:value="199333928">
                <text:p>1993339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9783016">
                <text:p>219783016</text:p>
              </table:table-cell>
              <table:table-cell office:value-type="float" office:value="216779832">
                <text:p>216779832</text:p>
              </table:table-cell>
              <table:table-cell office:value-type="float" office:value="172911656">
                <text:p>172911656</text:p>
              </table:table-cell>
              <table:table-cell office:value-type="float" office:value="182981752">
                <text:p>182981752</text:p>
              </table:table-cell>
              <table:table-cell office:value-type="float" office:value="199333928">
                <text:p>1993339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5130616">
                <text:p>225130616</text:p>
              </table:table-cell>
              <table:table-cell office:value-type="float" office:value="232080296">
                <text:p>232080296</text:p>
              </table:table-cell>
              <table:table-cell office:value-type="float" office:value="179101608">
                <text:p>179101608</text:p>
              </table:table-cell>
              <table:table-cell office:value-type="float" office:value="203406760">
                <text:p>203406760</text:p>
              </table:table-cell>
              <table:table-cell office:value-type="float" office:value="200365832">
                <text:p>2003658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9173416">
                <text:p>129173416</text:p>
              </table:table-cell>
              <table:table-cell office:value-type="float" office:value="232670440">
                <text:p>232670440</text:p>
              </table:table-cell>
              <table:table-cell office:value-type="float" office:value="190549080">
                <text:p>190549080</text:p>
              </table:table-cell>
              <table:table-cell office:value-type="float" office:value="207974360">
                <text:p>207974360</text:p>
              </table:table-cell>
              <table:table-cell office:value-type="float" office:value="200365832">
                <text:p>2003658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4732120">
                <text:p>134732120</text:p>
              </table:table-cell>
              <table:table-cell office:value-type="float" office:value="226606184">
                <text:p>226606184</text:p>
              </table:table-cell>
              <table:table-cell office:value-type="float" office:value="192202840">
                <text:p>192202840</text:p>
              </table:table-cell>
              <table:table-cell office:value-type="float" office:value="201011560">
                <text:p>201011560</text:p>
              </table:table-cell>
              <table:table-cell office:value-type="float" office:value="200365832">
                <text:p>2003658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5764056">
                <text:p>135764056</text:p>
              </table:table-cell>
              <table:table-cell office:value-type="float" office:value="227589656">
                <text:p>227589656</text:p>
              </table:table-cell>
              <table:table-cell office:value-type="float" office:value="138196824">
                <text:p>138196824</text:p>
              </table:table-cell>
              <table:table-cell office:value-type="float" office:value="222090616">
                <text:p>222090616</text:p>
              </table:table-cell>
              <table:table-cell office:value-type="float" office:value="200365832">
                <text:p>2003658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3693288">
                <text:p>153693288</text:p>
              </table:table-cell>
              <table:table-cell office:value-type="float" office:value="126905672">
                <text:p>126905672</text:p>
              </table:table-cell>
              <table:table-cell office:value-type="float" office:value="155037352">
                <text:p>155037352</text:p>
              </table:table-cell>
              <table:table-cell office:value-type="float" office:value="224278424">
                <text:p>224278424</text:p>
              </table:table-cell>
              <table:table-cell office:value-type="float" office:value="200365832">
                <text:p>2003658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6844952">
                <text:p>166844952</text:p>
              </table:table-cell>
              <table:table-cell office:value-type="float" office:value="153122616">
                <text:p>153122616</text:p>
              </table:table-cell>
              <table:table-cell office:value-type="float" office:value="165424840">
                <text:p>165424840</text:p>
              </table:table-cell>
              <table:table-cell office:value-type="float" office:value="225130616">
                <text:p>225130616</text:p>
              </table:table-cell>
              <table:table-cell office:value-type="float" office:value="200365832">
                <text:p>2003658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8763640">
                <text:p>178763640</text:p>
              </table:table-cell>
              <table:table-cell office:value-type="float" office:value="188972872">
                <text:p>188972872</text:p>
              </table:table-cell>
              <table:table-cell office:value-type="float" office:value="185837480">
                <text:p>185837480</text:p>
              </table:table-cell>
              <table:table-cell office:value-type="float" office:value="119886280">
                <text:p>119886280</text:p>
              </table:table-cell>
              <table:table-cell office:value-type="float" office:value="201397736">
                <text:p>2013977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1078056">
                <text:p>191078056</text:p>
              </table:table-cell>
              <table:table-cell office:value-type="float" office:value="197378952">
                <text:p>197378952</text:p>
              </table:table-cell>
              <table:table-cell office:value-type="float" office:value="196619640">
                <text:p>196619640</text:p>
              </table:table-cell>
              <table:table-cell office:value-type="float" office:value="134728616">
                <text:p>134728616</text:p>
              </table:table-cell>
              <table:table-cell office:value-type="float" office:value="201397736">
                <text:p>2013977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2489896">
                <text:p>202489896</text:p>
              </table:table-cell>
              <table:table-cell office:value-type="float" office:value="199791736">
                <text:p>199791736</text:p>
              </table:table-cell>
              <table:table-cell office:value-type="float" office:value="199496792">
                <text:p>199496792</text:p>
              </table:table-cell>
              <table:table-cell office:value-type="float" office:value="134728616">
                <text:p>134728616</text:p>
              </table:table-cell>
              <table:table-cell office:value-type="float" office:value="201397736">
                <text:p>2013977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11964856">
                <text:p>211964856</text:p>
              </table:table-cell>
              <table:table-cell office:value-type="float" office:value="208180344">
                <text:p>208180344</text:p>
              </table:table-cell>
              <table:table-cell office:value-type="float" office:value="213892744">
                <text:p>213892744</text:p>
              </table:table-cell>
              <table:table-cell office:value-type="float" office:value="137428648">
                <text:p>137428648</text:p>
              </table:table-cell>
              <table:table-cell office:value-type="float" office:value="201397736">
                <text:p>2013977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12463832">
                <text:p>212463832</text:p>
              </table:table-cell>
              <table:table-cell office:value-type="float" office:value="211870344">
                <text:p>211870344</text:p>
              </table:table-cell>
              <table:table-cell office:value-type="float" office:value="210874744">
                <text:p>210874744</text:p>
              </table:table-cell>
              <table:table-cell office:value-type="float" office:value="155377176">
                <text:p>155377176</text:p>
              </table:table-cell>
              <table:table-cell office:value-type="float" office:value="201397736">
                <text:p>2013977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2244648">
                <text:p>212244648</text:p>
              </table:table-cell>
              <table:table-cell office:value-type="float" office:value="225974936">
                <text:p>225974936</text:p>
              </table:table-cell>
              <table:table-cell office:value-type="float" office:value="224306216">
                <text:p>224306216</text:p>
              </table:table-cell>
              <table:table-cell office:value-type="float" office:value="166449240">
                <text:p>166449240</text:p>
              </table:table-cell>
              <table:table-cell office:value-type="float" office:value="202429640">
                <text:p>20242964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7990744">
                <text:p>127990744</text:p>
              </table:table-cell>
              <table:table-cell office:value-type="float" office:value="212161576">
                <text:p>212161576</text:p>
              </table:table-cell>
              <table:table-cell office:value-type="float" office:value="193255592">
                <text:p>193255592</text:p>
              </table:table-cell>
              <table:table-cell office:value-type="float" office:value="177861720">
                <text:p>177861720</text:p>
              </table:table-cell>
              <table:table-cell office:value-type="float" office:value="202429640">
                <text:p>20242964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963800">
                <text:p>149963800</text:p>
              </table:table-cell>
              <table:table-cell office:value-type="float" office:value="212489416">
                <text:p>212489416</text:p>
              </table:table-cell>
              <table:table-cell office:value-type="float" office:value="199483960">
                <text:p>199483960</text:p>
              </table:table-cell>
              <table:table-cell office:value-type="float" office:value="189726648">
                <text:p>18972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6459944">
                <text:p>166459944</text:p>
              </table:table-cell>
              <table:table-cell office:value-type="float" office:value="212620552">
                <text:p>212620552</text:p>
              </table:table-cell>
              <table:table-cell office:value-type="float" office:value="207166920">
                <text:p>207166920</text:p>
              </table:table-cell>
              <table:table-cell office:value-type="float" office:value="197464728">
                <text:p>197464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8501416">
                <text:p>178501416</text:p>
              </table:table-cell>
              <table:table-cell office:value-type="float" office:value="145899432">
                <text:p>145899432</text:p>
              </table:table-cell>
              <table:table-cell office:value-type="float" office:value="219174792">
                <text:p>219174792</text:p>
              </table:table-cell>
              <table:table-cell office:value-type="float" office:value="203279160">
                <text:p>203279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0173768">
                <text:p>190173768</text:p>
              </table:table-cell>
              <table:table-cell office:value-type="float" office:value="161377992">
                <text:p>161377992</text:p>
              </table:table-cell>
              <table:table-cell office:value-type="float" office:value="215082248">
                <text:p>215082248</text:p>
              </table:table-cell>
              <table:table-cell office:value-type="float" office:value="209508856">
                <text:p>209508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0799432">
                <text:p>200799432</text:p>
              </table:table-cell>
              <table:table-cell office:value-type="float" office:value="181048280">
                <text:p>181048280</text:p>
              </table:table-cell>
              <table:table-cell office:value-type="float" office:value="236475688">
                <text:p>236475688</text:p>
              </table:table-cell>
              <table:table-cell office:value-type="float" office:value="221060232">
                <text:p>22106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6578200">
                <text:p>206578200</text:p>
              </table:table-cell>
              <table:table-cell office:value-type="float" office:value="204958584">
                <text:p>204958584</text:p>
              </table:table-cell>
              <table:table-cell office:value-type="float" office:value="240742712">
                <text:p>240742712</text:p>
              </table:table-cell>
              <table:table-cell office:value-type="float" office:value="228922104">
                <text:p>22892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7282440">
                <text:p>217282440</text:p>
              </table:table-cell>
              <table:table-cell office:value-type="float" office:value="207026504">
                <text:p>207026504</text:p>
              </table:table-cell>
              <table:table-cell office:value-type="float" office:value="239566120">
                <text:p>239566120</text:p>
              </table:table-cell>
              <table:table-cell office:value-type="float" office:value="242753256">
                <text:p>242753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1115592">
                <text:p>191115592</text:p>
              </table:table-cell>
              <table:table-cell office:value-type="float" office:value="213992504">
                <text:p>213992504</text:p>
              </table:table-cell>
              <table:table-cell office:value-type="float" office:value="263428216">
                <text:p>263428216</text:p>
              </table:table-cell>
              <table:table-cell office:value-type="float" office:value="254950968">
                <text:p>25495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19129064">
                <text:p>219129064</text:p>
              </table:table-cell>
              <table:table-cell office:value-type="float" office:value="233230520">
                <text:p>233230520</text:p>
              </table:table-cell>
              <table:table-cell office:value-type="float" office:value="267540936">
                <text:p>267540936</text:p>
              </table:table-cell>
              <table:table-cell office:value-type="float" office:value="167513752">
                <text:p>167513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4098808">
                <text:p>234098808</text:p>
              </table:table-cell>
              <table:table-cell office:value-type="float" office:value="222878968">
                <text:p>222878968</text:p>
              </table:table-cell>
              <table:table-cell office:value-type="float" office:value="271016136">
                <text:p>271016136</text:p>
              </table:table-cell>
              <table:table-cell office:value-type="float" office:value="193991560">
                <text:p>19399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5351496">
                <text:p>245351496</text:p>
              </table:table-cell>
              <table:table-cell office:value-type="float" office:value="245869560">
                <text:p>245869560</text:p>
              </table:table-cell>
              <table:table-cell office:value-type="float" office:value="185997032">
                <text:p>185997032</text:p>
              </table:table-cell>
              <table:table-cell office:value-type="float" office:value="215518936">
                <text:p>215518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8023784">
                <text:p>258023784</text:p>
              </table:table-cell>
              <table:table-cell office:value-type="float" office:value="252865416">
                <text:p>252865416</text:p>
              </table:table-cell>
              <table:table-cell office:value-type="float" office:value="205519864">
                <text:p>205519864</text:p>
              </table:table-cell>
              <table:table-cell office:value-type="float" office:value="228384552">
                <text:p>228384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67993224">
                <text:p>267993224</text:p>
              </table:table-cell>
              <table:table-cell office:value-type="float" office:value="271226504">
                <text:p>271226504</text:p>
              </table:table-cell>
              <table:table-cell office:value-type="float" office:value="228904664">
                <text:p>228904664</text:p>
              </table:table-cell>
              <table:table-cell office:value-type="float" office:value="241441800">
                <text:p>24144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8466744">
                <text:p>268466744</text:p>
              </table:table-cell>
              <table:table-cell office:value-type="float" office:value="266058520">
                <text:p>266058520</text:p>
              </table:table-cell>
              <table:table-cell office:value-type="float" office:value="236735400">
                <text:p>236735400</text:p>
              </table:table-cell>
              <table:table-cell office:value-type="float" office:value="252534408">
                <text:p>252534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6442648">
                <text:p>106442648</text:p>
              </table:table-cell>
              <table:table-cell office:value-type="float" office:value="185934184">
                <text:p>185934184</text:p>
              </table:table-cell>
              <table:table-cell office:value-type="float" office:value="251062008">
                <text:p>251062008</text:p>
              </table:table-cell>
              <table:table-cell office:value-type="float" office:value="164334472">
                <text:p>164334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2666408">
                <text:p>112666408</text:p>
              </table:table-cell>
              <table:table-cell office:value-type="float" office:value="199873192">
                <text:p>199873192</text:p>
              </table:table-cell>
              <table:table-cell office:value-type="float" office:value="251193336">
                <text:p>251193336</text:p>
              </table:table-cell>
              <table:table-cell office:value-type="float" office:value="190132072">
                <text:p>19013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7963272">
                <text:p>127963272</text:p>
              </table:table-cell>
              <table:table-cell office:value-type="float" office:value="229758632">
                <text:p>229758632</text:p>
              </table:table-cell>
              <table:table-cell office:value-type="float" office:value="274465416">
                <text:p>274465416</text:p>
              </table:table-cell>
              <table:table-cell office:value-type="float" office:value="210226792">
                <text:p>210226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0608888">
                <text:p>140608888</text:p>
              </table:table-cell>
              <table:table-cell office:value-type="float" office:value="239524232">
                <text:p>239524232</text:p>
              </table:table-cell>
              <table:table-cell office:value-type="float" office:value="187121624">
                <text:p>187121624</text:p>
              </table:table-cell>
              <table:table-cell office:value-type="float" office:value="222487992">
                <text:p>222487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3064984">
                <text:p>153064984</text:p>
              </table:table-cell>
              <table:table-cell office:value-type="float" office:value="239836632">
                <text:p>239836632</text:p>
              </table:table-cell>
              <table:table-cell office:value-type="float" office:value="198040936">
                <text:p>198040936</text:p>
              </table:table-cell>
              <table:table-cell office:value-type="float" office:value="235137240">
                <text:p>235137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6357576">
                <text:p>166357576</text:p>
              </table:table-cell>
              <table:table-cell office:value-type="float" office:value="250622968">
                <text:p>250622968</text:p>
              </table:table-cell>
              <table:table-cell office:value-type="float" office:value="233856792">
                <text:p>233856792</text:p>
              </table:table-cell>
              <table:table-cell office:value-type="float" office:value="248219304">
                <text:p>248219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0043048">
                <text:p>180043048</text:p>
              </table:table-cell>
              <table:table-cell office:value-type="float" office:value="176977128">
                <text:p>176977128</text:p>
              </table:table-cell>
              <table:table-cell office:value-type="float" office:value="240426872">
                <text:p>240426872</text:p>
              </table:table-cell>
              <table:table-cell office:value-type="float" office:value="156931688">
                <text:p>15693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2778200">
                <text:p>202778200</text:p>
              </table:table-cell>
              <table:table-cell office:value-type="float" office:value="194717096">
                <text:p>194717096</text:p>
              </table:table-cell>
              <table:table-cell office:value-type="float" office:value="242473320">
                <text:p>242473320</text:p>
              </table:table-cell>
              <table:table-cell office:value-type="float" office:value="179283112">
                <text:p>179283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8518056">
                <text:p>218518056</text:p>
              </table:table-cell>
              <table:table-cell office:value-type="float" office:value="216410216">
                <text:p>216410216</text:p>
              </table:table-cell>
              <table:table-cell office:value-type="float" office:value="259056344">
                <text:p>259056344</text:p>
              </table:table-cell>
              <table:table-cell office:value-type="float" office:value="203001064">
                <text:p>20300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0766888">
                <text:p>230766888</text:p>
              </table:table-cell>
              <table:table-cell office:value-type="float" office:value="235484232">
                <text:p>235484232</text:p>
              </table:table-cell>
              <table:table-cell office:value-type="float" office:value="180294600">
                <text:p>180294600</text:p>
              </table:table-cell>
              <table:table-cell office:value-type="float" office:value="218667768">
                <text:p>21866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2358264">
                <text:p>242358264</text:p>
              </table:table-cell>
              <table:table-cell office:value-type="float" office:value="245118696">
                <text:p>245118696</text:p>
              </table:table-cell>
              <table:table-cell office:value-type="float" office:value="198770120">
                <text:p>198770120</text:p>
              </table:table-cell>
              <table:table-cell office:value-type="float" office:value="230813688">
                <text:p>230813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5406968">
                <text:p>255406968</text:p>
              </table:table-cell>
              <table:table-cell office:value-type="float" office:value="255136712">
                <text:p>255136712</text:p>
              </table:table-cell>
              <table:table-cell office:value-type="float" office:value="207621240">
                <text:p>207621240</text:p>
              </table:table-cell>
              <table:table-cell office:value-type="float" office:value="243193560">
                <text:p>243193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65008920">
                <text:p>265008920</text:p>
              </table:table-cell>
              <table:table-cell office:value-type="float" office:value="172989560">
                <text:p>172989560</text:p>
              </table:table-cell>
              <table:table-cell office:value-type="float" office:value="231685576">
                <text:p>231685576</text:p>
              </table:table-cell>
              <table:table-cell office:value-type="float" office:value="255511656">
                <text:p>25551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4223512">
                <text:p>184223512</text:p>
              </table:table-cell>
              <table:table-cell office:value-type="float" office:value="187346472">
                <text:p>187346472</text:p>
              </table:table-cell>
              <table:table-cell office:value-type="float" office:value="234398104">
                <text:p>234398104</text:p>
              </table:table-cell>
              <table:table-cell office:value-type="float" office:value="164304328">
                <text:p>16430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3463304">
                <text:p>203463304</text:p>
              </table:table-cell>
              <table:table-cell office:value-type="float" office:value="218583944">
                <text:p>218583944</text:p>
              </table:table-cell>
              <table:table-cell office:value-type="float" office:value="255771048">
                <text:p>255771048</text:p>
              </table:table-cell>
              <table:table-cell office:value-type="float" office:value="193197640">
                <text:p>193197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2842136">
                <text:p>222842136</text:p>
              </table:table-cell>
              <table:table-cell office:value-type="float" office:value="224818040">
                <text:p>224818040</text:p>
              </table:table-cell>
              <table:table-cell office:value-type="float" office:value="255522024">
                <text:p>255522024</text:p>
              </table:table-cell>
              <table:table-cell office:value-type="float" office:value="214921864">
                <text:p>21492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34415224">
                <text:p>234415224</text:p>
              </table:table-cell>
              <table:table-cell office:value-type="float" office:value="242450440">
                <text:p>242450440</text:p>
              </table:table-cell>
              <table:table-cell office:value-type="float" office:value="179141080">
                <text:p>179141080</text:p>
              </table:table-cell>
              <table:table-cell office:value-type="float" office:value="229817592">
                <text:p>229817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7686648">
                <text:p>247686648</text:p>
              </table:table-cell>
              <table:table-cell office:value-type="float" office:value="260908136">
                <text:p>260908136</text:p>
              </table:table-cell>
              <table:table-cell office:value-type="float" office:value="203615288">
                <text:p>203615288</text:p>
              </table:table-cell>
              <table:table-cell office:value-type="float" office:value="241459656">
                <text:p>241459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58667368">
                <text:p>258667368</text:p>
              </table:table-cell>
              <table:table-cell office:value-type="float" office:value="159846520">
                <text:p>159846520</text:p>
              </table:table-cell>
              <table:table-cell office:value-type="float" office:value="228065688">
                <text:p>228065688</text:p>
              </table:table-cell>
              <table:table-cell office:value-type="float" office:value="253225512">
                <text:p>25322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7934056">
                <text:p>167934056</text:p>
              </table:table-cell>
              <table:table-cell office:value-type="float" office:value="182480760">
                <text:p>182480760</text:p>
              </table:table-cell>
              <table:table-cell office:value-type="float" office:value="234652952">
                <text:p>234652952</text:p>
              </table:table-cell>
              <table:table-cell office:value-type="float" office:value="262659480">
                <text:p>262659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1848792">
                <text:p>191848792</text:p>
              </table:table-cell>
              <table:table-cell office:value-type="float" office:value="221579464">
                <text:p>221579464</text:p>
              </table:table-cell>
              <table:table-cell office:value-type="float" office:value="254199912">
                <text:p>254199912</text:p>
              </table:table-cell>
              <table:table-cell office:value-type="float" office:value="263303768">
                <text:p>263303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1006936">
                <text:p>211006936</text:p>
              </table:table-cell>
              <table:table-cell office:value-type="float" office:value="230038600">
                <text:p>230038600</text:p>
              </table:table-cell>
              <table:table-cell office:value-type="float" office:value="255856008">
                <text:p>255856008</text:p>
              </table:table-cell>
              <table:table-cell office:value-type="float" office:value="162750568">
                <text:p>162750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28179976">
                <text:p>228179976</text:p>
              </table:table-cell>
              <table:table-cell office:value-type="float" office:value="233870664">
                <text:p>233870664</text:p>
              </table:table-cell>
              <table:table-cell office:value-type="float" office:value="279411368">
                <text:p>279411368</text:p>
              </table:table-cell>
              <table:table-cell office:value-type="float" office:value="162747992">
                <text:p>162747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0801096">
                <text:p>240801096</text:p>
              </table:table-cell>
              <table:table-cell office:value-type="float" office:value="258427736">
                <text:p>258427736</text:p>
              </table:table-cell>
              <table:table-cell office:value-type="float" office:value="274644808">
                <text:p>274644808</text:p>
              </table:table-cell>
              <table:table-cell office:value-type="float" office:value="166386712">
                <text:p>166386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54225976">
                <text:p>254225976</text:p>
              </table:table-cell>
              <table:table-cell office:value-type="float" office:value="156972440">
                <text:p>156972440</text:p>
              </table:table-cell>
              <table:table-cell office:value-type="float" office:value="289093640">
                <text:p>289093640</text:p>
              </table:table-cell>
              <table:table-cell office:value-type="float" office:value="186511128">
                <text:p>18651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67598728">
                <text:p>267598728</text:p>
              </table:table-cell>
              <table:table-cell office:value-type="float" office:value="178657672">
                <text:p>178657672</text:p>
              </table:table-cell>
              <table:table-cell office:value-type="float" office:value="289093640">
                <text:p>289093640</text:p>
              </table:table-cell>
              <table:table-cell office:value-type="float" office:value="199791384">
                <text:p>19979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3172456">
                <text:p>183172456</text:p>
              </table:table-cell>
              <table:table-cell office:value-type="float" office:value="214074840">
                <text:p>214074840</text:p>
              </table:table-cell>
              <table:table-cell office:value-type="float" office:value="180581856">
                <text:p>180581856</text:p>
              </table:table-cell>
              <table:table-cell office:value-type="float" office:value="208718952">
                <text:p>208718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3215096">
                <text:p>203215096</text:p>
              </table:table-cell>
              <table:table-cell office:value-type="float" office:value="228251032">
                <text:p>228251032</text:p>
              </table:table-cell>
              <table:table-cell office:value-type="float" office:value="196527512">
                <text:p>196527512</text:p>
              </table:table-cell>
              <table:table-cell office:value-type="float" office:value="219744792">
                <text:p>219744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22651096">
                <text:p>222651096</text:p>
              </table:table-cell>
              <table:table-cell office:value-type="float" office:value="235442648">
                <text:p>235442648</text:p>
              </table:table-cell>
              <table:table-cell office:value-type="float" office:value="196527512">
                <text:p>196527512</text:p>
              </table:table-cell>
              <table:table-cell office:value-type="float" office:value="232713720">
                <text:p>232713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34935352">
                <text:p>234935352</text:p>
              </table:table-cell>
              <table:table-cell office:value-type="float" office:value="256266792">
                <text:p>256266792</text:p>
              </table:table-cell>
              <table:table-cell office:value-type="float" office:value="203181208">
                <text:p>203181208</text:p>
              </table:table-cell>
              <table:table-cell office:value-type="float" office:value="244707912">
                <text:p>244707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7533912">
                <text:p>247533912</text:p>
              </table:table-cell>
              <table:table-cell office:value-type="float" office:value="247223832">
                <text:p>247223832</text:p>
              </table:table-cell>
              <table:table-cell office:value-type="float" office:value="219414168">
                <text:p>219414168</text:p>
              </table:table-cell>
              <table:table-cell office:value-type="float" office:value="231720760">
                <text:p>23172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59267944">
                <text:p>259267944</text:p>
              </table:table-cell>
              <table:table-cell office:value-type="float" office:value="179287032">
                <text:p>179287032</text:p>
              </table:table-cell>
              <table:table-cell office:value-type="float" office:value="232216440">
                <text:p>232216440</text:p>
              </table:table-cell>
              <table:table-cell office:value-type="float" office:value="252399240">
                <text:p>252399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1684328">
                <text:p>171684328</text:p>
              </table:table-cell>
              <table:table-cell office:value-type="float" office:value="196421032">
                <text:p>196421032</text:p>
              </table:table-cell>
              <table:table-cell office:value-type="float" office:value="244231368">
                <text:p>244231368</text:p>
              </table:table-cell>
              <table:table-cell office:value-type="float" office:value="252984008">
                <text:p>25298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7481496">
                <text:p>197481496</text:p>
              </table:table-cell>
              <table:table-cell office:value-type="float" office:value="229103416">
                <text:p>229103416</text:p>
              </table:table-cell>
              <table:table-cell office:value-type="float" office:value="254629848">
                <text:p>254629848</text:p>
              </table:table-cell>
              <table:table-cell office:value-type="float" office:value="175546640">
                <text:p>175546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7433688">
                <text:p>217433688</text:p>
              </table:table-cell>
              <table:table-cell office:value-type="float" office:value="245161880">
                <text:p>245161880</text:p>
              </table:table-cell>
              <table:table-cell office:value-type="float" office:value="267961464">
                <text:p>267961464</text:p>
              </table:table-cell>
              <table:table-cell office:value-type="float" office:value="175442456">
                <text:p>17544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29302600">
                <text:p>229302600</text:p>
              </table:table-cell>
              <table:table-cell office:value-type="float" office:value="253054824">
                <text:p>253054824</text:p>
              </table:table-cell>
              <table:table-cell office:value-type="float" office:value="184146952">
                <text:p>184146952</text:p>
              </table:table-cell>
              <table:table-cell office:value-type="float" office:value="175442456">
                <text:p>17544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2019912">
                <text:p>242019912</text:p>
              </table:table-cell>
              <table:table-cell office:value-type="float" office:value="255970568">
                <text:p>255970568</text:p>
              </table:table-cell>
              <table:table-cell office:value-type="float" office:value="203458360">
                <text:p>203458360</text:p>
              </table:table-cell>
              <table:table-cell office:value-type="float" office:value="197185224">
                <text:p>197185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3985448">
                <text:p>253985448</text:p>
              </table:table-cell>
              <table:table-cell office:value-type="float" office:value="281598712">
                <text:p>281598712</text:p>
              </table:table-cell>
              <table:table-cell office:value-type="float" office:value="225598056">
                <text:p>225598056</text:p>
              </table:table-cell>
              <table:table-cell office:value-type="float" office:value="207083832">
                <text:p>20708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66693096">
                <text:p>266693096</text:p>
              </table:table-cell>
              <table:table-cell office:value-type="float" office:value="194166456">
                <text:p>194166456</text:p>
              </table:table-cell>
              <table:table-cell office:value-type="float" office:value="238600968">
                <text:p>238600968</text:p>
              </table:table-cell>
              <table:table-cell office:value-type="float" office:value="217899912">
                <text:p>217899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0699048">
                <text:p>190699048</text:p>
              </table:table-cell>
              <table:table-cell office:value-type="float" office:value="218075192">
                <text:p>218075192</text:p>
              </table:table-cell>
              <table:table-cell office:value-type="float" office:value="249701544">
                <text:p>249701544</text:p>
              </table:table-cell>
              <table:table-cell office:value-type="float" office:value="230170008">
                <text:p>23017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6440296">
                <text:p>216440296</text:p>
              </table:table-cell>
              <table:table-cell office:value-type="float" office:value="243210824">
                <text:p>243210824</text:p>
              </table:table-cell>
              <table:table-cell office:value-type="float" office:value="252983096">
                <text:p>252983096</text:p>
              </table:table-cell>
              <table:table-cell office:value-type="float" office:value="243893544">
                <text:p>243893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3985576">
                <text:p>233985576</text:p>
              </table:table-cell>
              <table:table-cell office:value-type="float" office:value="252845288">
                <text:p>252845288</text:p>
              </table:table-cell>
              <table:table-cell office:value-type="float" office:value="152320136">
                <text:p>152320136</text:p>
              </table:table-cell>
              <table:table-cell office:value-type="float" office:value="256572984">
                <text:p>256572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36639016">
                <text:p>236639016</text:p>
              </table:table-cell>
              <table:table-cell office:value-type="float" office:value="260006840">
                <text:p>260006840</text:p>
              </table:table-cell>
              <table:table-cell office:value-type="float" office:value="153351608">
                <text:p>153351608</text:p>
              </table:table-cell>
              <table:table-cell office:value-type="float" office:value="262029960">
                <text:p>262029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3568760">
                <text:p>253568760</text:p>
              </table:table-cell>
              <table:table-cell office:value-type="float" office:value="152195176">
                <text:p>152195176</text:p>
              </table:table-cell>
              <table:table-cell office:value-type="float" office:value="157687240">
                <text:p>157687240</text:p>
              </table:table-cell>
              <table:table-cell office:value-type="float" office:value="267763512">
                <text:p>267763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72413528">
                <text:p>272413528</text:p>
              </table:table-cell>
              <table:table-cell office:value-type="float" office:value="179788296">
                <text:p>179788296</text:p>
              </table:table-cell>
              <table:table-cell office:value-type="float" office:value="175980072">
                <text:p>175980072</text:p>
              </table:table-cell>
              <table:table-cell office:value-type="float" office:value="268457768">
                <text:p>26845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4594616">
                <text:p>184594616</text:p>
              </table:table-cell>
              <table:table-cell office:value-type="float" office:value="205766808">
                <text:p>205766808</text:p>
              </table:table-cell>
              <table:table-cell office:value-type="float" office:value="189024984">
                <text:p>189024984</text:p>
              </table:table-cell>
              <table:table-cell office:value-type="float" office:value="176179672">
                <text:p>176179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4814216">
                <text:p>194814216</text:p>
              </table:table-cell>
              <table:table-cell office:value-type="float" office:value="230392392">
                <text:p>230392392</text:p>
              </table:table-cell>
              <table:table-cell office:value-type="float" office:value="201213240">
                <text:p>201213240</text:p>
              </table:table-cell>
              <table:table-cell office:value-type="float" office:value="176177096">
                <text:p>176177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8016696">
                <text:p>218016696</text:p>
              </table:table-cell>
              <table:table-cell office:value-type="float" office:value="241250744">
                <text:p>241250744</text:p>
              </table:table-cell>
              <table:table-cell office:value-type="float" office:value="211902024">
                <text:p>211902024</text:p>
              </table:table-cell>
              <table:table-cell office:value-type="float" office:value="176836376">
                <text:p>176836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41599528">
                <text:p>241599528</text:p>
              </table:table-cell>
              <table:table-cell office:value-type="float" office:value="252021800">
                <text:p>252021800</text:p>
              </table:table-cell>
              <table:table-cell office:value-type="float" office:value="225078072">
                <text:p>225078072</text:p>
              </table:table-cell>
              <table:table-cell office:value-type="float" office:value="200571480">
                <text:p>20057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39512392">
                <text:p>239512392</text:p>
              </table:table-cell>
              <table:table-cell office:value-type="float" office:value="153467576">
                <text:p>153467576</text:p>
              </table:table-cell>
              <table:table-cell office:value-type="float" office:value="202282120">
                <text:p>202282120</text:p>
              </table:table-cell>
              <table:table-cell office:value-type="float" office:value="210122856">
                <text:p>210122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3320856">
                <text:p>263320856</text:p>
              </table:table-cell>
              <table:table-cell office:value-type="float" office:value="184935976">
                <text:p>184935976</text:p>
              </table:table-cell>
              <table:table-cell office:value-type="float" office:value="225335576">
                <text:p>225335576</text:p>
              </table:table-cell>
              <table:table-cell office:value-type="float" office:value="221350296">
                <text:p>221350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1711976">
                <text:p>181711976</text:p>
              </table:table-cell>
              <table:table-cell office:value-type="float" office:value="203582712">
                <text:p>203582712</text:p>
              </table:table-cell>
              <table:table-cell office:value-type="float" office:value="244357944">
                <text:p>244357944</text:p>
              </table:table-cell>
              <table:table-cell office:value-type="float" office:value="233248152">
                <text:p>233248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8095288">
                <text:p>188095288</text:p>
              </table:table-cell>
              <table:table-cell office:value-type="float" office:value="228878360">
                <text:p>228878360</text:p>
              </table:table-cell>
              <table:table-cell office:value-type="float" office:value="257433336">
                <text:p>257433336</text:p>
              </table:table-cell>
              <table:table-cell office:value-type="float" office:value="246056664">
                <text:p>246056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2160792">
                <text:p>212160792</text:p>
              </table:table-cell>
              <table:table-cell office:value-type="float" office:value="234723624">
                <text:p>234723624</text:p>
              </table:table-cell>
              <table:table-cell office:value-type="float" office:value="263301848">
                <text:p>263301848</text:p>
              </table:table-cell>
              <table:table-cell office:value-type="float" office:value="259159944">
                <text:p>259159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33072968">
                <text:p>233072968</text:p>
              </table:table-cell>
              <table:table-cell office:value-type="float" office:value="253168648">
                <text:p>253168648</text:p>
              </table:table-cell>
              <table:table-cell office:value-type="float" office:value="263301848">
                <text:p>263301848</text:p>
              </table:table-cell>
              <table:table-cell office:value-type="float" office:value="268869048">
                <text:p>268869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41789448">
                <text:p>241789448</text:p>
              </table:table-cell>
              <table:table-cell office:value-type="float" office:value="243252872">
                <text:p>243252872</text:p>
              </table:table-cell>
              <table:table-cell office:value-type="float" office:value="196188632">
                <text:p>196188632</text:p>
              </table:table-cell>
              <table:table-cell office:value-type="float" office:value="265358936">
                <text:p>265358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47066808">
                <text:p>247066808</text:p>
              </table:table-cell>
              <table:table-cell office:value-type="float" office:value="187984968">
                <text:p>187984968</text:p>
              </table:table-cell>
              <table:table-cell office:value-type="float" office:value="196188632">
                <text:p>196188632</text:p>
              </table:table-cell>
              <table:table-cell office:value-type="float" office:value="265358936">
                <text:p>265358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69041672">
                <text:p>269041672</text:p>
              </table:table-cell>
              <table:table-cell office:value-type="float" office:value="217374904">
                <text:p>217374904</text:p>
              </table:table-cell>
              <table:table-cell office:value-type="float" office:value="196188632">
                <text:p>196188632</text:p>
              </table:table-cell>
              <table:table-cell office:value-type="float" office:value="172347176">
                <text:p>17234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2421512">
                <text:p>202421512</text:p>
              </table:table-cell>
              <table:table-cell office:value-type="float" office:value="229518424">
                <text:p>229518424</text:p>
              </table:table-cell>
              <table:table-cell office:value-type="float" office:value="214523896">
                <text:p>214523896</text:p>
              </table:table-cell>
              <table:table-cell office:value-type="float" office:value="172347176">
                <text:p>17234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5829336">
                <text:p>205829336</text:p>
              </table:table-cell>
              <table:table-cell office:value-type="float" office:value="233121112">
                <text:p>233121112</text:p>
              </table:table-cell>
              <table:table-cell office:value-type="float" office:value="227209656">
                <text:p>227209656</text:p>
              </table:table-cell>
              <table:table-cell office:value-type="float" office:value="187980616">
                <text:p>187980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8261704">
                <text:p>228261704</text:p>
              </table:table-cell>
              <table:table-cell office:value-type="float" office:value="256369736">
                <text:p>256369736</text:p>
              </table:table-cell>
              <table:table-cell office:value-type="float" office:value="239140344">
                <text:p>239140344</text:p>
              </table:table-cell>
              <table:table-cell office:value-type="float" office:value="202480392">
                <text:p>202480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50747720">
                <text:p>250747720</text:p>
              </table:table-cell>
              <table:table-cell office:value-type="float" office:value="154132040">
                <text:p>154132040</text:p>
              </table:table-cell>
              <table:table-cell office:value-type="float" office:value="251503800">
                <text:p>251503800</text:p>
              </table:table-cell>
              <table:table-cell office:value-type="float" office:value="215279096">
                <text:p>215279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54517960">
                <text:p>254517960</text:p>
              </table:table-cell>
              <table:table-cell office:value-type="float" office:value="173681896">
                <text:p>173681896</text:p>
              </table:table-cell>
              <table:table-cell office:value-type="float" office:value="260838312">
                <text:p>260838312</text:p>
              </table:table-cell>
              <table:table-cell office:value-type="float" office:value="230161304">
                <text:p>23016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2583080">
                <text:p>262583080</text:p>
              </table:table-cell>
              <table:table-cell office:value-type="float" office:value="207687576">
                <text:p>207687576</text:p>
              </table:table-cell>
              <table:table-cell office:value-type="float" office:value="176988280">
                <text:p>176988280</text:p>
              </table:table-cell>
              <table:table-cell office:value-type="float" office:value="236582840">
                <text:p>236582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6713656">
                <text:p>186713656</text:p>
              </table:table-cell>
              <table:table-cell office:value-type="float" office:value="221732600">
                <text:p>221732600</text:p>
              </table:table-cell>
              <table:table-cell office:value-type="float" office:value="198361624">
                <text:p>198361624</text:p>
              </table:table-cell>
              <table:table-cell office:value-type="float" office:value="238690968">
                <text:p>23869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7063752">
                <text:p>197063752</text:p>
              </table:table-cell>
              <table:table-cell office:value-type="float" office:value="226288184">
                <text:p>226288184</text:p>
              </table:table-cell>
              <table:table-cell office:value-type="float" office:value="215367576">
                <text:p>215367576</text:p>
              </table:table-cell>
              <table:table-cell office:value-type="float" office:value="259396856">
                <text:p>259396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8244536">
                <text:p>228244536</text:p>
              </table:table-cell>
              <table:table-cell office:value-type="float" office:value="245069176">
                <text:p>245069176</text:p>
              </table:table-cell>
              <table:table-cell office:value-type="float" office:value="226688856">
                <text:p>226688856</text:p>
              </table:table-cell>
              <table:table-cell office:value-type="float" office:value="250178168">
                <text:p>250178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36535432">
                <text:p>236535432</text:p>
              </table:table-cell>
              <table:table-cell office:value-type="float" office:value="257525144">
                <text:p>257525144</text:p>
              </table:table-cell>
              <table:table-cell office:value-type="float" office:value="239448264">
                <text:p>239448264</text:p>
              </table:table-cell>
              <table:table-cell office:value-type="float" office:value="274663688">
                <text:p>274663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50824792">
                <text:p>250824792</text:p>
              </table:table-cell>
              <table:table-cell office:value-type="float" office:value="174330744">
                <text:p>174330744</text:p>
              </table:table-cell>
              <table:table-cell office:value-type="float" office:value="252385096">
                <text:p>252385096</text:p>
              </table:table-cell>
              <table:table-cell office:value-type="float" office:value="275516104">
                <text:p>275516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56884792">
                <text:p>256884792</text:p>
              </table:table-cell>
              <table:table-cell office:value-type="float" office:value="199329896">
                <text:p>199329896</text:p>
              </table:table-cell>
              <table:table-cell office:value-type="float" office:value="261991064">
                <text:p>261991064</text:p>
              </table:table-cell>
              <table:table-cell office:value-type="float" office:value="177094904">
                <text:p>177094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1442136">
                <text:p>271442136</text:p>
              </table:table-cell>
              <table:table-cell office:value-type="float" office:value="223135768">
                <text:p>223135768</text:p>
              </table:table-cell>
              <table:table-cell office:value-type="float" office:value="178006552">
                <text:p>178006552</text:p>
              </table:table-cell>
              <table:table-cell office:value-type="float" office:value="191459320">
                <text:p>191459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1671368">
                <text:p>191671368</text:p>
              </table:table-cell>
              <table:table-cell office:value-type="float" office:value="219979784">
                <text:p>219979784</text:p>
              </table:table-cell>
              <table:table-cell office:value-type="float" office:value="203009448">
                <text:p>203009448</text:p>
              </table:table-cell>
              <table:table-cell office:value-type="float" office:value="211196136">
                <text:p>211196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2703144">
                <text:p>202703144</text:p>
              </table:table-cell>
              <table:table-cell office:value-type="float" office:value="244623672">
                <text:p>244623672</text:p>
              </table:table-cell>
              <table:table-cell office:value-type="float" office:value="215191128">
                <text:p>215191128</text:p>
              </table:table-cell>
              <table:table-cell office:value-type="float" office:value="226870424">
                <text:p>226870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9971448">
                <text:p>229971448</text:p>
              </table:table-cell>
              <table:table-cell office:value-type="float" office:value="257682456">
                <text:p>257682456</text:p>
              </table:table-cell>
              <table:table-cell office:value-type="float" office:value="219317416">
                <text:p>219317416</text:p>
              </table:table-cell>
              <table:table-cell office:value-type="float" office:value="242767240">
                <text:p>242767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9077480">
                <text:p>239077480</text:p>
              </table:table-cell>
              <table:table-cell office:value-type="float" office:value="162092072">
                <text:p>162092072</text:p>
              </table:table-cell>
              <table:table-cell office:value-type="float" office:value="241672696">
                <text:p>241672696</text:p>
              </table:table-cell>
              <table:table-cell office:value-type="float" office:value="265766344">
                <text:p>265766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55788632">
                <text:p>255788632</text:p>
              </table:table-cell>
              <table:table-cell office:value-type="float" office:value="199851480">
                <text:p>199851480</text:p>
              </table:table-cell>
              <table:table-cell office:value-type="float" office:value="255704728">
                <text:p>255704728</text:p>
              </table:table-cell>
              <table:table-cell office:value-type="float" office:value="263502216">
                <text:p>26350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3094440">
                <text:p>263094440</text:p>
              </table:table-cell>
              <table:table-cell office:value-type="float" office:value="218429304">
                <text:p>218429304</text:p>
              </table:table-cell>
              <table:table-cell office:value-type="float" office:value="263306488">
                <text:p>263306488</text:p>
              </table:table-cell>
              <table:table-cell office:value-type="float" office:value="265125272">
                <text:p>265125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8079400">
                <text:p>168079400</text:p>
              </table:table-cell>
              <table:table-cell office:value-type="float" office:value="231895624">
                <text:p>231895624</text:p>
              </table:table-cell>
              <table:table-cell office:value-type="float" office:value="187489752">
                <text:p>187489752</text:p>
              </table:table-cell>
              <table:table-cell office:value-type="float" office:value="194356024">
                <text:p>19435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4098744">
                <text:p>194098744</text:p>
              </table:table-cell>
              <table:table-cell office:value-type="float" office:value="237985768">
                <text:p>237985768</text:p>
              </table:table-cell>
              <table:table-cell office:value-type="float" office:value="198108456">
                <text:p>198108456</text:p>
              </table:table-cell>
              <table:table-cell office:value-type="float" office:value="210630632">
                <text:p>210630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8786840">
                <text:p>208786840</text:p>
              </table:table-cell>
              <table:table-cell office:value-type="float" office:value="256991048">
                <text:p>256991048</text:p>
              </table:table-cell>
              <table:table-cell office:value-type="float" office:value="223416504">
                <text:p>223416504</text:p>
              </table:table-cell>
              <table:table-cell office:value-type="float" office:value="220247240">
                <text:p>220247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36540120">
                <text:p>236540120</text:p>
              </table:table-cell>
              <table:table-cell office:value-type="float" office:value="154148264">
                <text:p>154148264</text:p>
              </table:table-cell>
              <table:table-cell office:value-type="float" office:value="225973336">
                <text:p>225973336</text:p>
              </table:table-cell>
              <table:table-cell office:value-type="float" office:value="243887912">
                <text:p>243887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40329976">
                <text:p>240329976</text:p>
              </table:table-cell>
              <table:table-cell office:value-type="float" office:value="185512728">
                <text:p>185512728</text:p>
              </table:table-cell>
              <table:table-cell office:value-type="float" office:value="249053784">
                <text:p>249053784</text:p>
              </table:table-cell>
              <table:table-cell office:value-type="float" office:value="265075096">
                <text:p>265075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2008152">
                <text:p>262008152</text:p>
              </table:table-cell>
              <table:table-cell office:value-type="float" office:value="210572632">
                <text:p>210572632</text:p>
              </table:table-cell>
              <table:table-cell office:value-type="float" office:value="255441624">
                <text:p>255441624</text:p>
              </table:table-cell>
              <table:table-cell office:value-type="float" office:value="268464728">
                <text:p>268464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75183384">
                <text:p>275183384</text:p>
              </table:table-cell>
              <table:table-cell office:value-type="float" office:value="229142008">
                <text:p>229142008</text:p>
              </table:table-cell>
              <table:table-cell office:value-type="float" office:value="172501672">
                <text:p>172501672</text:p>
              </table:table-cell>
              <table:table-cell office:value-type="float" office:value="163751608">
                <text:p>16375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0761464">
                <text:p>180761464</text:p>
              </table:table-cell>
              <table:table-cell office:value-type="float" office:value="233575496">
                <text:p>233575496</text:p>
              </table:table-cell>
              <table:table-cell office:value-type="float" office:value="196047528">
                <text:p>196047528</text:p>
              </table:table-cell>
              <table:table-cell office:value-type="float" office:value="189840920">
                <text:p>189840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0655000">
                <text:p>190655000</text:p>
              </table:table-cell>
              <table:table-cell office:value-type="float" office:value="249396840">
                <text:p>249396840</text:p>
              </table:table-cell>
              <table:table-cell office:value-type="float" office:value="202736408">
                <text:p>202736408</text:p>
              </table:table-cell>
              <table:table-cell office:value-type="float" office:value="200063736">
                <text:p>200063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0290168">
                <text:p>210290168</text:p>
              </table:table-cell>
              <table:table-cell office:value-type="float" office:value="259557816">
                <text:p>259557816</text:p>
              </table:table-cell>
              <table:table-cell office:value-type="float" office:value="234438520">
                <text:p>234438520</text:p>
              </table:table-cell>
              <table:table-cell office:value-type="float" office:value="225011800">
                <text:p>22501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4726328">
                <text:p>224726328</text:p>
              </table:table-cell>
              <table:table-cell office:value-type="float" office:value="173430056">
                <text:p>173430056</text:p>
              </table:table-cell>
              <table:table-cell office:value-type="float" office:value="245598488">
                <text:p>245598488</text:p>
              </table:table-cell>
              <table:table-cell office:value-type="float" office:value="240252552">
                <text:p>24025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48948200">
                <text:p>248948200</text:p>
              </table:table-cell>
              <table:table-cell office:value-type="float" office:value="202060344">
                <text:p>202060344</text:p>
              </table:table-cell>
              <table:table-cell office:value-type="float" office:value="250984792">
                <text:p>250984792</text:p>
              </table:table-cell>
              <table:table-cell office:value-type="float" office:value="249362440">
                <text:p>24936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56599832">
                <text:p>256599832</text:p>
              </table:table-cell>
              <table:table-cell office:value-type="float" office:value="215603144">
                <text:p>215603144</text:p>
              </table:table-cell>
              <table:table-cell office:value-type="float" office:value="271146392">
                <text:p>271146392</text:p>
              </table:table-cell>
              <table:table-cell office:value-type="float" office:value="257406968">
                <text:p>257406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6787624">
                <text:p>166787624</text:p>
              </table:table-cell>
              <table:table-cell office:value-type="float" office:value="232675832">
                <text:p>232675832</text:p>
              </table:table-cell>
              <table:table-cell office:value-type="float" office:value="280473048">
                <text:p>280473048</text:p>
              </table:table-cell>
              <table:table-cell office:value-type="float" office:value="169725512">
                <text:p>16972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3378488">
                <text:p>203378488</text:p>
              </table:table-cell>
              <table:table-cell office:value-type="float" office:value="241969096">
                <text:p>241969096</text:p>
              </table:table-cell>
              <table:table-cell office:value-type="float" office:value="202716440">
                <text:p>202716440</text:p>
              </table:table-cell>
              <table:table-cell office:value-type="float" office:value="202262984">
                <text:p>202262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7900360">
                <text:p>207900360</text:p>
              </table:table-cell>
              <table:table-cell office:value-type="float" office:value="253211976">
                <text:p>253211976</text:p>
              </table:table-cell>
              <table:table-cell office:value-type="float" office:value="206846152">
                <text:p>206846152</text:p>
              </table:table-cell>
              <table:table-cell office:value-type="float" office:value="219877240">
                <text:p>219877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8190216">
                <text:p>218190216</text:p>
              </table:table-cell>
              <table:table-cell office:value-type="float" office:value="167778616">
                <text:p>167778616</text:p>
              </table:table-cell>
              <table:table-cell office:value-type="float" office:value="225329672">
                <text:p>225329672</text:p>
              </table:table-cell>
              <table:table-cell office:value-type="float" office:value="232853928">
                <text:p>23285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0843656">
                <text:p>220843656</text:p>
              </table:table-cell>
              <table:table-cell office:value-type="float" office:value="192602728">
                <text:p>192602728</text:p>
              </table:table-cell>
              <table:table-cell office:value-type="float" office:value="246625400">
                <text:p>246625400</text:p>
              </table:table-cell>
              <table:table-cell office:value-type="float" office:value="241857432">
                <text:p>241857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3065864">
                <text:p>243065864</text:p>
              </table:table-cell>
              <table:table-cell office:value-type="float" office:value="212302424">
                <text:p>212302424</text:p>
              </table:table-cell>
              <table:table-cell office:value-type="float" office:value="254760264">
                <text:p>254760264</text:p>
              </table:table-cell>
              <table:table-cell office:value-type="float" office:value="252654648">
                <text:p>252654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50761912">
                <text:p>250761912</text:p>
              </table:table-cell>
              <table:table-cell office:value-type="float" office:value="230052024">
                <text:p>230052024</text:p>
              </table:table-cell>
              <table:table-cell office:value-type="float" office:value="263087656">
                <text:p>263087656</text:p>
              </table:table-cell>
              <table:table-cell office:value-type="float" office:value="260762216">
                <text:p>26076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0437896">
                <text:p>170437896</text:p>
              </table:table-cell>
              <table:table-cell office:value-type="float" office:value="245351896">
                <text:p>245351896</text:p>
              </table:table-cell>
              <table:table-cell office:value-type="float" office:value="185705528">
                <text:p>185705528</text:p>
              </table:table-cell>
              <table:table-cell office:value-type="float" office:value="167821160">
                <text:p>16782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3397528">
                <text:p>203397528</text:p>
              </table:table-cell>
              <table:table-cell office:value-type="float" office:value="254139992">
                <text:p>254139992</text:p>
              </table:table-cell>
              <table:table-cell office:value-type="float" office:value="205705864">
                <text:p>205705864</text:p>
              </table:table-cell>
              <table:table-cell office:value-type="float" office:value="187725512">
                <text:p>18772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0870056">
                <text:p>210870056</text:p>
              </table:table-cell>
              <table:table-cell office:value-type="float" office:value="257999576">
                <text:p>257999576</text:p>
              </table:table-cell>
              <table:table-cell office:value-type="float" office:value="225355320">
                <text:p>225355320</text:p>
              </table:table-cell>
              <table:table-cell office:value-type="float" office:value="200480696">
                <text:p>200480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2625192">
                <text:p>222625192</text:p>
              </table:table-cell>
              <table:table-cell office:value-type="float" office:value="188182792">
                <text:p>188182792</text:p>
              </table:table-cell>
              <table:table-cell office:value-type="float" office:value="228870696">
                <text:p>228870696</text:p>
              </table:table-cell>
              <table:table-cell office:value-type="float" office:value="218479624">
                <text:p>218479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3262184">
                <text:p>223262184</text:p>
              </table:table-cell>
              <table:table-cell office:value-type="float" office:value="226641368">
                <text:p>226641368</text:p>
              </table:table-cell>
              <table:table-cell office:value-type="float" office:value="250138520">
                <text:p>250138520</text:p>
              </table:table-cell>
              <table:table-cell office:value-type="float" office:value="238356664">
                <text:p>238356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40571048">
                <text:p>240571048</text:p>
              </table:table-cell>
              <table:table-cell office:value-type="float" office:value="237224328">
                <text:p>237224328</text:p>
              </table:table-cell>
              <table:table-cell office:value-type="float" office:value="259638792">
                <text:p>259638792</text:p>
              </table:table-cell>
              <table:table-cell office:value-type="float" office:value="241715016">
                <text:p>241715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5625416">
                <text:p>265625416</text:p>
              </table:table-cell>
              <table:table-cell office:value-type="float" office:value="255112280">
                <text:p>255112280</text:p>
              </table:table-cell>
              <table:table-cell office:value-type="float" office:value="174402232">
                <text:p>174402232</text:p>
              </table:table-cell>
              <table:table-cell office:value-type="float" office:value="267836024">
                <text:p>26783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3444184">
                <text:p>183444184</text:p>
              </table:table-cell>
              <table:table-cell office:value-type="float" office:value="250310568">
                <text:p>250310568</text:p>
              </table:table-cell>
              <table:table-cell office:value-type="float" office:value="197431416">
                <text:p>197431416</text:p>
              </table:table-cell>
              <table:table-cell office:value-type="float" office:value="173537656">
                <text:p>17353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2980856">
                <text:p>202980856</text:p>
              </table:table-cell>
              <table:table-cell office:value-type="float" office:value="254360072">
                <text:p>254360072</text:p>
              </table:table-cell>
              <table:table-cell office:value-type="float" office:value="205799592">
                <text:p>205799592</text:p>
              </table:table-cell>
              <table:table-cell office:value-type="float" office:value="197488504">
                <text:p>197488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5922072">
                <text:p>205922072</text:p>
              </table:table-cell>
              <table:table-cell office:value-type="float" office:value="185413928">
                <text:p>185413928</text:p>
              </table:table-cell>
              <table:table-cell office:value-type="float" office:value="229816008">
                <text:p>229816008</text:p>
              </table:table-cell>
              <table:table-cell office:value-type="float" office:value="218789816">
                <text:p>21878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8417064">
                <text:p>228417064</text:p>
              </table:table-cell>
              <table:table-cell office:value-type="float" office:value="203532232">
                <text:p>203532232</text:p>
              </table:table-cell>
              <table:table-cell office:value-type="float" office:value="232133192">
                <text:p>232133192</text:p>
              </table:table-cell>
              <table:table-cell office:value-type="float" office:value="235627944">
                <text:p>2356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6543400">
                <text:p>236543400</text:p>
              </table:table-cell>
              <table:table-cell office:value-type="float" office:value="237389432">
                <text:p>237389432</text:p>
              </table:table-cell>
              <table:table-cell office:value-type="float" office:value="252903928">
                <text:p>252903928</text:p>
              </table:table-cell>
              <table:table-cell office:value-type="float" office:value="241442600">
                <text:p>241442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9088552">
                <text:p>239088552</text:p>
              </table:table-cell>
              <table:table-cell office:value-type="float" office:value="243988584">
                <text:p>243988584</text:p>
              </table:table-cell>
              <table:table-cell office:value-type="float" office:value="269346024">
                <text:p>269346024</text:p>
              </table:table-cell>
              <table:table-cell office:value-type="float" office:value="261591336">
                <text:p>26159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58223256">
                <text:p>258223256</text:p>
              </table:table-cell>
              <table:table-cell office:value-type="float" office:value="268550904">
                <text:p>268550904</text:p>
              </table:table-cell>
              <table:table-cell office:value-type="float" office:value="272435192">
                <text:p>272435192</text:p>
              </table:table-cell>
              <table:table-cell office:value-type="float" office:value="280403560">
                <text:p>280403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2014632">
                <text:p>192014632</text:p>
              </table:table-cell>
              <table:table-cell office:value-type="float" office:value="257557240">
                <text:p>257557240</text:p>
              </table:table-cell>
              <table:table-cell office:value-type="float" office:value="270808680">
                <text:p>270808680</text:p>
              </table:table-cell>
              <table:table-cell office:value-type="float" office:value="178251128">
                <text:p>17825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9693400">
                <text:p>209693400</text:p>
              </table:table-cell>
              <table:table-cell office:value-type="float" office:value="259183128">
                <text:p>259183128</text:p>
              </table:table-cell>
              <table:table-cell office:value-type="float" office:value="278776616">
                <text:p>278776616</text:p>
              </table:table-cell>
              <table:table-cell office:value-type="float" office:value="202607496">
                <text:p>202607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3689160">
                <text:p>233689160</text:p>
              </table:table-cell>
              <table:table-cell office:value-type="float" office:value="200940424">
                <text:p>200940424</text:p>
              </table:table-cell>
              <table:table-cell office:value-type="float" office:value="278776616">
                <text:p>278776616</text:p>
              </table:table-cell>
              <table:table-cell office:value-type="float" office:value="216051400">
                <text:p>21605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42659928">
                <text:p>242659928</text:p>
              </table:table-cell>
              <table:table-cell office:value-type="float" office:value="226225000">
                <text:p>226225000</text:p>
              </table:table-cell>
              <table:table-cell office:value-type="float" office:value="190219016">
                <text:p>190219016</text:p>
              </table:table-cell>
              <table:table-cell office:value-type="float" office:value="221308568">
                <text:p>221308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2320888">
                <text:p>252320888</text:p>
              </table:table-cell>
              <table:table-cell office:value-type="float" office:value="243619288">
                <text:p>243619288</text:p>
              </table:table-cell>
              <table:table-cell office:value-type="float" office:value="190219016">
                <text:p>190219016</text:p>
              </table:table-cell>
              <table:table-cell office:value-type="float" office:value="246687816">
                <text:p>246687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72682712">
                <text:p>272682712</text:p>
              </table:table-cell>
              <table:table-cell office:value-type="float" office:value="248725992">
                <text:p>248725992</text:p>
              </table:table-cell>
              <table:table-cell office:value-type="float" office:value="191075656">
                <text:p>191075656</text:p>
              </table:table-cell>
              <table:table-cell office:value-type="float" office:value="254893960">
                <text:p>25489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4886240">
                <text:p>184886240</text:p>
              </table:table-cell>
              <table:table-cell office:value-type="float" office:value="266695608">
                <text:p>266695608</text:p>
              </table:table-cell>
              <table:table-cell office:value-type="float" office:value="219958696">
                <text:p>219958696</text:p>
              </table:table-cell>
              <table:table-cell office:value-type="float" office:value="269805768">
                <text:p>269805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0581736">
                <text:p>200581736</text:p>
              </table:table-cell>
              <table:table-cell office:value-type="float" office:value="166050008">
                <text:p>166050008</text:p>
              </table:table-cell>
              <table:table-cell office:value-type="float" office:value="227774632">
                <text:p>227774632</text:p>
              </table:table-cell>
              <table:table-cell office:value-type="float" office:value="277788776">
                <text:p>277788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5301800">
                <text:p>215301800</text:p>
              </table:table-cell>
              <table:table-cell office:value-type="float" office:value="187451784">
                <text:p>187451784</text:p>
              </table:table-cell>
              <table:table-cell office:value-type="float" office:value="226885064">
                <text:p>226885064</text:p>
              </table:table-cell>
              <table:table-cell office:value-type="float" office:value="276402696">
                <text:p>27640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4332872">
                <text:p>234332872</text:p>
              </table:table-cell>
              <table:table-cell office:value-type="float" office:value="216418744">
                <text:p>216418744</text:p>
              </table:table-cell>
              <table:table-cell office:value-type="float" office:value="252250152">
                <text:p>252250152</text:p>
              </table:table-cell>
              <table:table-cell office:value-type="float" office:value="276992824">
                <text:p>27699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40605224">
                <text:p>240605224</text:p>
              </table:table-cell>
              <table:table-cell office:value-type="float" office:value="238401656">
                <text:p>238401656</text:p>
              </table:table-cell>
              <table:table-cell office:value-type="float" office:value="270452008">
                <text:p>270452008</text:p>
              </table:table-cell>
              <table:table-cell office:value-type="float" office:value="178214648">
                <text:p>178214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7873720">
                <text:p>267873720</text:p>
              </table:table-cell>
              <table:table-cell office:value-type="float" office:value="247265960">
                <text:p>247265960</text:p>
              </table:table-cell>
              <table:table-cell office:value-type="float" office:value="175319176">
                <text:p>175319176</text:p>
              </table:table-cell>
              <table:table-cell office:value-type="float" office:value="202679304">
                <text:p>202679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69186696">
                <text:p>269186696</text:p>
              </table:table-cell>
              <table:table-cell office:value-type="float" office:value="244745768">
                <text:p>244745768</text:p>
              </table:table-cell>
              <table:table-cell office:value-type="float" office:value="202606344">
                <text:p>202606344</text:p>
              </table:table-cell>
              <table:table-cell office:value-type="float" office:value="227154168">
                <text:p>227154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7667688">
                <text:p>177667688</text:p>
              </table:table-cell>
              <table:table-cell office:value-type="float" office:value="171673640">
                <text:p>171673640</text:p>
              </table:table-cell>
              <table:table-cell office:value-type="float" office:value="209494984">
                <text:p>209494984</text:p>
              </table:table-cell>
              <table:table-cell office:value-type="float" office:value="229584664">
                <text:p>229584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0183704">
                <text:p>200183704</text:p>
              </table:table-cell>
              <table:table-cell office:value-type="float" office:value="188715224">
                <text:p>188715224</text:p>
              </table:table-cell>
              <table:table-cell office:value-type="float" office:value="233364952">
                <text:p>233364952</text:p>
              </table:table-cell>
              <table:table-cell office:value-type="float" office:value="254937400">
                <text:p>254937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9881608">
                <text:p>219881608</text:p>
              </table:table-cell>
              <table:table-cell office:value-type="float" office:value="206105640">
                <text:p>206105640</text:p>
              </table:table-cell>
              <table:table-cell office:value-type="float" office:value="240881704">
                <text:p>240881704</text:p>
              </table:table-cell>
              <table:table-cell office:value-type="float" office:value="264571832">
                <text:p>26457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9745048">
                <text:p>239745048</text:p>
              </table:table-cell>
              <table:table-cell office:value-type="float" office:value="235420504">
                <text:p>235420504</text:p>
              </table:table-cell>
              <table:table-cell office:value-type="float" office:value="259929336">
                <text:p>259929336</text:p>
              </table:table-cell>
              <table:table-cell office:value-type="float" office:value="178758984">
                <text:p>178758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45166312">
                <text:p>245166312</text:p>
              </table:table-cell>
              <table:table-cell office:value-type="float" office:value="246038488">
                <text:p>246038488</text:p>
              </table:table-cell>
              <table:table-cell office:value-type="float" office:value="263830696">
                <text:p>263830696</text:p>
              </table:table-cell>
              <table:table-cell office:value-type="float" office:value="190132872">
                <text:p>19013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60053672">
                <text:p>260053672</text:p>
              </table:table-cell>
              <table:table-cell office:value-type="float" office:value="255123560">
                <text:p>255123560</text:p>
              </table:table-cell>
              <table:table-cell office:value-type="float" office:value="196181784">
                <text:p>196181784</text:p>
              </table:table-cell>
              <table:table-cell office:value-type="float" office:value="210639288">
                <text:p>210639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80172040">
                <text:p>180172040</text:p>
              </table:table-cell>
              <table:table-cell office:value-type="float" office:value="154109944">
                <text:p>154109944</text:p>
              </table:table-cell>
              <table:table-cell office:value-type="float" office:value="192831752">
                <text:p>192831752</text:p>
              </table:table-cell>
              <table:table-cell office:value-type="float" office:value="231123624">
                <text:p>231123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4646920">
                <text:p>194646920</text:p>
              </table:table-cell>
              <table:table-cell office:value-type="float" office:value="185224008">
                <text:p>185224008</text:p>
              </table:table-cell>
              <table:table-cell office:value-type="float" office:value="219661288">
                <text:p>219661288</text:p>
              </table:table-cell>
              <table:table-cell office:value-type="float" office:value="237506632">
                <text:p>237506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2892328">
                <text:p>212892328</text:p>
              </table:table-cell>
              <table:table-cell office:value-type="float" office:value="212408824">
                <text:p>212408824</text:p>
              </table:table-cell>
              <table:table-cell office:value-type="float" office:value="237098712">
                <text:p>237098712</text:p>
              </table:table-cell>
              <table:table-cell office:value-type="float" office:value="242234696">
                <text:p>242234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6828488">
                <text:p>226828488</text:p>
              </table:table-cell>
              <table:table-cell office:value-type="float" office:value="232923320">
                <text:p>232923320</text:p>
              </table:table-cell>
              <table:table-cell office:value-type="float" office:value="239787672">
                <text:p>239787672</text:p>
              </table:table-cell>
              <table:table-cell office:value-type="float" office:value="263311912">
                <text:p>26331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31932632">
                <text:p>231932632</text:p>
              </table:table-cell>
              <table:table-cell office:value-type="float" office:value="242492184">
                <text:p>242492184</text:p>
              </table:table-cell>
              <table:table-cell office:value-type="float" office:value="261776888">
                <text:p>261776888</text:p>
              </table:table-cell>
              <table:table-cell office:value-type="float" office:value="189867624">
                <text:p>18986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6824584">
                <text:p>256824584</text:p>
              </table:table-cell>
              <table:table-cell office:value-type="float" office:value="254911128">
                <text:p>254911128</text:p>
              </table:table-cell>
              <table:table-cell office:value-type="float" office:value="259942040">
                <text:p>259942040</text:p>
              </table:table-cell>
              <table:table-cell office:value-type="float" office:value="206592200">
                <text:p>20659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1491976">
                <text:p>161491976</text:p>
              </table:table-cell>
              <table:table-cell office:value-type="float" office:value="258394744">
                <text:p>258394744</text:p>
              </table:table-cell>
              <table:table-cell office:value-type="float" office:value="188194920">
                <text:p>188194920</text:p>
              </table:table-cell>
              <table:table-cell office:value-type="float" office:value="225010360">
                <text:p>225010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3431432">
                <text:p>183431432</text:p>
              </table:table-cell>
              <table:table-cell office:value-type="float" office:value="183858792">
                <text:p>183858792</text:p>
              </table:table-cell>
              <table:table-cell office:value-type="float" office:value="195436920">
                <text:p>195436920</text:p>
              </table:table-cell>
              <table:table-cell office:value-type="float" office:value="243683832">
                <text:p>24368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8346824">
                <text:p>198346824</text:p>
              </table:table-cell>
              <table:table-cell office:value-type="float" office:value="208538760">
                <text:p>208538760</text:p>
              </table:table-cell>
              <table:table-cell office:value-type="float" office:value="211044168">
                <text:p>211044168</text:p>
              </table:table-cell>
              <table:table-cell office:value-type="float" office:value="246482184">
                <text:p>24648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4858120">
                <text:p>204858120</text:p>
              </table:table-cell>
              <table:table-cell office:value-type="float" office:value="233299032">
                <text:p>233299032</text:p>
              </table:table-cell>
              <table:table-cell office:value-type="float" office:value="230779544">
                <text:p>230779544</text:p>
              </table:table-cell>
              <table:table-cell office:value-type="float" office:value="264816680">
                <text:p>264816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6386344">
                <text:p>236386344</text:p>
              </table:table-cell>
              <table:table-cell office:value-type="float" office:value="243176968">
                <text:p>243176968</text:p>
              </table:table-cell>
              <table:table-cell office:value-type="float" office:value="249488808">
                <text:p>249488808</text:p>
              </table:table-cell>
              <table:table-cell office:value-type="float" office:value="268214712">
                <text:p>268214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5037256">
                <text:p>245037256</text:p>
              </table:table-cell>
              <table:table-cell office:value-type="float" office:value="258570712">
                <text:p>258570712</text:p>
              </table:table-cell>
              <table:table-cell office:value-type="float" office:value="263760392">
                <text:p>263760392</text:p>
              </table:table-cell>
              <table:table-cell office:value-type="float" office:value="199934040">
                <text:p>19993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53937896">
                <text:p>253937896</text:p>
              </table:table-cell>
              <table:table-cell office:value-type="float" office:value="249391720">
                <text:p>249391720</text:p>
              </table:table-cell>
              <table:table-cell office:value-type="float" office:value="271082040">
                <text:p>271082040</text:p>
              </table:table-cell>
              <table:table-cell office:value-type="float" office:value="204037336">
                <text:p>204037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83657192">
                <text:p>183657192</text:p>
              </table:table-cell>
              <table:table-cell office:value-type="float" office:value="272948616">
                <text:p>272948616</text:p>
              </table:table-cell>
              <table:table-cell office:value-type="float" office:value="178694968">
                <text:p>178694968</text:p>
              </table:table-cell>
              <table:table-cell office:value-type="float" office:value="228424632">
                <text:p>22842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1322344">
                <text:p>201322344</text:p>
              </table:table-cell>
              <table:table-cell office:value-type="float" office:value="200413352">
                <text:p>200413352</text:p>
              </table:table-cell>
              <table:table-cell office:value-type="float" office:value="203331352">
                <text:p>203331352</text:p>
              </table:table-cell>
              <table:table-cell office:value-type="float" office:value="248856040">
                <text:p>248856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9173320">
                <text:p>209173320</text:p>
              </table:table-cell>
              <table:table-cell office:value-type="float" office:value="224863416">
                <text:p>224863416</text:p>
              </table:table-cell>
              <table:table-cell office:value-type="float" office:value="216235576">
                <text:p>216235576</text:p>
              </table:table-cell>
              <table:table-cell office:value-type="float" office:value="255933128">
                <text:p>255933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25942920">
                <text:p>225942920</text:p>
              </table:table-cell>
              <table:table-cell office:value-type="float" office:value="245531304">
                <text:p>245531304</text:p>
              </table:table-cell>
              <table:table-cell office:value-type="float" office:value="238504632">
                <text:p>238504632</text:p>
              </table:table-cell>
              <table:table-cell office:value-type="float" office:value="156901320">
                <text:p>15690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9767224">
                <text:p>229767224</text:p>
              </table:table-cell>
              <table:table-cell office:value-type="float" office:value="262592504">
                <text:p>262592504</text:p>
              </table:table-cell>
              <table:table-cell office:value-type="float" office:value="247318056">
                <text:p>247318056</text:p>
              </table:table-cell>
              <table:table-cell office:value-type="float" office:value="182509320">
                <text:p>182509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55353368">
                <text:p>255353368</text:p>
              </table:table-cell>
              <table:table-cell office:value-type="float" office:value="262307992">
                <text:p>262307992</text:p>
              </table:table-cell>
              <table:table-cell office:value-type="float" office:value="249191576">
                <text:p>249191576</text:p>
              </table:table-cell>
              <table:table-cell office:value-type="float" office:value="200678296">
                <text:p>200678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59228264">
                <text:p>259228264</text:p>
              </table:table-cell>
              <table:table-cell office:value-type="float" office:value="170465688">
                <text:p>170465688</text:p>
              </table:table-cell>
              <table:table-cell office:value-type="float" office:value="274428312">
                <text:p>274428312</text:p>
              </table:table-cell>
              <table:table-cell office:value-type="float" office:value="207925704">
                <text:p>207925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0760312">
                <text:p>180760312</text:p>
              </table:table-cell>
              <table:table-cell office:value-type="float" office:value="186276488">
                <text:p>186276488</text:p>
              </table:table-cell>
              <table:table-cell office:value-type="float" office:value="175598056">
                <text:p>175598056</text:p>
              </table:table-cell>
              <table:table-cell office:value-type="float" office:value="221476888">
                <text:p>221476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3002824">
                <text:p>203002824</text:p>
              </table:table-cell>
              <table:table-cell office:value-type="float" office:value="215461960">
                <text:p>215461960</text:p>
              </table:table-cell>
              <table:table-cell office:value-type="float" office:value="201719256">
                <text:p>201719256</text:p>
              </table:table-cell>
              <table:table-cell office:value-type="float" office:value="238562632">
                <text:p>23856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22694984">
                <text:p>222694984</text:p>
              </table:table-cell>
              <table:table-cell office:value-type="float" office:value="234152488">
                <text:p>234152488</text:p>
              </table:table-cell>
              <table:table-cell office:value-type="float" office:value="223481352">
                <text:p>223481352</text:p>
              </table:table-cell>
              <table:table-cell office:value-type="float" office:value="244476152">
                <text:p>244476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27455688">
                <text:p>227455688</text:p>
              </table:table-cell>
              <table:table-cell office:value-type="float" office:value="243096008">
                <text:p>243096008</text:p>
              </table:table-cell>
              <table:table-cell office:value-type="float" office:value="240192152">
                <text:p>240192152</text:p>
              </table:table-cell>
              <table:table-cell office:value-type="float" office:value="263048472">
                <text:p>263048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7231240">
                <text:p>247231240</text:p>
              </table:table-cell>
              <table:table-cell office:value-type="float" office:value="241077144">
                <text:p>241077144</text:p>
              </table:table-cell>
              <table:table-cell office:value-type="float" office:value="251422888">
                <text:p>251422888</text:p>
              </table:table-cell>
              <table:table-cell office:value-type="float" office:value="255900968">
                <text:p>25590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6341128">
                <text:p>256341128</text:p>
              </table:table-cell>
              <table:table-cell office:value-type="float" office:value="260570200">
                <text:p>260570200</text:p>
              </table:table-cell>
              <table:table-cell office:value-type="float" office:value="248828808">
                <text:p>248828808</text:p>
              </table:table-cell>
              <table:table-cell office:value-type="float" office:value="283755816">
                <text:p>283755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65389688">
                <text:p>265389688</text:p>
              </table:table-cell>
              <table:table-cell office:value-type="float" office:value="265287096">
                <text:p>265287096</text:p>
              </table:table-cell>
              <table:table-cell office:value-type="float" office:value="166911720">
                <text:p>166911720</text:p>
              </table:table-cell>
              <table:table-cell office:value-type="float" office:value="284610584">
                <text:p>284610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4966760">
                <text:p>154966760</text:p>
              </table:table-cell>
              <table:table-cell office:value-type="float" office:value="172686056">
                <text:p>172686056</text:p>
              </table:table-cell>
              <table:table-cell office:value-type="float" office:value="197589704">
                <text:p>197589704</text:p>
              </table:table-cell>
              <table:table-cell office:value-type="float" office:value="284872856">
                <text:p>284872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7136456">
                <text:p>177136456</text:p>
              </table:table-cell>
              <table:table-cell office:value-type="float" office:value="193992328">
                <text:p>193992328</text:p>
              </table:table-cell>
              <table:table-cell office:value-type="float" office:value="212636008">
                <text:p>212636008</text:p>
              </table:table-cell>
              <table:table-cell office:value-type="float" office:value="281927448">
                <text:p>281927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3005704">
                <text:p>203005704</text:p>
              </table:table-cell>
              <table:table-cell office:value-type="float" office:value="211382520">
                <text:p>211382520</text:p>
              </table:table-cell>
              <table:table-cell office:value-type="float" office:value="231205048">
                <text:p>231205048</text:p>
              </table:table-cell>
              <table:table-cell office:value-type="float" office:value="202817528">
                <text:p>202817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31598744">
                <text:p>231598744</text:p>
              </table:table-cell>
              <table:table-cell office:value-type="float" office:value="224923560">
                <text:p>224923560</text:p>
              </table:table-cell>
              <table:table-cell office:value-type="float" office:value="230171240">
                <text:p>230171240</text:p>
              </table:table-cell>
              <table:table-cell office:value-type="float" office:value="215670216">
                <text:p>21567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9083992">
                <text:p>239083992</text:p>
              </table:table-cell>
              <table:table-cell office:value-type="float" office:value="248149352">
                <text:p>248149352</text:p>
              </table:table-cell>
              <table:table-cell office:value-type="float" office:value="253670312">
                <text:p>253670312</text:p>
              </table:table-cell>
              <table:table-cell office:value-type="float" office:value="230211864">
                <text:p>23021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6601208">
                <text:p>246601208</text:p>
              </table:table-cell>
              <table:table-cell office:value-type="float" office:value="255507704">
                <text:p>255507704</text:p>
              </table:table-cell>
              <table:table-cell office:value-type="float" office:value="261172872">
                <text:p>261172872</text:p>
              </table:table-cell>
              <table:table-cell office:value-type="float" office:value="257969128">
                <text:p>257969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64294616">
                <text:p>264294616</text:p>
              </table:table-cell>
              <table:table-cell office:value-type="float" office:value="163335848">
                <text:p>163335848</text:p>
              </table:table-cell>
              <table:table-cell office:value-type="float" office:value="169783384">
                <text:p>169783384</text:p>
              </table:table-cell>
              <table:table-cell office:value-type="float" office:value="270619608">
                <text:p>270619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71049784">
                <text:p>271049784</text:p>
              </table:table-cell>
              <table:table-cell office:value-type="float" office:value="199507688">
                <text:p>199507688</text:p>
              </table:table-cell>
              <table:table-cell office:value-type="float" office:value="196640504">
                <text:p>196640504</text:p>
              </table:table-cell>
              <table:table-cell office:value-type="float" office:value="263033976">
                <text:p>26303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84046216">
                <text:p>184046216</text:p>
              </table:table-cell>
              <table:table-cell office:value-type="float" office:value="205059800">
                <text:p>205059800</text:p>
              </table:table-cell>
              <table:table-cell office:value-type="float" office:value="201195512">
                <text:p>201195512</text:p>
              </table:table-cell>
              <table:table-cell office:value-type="float" office:value="180761752">
                <text:p>18076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91111160">
                <text:p>191111160</text:p>
              </table:table-cell>
              <table:table-cell office:value-type="float" office:value="218304744">
                <text:p>218304744</text:p>
              </table:table-cell>
              <table:table-cell office:value-type="float" office:value="225391320">
                <text:p>225391320</text:p>
              </table:table-cell>
              <table:table-cell office:value-type="float" office:value="197143048">
                <text:p>197143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16285976">
                <text:p>216285976</text:p>
              </table:table-cell>
              <table:table-cell office:value-type="float" office:value="244483176">
                <text:p>244483176</text:p>
              </table:table-cell>
              <table:table-cell office:value-type="float" office:value="229905208">
                <text:p>229905208</text:p>
              </table:table-cell>
              <table:table-cell office:value-type="float" office:value="216954968">
                <text:p>216954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36942728">
                <text:p>236942728</text:p>
              </table:table-cell>
              <table:table-cell office:value-type="float" office:value="241015592">
                <text:p>241015592</text:p>
              </table:table-cell>
              <table:table-cell office:value-type="float" office:value="251761512">
                <text:p>251761512</text:p>
              </table:table-cell>
              <table:table-cell office:value-type="float" office:value="239144616">
                <text:p>239144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2774088">
                <text:p>242774088</text:p>
              </table:table-cell>
              <table:table-cell office:value-type="float" office:value="160496648">
                <text:p>160496648</text:p>
              </table:table-cell>
              <table:table-cell office:value-type="float" office:value="267806424">
                <text:p>267806424</text:p>
              </table:table-cell>
              <table:table-cell office:value-type="float" office:value="245072904">
                <text:p>245072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4561288">
                <text:p>244561288</text:p>
              </table:table-cell>
              <table:table-cell office:value-type="float" office:value="197426088">
                <text:p>197426088</text:p>
              </table:table-cell>
              <table:table-cell office:value-type="float" office:value="268033272">
                <text:p>268033272</text:p>
              </table:table-cell>
              <table:table-cell office:value-type="float" office:value="258971288">
                <text:p>25897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66309384">
                <text:p>266309384</text:p>
              </table:table-cell>
              <table:table-cell office:value-type="float" office:value="203467512">
                <text:p>203467512</text:p>
              </table:table-cell>
              <table:table-cell office:value-type="float" office:value="198805704">
                <text:p>198805704</text:p>
              </table:table-cell>
              <table:table-cell office:value-type="float" office:value="170478600">
                <text:p>170478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0017032">
                <text:p>180017032</text:p>
              </table:table-cell>
              <table:table-cell office:value-type="float" office:value="235061400">
                <text:p>235061400</text:p>
              </table:table-cell>
              <table:table-cell office:value-type="float" office:value="199592616">
                <text:p>199592616</text:p>
              </table:table-cell>
              <table:table-cell office:value-type="float" office:value="198709016">
                <text:p>198709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7965080">
                <text:p>197965080</text:p>
              </table:table-cell>
              <table:table-cell office:value-type="float" office:value="244171288">
                <text:p>244171288</text:p>
              </table:table-cell>
              <table:table-cell office:value-type="float" office:value="232588040">
                <text:p>232588040</text:p>
              </table:table-cell>
              <table:table-cell office:value-type="float" office:value="213389496">
                <text:p>213389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32369496">
                <text:p>232369496</text:p>
              </table:table-cell>
              <table:table-cell office:value-type="float" office:value="252211640">
                <text:p>252211640</text:p>
              </table:table-cell>
              <table:table-cell office:value-type="float" office:value="243289944">
                <text:p>243289944</text:p>
              </table:table-cell>
              <table:table-cell office:value-type="float" office:value="223625656">
                <text:p>223625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40119800">
                <text:p>240119800</text:p>
              </table:table-cell>
              <table:table-cell office:value-type="float" office:value="0">
                <text:p>0</text:p>
              </table:table-cell>
              <table:table-cell office:value-type="float" office:value="252671720">
                <text:p>252671720</text:p>
              </table:table-cell>
              <table:table-cell office:value-type="float" office:value="249263896">
                <text:p>249263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8653496">
                <text:p>248653496</text:p>
              </table:table-cell>
              <table:table-cell office:value-type="float" office:value="0">
                <text:p>0</text:p>
              </table:table-cell>
              <table:table-cell office:value-type="float" office:value="257371080">
                <text:p>257371080</text:p>
              </table:table-cell>
              <table:table-cell office:value-type="float" office:value="254579784">
                <text:p>25457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71599480">
                <text:p>271599480</text:p>
              </table:table-cell>
              <table:table-cell office:value-type="float" office:value="0">
                <text:p>0</text:p>
              </table:table-cell>
              <table:table-cell office:value-type="float" office:value="277280840">
                <text:p>277280840</text:p>
              </table:table-cell>
              <table:table-cell office:value-type="float" office:value="277485864">
                <text:p>27748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72255144">
                <text:p>272255144</text:p>
              </table:table-cell>
              <table:table-cell office:value-type="float" office:value="0">
                <text:p>0</text:p>
              </table:table-cell>
              <table:table-cell office:value-type="float" office:value="291733144">
                <text:p>291733144</text:p>
              </table:table-cell>
              <table:table-cell office:value-type="float" office:value="184886920">
                <text:p>184886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0449912">
                <text:p>180449912</text:p>
              </table:table-cell>
              <table:table-cell office:value-type="float" office:value="0">
                <text:p>0</text:p>
              </table:table-cell>
              <table:table-cell office:value-type="float" office:value="211871928">
                <text:p>211871928</text:p>
              </table:table-cell>
              <table:table-cell office:value-type="float" office:value="196153944">
                <text:p>19615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1360264">
                <text:p>201360264</text:p>
              </table:table-cell>
              <table:table-cell office:value-type="float" office:value="0">
                <text:p>0</text:p>
              </table:table-cell>
              <table:table-cell office:value-type="float" office:value="239414072">
                <text:p>239414072</text:p>
              </table:table-cell>
              <table:table-cell office:value-type="float" office:value="219632136">
                <text:p>21963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29638872">
                <text:p>229638872</text:p>
              </table:table-cell>
              <table:table-cell office:value-type="float" office:value="0">
                <text:p>0</text:p>
              </table:table-cell>
              <table:table-cell office:value-type="float" office:value="259339512">
                <text:p>259339512</text:p>
              </table:table-cell>
              <table:table-cell office:value-type="float" office:value="243229784">
                <text:p>24322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5019272">
                <text:p>255019272</text:p>
              </table:table-cell>
              <table:table-cell office:value-type="float" office:value="0">
                <text:p>0</text:p>
              </table:table-cell>
              <table:table-cell office:value-type="float" office:value="277740632">
                <text:p>277740632</text:p>
              </table:table-cell>
              <table:table-cell office:value-type="float" office:value="273265624">
                <text:p>273265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8706680">
                <text:p>288706680</text:p>
              </table:table-cell>
              <table:table-cell office:value-type="float" office:value="277961336">
                <text:p>27796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8461528">
                <text:p>298461528</text:p>
              </table:table-cell>
              <table:table-cell office:value-type="float" office:value="290964888">
                <text:p>290964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4871176">
                <text:p>304871176</text:p>
              </table:table-cell>
              <table:table-cell office:value-type="float" office:value="301386168">
                <text:p>30138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900584">
                <text:p>327900584</text:p>
              </table:table-cell>
              <table:table-cell office:value-type="float" office:value="311988456">
                <text:p>311988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8712824">
                <text:p>338712824</text:p>
              </table:table-cell>
              <table:table-cell office:value-type="float" office:value="212399416">
                <text:p>212399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921288">
                <text:p>249921288</text:p>
              </table:table-cell>
              <table:table-cell office:value-type="float" office:value="241626008">
                <text:p>241626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885608">
                <text:p>282885608</text:p>
              </table:table-cell>
              <table:table-cell office:value-type="float" office:value="274103096">
                <text:p>274103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5328408">
                <text:p>305328408</text:p>
              </table:table-cell>
              <table:table-cell office:value-type="float" office:value="283486584">
                <text:p>283486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3864408">
                <text:p>313864408</text:p>
              </table:table-cell>
              <table:table-cell office:value-type="float" office:value="319173192">
                <text:p>319173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9168280">
                <text:p>349168280</text:p>
              </table:table-cell>
              <table:table-cell office:value-type="float" office:value="348390040">
                <text:p>348390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1651032">
                <text:p>371651032</text:p>
              </table:table-cell>
              <table:table-cell office:value-type="float" office:value="371846760">
                <text:p>371846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2364072">
                <text:p>382364072</text:p>
              </table:table-cell>
              <table:table-cell office:value-type="float" office:value="384090760">
                <text:p>38409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5026088">
                <text:p>405026088</text:p>
              </table:table-cell>
              <table:table-cell office:value-type="float" office:value="395823432">
                <text:p>39582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6043864">
                <text:p>406043864</text:p>
              </table:table-cell>
              <table:table-cell office:value-type="float" office:value="408015112">
                <text:p>408015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2356248">
                <text:p>432356248</text:p>
              </table:table-cell>
              <table:table-cell office:value-type="float" office:value="162490632">
                <text:p>162490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1138264">
                <text:p>441138264</text:p>
              </table:table-cell>
              <table:table-cell office:value-type="float" office:value="198958968">
                <text:p>198958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0972760">
                <text:p>440972760</text:p>
              </table:table-cell>
              <table:table-cell office:value-type="float" office:value="207569048">
                <text:p>207569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1422120">
                <text:p>281422120</text:p>
              </table:table-cell>
              <table:table-cell office:value-type="float" office:value="239453336">
                <text:p>239453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6331656">
                <text:p>306331656</text:p>
              </table:table-cell>
              <table:table-cell office:value-type="float" office:value="262409784">
                <text:p>26240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628456">
                <text:p>320628456</text:p>
              </table:table-cell>
              <table:table-cell office:value-type="float" office:value="294712872">
                <text:p>29471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9038728">
                <text:p>349038728</text:p>
              </table:table-cell>
              <table:table-cell office:value-type="float" office:value="308991704">
                <text:p>30899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2223656">
                <text:p>372223656</text:p>
              </table:table-cell>
              <table:table-cell office:value-type="float" office:value="338202056">
                <text:p>33820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9621784">
                <text:p>399621784</text:p>
              </table:table-cell>
              <table:table-cell office:value-type="float" office:value="356491848">
                <text:p>35649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7318408">
                <text:p>417318408</text:p>
              </table:table-cell>
              <table:table-cell office:value-type="float" office:value="365943496">
                <text:p>365943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8667272">
                <text:p>438667272</text:p>
              </table:table-cell>
              <table:table-cell office:value-type="float" office:value="383902600">
                <text:p>383902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8977384">
                <text:p>448977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7463640">
                <text:p>457463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6713656">
                <text:p>476713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774840">
                <text:p>197774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